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22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0.799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1.826cm"/>
    </style:style>
    <style:style style:name="co7" style:family="table-column">
      <style:table-column-properties fo:break-before="auto" style:column-width="1.263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1.757cm"/>
    </style:style>
    <style:style style:name="co10" style:family="table-column">
      <style:table-column-properties fo:break-before="auto" style:column-width="2.304cm"/>
    </style:style>
    <style:style style:name="co11" style:family="table-column">
      <style:table-column-properties fo:break-before="auto" style:column-width="2.372cm"/>
    </style:style>
    <style:style style:name="co12" style:family="table-column">
      <style:table-column-properties fo:break-before="auto" style:column-width="2.439cm"/>
    </style:style>
    <style:style style:name="co13" style:family="table-column">
      <style:table-column-properties fo:break-before="auto" style:column-width="2.85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87cm"/>
    </style:style>
    <style:style style:name="co16" style:family="table-column">
      <style:table-column-properties fo:break-before="auto" style:column-width="1.776cm"/>
    </style:style>
    <style:style style:name="co17" style:family="table-column">
      <style:table-column-properties fo:break-before="auto" style:column-width="1.221cm"/>
    </style:style>
    <style:style style:name="co18" style:family="table-column">
      <style:table-column-properties fo:break-before="auto" style:column-width="1.984cm"/>
    </style:style>
    <style:style style:name="co19" style:family="table-column">
      <style:table-column-properties fo:break-before="auto" style:column-width="1.771cm"/>
    </style:style>
    <style:style style:name="co20" style:family="table-column">
      <style:table-column-properties fo:break-before="auto" style:column-width="1.803cm"/>
    </style:style>
    <style:style style:name="co21" style:family="table-column">
      <style:table-column-properties fo:break-before="auto" style:column-width="1.833cm"/>
    </style:style>
    <style:style style:name="co22" style:family="table-column">
      <style:table-column-properties fo:break-before="auto" style:column-width="1.378cm"/>
    </style:style>
    <style:style style:name="co23" style:family="table-column">
      <style:table-column-properties fo:break-before="auto" style:column-width="1.619cm"/>
    </style:style>
    <style:style style:name="co24" style:family="table-column">
      <style:table-column-properties fo:break-before="auto" style:column-width="1.529cm"/>
    </style:style>
    <style:style style:name="co25" style:family="table-column">
      <style:table-column-properties fo:break-before="auto" style:column-width="2.71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.834cm"/>
    </style:style>
    <style:style style:name="co28" style:family="table-column">
      <style:table-column-properties fo:break-before="auto" style:column-width="1.589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104cm"/>
    </style:style>
    <style:style style:name="co31" style:family="table-column">
      <style:table-column-properties fo:break-before="auto" style:column-width="1.651cm"/>
    </style:style>
    <style:style style:name="co32" style:family="table-column">
      <style:table-column-properties fo:break-before="auto" style:column-width="2.401cm"/>
    </style:style>
    <style:style style:name="co33" style:family="table-column">
      <style:table-column-properties fo:break-before="auto" style:column-width="1.639cm"/>
    </style:style>
    <style:style style:name="co34" style:family="table-column">
      <style:table-column-properties fo:break-before="auto" style:column-width="2.014cm"/>
    </style:style>
    <style:style style:name="co35" style:family="table-column">
      <style:table-column-properties fo:break-before="auto" style:column-width="2.106cm"/>
    </style:style>
    <style:style style:name="co36" style:family="table-column">
      <style:table-column-properties fo:break-before="auto" style:column-width="1.711cm"/>
    </style:style>
    <style:style style:name="co37" style:family="table-column">
      <style:table-column-properties fo:break-before="auto" style:column-width="1.483cm"/>
    </style:style>
    <style:style style:name="co38" style:family="table-column">
      <style:table-column-properties fo:break-before="auto" style:column-width="1.88cm"/>
    </style:style>
    <style:style style:name="co39" style:family="table-column">
      <style:table-column-properties fo:break-before="auto" style:column-width="3.341cm"/>
    </style:style>
    <style:style style:name="co40" style:family="table-column">
      <style:table-column-properties fo:break-before="auto" style:column-width="1.487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6.214cm"/>
    </style:style>
    <style:style style:name="co43" style:family="table-column">
      <style:table-column-properties fo:break-before="auto" style:column-width="14.854cm"/>
    </style:style>
    <style:style style:name="co44" style:family="table-column">
      <style:table-column-properties fo:break-before="auto" style:column-width="1.335cm"/>
    </style:style>
    <style:style style:name="co45" style:family="table-column">
      <style:table-column-properties fo:break-before="auto" style:column-width="1.905cm"/>
    </style:style>
    <style:style style:name="co46" style:family="table-column">
      <style:table-column-properties fo:break-before="auto" style:column-width="2.946cm"/>
    </style:style>
    <style:style style:name="co47" style:family="table-column">
      <style:table-column-properties fo:break-before="auto" style:column-width="5.025cm"/>
    </style:style>
    <style:style style:name="ro1" style:family="table-row">
      <style:table-row-properties style:row-height="0.561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text-align-source="fix" style:repeat-content="false" fo:background-color="transparent" style:vertical-align="top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start" fo:margin-left="0cm"/>
      <style:text-properties fo:color="#000000"/>
    </style:style>
    <style:style style:name="ce3" style:family="table-cell" style:parent-style-name="Default">
      <style:table-cell-properties style:cell-protect="protected" style:print-content="true" fo:background-color="transparent"/>
      <style:text-properties fo:color="#000000"/>
    </style:style>
    <style:style style:name="ce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fo:color="#000000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fo:color="#000000"/>
    </style:style>
    <style:style style:name="ce7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cell-protect="none" style:print-content="true" fo:background-color="transparent"/>
      <style:text-properties fo:color="#000000"/>
    </style:style>
    <style:style style:name="ce9" style:family="table-cell" style:parent-style-name="Default" style:data-style-name="N84">
      <style:table-cell-properties style:cell-protect="protected" style:print-content="true" style:text-align-source="fix" style:repeat-content="false" fo:background-color="transparent" fo:wrap-option="wrap"/>
      <style:paragraph-properties fo:text-align="start" fo:margin-left="0cm"/>
      <style:text-properties fo:color="#000000"/>
    </style:style>
    <style:style style:name="ce10" style:family="table-cell" style:parent-style-name="Default" style:data-style-name="N41">
      <style:table-cell-properties style:cell-protect="none" style:print-content="true" style:text-align-source="fix" style:repeat-content="false" fo:background-color="transparent" fo:wrap-option="wrap"/>
      <style:paragraph-properties fo:text-align="start" fo:margin-left="0cm"/>
      <style:text-properties fo:color="#000000"/>
    </style:style>
    <style:style style:name="ce11" style:family="table-cell" style:parent-style-name="Default" style:data-style-name="N41">
      <style:table-cell-properties style:cell-protect="none" style:print-content="true" style:text-align-source="fix" style:repeat-content="false" fo:background-color="transparent"/>
      <style:paragraph-properties fo:text-align="start" fo:margin-left="0cm"/>
      <style:text-properties fo:color="#000000"/>
    </style:style>
    <style:style style:name="ce12" style:family="table-cell" style:parent-style-name="Default" style:data-style-name="N41">
      <style:table-cell-properties style:cell-protect="protected" style:print-content="true" style:text-align-source="fix" style:repeat-content="false" fo:background-color="transparent" fo:wrap-option="wrap"/>
      <style:paragraph-properties fo:text-align="start" fo:margin-left="0cm"/>
      <style:text-properties fo:color="#000000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top"/>
      <style:paragraph-properties fo:text-align="start" fo:margin-left="0cm"/>
      <style:text-properties fo:color="#000000"/>
    </style:style>
    <style:style style:name="ce14" style:family="table-cell" style:parent-style-name="Default" style:data-style-name="N155">
      <style:table-cell-properties style:cell-protect="none" style:print-content="true" style:text-align-source="fix" style:repeat-content="false" fo:background-color="transparent"/>
      <style:paragraph-properties fo:text-align="start" fo:margin-left="0cm"/>
      <style:text-properties fo:color="#000000"/>
    </style:style>
    <style:style style:name="ce15" style:family="table-cell" style:parent-style-name="Default" style:data-style-name="N10">
      <style:table-cell-properties style:cell-protect="none" style:print-content="true" style:text-align-source="fix" style:repeat-content="false" fo:background-color="transparent"/>
      <style:paragraph-properties fo:text-align="start" fo:margin-left="0cm"/>
      <style:text-properties fo:color="#000000"/>
    </style:style>
    <style:style style:name="ce16" style:family="table-cell" style:parent-style-name="Default" style:data-style-name="N100">
      <style:table-cell-properties style:cell-protect="none" style:print-content="true" style:text-align-source="fix" style:repeat-content="false" fo:background-color="transparent"/>
      <style:paragraph-properties fo:text-align="start" fo:margin-left="0cm"/>
      <style:text-properties fo:color="#000000"/>
    </style:style>
    <style:style style:name="ce17" style:family="table-cell" style:parent-style-name="Default" style:data-style-name="N100">
      <style:table-cell-properties style:cell-protect="none" style:print-content="true" style:text-align-source="value-type" style:repeat-content="false" fo:background-color="transparent"/>
      <style:paragraph-properties fo:margin-left="0cm"/>
      <style:text-properties fo:color="#000000"/>
    </style:style>
    <style:style style:name="ce18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/>
      <style:paragraph-properties fo:text-align="start" fo:margin-left="0cm"/>
      <style:text-properties fo:color="#000000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/>
      <style:paragraph-properties fo:text-align="start" fo:margin-left="0cm"/>
      <style:text-properties fo:color="#000000"/>
    </style:style>
    <style:style style:name="ce20" style:family="table-cell" style:parent-style-name="Default">
      <style:table-cell-properties style:cell-protect="protected" style:print-content="true" style:text-align-source="fix" style:repeat-content="false" fo:background-color="transparent" fo:wrap-option="wrap"/>
      <style:paragraph-properties fo:text-align="start" fo:margin-left="0cm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/>
    </style:style>
    <style:style style:name="ce23" style:family="table-cell" style:parent-style-name="Default">
      <style:table-cell-properties fo:background-color="transparent"/>
      <style:text-properties fo:color="#000000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vertical-align="top"/>
      <style:paragraph-properties fo:margin-left="0cm"/>
      <style:text-properties fo:color="#000000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cell-protect="protected" style:print-content="true" fo:background-color="transparent"/>
      <style:text-properties fo:color="#000000" style:font-name="Arial" style:font-name-asian="Droid Sans Fallback" style:font-name-complex="DejaVu Sans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fo:color="#000000" fo:font-size="9pt" style:font-size-asian="9pt" style:font-size-complex="9pt"/>
    </style:style>
  </office:automatic-styles>
  <office:body>
    <office:spreadsheet>
      <table:calculation-settings table:case-sensitive="false"/>
      <table:label-ranges>
        <table:label-range table:label-cell-range-address="collections.A1:collections.Q1" table:data-cell-range-address="collections.A2:collections.Q1048576" table:orientation="column"/>
        <table:label-range table:label-cell-range-address="nestc_mf.A1:nestc_mf.K1" table:data-cell-range-address="nestc_mf.A2:nestc_mf.K1048576" table:orientation="column"/>
        <table:label-range table:label-cell-range-address="nestc_mi.A1:nestc_mi.M1" table:data-cell-range-address="nestc_mi.A2:nestc_mi.M1048561" table:orientation="column"/>
        <table:label-range table:label-cell-range-address="nestc_auto.A1:nestc_auto.K1" table:data-cell-range-address="nestc_auto.A2:nestc_auto.K1048576" table:orientation="column"/>
        <table:label-range table:label-cell-range-address="images.A1:images.F1" table:data-cell-range-address="images.A2:images.F1048576" table:orientation="column"/>
      </table:label-ranges>
      <table:table table:name="collections" table:style-name="ta1" table:print="false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7"/>
        <table:table-column table:style-name="co5" table:default-cell-style-name="ce2"/>
        <table:table-column table:style-name="co6" table:default-cell-style-name="ce7"/>
        <table:table-column table:style-name="co7" table:default-cell-style-name="ce2"/>
        <table:table-column table:style-name="co5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8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2"/>
        <table:table-column table:style-name="co14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4" table:default-cell-style-name="ce3"/>
        <table:table-column table:style-name="co14" table:number-columns-repeated="1000" table:default-cell-style-name="ce8"/>
        <table:table-row table:style-name="ro1">
          <table:table-cell table:style-name="ce1" office:value-type="string" calcext:value-type="string">
            <text:p>collec_recid</text:p>
          </table:table-cell>
          <table:table-cell table:style-name="ce1" office:value-type="string" calcext:value-type="string">
            <text:p>collec_ref</text:p>
          </table:table-cell>
          <table:table-cell table:style-name="ce4" office:value-type="string" calcext:value-type="string">
            <text:p>site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month</text:p>
          </table:table-cell>
          <table:table-cell table:style-name="ce6" office:value-type="string" calcext:value-type="string">
            <text:p>day</text:p>
          </table:table-cell>
          <table:table-cell table:style-name="ce4" office:value-type="string" calcext:value-type="string">
            <text:p>date_iso</text:p>
          </table:table-cell>
          <table:table-cell table:style-name="ce6" office:value-type="string" calcext:value-type="string">
            <text:p>time_iso</text:p>
          </table:table-cell>
          <table:table-cell table:style-name="ce4" office:value-type="string" calcext:value-type="string">
            <text:p>day_c</text:p>
          </table:table-cell>
          <table:table-cell table:style-name="ce4" office:value-type="string" calcext:value-type="string">
            <text:p>site_id</text:p>
          </table:table-cell>
          <table:table-cell table:style-name="ce13" office:value-type="string" calcext:value-type="string">
            <text:p>temperature</text:p>
          </table:table-cell>
          <table:table-cell table:style-name="ce13" office:value-type="string" calcext:value-type="string">
            <text:p>humidity</text:p>
          </table:table-cell>
          <table:table-cell table:style-name="ce13" office:value-type="string" calcext:value-type="string">
            <text:p>wind-speed</text:p>
          </table:table-cell>
          <table:table-cell table:style-name="ce13" office:value-type="string" calcext:value-type="string">
            <text:p>cloud-cover</text:p>
          </table:table-cell>
          <table:table-cell table:style-name="ce13" office:value-type="string" calcext:value-type="string">
            <text:p>filght-activity</text:p>
          </table:table-cell>
          <table:table-cell table:style-name="ce13" office:value-type="string" calcext:value-type="string">
            <text:p>nest-activity</text:p>
          </table:table-cell>
          <table:table-cell table:style-name="ce13" office:value-type="string" calcext:value-type="string">
            <text:p>notes</text:p>
          </table:table-cell>
          <table:table-cell table:style-name="ce8"/>
          <table:table-cell table:style-name="ce3" table:number-columns-repeated="4"/>
          <table:table-cell table:style-name="ce4"/>
          <table:table-cell table:number-columns-repeated="1001"/>
        </table:table-row>
        <table:table-row table:style-name="ro2">
          <table:table-cell table:style-name="ce2" table:formula="of:=IF([.$C$2]&lt;&gt;0;1)" office:value-type="float" office:value="1" calcext:value-type="float">
            <text:p>1</text:p>
          </table:table-cell>
          <table:table-cell table:formula="of:=IF([.$C$2]&lt;&gt;0;1)" office:value-type="float" office:value="1" calcext:value-type="float">
            <text:p>1</text:p>
          </table:table-cell>
          <table:table-cell table:style-name="ce5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9" table:formula="of:=IF(AND([.$D2]&lt;&gt;0;[.$E2]&lt;&gt;0;[.$F2]&lt;&gt;0);DATE([.$D2];[.$E2];[.$F2]);&quot; &quot;)" office:value-type="date" office:date-value="2013-11-18" calcext:value-type="date">
            <text:p>2013-11-18</text:p>
          </table:table-cell>
          <table:table-cell table:style-name="ce10" office:value-type="time" office:time-value="PT09H30M00S" calcext:value-type="time">
            <text:p>09:30:00</text:p>
          </table:table-cell>
          <table:table-cell table:formula="of:=IF(AND([.C$2]&lt;&gt;0;[.D$2]&lt;&gt;0;[.E$2]&lt;&gt;0;[.F$2]&lt;&gt;0);1;&quot; &quot;)" office:value-type="float" office:value="1" calcext:value-type="float">
            <text:p>1</text:p>
          </table:table-cell>
          <table:table-cell table:style-name="ce12" table:formula="of:=IF(AND([.C2]&lt;&gt;0;[.D2]&lt;&gt;0;[.E2]&lt;&gt;0;[.F2]&lt;&gt;0);CONCATENATE([.$C2];[.$D2];[.$I2]);&quot; &quot;)" office:value-type="string" office:string-value="T1131" calcext:value-type="string">
            <text:p>T1131</text:p>
          </table:table-cell>
          <table:table-cell table:style-name="ce14" office:value-type="float" office:value="24" calcext:value-type="float">
            <text:p>24.0</text:p>
          </table:table-cell>
          <table:table-cell table:style-name="ce15" office:value-type="percentage" office:value="0.607" calcext:value-type="percentage">
            <text:p>61%</text:p>
          </table:table-cell>
          <table:table-cell table:style-name="ce14" office:value-type="float" office:value="0.4" calcext:value-type="float">
            <text:p>0.4</text:p>
          </table:table-cell>
          <table:table-cell table:style-name="ce15" office:value-type="percentage" office:value="0.2" calcext:value-type="percentage">
            <text:p>20%</text:p>
          </table:table-cell>
          <table:table-cell table:number-columns-repeated="2" table:style-name="ce16" office:value-type="string" calcext:value-type="string">
            <text:p>M</text:p>
          </table:table-cell>
          <table:table-cell/>
          <table:table-cell table:style-name="ce8"/>
          <table:table-cell table:style-name="ce3" table:number-columns-repeated="4"/>
          <table:table-cell table:style-name="ce20"/>
          <table:table-cell table:number-columns-repeated="1001"/>
        </table:table-row>
        <table:table-row table:style-name="ro2">
          <table:table-cell table:style-name="ce2" table:formula="of:=IF([.$C$2]&lt;&gt;0;[.$A2]+1;&quot; &quot;)" office:value-type="float" office:value="2" calcext:value-type="float">
            <text:p>2</text:p>
          </table:table-cell>
          <table:table-cell table:formula="of:=IF([.$C2]=[.$C3];[.B2]+1;1)" office:value-type="float" office:value="2" calcext:value-type="float">
            <text:p>2</text:p>
          </table:table-cell>
          <table:table-cell table:style-name="ce5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9" table:formula="of:=IF(AND([.$D3]&lt;&gt;0;[.$E3]&lt;&gt;0;[.$F3]&lt;&gt;0);DATE([.$D3];[.$E3];[.$F3]);&quot; &quot;)" office:value-type="date" office:date-value="2013-11-19" calcext:value-type="date">
            <text:p>2013-11-19</text:p>
          </table:table-cell>
          <table:table-cell table:style-name="ce10" office:value-type="time" office:time-value="PT11H00M00S" calcext:value-type="time">
            <text:p>11:00:00</text:p>
          </table:table-cell>
          <table:table-cell table:formula="of:=IF(AND([.$C3]=[.$C2]);[.$I2]+1;1)" office:value-type="float" office:value="2" calcext:value-type="float">
            <text:p>2</text:p>
          </table:table-cell>
          <table:table-cell table:style-name="ce12" table:formula="of:=IF(AND([.C3]&lt;&gt;0;[.D3]&lt;&gt;0;[.E3]&lt;&gt;0;[.F3]&lt;&gt;0);CONCATENATE([.$C3];[.$D3];[.$I3]);&quot; &quot;)" office:value-type="string" office:string-value="T1132" calcext:value-type="string">
            <text:p>T1132</text:p>
          </table:table-cell>
          <table:table-cell table:style-name="ce14" office:value-type="float" office:value="28" calcext:value-type="float">
            <text:p>28.0</text:p>
          </table:table-cell>
          <table:table-cell table:style-name="ce15" office:value-type="percentage" office:value="0.456" calcext:value-type="percentage">
            <text:p>46%</text:p>
          </table:table-cell>
          <table:table-cell table:style-name="ce14" office:value-type="float" office:value="0.5" calcext:value-type="float">
            <text:p>0.5</text:p>
          </table:table-cell>
          <table:table-cell table:style-name="ce15" office:value-type="percentage" office:value="0.7" calcext:value-type="percentage">
            <text:p>70%</text:p>
          </table:table-cell>
          <table:table-cell table:number-columns-repeated="2" table:style-name="ce16" office:value-type="string" calcext:value-type="string">
            <text:p>M</text:p>
          </table:table-cell>
          <table:table-cell/>
          <table:table-cell table:style-name="ce8"/>
          <table:table-cell table:style-name="ce3" table:number-columns-repeated="4"/>
          <table:table-cell table:style-name="ce20"/>
          <table:table-cell table:number-columns-repeated="1001"/>
        </table:table-row>
        <table:table-row table:style-name="ro2">
          <table:table-cell table:style-name="ce2" table:formula="of:=IF([.$C$2]&lt;&gt;0;[.$A3]+1;&quot; &quot;)" office:value-type="float" office:value="3" calcext:value-type="float">
            <text:p>3</text:p>
          </table:table-cell>
          <table:table-cell table:formula="of:=IF([.$C3]=[.$C4];[.B3]+1;1)" office:value-type="float" office:value="3" calcext:value-type="float">
            <text:p>3</text:p>
          </table:table-cell>
          <table:table-cell table:style-name="ce5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9" table:formula="of:=IF(AND([.$D4]&lt;&gt;0;[.$E4]&lt;&gt;0;[.$F4]&lt;&gt;0);DATE([.$D4];[.$E4];[.$F4]);&quot; &quot;)" office:value-type="date" office:date-value="2013-11-21" calcext:value-type="date">
            <text:p>2013-11-21</text:p>
          </table:table-cell>
          <table:table-cell table:style-name="ce10" office:value-type="time" office:time-value="PT10H30M00S" calcext:value-type="time">
            <text:p>10:30:00</text:p>
          </table:table-cell>
          <table:table-cell table:formula="of:=IF(AND([.$C4]=[.$C3]);[.$I3]+1;1)" office:value-type="float" office:value="3" calcext:value-type="float">
            <text:p>3</text:p>
          </table:table-cell>
          <table:table-cell table:style-name="ce12" table:formula="of:=IF(AND([.C4]&lt;&gt;0;[.D4]&lt;&gt;0;[.E4]&lt;&gt;0;[.F4]&lt;&gt;0);CONCATENATE([.$C4];[.$D4];[.$I4]);&quot; &quot;)" office:value-type="string" office:string-value="T1133" calcext:value-type="string">
            <text:p>T1133</text:p>
          </table:table-cell>
          <table:table-cell table:style-name="ce14" office:value-type="float" office:value="20.4" calcext:value-type="float">
            <text:p>20.4</text:p>
          </table:table-cell>
          <table:table-cell table:style-name="ce15" office:value-type="percentage" office:value="0.67" calcext:value-type="percentage">
            <text:p>67%</text:p>
          </table:table-cell>
          <table:table-cell table:style-name="ce14" office:value-type="float" office:value="0.5" calcext:value-type="float">
            <text:p>0.5</text:p>
          </table:table-cell>
          <table:table-cell table:style-name="ce15" office:value-type="percentage" office:value="1" calcext:value-type="percentage">
            <text:p>100%</text:p>
          </table:table-cell>
          <table:table-cell table:number-columns-repeated="2" table:style-name="ce16" office:value-type="string" calcext:value-type="string">
            <text:p>L</text:p>
          </table:table-cell>
          <table:table-cell/>
          <table:table-cell table:style-name="ce8"/>
          <table:table-cell table:style-name="ce3" table:number-columns-repeated="4"/>
          <table:table-cell table:style-name="ce20"/>
          <table:table-cell table:number-columns-repeated="1001"/>
        </table:table-row>
        <table:table-row table:style-name="ro2">
          <table:table-cell table:style-name="ce2" table:formula="of:=IF([.$C$2]&lt;&gt;0;[.$A4]+1;&quot; &quot;)" office:value-type="float" office:value="4" calcext:value-type="float">
            <text:p>4</text:p>
          </table:table-cell>
          <table:table-cell table:formula="of:=IF([.$C4]=[.$C5];[.B4]+1;1)" office:value-type="float" office:value="4" calcext:value-type="float">
            <text:p>4</text:p>
          </table:table-cell>
          <table:table-cell table:style-name="ce5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9" table:formula="of:=IF(AND([.$D5]&lt;&gt;0;[.$E5]&lt;&gt;0;[.$F5]&lt;&gt;0);DATE([.$D5];[.$E5];[.$F5]);&quot; &quot;)" office:value-type="date" office:date-value="2013-11-22" calcext:value-type="date">
            <text:p>2013-11-22</text:p>
          </table:table-cell>
          <table:table-cell table:style-name="ce10" office:value-type="time" office:time-value="PT10H30M00S" calcext:value-type="time">
            <text:p>10:30:00</text:p>
          </table:table-cell>
          <table:table-cell table:formula="of:=IF(AND([.$C5]=[.$C4]);[.$I4]+1;1)" office:value-type="float" office:value="4" calcext:value-type="float">
            <text:p>4</text:p>
          </table:table-cell>
          <table:table-cell table:style-name="ce12" table:formula="of:=IF(AND([.C5]&lt;&gt;0;[.D5]&lt;&gt;0;[.E5]&lt;&gt;0;[.F5]&lt;&gt;0);CONCATENATE([.$C5];[.$D5];[.$I5]);&quot; &quot;)" office:value-type="string" office:string-value="T1134" calcext:value-type="string">
            <text:p>T1134</text:p>
          </table:table-cell>
          <table:table-cell table:style-name="ce14" office:value-type="float" office:value="20" calcext:value-type="float">
            <text:p>20.0</text:p>
          </table:table-cell>
          <table:table-cell table:style-name="ce15" office:value-type="percentage" office:value="0.61" calcext:value-type="percentage">
            <text:p>61%</text:p>
          </table:table-cell>
          <table:table-cell table:style-name="ce14" office:value-type="float" office:value="0.5" calcext:value-type="float">
            <text:p>0.5</text:p>
          </table:table-cell>
          <table:table-cell table:style-name="ce15" office:value-type="percentage" office:value="0.8" calcext:value-type="percentage">
            <text:p>80%</text:p>
          </table:table-cell>
          <table:table-cell table:style-name="ce16" table:number-columns-repeated="2"/>
          <table:table-cell/>
          <table:table-cell table:style-name="ce8"/>
          <table:table-cell table:style-name="ce3" table:number-columns-repeated="4"/>
          <table:table-cell table:style-name="ce20"/>
          <table:table-cell table:number-columns-repeated="1001"/>
        </table:table-row>
        <table:table-row table:style-name="ro2">
          <table:table-cell table:style-name="ce2" table:formula="of:=IF([.$C$2]&lt;&gt;0;[.$A5]+1;&quot; &quot;)" office:value-type="float" office:value="5" calcext:value-type="float">
            <text:p>5</text:p>
          </table:table-cell>
          <table:table-cell table:formula="of:=IF([.$C5]=[.$C6];[.B5]+1;1)" office:value-type="float" office:value="5" calcext:value-type="float">
            <text:p>5</text:p>
          </table:table-cell>
          <table:table-cell table:style-name="ce5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9" table:formula="of:=IF(AND([.$D6]&lt;&gt;0;[.$E6]&lt;&gt;0;[.$F6]&lt;&gt;0);DATE([.$D6];[.$E6];[.$F6]);&quot; &quot;)" office:value-type="date" office:date-value="2013-11-23" calcext:value-type="date">
            <text:p>2013-11-23</text:p>
          </table:table-cell>
          <table:table-cell table:style-name="ce10" office:value-type="time" office:time-value="PT09H00M00S" calcext:value-type="time">
            <text:p>09:00:00</text:p>
          </table:table-cell>
          <table:table-cell table:formula="of:=IF(AND([.$C6]=[.$C5]);[.$I5]+1;1)" office:value-type="float" office:value="5" calcext:value-type="float">
            <text:p>5</text:p>
          </table:table-cell>
          <table:table-cell table:style-name="ce12" table:formula="of:=IF(AND([.C6]&lt;&gt;0;[.D6]&lt;&gt;0;[.E6]&lt;&gt;0;[.F6]&lt;&gt;0);CONCATENATE([.$C6];[.$D6];[.$I6]);&quot; &quot;)" office:value-type="string" office:string-value="T1135" calcext:value-type="string">
            <text:p>T1135</text:p>
          </table:table-cell>
          <table:table-cell table:style-name="ce14" office:value-type="float" office:value="20.2" calcext:value-type="float">
            <text:p>20.2</text:p>
          </table:table-cell>
          <table:table-cell table:style-name="ce15" office:value-type="percentage" office:value="0.69" calcext:value-type="percentage">
            <text:p>69%</text:p>
          </table:table-cell>
          <table:table-cell table:style-name="ce14" office:value-type="float" office:value="0.4" calcext:value-type="float">
            <text:p>0.4</text:p>
          </table:table-cell>
          <table:table-cell table:style-name="ce15" office:value-type="percentage" office:value="0.5" calcext:value-type="percentage">
            <text:p>50%</text:p>
          </table:table-cell>
          <table:table-cell table:style-name="ce16" table:number-columns-repeated="2"/>
          <table:table-cell/>
          <table:table-cell table:style-name="ce8"/>
          <table:table-cell table:style-name="ce3" table:number-columns-repeated="4"/>
          <table:table-cell table:style-name="ce20"/>
          <table:table-cell table:number-columns-repeated="1001"/>
        </table:table-row>
        <table:table-row table:style-name="ro2">
          <table:table-cell table:style-name="ce2" table:formula="of:=IF([.$C$2]&lt;&gt;0;[.$A6]+1;&quot; &quot;)" office:value-type="float" office:value="6" calcext:value-type="float">
            <text:p>6</text:p>
          </table:table-cell>
          <table:table-cell table:formula="of:=IF([.$C6]=[.$C7];[.B6]+1;1)" office:value-type="float" office:value="6" calcext:value-type="float">
            <text:p>6</text:p>
          </table:table-cell>
          <table:table-cell table:style-name="ce5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9" table:formula="of:=IF(AND([.$D7]&lt;&gt;0;[.$E7]&lt;&gt;0;[.$F7]&lt;&gt;0);DATE([.$D7];[.$E7];[.$F7]);&quot; &quot;)" office:value-type="date" office:date-value="2013-11-24" calcext:value-type="date">
            <text:p>2013-11-24</text:p>
          </table:table-cell>
          <table:table-cell table:style-name="ce10" office:value-type="time" office:time-value="PT09H50M00S" calcext:value-type="time">
            <text:p>09:50:00</text:p>
          </table:table-cell>
          <table:table-cell table:formula="of:=IF(AND([.$C7]=[.$C6]);[.$I6]+1;1)" office:value-type="float" office:value="6" calcext:value-type="float">
            <text:p>6</text:p>
          </table:table-cell>
          <table:table-cell table:style-name="ce12" table:formula="of:=IF(AND([.C7]&lt;&gt;0;[.D7]&lt;&gt;0;[.E7]&lt;&gt;0;[.F7]&lt;&gt;0);CONCATENATE([.$C7];[.$D7];[.$I7]);&quot; &quot;)" office:value-type="string" office:string-value="T1136" calcext:value-type="string">
            <text:p>T1136</text:p>
          </table:table-cell>
          <table:table-cell table:style-name="ce14" office:value-type="float" office:value="21" calcext:value-type="float">
            <text:p>21.0</text:p>
          </table:table-cell>
          <table:table-cell table:style-name="ce15" office:value-type="percentage" office:value="0.68" calcext:value-type="percentage">
            <text:p>68%</text:p>
          </table:table-cell>
          <table:table-cell table:style-name="ce14" office:value-type="float" office:value="0.4" calcext:value-type="float">
            <text:p>0.4</text:p>
          </table:table-cell>
          <table:table-cell table:style-name="ce15"/>
          <table:table-cell table:number-columns-repeated="2" table:style-name="ce16" office:value-type="string" calcext:value-type="string">
            <text:p>H</text:p>
          </table:table-cell>
          <table:table-cell/>
          <table:table-cell table:style-name="ce8"/>
          <table:table-cell table:style-name="ce3" table:number-columns-repeated="4"/>
          <table:table-cell table:style-name="ce20"/>
          <table:table-cell table:number-columns-repeated="1001"/>
        </table:table-row>
        <table:table-row table:style-name="ro2">
          <table:table-cell table:style-name="ce2" table:formula="of:=IF([.$C$2]&lt;&gt;0;[.$A7]+1;&quot; &quot;)" office:value-type="float" office:value="7" calcext:value-type="float">
            <text:p>7</text:p>
          </table:table-cell>
          <table:table-cell table:formula="of:=IF([.$C7]=[.$C8];[.B7]+1;1)" office:value-type="float" office:value="7" calcext:value-type="float">
            <text:p>7</text:p>
          </table:table-cell>
          <table:table-cell table:style-name="ce5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9" table:formula="of:=IF(AND([.$D8]&lt;&gt;0;[.$E8]&lt;&gt;0;[.$F8]&lt;&gt;0);DATE([.$D8];[.$E8];[.$F8]);&quot; &quot;)" office:value-type="date" office:date-value="2013-11-25" calcext:value-type="date">
            <text:p>2013-11-25</text:p>
          </table:table-cell>
          <table:table-cell table:style-name="ce10" office:value-type="time" office:time-value="PT10H00M00S" calcext:value-type="time">
            <text:p>10:00:00</text:p>
          </table:table-cell>
          <table:table-cell table:formula="of:=IF(AND([.$C8]=[.$C7]);[.$I7]+1;1)" office:value-type="float" office:value="7" calcext:value-type="float">
            <text:p>7</text:p>
          </table:table-cell>
          <table:table-cell table:style-name="ce12" table:formula="of:=IF(AND([.C8]&lt;&gt;0;[.D8]&lt;&gt;0;[.E8]&lt;&gt;0;[.F8]&lt;&gt;0);CONCATENATE([.$C8];[.$D8];[.$I8]);&quot; &quot;)" office:value-type="string" office:string-value="T1137" calcext:value-type="string">
            <text:p>T1137</text:p>
          </table:table-cell>
          <table:table-cell table:style-name="ce14" office:value-type="float" office:value="23" calcext:value-type="float">
            <text:p>23.0</text:p>
          </table:table-cell>
          <table:table-cell table:style-name="ce15" office:value-type="percentage" office:value="0.53" calcext:value-type="percentage">
            <text:p>53%</text:p>
          </table:table-cell>
          <table:table-cell table:style-name="ce14" office:value-type="float" office:value="0.1" calcext:value-type="float">
            <text:p>0.1</text:p>
          </table:table-cell>
          <table:table-cell table:style-name="ce15" office:value-type="percentage" office:value="0.1" calcext:value-type="percentage">
            <text:p>10%</text:p>
          </table:table-cell>
          <table:table-cell table:number-columns-repeated="2" table:style-name="ce16" office:value-type="string" calcext:value-type="string">
            <text:p>H</text:p>
          </table:table-cell>
          <table:table-cell/>
          <table:table-cell table:style-name="ce8"/>
          <table:table-cell table:style-name="ce3" table:number-columns-repeated="4"/>
          <table:table-cell table:style-name="ce20"/>
          <table:table-cell table:number-columns-repeated="1001"/>
        </table:table-row>
        <table:table-row table:style-name="ro2">
          <table:table-cell table:style-name="ce2" table:formula="of:=IF([.$C$2]&lt;&gt;0;[.$A8]+1;&quot; &quot;)" office:value-type="float" office:value="8" calcext:value-type="float">
            <text:p>8</text:p>
          </table:table-cell>
          <table:table-cell table:formula="of:=IF([.$C8]=[.$C9];[.B8]+1;1)" office:value-type="float" office:value="8" calcext:value-type="float">
            <text:p>8</text:p>
          </table:table-cell>
          <table:table-cell table:style-name="ce5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style-name="ce9" table:formula="of:=IF(AND([.$D9]&lt;&gt;0;[.$E9]&lt;&gt;0;[.$F9]&lt;&gt;0);DATE([.$D9];[.$E9];[.$F9]);&quot; &quot;)" office:value-type="date" office:date-value="2013-11-26" calcext:value-type="date">
            <text:p>2013-11-26</text:p>
          </table:table-cell>
          <table:table-cell table:style-name="ce10" office:value-type="time" office:time-value="PT11H00M00S" calcext:value-type="time">
            <text:p>11:00:00</text:p>
          </table:table-cell>
          <table:table-cell table:formula="of:=IF(AND([.$C9]=[.$C8]);[.$I8]+1;1)" office:value-type="float" office:value="8" calcext:value-type="float">
            <text:p>8</text:p>
          </table:table-cell>
          <table:table-cell table:style-name="ce12" table:formula="of:=IF(AND([.C9]&lt;&gt;0;[.D9]&lt;&gt;0;[.E9]&lt;&gt;0;[.F9]&lt;&gt;0);CONCATENATE([.$C9];[.$D9];[.$I9]);&quot; &quot;)" office:value-type="string" office:string-value="T1138" calcext:value-type="string">
            <text:p>T1138</text:p>
          </table:table-cell>
          <table:table-cell table:style-name="ce14" office:value-type="float" office:value="27" calcext:value-type="float">
            <text:p>27.0</text:p>
          </table:table-cell>
          <table:table-cell table:style-name="ce15" office:value-type="percentage" office:value="0.55" calcext:value-type="percentage">
            <text:p>55%</text:p>
          </table:table-cell>
          <table:table-cell table:style-name="ce14" office:value-type="float" office:value="0.3" calcext:value-type="float">
            <text:p>0.3</text:p>
          </table:table-cell>
          <table:table-cell table:style-name="ce15" office:value-type="percentage" office:value="0.4" calcext:value-type="percentage">
            <text:p>40%</text:p>
          </table:table-cell>
          <table:table-cell table:number-columns-repeated="2" table:style-name="ce16" office:value-type="string" calcext:value-type="string">
            <text:p>H</text:p>
          </table:table-cell>
          <table:table-cell/>
          <table:table-cell table:style-name="ce8"/>
          <table:table-cell table:style-name="ce3" table:number-columns-repeated="4"/>
          <table:table-cell table:style-name="ce20"/>
          <table:table-cell table:number-columns-repeated="1001"/>
        </table:table-row>
        <table:table-row table:style-name="ro2">
          <table:table-cell table:style-name="ce2" table:formula="of:=IF([.$C$2]&lt;&gt;0;[.$A9]+1;&quot; &quot;)" office:value-type="float" office:value="9" calcext:value-type="float">
            <text:p>9</text:p>
          </table:table-cell>
          <table:table-cell table:formula="of:=IF([.$C9]=[.$C10];[.B9]+1;1)" office:value-type="float" office:value="9" calcext:value-type="float">
            <text:p>9</text:p>
          </table:table-cell>
          <table:table-cell table:style-name="ce5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9" table:formula="of:=IF(AND([.$D10]&lt;&gt;0;[.$E10]&lt;&gt;0;[.$F10]&lt;&gt;0);DATE([.$D10];[.$E10];[.$F10]);&quot; &quot;)" office:value-type="date" office:date-value="2013-11-28" calcext:value-type="date">
            <text:p>2013-11-28</text:p>
          </table:table-cell>
          <table:table-cell table:style-name="ce10" office:value-type="time" office:time-value="PT11H00M00S" calcext:value-type="time">
            <text:p>11:00:00</text:p>
          </table:table-cell>
          <table:table-cell table:formula="of:=IF(AND([.$C10]=[.$C9]);[.$I9]+1;1)" office:value-type="float" office:value="9" calcext:value-type="float">
            <text:p>9</text:p>
          </table:table-cell>
          <table:table-cell table:style-name="ce12" table:formula="of:=IF(AND([.C10]&lt;&gt;0;[.D10]&lt;&gt;0;[.E10]&lt;&gt;0;[.F10]&lt;&gt;0);CONCATENATE([.$C10];[.$D10];[.$I10]);&quot; &quot;)" office:value-type="string" office:string-value="T1139" calcext:value-type="string">
            <text:p>T1139</text:p>
          </table:table-cell>
          <table:table-cell table:style-name="ce14" office:value-type="float" office:value="26" calcext:value-type="float">
            <text:p>26.0</text:p>
          </table:table-cell>
          <table:table-cell table:style-name="ce15" office:value-type="percentage" office:value="0.51" calcext:value-type="percentage">
            <text:p>51%</text:p>
          </table:table-cell>
          <table:table-cell table:style-name="ce14" office:value-type="float" office:value="0" calcext:value-type="float">
            <text:p>0.0</text:p>
          </table:table-cell>
          <table:table-cell table:style-name="ce15" office:value-type="percentage" office:value="0.2" calcext:value-type="percentage">
            <text:p>20%</text:p>
          </table:table-cell>
          <table:table-cell table:number-columns-repeated="2" table:style-name="ce16" office:value-type="string" calcext:value-type="string">
            <text:p>M</text:p>
          </table:table-cell>
          <table:table-cell/>
          <table:table-cell table:style-name="ce8"/>
          <table:table-cell table:style-name="ce3" table:number-columns-repeated="4"/>
          <table:table-cell table:style-name="ce20"/>
          <table:table-cell table:number-columns-repeated="1001"/>
        </table:table-row>
        <table:table-row table:style-name="ro2">
          <table:table-cell table:style-name="ce2" table:formula="of:=IF([.$C$2]&lt;&gt;0;[.$A10]+1;&quot; &quot;)" office:value-type="float" office:value="10" calcext:value-type="float">
            <text:p>10</text:p>
          </table:table-cell>
          <table:table-cell table:formula="of:=IF([.$C10]=[.$C11];[.B10]+1;1)" office:value-type="float" office:value="10" calcext:value-type="float">
            <text:p>10</text:p>
          </table:table-cell>
          <table:table-cell table:style-name="ce5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9" table:formula="of:=IF(AND([.$D11]&lt;&gt;0;[.$E11]&lt;&gt;0;[.$F11]&lt;&gt;0);DATE([.$D11];[.$E11];[.$F11]);&quot; &quot;)" office:value-type="date" office:date-value="2013-11-29" calcext:value-type="date">
            <text:p>2013-11-29</text:p>
          </table:table-cell>
          <table:table-cell table:style-name="ce10" office:value-type="time" office:time-value="PT12H00M00S" calcext:value-type="time">
            <text:p>12:00:00</text:p>
          </table:table-cell>
          <table:table-cell table:formula="of:=IF(AND([.$C11]=[.$C10]);[.$I10]+1;1)" office:value-type="float" office:value="10" calcext:value-type="float">
            <text:p>10</text:p>
          </table:table-cell>
          <table:table-cell table:style-name="ce12" table:formula="of:=IF(AND([.C11]&lt;&gt;0;[.D11]&lt;&gt;0;[.E11]&lt;&gt;0;[.F11]&lt;&gt;0);CONCATENATE([.$C11];[.$D11];[.$I11]);&quot; &quot;)" office:value-type="string" office:string-value="T11310" calcext:value-type="string">
            <text:p>T11310</text:p>
          </table:table-cell>
          <table:table-cell table:style-name="ce14" office:value-type="float" office:value="26" calcext:value-type="float">
            <text:p>26.0</text:p>
          </table:table-cell>
          <table:table-cell table:style-name="ce15" office:value-type="percentage" office:value="0.52" calcext:value-type="percentage">
            <text:p>52%</text:p>
          </table:table-cell>
          <table:table-cell table:style-name="ce14" office:value-type="float" office:value="0.3" calcext:value-type="float">
            <text:p>0.3</text:p>
          </table:table-cell>
          <table:table-cell table:style-name="ce15" office:value-type="percentage" office:value="0.4" calcext:value-type="percentage">
            <text:p>40%</text:p>
          </table:table-cell>
          <table:table-cell table:number-columns-repeated="2" table:style-name="ce16" office:value-type="string" calcext:value-type="string">
            <text:p>H</text:p>
          </table:table-cell>
          <table:table-cell/>
          <table:table-cell table:style-name="ce8"/>
          <table:table-cell table:style-name="ce3" table:number-columns-repeated="4"/>
          <table:table-cell table:style-name="ce20"/>
          <table:table-cell table:number-columns-repeated="1001"/>
        </table:table-row>
        <table:table-row table:style-name="ro2">
          <table:table-cell table:style-name="ce2" table:formula="of:=IF([.$C$2]&lt;&gt;0;[.$A11]+1;&quot; &quot;)" office:value-type="float" office:value="11" calcext:value-type="float">
            <text:p>11</text:p>
          </table:table-cell>
          <table:table-cell table:formula="of:=IF([.$C11]=[.$C12];[.B11]+1;1)" office:value-type="float" office:value="1" calcext:value-type="float">
            <text:p>1</text:p>
          </table:table-cell>
          <table:table-cell table:style-name="ce5"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9" table:formula="of:=IF(AND([.$D12]&lt;&gt;0;[.$E12]&lt;&gt;0;[.$F12]&lt;&gt;0);DATE([.$D12];[.$E12];[.$F12]);&quot; &quot;)" office:value-type="date" office:date-value="2013-11-18" calcext:value-type="date">
            <text:p>2013-11-18</text:p>
          </table:table-cell>
          <table:table-cell table:style-name="ce11" office:value-type="time" office:time-value="PT11H00M00S" calcext:value-type="time">
            <text:p>11:00:00</text:p>
          </table:table-cell>
          <table:table-cell table:formula="of:=IF(AND([.$C12]=[.$C11]);[.$I11]+1;1)" office:value-type="float" office:value="1" calcext:value-type="float">
            <text:p>1</text:p>
          </table:table-cell>
          <table:table-cell table:style-name="ce12" table:formula="of:=IF(AND([.C12]&lt;&gt;0;[.D12]&lt;&gt;0;[.E12]&lt;&gt;0;[.F12]&lt;&gt;0);CONCATENATE([.$C12];[.$D12];[.$I12]);&quot; &quot;)" office:value-type="string" office:string-value="P2131" calcext:value-type="string">
            <text:p>P2131</text:p>
          </table:table-cell>
          <table:table-cell table:style-name="ce14" office:value-type="float" office:value="27" calcext:value-type="float">
            <text:p>27.0</text:p>
          </table:table-cell>
          <table:table-cell table:style-name="ce15" office:value-type="percentage" office:value="0.64" calcext:value-type="percentage">
            <text:p>64%</text:p>
          </table:table-cell>
          <table:table-cell table:style-name="ce14" office:value-type="float" office:value="0.1" calcext:value-type="float">
            <text:p>0.1</text:p>
          </table:table-cell>
          <table:table-cell table:style-name="ce15" office:value-type="percentage" office:value="0.2" calcext:value-type="percentage">
            <text:p>20%</text:p>
          </table:table-cell>
          <table:table-cell table:number-columns-repeated="2" table:style-name="ce16" office:value-type="string" calcext:value-type="string">
            <text:p>L</text:p>
          </table:table-cell>
          <table:table-cell table:style-name="ce16"/>
          <table:table-cell table:style-name="ce18"/>
          <table:table-cell table:style-name="ce19" table:number-columns-repeated="4"/>
          <table:table-cell table:style-name="ce3"/>
          <table:table-cell table:number-columns-repeated="1001"/>
        </table:table-row>
        <table:table-row table:style-name="ro2">
          <table:table-cell table:style-name="ce2" table:formula="of:=IF([.$C$2]&lt;&gt;0;[.$A12]+1;&quot; &quot;)" office:value-type="float" office:value="12" calcext:value-type="float">
            <text:p>12</text:p>
          </table:table-cell>
          <table:table-cell table:formula="of:=IF([.$C12]=[.$C13];[.B12]+1;1)" office:value-type="float" office:value="2" calcext:value-type="float">
            <text:p>2</text:p>
          </table:table-cell>
          <table:table-cell table:style-name="ce5"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9" table:formula="of:=IF(AND([.$D13]&lt;&gt;0;[.$E13]&lt;&gt;0;[.$F13]&lt;&gt;0);DATE([.$D13];[.$E13];[.$F13]);&quot; &quot;)" office:value-type="date" office:date-value="2013-11-19" calcext:value-type="date">
            <text:p>2013-11-19</text:p>
          </table:table-cell>
          <table:table-cell table:style-name="ce11" office:value-type="time" office:time-value="PT12H00M00S" calcext:value-type="time">
            <text:p>12:00:00</text:p>
          </table:table-cell>
          <table:table-cell table:formula="of:=IF(AND([.$C13]=[.$C12]);[.$I12]+1;1)" office:value-type="float" office:value="2" calcext:value-type="float">
            <text:p>2</text:p>
          </table:table-cell>
          <table:table-cell table:style-name="ce12" table:formula="of:=IF(AND([.C13]&lt;&gt;0;[.D13]&lt;&gt;0;[.E13]&lt;&gt;0;[.F13]&lt;&gt;0);CONCATENATE([.$C13];[.$D13];[.$I13]);&quot; &quot;)" office:value-type="string" office:string-value="P2132" calcext:value-type="string">
            <text:p>P2132</text:p>
          </table:table-cell>
          <table:table-cell table:style-name="ce14" office:value-type="float" office:value="27.3" calcext:value-type="float">
            <text:p>27.3</text:p>
          </table:table-cell>
          <table:table-cell table:style-name="ce15" office:value-type="percentage" office:value="0.506" calcext:value-type="percentage">
            <text:p>51%</text:p>
          </table:table-cell>
          <table:table-cell table:style-name="ce14" office:value-type="float" office:value="0.8" calcext:value-type="float">
            <text:p>0.8</text:p>
          </table:table-cell>
          <table:table-cell table:style-name="ce15" office:value-type="percentage" office:value="0.8" calcext:value-type="percentage">
            <text:p>80%</text:p>
          </table:table-cell>
          <table:table-cell table:number-columns-repeated="2" table:style-name="ce16" office:value-type="string" calcext:value-type="string">
            <text:p>M</text:p>
          </table:table-cell>
          <table:table-cell table:style-name="ce16"/>
          <table:table-cell table:number-columns-repeated="1007"/>
        </table:table-row>
        <table:table-row table:style-name="ro2">
          <table:table-cell table:style-name="ce2" table:formula="of:=IF([.$C$2]&lt;&gt;0;[.$A13]+1;&quot; &quot;)" office:value-type="float" office:value="13" calcext:value-type="float">
            <text:p>13</text:p>
          </table:table-cell>
          <table:table-cell table:formula="of:=IF([.$C13]=[.$C14];[.B13]+1;1)" office:value-type="float" office:value="3" calcext:value-type="float">
            <text:p>3</text:p>
          </table:table-cell>
          <table:table-cell table:style-name="ce5"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9" table:formula="of:=IF(AND([.$D14]&lt;&gt;0;[.$E14]&lt;&gt;0;[.$F14]&lt;&gt;0);DATE([.$D14];[.$E14];[.$F14]);&quot; &quot;)" office:value-type="date" office:date-value="2013-11-21" calcext:value-type="date">
            <text:p>2013-11-21</text:p>
          </table:table-cell>
          <table:table-cell table:style-name="ce11" office:value-type="time" office:time-value="PT11H00M00S" calcext:value-type="time">
            <text:p>11:00:00</text:p>
          </table:table-cell>
          <table:table-cell table:formula="of:=IF(AND([.$C14]=[.$C13]);[.$I13]+1;1)" office:value-type="float" office:value="3" calcext:value-type="float">
            <text:p>3</text:p>
          </table:table-cell>
          <table:table-cell table:style-name="ce12" table:formula="of:=IF(AND([.C14]&lt;&gt;0;[.D14]&lt;&gt;0;[.E14]&lt;&gt;0;[.F14]&lt;&gt;0);CONCATENATE([.$C14];[.$D14];[.$I14]);&quot; &quot;)" office:value-type="string" office:string-value="P2133" calcext:value-type="string">
            <text:p>P2133</text:p>
          </table:table-cell>
          <table:table-cell table:style-name="ce14" office:value-type="float" office:value="21.7" calcext:value-type="float">
            <text:p>21.7</text:p>
          </table:table-cell>
          <table:table-cell table:style-name="ce15" office:value-type="percentage" office:value="0.7" calcext:value-type="percentage">
            <text:p>70%</text:p>
          </table:table-cell>
          <table:table-cell table:style-name="ce14" office:value-type="float" office:value="0.4" calcext:value-type="float">
            <text:p>0.4</text:p>
          </table:table-cell>
          <table:table-cell table:style-name="ce15" office:value-type="percentage" office:value="0.8" calcext:value-type="percentage">
            <text:p>80%</text:p>
          </table:table-cell>
          <table:table-cell table:number-columns-repeated="2" table:style-name="ce16" office:value-type="string" calcext:value-type="string">
            <text:p>M</text:p>
          </table:table-cell>
          <table:table-cell table:style-name="ce16"/>
          <table:table-cell table:number-columns-repeated="1007"/>
        </table:table-row>
        <table:table-row table:style-name="ro2">
          <table:table-cell table:style-name="ce2" table:formula="of:=IF([.$C$2]&lt;&gt;0;[.$A14]+1;&quot; &quot;)" office:value-type="float" office:value="14" calcext:value-type="float">
            <text:p>14</text:p>
          </table:table-cell>
          <table:table-cell table:formula="of:=IF([.$C14]=[.$C15];[.B14]+1;1)" office:value-type="float" office:value="4" calcext:value-type="float">
            <text:p>4</text:p>
          </table:table-cell>
          <table:table-cell table:style-name="ce5"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9" table:formula="of:=IF(AND([.$D15]&lt;&gt;0;[.$E15]&lt;&gt;0;[.$F15]&lt;&gt;0);DATE([.$D15];[.$E15];[.$F15]);&quot; &quot;)" office:value-type="date" office:date-value="2013-11-22" calcext:value-type="date">
            <text:p>2013-11-22</text:p>
          </table:table-cell>
          <table:table-cell table:style-name="ce11" office:value-type="time" office:time-value="PT11H00M00S" calcext:value-type="time">
            <text:p>11:00:00</text:p>
          </table:table-cell>
          <table:table-cell table:formula="of:=IF(AND([.$C15]=[.$C14]);[.$I14]+1;1)" office:value-type="float" office:value="4" calcext:value-type="float">
            <text:p>4</text:p>
          </table:table-cell>
          <table:table-cell table:style-name="ce12" table:formula="of:=IF(AND([.C15]&lt;&gt;0;[.D15]&lt;&gt;0;[.E15]&lt;&gt;0;[.F15]&lt;&gt;0);CONCATENATE([.$C15];[.$D15];[.$I15]);&quot; &quot;)" office:value-type="string" office:string-value="P2134" calcext:value-type="string">
            <text:p>P2134</text:p>
          </table:table-cell>
          <table:table-cell table:style-name="ce14" office:value-type="float" office:value="22" calcext:value-type="float">
            <text:p>22.0</text:p>
          </table:table-cell>
          <table:table-cell table:style-name="ce15" office:value-type="percentage" office:value="0.61" calcext:value-type="percentage">
            <text:p>61%</text:p>
          </table:table-cell>
          <table:table-cell table:style-name="ce14" office:value-type="float" office:value="0.4" calcext:value-type="float">
            <text:p>0.4</text:p>
          </table:table-cell>
          <table:table-cell table:style-name="ce15" office:value-type="percentage" office:value="0.9" calcext:value-type="percentage">
            <text:p>90%</text:p>
          </table:table-cell>
          <table:table-cell table:number-columns-repeated="2" table:style-name="ce16" office:value-type="string" calcext:value-type="string">
            <text:p>M</text:p>
          </table:table-cell>
          <table:table-cell table:style-name="ce16"/>
          <table:table-cell table:number-columns-repeated="1007"/>
        </table:table-row>
        <table:table-row table:style-name="ro2">
          <table:table-cell table:style-name="ce2" table:formula="of:=IF([.$C$2]&lt;&gt;0;[.$A15]+1;&quot; &quot;)" office:value-type="float" office:value="15" calcext:value-type="float">
            <text:p>15</text:p>
          </table:table-cell>
          <table:table-cell table:formula="of:=IF([.$C15]=[.$C16];[.B15]+1;1)" office:value-type="float" office:value="5" calcext:value-type="float">
            <text:p>5</text:p>
          </table:table-cell>
          <table:table-cell table:style-name="ce5"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9" table:formula="of:=IF(AND([.$D16]&lt;&gt;0;[.$E16]&lt;&gt;0;[.$F16]&lt;&gt;0);DATE([.$D16];[.$E16];[.$F16]);&quot; &quot;)" office:value-type="date" office:date-value="2013-11-23" calcext:value-type="date">
            <text:p>2013-11-23</text:p>
          </table:table-cell>
          <table:table-cell table:style-name="ce11" office:value-type="time" office:time-value="PT10H00M00S" calcext:value-type="time">
            <text:p>10:00:00</text:p>
          </table:table-cell>
          <table:table-cell table:formula="of:=IF(AND([.$C16]=[.$C15]);[.$I15]+1;1)" office:value-type="float" office:value="5" calcext:value-type="float">
            <text:p>5</text:p>
          </table:table-cell>
          <table:table-cell table:style-name="ce12" table:formula="of:=IF(AND([.C16]&lt;&gt;0;[.D16]&lt;&gt;0;[.E16]&lt;&gt;0;[.F16]&lt;&gt;0);CONCATENATE([.$C16];[.$D16];[.$I16]);&quot; &quot;)" office:value-type="string" office:string-value="P2135" calcext:value-type="string">
            <text:p>P2135</text:p>
          </table:table-cell>
          <table:table-cell table:style-name="ce14" office:value-type="float" office:value="22.2" calcext:value-type="float">
            <text:p>22.2</text:p>
          </table:table-cell>
          <table:table-cell table:style-name="ce15" office:value-type="percentage" office:value="0.62" calcext:value-type="percentage">
            <text:p>62%</text:p>
          </table:table-cell>
          <table:table-cell table:style-name="ce14" office:value-type="float" office:value="1" calcext:value-type="float">
            <text:p>1.0</text:p>
          </table:table-cell>
          <table:table-cell table:style-name="ce15" office:value-type="percentage" office:value="0.3" calcext:value-type="percentage">
            <text:p>30%</text:p>
          </table:table-cell>
          <table:table-cell table:style-name="ce8" table:number-columns-repeated="2"/>
          <table:table-cell table:style-name="ce16" office:value-type="string" calcext:value-type="string">
            <text:p>cell_ph images</text:p>
          </table:table-cell>
          <table:table-cell table:number-columns-repeated="1007"/>
        </table:table-row>
        <table:table-row table:style-name="ro2">
          <table:table-cell table:style-name="ce2" table:formula="of:=IF([.$C$2]&lt;&gt;0;[.$A16]+1;&quot; &quot;)" office:value-type="float" office:value="16" calcext:value-type="float">
            <text:p>16</text:p>
          </table:table-cell>
          <table:table-cell table:formula="of:=IF([.$C16]=[.$C17];[.B16]+1;1)" office:value-type="float" office:value="6" calcext:value-type="float">
            <text:p>6</text:p>
          </table:table-cell>
          <table:table-cell table:style-name="ce5"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9" table:formula="of:=IF(AND([.$D17]&lt;&gt;0;[.$E17]&lt;&gt;0;[.$F17]&lt;&gt;0);DATE([.$D17];[.$E17];[.$F17]);&quot; &quot;)" office:value-type="date" office:date-value="2013-11-24" calcext:value-type="date">
            <text:p>2013-11-24</text:p>
          </table:table-cell>
          <table:table-cell table:style-name="ce11" office:value-type="time" office:time-value="PT10H00M00S" calcext:value-type="time">
            <text:p>10:00:00</text:p>
          </table:table-cell>
          <table:table-cell table:formula="of:=IF(AND([.$C17]=[.$C16]);[.$I16]+1;1)" office:value-type="float" office:value="6" calcext:value-type="float">
            <text:p>6</text:p>
          </table:table-cell>
          <table:table-cell table:style-name="ce12" table:formula="of:=IF(AND([.C17]&lt;&gt;0;[.D17]&lt;&gt;0;[.E17]&lt;&gt;0;[.F17]&lt;&gt;0);CONCATENATE([.$C17];[.$D17];[.$I17]);&quot; &quot;)" office:value-type="string" office:string-value="P2136" calcext:value-type="string">
            <text:p>P2136</text:p>
          </table:table-cell>
          <table:table-cell table:style-name="ce14" office:value-type="float" office:value="26" calcext:value-type="float">
            <text:p>26.0</text:p>
          </table:table-cell>
          <table:table-cell table:style-name="ce15" office:value-type="percentage" office:value="0.61" calcext:value-type="percentage">
            <text:p>61%</text:p>
          </table:table-cell>
          <table:table-cell table:style-name="ce14" office:value-type="float" office:value="0.1" calcext:value-type="float">
            <text:p>0.1</text:p>
          </table:table-cell>
          <table:table-cell table:style-name="ce8"/>
          <table:table-cell table:number-columns-repeated="2" table:style-name="ce16" office:value-type="string" calcext:value-type="string">
            <text:p>H</text:p>
          </table:table-cell>
          <table:table-cell table:style-name="ce16"/>
          <table:table-cell table:number-columns-repeated="1007"/>
        </table:table-row>
        <table:table-row table:style-name="ro2">
          <table:table-cell table:style-name="ce2" table:formula="of:=IF([.$C$2]&lt;&gt;0;[.$A17]+1;&quot; &quot;)" office:value-type="float" office:value="17" calcext:value-type="float">
            <text:p>17</text:p>
          </table:table-cell>
          <table:table-cell table:formula="of:=IF([.$C17]=[.$C18];[.B17]+1;1)" office:value-type="float" office:value="7" calcext:value-type="float">
            <text:p>7</text:p>
          </table:table-cell>
          <table:table-cell table:style-name="ce5"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9" table:formula="of:=IF(AND([.$D18]&lt;&gt;0;[.$E18]&lt;&gt;0;[.$F18]&lt;&gt;0);DATE([.$D18];[.$E18];[.$F18]);&quot; &quot;)" office:value-type="date" office:date-value="2013-11-25" calcext:value-type="date">
            <text:p>2013-11-25</text:p>
          </table:table-cell>
          <table:table-cell table:style-name="ce11" office:value-type="time" office:time-value="PT11H00M00S" calcext:value-type="time">
            <text:p>11:00:00</text:p>
          </table:table-cell>
          <table:table-cell table:formula="of:=IF(AND([.$C18]=[.$C17]);[.$I17]+1;1)" office:value-type="float" office:value="7" calcext:value-type="float">
            <text:p>7</text:p>
          </table:table-cell>
          <table:table-cell table:style-name="ce12" table:formula="of:=IF(AND([.C18]&lt;&gt;0;[.D18]&lt;&gt;0;[.E18]&lt;&gt;0;[.F18]&lt;&gt;0);CONCATENATE([.$C18];[.$D18];[.$I18]);&quot; &quot;)" office:value-type="string" office:string-value="P2137" calcext:value-type="string">
            <text:p>P2137</text:p>
          </table:table-cell>
          <table:table-cell table:style-name="ce14" office:value-type="float" office:value="22" calcext:value-type="float">
            <text:p>22.0</text:p>
          </table:table-cell>
          <table:table-cell table:style-name="ce15" office:value-type="percentage" office:value="0.48" calcext:value-type="percentage">
            <text:p>48%</text:p>
          </table:table-cell>
          <table:table-cell table:style-name="ce14" office:value-type="float" office:value="1.1" calcext:value-type="float">
            <text:p>1.1</text:p>
          </table:table-cell>
          <table:table-cell table:style-name="ce15" office:value-type="percentage" office:value="0.2" calcext:value-type="percentage">
            <text:p>20%</text:p>
          </table:table-cell>
          <table:table-cell table:number-columns-repeated="2" table:style-name="ce16" office:value-type="string" calcext:value-type="string">
            <text:p>H</text:p>
          </table:table-cell>
          <table:table-cell table:style-name="ce16"/>
          <table:table-cell table:number-columns-repeated="1007"/>
        </table:table-row>
        <table:table-row table:style-name="ro2">
          <table:table-cell table:style-name="ce2" table:formula="of:=IF([.$C$2]&lt;&gt;0;[.$A18]+1;&quot; &quot;)" office:value-type="float" office:value="18" calcext:value-type="float">
            <text:p>18</text:p>
          </table:table-cell>
          <table:table-cell table:formula="of:=IF([.$C18]=[.$C19];[.B18]+1;1)" office:value-type="float" office:value="8" calcext:value-type="float">
            <text:p>8</text:p>
          </table:table-cell>
          <table:table-cell table:style-name="ce5"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style-name="ce9" table:formula="of:=IF(AND([.$D19]&lt;&gt;0;[.$E19]&lt;&gt;0;[.$F19]&lt;&gt;0);DATE([.$D19];[.$E19];[.$F19]);&quot; &quot;)" office:value-type="date" office:date-value="2013-11-26" calcext:value-type="date">
            <text:p>2013-11-26</text:p>
          </table:table-cell>
          <table:table-cell table:style-name="ce11" office:value-type="time" office:time-value="PT12H00M00S" calcext:value-type="time">
            <text:p>12:00:00</text:p>
          </table:table-cell>
          <table:table-cell table:formula="of:=IF(AND([.$C19]=[.$C18]);[.$I18]+1;1)" office:value-type="float" office:value="8" calcext:value-type="float">
            <text:p>8</text:p>
          </table:table-cell>
          <table:table-cell table:style-name="ce12" table:formula="of:=IF(AND([.C19]&lt;&gt;0;[.D19]&lt;&gt;0;[.E19]&lt;&gt;0;[.F19]&lt;&gt;0);CONCATENATE([.$C19];[.$D19];[.$I19]);&quot; &quot;)" office:value-type="string" office:string-value="P2138" calcext:value-type="string">
            <text:p>P2138</text:p>
          </table:table-cell>
          <table:table-cell table:style-name="ce14" office:value-type="float" office:value="25" calcext:value-type="float">
            <text:p>25.0</text:p>
          </table:table-cell>
          <table:table-cell table:style-name="ce15" office:value-type="percentage" office:value="0.7" calcext:value-type="percentage">
            <text:p>70%</text:p>
          </table:table-cell>
          <table:table-cell table:style-name="ce14" office:value-type="float" office:value="0.2" calcext:value-type="float">
            <text:p>0.2</text:p>
          </table:table-cell>
          <table:table-cell table:style-name="ce15" office:value-type="percentage" office:value="1" calcext:value-type="percentage">
            <text:p>100%</text:p>
          </table:table-cell>
          <table:table-cell table:number-columns-repeated="2" table:style-name="ce16" office:value-type="string" calcext:value-type="string">
            <text:p>M</text:p>
          </table:table-cell>
          <table:table-cell table:style-name="ce16"/>
          <table:table-cell table:number-columns-repeated="1007"/>
        </table:table-row>
        <table:table-row table:style-name="ro2">
          <table:table-cell table:style-name="ce2" table:formula="of:=IF([.$C$2]&lt;&gt;0;[.$A19]+1;&quot; &quot;)" office:value-type="float" office:value="19" calcext:value-type="float">
            <text:p>19</text:p>
          </table:table-cell>
          <table:table-cell table:formula="of:=IF([.$C19]=[.$C20];[.B19]+1;1)" office:value-type="float" office:value="9" calcext:value-type="float">
            <text:p>9</text:p>
          </table:table-cell>
          <table:table-cell table:style-name="ce5"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9" table:formula="of:=IF(AND([.$D20]&lt;&gt;0;[.$E20]&lt;&gt;0;[.$F20]&lt;&gt;0);DATE([.$D20];[.$E20];[.$F20]);&quot; &quot;)" office:value-type="date" office:date-value="2013-11-28" calcext:value-type="date">
            <text:p>2013-11-28</text:p>
          </table:table-cell>
          <table:table-cell table:style-name="ce11" office:value-type="time" office:time-value="PT11H00M00S" calcext:value-type="time">
            <text:p>11:00:00</text:p>
          </table:table-cell>
          <table:table-cell table:formula="of:=IF(AND([.$C20]=[.$C19]);[.$I19]+1;1)" office:value-type="float" office:value="9" calcext:value-type="float">
            <text:p>9</text:p>
          </table:table-cell>
          <table:table-cell table:style-name="ce12" table:formula="of:=IF(AND([.C20]&lt;&gt;0;[.D20]&lt;&gt;0;[.E20]&lt;&gt;0;[.F20]&lt;&gt;0);CONCATENATE([.$C20];[.$D20];[.$I20]);&quot; &quot;)" office:value-type="string" office:string-value="P2139" calcext:value-type="string">
            <text:p>P2139</text:p>
          </table:table-cell>
          <table:table-cell table:style-name="ce14" office:value-type="float" office:value="25" calcext:value-type="float">
            <text:p>25.0</text:p>
          </table:table-cell>
          <table:table-cell table:style-name="ce15" office:value-type="percentage" office:value="0.55" calcext:value-type="percentage">
            <text:p>55%</text:p>
          </table:table-cell>
          <table:table-cell table:style-name="ce14" office:value-type="float" office:value="0.5" calcext:value-type="float">
            <text:p>0.5</text:p>
          </table:table-cell>
          <table:table-cell table:style-name="ce15" office:value-type="percentage" office:value="0.2" calcext:value-type="percentage">
            <text:p>20%</text:p>
          </table:table-cell>
          <table:table-cell table:number-columns-repeated="2" table:style-name="ce16" office:value-type="string" calcext:value-type="string">
            <text:p>M</text:p>
          </table:table-cell>
          <table:table-cell table:style-name="ce16"/>
          <table:table-cell table:number-columns-repeated="1007"/>
        </table:table-row>
        <table:table-row table:style-name="ro2">
          <table:table-cell table:style-name="ce2" table:formula="of:=IF([.$C$2]&lt;&gt;0;[.$A20]+1;&quot; &quot;)" office:value-type="float" office:value="20" calcext:value-type="float">
            <text:p>20</text:p>
          </table:table-cell>
          <table:table-cell table:formula="of:=IF([.$C20]=[.$C21];[.B20]+1;1)" office:value-type="float" office:value="10" calcext:value-type="float">
            <text:p>10</text:p>
          </table:table-cell>
          <table:table-cell table:style-name="ce5"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9" table:formula="of:=IF(AND([.$D21]&lt;&gt;0;[.$E21]&lt;&gt;0;[.$F21]&lt;&gt;0);DATE([.$D21];[.$E21];[.$F21]);&quot; &quot;)" office:value-type="date" office:date-value="2013-11-29" calcext:value-type="date">
            <text:p>2013-11-29</text:p>
          </table:table-cell>
          <table:table-cell table:style-name="ce11" office:value-type="time" office:time-value="PT12H30M00S" calcext:value-type="time">
            <text:p>12:30:00</text:p>
          </table:table-cell>
          <table:table-cell table:formula="of:=IF(AND([.$C21]=[.$C20]);[.$I20]+1;1)" office:value-type="float" office:value="10" calcext:value-type="float">
            <text:p>10</text:p>
          </table:table-cell>
          <table:table-cell table:style-name="ce12" table:formula="of:=IF(AND([.C21]&lt;&gt;0;[.D21]&lt;&gt;0;[.E21]&lt;&gt;0;[.F21]&lt;&gt;0);CONCATENATE([.$C21];[.$D21];[.$I21]);&quot; &quot;)" office:value-type="string" office:string-value="P21310" calcext:value-type="string">
            <text:p>P21310</text:p>
          </table:table-cell>
          <table:table-cell table:style-name="ce14" office:value-type="float" office:value="29" calcext:value-type="float">
            <text:p>29.0</text:p>
          </table:table-cell>
          <table:table-cell table:style-name="ce15" office:value-type="percentage" office:value="0.47" calcext:value-type="percentage">
            <text:p>47%</text:p>
          </table:table-cell>
          <table:table-cell table:style-name="ce14" office:value-type="float" office:value="0.2" calcext:value-type="float">
            <text:p>0.2</text:p>
          </table:table-cell>
          <table:table-cell table:style-name="ce15" office:value-type="percentage" office:value="0.3" calcext:value-type="percentage">
            <text:p>30%</text:p>
          </table:table-cell>
          <table:table-cell table:number-columns-repeated="2" table:style-name="ce16" office:value-type="string" calcext:value-type="string">
            <text:p>M</text:p>
          </table:table-cell>
          <table:table-cell table:style-name="ce16"/>
          <table:table-cell table:number-columns-repeated="1007"/>
        </table:table-row>
        <table:table-row table:style-name="ro2">
          <table:table-cell table:style-name="ce2" table:formula="of:=IF([.$C$2]&lt;&gt;0;[.$A21]+1;&quot; &quot;)" office:value-type="float" office:value="21" calcext:value-type="float">
            <text:p>21</text:p>
          </table:table-cell>
          <table:table-cell table:formula="of:=IF([.$C21]=[.$C22];[.B21]+1;1)"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9" table:formula="of:=IF(AND([.$D22]&lt;&gt;0;[.$E22]&lt;&gt;0;[.$F22]&lt;&gt;0);DATE([.$D22];[.$E22];[.$F22]);&quot; &quot;)" office:value-type="date" office:date-value="2013-11-18" calcext:value-type="date">
            <text:p>2013-11-18</text:p>
          </table:table-cell>
          <table:table-cell table:style-name="ce11" office:value-type="time" office:time-value="PT11H30M00S" calcext:value-type="time">
            <text:p>11:30:00</text:p>
          </table:table-cell>
          <table:table-cell table:formula="of:=IF(AND([.$C22]=[.$C21]);[.$I21]+1;1)" office:value-type="float" office:value="1" calcext:value-type="float">
            <text:p>1</text:p>
          </table:table-cell>
          <table:table-cell table:style-name="ce12" table:formula="of:=IF(AND([.C22]&lt;&gt;0;[.D22]&lt;&gt;0;[.E22]&lt;&gt;0;[.F22]&lt;&gt;0);CONCATENATE([.$C22];[.$D22];[.$I22]);&quot; &quot;)" office:value-type="string" office:string-value="M3131" calcext:value-type="string">
            <text:p>M3131</text:p>
          </table:table-cell>
          <table:table-cell table:style-name="ce14" office:value-type="float" office:value="28" calcext:value-type="float">
            <text:p>28.0</text:p>
          </table:table-cell>
          <table:table-cell table:style-name="ce15" office:value-type="percentage" office:value="0.47" calcext:value-type="percentage">
            <text:p>47%</text:p>
          </table:table-cell>
          <table:table-cell table:style-name="ce14" office:value-type="float" office:value="0" calcext:value-type="float">
            <text:p>0.0</text:p>
          </table:table-cell>
          <table:table-cell table:style-name="ce8" table:number-columns-repeated="4"/>
          <table:table-cell table:number-columns-repeated="1007"/>
        </table:table-row>
        <table:table-row table:style-name="ro2">
          <table:table-cell table:style-name="ce2" table:formula="of:=IF([.$C$2]&lt;&gt;0;[.$A22]+1;&quot; &quot;)" office:value-type="float" office:value="22" calcext:value-type="float">
            <text:p>22</text:p>
          </table:table-cell>
          <table:table-cell table:formula="of:=IF([.$C22]=[.$C23];[.B22]+1;1)"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9" table:formula="of:=IF(AND([.$D23]&lt;&gt;0;[.$E23]&lt;&gt;0;[.$F23]&lt;&gt;0);DATE([.$D23];[.$E23];[.$F23]);&quot; &quot;)" office:value-type="date" office:date-value="2013-11-19" calcext:value-type="date">
            <text:p>2013-11-19</text:p>
          </table:table-cell>
          <table:table-cell table:style-name="ce11" office:value-type="time" office:time-value="PT12H30M00S" calcext:value-type="time">
            <text:p>12:30:00</text:p>
          </table:table-cell>
          <table:table-cell table:formula="of:=IF(AND([.$C23]=[.$C22]);[.$I22]+1;1)" office:value-type="float" office:value="2" calcext:value-type="float">
            <text:p>2</text:p>
          </table:table-cell>
          <table:table-cell table:style-name="ce12" table:formula="of:=IF(AND([.C23]&lt;&gt;0;[.D23]&lt;&gt;0;[.E23]&lt;&gt;0;[.F23]&lt;&gt;0);CONCATENATE([.$C23];[.$D23];[.$I23]);&quot; &quot;)" office:value-type="string" office:string-value="M3132" calcext:value-type="string">
            <text:p>M3132</text:p>
          </table:table-cell>
          <table:table-cell table:style-name="ce14" office:value-type="float" office:value="29" calcext:value-type="float">
            <text:p>29.0</text:p>
          </table:table-cell>
          <table:table-cell table:style-name="ce15" office:value-type="percentage" office:value="0.51" calcext:value-type="percentage">
            <text:p>51%</text:p>
          </table:table-cell>
          <table:table-cell table:style-name="ce14" office:value-type="float" office:value="0" calcext:value-type="float">
            <text:p>0.0</text:p>
          </table:table-cell>
          <table:table-cell table:style-name="ce15" office:value-type="percentage" office:value="0.9" calcext:value-type="percentage">
            <text:p>90%</text:p>
          </table:table-cell>
          <table:table-cell table:number-columns-repeated="2" table:style-name="ce17" office:value-type="string" calcext:value-type="string">
            <text:p>L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table:formula="of:=IF([.$C$2]&lt;&gt;0;[.$A23]+1;&quot; &quot;)" office:value-type="float" office:value="23" calcext:value-type="float">
            <text:p>23</text:p>
          </table:table-cell>
          <table:table-cell table:formula="of:=IF([.$C23]=[.$C24];[.B23]+1;1)"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9" table:formula="of:=IF(AND([.$D24]&lt;&gt;0;[.$E24]&lt;&gt;0;[.$F24]&lt;&gt;0);DATE([.$D24];[.$E24];[.$F24]);&quot; &quot;)" office:value-type="date" office:date-value="2013-11-21" calcext:value-type="date">
            <text:p>2013-11-21</text:p>
          </table:table-cell>
          <table:table-cell table:style-name="ce11" office:value-type="time" office:time-value="PT11H30M00S" calcext:value-type="time">
            <text:p>11:30:00</text:p>
          </table:table-cell>
          <table:table-cell table:formula="of:=IF(AND([.$C24]=[.$C23]);[.$I23]+1;1)" office:value-type="float" office:value="3" calcext:value-type="float">
            <text:p>3</text:p>
          </table:table-cell>
          <table:table-cell table:style-name="ce12" table:formula="of:=IF(AND([.C24]&lt;&gt;0;[.D24]&lt;&gt;0;[.E24]&lt;&gt;0;[.F24]&lt;&gt;0);CONCATENATE([.$C24];[.$D24];[.$I24]);&quot; &quot;)" office:value-type="string" office:string-value="M3133" calcext:value-type="string">
            <text:p>M3133</text:p>
          </table:table-cell>
          <table:table-cell table:style-name="ce14" office:value-type="float" office:value="23.3" calcext:value-type="float">
            <text:p>23.3</text:p>
          </table:table-cell>
          <table:table-cell table:style-name="ce15" office:value-type="percentage" office:value="0.62" calcext:value-type="percentage">
            <text:p>62%</text:p>
          </table:table-cell>
          <table:table-cell table:style-name="ce14" office:value-type="float" office:value="0.7" calcext:value-type="float">
            <text:p>0.7</text:p>
          </table:table-cell>
          <table:table-cell table:style-name="ce15" office:value-type="percentage" office:value="0.8" calcext:value-type="percentage">
            <text:p>80%</text:p>
          </table:table-cell>
          <table:table-cell table:style-name="ce8" table:number-columns-repeated="2"/>
          <table:table-cell table:style-name="ce17" office:value-type="string" calcext:value-type="string">
            <text:p>cell_ph images</text:p>
          </table:table-cell>
          <table:table-cell table:number-columns-repeated="1007"/>
        </table:table-row>
        <table:table-row table:style-name="ro2">
          <table:table-cell table:style-name="ce2" table:formula="of:=IF([.$C$2]&lt;&gt;0;[.$A24]+1;&quot; &quot;)" office:value-type="float" office:value="24" calcext:value-type="float">
            <text:p>24</text:p>
          </table:table-cell>
          <table:table-cell table:formula="of:=IF([.$C24]=[.$C25];[.B24]+1;1)"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9" table:formula="of:=IF(AND([.$D25]&lt;&gt;0;[.$E25]&lt;&gt;0;[.$F25]&lt;&gt;0);DATE([.$D25];[.$E25];[.$F25]);&quot; &quot;)" office:value-type="date" office:date-value="2013-11-22" calcext:value-type="date">
            <text:p>2013-11-22</text:p>
          </table:table-cell>
          <table:table-cell table:style-name="ce11" office:value-type="time" office:time-value="PT11H30M00S" calcext:value-type="time">
            <text:p>11:30:00</text:p>
          </table:table-cell>
          <table:table-cell table:formula="of:=IF(AND([.$C25]=[.$C24]);[.$I24]+1;1)" office:value-type="float" office:value="4" calcext:value-type="float">
            <text:p>4</text:p>
          </table:table-cell>
          <table:table-cell table:style-name="ce12" table:formula="of:=IF(AND([.C25]&lt;&gt;0;[.D25]&lt;&gt;0;[.E25]&lt;&gt;0;[.F25]&lt;&gt;0);CONCATENATE([.$C25];[.$D25];[.$I25]);&quot; &quot;)" office:value-type="string" office:string-value="M3134" calcext:value-type="string">
            <text:p>M3134</text:p>
          </table:table-cell>
          <table:table-cell table:style-name="ce14" office:value-type="float" office:value="24" calcext:value-type="float">
            <text:p>24.0</text:p>
          </table:table-cell>
          <table:table-cell table:style-name="ce15" office:value-type="percentage" office:value="0.58" calcext:value-type="percentage">
            <text:p>58%</text:p>
          </table:table-cell>
          <table:table-cell table:style-name="ce14" office:value-type="float" office:value="0.4" calcext:value-type="float">
            <text:p>0.4</text:p>
          </table:table-cell>
          <table:table-cell table:style-name="ce15" office:value-type="percentage" office:value="0.4" calcext:value-type="percentage">
            <text:p>40%</text:p>
          </table:table-cell>
          <table:table-cell table:style-name="ce8" table:number-columns-repeated="3"/>
          <table:table-cell table:number-columns-repeated="2"/>
          <table:table-cell table:style-name="ce3"/>
          <table:table-cell table:number-columns-repeated="1004"/>
        </table:table-row>
        <table:table-row table:style-name="ro2">
          <table:table-cell table:style-name="ce2" table:formula="of:=IF([.$C$2]&lt;&gt;0;[.$A25]+1;&quot; &quot;)" office:value-type="float" office:value="25" calcext:value-type="float">
            <text:p>25</text:p>
          </table:table-cell>
          <table:table-cell table:formula="of:=IF([.$C25]=[.$C26];[.B25]+1;1)"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9" table:formula="of:=IF(AND([.$D26]&lt;&gt;0;[.$E26]&lt;&gt;0;[.$F26]&lt;&gt;0);DATE([.$D26];[.$E26];[.$F26]);&quot; &quot;)" office:value-type="date" office:date-value="2013-11-23" calcext:value-type="date">
            <text:p>2013-11-23</text:p>
          </table:table-cell>
          <table:table-cell table:style-name="ce11" office:value-type="time" office:time-value="PT10H30M00S" calcext:value-type="time">
            <text:p>10:30:00</text:p>
          </table:table-cell>
          <table:table-cell table:formula="of:=IF(AND([.$C26]=[.$C25]);[.$I25]+1;1)" office:value-type="float" office:value="5" calcext:value-type="float">
            <text:p>5</text:p>
          </table:table-cell>
          <table:table-cell table:style-name="ce12" table:formula="of:=IF(AND([.C26]&lt;&gt;0;[.D26]&lt;&gt;0;[.E26]&lt;&gt;0;[.F26]&lt;&gt;0);CONCATENATE([.$C26];[.$D26];[.$I26]);&quot; &quot;)" office:value-type="string" office:string-value="M3135" calcext:value-type="string">
            <text:p>M3135</text:p>
          </table:table-cell>
          <table:table-cell table:style-name="ce14" office:value-type="float" office:value="25" calcext:value-type="float">
            <text:p>25.0</text:p>
          </table:table-cell>
          <table:table-cell table:style-name="ce15" office:value-type="percentage" office:value="0.56" calcext:value-type="percentage">
            <text:p>56%</text:p>
          </table:table-cell>
          <table:table-cell table:style-name="ce14" office:value-type="float" office:value="1" calcext:value-type="float">
            <text:p>1.0</text:p>
          </table:table-cell>
          <table:table-cell table:style-name="ce15" office:value-type="percentage" office:value="0.2" calcext:value-type="percentage">
            <text:p>20%</text:p>
          </table:table-cell>
          <table:table-cell table:style-name="ce8" table:number-columns-repeated="2"/>
          <table:table-cell table:style-name="ce17"/>
          <table:table-cell table:number-columns-repeated="1007"/>
        </table:table-row>
        <table:table-row table:style-name="ro2">
          <table:table-cell table:style-name="ce2" table:formula="of:=IF([.$C$2]&lt;&gt;0;[.$A26]+1;&quot; &quot;)" office:value-type="float" office:value="26" calcext:value-type="float">
            <text:p>26</text:p>
          </table:table-cell>
          <table:table-cell table:formula="of:=IF([.$C26]=[.$C27];[.B26]+1;1)"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9" table:formula="of:=IF(AND([.$D27]&lt;&gt;0;[.$E27]&lt;&gt;0;[.$F27]&lt;&gt;0);DATE([.$D27];[.$E27];[.$F27]);&quot; &quot;)" office:value-type="date" office:date-value="2013-11-24" calcext:value-type="date">
            <text:p>2013-11-24</text:p>
          </table:table-cell>
          <table:table-cell table:style-name="ce11" office:value-type="time" office:time-value="PT10H30M00S" calcext:value-type="time">
            <text:p>10:30:00</text:p>
          </table:table-cell>
          <table:table-cell table:formula="of:=IF(AND([.$C27]=[.$C26]);[.$I26]+1;1)" office:value-type="float" office:value="6" calcext:value-type="float">
            <text:p>6</text:p>
          </table:table-cell>
          <table:table-cell table:style-name="ce12" table:formula="of:=IF(AND([.C27]&lt;&gt;0;[.D27]&lt;&gt;0;[.E27]&lt;&gt;0;[.F27]&lt;&gt;0);CONCATENATE([.$C27];[.$D27];[.$I27]);&quot; &quot;)" office:value-type="string" office:string-value="M3136" calcext:value-type="string">
            <text:p>M3136</text:p>
          </table:table-cell>
          <table:table-cell table:style-name="ce14" office:value-type="float" office:value="22" calcext:value-type="float">
            <text:p>22.0</text:p>
          </table:table-cell>
          <table:table-cell table:style-name="ce15" office:value-type="percentage" office:value="0.57" calcext:value-type="percentage">
            <text:p>57%</text:p>
          </table:table-cell>
          <table:table-cell table:style-name="ce14" office:value-type="float" office:value="0.6" calcext:value-type="float">
            <text:p>0.6</text:p>
          </table:table-cell>
          <table:table-cell table:style-name="ce15"/>
          <table:table-cell table:style-name="ce8" table:number-columns-repeated="2"/>
          <table:table-cell table:style-name="ce17"/>
          <table:table-cell table:number-columns-repeated="1007"/>
        </table:table-row>
        <table:table-row table:style-name="ro2">
          <table:table-cell table:style-name="ce2" table:formula="of:=IF([.$C$2]&lt;&gt;0;[.$A27]+1;&quot; &quot;)" office:value-type="float" office:value="27" calcext:value-type="float">
            <text:p>27</text:p>
          </table:table-cell>
          <table:table-cell table:formula="of:=IF([.$C27]=[.$C28];[.B27]+1;1)"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9" table:formula="of:=IF(AND([.$D28]&lt;&gt;0;[.$E28]&lt;&gt;0;[.$F28]&lt;&gt;0);DATE([.$D28];[.$E28];[.$F28]);&quot; &quot;)" office:value-type="date" office:date-value="2013-11-25" calcext:value-type="date">
            <text:p>2013-11-25</text:p>
          </table:table-cell>
          <table:table-cell table:style-name="ce11" office:value-type="time" office:time-value="PT11H20M00S" calcext:value-type="time">
            <text:p>11:20:00</text:p>
          </table:table-cell>
          <table:table-cell table:formula="of:=IF(AND([.$C28]=[.$C27]);[.$I27]+1;1)" office:value-type="float" office:value="7" calcext:value-type="float">
            <text:p>7</text:p>
          </table:table-cell>
          <table:table-cell table:style-name="ce12" table:formula="of:=IF(AND([.C28]&lt;&gt;0;[.D28]&lt;&gt;0;[.E28]&lt;&gt;0;[.F28]&lt;&gt;0);CONCATENATE([.$C28];[.$D28];[.$I28]);&quot; &quot;)" office:value-type="string" office:string-value="M3137" calcext:value-type="string">
            <text:p>M3137</text:p>
          </table:table-cell>
          <table:table-cell table:style-name="ce14" office:value-type="float" office:value="24" calcext:value-type="float">
            <text:p>24.0</text:p>
          </table:table-cell>
          <table:table-cell table:style-name="ce15" office:value-type="percentage" office:value="0.45" calcext:value-type="percentage">
            <text:p>45%</text:p>
          </table:table-cell>
          <table:table-cell table:style-name="ce14" office:value-type="float" office:value="0.3" calcext:value-type="float">
            <text:p>0.3</text:p>
          </table:table-cell>
          <table:table-cell table:style-name="ce15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17"/>
          <table:table-cell table:number-columns-repeated="1007"/>
        </table:table-row>
        <table:table-row table:style-name="ro2">
          <table:table-cell table:style-name="ce2" table:formula="of:=IF([.$C$2]&lt;&gt;0;[.$A28]+1;&quot; &quot;)" office:value-type="float" office:value="28" calcext:value-type="float">
            <text:p>28</text:p>
          </table:table-cell>
          <table:table-cell table:formula="of:=IF([.$C28]=[.$C29];[.B28]+1;1)"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style-name="ce9" table:formula="of:=IF(AND([.$D29]&lt;&gt;0;[.$E29]&lt;&gt;0;[.$F29]&lt;&gt;0);DATE([.$D29];[.$E29];[.$F29]);&quot; &quot;)" office:value-type="date" office:date-value="2013-11-26" calcext:value-type="date">
            <text:p>2013-11-26</text:p>
          </table:table-cell>
          <table:table-cell table:style-name="ce11" office:value-type="time" office:time-value="PT12H30M00S" calcext:value-type="time">
            <text:p>12:30:00</text:p>
          </table:table-cell>
          <table:table-cell table:formula="of:=IF(AND([.$C29]=[.$C28]);[.$I28]+1;1)" office:value-type="float" office:value="8" calcext:value-type="float">
            <text:p>8</text:p>
          </table:table-cell>
          <table:table-cell table:style-name="ce12" table:formula="of:=IF(AND([.C29]&lt;&gt;0;[.D29]&lt;&gt;0;[.E29]&lt;&gt;0;[.F29]&lt;&gt;0);CONCATENATE([.$C29];[.$D29];[.$I29]);&quot; &quot;)" office:value-type="string" office:string-value="M3138" calcext:value-type="string">
            <text:p>M3138</text:p>
          </table:table-cell>
          <table:table-cell table:style-name="ce14" office:value-type="float" office:value="27" calcext:value-type="float">
            <text:p>27.0</text:p>
          </table:table-cell>
          <table:table-cell table:style-name="ce15" office:value-type="percentage" office:value="0.65" calcext:value-type="percentage">
            <text:p>65%</text:p>
          </table:table-cell>
          <table:table-cell table:style-name="ce14" office:value-type="float" office:value="0" calcext:value-type="float">
            <text:p>0.0</text:p>
          </table:table-cell>
          <table:table-cell table:style-name="ce15" office:value-type="percentage" office:value="0.5" calcext:value-type="percentage">
            <text:p>50%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table:formula="of:=IF([.$C$2]&lt;&gt;0;[.$A29]+1;&quot; &quot;)" office:value-type="float" office:value="29" calcext:value-type="float">
            <text:p>29</text:p>
          </table:table-cell>
          <table:table-cell table:formula="of:=IF([.$C29]=[.$C30];[.B29]+1;1)"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9" table:formula="of:=IF(AND([.$D30]&lt;&gt;0;[.$E30]&lt;&gt;0;[.$F30]&lt;&gt;0);DATE([.$D30];[.$E30];[.$F30]);&quot; &quot;)" office:value-type="date" office:date-value="2013-11-28" calcext:value-type="date">
            <text:p>2013-11-28</text:p>
          </table:table-cell>
          <table:table-cell table:style-name="ce11" office:value-type="time" office:time-value="PT11H50M00S" calcext:value-type="time">
            <text:p>11:50:00</text:p>
          </table:table-cell>
          <table:table-cell table:formula="of:=IF(AND([.$C30]=[.$C29]);[.$I29]+1;1)" office:value-type="float" office:value="9" calcext:value-type="float">
            <text:p>9</text:p>
          </table:table-cell>
          <table:table-cell table:style-name="ce12" table:formula="of:=IF(AND([.C30]&lt;&gt;0;[.D30]&lt;&gt;0;[.E30]&lt;&gt;0;[.F30]&lt;&gt;0);CONCATENATE([.$C30];[.$D30];[.$I30]);&quot; &quot;)" office:value-type="string" office:string-value="M3139" calcext:value-type="string">
            <text:p>M3139</text:p>
          </table:table-cell>
          <table:table-cell table:style-name="ce14" office:value-type="float" office:value="32" calcext:value-type="float">
            <text:p>32.0</text:p>
          </table:table-cell>
          <table:table-cell table:style-name="ce15" office:value-type="percentage" office:value="0.44" calcext:value-type="percentage">
            <text:p>44%</text:p>
          </table:table-cell>
          <table:table-cell table:style-name="ce14" office:value-type="float" office:value="0.3" calcext:value-type="float">
            <text:p>0.3</text:p>
          </table:table-cell>
          <table:table-cell table:style-name="ce15" office:value-type="percentage" office:value="0.4" calcext:value-type="percentage">
            <text:p>40%</text:p>
          </table:table-cell>
          <table:table-cell table:number-columns-repeated="2" table:style-name="ce17" office:value-type="string" calcext:value-type="string">
            <text:p>M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table:formula="of:=IF([.$C$2]&lt;&gt;0;[.$A30]+1;&quot; &quot;)" office:value-type="float" office:value="30" calcext:value-type="float">
            <text:p>30</text:p>
          </table:table-cell>
          <table:table-cell table:formula="of:=IF([.$C30]=[.$C31];[.B30]+1;1)"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9" table:formula="of:=IF(AND([.$D31]&lt;&gt;0;[.$E31]&lt;&gt;0;[.$F31]&lt;&gt;0);DATE([.$D31];[.$E31];[.$F31]);&quot; &quot;)" office:value-type="date" office:date-value="2013-11-29" calcext:value-type="date">
            <text:p>2013-11-29</text:p>
          </table:table-cell>
          <table:table-cell table:style-name="ce11" office:value-type="time" office:time-value="PT13H00M00S" calcext:value-type="time">
            <text:p>13:00:00</text:p>
          </table:table-cell>
          <table:table-cell table:formula="of:=IF(AND([.$C31]=[.$C30]);[.$I30]+1;1)" office:value-type="float" office:value="10" calcext:value-type="float">
            <text:p>10</text:p>
          </table:table-cell>
          <table:table-cell table:style-name="ce12" table:formula="of:=IF(AND([.C31]&lt;&gt;0;[.D31]&lt;&gt;0;[.E31]&lt;&gt;0;[.F31]&lt;&gt;0);CONCATENATE([.$C31];[.$D31];[.$I31]);&quot; &quot;)" office:value-type="string" office:string-value="M31310" calcext:value-type="string">
            <text:p>M31310</text:p>
          </table:table-cell>
          <table:table-cell table:style-name="ce14" office:value-type="float" office:value="31" calcext:value-type="float">
            <text:p>31.0</text:p>
          </table:table-cell>
          <table:table-cell table:style-name="ce15" office:value-type="percentage" office:value="0.37" calcext:value-type="percentage">
            <text:p>37%</text:p>
          </table:table-cell>
          <table:table-cell table:style-name="ce14" office:value-type="float" office:value="0.8" calcext:value-type="float">
            <text:p>0.8</text:p>
          </table:table-cell>
          <table:table-cell table:style-name="ce15" office:value-type="percentage" office:value="0.8" calcext:value-type="percentage">
            <text:p>80%</text:p>
          </table:table-cell>
          <table:table-cell table:number-columns-repeated="2" table:style-name="ce17" office:value-type="string" calcext:value-type="string">
            <text:p>M</text:p>
          </table:table-cell>
          <table:table-cell table:style-name="ce17"/>
          <table:table-cell table:number-columns-repeated="1007"/>
        </table:table-row>
        <table:table-row table:style-name="ro3">
          <table:table-cell/>
          <table:table-cell table:style-name="ce3"/>
          <table:table-cell table:number-columns-repeated="12"/>
          <table:table-cell table:style-name="ce17" table:number-columns-repeated="3"/>
          <table:table-cell table:number-columns-repeated="1007"/>
        </table:table-row>
        <table:table-row table:style-name="ro3" table:number-rows-repeated="167">
          <table:table-cell/>
          <table:table-cell table:style-name="ce3" table:number-columns-repeated="2"/>
          <table:table-cell table:style-name="ce8" table:number-columns-repeated="3"/>
          <table:table-cell table:style-name="ce3"/>
          <table:table-cell/>
          <table:table-cell table:style-name="ce3" table:number-columns-repeated="2"/>
          <table:table-cell table:number-columns-repeated="4"/>
          <table:table-cell table:style-name="ce17" table:number-columns-repeated="3"/>
          <table:table-cell table:style-name="ce8"/>
          <table:table-cell table:style-name="ce3" table:number-columns-repeated="4"/>
          <table:table-cell table:number-columns-repeated="1002"/>
        </table:table-row>
        <table:table-row table:style-name="ro3" table:number-rows-repeated="201">
          <table:table-cell table:number-columns-repeated="14"/>
          <table:table-cell table:style-name="ce17" table:number-columns-repeated="3"/>
          <table:table-cell table:number-columns-repeated="1007"/>
        </table:table-row>
        <table:table-row table:style-name="ro3" table:number-rows-repeated="10481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stc_mf" table:style-name="ta1" table:print="false"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5" table:default-cell-style-name="ce22"/>
        <table:table-column table:style-name="co4" table:default-cell-style-name="ce22"/>
        <table:table-column table:style-name="co21" table:default-cell-style-name="ce22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0" table:number-columns-repeated="2" table:default-cell-style-name="ce7"/>
        <table:table-column table:style-name="co14" table:default-cell-style-name="ce2"/>
        <table:table-column table:style-name="co25" table:default-cell-style-name="ce3"/>
        <table:table-column table:style-name="co14" table:number-columns-repeated="5" table:default-cell-style-name="ce3"/>
        <table:table-column table:style-name="co26" table:number-columns-repeated="1006" table:default-cell-style-name="ce23"/>
        <table:table-row table:style-name="ro4">
          <table:table-cell table:style-name="ce1" office:value-type="string" calcext:value-type="string">
            <text:p>mcf_recid</text:p>
          </table:table-cell>
          <table:table-cell table:style-name="ce22" office:value-type="string" calcext:value-type="string">
            <text:p>mcf_refs</text:p>
          </table:table-cell>
          <table:table-cell table:style-name="ce1" office:value-type="string" calcext:value-type="string">
            <text:p>mcf_refd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year</text:p>
          </table:table-cell>
          <table:table-cell table:style-name="ce1" office:value-type="string" calcext:value-type="string">
            <text:p>mcf_id</text:p>
          </table:table-cell>
          <table:table-cell table:style-name="ce1" office:value-type="string" calcext:value-type="string">
            <text:p>day_c</text:p>
          </table:table-cell>
          <table:table-cell table:style-name="ce1" office:value-type="string" calcext:value-type="string">
            <text:p>rep_ncf</text:p>
          </table:table-cell>
          <table:table-cell table:style-name="ce1" office:value-type="string" calcext:value-type="string">
            <text:p>grid_id</text:p>
          </table:table-cell>
          <table:table-cell table:style-name="ce13" office:value-type="string" calcext:value-type="string">
            <text:p>mcf_ob1</text:p>
          </table:table-cell>
          <table:table-cell table:style-name="ce13" office:value-type="string" calcext:value-type="string">
            <text:p>mcf_ob2</text:p>
          </table:table-cell>
          <table:table-cell table:number-columns-repeated="101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];&quot; &quot;;[.E2];&quot; &quot;;[.I2];[.G2])" office:value-type="string" office:string-value="T1 13 11" calcext:value-type="string">
            <text:p>T1 13 1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];&quot; &quot;;[.E3];&quot; &quot;;[.I3];[.G3])" office:value-type="string" office:string-value="T1 13 21" calcext:value-type="string">
            <text:p>T1 13 2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4];&quot; &quot;;[.E4];&quot; &quot;;[.I4];[.G4])" office:value-type="string" office:string-value="T1 13 31" calcext:value-type="string">
            <text:p>T1 13 3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/>
          <table:table-cell table:style-name="ce22"/>
          <table:table-cell table:style-name="ce23"/>
          <table:table-cell table:number-columns-repeated="101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5];&quot; &quot;;[.E5];&quot; &quot;;[.I5];[.G5])" office:value-type="string" office:string-value="T1 13 41" calcext:value-type="string">
            <text:p>T1 13 4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6];&quot; &quot;;[.E6];&quot; &quot;;[.I6];[.G6])" office:value-type="string" office:string-value="T1 13 11" calcext:value-type="string">
            <text:p>T1 13 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7];&quot; &quot;;[.E7];&quot; &quot;;[.I7];[.G7])" office:value-type="string" office:string-value="T1 13 21" calcext:value-type="string">
            <text:p>T1 13 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8];&quot; &quot;;[.E8];&quot; &quot;;[.I8];[.G8])" office:value-type="string" office:string-value="T1 13 31" calcext:value-type="string">
            <text:p>T1 13 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2"/>
          <table:table-cell table:style-name="ce25"/>
          <table:table-cell table:number-columns-repeated="1010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9];&quot; &quot;;[.E9];&quot; &quot;;[.I9];[.G9])" office:value-type="string" office:string-value="T1 13 41" calcext:value-type="string">
            <text:p>T1 13 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0];&quot; &quot;;[.E10];&quot; &quot;;[.I10];[.G10])" office:value-type="string" office:string-value="T1 13 11" calcext:value-type="string">
            <text:p>T1 13 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"/>
          <table:table-cell table:style-name="ce2"/>
          <table:table-cell table:number-columns-repeated="1010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1];&quot; &quot;;[.E11];&quot; &quot;;[.I11];[.G11])" office:value-type="string" office:string-value="T1 13 21" calcext:value-type="string">
            <text:p>T1 13 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2];&quot; &quot;;[.E12];&quot; &quot;;[.I12];[.G12])" office:value-type="string" office:string-value="T1 13 31" calcext:value-type="string">
            <text:p>T1 13 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3];&quot; &quot;;[.E13];&quot; &quot;;[.I13];[.G13])" office:value-type="string" office:string-value="T1 13 41" calcext:value-type="string">
            <text:p>T1 13 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4];&quot; &quot;;[.E14];&quot; &quot;;[.I14];[.G14])" office:value-type="string" office:string-value="T1 13 12" calcext:value-type="string">
            <text:p>T1 13 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5];&quot; &quot;;[.E15];&quot; &quot;;[.I15];[.G15])" office:value-type="string" office:string-value="T1 13 22" calcext:value-type="string">
            <text:p>T1 13 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6];&quot; &quot;;[.E16];&quot; &quot;;[.I16];[.G16])" office:value-type="string" office:string-value="T1 13 32" calcext:value-type="string">
            <text:p>T1 13 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7];&quot; &quot;;[.E17];&quot; &quot;;[.I17];[.G17])" office:value-type="string" office:string-value="T1 13 42" calcext:value-type="string">
            <text:p>T1 13 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8];&quot; &quot;;[.E18];&quot; &quot;;[.I18];[.G18])" office:value-type="string" office:string-value="T1 13 12" calcext:value-type="string">
            <text:p>T1 13 1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9];&quot; &quot;;[.E19];&quot; &quot;;[.I19];[.G19])" office:value-type="string" office:string-value="T1 13 22" calcext:value-type="string">
            <text:p>T1 13 2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0];&quot; &quot;;[.E20];&quot; &quot;;[.I20];[.G20])" office:value-type="string" office:string-value="T1 13 32" calcext:value-type="string">
            <text:p>T1 13 3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1];&quot; &quot;;[.E21];&quot; &quot;;[.I21];[.G21])" office:value-type="string" office:string-value="T1 13 42" calcext:value-type="string">
            <text:p>T1 13 4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2];&quot; &quot;;[.E22];&quot; &quot;;[.I22];[.G22])" office:value-type="string" office:string-value="T1 13 12" calcext:value-type="string">
            <text:p>T1 13 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3];&quot; &quot;;[.E23];&quot; &quot;;[.I23];[.G23])" office:value-type="string" office:string-value="T1 13 22" calcext:value-type="string">
            <text:p>T1 13 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4];&quot; &quot;;[.E24];&quot; &quot;;[.I24];[.G24])" office:value-type="string" office:string-value="T1 13 32" calcext:value-type="string">
            <text:p>T1 13 3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5];&quot; &quot;;[.E25];&quot; &quot;;[.I25];[.G25])" office:value-type="string" office:string-value="T1 13 42" calcext:value-type="string">
            <text:p>T1 13 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6];&quot; &quot;;[.E26];&quot; &quot;;[.I26];[.G26])" office:value-type="string" office:string-value="T1 13 13" calcext:value-type="string">
            <text:p>T1 13 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7];&quot; &quot;;[.E27];&quot; &quot;;[.I27];[.G27])" office:value-type="string" office:string-value="T1 13 23" calcext:value-type="string">
            <text:p>T1 13 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8];&quot; &quot;;[.E28];&quot; &quot;;[.I28];[.G28])" office:value-type="string" office:string-value="T1 13 33" calcext:value-type="string">
            <text:p>T1 13 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9];&quot; &quot;;[.E29];&quot; &quot;;[.I29];[.G29])" office:value-type="string" office:string-value="T1 13 43" calcext:value-type="string">
            <text:p>T1 13 4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0];&quot; &quot;;[.E30];&quot; &quot;;[.I30];[.G30])" office:value-type="string" office:string-value="T1 13 13" calcext:value-type="string">
            <text:p>T1 13 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1];&quot; &quot;;[.E31];&quot; &quot;;[.I31];[.G31])" office:value-type="string" office:string-value="T1 13 23" calcext:value-type="string">
            <text:p>T1 13 2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2];&quot; &quot;;[.E32];&quot; &quot;;[.I32];[.G32])" office:value-type="string" office:string-value="T1 13 33" calcext:value-type="string">
            <text:p>T1 13 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3];&quot; &quot;;[.E33];&quot; &quot;;[.I33];[.G33])" office:value-type="string" office:string-value="T1 13 43" calcext:value-type="string">
            <text:p>T1 13 4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4];&quot; &quot;;[.E34];&quot; &quot;;[.I34];[.G34])" office:value-type="string" office:string-value="T1 13 13" calcext:value-type="string">
            <text:p>T1 13 1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5];&quot; &quot;;[.E35];&quot; &quot;;[.I35];[.G35])" office:value-type="string" office:string-value="T1 13 23" calcext:value-type="string">
            <text:p>T1 13 2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6];&quot; &quot;;[.E36];&quot; &quot;;[.I36];[.G36])" office:value-type="string" office:string-value="T1 13 33" calcext:value-type="string">
            <text:p>T1 13 33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7];&quot; &quot;;[.E37];&quot; &quot;;[.I37];[.G37])" office:value-type="string" office:string-value="T1 13 43" calcext:value-type="string">
            <text:p>T1 13 4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8];&quot; &quot;;[.E38];&quot; &quot;;[.I38];[.G38])" office:value-type="string" office:string-value="T1 13 14" calcext:value-type="string">
            <text:p>T1 13 1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9];&quot; &quot;;[.E39];&quot; &quot;;[.I39];[.G39])" office:value-type="string" office:string-value="T1 13 24" calcext:value-type="string">
            <text:p>T1 13 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40];&quot; &quot;;[.E40];&quot; &quot;;[.I40];[.G40])" office:value-type="string" office:string-value="T1 13 34" calcext:value-type="string">
            <text:p>T1 13 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41];&quot; &quot;;[.E41];&quot; &quot;;[.I41];[.G41])" office:value-type="string" office:string-value="T1 13 44" calcext:value-type="string">
            <text:p>T1 13 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42];&quot; &quot;;[.E42];&quot; &quot;;[.I42];[.G42])" office:value-type="string" office:string-value="T1 13 14" calcext:value-type="string">
            <text:p>T1 13 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43];&quot; &quot;;[.E43];&quot; &quot;;[.I43];[.G43])" office:value-type="string" office:string-value="T1 13 24" calcext:value-type="string">
            <text:p>T1 13 2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44];&quot; &quot;;[.E44];&quot; &quot;;[.I44];[.G44])" office:value-type="string" office:string-value="T1 13 34" calcext:value-type="string">
            <text:p>T1 13 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45];&quot; &quot;;[.E45];&quot; &quot;;[.I45];[.G45])" office:value-type="string" office:string-value="T1 13 44" calcext:value-type="string">
            <text:p>T1 13 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46];&quot; &quot;;[.E46];&quot; &quot;;[.I46];[.G46])" office:value-type="string" office:string-value="T1 13 14" calcext:value-type="string">
            <text:p>T1 13 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47];&quot; &quot;;[.E47];&quot; &quot;;[.I47];[.G47])" office:value-type="string" office:string-value="T1 13 24" calcext:value-type="string">
            <text:p>T1 13 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48];&quot; &quot;;[.E48];&quot; &quot;;[.I48];[.G48])" office:value-type="string" office:string-value="T1 13 34" calcext:value-type="string">
            <text:p>T1 13 3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49];&quot; &quot;;[.E49];&quot; &quot;;[.I49];[.G49])" office:value-type="string" office:string-value="T1 13 44" calcext:value-type="string">
            <text:p>T1 13 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50];&quot; &quot;;[.E50];&quot; &quot;;[.I50];[.G50])" office:value-type="string" office:string-value="T1 13 15" calcext:value-type="string">
            <text:p>T1 13 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51];&quot; &quot;;[.E51];&quot; &quot;;[.I51];[.G51])" office:value-type="string" office:string-value="T1 13 25" calcext:value-type="string">
            <text:p>T1 13 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52];&quot; &quot;;[.E52];&quot; &quot;;[.I52];[.G52])" office:value-type="string" office:string-value="T1 13 35" calcext:value-type="string">
            <text:p>T1 13 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53];&quot; &quot;;[.E53];&quot; &quot;;[.I53];[.G53])" office:value-type="string" office:string-value="T1 13 45" calcext:value-type="string">
            <text:p>T1 13 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54];&quot; &quot;;[.E54];&quot; &quot;;[.I54];[.G54])" office:value-type="string" office:string-value="T1 13 15" calcext:value-type="string">
            <text:p>T1 13 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55];&quot; &quot;;[.E55];&quot; &quot;;[.I55];[.G55])" office:value-type="string" office:string-value="T1 13 25" calcext:value-type="string">
            <text:p>T1 13 2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56];&quot; &quot;;[.E56];&quot; &quot;;[.I56];[.G56])" office:value-type="string" office:string-value="T1 13 35" calcext:value-type="string">
            <text:p>T1 13 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57];&quot; &quot;;[.E57];&quot; &quot;;[.I57];[.G57])" office:value-type="string" office:string-value="T1 13 45" calcext:value-type="string">
            <text:p>T1 13 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58];&quot; &quot;;[.E58];&quot; &quot;;[.I58];[.G58])" office:value-type="string" office:string-value="T1 13 15" calcext:value-type="string">
            <text:p>T1 13 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59];&quot; &quot;;[.E59];&quot; &quot;;[.I59];[.G59])" office:value-type="string" office:string-value="T1 13 25" calcext:value-type="string">
            <text:p>T1 13 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60];&quot; &quot;;[.E60];&quot; &quot;;[.I60];[.G60])" office:value-type="string" office:string-value="T1 13 35" calcext:value-type="string">
            <text:p>T1 13 3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61];&quot; &quot;;[.E61];&quot; &quot;;[.I61];[.G61])" office:value-type="string" office:string-value="T1 13 45" calcext:value-type="string">
            <text:p>T1 13 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62];&quot; &quot;;[.E62];&quot; &quot;;[.I62];[.G62])" office:value-type="string" office:string-value="T1 13 16" calcext:value-type="string">
            <text:p>T1 13 1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63];&quot; &quot;;[.E63];&quot; &quot;;[.I63];[.G63])" office:value-type="string" office:string-value="T1 13 26" calcext:value-type="string">
            <text:p>T1 13 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64];&quot; &quot;;[.E64];&quot; &quot;;[.I64];[.G64])" office:value-type="string" office:string-value="T1 13 36" calcext:value-type="string">
            <text:p>T1 13 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65];&quot; &quot;;[.E65];&quot; &quot;;[.I65];[.G65])" office:value-type="string" office:string-value="T1 13 46" calcext:value-type="string">
            <text:p>T1 13 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66];&quot; &quot;;[.E66];&quot; &quot;;[.I66];[.G66])" office:value-type="string" office:string-value="T1 13 16" calcext:value-type="string">
            <text:p>T1 13 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67];&quot; &quot;;[.E67];&quot; &quot;;[.I67];[.G67])" office:value-type="string" office:string-value="T1 13 26" calcext:value-type="string">
            <text:p>T1 13 2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68];&quot; &quot;;[.E68];&quot; &quot;;[.I68];[.G68])" office:value-type="string" office:string-value="T1 13 36" calcext:value-type="string">
            <text:p>T1 13 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69];&quot; &quot;;[.E69];&quot; &quot;;[.I69];[.G69])" office:value-type="string" office:string-value="T1 13 46" calcext:value-type="string">
            <text:p>T1 13 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70];&quot; &quot;;[.E70];&quot; &quot;;[.I70];[.G70])" office:value-type="string" office:string-value="T1 13 16" calcext:value-type="string">
            <text:p>T1 13 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71];&quot; &quot;;[.E71];&quot; &quot;;[.I71];[.G71])" office:value-type="string" office:string-value="T1 13 26" calcext:value-type="string">
            <text:p>T1 13 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72];&quot; &quot;;[.E72];&quot; &quot;;[.I72];[.G72])" office:value-type="string" office:string-value="T1 13 36" calcext:value-type="string">
            <text:p>T1 13 3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73];&quot; &quot;;[.E73];&quot; &quot;;[.I73];[.G73])" office:value-type="string" office:string-value="T1 13 46" calcext:value-type="string">
            <text:p>T1 13 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74];&quot; &quot;;[.E74];&quot; &quot;;[.I74];[.G74])" office:value-type="string" office:string-value="T1 13 17" calcext:value-type="string">
            <text:p>T1 13 1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75];&quot; &quot;;[.E75];&quot; &quot;;[.I75];[.G75])" office:value-type="string" office:string-value="T1 13 27" calcext:value-type="string">
            <text:p>T1 13 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76];&quot; &quot;;[.E76];&quot; &quot;;[.I76];[.G76])" office:value-type="string" office:string-value="T1 13 37" calcext:value-type="string">
            <text:p>T1 13 3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77];&quot; &quot;;[.E77];&quot; &quot;;[.I77];[.G77])" office:value-type="string" office:string-value="T1 13 47" calcext:value-type="string">
            <text:p>T1 13 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78];&quot; &quot;;[.E78];&quot; &quot;;[.I78];[.G78])" office:value-type="string" office:string-value="T1 13 17" calcext:value-type="string">
            <text:p>T1 13 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79];&quot; &quot;;[.E79];&quot; &quot;;[.I79];[.G79])" office:value-type="string" office:string-value="T1 13 27" calcext:value-type="string">
            <text:p>T1 13 2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80];&quot; &quot;;[.E80];&quot; &quot;;[.I80];[.G80])" office:value-type="string" office:string-value="T1 13 37" calcext:value-type="string">
            <text:p>T1 13 3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81];&quot; &quot;;[.E81];&quot; &quot;;[.I81];[.G81])" office:value-type="string" office:string-value="T1 13 47" calcext:value-type="string">
            <text:p>T1 13 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82];&quot; &quot;;[.E82];&quot; &quot;;[.I82];[.G82])" office:value-type="string" office:string-value="T1 13 17" calcext:value-type="string">
            <text:p>T1 13 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83];&quot; &quot;;[.E83];&quot; &quot;;[.I83];[.G83])" office:value-type="string" office:string-value="T1 13 27" calcext:value-type="string">
            <text:p>T1 13 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84];&quot; &quot;;[.E84];&quot; &quot;;[.I84];[.G84])" office:value-type="string" office:string-value="T1 13 37" calcext:value-type="string">
            <text:p>T1 13 3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85];&quot; &quot;;[.E85];&quot; &quot;;[.I85];[.G85])" office:value-type="string" office:string-value="T1 13 47" calcext:value-type="string">
            <text:p>T1 13 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86];&quot; &quot;;[.E86];&quot; &quot;;[.I86];[.G86])" office:value-type="string" office:string-value="T1 13 18" calcext:value-type="string">
            <text:p>T1 13 1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87];&quot; &quot;;[.E87];&quot; &quot;;[.I87];[.G87])" office:value-type="string" office:string-value="T1 13 28" calcext:value-type="string">
            <text:p>T1 13 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88];&quot; &quot;;[.E88];&quot; &quot;;[.I88];[.G88])" office:value-type="string" office:string-value="T1 13 38" calcext:value-type="string">
            <text:p>T1 13 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89];&quot; &quot;;[.E89];&quot; &quot;;[.I89];[.G89])" office:value-type="string" office:string-value="T1 13 48" calcext:value-type="string">
            <text:p>T1 13 4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90];&quot; &quot;;[.E90];&quot; &quot;;[.I90];[.G90])" office:value-type="string" office:string-value="T1 13 18" calcext:value-type="string">
            <text:p>T1 13 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91];&quot; &quot;;[.E91];&quot; &quot;;[.I91];[.G91])" office:value-type="string" office:string-value="T1 13 28" calcext:value-type="string">
            <text:p>T1 13 2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92];&quot; &quot;;[.E92];&quot; &quot;;[.I92];[.G92])" office:value-type="string" office:string-value="T1 13 38" calcext:value-type="string">
            <text:p>T1 13 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93];&quot; &quot;;[.E93];&quot; &quot;;[.I93];[.G93])" office:value-type="string" office:string-value="T1 13 48" calcext:value-type="string">
            <text:p>T1 13 4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94];&quot; &quot;;[.E94];&quot; &quot;;[.I94];[.G94])" office:value-type="string" office:string-value="T1 13 18" calcext:value-type="string">
            <text:p>T1 13 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95];&quot; &quot;;[.E95];&quot; &quot;;[.I95];[.G95])" office:value-type="string" office:string-value="T1 13 28" calcext:value-type="string">
            <text:p>T1 13 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96];&quot; &quot;;[.E96];&quot; &quot;;[.I96];[.G96])" office:value-type="string" office:string-value="T1 13 38" calcext:value-type="string">
            <text:p>T1 13 3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97];&quot; &quot;;[.E97];&quot; &quot;;[.I97];[.G97])" office:value-type="string" office:string-value="T1 13 48" calcext:value-type="string">
            <text:p>T1 13 4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98];&quot; &quot;;[.E98];&quot; &quot;;[.I98];[.G98])" office:value-type="string" office:string-value="T1 13 19" calcext:value-type="string">
            <text:p>T1 13 1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99];&quot; &quot;;[.E99];&quot; &quot;;[.I99];[.G99])" office:value-type="string" office:string-value="T1 13 29" calcext:value-type="string">
            <text:p>T1 13 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00];&quot; &quot;;[.E100];&quot; &quot;;[.I100];[.G100])" office:value-type="string" office:string-value="T1 13 39" calcext:value-type="string">
            <text:p>T1 13 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01];&quot; &quot;;[.E101];&quot; &quot;;[.I101];[.G101])" office:value-type="string" office:string-value="T1 13 49" calcext:value-type="string">
            <text:p>T1 13 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02];&quot; &quot;;[.E102];&quot; &quot;;[.I102];[.G102])" office:value-type="string" office:string-value="T1 13 19" calcext:value-type="string">
            <text:p>T1 13 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03];&quot; &quot;;[.E103];&quot; &quot;;[.I103];[.G103])" office:value-type="string" office:string-value="T1 13 29" calcext:value-type="string">
            <text:p>T1 13 2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04];&quot; &quot;;[.E104];&quot; &quot;;[.I104];[.G104])" office:value-type="string" office:string-value="T1 13 39" calcext:value-type="string">
            <text:p>T1 13 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05];&quot; &quot;;[.E105];&quot; &quot;;[.I105];[.G105])" office:value-type="string" office:string-value="T1 13 49" calcext:value-type="string">
            <text:p>T1 13 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06];&quot; &quot;;[.E106];&quot; &quot;;[.I106];[.G106])" office:value-type="string" office:string-value="T1 13 19" calcext:value-type="string">
            <text:p>T1 13 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07];&quot; &quot;;[.E107];&quot; &quot;;[.I107];[.G107])" office:value-type="string" office:string-value="T1 13 29" calcext:value-type="string">
            <text:p>T1 13 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08];&quot; &quot;;[.E108];&quot; &quot;;[.I108];[.G108])" office:value-type="string" office:string-value="T1 13 39" calcext:value-type="string">
            <text:p>T1 13 3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09];&quot; &quot;;[.E109];&quot; &quot;;[.I109];[.G109])" office:value-type="string" office:string-value="T1 13 49" calcext:value-type="string">
            <text:p>T1 13 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10];&quot; &quot;;[.E110];&quot; &quot;;[.I110];[.G110])" office:value-type="string" office:string-value="T1 13 110" calcext:value-type="string">
            <text:p>T1 13 1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11];&quot; &quot;;[.E111];&quot; &quot;;[.I111];[.G111])" office:value-type="string" office:string-value="T1 13 210" calcext:value-type="string">
            <text:p>T1 13 2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12];&quot; &quot;;[.E112];&quot; &quot;;[.I112];[.G112])" office:value-type="string" office:string-value="T1 13 310" calcext:value-type="string">
            <text:p>T1 13 3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13];&quot; &quot;;[.E113];&quot; &quot;;[.I113];[.G113])" office:value-type="string" office:string-value="T1 13 410" calcext:value-type="string">
            <text:p>T1 13 4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14];&quot; &quot;;[.E114];&quot; &quot;;[.I114];[.G114])" office:value-type="string" office:string-value="T1 13 110" calcext:value-type="string">
            <text:p>T1 13 1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15];&quot; &quot;;[.E115];&quot; &quot;;[.I115];[.G115])" office:value-type="string" office:string-value="T1 13 210" calcext:value-type="string">
            <text:p>T1 13 2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16];&quot; &quot;;[.E116];&quot; &quot;;[.I116];[.G116])" office:value-type="string" office:string-value="T1 13 310" calcext:value-type="string">
            <text:p>T1 13 3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17];&quot; &quot;;[.E117];&quot; &quot;;[.I117];[.G117])" office:value-type="string" office:string-value="T1 13 410" calcext:value-type="string">
            <text:p>T1 13 4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18];&quot; &quot;;[.E118];&quot; &quot;;[.I118];[.G118])" office:value-type="string" office:string-value="T1 13 110" calcext:value-type="string">
            <text:p>T1 13 1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19];&quot; &quot;;[.E119];&quot; &quot;;[.I119];[.G119])" office:value-type="string" office:string-value="T1 13 210" calcext:value-type="string">
            <text:p>T1 13 2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20];&quot; &quot;;[.E120];&quot; &quot;;[.I120];[.G120])" office:value-type="string" office:string-value="T1 13 310" calcext:value-type="string">
            <text:p>T1 13 3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21];&quot; &quot;;[.E121];&quot; &quot;;[.I121];[.G121])" office:value-type="string" office:string-value="T1 13 410" calcext:value-type="string">
            <text:p>T1 13 4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22];&quot; &quot;;[.E122];&quot; &quot;;[.I122];[.G122])" office:value-type="string" office:string-value="P2 13 11" calcext:value-type="string">
            <text:p>P2 13 1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23];&quot; &quot;;[.E123];&quot; &quot;;[.I123];[.G123])" office:value-type="string" office:string-value="P2 13 21" calcext:value-type="string">
            <text:p>P2 13 2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24];&quot; &quot;;[.E124];&quot; &quot;;[.I124];[.G124])" office:value-type="string" office:string-value="P2 13 31" calcext:value-type="string">
            <text:p>P2 13 3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25];&quot; &quot;;[.E125];&quot; &quot;;[.I125];[.G125])" office:value-type="string" office:string-value="P2 13 41" calcext:value-type="string">
            <text:p>P2 13 4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26];&quot; &quot;;[.E126];&quot; &quot;;[.I126];[.G126])" office:value-type="string" office:string-value="P2 13 11" calcext:value-type="string">
            <text:p>P2 13 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27];&quot; &quot;;[.E127];&quot; &quot;;[.I127];[.G127])" office:value-type="string" office:string-value="P2 13 21" calcext:value-type="string">
            <text:p>P2 13 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28];&quot; &quot;;[.E128];&quot; &quot;;[.I128];[.G128])" office:value-type="string" office:string-value="P2 13 31" calcext:value-type="string">
            <text:p>P2 13 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29];&quot; &quot;;[.E129];&quot; &quot;;[.I129];[.G129])" office:value-type="string" office:string-value="P2 13 41" calcext:value-type="string">
            <text:p>P2 13 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30];&quot; &quot;;[.E130];&quot; &quot;;[.I130];[.G130])" office:value-type="string" office:string-value="P2 13 11" calcext:value-type="string">
            <text:p>P2 13 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31];&quot; &quot;;[.E131];&quot; &quot;;[.I131];[.G131])" office:value-type="string" office:string-value="P2 13 21" calcext:value-type="string">
            <text:p>P2 13 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32];&quot; &quot;;[.E132];&quot; &quot;;[.I132];[.G132])" office:value-type="string" office:string-value="P2 13 31" calcext:value-type="string">
            <text:p>P2 13 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33];&quot; &quot;;[.E133];&quot; &quot;;[.I133];[.G133])" office:value-type="string" office:string-value="P2 13 41" calcext:value-type="string">
            <text:p>P2 13 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34];&quot; &quot;;[.E134];&quot; &quot;;[.I134];[.G134])" office:value-type="string" office:string-value="P2 13 12" calcext:value-type="string">
            <text:p>P2 13 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35];&quot; &quot;;[.E135];&quot; &quot;;[.I135];[.G135])" office:value-type="string" office:string-value="P2 13 22" calcext:value-type="string">
            <text:p>P2 13 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36];&quot; &quot;;[.E136];&quot; &quot;;[.I136];[.G136])" office:value-type="string" office:string-value="P2 13 32" calcext:value-type="string">
            <text:p>P2 13 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37];&quot; &quot;;[.E137];&quot; &quot;;[.I137];[.G137])" office:value-type="string" office:string-value="P2 13 42" calcext:value-type="string">
            <text:p>P2 13 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38];&quot; &quot;;[.E138];&quot; &quot;;[.I138];[.G138])" office:value-type="string" office:string-value="P2 13 12" calcext:value-type="string">
            <text:p>P2 13 1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39];&quot; &quot;;[.E139];&quot; &quot;;[.I139];[.G139])" office:value-type="string" office:string-value="P2 13 22" calcext:value-type="string">
            <text:p>P2 13 2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40];&quot; &quot;;[.E140];&quot; &quot;;[.I140];[.G140])" office:value-type="string" office:string-value="P2 13 32" calcext:value-type="string">
            <text:p>P2 13 3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41];&quot; &quot;;[.E141];&quot; &quot;;[.I141];[.G141])" office:value-type="string" office:string-value="P2 13 42" calcext:value-type="string">
            <text:p>P2 13 4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42];&quot; &quot;;[.E142];&quot; &quot;;[.I142];[.G142])" office:value-type="string" office:string-value="P2 13 12" calcext:value-type="string">
            <text:p>P2 13 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43];&quot; &quot;;[.E143];&quot; &quot;;[.I143];[.G143])" office:value-type="string" office:string-value="P2 13 22" calcext:value-type="string">
            <text:p>P2 13 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44];&quot; &quot;;[.E144];&quot; &quot;;[.I144];[.G144])" office:value-type="string" office:string-value="P2 13 32" calcext:value-type="string">
            <text:p>P2 13 3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45];&quot; &quot;;[.E145];&quot; &quot;;[.I145];[.G145])" office:value-type="string" office:string-value="P2 13 42" calcext:value-type="string">
            <text:p>P2 13 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46];&quot; &quot;;[.E146];&quot; &quot;;[.I146];[.G146])" office:value-type="string" office:string-value="P2 13 13" calcext:value-type="string">
            <text:p>P2 13 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47];&quot; &quot;;[.E147];&quot; &quot;;[.I147];[.G147])" office:value-type="string" office:string-value="P2 13 23" calcext:value-type="string">
            <text:p>P2 13 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48];&quot; &quot;;[.E148];&quot; &quot;;[.I148];[.G148])" office:value-type="string" office:string-value="P2 13 33" calcext:value-type="string">
            <text:p>P2 13 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49];&quot; &quot;;[.E149];&quot; &quot;;[.I149];[.G149])" office:value-type="string" office:string-value="P2 13 43" calcext:value-type="string">
            <text:p>P2 13 4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50];&quot; &quot;;[.E150];&quot; &quot;;[.I150];[.G150])" office:value-type="string" office:string-value="P2 13 13" calcext:value-type="string">
            <text:p>P2 13 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51];&quot; &quot;;[.E151];&quot; &quot;;[.I151];[.G151])" office:value-type="string" office:string-value="P2 13 23" calcext:value-type="string">
            <text:p>P2 13 2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52];&quot; &quot;;[.E152];&quot; &quot;;[.I152];[.G152])" office:value-type="string" office:string-value="P2 13 33" calcext:value-type="string">
            <text:p>P2 13 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53];&quot; &quot;;[.E153];&quot; &quot;;[.I153];[.G153])" office:value-type="string" office:string-value="P2 13 43" calcext:value-type="string">
            <text:p>P2 13 4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54];&quot; &quot;;[.E154];&quot; &quot;;[.I154];[.G154])" office:value-type="string" office:string-value="P2 13 13" calcext:value-type="string">
            <text:p>P2 13 1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55];&quot; &quot;;[.E155];&quot; &quot;;[.I155];[.G155])" office:value-type="string" office:string-value="P2 13 23" calcext:value-type="string">
            <text:p>P2 13 2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56];&quot; &quot;;[.E156];&quot; &quot;;[.I156];[.G156])" office:value-type="string" office:string-value="P2 13 33" calcext:value-type="string">
            <text:p>P2 13 33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57];&quot; &quot;;[.E157];&quot; &quot;;[.I157];[.G157])" office:value-type="string" office:string-value="P2 13 43" calcext:value-type="string">
            <text:p>P2 13 4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58];&quot; &quot;;[.E158];&quot; &quot;;[.I158];[.G158])" office:value-type="string" office:string-value="P2 13 14" calcext:value-type="string">
            <text:p>P2 13 1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59];&quot; &quot;;[.E159];&quot; &quot;;[.I159];[.G159])" office:value-type="string" office:string-value="P2 13 24" calcext:value-type="string">
            <text:p>P2 13 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60];&quot; &quot;;[.E160];&quot; &quot;;[.I160];[.G160])" office:value-type="string" office:string-value="P2 13 34" calcext:value-type="string">
            <text:p>P2 13 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61];&quot; &quot;;[.E161];&quot; &quot;;[.I161];[.G161])" office:value-type="string" office:string-value="P2 13 44" calcext:value-type="string">
            <text:p>P2 13 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62];&quot; &quot;;[.E162];&quot; &quot;;[.I162];[.G162])" office:value-type="string" office:string-value="P2 13 14" calcext:value-type="string">
            <text:p>P2 13 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63];&quot; &quot;;[.E163];&quot; &quot;;[.I163];[.G163])" office:value-type="string" office:string-value="P2 13 24" calcext:value-type="string">
            <text:p>P2 13 2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64];&quot; &quot;;[.E164];&quot; &quot;;[.I164];[.G164])" office:value-type="string" office:string-value="P2 13 34" calcext:value-type="string">
            <text:p>P2 13 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65];&quot; &quot;;[.E165];&quot; &quot;;[.I165];[.G165])" office:value-type="string" office:string-value="P2 13 44" calcext:value-type="string">
            <text:p>P2 13 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66];&quot; &quot;;[.E166];&quot; &quot;;[.I166];[.G166])" office:value-type="string" office:string-value="P2 13 14" calcext:value-type="string">
            <text:p>P2 13 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67];&quot; &quot;;[.E167];&quot; &quot;;[.I167];[.G167])" office:value-type="string" office:string-value="P2 13 24" calcext:value-type="string">
            <text:p>P2 13 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68];&quot; &quot;;[.E168];&quot; &quot;;[.I168];[.G168])" office:value-type="string" office:string-value="P2 13 34" calcext:value-type="string">
            <text:p>P2 13 3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69];&quot; &quot;;[.E169];&quot; &quot;;[.I169];[.G169])" office:value-type="string" office:string-value="P2 13 44" calcext:value-type="string">
            <text:p>P2 13 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70];&quot; &quot;;[.E170];&quot; &quot;;[.I170];[.G170])" office:value-type="string" office:string-value="P2 13 15" calcext:value-type="string">
            <text:p>P2 13 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71];&quot; &quot;;[.E171];&quot; &quot;;[.I171];[.G171])" office:value-type="string" office:string-value="P2 13 25" calcext:value-type="string">
            <text:p>P2 13 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72];&quot; &quot;;[.E172];&quot; &quot;;[.I172];[.G172])" office:value-type="string" office:string-value="P2 13 35" calcext:value-type="string">
            <text:p>P2 13 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73];&quot; &quot;;[.E173];&quot; &quot;;[.I173];[.G173])" office:value-type="string" office:string-value="P2 13 45" calcext:value-type="string">
            <text:p>P2 13 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74];&quot; &quot;;[.E174];&quot; &quot;;[.I174];[.G174])" office:value-type="string" office:string-value="P2 13 15" calcext:value-type="string">
            <text:p>P2 13 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75];&quot; &quot;;[.E175];&quot; &quot;;[.I175];[.G175])" office:value-type="string" office:string-value="P2 13 25" calcext:value-type="string">
            <text:p>P2 13 2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76];&quot; &quot;;[.E176];&quot; &quot;;[.I176];[.G176])" office:value-type="string" office:string-value="P2 13 35" calcext:value-type="string">
            <text:p>P2 13 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77];&quot; &quot;;[.E177];&quot; &quot;;[.I177];[.G177])" office:value-type="string" office:string-value="P2 13 45" calcext:value-type="string">
            <text:p>P2 13 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78];&quot; &quot;;[.E178];&quot; &quot;;[.I178];[.G178])" office:value-type="string" office:string-value="P2 13 15" calcext:value-type="string">
            <text:p>P2 13 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79];&quot; &quot;;[.E179];&quot; &quot;;[.I179];[.G179])" office:value-type="string" office:string-value="P2 13 25" calcext:value-type="string">
            <text:p>P2 13 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80];&quot; &quot;;[.E180];&quot; &quot;;[.I180];[.G180])" office:value-type="string" office:string-value="P2 13 35" calcext:value-type="string">
            <text:p>P2 13 3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81];&quot; &quot;;[.E181];&quot; &quot;;[.I181];[.G181])" office:value-type="string" office:string-value="P2 13 45" calcext:value-type="string">
            <text:p>P2 13 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82];&quot; &quot;;[.E182];&quot; &quot;;[.I182];[.G182])" office:value-type="string" office:string-value="P2 13 16" calcext:value-type="string">
            <text:p>P2 13 1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83];&quot; &quot;;[.E183];&quot; &quot;;[.I183];[.G183])" office:value-type="string" office:string-value="P2 13 26" calcext:value-type="string">
            <text:p>P2 13 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84];&quot; &quot;;[.E184];&quot; &quot;;[.I184];[.G184])" office:value-type="string" office:string-value="P2 13 36" calcext:value-type="string">
            <text:p>P2 13 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85];&quot; &quot;;[.E185];&quot; &quot;;[.I185];[.G185])" office:value-type="string" office:string-value="P2 13 46" calcext:value-type="string">
            <text:p>P2 13 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86];&quot; &quot;;[.E186];&quot; &quot;;[.I186];[.G186])" office:value-type="string" office:string-value="P2 13 16" calcext:value-type="string">
            <text:p>P2 13 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87];&quot; &quot;;[.E187];&quot; &quot;;[.I187];[.G187])" office:value-type="string" office:string-value="P2 13 26" calcext:value-type="string">
            <text:p>P2 13 2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88];&quot; &quot;;[.E188];&quot; &quot;;[.I188];[.G188])" office:value-type="string" office:string-value="P2 13 36" calcext:value-type="string">
            <text:p>P2 13 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89];&quot; &quot;;[.E189];&quot; &quot;;[.I189];[.G189])" office:value-type="string" office:string-value="P2 13 46" calcext:value-type="string">
            <text:p>P2 13 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90];&quot; &quot;;[.E190];&quot; &quot;;[.I190];[.G190])" office:value-type="string" office:string-value="P2 13 16" calcext:value-type="string">
            <text:p>P2 13 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91];&quot; &quot;;[.E191];&quot; &quot;;[.I191];[.G191])" office:value-type="string" office:string-value="P2 13 26" calcext:value-type="string">
            <text:p>P2 13 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92];&quot; &quot;;[.E192];&quot; &quot;;[.I192];[.G192])" office:value-type="string" office:string-value="P2 13 36" calcext:value-type="string">
            <text:p>P2 13 3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93];&quot; &quot;;[.E193];&quot; &quot;;[.I193];[.G193])" office:value-type="string" office:string-value="P2 13 46" calcext:value-type="string">
            <text:p>P2 13 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94];&quot; &quot;;[.E194];&quot; &quot;;[.I194];[.G194])" office:value-type="string" office:string-value="P2 13 17" calcext:value-type="string">
            <text:p>P2 13 1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95];&quot; &quot;;[.E195];&quot; &quot;;[.I195];[.G195])" office:value-type="string" office:string-value="P2 13 27" calcext:value-type="string">
            <text:p>P2 13 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96];&quot; &quot;;[.E196];&quot; &quot;;[.I196];[.G196])" office:value-type="string" office:string-value="P2 13 37" calcext:value-type="string">
            <text:p>P2 13 3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97];&quot; &quot;;[.E197];&quot; &quot;;[.I197];[.G197])" office:value-type="string" office:string-value="P2 13 47" calcext:value-type="string">
            <text:p>P2 13 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98];&quot; &quot;;[.E198];&quot; &quot;;[.I198];[.G198])" office:value-type="string" office:string-value="P2 13 17" calcext:value-type="string">
            <text:p>P2 13 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199];&quot; &quot;;[.E199];&quot; &quot;;[.I199];[.G199])" office:value-type="string" office:string-value="P2 13 27" calcext:value-type="string">
            <text:p>P2 13 2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00];&quot; &quot;;[.E200];&quot; &quot;;[.I200];[.G200])" office:value-type="string" office:string-value="P2 13 37" calcext:value-type="string">
            <text:p>P2 13 3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01];&quot; &quot;;[.E201];&quot; &quot;;[.I201];[.G201])" office:value-type="string" office:string-value="P2 13 47" calcext:value-type="string">
            <text:p>P2 13 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02];&quot; &quot;;[.E202];&quot; &quot;;[.I202];[.G202])" office:value-type="string" office:string-value="P2 13 17" calcext:value-type="string">
            <text:p>P2 13 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03];&quot; &quot;;[.E203];&quot; &quot;;[.I203];[.G203])" office:value-type="string" office:string-value="P2 13 27" calcext:value-type="string">
            <text:p>P2 13 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04];&quot; &quot;;[.E204];&quot; &quot;;[.I204];[.G204])" office:value-type="string" office:string-value="P2 13 37" calcext:value-type="string">
            <text:p>P2 13 3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05];&quot; &quot;;[.E205];&quot; &quot;;[.I205];[.G205])" office:value-type="string" office:string-value="P2 13 47" calcext:value-type="string">
            <text:p>P2 13 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06];&quot; &quot;;[.E206];&quot; &quot;;[.I206];[.G206])" office:value-type="string" office:string-value="P2 13 18" calcext:value-type="string">
            <text:p>P2 13 1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07];&quot; &quot;;[.E207];&quot; &quot;;[.I207];[.G207])" office:value-type="string" office:string-value="P2 13 28" calcext:value-type="string">
            <text:p>P2 13 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08];&quot; &quot;;[.E208];&quot; &quot;;[.I208];[.G208])" office:value-type="string" office:string-value="P2 13 38" calcext:value-type="string">
            <text:p>P2 13 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09];&quot; &quot;;[.E209];&quot; &quot;;[.I209];[.G209])" office:value-type="string" office:string-value="P2 13 48" calcext:value-type="string">
            <text:p>P2 13 4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10];&quot; &quot;;[.E210];&quot; &quot;;[.I210];[.G210])" office:value-type="string" office:string-value="P2 13 18" calcext:value-type="string">
            <text:p>P2 13 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11];&quot; &quot;;[.E211];&quot; &quot;;[.I211];[.G211])" office:value-type="string" office:string-value="P2 13 28" calcext:value-type="string">
            <text:p>P2 13 2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12];&quot; &quot;;[.E212];&quot; &quot;;[.I212];[.G212])" office:value-type="string" office:string-value="P2 13 38" calcext:value-type="string">
            <text:p>P2 13 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13];&quot; &quot;;[.E213];&quot; &quot;;[.I213];[.G213])" office:value-type="string" office:string-value="P2 13 48" calcext:value-type="string">
            <text:p>P2 13 4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14];&quot; &quot;;[.E214];&quot; &quot;;[.I214];[.G214])" office:value-type="string" office:string-value="P2 13 18" calcext:value-type="string">
            <text:p>P2 13 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15];&quot; &quot;;[.E215];&quot; &quot;;[.I215];[.G215])" office:value-type="string" office:string-value="P2 13 28" calcext:value-type="string">
            <text:p>P2 13 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16];&quot; &quot;;[.E216];&quot; &quot;;[.I216];[.G216])" office:value-type="string" office:string-value="P2 13 38" calcext:value-type="string">
            <text:p>P2 13 3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17];&quot; &quot;;[.E217];&quot; &quot;;[.I217];[.G217])" office:value-type="string" office:string-value="P2 13 48" calcext:value-type="string">
            <text:p>P2 13 4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18];&quot; &quot;;[.E218];&quot; &quot;;[.I218];[.G218])" office:value-type="string" office:string-value="P2 13 19" calcext:value-type="string">
            <text:p>P2 13 1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19];&quot; &quot;;[.E219];&quot; &quot;;[.I219];[.G219])" office:value-type="string" office:string-value="P2 13 29" calcext:value-type="string">
            <text:p>P2 13 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20];&quot; &quot;;[.E220];&quot; &quot;;[.I220];[.G220])" office:value-type="string" office:string-value="P2 13 39" calcext:value-type="string">
            <text:p>P2 13 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21];&quot; &quot;;[.E221];&quot; &quot;;[.I221];[.G221])" office:value-type="string" office:string-value="P2 13 49" calcext:value-type="string">
            <text:p>P2 13 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22];&quot; &quot;;[.E222];&quot; &quot;;[.I222];[.G222])" office:value-type="string" office:string-value="P2 13 19" calcext:value-type="string">
            <text:p>P2 13 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23];&quot; &quot;;[.E223];&quot; &quot;;[.I223];[.G223])" office:value-type="string" office:string-value="P2 13 29" calcext:value-type="string">
            <text:p>P2 13 2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office:value-type="float" office:value="103" calcext:value-type="float">
            <text:p>103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24];&quot; &quot;;[.E224];&quot; &quot;;[.I224];[.G224])" office:value-type="string" office:string-value="P2 13 39" calcext:value-type="string">
            <text:p>P2 13 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25];&quot; &quot;;[.E225];&quot; &quot;;[.I225];[.G225])" office:value-type="string" office:string-value="P2 13 49" calcext:value-type="string">
            <text:p>P2 13 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26];&quot; &quot;;[.E226];&quot; &quot;;[.I226];[.G226])" office:value-type="string" office:string-value="P2 13 19" calcext:value-type="string">
            <text:p>P2 13 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27];&quot; &quot;;[.E227];&quot; &quot;;[.I227];[.G227])" office:value-type="string" office:string-value="P2 13 29" calcext:value-type="string">
            <text:p>P2 13 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28];&quot; &quot;;[.E228];&quot; &quot;;[.I228];[.G228])" office:value-type="string" office:string-value="P2 13 39" calcext:value-type="string">
            <text:p>P2 13 3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29];&quot; &quot;;[.E229];&quot; &quot;;[.I229];[.G229])" office:value-type="string" office:string-value="P2 13 49" calcext:value-type="string">
            <text:p>P2 13 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30];&quot; &quot;;[.E230];&quot; &quot;;[.I230];[.G230])" office:value-type="string" office:string-value="P2 13 110" calcext:value-type="string">
            <text:p>P2 13 1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31];&quot; &quot;;[.E231];&quot; &quot;;[.I231];[.G231])" office:value-type="string" office:string-value="P2 13 210" calcext:value-type="string">
            <text:p>P2 13 2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32];&quot; &quot;;[.E232];&quot; &quot;;[.I232];[.G232])" office:value-type="string" office:string-value="P2 13 310" calcext:value-type="string">
            <text:p>P2 13 3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33];&quot; &quot;;[.E233];&quot; &quot;;[.I233];[.G233])" office:value-type="string" office:string-value="P2 13 410" calcext:value-type="string">
            <text:p>P2 13 4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34];&quot; &quot;;[.E234];&quot; &quot;;[.I234];[.G234])" office:value-type="string" office:string-value="P2 13 110" calcext:value-type="string">
            <text:p>P2 13 1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35];&quot; &quot;;[.E235];&quot; &quot;;[.I235];[.G235])" office:value-type="string" office:string-value="P2 13 210" calcext:value-type="string">
            <text:p>P2 13 2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36];&quot; &quot;;[.E236];&quot; &quot;;[.I236];[.G236])" office:value-type="string" office:string-value="P2 13 310" calcext:value-type="string">
            <text:p>P2 13 3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37];&quot; &quot;;[.E237];&quot; &quot;;[.I237];[.G237])" office:value-type="string" office:string-value="P2 13 410" calcext:value-type="string">
            <text:p>P2 13 4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38];&quot; &quot;;[.E238];&quot; &quot;;[.I238];[.G238])" office:value-type="string" office:string-value="P2 13 110" calcext:value-type="string">
            <text:p>P2 13 1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39];&quot; &quot;;[.E239];&quot; &quot;;[.I239];[.G239])" office:value-type="string" office:string-value="P2 13 210" calcext:value-type="string">
            <text:p>P2 13 2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40];&quot; &quot;;[.E240];&quot; &quot;;[.I240];[.G240])" office:value-type="string" office:string-value="P2 13 310" calcext:value-type="string">
            <text:p>P2 13 3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P2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41];&quot; &quot;;[.E241];&quot; &quot;;[.I241];[.G241])" office:value-type="string" office:string-value="P2 13 410" calcext:value-type="string">
            <text:p>P2 13 4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42];&quot; &quot;;[.E242];&quot; &quot;;[.I242];[.G242])" office:value-type="string" office:string-value="M3 13 11" calcext:value-type="string">
            <text:p>M3 13 1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43];&quot; &quot;;[.E243];&quot; &quot;;[.I243];[.G243])" office:value-type="string" office:string-value="M3 13 21" calcext:value-type="string">
            <text:p>M3 13 2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44];&quot; &quot;;[.E244];&quot; &quot;;[.I244];[.G244])" office:value-type="string" office:string-value="M3 13 31" calcext:value-type="string">
            <text:p>M3 13 3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45];&quot; &quot;;[.E245];&quot; &quot;;[.I245];[.G245])" office:value-type="string" office:string-value="M3 13 41" calcext:value-type="string">
            <text:p>M3 13 4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46];&quot; &quot;;[.E246];&quot; &quot;;[.I246];[.G246])" office:value-type="string" office:string-value="M3 13 11" calcext:value-type="string">
            <text:p>M3 13 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47];&quot; &quot;;[.E247];&quot; &quot;;[.I247];[.G247])" office:value-type="string" office:string-value="M3 13 21" calcext:value-type="string">
            <text:p>M3 13 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48];&quot; &quot;;[.E248];&quot; &quot;;[.I248];[.G248])" office:value-type="string" office:string-value="M3 13 31" calcext:value-type="string">
            <text:p>M3 13 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49];&quot; &quot;;[.E249];&quot; &quot;;[.I249];[.G249])" office:value-type="string" office:string-value="M3 13 41" calcext:value-type="string">
            <text:p>M3 13 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50];&quot; &quot;;[.E250];&quot; &quot;;[.I250];[.G250])" office:value-type="string" office:string-value="M3 13 11" calcext:value-type="string">
            <text:p>M3 13 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51];&quot; &quot;;[.E251];&quot; &quot;;[.I251];[.G251])" office:value-type="string" office:string-value="M3 13 21" calcext:value-type="string">
            <text:p>M3 13 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52];&quot; &quot;;[.E252];&quot; &quot;;[.I252];[.G252])" office:value-type="string" office:string-value="M3 13 31" calcext:value-type="string">
            <text:p>M3 13 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53];&quot; &quot;;[.E253];&quot; &quot;;[.I253];[.G253])" office:value-type="string" office:string-value="M3 13 41" calcext:value-type="string">
            <text:p>M3 13 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54];&quot; &quot;;[.E254];&quot; &quot;;[.I254];[.G254])" office:value-type="string" office:string-value="M3 13 12" calcext:value-type="string">
            <text:p>M3 13 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55];&quot; &quot;;[.E255];&quot; &quot;;[.I255];[.G255])" office:value-type="string" office:string-value="M3 13 22" calcext:value-type="string">
            <text:p>M3 13 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56];&quot; &quot;;[.E256];&quot; &quot;;[.I256];[.G256])" office:value-type="string" office:string-value="M3 13 32" calcext:value-type="string">
            <text:p>M3 13 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57];&quot; &quot;;[.E257];&quot; &quot;;[.I257];[.G257])" office:value-type="string" office:string-value="M3 13 42" calcext:value-type="string">
            <text:p>M3 13 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58];&quot; &quot;;[.E258];&quot; &quot;;[.I258];[.G258])" office:value-type="string" office:string-value="M3 13 12" calcext:value-type="string">
            <text:p>M3 13 1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59];&quot; &quot;;[.E259];&quot; &quot;;[.I259];[.G259])" office:value-type="string" office:string-value="M3 13 22" calcext:value-type="string">
            <text:p>M3 13 2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60];&quot; &quot;;[.E260];&quot; &quot;;[.I260];[.G260])" office:value-type="string" office:string-value="M3 13 32" calcext:value-type="string">
            <text:p>M3 13 3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61];&quot; &quot;;[.E261];&quot; &quot;;[.I261];[.G261])" office:value-type="string" office:string-value="M3 13 42" calcext:value-type="string">
            <text:p>M3 13 4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62];&quot; &quot;;[.E262];&quot; &quot;;[.I262];[.G262])" office:value-type="string" office:string-value="M3 13 12" calcext:value-type="string">
            <text:p>M3 13 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63];&quot; &quot;;[.E263];&quot; &quot;;[.I263];[.G263])" office:value-type="string" office:string-value="M3 13 22" calcext:value-type="string">
            <text:p>M3 13 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64];&quot; &quot;;[.E264];&quot; &quot;;[.I264];[.G264])" office:value-type="string" office:string-value="M3 13 32" calcext:value-type="string">
            <text:p>M3 13 3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65];&quot; &quot;;[.E265];&quot; &quot;;[.I265];[.G265])" office:value-type="string" office:string-value="M3 13 42" calcext:value-type="string">
            <text:p>M3 13 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66];&quot; &quot;;[.E266];&quot; &quot;;[.I266];[.G266])" office:value-type="string" office:string-value="M3 13 13" calcext:value-type="string">
            <text:p>M3 13 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67];&quot; &quot;;[.E267];&quot; &quot;;[.I267];[.G267])" office:value-type="string" office:string-value="M3 13 23" calcext:value-type="string">
            <text:p>M3 13 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68];&quot; &quot;;[.E268];&quot; &quot;;[.I268];[.G268])" office:value-type="string" office:string-value="M3 13 33" calcext:value-type="string">
            <text:p>M3 13 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69];&quot; &quot;;[.E269];&quot; &quot;;[.I269];[.G269])" office:value-type="string" office:string-value="M3 13 43" calcext:value-type="string">
            <text:p>M3 13 4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70];&quot; &quot;;[.E270];&quot; &quot;;[.I270];[.G270])" office:value-type="string" office:string-value="M3 13 13" calcext:value-type="string">
            <text:p>M3 13 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71];&quot; &quot;;[.E271];&quot; &quot;;[.I271];[.G271])" office:value-type="string" office:string-value="M3 13 23" calcext:value-type="string">
            <text:p>M3 13 2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72];&quot; &quot;;[.E272];&quot; &quot;;[.I272];[.G272])" office:value-type="string" office:string-value="M3 13 33" calcext:value-type="string">
            <text:p>M3 13 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73];&quot; &quot;;[.E273];&quot; &quot;;[.I273];[.G273])" office:value-type="string" office:string-value="M3 13 43" calcext:value-type="string">
            <text:p>M3 13 4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74];&quot; &quot;;[.E274];&quot; &quot;;[.I274];[.G274])" office:value-type="string" office:string-value="M3 13 13" calcext:value-type="string">
            <text:p>M3 13 1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75];&quot; &quot;;[.E275];&quot; &quot;;[.I275];[.G275])" office:value-type="string" office:string-value="M3 13 23" calcext:value-type="string">
            <text:p>M3 13 2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76];&quot; &quot;;[.E276];&quot; &quot;;[.I276];[.G276])" office:value-type="string" office:string-value="M3 13 33" calcext:value-type="string">
            <text:p>M3 13 33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77];&quot; &quot;;[.E277];&quot; &quot;;[.I277];[.G277])" office:value-type="string" office:string-value="M3 13 43" calcext:value-type="string">
            <text:p>M3 13 4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78];&quot; &quot;;[.E278];&quot; &quot;;[.I278];[.G278])" office:value-type="string" office:string-value="M3 13 14" calcext:value-type="string">
            <text:p>M3 13 1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79];&quot; &quot;;[.E279];&quot; &quot;;[.I279];[.G279])" office:value-type="string" office:string-value="M3 13 24" calcext:value-type="string">
            <text:p>M3 13 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80];&quot; &quot;;[.E280];&quot; &quot;;[.I280];[.G280])" office:value-type="string" office:string-value="M3 13 34" calcext:value-type="string">
            <text:p>M3 13 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81];&quot; &quot;;[.E281];&quot; &quot;;[.I281];[.G281])" office:value-type="string" office:string-value="M3 13 44" calcext:value-type="string">
            <text:p>M3 13 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82];&quot; &quot;;[.E282];&quot; &quot;;[.I282];[.G282])" office:value-type="string" office:string-value="M3 13 14" calcext:value-type="string">
            <text:p>M3 13 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83];&quot; &quot;;[.E283];&quot; &quot;;[.I283];[.G283])" office:value-type="string" office:string-value="M3 13 24" calcext:value-type="string">
            <text:p>M3 13 2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84];&quot; &quot;;[.E284];&quot; &quot;;[.I284];[.G284])" office:value-type="string" office:string-value="M3 13 34" calcext:value-type="string">
            <text:p>M3 13 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85];&quot; &quot;;[.E285];&quot; &quot;;[.I285];[.G285])" office:value-type="string" office:string-value="M3 13 44" calcext:value-type="string">
            <text:p>M3 13 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86];&quot; &quot;;[.E286];&quot; &quot;;[.I286];[.G286])" office:value-type="string" office:string-value="M3 13 14" calcext:value-type="string">
            <text:p>M3 13 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87];&quot; &quot;;[.E287];&quot; &quot;;[.I287];[.G287])" office:value-type="string" office:string-value="M3 13 24" calcext:value-type="string">
            <text:p>M3 13 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88];&quot; &quot;;[.E288];&quot; &quot;;[.I288];[.G288])" office:value-type="string" office:string-value="M3 13 34" calcext:value-type="string">
            <text:p>M3 13 3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89];&quot; &quot;;[.E289];&quot; &quot;;[.I289];[.G289])" office:value-type="string" office:string-value="M3 13 44" calcext:value-type="string">
            <text:p>M3 13 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90];&quot; &quot;;[.E290];&quot; &quot;;[.I290];[.G290])" office:value-type="string" office:string-value="M3 13 15" calcext:value-type="string">
            <text:p>M3 13 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91];&quot; &quot;;[.E291];&quot; &quot;;[.I291];[.G291])" office:value-type="string" office:string-value="M3 13 25" calcext:value-type="string">
            <text:p>M3 13 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92];&quot; &quot;;[.E292];&quot; &quot;;[.I292];[.G292])" office:value-type="string" office:string-value="M3 13 35" calcext:value-type="string">
            <text:p>M3 13 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93];&quot; &quot;;[.E293];&quot; &quot;;[.I293];[.G293])" office:value-type="string" office:string-value="M3 13 45" calcext:value-type="string">
            <text:p>M3 13 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94];&quot; &quot;;[.E294];&quot; &quot;;[.I294];[.G294])" office:value-type="string" office:string-value="M3 13 15" calcext:value-type="string">
            <text:p>M3 13 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95];&quot; &quot;;[.E295];&quot; &quot;;[.I295];[.G295])" office:value-type="string" office:string-value="M3 13 25" calcext:value-type="string">
            <text:p>M3 13 2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96];&quot; &quot;;[.E296];&quot; &quot;;[.I296];[.G296])" office:value-type="string" office:string-value="M3 13 35" calcext:value-type="string">
            <text:p>M3 13 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97];&quot; &quot;;[.E297];&quot; &quot;;[.I297];[.G297])" office:value-type="string" office:string-value="M3 13 45" calcext:value-type="string">
            <text:p>M3 13 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98];&quot; &quot;;[.E298];&quot; &quot;;[.I298];[.G298])" office:value-type="string" office:string-value="M3 13 15" calcext:value-type="string">
            <text:p>M3 13 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299];&quot; &quot;;[.E299];&quot; &quot;;[.I299];[.G299])" office:value-type="string" office:string-value="M3 13 25" calcext:value-type="string">
            <text:p>M3 13 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00];&quot; &quot;;[.E300];&quot; &quot;;[.I300];[.G300])" office:value-type="string" office:string-value="M3 13 35" calcext:value-type="string">
            <text:p>M3 13 3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01];&quot; &quot;;[.E301];&quot; &quot;;[.I301];[.G301])" office:value-type="string" office:string-value="M3 13 45" calcext:value-type="string">
            <text:p>M3 13 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02];&quot; &quot;;[.E302];&quot; &quot;;[.I302];[.G302])" office:value-type="string" office:string-value="M3 13 16" calcext:value-type="string">
            <text:p>M3 13 1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03];&quot; &quot;;[.E303];&quot; &quot;;[.I303];[.G303])" office:value-type="string" office:string-value="M3 13 26" calcext:value-type="string">
            <text:p>M3 13 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04];&quot; &quot;;[.E304];&quot; &quot;;[.I304];[.G304])" office:value-type="string" office:string-value="M3 13 36" calcext:value-type="string">
            <text:p>M3 13 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05];&quot; &quot;;[.E305];&quot; &quot;;[.I305];[.G305])" office:value-type="string" office:string-value="M3 13 46" calcext:value-type="string">
            <text:p>M3 13 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06];&quot; &quot;;[.E306];&quot; &quot;;[.I306];[.G306])" office:value-type="string" office:string-value="M3 13 16" calcext:value-type="string">
            <text:p>M3 13 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07];&quot; &quot;;[.E307];&quot; &quot;;[.I307];[.G307])" office:value-type="string" office:string-value="M3 13 26" calcext:value-type="string">
            <text:p>M3 13 2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08];&quot; &quot;;[.E308];&quot; &quot;;[.I308];[.G308])" office:value-type="string" office:string-value="M3 13 36" calcext:value-type="string">
            <text:p>M3 13 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09];&quot; &quot;;[.E309];&quot; &quot;;[.I309];[.G309])" office:value-type="string" office:string-value="M3 13 46" calcext:value-type="string">
            <text:p>M3 13 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10];&quot; &quot;;[.E310];&quot; &quot;;[.I310];[.G310])" office:value-type="string" office:string-value="M3 13 16" calcext:value-type="string">
            <text:p>M3 13 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11];&quot; &quot;;[.E311];&quot; &quot;;[.I311];[.G311])" office:value-type="string" office:string-value="M3 13 26" calcext:value-type="string">
            <text:p>M3 13 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12];&quot; &quot;;[.E312];&quot; &quot;;[.I312];[.G312])" office:value-type="string" office:string-value="M3 13 36" calcext:value-type="string">
            <text:p>M3 13 3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13];&quot; &quot;;[.E313];&quot; &quot;;[.I313];[.G313])" office:value-type="string" office:string-value="M3 13 46" calcext:value-type="string">
            <text:p>M3 13 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14];&quot; &quot;;[.E314];&quot; &quot;;[.I314];[.G314])" office:value-type="string" office:string-value="M3 13 17" calcext:value-type="string">
            <text:p>M3 13 1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15];&quot; &quot;;[.E315];&quot; &quot;;[.I315];[.G315])" office:value-type="string" office:string-value="M3 13 27" calcext:value-type="string">
            <text:p>M3 13 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16];&quot; &quot;;[.E316];&quot; &quot;;[.I316];[.G316])" office:value-type="string" office:string-value="M3 13 37" calcext:value-type="string">
            <text:p>M3 13 3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17];&quot; &quot;;[.E317];&quot; &quot;;[.I317];[.G317])" office:value-type="string" office:string-value="M3 13 47" calcext:value-type="string">
            <text:p>M3 13 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18];&quot; &quot;;[.E318];&quot; &quot;;[.I318];[.G318])" office:value-type="string" office:string-value="M3 13 17" calcext:value-type="string">
            <text:p>M3 13 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19];&quot; &quot;;[.E319];&quot; &quot;;[.I319];[.G319])" office:value-type="string" office:string-value="M3 13 27" calcext:value-type="string">
            <text:p>M3 13 2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20];&quot; &quot;;[.E320];&quot; &quot;;[.I320];[.G320])" office:value-type="string" office:string-value="M3 13 37" calcext:value-type="string">
            <text:p>M3 13 3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21];&quot; &quot;;[.E321];&quot; &quot;;[.I321];[.G321])" office:value-type="string" office:string-value="M3 13 47" calcext:value-type="string">
            <text:p>M3 13 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22];&quot; &quot;;[.E322];&quot; &quot;;[.I322];[.G322])" office:value-type="string" office:string-value="M3 13 17" calcext:value-type="string">
            <text:p>M3 13 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23];&quot; &quot;;[.E323];&quot; &quot;;[.I323];[.G323])" office:value-type="string" office:string-value="M3 13 27" calcext:value-type="string">
            <text:p>M3 13 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24];&quot; &quot;;[.E324];&quot; &quot;;[.I324];[.G324])" office:value-type="string" office:string-value="M3 13 37" calcext:value-type="string">
            <text:p>M3 13 3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25];&quot; &quot;;[.E325];&quot; &quot;;[.I325];[.G325])" office:value-type="string" office:string-value="M3 13 47" calcext:value-type="string">
            <text:p>M3 13 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26];&quot; &quot;;[.E326];&quot; &quot;;[.I326];[.G326])" office:value-type="string" office:string-value="M3 13 18" calcext:value-type="string">
            <text:p>M3 13 1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27];&quot; &quot;;[.E327];&quot; &quot;;[.I327];[.G327])" office:value-type="string" office:string-value="M3 13 28" calcext:value-type="string">
            <text:p>M3 13 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28];&quot; &quot;;[.E328];&quot; &quot;;[.I328];[.G328])" office:value-type="string" office:string-value="M3 13 38" calcext:value-type="string">
            <text:p>M3 13 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29];&quot; &quot;;[.E329];&quot; &quot;;[.I329];[.G329])" office:value-type="string" office:string-value="M3 13 48" calcext:value-type="string">
            <text:p>M3 13 4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30];&quot; &quot;;[.E330];&quot; &quot;;[.I330];[.G330])" office:value-type="string" office:string-value="M3 13 18" calcext:value-type="string">
            <text:p>M3 13 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31];&quot; &quot;;[.E331];&quot; &quot;;[.I331];[.G331])" office:value-type="string" office:string-value="M3 13 28" calcext:value-type="string">
            <text:p>M3 13 2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32];&quot; &quot;;[.E332];&quot; &quot;;[.I332];[.G332])" office:value-type="string" office:string-value="M3 13 38" calcext:value-type="string">
            <text:p>M3 13 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33];&quot; &quot;;[.E333];&quot; &quot;;[.I333];[.G333])" office:value-type="string" office:string-value="M3 13 48" calcext:value-type="string">
            <text:p>M3 13 4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34];&quot; &quot;;[.E334];&quot; &quot;;[.I334];[.G334])" office:value-type="string" office:string-value="M3 13 18" calcext:value-type="string">
            <text:p>M3 13 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35];&quot; &quot;;[.E335];&quot; &quot;;[.I335];[.G335])" office:value-type="string" office:string-value="M3 13 28" calcext:value-type="string">
            <text:p>M3 13 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36];&quot; &quot;;[.E336];&quot; &quot;;[.I336];[.G336])" office:value-type="string" office:string-value="M3 13 38" calcext:value-type="string">
            <text:p>M3 13 3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37];&quot; &quot;;[.E337];&quot; &quot;;[.I337];[.G337])" office:value-type="string" office:string-value="M3 13 48" calcext:value-type="string">
            <text:p>M3 13 4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38];&quot; &quot;;[.E338];&quot; &quot;;[.I338];[.G338])" office:value-type="string" office:string-value="M3 13 19" calcext:value-type="string">
            <text:p>M3 13 1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39];&quot; &quot;;[.E339];&quot; &quot;;[.I339];[.G339])" office:value-type="string" office:string-value="M3 13 29" calcext:value-type="string">
            <text:p>M3 13 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40];&quot; &quot;;[.E340];&quot; &quot;;[.I340];[.G340])" office:value-type="string" office:string-value="M3 13 39" calcext:value-type="string">
            <text:p>M3 13 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41];&quot; &quot;;[.E341];&quot; &quot;;[.I341];[.G341])" office:value-type="string" office:string-value="M3 13 49" calcext:value-type="string">
            <text:p>M3 13 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42];&quot; &quot;;[.E342];&quot; &quot;;[.I342];[.G342])" office:value-type="string" office:string-value="M3 13 19" calcext:value-type="string">
            <text:p>M3 13 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43];&quot; &quot;;[.E343];&quot; &quot;;[.I343];[.G343])" office:value-type="string" office:string-value="M3 13 29" calcext:value-type="string">
            <text:p>M3 13 2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office:value-type="float" office:value="103" calcext:value-type="float">
            <text:p>103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44];&quot; &quot;;[.E344];&quot; &quot;;[.I344];[.G344])" office:value-type="string" office:string-value="M3 13 39" calcext:value-type="string">
            <text:p>M3 13 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45];&quot; &quot;;[.E345];&quot; &quot;;[.I345];[.G345])" office:value-type="string" office:string-value="M3 13 49" calcext:value-type="string">
            <text:p>M3 13 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46];&quot; &quot;;[.E346];&quot; &quot;;[.I346];[.G346])" office:value-type="string" office:string-value="M3 13 19" calcext:value-type="string">
            <text:p>M3 13 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47];&quot; &quot;;[.E347];&quot; &quot;;[.I347];[.G347])" office:value-type="string" office:string-value="M3 13 29" calcext:value-type="string">
            <text:p>M3 13 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48];&quot; &quot;;[.E348];&quot; &quot;;[.I348];[.G348])" office:value-type="string" office:string-value="M3 13 39" calcext:value-type="string">
            <text:p>M3 13 3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49];&quot; &quot;;[.E349];&quot; &quot;;[.I349];[.G349])" office:value-type="string" office:string-value="M3 13 49" calcext:value-type="string">
            <text:p>M3 13 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50];&quot; &quot;;[.E350];&quot; &quot;;[.I350];[.G350])" office:value-type="string" office:string-value="M3 13 110" calcext:value-type="string">
            <text:p>M3 13 1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51];&quot; &quot;;[.E351];&quot; &quot;;[.I351];[.G351])" office:value-type="string" office:string-value="M3 13 210" calcext:value-type="string">
            <text:p>M3 13 2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3" calcext:value-type="float">
            <text:p>3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52];&quot; &quot;;[.E352];&quot; &quot;;[.I352];[.G352])" office:value-type="string" office:string-value="M3 13 310" calcext:value-type="string">
            <text:p>M3 13 3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53];&quot; &quot;;[.E353];&quot; &quot;;[.I353];[.G353])" office:value-type="string" office:string-value="M3 13 410" calcext:value-type="string">
            <text:p>M3 13 4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5" calcext:value-type="float">
            <text:p>5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54];&quot; &quot;;[.E354];&quot; &quot;;[.I354];[.G354])" office:value-type="string" office:string-value="M3 13 110" calcext:value-type="string">
            <text:p>M3 13 1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6" calcext:value-type="float">
            <text:p>6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55];&quot; &quot;;[.E355];&quot; &quot;;[.I355];[.G355])" office:value-type="string" office:string-value="M3 13 210" calcext:value-type="string">
            <text:p>M3 13 2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7" calcext:value-type="float">
            <text:p>7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56];&quot; &quot;;[.E356];&quot; &quot;;[.I356];[.G356])" office:value-type="string" office:string-value="M3 13 310" calcext:value-type="string">
            <text:p>M3 13 3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8" calcext:value-type="float">
            <text:p>8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57];&quot; &quot;;[.E357];&quot; &quot;;[.I357];[.G357])" office:value-type="string" office:string-value="M3 13 410" calcext:value-type="string">
            <text:p>M3 13 4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9" calcext:value-type="float">
            <text:p>9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58];&quot; &quot;;[.E358];&quot; &quot;;[.I358];[.G358])" office:value-type="string" office:string-value="M3 13 110" calcext:value-type="string">
            <text:p>M3 13 1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10" calcext:value-type="float">
            <text:p>10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59];&quot; &quot;;[.E359];&quot; &quot;;[.I359];[.G359])" office:value-type="string" office:string-value="M3 13 210" calcext:value-type="string">
            <text:p>M3 13 2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11" calcext:value-type="float">
            <text:p>11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60];&quot; &quot;;[.E360];&quot; &quot;;[.I360];[.G360])" office:value-type="string" office:string-value="M3 13 310" calcext:value-type="string">
            <text:p>M3 13 3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2" calcext:value-type="float">
            <text:p>12</text:p>
          </table:table-cell>
          <table:table-cell table:style-name="ce24" office:value-type="string" calcext:value-type="string">
            <text:p>M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CONCATENATE([.D361];&quot; &quot;;[.E361];&quot; &quot;;[.I361];[.G361])" office:value-type="string" office:string-value="M3 13 410" calcext:value-type="string">
            <text:p>M3 13 4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3" table:number-rows-repeated="10482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stc_mi" table:style-name="ta1" table:print="false">
        <table:table-column table:style-name="co27" table:default-cell-style-name="ce21"/>
        <table:table-column table:style-name="co28" table:number-columns-repeated="2" table:default-cell-style-name="ce21"/>
        <table:table-column table:style-name="co29" table:default-cell-style-name="ce21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33" table:default-cell-style-name="ce22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34" table:number-columns-repeated="2" table:default-cell-style-name="ce7"/>
        <table:table-column table:style-name="co14" table:default-cell-style-name="ce21"/>
        <table:table-column table:style-name="co14" table:default-cell-style-name="ce1"/>
        <table:table-column table:style-name="co14" table:number-columns-repeated="4" table:default-cell-style-name="ce3"/>
        <table:table-column table:style-name="co26" table:number-columns-repeated="1005" table:default-cell-style-name="ce23"/>
        <table:table-row table:style-name="ro3">
          <table:table-cell table:style-name="ce22" office:value-type="string" calcext:value-type="string">
            <text:p>mci_recid</text:p>
          </table:table-cell>
          <table:table-cell table:style-name="ce22" office:value-type="string" calcext:value-type="string">
            <text:p>mci_refsite</text:p>
          </table:table-cell>
          <table:table-cell table:style-name="ce22" office:value-type="string" calcext:value-type="string">
            <text:p>mci_refday</text:p>
          </table:table-cell>
          <table:table-cell table:style-name="ce22" office:value-type="string" calcext:value-type="string">
            <text:p>si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mg_fid</text:p>
          </table:table-cell>
          <table:table-cell office:value-type="string" calcext:value-type="string">
            <text:p>img_flink</text:p>
          </table:table-cell>
          <table:table-cell office:value-type="string" calcext:value-type="string">
            <text:p>img_cid</text:p>
          </table:table-cell>
          <table:table-cell table:style-name="ce22" office:value-type="string" calcext:value-type="string">
            <text:p>day_c</text:p>
          </table:table-cell>
          <table:table-cell table:style-name="ce22" office:value-type="string" calcext:value-type="string">
            <text:p>rep_nci</text:p>
          </table:table-cell>
          <table:table-cell table:style-name="ce22" office:value-type="string" calcext:value-type="string">
            <text:p>grid_id</text:p>
          </table:table-cell>
          <table:table-cell table:style-name="ce13" office:value-type="string" calcext:value-type="string">
            <text:p>mnci_ob1</text:p>
          </table:table-cell>
          <table:table-cell table:style-name="ce13" office:value-type="string" calcext:value-type="string">
            <text:p>mnci_ob2</text:p>
          </table:table-cell>
          <table:table-cell/>
          <table:table-cell table:style-name="ce2"/>
          <table:table-cell table:style-name="ce1" table:number-columns-repeated="2"/>
          <table:table-cell table:number-columns-repeated="100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];2;1);[.E2];[.$H2];[.$K2];[.$I2])" office:value-type="string" office:string-value="113111" calcext:value-type="string">
            <text:p>113111</text:p>
          </table:table-cell>
          <table:table-cell table:style-name="ce26" table:formula="of:=HYPERLINK(INDEX([images.$B$2:.$B$583];MATCH([.$F2];[images.$D$2:.$D$583];0));(INDEX([images.$F$2:.$F$583];MATCH([.$F2];[images.$D$2:.$D$583];0))))" office:value-type="string" office:string-value="T113111.jpg" calcext:value-type="string">
            <text:p>T113111.j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09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];2;1);[.E3];[.$H3];[.$K3];[.$I3])" office:value-type="string" office:string-value="113121" calcext:value-type="string">
            <text:p>113121</text:p>
          </table:table-cell>
          <table:table-cell table:style-name="ce26" table:formula="of:=HYPERLINK(INDEX([images.$B$2:.$B$583];MATCH([.$F3];[images.$D$2:.$D$583];0));(INDEX([images.$F$2:.$F$583];MATCH([.$F3];[images.$D$2:.$D$583];0))))" office:value-type="string" office:string-value="T113121.jpg" calcext:value-type="string">
            <text:p>T113121.jp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  <table:table-cell table:style-name="ce2"/>
          <table:table-cell table:number-columns-repeated="1009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4];2;1);[.E4];[.$H4];[.$K4];[.$I4])" office:value-type="string" office:string-value="113131" calcext:value-type="string">
            <text:p>113131</text:p>
          </table:table-cell>
          <table:table-cell table:style-name="ce26" table:formula="of:=HYPERLINK(INDEX([images.$B$2:.$B$583];MATCH([.$F4];[images.$D$2:.$D$583];0));(INDEX([images.$F$2:.$F$583];MATCH([.$F4];[images.$D$2:.$D$583];0))))" office:value-type="string" office:string-value="T113131.jpg" calcext:value-type="string">
            <text:p>T113131.jp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3" table:number-columns-repeated="3"/>
          <table:table-cell table:number-columns-repeated="1008"/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5];2;1);[.E5];[.$H5];[.$K5];[.$I5])" office:value-type="string" office:string-value="113141" calcext:value-type="string">
            <text:p>113141</text:p>
          </table:table-cell>
          <table:table-cell table:style-name="ce26" table:formula="of:=HYPERLINK(INDEX([images.$B$2:.$B$583];MATCH([.$F5];[images.$D$2:.$D$583];0));(INDEX([images.$F$2:.$F$583];MATCH([.$F5];[images.$D$2:.$D$583];0))))" office:value-type="string" office:string-value="T113141.jpg" calcext:value-type="string">
            <text:p>T113141.jp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3"/>
          <table:table-cell table:style-name="ce2"/>
          <table:table-cell table:number-columns-repeated="1009"/>
        </table:table-row>
        <table:table-row table:style-name="ro3"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6];2;1);[.E6];[.$H6];[.$K6];[.$I6])" office:value-type="string" office:string-value="113111" calcext:value-type="string">
            <text:p>113111</text:p>
          </table:table-cell>
          <table:table-cell table:style-name="ce26" table:formula="of:=HYPERLINK(INDEX([images.$B$2:.$B$583];MATCH([.$F6];[images.$D$2:.$D$583];0));(INDEX([images.$F$2:.$F$583];MATCH([.$F6];[images.$D$2:.$D$583];0))))" office:value-type="string" office:string-value="T113111.jpg" calcext:value-type="string">
            <text:p>T11311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/>
          <table:table-cell table:style-name="ce3"/>
          <table:table-cell table:number-columns-repeated="1009"/>
        </table:table-row>
        <table:table-row table:style-name="ro3"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7];2;1);[.E7];[.$H7];[.$K7];[.$I7])" office:value-type="string" office:string-value="113121" calcext:value-type="string">
            <text:p>113121</text:p>
          </table:table-cell>
          <table:table-cell table:style-name="ce26" table:formula="of:=HYPERLINK(INDEX([images.$B$2:.$B$583];MATCH([.$F7];[images.$D$2:.$D$583];0));(INDEX([images.$F$2:.$F$583];MATCH([.$F7];[images.$D$2:.$D$583];0))))" office:value-type="string" office:string-value="T113121.jpg" calcext:value-type="string">
            <text:p>T113121.jp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23"/>
          <table:table-cell table:style-name="ce2"/>
          <table:table-cell table:number-columns-repeated="1009"/>
        </table:table-row>
        <table:table-row table:style-name="ro3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8];2;1);[.E8];[.$H8];[.$K8];[.$I8])" office:value-type="string" office:string-value="113131" calcext:value-type="string">
            <text:p>113131</text:p>
          </table:table-cell>
          <table:table-cell table:style-name="ce26" table:formula="of:=HYPERLINK(INDEX([images.$B$2:.$B$583];MATCH([.$F8];[images.$D$2:.$D$583];0));(INDEX([images.$F$2:.$F$583];MATCH([.$F8];[images.$D$2:.$D$583];0))))" office:value-type="string" office:string-value="T113131.jpg" calcext:value-type="string">
            <text:p>T11313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3"/>
          <table:table-cell table:style-name="ce2"/>
          <table:table-cell table:style-name="ce25"/>
          <table:table-cell table:number-columns-repeated="1008"/>
        </table:table-row>
        <table:table-row table:style-name="ro3"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9];2;1);[.E9];[.$H9];[.$K9];[.$I9])" office:value-type="string" office:string-value="113141" calcext:value-type="string">
            <text:p>113141</text:p>
          </table:table-cell>
          <table:table-cell table:style-name="ce26" table:formula="of:=HYPERLINK(INDEX([images.$B$2:.$B$583];MATCH([.$F9];[images.$D$2:.$D$583];0));(INDEX([images.$F$2:.$F$583];MATCH([.$F9];[images.$D$2:.$D$583];0))))" office:value-type="string" office:string-value="T113141.jpg" calcext:value-type="string">
            <text:p>T11314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3"/>
          <table:table-cell table:style-name="ce2"/>
          <table:table-cell table:style-name="ce25"/>
          <table:table-cell table:number-columns-repeated="1008"/>
        </table:table-row>
        <table:table-row table:style-name="ro3"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0];2;1);[.E10];[.$H10];[.$K10];[.$I10])" office:value-type="string" office:string-value="113111" calcext:value-type="string">
            <text:p>113111</text:p>
          </table:table-cell>
          <table:table-cell table:style-name="ce26" table:formula="of:=HYPERLINK(INDEX([images.$B$2:.$B$583];MATCH([.$F10];[images.$D$2:.$D$583];0));(INDEX([images.$F$2:.$F$583];MATCH([.$F10];[images.$D$2:.$D$583];0))))" office:value-type="string" office:string-value="T113111.jpg" calcext:value-type="string">
            <text:p>T11311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/>
          <table:table-cell table:style-name="ce2"/>
          <table:table-cell table:style-name="ce25"/>
          <table:table-cell table:number-columns-repeated="1008"/>
        </table:table-row>
        <table:table-row table:style-name="ro3"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1];2;1);[.E11];[.$H11];[.$K11];[.$I11])" office:value-type="string" office:string-value="113121" calcext:value-type="string">
            <text:p>113121</text:p>
          </table:table-cell>
          <table:table-cell table:style-name="ce26" table:formula="of:=HYPERLINK(INDEX([images.$B$2:.$B$583];MATCH([.$F11];[images.$D$2:.$D$583];0));(INDEX([images.$F$2:.$F$583];MATCH([.$F11];[images.$D$2:.$D$583];0))))" office:value-type="string" office:string-value="T113121.jpg" calcext:value-type="string">
            <text:p>T11312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  <table:table-cell table:style-name="ce2"/>
          <table:table-cell table:style-name="ce25"/>
          <table:table-cell table:number-columns-repeated="1008"/>
        </table:table-row>
        <table:table-row table:style-name="ro3"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2];2;1);[.E12];[.$H12];[.$K12];[.$I12])" office:value-type="string" office:string-value="113131" calcext:value-type="string">
            <text:p>113131</text:p>
          </table:table-cell>
          <table:table-cell table:style-name="ce26" table:formula="of:=HYPERLINK(INDEX([images.$B$2:.$B$583];MATCH([.$F12];[images.$D$2:.$D$583];0));(INDEX([images.$F$2:.$F$583];MATCH([.$F12];[images.$D$2:.$D$583];0))))" office:value-type="string" office:string-value="T113131.jpg" calcext:value-type="string">
            <text:p>T113131.jp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23"/>
          <table:table-cell table:style-name="ce2" table:number-columns-repeated="2"/>
          <table:table-cell table:number-columns-repeated="1008"/>
        </table:table-row>
        <table:table-row table:style-name="ro3">
          <table:table-cell table:number-columns-repeated="3" office:value-type="float" office:value="12" calcext:value-type="float">
            <text:p>1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3];2;1);[.E13];[.$H13];[.$K13];[.$I13])" office:value-type="string" office:string-value="113141" calcext:value-type="string">
            <text:p>113141</text:p>
          </table:table-cell>
          <table:table-cell table:style-name="ce26" table:formula="of:=HYPERLINK(INDEX([images.$B$2:.$B$583];MATCH([.$F13];[images.$D$2:.$D$583];0));(INDEX([images.$F$2:.$F$583];MATCH([.$F13];[images.$D$2:.$D$583];0))))" office:value-type="string" office:string-value="T113141.jpg" calcext:value-type="string">
            <text:p>T11314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3"/>
          <table:table-cell table:style-name="ce2"/>
          <table:table-cell table:number-columns-repeated="1009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4];2;1);[.E14];[.$H14];[.$K14];[.$I14])" office:value-type="string" office:string-value="113112" calcext:value-type="string">
            <text:p>113112</text:p>
          </table:table-cell>
          <table:table-cell table:style-name="ce26" table:formula="of:=HYPERLINK(INDEX([images.$B$2:.$B$583];MATCH([.$F14];[images.$D$2:.$D$583];0));(INDEX([images.$F$2:.$F$583];MATCH([.$F14];[images.$D$2:.$D$583];0))))" office:value-type="string" office:string-value="T113112.jpg" calcext:value-type="string">
            <text:p>T11311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style-name="ce27"/>
          <table:table-cell table:number-columns-repeated="1008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5];2;1);[.E15];[.$H15];[.$K15];[.$I15])" office:value-type="string" office:string-value="113122" calcext:value-type="string">
            <text:p>113122</text:p>
          </table:table-cell>
          <table:table-cell table:style-name="ce26" table:formula="of:=HYPERLINK(INDEX([images.$B$2:.$B$583];MATCH([.$F15];[images.$D$2:.$D$583];0));(INDEX([images.$F$2:.$F$583];MATCH([.$F15];[images.$D$2:.$D$583];0))))" office:value-type="string" office:string-value="T113122.jpg" calcext:value-type="string">
            <text:p>T11312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number-columns-repeated="1009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6];2;1);[.E16];[.$H16];[.$K16];[.$I16])" office:value-type="string" office:string-value="113132" calcext:value-type="string">
            <text:p>113132</text:p>
          </table:table-cell>
          <table:table-cell table:style-name="ce26" table:formula="of:=HYPERLINK(INDEX([images.$B$2:.$B$583];MATCH([.$F16];[images.$D$2:.$D$583];0));(INDEX([images.$F$2:.$F$583];MATCH([.$F16];[images.$D$2:.$D$583];0))))" office:value-type="string" office:string-value="T113132.jpg" calcext:value-type="string">
            <text:p>T11313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7];2;1);[.E17];[.$H17];[.$K17];[.$I17])" office:value-type="string" office:string-value="113142" calcext:value-type="string">
            <text:p>113142</text:p>
          </table:table-cell>
          <table:table-cell table:style-name="ce26" table:formula="of:=HYPERLINK(INDEX([images.$B$2:.$B$583];MATCH([.$F17];[images.$D$2:.$D$583];0));(INDEX([images.$F$2:.$F$583];MATCH([.$F17];[images.$D$2:.$D$583];0))))" office:value-type="string" office:string-value="T113142.jpg" calcext:value-type="string">
            <text:p>T11314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8];2;1);[.E18];[.$H18];[.$K18];[.$I18])" office:value-type="string" office:string-value="113112" calcext:value-type="string">
            <text:p>113112</text:p>
          </table:table-cell>
          <table:table-cell table:style-name="ce26" table:formula="of:=HYPERLINK(INDEX([images.$B$2:.$B$583];MATCH([.$F18];[images.$D$2:.$D$583];0));(INDEX([images.$F$2:.$F$583];MATCH([.$F18];[images.$D$2:.$D$583];0))))" office:value-type="string" office:string-value="T113112.jpg" calcext:value-type="string">
            <text:p>T11311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9];2;1);[.E19];[.$H19];[.$K19];[.$I19])" office:value-type="string" office:string-value="113122" calcext:value-type="string">
            <text:p>113122</text:p>
          </table:table-cell>
          <table:table-cell table:style-name="ce26" table:formula="of:=HYPERLINK(INDEX([images.$B$2:.$B$583];MATCH([.$F19];[images.$D$2:.$D$583];0));(INDEX([images.$F$2:.$F$583];MATCH([.$F19];[images.$D$2:.$D$583];0))))" office:value-type="string" office:string-value="T113122.jpg" calcext:value-type="string">
            <text:p>T113122.jp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0];2;1);[.E20];[.$H20];[.$K20];[.$I20])" office:value-type="string" office:string-value="113132" calcext:value-type="string">
            <text:p>113132</text:p>
          </table:table-cell>
          <table:table-cell table:style-name="ce26" table:formula="of:=HYPERLINK(INDEX([images.$B$2:.$B$583];MATCH([.$F20];[images.$D$2:.$D$583];0));(INDEX([images.$F$2:.$F$583];MATCH([.$F20];[images.$D$2:.$D$583];0))))" office:value-type="string" office:string-value="T113132.jpg" calcext:value-type="string">
            <text:p>T11313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1];2;1);[.E21];[.$H21];[.$K21];[.$I21])" office:value-type="string" office:string-value="113142" calcext:value-type="string">
            <text:p>113142</text:p>
          </table:table-cell>
          <table:table-cell table:style-name="ce26" table:formula="of:=HYPERLINK(INDEX([images.$B$2:.$B$583];MATCH([.$F21];[images.$D$2:.$D$583];0));(INDEX([images.$F$2:.$F$583];MATCH([.$F21];[images.$D$2:.$D$583];0))))" office:value-type="string" office:string-value="T113142.jpg" calcext:value-type="string">
            <text:p>T11314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2];2;1);[.E22];[.$H22];[.$K22];[.$I22])" office:value-type="string" office:string-value="113112" calcext:value-type="string">
            <text:p>113112</text:p>
          </table:table-cell>
          <table:table-cell table:style-name="ce26" table:formula="of:=HYPERLINK(INDEX([images.$B$2:.$B$583];MATCH([.$F22];[images.$D$2:.$D$583];0));(INDEX([images.$F$2:.$F$583];MATCH([.$F22];[images.$D$2:.$D$583];0))))" office:value-type="string" office:string-value="T113112.jpg" calcext:value-type="string">
            <text:p>T11311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3];2;1);[.E23];[.$H23];[.$K23];[.$I23])" office:value-type="string" office:string-value="113122" calcext:value-type="string">
            <text:p>113122</text:p>
          </table:table-cell>
          <table:table-cell table:style-name="ce26" table:formula="of:=HYPERLINK(INDEX([images.$B$2:.$B$583];MATCH([.$F23];[images.$D$2:.$D$583];0));(INDEX([images.$F$2:.$F$583];MATCH([.$F23];[images.$D$2:.$D$583];0))))" office:value-type="string" office:string-value="T113122.jpg" calcext:value-type="string">
            <text:p>T11312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4];2;1);[.E24];[.$H24];[.$K24];[.$I24])" office:value-type="string" office:string-value="113132" calcext:value-type="string">
            <text:p>113132</text:p>
          </table:table-cell>
          <table:table-cell table:style-name="ce26" table:formula="of:=HYPERLINK(INDEX([images.$B$2:.$B$583];MATCH([.$F24];[images.$D$2:.$D$583];0));(INDEX([images.$F$2:.$F$583];MATCH([.$F24];[images.$D$2:.$D$583];0))))" office:value-type="string" office:string-value="T113132.jpg" calcext:value-type="string">
            <text:p>T11313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5];2;1);[.E25];[.$H25];[.$K25];[.$I25])" office:value-type="string" office:string-value="113142" calcext:value-type="string">
            <text:p>113142</text:p>
          </table:table-cell>
          <table:table-cell table:style-name="ce26" table:formula="of:=HYPERLINK(INDEX([images.$B$2:.$B$583];MATCH([.$F25];[images.$D$2:.$D$583];0));(INDEX([images.$F$2:.$F$583];MATCH([.$F25];[images.$D$2:.$D$583];0))))" office:value-type="string" office:string-value="T113142.jpg" calcext:value-type="string">
            <text:p>T11314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6];2;1);[.E26];[.$H26];[.$K26];[.$I26])" office:value-type="string" office:string-value="113113" calcext:value-type="string">
            <text:p>113113</text:p>
          </table:table-cell>
          <table:table-cell table:style-name="ce26" table:formula="of:=HYPERLINK(INDEX([images.$B$2:.$B$583];MATCH([.$F26];[images.$D$2:.$D$583];0));(INDEX([images.$F$2:.$F$583];MATCH([.$F26];[images.$D$2:.$D$583];0))))" office:value-type="string" office:string-value="T113113.jpg" calcext:value-type="string">
            <text:p>T11311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7];2;1);[.E27];[.$H27];[.$K27];[.$I27])" office:value-type="string" office:string-value="113123" calcext:value-type="string">
            <text:p>113123</text:p>
          </table:table-cell>
          <table:table-cell table:style-name="ce26" table:formula="of:=HYPERLINK(INDEX([images.$B$2:.$B$583];MATCH([.$F27];[images.$D$2:.$D$583];0));(INDEX([images.$F$2:.$F$583];MATCH([.$F27];[images.$D$2:.$D$583];0))))" office:value-type="string" office:string-value="T113123.jpg" calcext:value-type="string">
            <text:p>T11312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8];2;1);[.E28];[.$H28];[.$K28];[.$I28])" office:value-type="string" office:string-value="113133" calcext:value-type="string">
            <text:p>113133</text:p>
          </table:table-cell>
          <table:table-cell table:style-name="ce26" table:formula="of:=HYPERLINK(INDEX([images.$B$2:.$B$583];MATCH([.$F28];[images.$D$2:.$D$583];0));(INDEX([images.$F$2:.$F$583];MATCH([.$F28];[images.$D$2:.$D$583];0))))" office:value-type="string" office:string-value="T113133.jpg" calcext:value-type="string">
            <text:p>T11313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9];2;1);[.E29];[.$H29];[.$K29];[.$I29])" office:value-type="string" office:string-value="113143" calcext:value-type="string">
            <text:p>113143</text:p>
          </table:table-cell>
          <table:table-cell table:style-name="ce26" table:formula="of:=HYPERLINK(INDEX([images.$B$2:.$B$583];MATCH([.$F29];[images.$D$2:.$D$583];0));(INDEX([images.$F$2:.$F$583];MATCH([.$F29];[images.$D$2:.$D$583];0))))" office:value-type="string" office:string-value="T113143.jpg" calcext:value-type="string">
            <text:p>T11314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0];2;1);[.E30];[.$H30];[.$K30];[.$I30])" office:value-type="string" office:string-value="113113" calcext:value-type="string">
            <text:p>113113</text:p>
          </table:table-cell>
          <table:table-cell table:style-name="ce26" table:formula="of:=HYPERLINK(INDEX([images.$B$2:.$B$583];MATCH([.$F30];[images.$D$2:.$D$583];0));(INDEX([images.$F$2:.$F$583];MATCH([.$F30];[images.$D$2:.$D$583];0))))" office:value-type="string" office:string-value="T113113.jpg" calcext:value-type="string">
            <text:p>T11311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1];2;1);[.E31];[.$H31];[.$K31];[.$I31])" office:value-type="string" office:string-value="113123" calcext:value-type="string">
            <text:p>113123</text:p>
          </table:table-cell>
          <table:table-cell table:style-name="ce26" table:formula="of:=HYPERLINK(INDEX([images.$B$2:.$B$583];MATCH([.$F31];[images.$D$2:.$D$583];0));(INDEX([images.$F$2:.$F$583];MATCH([.$F31];[images.$D$2:.$D$583];0))))" office:value-type="string" office:string-value="T113123.jpg" calcext:value-type="string">
            <text:p>T11312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2];2;1);[.E32];[.$H32];[.$K32];[.$I32])" office:value-type="string" office:string-value="113133" calcext:value-type="string">
            <text:p>113133</text:p>
          </table:table-cell>
          <table:table-cell table:style-name="ce26" table:formula="of:=HYPERLINK(INDEX([images.$B$2:.$B$583];MATCH([.$F32];[images.$D$2:.$D$583];0));(INDEX([images.$F$2:.$F$583];MATCH([.$F32];[images.$D$2:.$D$583];0))))" office:value-type="string" office:string-value="T113133.jpg" calcext:value-type="string">
            <text:p>T11313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3];2;1);[.E33];[.$H33];[.$K33];[.$I33])" office:value-type="string" office:string-value="113143" calcext:value-type="string">
            <text:p>113143</text:p>
          </table:table-cell>
          <table:table-cell table:style-name="ce26" table:formula="of:=HYPERLINK(INDEX([images.$B$2:.$B$583];MATCH([.$F33];[images.$D$2:.$D$583];0));(INDEX([images.$F$2:.$F$583];MATCH([.$F33];[images.$D$2:.$D$583];0))))" office:value-type="string" office:string-value="T113143.jpg" calcext:value-type="string">
            <text:p>T11314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4];2;1);[.E34];[.$H34];[.$K34];[.$I34])" office:value-type="string" office:string-value="113113" calcext:value-type="string">
            <text:p>113113</text:p>
          </table:table-cell>
          <table:table-cell table:style-name="ce26" table:formula="of:=HYPERLINK(INDEX([images.$B$2:.$B$583];MATCH([.$F34];[images.$D$2:.$D$583];0));(INDEX([images.$F$2:.$F$583];MATCH([.$F34];[images.$D$2:.$D$583];0))))" office:value-type="string" office:string-value="T113113.jpg" calcext:value-type="string">
            <text:p>T11311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5];2;1);[.E35];[.$H35];[.$K35];[.$I35])" office:value-type="string" office:string-value="113123" calcext:value-type="string">
            <text:p>113123</text:p>
          </table:table-cell>
          <table:table-cell table:style-name="ce26" table:formula="of:=HYPERLINK(INDEX([images.$B$2:.$B$583];MATCH([.$F35];[images.$D$2:.$D$583];0));(INDEX([images.$F$2:.$F$583];MATCH([.$F35];[images.$D$2:.$D$583];0))))" office:value-type="string" office:string-value="T113123.jpg" calcext:value-type="string">
            <text:p>T11312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6];2;1);[.E36];[.$H36];[.$K36];[.$I36])" office:value-type="string" office:string-value="113133" calcext:value-type="string">
            <text:p>113133</text:p>
          </table:table-cell>
          <table:table-cell table:style-name="ce26" table:formula="of:=HYPERLINK(INDEX([images.$B$2:.$B$583];MATCH([.$F36];[images.$D$2:.$D$583];0));(INDEX([images.$F$2:.$F$583];MATCH([.$F36];[images.$D$2:.$D$583];0))))" office:value-type="string" office:string-value="T113133.jpg" calcext:value-type="string">
            <text:p>T113133.jp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7];2;1);[.E37];[.$H37];[.$K37];[.$I37])" office:value-type="string" office:string-value="113143" calcext:value-type="string">
            <text:p>113143</text:p>
          </table:table-cell>
          <table:table-cell table:style-name="ce26" table:formula="of:=HYPERLINK(INDEX([images.$B$2:.$B$583];MATCH([.$F37];[images.$D$2:.$D$583];0));(INDEX([images.$F$2:.$F$583];MATCH([.$F37];[images.$D$2:.$D$583];0))))" office:value-type="string" office:string-value="T113143.jpg" calcext:value-type="string">
            <text:p>T11314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8];2;1);[.E38];[.$H38];[.$K38];[.$I38])" office:value-type="string" office:string-value="113114" calcext:value-type="string">
            <text:p>113114</text:p>
          </table:table-cell>
          <table:table-cell table:style-name="ce26" table:formula="of:=HYPERLINK(INDEX([images.$B$2:.$B$583];MATCH([.$F38];[images.$D$2:.$D$583];0));(INDEX([images.$F$2:.$F$583];MATCH([.$F38];[images.$D$2:.$D$583];0))))" office:value-type="string" office:string-value="T113114.jpg" calcext:value-type="string">
            <text:p>T11311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9];2;1);[.E39];[.$H39];[.$K39];[.$I39])" office:value-type="string" office:string-value="113124" calcext:value-type="string">
            <text:p>113124</text:p>
          </table:table-cell>
          <table:table-cell table:style-name="ce26" table:formula="of:=HYPERLINK(INDEX([images.$B$2:.$B$583];MATCH([.$F39];[images.$D$2:.$D$583];0));(INDEX([images.$F$2:.$F$583];MATCH([.$F39];[images.$D$2:.$D$583];0))))" office:value-type="string" office:string-value="T113124.jpg" calcext:value-type="string">
            <text:p>T11312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40];2;1);[.E40];[.$H40];[.$K40];[.$I40])" office:value-type="string" office:string-value="113134" calcext:value-type="string">
            <text:p>113134</text:p>
          </table:table-cell>
          <table:table-cell table:style-name="ce26" table:formula="of:=HYPERLINK(INDEX([images.$B$2:.$B$583];MATCH([.$F40];[images.$D$2:.$D$583];0));(INDEX([images.$F$2:.$F$583];MATCH([.$F40];[images.$D$2:.$D$583];0))))" office:value-type="string" office:string-value="T113134.jpg" calcext:value-type="string">
            <text:p>T11313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41];2;1);[.E41];[.$H41];[.$K41];[.$I41])" office:value-type="string" office:string-value="113144" calcext:value-type="string">
            <text:p>113144</text:p>
          </table:table-cell>
          <table:table-cell table:style-name="ce26" table:formula="of:=HYPERLINK(INDEX([images.$B$2:.$B$583];MATCH([.$F41];[images.$D$2:.$D$583];0));(INDEX([images.$F$2:.$F$583];MATCH([.$F41];[images.$D$2:.$D$583];0))))" office:value-type="string" office:string-value="T113144.jpg" calcext:value-type="string">
            <text:p>T11314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42];2;1);[.E42];[.$H42];[.$K42];[.$I42])" office:value-type="string" office:string-value="113114" calcext:value-type="string">
            <text:p>113114</text:p>
          </table:table-cell>
          <table:table-cell table:style-name="ce26" table:formula="of:=HYPERLINK(INDEX([images.$B$2:.$B$583];MATCH([.$F42];[images.$D$2:.$D$583];0));(INDEX([images.$F$2:.$F$583];MATCH([.$F42];[images.$D$2:.$D$583];0))))" office:value-type="string" office:string-value="T113114.jpg" calcext:value-type="string">
            <text:p>T11311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43];2;1);[.E43];[.$H43];[.$K43];[.$I43])" office:value-type="string" office:string-value="113124" calcext:value-type="string">
            <text:p>113124</text:p>
          </table:table-cell>
          <table:table-cell table:style-name="ce26" table:formula="of:=HYPERLINK(INDEX([images.$B$2:.$B$583];MATCH([.$F43];[images.$D$2:.$D$583];0));(INDEX([images.$F$2:.$F$583];MATCH([.$F43];[images.$D$2:.$D$583];0))))" office:value-type="string" office:string-value="T113124.jpg" calcext:value-type="string">
            <text:p>T11312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44];2;1);[.E44];[.$H44];[.$K44];[.$I44])" office:value-type="string" office:string-value="113134" calcext:value-type="string">
            <text:p>113134</text:p>
          </table:table-cell>
          <table:table-cell table:style-name="ce26" table:formula="of:=HYPERLINK(INDEX([images.$B$2:.$B$583];MATCH([.$F44];[images.$D$2:.$D$583];0));(INDEX([images.$F$2:.$F$583];MATCH([.$F44];[images.$D$2:.$D$583];0))))" office:value-type="string" office:string-value="T113134.jpg" calcext:value-type="string">
            <text:p>T11313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45];2;1);[.E45];[.$H45];[.$K45];[.$I45])" office:value-type="string" office:string-value="113144" calcext:value-type="string">
            <text:p>113144</text:p>
          </table:table-cell>
          <table:table-cell table:style-name="ce26" table:formula="of:=HYPERLINK(INDEX([images.$B$2:.$B$583];MATCH([.$F45];[images.$D$2:.$D$583];0));(INDEX([images.$F$2:.$F$583];MATCH([.$F45];[images.$D$2:.$D$583];0))))" office:value-type="string" office:string-value="T113144.jpg" calcext:value-type="string">
            <text:p>T11314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46];2;1);[.E46];[.$H46];[.$K46];[.$I46])" office:value-type="string" office:string-value="113114" calcext:value-type="string">
            <text:p>113114</text:p>
          </table:table-cell>
          <table:table-cell table:style-name="ce26" table:formula="of:=HYPERLINK(INDEX([images.$B$2:.$B$583];MATCH([.$F46];[images.$D$2:.$D$583];0));(INDEX([images.$F$2:.$F$583];MATCH([.$F46];[images.$D$2:.$D$583];0))))" office:value-type="string" office:string-value="T113114.jpg" calcext:value-type="string">
            <text:p>T11311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47];2;1);[.E47];[.$H47];[.$K47];[.$I47])" office:value-type="string" office:string-value="113124" calcext:value-type="string">
            <text:p>113124</text:p>
          </table:table-cell>
          <table:table-cell table:style-name="ce26" table:formula="of:=HYPERLINK(INDEX([images.$B$2:.$B$583];MATCH([.$F47];[images.$D$2:.$D$583];0));(INDEX([images.$F$2:.$F$583];MATCH([.$F47];[images.$D$2:.$D$583];0))))" office:value-type="string" office:string-value="T113124.jpg" calcext:value-type="string">
            <text:p>T11312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48];2;1);[.E48];[.$H48];[.$K48];[.$I48])" office:value-type="string" office:string-value="113134" calcext:value-type="string">
            <text:p>113134</text:p>
          </table:table-cell>
          <table:table-cell table:style-name="ce26" table:formula="of:=HYPERLINK(INDEX([images.$B$2:.$B$583];MATCH([.$F48];[images.$D$2:.$D$583];0));(INDEX([images.$F$2:.$F$583];MATCH([.$F48];[images.$D$2:.$D$583];0))))" office:value-type="string" office:string-value="T113134.jpg" calcext:value-type="string">
            <text:p>T11313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49];2;1);[.E49];[.$H49];[.$K49];[.$I49])" office:value-type="string" office:string-value="113144" calcext:value-type="string">
            <text:p>113144</text:p>
          </table:table-cell>
          <table:table-cell table:style-name="ce26" table:formula="of:=HYPERLINK(INDEX([images.$B$2:.$B$583];MATCH([.$F49];[images.$D$2:.$D$583];0));(INDEX([images.$F$2:.$F$583];MATCH([.$F49];[images.$D$2:.$D$583];0))))" office:value-type="string" office:string-value="T113144.jpg" calcext:value-type="string">
            <text:p>T11314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50];2;1);[.E50];[.$H50];[.$K50];[.$I50])" office:value-type="string" office:string-value="113115" calcext:value-type="string">
            <text:p>113115</text:p>
          </table:table-cell>
          <table:table-cell table:style-name="ce26" table:formula="of:=HYPERLINK(INDEX([images.$B$2:.$B$583];MATCH([.$F50];[images.$D$2:.$D$583];0));(INDEX([images.$F$2:.$F$583];MATCH([.$F50];[images.$D$2:.$D$583];0))))" office:value-type="string" office:string-value="T113115.jpg" calcext:value-type="string">
            <text:p>T11311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51];2;1);[.E51];[.$H51];[.$K51];[.$I51])" office:value-type="string" office:string-value="113125" calcext:value-type="string">
            <text:p>113125</text:p>
          </table:table-cell>
          <table:table-cell table:style-name="ce26" table:formula="of:=HYPERLINK(INDEX([images.$B$2:.$B$583];MATCH([.$F51];[images.$D$2:.$D$583];0));(INDEX([images.$F$2:.$F$583];MATCH([.$F51];[images.$D$2:.$D$583];0))))" office:value-type="string" office:string-value="T113125.jpg" calcext:value-type="string">
            <text:p>T11312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52];2;1);[.E52];[.$H52];[.$K52];[.$I52])" office:value-type="string" office:string-value="113135" calcext:value-type="string">
            <text:p>113135</text:p>
          </table:table-cell>
          <table:table-cell table:style-name="ce26" table:formula="of:=HYPERLINK(INDEX([images.$B$2:.$B$583];MATCH([.$F52];[images.$D$2:.$D$583];0));(INDEX([images.$F$2:.$F$583];MATCH([.$F52];[images.$D$2:.$D$583];0))))" office:value-type="string" office:string-value="T113135.jpg" calcext:value-type="string">
            <text:p>T11313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53];2;1);[.E53];[.$H53];[.$K53];[.$I53])" office:value-type="string" office:string-value="113145" calcext:value-type="string">
            <text:p>113145</text:p>
          </table:table-cell>
          <table:table-cell table:style-name="ce26" table:formula="of:=HYPERLINK(INDEX([images.$B$2:.$B$583];MATCH([.$F53];[images.$D$2:.$D$583];0));(INDEX([images.$F$2:.$F$583];MATCH([.$F53];[images.$D$2:.$D$583];0))))" office:value-type="string" office:string-value="T113145.jpg" calcext:value-type="string">
            <text:p>T11314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54];2;1);[.E54];[.$H54];[.$K54];[.$I54])" office:value-type="string" office:string-value="113115" calcext:value-type="string">
            <text:p>113115</text:p>
          </table:table-cell>
          <table:table-cell table:style-name="ce26" table:formula="of:=HYPERLINK(INDEX([images.$B$2:.$B$583];MATCH([.$F54];[images.$D$2:.$D$583];0));(INDEX([images.$F$2:.$F$583];MATCH([.$F54];[images.$D$2:.$D$583];0))))" office:value-type="string" office:string-value="T113115.jpg" calcext:value-type="string">
            <text:p>T11311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55];2;1);[.E55];[.$H55];[.$K55];[.$I55])" office:value-type="string" office:string-value="113125" calcext:value-type="string">
            <text:p>113125</text:p>
          </table:table-cell>
          <table:table-cell table:style-name="ce26" table:formula="of:=HYPERLINK(INDEX([images.$B$2:.$B$583];MATCH([.$F55];[images.$D$2:.$D$583];0));(INDEX([images.$F$2:.$F$583];MATCH([.$F55];[images.$D$2:.$D$583];0))))" office:value-type="string" office:string-value="T113125.jpg" calcext:value-type="string">
            <text:p>T11312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56];2;1);[.E56];[.$H56];[.$K56];[.$I56])" office:value-type="string" office:string-value="113135" calcext:value-type="string">
            <text:p>113135</text:p>
          </table:table-cell>
          <table:table-cell table:style-name="ce26" table:formula="of:=HYPERLINK(INDEX([images.$B$2:.$B$583];MATCH([.$F56];[images.$D$2:.$D$583];0));(INDEX([images.$F$2:.$F$583];MATCH([.$F56];[images.$D$2:.$D$583];0))))" office:value-type="string" office:string-value="T113135.jpg" calcext:value-type="string">
            <text:p>T11313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57];2;1);[.E57];[.$H57];[.$K57];[.$I57])" office:value-type="string" office:string-value="113145" calcext:value-type="string">
            <text:p>113145</text:p>
          </table:table-cell>
          <table:table-cell table:style-name="ce26" table:formula="of:=HYPERLINK(INDEX([images.$B$2:.$B$583];MATCH([.$F57];[images.$D$2:.$D$583];0));(INDEX([images.$F$2:.$F$583];MATCH([.$F57];[images.$D$2:.$D$583];0))))" office:value-type="string" office:string-value="T113145.jpg" calcext:value-type="string">
            <text:p>T11314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58];2;1);[.E58];[.$H58];[.$K58];[.$I58])" office:value-type="string" office:string-value="113115" calcext:value-type="string">
            <text:p>113115</text:p>
          </table:table-cell>
          <table:table-cell table:style-name="ce26" table:formula="of:=HYPERLINK(INDEX([images.$B$2:.$B$583];MATCH([.$F58];[images.$D$2:.$D$583];0));(INDEX([images.$F$2:.$F$583];MATCH([.$F58];[images.$D$2:.$D$583];0))))" office:value-type="string" office:string-value="T113115.jpg" calcext:value-type="string">
            <text:p>T11311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59];2;1);[.E59];[.$H59];[.$K59];[.$I59])" office:value-type="string" office:string-value="113125" calcext:value-type="string">
            <text:p>113125</text:p>
          </table:table-cell>
          <table:table-cell table:style-name="ce26" table:formula="of:=HYPERLINK(INDEX([images.$B$2:.$B$583];MATCH([.$F59];[images.$D$2:.$D$583];0));(INDEX([images.$F$2:.$F$583];MATCH([.$F59];[images.$D$2:.$D$583];0))))" office:value-type="string" office:string-value="T113125.jpg" calcext:value-type="string">
            <text:p>T11312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60];2;1);[.E60];[.$H60];[.$K60];[.$I60])" office:value-type="string" office:string-value="113135" calcext:value-type="string">
            <text:p>113135</text:p>
          </table:table-cell>
          <table:table-cell table:style-name="ce26" table:formula="of:=HYPERLINK(INDEX([images.$B$2:.$B$583];MATCH([.$F60];[images.$D$2:.$D$583];0));(INDEX([images.$F$2:.$F$583];MATCH([.$F60];[images.$D$2:.$D$583];0))))" office:value-type="string" office:string-value="T113135.jpg" calcext:value-type="string">
            <text:p>T11313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61];2;1);[.E61];[.$H61];[.$K61];[.$I61])" office:value-type="string" office:string-value="113145" calcext:value-type="string">
            <text:p>113145</text:p>
          </table:table-cell>
          <table:table-cell table:style-name="ce26" table:formula="of:=HYPERLINK(INDEX([images.$B$2:.$B$583];MATCH([.$F61];[images.$D$2:.$D$583];0));(INDEX([images.$F$2:.$F$583];MATCH([.$F61];[images.$D$2:.$D$583];0))))" office:value-type="string" office:string-value="T113145.jpg" calcext:value-type="string">
            <text:p>T11314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62];2;1);[.E62];[.$H62];[.$K62];[.$I62])" office:value-type="string" office:string-value="113116" calcext:value-type="string">
            <text:p>113116</text:p>
          </table:table-cell>
          <table:table-cell table:style-name="ce26" table:formula="of:=HYPERLINK(INDEX([images.$B$2:.$B$583];MATCH([.$F62];[images.$D$2:.$D$583];0));(INDEX([images.$F$2:.$F$583];MATCH([.$F62];[images.$D$2:.$D$583];0))))" office:value-type="string" office:string-value="T113116.jpg" calcext:value-type="string">
            <text:p>T11311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63];2;1);[.E63];[.$H63];[.$K63];[.$I63])" office:value-type="string" office:string-value="113126" calcext:value-type="string">
            <text:p>113126</text:p>
          </table:table-cell>
          <table:table-cell table:style-name="ce26" table:formula="of:=HYPERLINK(INDEX([images.$B$2:.$B$583];MATCH([.$F63];[images.$D$2:.$D$583];0));(INDEX([images.$F$2:.$F$583];MATCH([.$F63];[images.$D$2:.$D$583];0))))" office:value-type="string" office:string-value="T113126.jpg" calcext:value-type="string">
            <text:p>T11312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64];2;1);[.E64];[.$H64];[.$K64];[.$I64])" office:value-type="string" office:string-value="113136" calcext:value-type="string">
            <text:p>113136</text:p>
          </table:table-cell>
          <table:table-cell table:style-name="ce26" table:formula="of:=HYPERLINK(INDEX([images.$B$2:.$B$583];MATCH([.$F64];[images.$D$2:.$D$583];0));(INDEX([images.$F$2:.$F$583];MATCH([.$F64];[images.$D$2:.$D$583];0))))" office:value-type="string" office:string-value="T113136.jpg" calcext:value-type="string">
            <text:p>T11313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65];2;1);[.E65];[.$H65];[.$K65];[.$I65])" office:value-type="string" office:string-value="113146" calcext:value-type="string">
            <text:p>113146</text:p>
          </table:table-cell>
          <table:table-cell table:style-name="ce26" table:formula="of:=HYPERLINK(INDEX([images.$B$2:.$B$583];MATCH([.$F65];[images.$D$2:.$D$583];0));(INDEX([images.$F$2:.$F$583];MATCH([.$F65];[images.$D$2:.$D$583];0))))" office:value-type="string" office:string-value="T113146.jpg" calcext:value-type="string">
            <text:p>T11314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66];2;1);[.E66];[.$H66];[.$K66];[.$I66])" office:value-type="string" office:string-value="113116" calcext:value-type="string">
            <text:p>113116</text:p>
          </table:table-cell>
          <table:table-cell table:style-name="ce26" table:formula="of:=HYPERLINK(INDEX([images.$B$2:.$B$583];MATCH([.$F66];[images.$D$2:.$D$583];0));(INDEX([images.$F$2:.$F$583];MATCH([.$F66];[images.$D$2:.$D$583];0))))" office:value-type="string" office:string-value="T113116.jpg" calcext:value-type="string">
            <text:p>T11311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67];2;1);[.E67];[.$H67];[.$K67];[.$I67])" office:value-type="string" office:string-value="113126" calcext:value-type="string">
            <text:p>113126</text:p>
          </table:table-cell>
          <table:table-cell table:style-name="ce26" table:formula="of:=HYPERLINK(INDEX([images.$B$2:.$B$583];MATCH([.$F67];[images.$D$2:.$D$583];0));(INDEX([images.$F$2:.$F$583];MATCH([.$F67];[images.$D$2:.$D$583];0))))" office:value-type="string" office:string-value="T113126.jpg" calcext:value-type="string">
            <text:p>T11312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68];2;1);[.E68];[.$H68];[.$K68];[.$I68])" office:value-type="string" office:string-value="113136" calcext:value-type="string">
            <text:p>113136</text:p>
          </table:table-cell>
          <table:table-cell table:style-name="ce26" table:formula="of:=HYPERLINK(INDEX([images.$B$2:.$B$583];MATCH([.$F68];[images.$D$2:.$D$583];0));(INDEX([images.$F$2:.$F$583];MATCH([.$F68];[images.$D$2:.$D$583];0))))" office:value-type="string" office:string-value="T113136.jpg" calcext:value-type="string">
            <text:p>T11313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69];2;1);[.E69];[.$H69];[.$K69];[.$I69])" office:value-type="string" office:string-value="113146" calcext:value-type="string">
            <text:p>113146</text:p>
          </table:table-cell>
          <table:table-cell table:style-name="ce26" table:formula="of:=HYPERLINK(INDEX([images.$B$2:.$B$583];MATCH([.$F69];[images.$D$2:.$D$583];0));(INDEX([images.$F$2:.$F$583];MATCH([.$F69];[images.$D$2:.$D$583];0))))" office:value-type="string" office:string-value="T113146.jpg" calcext:value-type="string">
            <text:p>T11314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70];2;1);[.E70];[.$H70];[.$K70];[.$I70])" office:value-type="string" office:string-value="113116" calcext:value-type="string">
            <text:p>113116</text:p>
          </table:table-cell>
          <table:table-cell table:style-name="ce26" table:formula="of:=HYPERLINK(INDEX([images.$B$2:.$B$583];MATCH([.$F70];[images.$D$2:.$D$583];0));(INDEX([images.$F$2:.$F$583];MATCH([.$F70];[images.$D$2:.$D$583];0))))" office:value-type="string" office:string-value="T113116.jpg" calcext:value-type="string">
            <text:p>T11311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71];2;1);[.E71];[.$H71];[.$K71];[.$I71])" office:value-type="string" office:string-value="113126" calcext:value-type="string">
            <text:p>113126</text:p>
          </table:table-cell>
          <table:table-cell table:style-name="ce26" table:formula="of:=HYPERLINK(INDEX([images.$B$2:.$B$583];MATCH([.$F71];[images.$D$2:.$D$583];0));(INDEX([images.$F$2:.$F$583];MATCH([.$F71];[images.$D$2:.$D$583];0))))" office:value-type="string" office:string-value="T113126.jpg" calcext:value-type="string">
            <text:p>T11312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72];2;1);[.E72];[.$H72];[.$K72];[.$I72])" office:value-type="string" office:string-value="113136" calcext:value-type="string">
            <text:p>113136</text:p>
          </table:table-cell>
          <table:table-cell table:style-name="ce26" table:formula="of:=HYPERLINK(INDEX([images.$B$2:.$B$583];MATCH([.$F72];[images.$D$2:.$D$583];0));(INDEX([images.$F$2:.$F$583];MATCH([.$F72];[images.$D$2:.$D$583];0))))" office:value-type="string" office:string-value="T113136.jpg" calcext:value-type="string">
            <text:p>T11313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73];2;1);[.E73];[.$H73];[.$K73];[.$I73])" office:value-type="string" office:string-value="113146" calcext:value-type="string">
            <text:p>113146</text:p>
          </table:table-cell>
          <table:table-cell table:style-name="ce26" table:formula="of:=HYPERLINK(INDEX([images.$B$2:.$B$583];MATCH([.$F73];[images.$D$2:.$D$583];0));(INDEX([images.$F$2:.$F$583];MATCH([.$F73];[images.$D$2:.$D$583];0))))" office:value-type="string" office:string-value="T113146.jpg" calcext:value-type="string">
            <text:p>T11314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74];2;1);[.E74];[.$H74];[.$K74];[.$I74])" office:value-type="string" office:string-value="113117" calcext:value-type="string">
            <text:p>113117</text:p>
          </table:table-cell>
          <table:table-cell table:style-name="ce26" table:formula="of:=HYPERLINK(INDEX([images.$B$2:.$B$583];MATCH([.$F74];[images.$D$2:.$D$583];0));(INDEX([images.$F$2:.$F$583];MATCH([.$F74];[images.$D$2:.$D$583];0))))" office:value-type="string" office:string-value="T113117.jpg" calcext:value-type="string">
            <text:p>T11311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75];2;1);[.E75];[.$H75];[.$K75];[.$I75])" office:value-type="string" office:string-value="113127" calcext:value-type="string">
            <text:p>113127</text:p>
          </table:table-cell>
          <table:table-cell table:style-name="ce26" table:formula="of:=HYPERLINK(INDEX([images.$B$2:.$B$583];MATCH([.$F75];[images.$D$2:.$D$583];0));(INDEX([images.$F$2:.$F$583];MATCH([.$F75];[images.$D$2:.$D$583];0))))" office:value-type="string" office:string-value="T113127.jpg" calcext:value-type="string">
            <text:p>T11312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76];2;1);[.E76];[.$H76];[.$K76];[.$I76])" office:value-type="string" office:string-value="113137" calcext:value-type="string">
            <text:p>113137</text:p>
          </table:table-cell>
          <table:table-cell table:style-name="ce26" table:formula="of:=HYPERLINK(INDEX([images.$B$2:.$B$583];MATCH([.$F76];[images.$D$2:.$D$583];0));(INDEX([images.$F$2:.$F$583];MATCH([.$F76];[images.$D$2:.$D$583];0))))" office:value-type="string" office:string-value="T113137.jpg" calcext:value-type="string">
            <text:p>T11313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77];2;1);[.E77];[.$H77];[.$K77];[.$I77])" office:value-type="string" office:string-value="113147" calcext:value-type="string">
            <text:p>113147</text:p>
          </table:table-cell>
          <table:table-cell table:style-name="ce26" table:formula="of:=HYPERLINK(INDEX([images.$B$2:.$B$583];MATCH([.$F77];[images.$D$2:.$D$583];0));(INDEX([images.$F$2:.$F$583];MATCH([.$F77];[images.$D$2:.$D$583];0))))" office:value-type="string" office:string-value="T113147.jpg" calcext:value-type="string">
            <text:p>T11314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78];2;1);[.E78];[.$H78];[.$K78];[.$I78])" office:value-type="string" office:string-value="113117" calcext:value-type="string">
            <text:p>113117</text:p>
          </table:table-cell>
          <table:table-cell table:style-name="ce26" table:formula="of:=HYPERLINK(INDEX([images.$B$2:.$B$583];MATCH([.$F78];[images.$D$2:.$D$583];0));(INDEX([images.$F$2:.$F$583];MATCH([.$F78];[images.$D$2:.$D$583];0))))" office:value-type="string" office:string-value="T113117.jpg" calcext:value-type="string">
            <text:p>T11311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79];2;1);[.E79];[.$H79];[.$K79];[.$I79])" office:value-type="string" office:string-value="113127" calcext:value-type="string">
            <text:p>113127</text:p>
          </table:table-cell>
          <table:table-cell table:style-name="ce26" table:formula="of:=HYPERLINK(INDEX([images.$B$2:.$B$583];MATCH([.$F79];[images.$D$2:.$D$583];0));(INDEX([images.$F$2:.$F$583];MATCH([.$F79];[images.$D$2:.$D$583];0))))" office:value-type="string" office:string-value="T113127.jpg" calcext:value-type="string">
            <text:p>T11312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80];2;1);[.E80];[.$H80];[.$K80];[.$I80])" office:value-type="string" office:string-value="113137" calcext:value-type="string">
            <text:p>113137</text:p>
          </table:table-cell>
          <table:table-cell table:style-name="ce26" table:formula="of:=HYPERLINK(INDEX([images.$B$2:.$B$583];MATCH([.$F80];[images.$D$2:.$D$583];0));(INDEX([images.$F$2:.$F$583];MATCH([.$F80];[images.$D$2:.$D$583];0))))" office:value-type="string" office:string-value="T113137.jpg" calcext:value-type="string">
            <text:p>T11313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81];2;1);[.E81];[.$H81];[.$K81];[.$I81])" office:value-type="string" office:string-value="113147" calcext:value-type="string">
            <text:p>113147</text:p>
          </table:table-cell>
          <table:table-cell table:style-name="ce26" table:formula="of:=HYPERLINK(INDEX([images.$B$2:.$B$583];MATCH([.$F81];[images.$D$2:.$D$583];0));(INDEX([images.$F$2:.$F$583];MATCH([.$F81];[images.$D$2:.$D$583];0))))" office:value-type="string" office:string-value="T113147.jpg" calcext:value-type="string">
            <text:p>T11314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82];2;1);[.E82];[.$H82];[.$K82];[.$I82])" office:value-type="string" office:string-value="113117" calcext:value-type="string">
            <text:p>113117</text:p>
          </table:table-cell>
          <table:table-cell table:style-name="ce26" table:formula="of:=HYPERLINK(INDEX([images.$B$2:.$B$583];MATCH([.$F82];[images.$D$2:.$D$583];0));(INDEX([images.$F$2:.$F$583];MATCH([.$F82];[images.$D$2:.$D$583];0))))" office:value-type="string" office:string-value="T113117.jpg" calcext:value-type="string">
            <text:p>T11311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83];2;1);[.E83];[.$H83];[.$K83];[.$I83])" office:value-type="string" office:string-value="113127" calcext:value-type="string">
            <text:p>113127</text:p>
          </table:table-cell>
          <table:table-cell table:style-name="ce26" table:formula="of:=HYPERLINK(INDEX([images.$B$2:.$B$583];MATCH([.$F83];[images.$D$2:.$D$583];0));(INDEX([images.$F$2:.$F$583];MATCH([.$F83];[images.$D$2:.$D$583];0))))" office:value-type="string" office:string-value="T113127.jpg" calcext:value-type="string">
            <text:p>T11312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84];2;1);[.E84];[.$H84];[.$K84];[.$I84])" office:value-type="string" office:string-value="113137" calcext:value-type="string">
            <text:p>113137</text:p>
          </table:table-cell>
          <table:table-cell table:style-name="ce26" table:formula="of:=HYPERLINK(INDEX([images.$B$2:.$B$583];MATCH([.$F84];[images.$D$2:.$D$583];0));(INDEX([images.$F$2:.$F$583];MATCH([.$F84];[images.$D$2:.$D$583];0))))" office:value-type="string" office:string-value="T113137.jpg" calcext:value-type="string">
            <text:p>T11313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85];2;1);[.E85];[.$H85];[.$K85];[.$I85])" office:value-type="string" office:string-value="113147" calcext:value-type="string">
            <text:p>113147</text:p>
          </table:table-cell>
          <table:table-cell table:style-name="ce26" table:formula="of:=HYPERLINK(INDEX([images.$B$2:.$B$583];MATCH([.$F85];[images.$D$2:.$D$583];0));(INDEX([images.$F$2:.$F$583];MATCH([.$F85];[images.$D$2:.$D$583];0))))" office:value-type="string" office:string-value="T113147.jpg" calcext:value-type="string">
            <text:p>T11314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86];2;1);[.E86];[.$H86];[.$K86];[.$I86])" office:value-type="string" office:string-value="113118" calcext:value-type="string">
            <text:p>113118</text:p>
          </table:table-cell>
          <table:table-cell table:style-name="ce26" table:formula="of:=HYPERLINK(INDEX([images.$B$2:.$B$583];MATCH([.$F86];[images.$D$2:.$D$583];0));(INDEX([images.$F$2:.$F$583];MATCH([.$F86];[images.$D$2:.$D$583];0))))" office:value-type="string" office:string-value="T113118.jpg" calcext:value-type="string">
            <text:p>T11311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87];2;1);[.E87];[.$H87];[.$K87];[.$I87])" office:value-type="string" office:string-value="113128" calcext:value-type="string">
            <text:p>113128</text:p>
          </table:table-cell>
          <table:table-cell table:style-name="ce26" table:formula="of:=HYPERLINK(INDEX([images.$B$2:.$B$583];MATCH([.$F87];[images.$D$2:.$D$583];0));(INDEX([images.$F$2:.$F$583];MATCH([.$F87];[images.$D$2:.$D$583];0))))" office:value-type="string" office:string-value="T113128.jpg" calcext:value-type="string">
            <text:p>T11312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88];2;1);[.E88];[.$H88];[.$K88];[.$I88])" office:value-type="string" office:string-value="113138" calcext:value-type="string">
            <text:p>113138</text:p>
          </table:table-cell>
          <table:table-cell table:style-name="ce26" table:formula="of:=HYPERLINK(INDEX([images.$B$2:.$B$583];MATCH([.$F88];[images.$D$2:.$D$583];0));(INDEX([images.$F$2:.$F$583];MATCH([.$F88];[images.$D$2:.$D$583];0))))" office:value-type="string" office:string-value="T113138.jpg" calcext:value-type="string">
            <text:p>T11313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89];2;1);[.E89];[.$H89];[.$K89];[.$I89])" office:value-type="string" office:string-value="113148" calcext:value-type="string">
            <text:p>113148</text:p>
          </table:table-cell>
          <table:table-cell table:style-name="ce26" table:formula="of:=HYPERLINK(INDEX([images.$B$2:.$B$583];MATCH([.$F89];[images.$D$2:.$D$583];0));(INDEX([images.$F$2:.$F$583];MATCH([.$F89];[images.$D$2:.$D$583];0))))" office:value-type="string" office:string-value="T113148.jpg" calcext:value-type="string">
            <text:p>T11314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90];2;1);[.E90];[.$H90];[.$K90];[.$I90])" office:value-type="string" office:string-value="113118" calcext:value-type="string">
            <text:p>113118</text:p>
          </table:table-cell>
          <table:table-cell table:style-name="ce26" table:formula="of:=HYPERLINK(INDEX([images.$B$2:.$B$583];MATCH([.$F90];[images.$D$2:.$D$583];0));(INDEX([images.$F$2:.$F$583];MATCH([.$F90];[images.$D$2:.$D$583];0))))" office:value-type="string" office:string-value="T113118.jpg" calcext:value-type="string">
            <text:p>T11311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91];2;1);[.E91];[.$H91];[.$K91];[.$I91])" office:value-type="string" office:string-value="113128" calcext:value-type="string">
            <text:p>113128</text:p>
          </table:table-cell>
          <table:table-cell table:style-name="ce26" table:formula="of:=HYPERLINK(INDEX([images.$B$2:.$B$583];MATCH([.$F91];[images.$D$2:.$D$583];0));(INDEX([images.$F$2:.$F$583];MATCH([.$F91];[images.$D$2:.$D$583];0))))" office:value-type="string" office:string-value="T113128.jpg" calcext:value-type="string">
            <text:p>T11312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92];2;1);[.E92];[.$H92];[.$K92];[.$I92])" office:value-type="string" office:string-value="113138" calcext:value-type="string">
            <text:p>113138</text:p>
          </table:table-cell>
          <table:table-cell table:style-name="ce26" table:formula="of:=HYPERLINK(INDEX([images.$B$2:.$B$583];MATCH([.$F92];[images.$D$2:.$D$583];0));(INDEX([images.$F$2:.$F$583];MATCH([.$F92];[images.$D$2:.$D$583];0))))" office:value-type="string" office:string-value="T113138.jpg" calcext:value-type="string">
            <text:p>T11313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93];2;1);[.E93];[.$H93];[.$K93];[.$I93])" office:value-type="string" office:string-value="113148" calcext:value-type="string">
            <text:p>113148</text:p>
          </table:table-cell>
          <table:table-cell table:style-name="ce26" table:formula="of:=HYPERLINK(INDEX([images.$B$2:.$B$583];MATCH([.$F93];[images.$D$2:.$D$583];0));(INDEX([images.$F$2:.$F$583];MATCH([.$F93];[images.$D$2:.$D$583];0))))" office:value-type="string" office:string-value="T113148.jpg" calcext:value-type="string">
            <text:p>T11314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94];2;1);[.E94];[.$H94];[.$K94];[.$I94])" office:value-type="string" office:string-value="113118" calcext:value-type="string">
            <text:p>113118</text:p>
          </table:table-cell>
          <table:table-cell table:style-name="ce26" table:formula="of:=HYPERLINK(INDEX([images.$B$2:.$B$583];MATCH([.$F94];[images.$D$2:.$D$583];0));(INDEX([images.$F$2:.$F$583];MATCH([.$F94];[images.$D$2:.$D$583];0))))" office:value-type="string" office:string-value="T113118.jpg" calcext:value-type="string">
            <text:p>T11311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95];2;1);[.E95];[.$H95];[.$K95];[.$I95])" office:value-type="string" office:string-value="113128" calcext:value-type="string">
            <text:p>113128</text:p>
          </table:table-cell>
          <table:table-cell table:style-name="ce26" table:formula="of:=HYPERLINK(INDEX([images.$B$2:.$B$583];MATCH([.$F95];[images.$D$2:.$D$583];0));(INDEX([images.$F$2:.$F$583];MATCH([.$F95];[images.$D$2:.$D$583];0))))" office:value-type="string" office:string-value="T113128.jpg" calcext:value-type="string">
            <text:p>T11312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96];2;1);[.E96];[.$H96];[.$K96];[.$I96])" office:value-type="string" office:string-value="113138" calcext:value-type="string">
            <text:p>113138</text:p>
          </table:table-cell>
          <table:table-cell table:style-name="ce26" table:formula="of:=HYPERLINK(INDEX([images.$B$2:.$B$583];MATCH([.$F96];[images.$D$2:.$D$583];0));(INDEX([images.$F$2:.$F$583];MATCH([.$F96];[images.$D$2:.$D$583];0))))" office:value-type="string" office:string-value="T113138.jpg" calcext:value-type="string">
            <text:p>T11313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97];2;1);[.E97];[.$H97];[.$K97];[.$I97])" office:value-type="string" office:string-value="113148" calcext:value-type="string">
            <text:p>113148</text:p>
          </table:table-cell>
          <table:table-cell table:style-name="ce26" table:formula="of:=HYPERLINK(INDEX([images.$B$2:.$B$583];MATCH([.$F97];[images.$D$2:.$D$583];0));(INDEX([images.$F$2:.$F$583];MATCH([.$F97];[images.$D$2:.$D$583];0))))" office:value-type="string" office:string-value="T113148.jpg" calcext:value-type="string">
            <text:p>T11314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98];2;1);[.E98];[.$H98];[.$K98];[.$I98])" office:value-type="string" office:string-value="113119" calcext:value-type="string">
            <text:p>113119</text:p>
          </table:table-cell>
          <table:table-cell table:style-name="ce26" table:formula="of:=HYPERLINK(INDEX([images.$B$2:.$B$583];MATCH([.$F98];[images.$D$2:.$D$583];0));(INDEX([images.$F$2:.$F$583];MATCH([.$F98];[images.$D$2:.$D$583];0))))" office:value-type="string" office:string-value="T113119.jpg" calcext:value-type="string">
            <text:p>T11311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99];2;1);[.E99];[.$H99];[.$K99];[.$I99])" office:value-type="string" office:string-value="113129" calcext:value-type="string">
            <text:p>113129</text:p>
          </table:table-cell>
          <table:table-cell table:style-name="ce26" table:formula="of:=HYPERLINK(INDEX([images.$B$2:.$B$583];MATCH([.$F99];[images.$D$2:.$D$583];0));(INDEX([images.$F$2:.$F$583];MATCH([.$F99];[images.$D$2:.$D$583];0))))" office:value-type="string" office:string-value="T113129.jpg" calcext:value-type="string">
            <text:p>T11312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00];2;1);[.E100];[.$H100];[.$K100];[.$I100])" office:value-type="string" office:string-value="113139" calcext:value-type="string">
            <text:p>113139</text:p>
          </table:table-cell>
          <table:table-cell table:style-name="ce26" table:formula="of:=HYPERLINK(INDEX([images.$B$2:.$B$583];MATCH([.$F100];[images.$D$2:.$D$583];0));(INDEX([images.$F$2:.$F$583];MATCH([.$F100];[images.$D$2:.$D$583];0))))" office:value-type="string" office:string-value="T113139.jpg" calcext:value-type="string">
            <text:p>T11313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01];2;1);[.E101];[.$H101];[.$K101];[.$I101])" office:value-type="string" office:string-value="113149" calcext:value-type="string">
            <text:p>113149</text:p>
          </table:table-cell>
          <table:table-cell table:style-name="ce26" table:formula="of:=HYPERLINK(INDEX([images.$B$2:.$B$583];MATCH([.$F101];[images.$D$2:.$D$583];0));(INDEX([images.$F$2:.$F$583];MATCH([.$F101];[images.$D$2:.$D$583];0))))" office:value-type="string" office:string-value="T113149.jpg" calcext:value-type="string">
            <text:p>T11314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02];2;1);[.E102];[.$H102];[.$K102];[.$I102])" office:value-type="string" office:string-value="113119" calcext:value-type="string">
            <text:p>113119</text:p>
          </table:table-cell>
          <table:table-cell table:style-name="ce26" table:formula="of:=HYPERLINK(INDEX([images.$B$2:.$B$583];MATCH([.$F102];[images.$D$2:.$D$583];0));(INDEX([images.$F$2:.$F$583];MATCH([.$F102];[images.$D$2:.$D$583];0))))" office:value-type="string" office:string-value="T113119.jpg" calcext:value-type="string">
            <text:p>T11311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03];2;1);[.E103];[.$H103];[.$K103];[.$I103])" office:value-type="string" office:string-value="113129" calcext:value-type="string">
            <text:p>113129</text:p>
          </table:table-cell>
          <table:table-cell table:style-name="ce26" table:formula="of:=HYPERLINK(INDEX([images.$B$2:.$B$583];MATCH([.$F103];[images.$D$2:.$D$583];0));(INDEX([images.$F$2:.$F$583];MATCH([.$F103];[images.$D$2:.$D$583];0))))" office:value-type="string" office:string-value="T113129.jpg" calcext:value-type="string">
            <text:p>T11312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04];2;1);[.E104];[.$H104];[.$K104];[.$I104])" office:value-type="string" office:string-value="113139" calcext:value-type="string">
            <text:p>113139</text:p>
          </table:table-cell>
          <table:table-cell table:style-name="ce26" table:formula="of:=HYPERLINK(INDEX([images.$B$2:.$B$583];MATCH([.$F104];[images.$D$2:.$D$583];0));(INDEX([images.$F$2:.$F$583];MATCH([.$F104];[images.$D$2:.$D$583];0))))" office:value-type="string" office:string-value="T113139.jpg" calcext:value-type="string">
            <text:p>T11313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05];2;1);[.E105];[.$H105];[.$K105];[.$I105])" office:value-type="string" office:string-value="113149" calcext:value-type="string">
            <text:p>113149</text:p>
          </table:table-cell>
          <table:table-cell table:style-name="ce26" table:formula="of:=HYPERLINK(INDEX([images.$B$2:.$B$583];MATCH([.$F105];[images.$D$2:.$D$583];0));(INDEX([images.$F$2:.$F$583];MATCH([.$F105];[images.$D$2:.$D$583];0))))" office:value-type="string" office:string-value="T113149.jpg" calcext:value-type="string">
            <text:p>T11314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06];2;1);[.E106];[.$H106];[.$K106];[.$I106])" office:value-type="string" office:string-value="113119" calcext:value-type="string">
            <text:p>113119</text:p>
          </table:table-cell>
          <table:table-cell table:style-name="ce26" table:formula="of:=HYPERLINK(INDEX([images.$B$2:.$B$583];MATCH([.$F106];[images.$D$2:.$D$583];0));(INDEX([images.$F$2:.$F$583];MATCH([.$F106];[images.$D$2:.$D$583];0))))" office:value-type="string" office:string-value="T113119.jpg" calcext:value-type="string">
            <text:p>T11311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07];2;1);[.E107];[.$H107];[.$K107];[.$I107])" office:value-type="string" office:string-value="113129" calcext:value-type="string">
            <text:p>113129</text:p>
          </table:table-cell>
          <table:table-cell table:style-name="ce26" table:formula="of:=HYPERLINK(INDEX([images.$B$2:.$B$583];MATCH([.$F107];[images.$D$2:.$D$583];0));(INDEX([images.$F$2:.$F$583];MATCH([.$F107];[images.$D$2:.$D$583];0))))" office:value-type="string" office:string-value="T113129.jpg" calcext:value-type="string">
            <text:p>T11312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08];2;1);[.E108];[.$H108];[.$K108];[.$I108])" office:value-type="string" office:string-value="113139" calcext:value-type="string">
            <text:p>113139</text:p>
          </table:table-cell>
          <table:table-cell table:style-name="ce26" table:formula="of:=HYPERLINK(INDEX([images.$B$2:.$B$583];MATCH([.$F108];[images.$D$2:.$D$583];0));(INDEX([images.$F$2:.$F$583];MATCH([.$F108];[images.$D$2:.$D$583];0))))" office:value-type="string" office:string-value="T113139.jpg" calcext:value-type="string">
            <text:p>T11313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09];2;1);[.E109];[.$H109];[.$K109];[.$I109])" office:value-type="string" office:string-value="113149" calcext:value-type="string">
            <text:p>113149</text:p>
          </table:table-cell>
          <table:table-cell table:style-name="ce26" table:formula="of:=HYPERLINK(INDEX([images.$B$2:.$B$583];MATCH([.$F109];[images.$D$2:.$D$583];0));(INDEX([images.$F$2:.$F$583];MATCH([.$F109];[images.$D$2:.$D$583];0))))" office:value-type="string" office:string-value="T113149.jpg" calcext:value-type="string">
            <text:p>T11314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10];2;1);[.E110];[.$H110];[.$K110];[.$I110])" office:value-type="string" office:string-value="1131110" calcext:value-type="string">
            <text:p>1131110</text:p>
          </table:table-cell>
          <table:table-cell table:style-name="ce26" table:formula="of:=HYPERLINK(INDEX([images.$B$2:.$B$583];MATCH([.$F110];[images.$D$2:.$D$583];0));(INDEX([images.$F$2:.$F$583];MATCH([.$F110];[images.$D$2:.$D$583];0))))" office:value-type="string" office:string-value="T1131110.jpg" calcext:value-type="string">
            <text:p>T11311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11];2;1);[.E111];[.$H111];[.$K111];[.$I111])" office:value-type="string" office:string-value="1131210" calcext:value-type="string">
            <text:p>1131210</text:p>
          </table:table-cell>
          <table:table-cell table:style-name="ce26" table:formula="of:=HYPERLINK(INDEX([images.$B$2:.$B$583];MATCH([.$F111];[images.$D$2:.$D$583];0));(INDEX([images.$F$2:.$F$583];MATCH([.$F111];[images.$D$2:.$D$583];0))))" office:value-type="string" office:string-value="T1131210.jpg" calcext:value-type="string">
            <text:p>T11312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12];2;1);[.E112];[.$H112];[.$K112];[.$I112])" office:value-type="string" office:string-value="1131310" calcext:value-type="string">
            <text:p>1131310</text:p>
          </table:table-cell>
          <table:table-cell table:style-name="ce26" table:formula="of:=HYPERLINK(INDEX([images.$B$2:.$B$583];MATCH([.$F112];[images.$D$2:.$D$583];0));(INDEX([images.$F$2:.$F$583];MATCH([.$F112];[images.$D$2:.$D$583];0))))" office:value-type="string" office:string-value="T1131310.jpg" calcext:value-type="string">
            <text:p>T11313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13];2;1);[.E113];[.$H113];[.$K113];[.$I113])" office:value-type="string" office:string-value="1131410" calcext:value-type="string">
            <text:p>1131410</text:p>
          </table:table-cell>
          <table:table-cell table:style-name="ce26" table:formula="of:=HYPERLINK(INDEX([images.$B$2:.$B$583];MATCH([.$F113];[images.$D$2:.$D$583];0));(INDEX([images.$F$2:.$F$583];MATCH([.$F113];[images.$D$2:.$D$583];0))))" office:value-type="string" office:string-value="T1131410.jpg" calcext:value-type="string">
            <text:p>T11314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14];2;1);[.E114];[.$H114];[.$K114];[.$I114])" office:value-type="string" office:string-value="1131110" calcext:value-type="string">
            <text:p>1131110</text:p>
          </table:table-cell>
          <table:table-cell table:style-name="ce26" table:formula="of:=HYPERLINK(INDEX([images.$B$2:.$B$583];MATCH([.$F114];[images.$D$2:.$D$583];0));(INDEX([images.$F$2:.$F$583];MATCH([.$F114];[images.$D$2:.$D$583];0))))" office:value-type="string" office:string-value="T1131110.jpg" calcext:value-type="string">
            <text:p>T11311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15];2;1);[.E115];[.$H115];[.$K115];[.$I115])" office:value-type="string" office:string-value="1131210" calcext:value-type="string">
            <text:p>1131210</text:p>
          </table:table-cell>
          <table:table-cell table:style-name="ce26" table:formula="of:=HYPERLINK(INDEX([images.$B$2:.$B$583];MATCH([.$F115];[images.$D$2:.$D$583];0));(INDEX([images.$F$2:.$F$583];MATCH([.$F115];[images.$D$2:.$D$583];0))))" office:value-type="string" office:string-value="T1131210.jpg" calcext:value-type="string">
            <text:p>T11312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16];2;1);[.E116];[.$H116];[.$K116];[.$I116])" office:value-type="string" office:string-value="1131310" calcext:value-type="string">
            <text:p>1131310</text:p>
          </table:table-cell>
          <table:table-cell table:style-name="ce26" table:formula="of:=HYPERLINK(INDEX([images.$B$2:.$B$583];MATCH([.$F116];[images.$D$2:.$D$583];0));(INDEX([images.$F$2:.$F$583];MATCH([.$F116];[images.$D$2:.$D$583];0))))" office:value-type="string" office:string-value="T1131310.jpg" calcext:value-type="string">
            <text:p>T11313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17];2;1);[.E117];[.$H117];[.$K117];[.$I117])" office:value-type="string" office:string-value="1131410" calcext:value-type="string">
            <text:p>1131410</text:p>
          </table:table-cell>
          <table:table-cell table:style-name="ce26" table:formula="of:=HYPERLINK(INDEX([images.$B$2:.$B$583];MATCH([.$F117];[images.$D$2:.$D$583];0));(INDEX([images.$F$2:.$F$583];MATCH([.$F117];[images.$D$2:.$D$583];0))))" office:value-type="string" office:string-value="T1131410.jpg" calcext:value-type="string">
            <text:p>T11314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18];2;1);[.E118];[.$H118];[.$K118];[.$I118])" office:value-type="string" office:string-value="1131110" calcext:value-type="string">
            <text:p>1131110</text:p>
          </table:table-cell>
          <table:table-cell table:style-name="ce26" table:formula="of:=HYPERLINK(INDEX([images.$B$2:.$B$583];MATCH([.$F118];[images.$D$2:.$D$583];0));(INDEX([images.$F$2:.$F$583];MATCH([.$F118];[images.$D$2:.$D$583];0))))" office:value-type="string" office:string-value="T1131110.jpg" calcext:value-type="string">
            <text:p>T11311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19];2;1);[.E119];[.$H119];[.$K119];[.$I119])" office:value-type="string" office:string-value="1131210" calcext:value-type="string">
            <text:p>1131210</text:p>
          </table:table-cell>
          <table:table-cell table:style-name="ce26" table:formula="of:=HYPERLINK(INDEX([images.$B$2:.$B$583];MATCH([.$F119];[images.$D$2:.$D$583];0));(INDEX([images.$F$2:.$F$583];MATCH([.$F119];[images.$D$2:.$D$583];0))))" office:value-type="string" office:string-value="T1131210.jpg" calcext:value-type="string">
            <text:p>T11312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20];2;1);[.E120];[.$H120];[.$K120];[.$I120])" office:value-type="string" office:string-value="1131310" calcext:value-type="string">
            <text:p>1131310</text:p>
          </table:table-cell>
          <table:table-cell table:style-name="ce26" table:formula="of:=HYPERLINK(INDEX([images.$B$2:.$B$583];MATCH([.$F120];[images.$D$2:.$D$583];0));(INDEX([images.$F$2:.$F$583];MATCH([.$F120];[images.$D$2:.$D$583];0))))" office:value-type="string" office:string-value="T1131310.jpg" calcext:value-type="string">
            <text:p>T11313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21];2;1);[.E121];[.$H121];[.$K121];[.$I121])" office:value-type="string" office:string-value="1131410" calcext:value-type="string">
            <text:p>1131410</text:p>
          </table:table-cell>
          <table:table-cell table:style-name="ce26" table:formula="of:=HYPERLINK(INDEX([images.$B$2:.$B$583];MATCH([.$F121];[images.$D$2:.$D$583];0));(INDEX([images.$F$2:.$F$583];MATCH([.$F121];[images.$D$2:.$D$583];0))))" office:value-type="string" office:string-value="T1131410.jpg" calcext:value-type="string">
            <text:p>T11314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22];2;1);[.E122];[.$H122];[.$K122];[.$I122])" office:value-type="string" office:string-value="213111" calcext:value-type="string">
            <text:p>213111</text:p>
          </table:table-cell>
          <table:table-cell table:style-name="ce26" table:formula="of:=HYPERLINK(INDEX([images.$B$2:.$B$583];MATCH([.$F122];[images.$D$2:.$D$583];0));(INDEX([images.$F$2:.$F$583];MATCH([.$F122];[images.$D$2:.$D$583];0))))" office:value-type="string" office:string-value="P213111.jpg" calcext:value-type="string">
            <text:p>P213111.j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09"/>
        </table:table-row>
        <table:table-row table:style-name="ro3"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23];2;1);[.E123];[.$H123];[.$K123];[.$I123])" office:value-type="string" office:string-value="213121" calcext:value-type="string">
            <text:p>213121</text:p>
          </table:table-cell>
          <table:table-cell table:style-name="ce26" table:formula="of:=HYPERLINK(INDEX([images.$B$2:.$B$583];MATCH([.$F123];[images.$D$2:.$D$583];0));(INDEX([images.$F$2:.$F$583];MATCH([.$F123];[images.$D$2:.$D$583];0))))" office:value-type="string" office:string-value="P213121.jpg" calcext:value-type="string">
            <text:p>P213121.jp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23" calcext:value-type="float">
            <text:p>1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24];2;1);[.E124];[.$H124];[.$K124];[.$I124])" office:value-type="string" office:string-value="213131" calcext:value-type="string">
            <text:p>213131</text:p>
          </table:table-cell>
          <table:table-cell table:style-name="ce26" table:formula="of:=HYPERLINK(INDEX([images.$B$2:.$B$583];MATCH([.$F124];[images.$D$2:.$D$583];0));(INDEX([images.$F$2:.$F$583];MATCH([.$F124];[images.$D$2:.$D$583];0))))" office:value-type="string" office:string-value="P213131.jpg" calcext:value-type="string">
            <text:p>P213131.jp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24" calcext:value-type="float">
            <text:p>1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25];2;1);[.E125];[.$H125];[.$K125];[.$I125])" office:value-type="string" office:string-value="213141" calcext:value-type="string">
            <text:p>213141</text:p>
          </table:table-cell>
          <table:table-cell table:style-name="ce26" table:formula="of:=HYPERLINK(INDEX([images.$B$2:.$B$583];MATCH([.$F125];[images.$D$2:.$D$583];0));(INDEX([images.$F$2:.$F$583];MATCH([.$F125];[images.$D$2:.$D$583];0))))" office:value-type="string" office:string-value="P213141.jpg" calcext:value-type="string">
            <text:p>P213141.jp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25" calcext:value-type="float">
            <text:p>1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26];2;1);[.E126];[.$H126];[.$K126];[.$I126])" office:value-type="string" office:string-value="213111" calcext:value-type="string">
            <text:p>213111</text:p>
          </table:table-cell>
          <table:table-cell table:style-name="ce26" table:formula="of:=HYPERLINK(INDEX([images.$B$2:.$B$583];MATCH([.$F126];[images.$D$2:.$D$583];0));(INDEX([images.$F$2:.$F$583];MATCH([.$F126];[images.$D$2:.$D$583];0))))" office:value-type="string" office:string-value="P213111.jpg" calcext:value-type="string">
            <text:p>P21311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26" calcext:value-type="float">
            <text:p>1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27];2;1);[.E127];[.$H127];[.$K127];[.$I127])" office:value-type="string" office:string-value="213121" calcext:value-type="string">
            <text:p>213121</text:p>
          </table:table-cell>
          <table:table-cell table:style-name="ce26" table:formula="of:=HYPERLINK(INDEX([images.$B$2:.$B$583];MATCH([.$F127];[images.$D$2:.$D$583];0));(INDEX([images.$F$2:.$F$583];MATCH([.$F127];[images.$D$2:.$D$583];0))))" office:value-type="string" office:string-value="P213121.jpg" calcext:value-type="string">
            <text:p>P213121.jp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27" calcext:value-type="float">
            <text:p>1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28];2;1);[.E128];[.$H128];[.$K128];[.$I128])" office:value-type="string" office:string-value="213131" calcext:value-type="string">
            <text:p>213131</text:p>
          </table:table-cell>
          <table:table-cell table:style-name="ce26" table:formula="of:=HYPERLINK(INDEX([images.$B$2:.$B$583];MATCH([.$F128];[images.$D$2:.$D$583];0));(INDEX([images.$F$2:.$F$583];MATCH([.$F128];[images.$D$2:.$D$583];0))))" office:value-type="string" office:string-value="P213131.jpg" calcext:value-type="string">
            <text:p>P21313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29];2;1);[.E129];[.$H129];[.$K129];[.$I129])" office:value-type="string" office:string-value="213141" calcext:value-type="string">
            <text:p>213141</text:p>
          </table:table-cell>
          <table:table-cell table:style-name="ce26" table:formula="of:=HYPERLINK(INDEX([images.$B$2:.$B$583];MATCH([.$F129];[images.$D$2:.$D$583];0));(INDEX([images.$F$2:.$F$583];MATCH([.$F129];[images.$D$2:.$D$583];0))))" office:value-type="string" office:string-value="P213141.jpg" calcext:value-type="string">
            <text:p>P21314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29" calcext:value-type="float">
            <text:p>1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30];2;1);[.E130];[.$H130];[.$K130];[.$I130])" office:value-type="string" office:string-value="213111" calcext:value-type="string">
            <text:p>213111</text:p>
          </table:table-cell>
          <table:table-cell table:style-name="ce26" table:formula="of:=HYPERLINK(INDEX([images.$B$2:.$B$583];MATCH([.$F130];[images.$D$2:.$D$583];0));(INDEX([images.$F$2:.$F$583];MATCH([.$F130];[images.$D$2:.$D$583];0))))" office:value-type="string" office:string-value="P213111.jpg" calcext:value-type="string">
            <text:p>P21311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0" calcext:value-type="float">
            <text:p>1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31];2;1);[.E131];[.$H131];[.$K131];[.$I131])" office:value-type="string" office:string-value="213121" calcext:value-type="string">
            <text:p>213121</text:p>
          </table:table-cell>
          <table:table-cell table:style-name="ce26" table:formula="of:=HYPERLINK(INDEX([images.$B$2:.$B$583];MATCH([.$F131];[images.$D$2:.$D$583];0));(INDEX([images.$F$2:.$F$583];MATCH([.$F131];[images.$D$2:.$D$583];0))))" office:value-type="string" office:string-value="P213121.jpg" calcext:value-type="string">
            <text:p>P21312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32];2;1);[.E132];[.$H132];[.$K132];[.$I132])" office:value-type="string" office:string-value="213131" calcext:value-type="string">
            <text:p>213131</text:p>
          </table:table-cell>
          <table:table-cell table:style-name="ce26" table:formula="of:=HYPERLINK(INDEX([images.$B$2:.$B$583];MATCH([.$F132];[images.$D$2:.$D$583];0));(INDEX([images.$F$2:.$F$583];MATCH([.$F132];[images.$D$2:.$D$583];0))))" office:value-type="string" office:string-value="P213131.jpg" calcext:value-type="string">
            <text:p>P213131.jp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33];2;1);[.E133];[.$H133];[.$K133];[.$I133])" office:value-type="string" office:string-value="213141" calcext:value-type="string">
            <text:p>213141</text:p>
          </table:table-cell>
          <table:table-cell table:style-name="ce26" table:formula="of:=HYPERLINK(INDEX([images.$B$2:.$B$583];MATCH([.$F133];[images.$D$2:.$D$583];0));(INDEX([images.$F$2:.$F$583];MATCH([.$F133];[images.$D$2:.$D$583];0))))" office:value-type="string" office:string-value="P213141.jpg" calcext:value-type="string">
            <text:p>P21314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34];2;1);[.E134];[.$H134];[.$K134];[.$I134])" office:value-type="string" office:string-value="213112" calcext:value-type="string">
            <text:p>213112</text:p>
          </table:table-cell>
          <table:table-cell table:style-name="ce26" table:formula="of:=HYPERLINK(INDEX([images.$B$2:.$B$583];MATCH([.$F134];[images.$D$2:.$D$583];0));(INDEX([images.$F$2:.$F$583];MATCH([.$F134];[images.$D$2:.$D$583];0))))" office:value-type="string" office:string-value="P213112.jpg" calcext:value-type="string">
            <text:p>P21311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35];2;1);[.E135];[.$H135];[.$K135];[.$I135])" office:value-type="string" office:string-value="213122" calcext:value-type="string">
            <text:p>213122</text:p>
          </table:table-cell>
          <table:table-cell table:style-name="ce26" table:formula="of:=HYPERLINK(INDEX([images.$B$2:.$B$583];MATCH([.$F135];[images.$D$2:.$D$583];0));(INDEX([images.$F$2:.$F$583];MATCH([.$F135];[images.$D$2:.$D$583];0))))" office:value-type="string" office:string-value="P213122.jpg" calcext:value-type="string">
            <text:p>P21312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36];2;1);[.E136];[.$H136];[.$K136];[.$I136])" office:value-type="string" office:string-value="213132" calcext:value-type="string">
            <text:p>213132</text:p>
          </table:table-cell>
          <table:table-cell table:style-name="ce26" table:formula="of:=HYPERLINK(INDEX([images.$B$2:.$B$583];MATCH([.$F136];[images.$D$2:.$D$583];0));(INDEX([images.$F$2:.$F$583];MATCH([.$F136];[images.$D$2:.$D$583];0))))" office:value-type="string" office:string-value="P213132.jpg" calcext:value-type="string">
            <text:p>P21313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37];2;1);[.E137];[.$H137];[.$K137];[.$I137])" office:value-type="string" office:string-value="213142" calcext:value-type="string">
            <text:p>213142</text:p>
          </table:table-cell>
          <table:table-cell table:style-name="ce26" table:formula="of:=HYPERLINK(INDEX([images.$B$2:.$B$583];MATCH([.$F137];[images.$D$2:.$D$583];0));(INDEX([images.$F$2:.$F$583];MATCH([.$F137];[images.$D$2:.$D$583];0))))" office:value-type="string" office:string-value="P213142.jpg" calcext:value-type="string">
            <text:p>P21314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38];2;1);[.E138];[.$H138];[.$K138];[.$I138])" office:value-type="string" office:string-value="213112" calcext:value-type="string">
            <text:p>213112</text:p>
          </table:table-cell>
          <table:table-cell table:style-name="ce26" table:formula="of:=HYPERLINK(INDEX([images.$B$2:.$B$583];MATCH([.$F138];[images.$D$2:.$D$583];0));(INDEX([images.$F$2:.$F$583];MATCH([.$F138];[images.$D$2:.$D$583];0))))" office:value-type="string" office:string-value="P213112.jpg" calcext:value-type="string">
            <text:p>P21311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39];2;1);[.E139];[.$H139];[.$K139];[.$I139])" office:value-type="string" office:string-value="213122" calcext:value-type="string">
            <text:p>213122</text:p>
          </table:table-cell>
          <table:table-cell table:style-name="ce26" table:formula="of:=HYPERLINK(INDEX([images.$B$2:.$B$583];MATCH([.$F139];[images.$D$2:.$D$583];0));(INDEX([images.$F$2:.$F$583];MATCH([.$F139];[images.$D$2:.$D$583];0))))" office:value-type="string" office:string-value="P213122.jpg" calcext:value-type="string">
            <text:p>P213122.jp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40];2;1);[.E140];[.$H140];[.$K140];[.$I140])" office:value-type="string" office:string-value="213132" calcext:value-type="string">
            <text:p>213132</text:p>
          </table:table-cell>
          <table:table-cell table:style-name="ce26" table:formula="of:=HYPERLINK(INDEX([images.$B$2:.$B$583];MATCH([.$F140];[images.$D$2:.$D$583];0));(INDEX([images.$F$2:.$F$583];MATCH([.$F140];[images.$D$2:.$D$583];0))))" office:value-type="string" office:string-value="P213132.jpg" calcext:value-type="string">
            <text:p>P21313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41];2;1);[.E141];[.$H141];[.$K141];[.$I141])" office:value-type="string" office:string-value="213142" calcext:value-type="string">
            <text:p>213142</text:p>
          </table:table-cell>
          <table:table-cell table:style-name="ce26" table:formula="of:=HYPERLINK(INDEX([images.$B$2:.$B$583];MATCH([.$F141];[images.$D$2:.$D$583];0));(INDEX([images.$F$2:.$F$583];MATCH([.$F141];[images.$D$2:.$D$583];0))))" office:value-type="string" office:string-value="P213142.jpg" calcext:value-type="string">
            <text:p>P21314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42];2;1);[.E142];[.$H142];[.$K142];[.$I142])" office:value-type="string" office:string-value="213112" calcext:value-type="string">
            <text:p>213112</text:p>
          </table:table-cell>
          <table:table-cell table:style-name="ce26" table:formula="of:=HYPERLINK(INDEX([images.$B$2:.$B$583];MATCH([.$F142];[images.$D$2:.$D$583];0));(INDEX([images.$F$2:.$F$583];MATCH([.$F142];[images.$D$2:.$D$583];0))))" office:value-type="string" office:string-value="P213112.jpg" calcext:value-type="string">
            <text:p>P21311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43];2;1);[.E143];[.$H143];[.$K143];[.$I143])" office:value-type="string" office:string-value="213122" calcext:value-type="string">
            <text:p>213122</text:p>
          </table:table-cell>
          <table:table-cell table:style-name="ce26" table:formula="of:=HYPERLINK(INDEX([images.$B$2:.$B$583];MATCH([.$F143];[images.$D$2:.$D$583];0));(INDEX([images.$F$2:.$F$583];MATCH([.$F143];[images.$D$2:.$D$583];0))))" office:value-type="string" office:string-value="P213122.jpg" calcext:value-type="string">
            <text:p>P21312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44];2;1);[.E144];[.$H144];[.$K144];[.$I144])" office:value-type="string" office:string-value="213132" calcext:value-type="string">
            <text:p>213132</text:p>
          </table:table-cell>
          <table:table-cell table:style-name="ce26" table:formula="of:=HYPERLINK(INDEX([images.$B$2:.$B$583];MATCH([.$F144];[images.$D$2:.$D$583];0));(INDEX([images.$F$2:.$F$583];MATCH([.$F144];[images.$D$2:.$D$583];0))))" office:value-type="string" office:string-value="P213132.jpg" calcext:value-type="string">
            <text:p>P21313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45];2;1);[.E145];[.$H145];[.$K145];[.$I145])" office:value-type="string" office:string-value="213142" calcext:value-type="string">
            <text:p>213142</text:p>
          </table:table-cell>
          <table:table-cell table:style-name="ce26" table:formula="of:=HYPERLINK(INDEX([images.$B$2:.$B$583];MATCH([.$F145];[images.$D$2:.$D$583];0));(INDEX([images.$F$2:.$F$583];MATCH([.$F145];[images.$D$2:.$D$583];0))))" office:value-type="string" office:string-value="P213142.jpg" calcext:value-type="string">
            <text:p>P21314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46];2;1);[.E146];[.$H146];[.$K146];[.$I146])" office:value-type="string" office:string-value="213113" calcext:value-type="string">
            <text:p>213113</text:p>
          </table:table-cell>
          <table:table-cell table:style-name="ce26" table:formula="of:=HYPERLINK(INDEX([images.$B$2:.$B$583];MATCH([.$F146];[images.$D$2:.$D$583];0));(INDEX([images.$F$2:.$F$583];MATCH([.$F146];[images.$D$2:.$D$583];0))))" office:value-type="string" office:string-value="P213113.jpg" calcext:value-type="string">
            <text:p>P21311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47];2;1);[.E147];[.$H147];[.$K147];[.$I147])" office:value-type="string" office:string-value="213123" calcext:value-type="string">
            <text:p>213123</text:p>
          </table:table-cell>
          <table:table-cell table:style-name="ce26" table:formula="of:=HYPERLINK(INDEX([images.$B$2:.$B$583];MATCH([.$F147];[images.$D$2:.$D$583];0));(INDEX([images.$F$2:.$F$583];MATCH([.$F147];[images.$D$2:.$D$583];0))))" office:value-type="string" office:string-value="P213123.jpg" calcext:value-type="string">
            <text:p>P21312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48];2;1);[.E148];[.$H148];[.$K148];[.$I148])" office:value-type="string" office:string-value="213133" calcext:value-type="string">
            <text:p>213133</text:p>
          </table:table-cell>
          <table:table-cell table:style-name="ce26" table:formula="of:=HYPERLINK(INDEX([images.$B$2:.$B$583];MATCH([.$F148];[images.$D$2:.$D$583];0));(INDEX([images.$F$2:.$F$583];MATCH([.$F148];[images.$D$2:.$D$583];0))))" office:value-type="string" office:string-value="P213133.jpg" calcext:value-type="string">
            <text:p>P21313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49];2;1);[.E149];[.$H149];[.$K149];[.$I149])" office:value-type="string" office:string-value="213143" calcext:value-type="string">
            <text:p>213143</text:p>
          </table:table-cell>
          <table:table-cell table:style-name="ce26" table:formula="of:=HYPERLINK(INDEX([images.$B$2:.$B$583];MATCH([.$F149];[images.$D$2:.$D$583];0));(INDEX([images.$F$2:.$F$583];MATCH([.$F149];[images.$D$2:.$D$583];0))))" office:value-type="string" office:string-value="P213143.jpg" calcext:value-type="string">
            <text:p>P21314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50];2;1);[.E150];[.$H150];[.$K150];[.$I150])" office:value-type="string" office:string-value="213113" calcext:value-type="string">
            <text:p>213113</text:p>
          </table:table-cell>
          <table:table-cell table:style-name="ce26" table:formula="of:=HYPERLINK(INDEX([images.$B$2:.$B$583];MATCH([.$F150];[images.$D$2:.$D$583];0));(INDEX([images.$F$2:.$F$583];MATCH([.$F150];[images.$D$2:.$D$583];0))))" office:value-type="string" office:string-value="P213113.jpg" calcext:value-type="string">
            <text:p>P21311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51];2;1);[.E151];[.$H151];[.$K151];[.$I151])" office:value-type="string" office:string-value="213123" calcext:value-type="string">
            <text:p>213123</text:p>
          </table:table-cell>
          <table:table-cell table:style-name="ce26" table:formula="of:=HYPERLINK(INDEX([images.$B$2:.$B$583];MATCH([.$F151];[images.$D$2:.$D$583];0));(INDEX([images.$F$2:.$F$583];MATCH([.$F151];[images.$D$2:.$D$583];0))))" office:value-type="string" office:string-value="P213123.jpg" calcext:value-type="string">
            <text:p>P21312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52];2;1);[.E152];[.$H152];[.$K152];[.$I152])" office:value-type="string" office:string-value="213133" calcext:value-type="string">
            <text:p>213133</text:p>
          </table:table-cell>
          <table:table-cell table:style-name="ce26" table:formula="of:=HYPERLINK(INDEX([images.$B$2:.$B$583];MATCH([.$F152];[images.$D$2:.$D$583];0));(INDEX([images.$F$2:.$F$583];MATCH([.$F152];[images.$D$2:.$D$583];0))))" office:value-type="string" office:string-value="P213133.jpg" calcext:value-type="string">
            <text:p>P21313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53];2;1);[.E153];[.$H153];[.$K153];[.$I153])" office:value-type="string" office:string-value="213143" calcext:value-type="string">
            <text:p>213143</text:p>
          </table:table-cell>
          <table:table-cell table:style-name="ce26" table:formula="of:=HYPERLINK(INDEX([images.$B$2:.$B$583];MATCH([.$F153];[images.$D$2:.$D$583];0));(INDEX([images.$F$2:.$F$583];MATCH([.$F153];[images.$D$2:.$D$583];0))))" office:value-type="string" office:string-value="P213143.jpg" calcext:value-type="string">
            <text:p>P21314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54];2;1);[.E154];[.$H154];[.$K154];[.$I154])" office:value-type="string" office:string-value="213113" calcext:value-type="string">
            <text:p>213113</text:p>
          </table:table-cell>
          <table:table-cell table:style-name="ce26" table:formula="of:=HYPERLINK(INDEX([images.$B$2:.$B$583];MATCH([.$F154];[images.$D$2:.$D$583];0));(INDEX([images.$F$2:.$F$583];MATCH([.$F154];[images.$D$2:.$D$583];0))))" office:value-type="string" office:string-value="P213113.jpg" calcext:value-type="string">
            <text:p>P21311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55];2;1);[.E155];[.$H155];[.$K155];[.$I155])" office:value-type="string" office:string-value="213123" calcext:value-type="string">
            <text:p>213123</text:p>
          </table:table-cell>
          <table:table-cell table:style-name="ce26" table:formula="of:=HYPERLINK(INDEX([images.$B$2:.$B$583];MATCH([.$F155];[images.$D$2:.$D$583];0));(INDEX([images.$F$2:.$F$583];MATCH([.$F155];[images.$D$2:.$D$583];0))))" office:value-type="string" office:string-value="P213123.jpg" calcext:value-type="string">
            <text:p>P21312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56];2;1);[.E156];[.$H156];[.$K156];[.$I156])" office:value-type="string" office:string-value="213133" calcext:value-type="string">
            <text:p>213133</text:p>
          </table:table-cell>
          <table:table-cell table:style-name="ce26" table:formula="of:=HYPERLINK(INDEX([images.$B$2:.$B$583];MATCH([.$F156];[images.$D$2:.$D$583];0));(INDEX([images.$F$2:.$F$583];MATCH([.$F156];[images.$D$2:.$D$583];0))))" office:value-type="string" office:string-value="P213133.jpg" calcext:value-type="string">
            <text:p>P213133.jp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57];2;1);[.E157];[.$H157];[.$K157];[.$I157])" office:value-type="string" office:string-value="213143" calcext:value-type="string">
            <text:p>213143</text:p>
          </table:table-cell>
          <table:table-cell table:style-name="ce26" table:formula="of:=HYPERLINK(INDEX([images.$B$2:.$B$583];MATCH([.$F157];[images.$D$2:.$D$583];0));(INDEX([images.$F$2:.$F$583];MATCH([.$F157];[images.$D$2:.$D$583];0))))" office:value-type="string" office:string-value="P213143.jpg" calcext:value-type="string">
            <text:p>P21314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58];2;1);[.E158];[.$H158];[.$K158];[.$I158])" office:value-type="string" office:string-value="213114" calcext:value-type="string">
            <text:p>213114</text:p>
          </table:table-cell>
          <table:table-cell table:style-name="ce26" table:formula="of:=HYPERLINK(INDEX([images.$B$2:.$B$583];MATCH([.$F158];[images.$D$2:.$D$583];0));(INDEX([images.$F$2:.$F$583];MATCH([.$F158];[images.$D$2:.$D$583];0))))" office:value-type="string" office:string-value="P213114.jpg" calcext:value-type="string">
            <text:p>P21311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59];2;1);[.E159];[.$H159];[.$K159];[.$I159])" office:value-type="string" office:string-value="213124" calcext:value-type="string">
            <text:p>213124</text:p>
          </table:table-cell>
          <table:table-cell table:style-name="ce26" table:formula="of:=HYPERLINK(INDEX([images.$B$2:.$B$583];MATCH([.$F159];[images.$D$2:.$D$583];0));(INDEX([images.$F$2:.$F$583];MATCH([.$F159];[images.$D$2:.$D$583];0))))" office:value-type="string" office:string-value="P213124.jpg" calcext:value-type="string">
            <text:p>P21312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60];2;1);[.E160];[.$H160];[.$K160];[.$I160])" office:value-type="string" office:string-value="213134" calcext:value-type="string">
            <text:p>213134</text:p>
          </table:table-cell>
          <table:table-cell table:style-name="ce26" table:formula="of:=HYPERLINK(INDEX([images.$B$2:.$B$583];MATCH([.$F160];[images.$D$2:.$D$583];0));(INDEX([images.$F$2:.$F$583];MATCH([.$F160];[images.$D$2:.$D$583];0))))" office:value-type="string" office:string-value="P213134.jpg" calcext:value-type="string">
            <text:p>P21313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61];2;1);[.E161];[.$H161];[.$K161];[.$I161])" office:value-type="string" office:string-value="213144" calcext:value-type="string">
            <text:p>213144</text:p>
          </table:table-cell>
          <table:table-cell table:style-name="ce26" table:formula="of:=HYPERLINK(INDEX([images.$B$2:.$B$583];MATCH([.$F161];[images.$D$2:.$D$583];0));(INDEX([images.$F$2:.$F$583];MATCH([.$F161];[images.$D$2:.$D$583];0))))" office:value-type="string" office:string-value="P213144.jpg" calcext:value-type="string">
            <text:p>P21314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62];2;1);[.E162];[.$H162];[.$K162];[.$I162])" office:value-type="string" office:string-value="213114" calcext:value-type="string">
            <text:p>213114</text:p>
          </table:table-cell>
          <table:table-cell table:style-name="ce26" table:formula="of:=HYPERLINK(INDEX([images.$B$2:.$B$583];MATCH([.$F162];[images.$D$2:.$D$583];0));(INDEX([images.$F$2:.$F$583];MATCH([.$F162];[images.$D$2:.$D$583];0))))" office:value-type="string" office:string-value="P213114.jpg" calcext:value-type="string">
            <text:p>P21311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63];2;1);[.E163];[.$H163];[.$K163];[.$I163])" office:value-type="string" office:string-value="213124" calcext:value-type="string">
            <text:p>213124</text:p>
          </table:table-cell>
          <table:table-cell table:style-name="ce26" table:formula="of:=HYPERLINK(INDEX([images.$B$2:.$B$583];MATCH([.$F163];[images.$D$2:.$D$583];0));(INDEX([images.$F$2:.$F$583];MATCH([.$F163];[images.$D$2:.$D$583];0))))" office:value-type="string" office:string-value="P213124.jpg" calcext:value-type="string">
            <text:p>P21312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64];2;1);[.E164];[.$H164];[.$K164];[.$I164])" office:value-type="string" office:string-value="213134" calcext:value-type="string">
            <text:p>213134</text:p>
          </table:table-cell>
          <table:table-cell table:style-name="ce26" table:formula="of:=HYPERLINK(INDEX([images.$B$2:.$B$583];MATCH([.$F164];[images.$D$2:.$D$583];0));(INDEX([images.$F$2:.$F$583];MATCH([.$F164];[images.$D$2:.$D$583];0))))" office:value-type="string" office:string-value="P213134.jpg" calcext:value-type="string">
            <text:p>P21313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65];2;1);[.E165];[.$H165];[.$K165];[.$I165])" office:value-type="string" office:string-value="213144" calcext:value-type="string">
            <text:p>213144</text:p>
          </table:table-cell>
          <table:table-cell table:style-name="ce26" table:formula="of:=HYPERLINK(INDEX([images.$B$2:.$B$583];MATCH([.$F165];[images.$D$2:.$D$583];0));(INDEX([images.$F$2:.$F$583];MATCH([.$F165];[images.$D$2:.$D$583];0))))" office:value-type="string" office:string-value="P213144.jpg" calcext:value-type="string">
            <text:p>P21314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66];2;1);[.E166];[.$H166];[.$K166];[.$I166])" office:value-type="string" office:string-value="213114" calcext:value-type="string">
            <text:p>213114</text:p>
          </table:table-cell>
          <table:table-cell table:style-name="ce26" table:formula="of:=HYPERLINK(INDEX([images.$B$2:.$B$583];MATCH([.$F166];[images.$D$2:.$D$583];0));(INDEX([images.$F$2:.$F$583];MATCH([.$F166];[images.$D$2:.$D$583];0))))" office:value-type="string" office:string-value="P213114.jpg" calcext:value-type="string">
            <text:p>P21311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67];2;1);[.E167];[.$H167];[.$K167];[.$I167])" office:value-type="string" office:string-value="213124" calcext:value-type="string">
            <text:p>213124</text:p>
          </table:table-cell>
          <table:table-cell table:style-name="ce26" table:formula="of:=HYPERLINK(INDEX([images.$B$2:.$B$583];MATCH([.$F167];[images.$D$2:.$D$583];0));(INDEX([images.$F$2:.$F$583];MATCH([.$F167];[images.$D$2:.$D$583];0))))" office:value-type="string" office:string-value="P213124.jpg" calcext:value-type="string">
            <text:p>P21312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68];2;1);[.E168];[.$H168];[.$K168];[.$I168])" office:value-type="string" office:string-value="213134" calcext:value-type="string">
            <text:p>213134</text:p>
          </table:table-cell>
          <table:table-cell table:style-name="ce26" table:formula="of:=HYPERLINK(INDEX([images.$B$2:.$B$583];MATCH([.$F168];[images.$D$2:.$D$583];0));(INDEX([images.$F$2:.$F$583];MATCH([.$F168];[images.$D$2:.$D$583];0))))" office:value-type="string" office:string-value="P213134.jpg" calcext:value-type="string">
            <text:p>P21313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69];2;1);[.E169];[.$H169];[.$K169];[.$I169])" office:value-type="string" office:string-value="213144" calcext:value-type="string">
            <text:p>213144</text:p>
          </table:table-cell>
          <table:table-cell table:style-name="ce26" table:formula="of:=HYPERLINK(INDEX([images.$B$2:.$B$583];MATCH([.$F169];[images.$D$2:.$D$583];0));(INDEX([images.$F$2:.$F$583];MATCH([.$F169];[images.$D$2:.$D$583];0))))" office:value-type="string" office:string-value="P213144.jpg" calcext:value-type="string">
            <text:p>P21314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70];2;1);[.E170];[.$H170];[.$K170];[.$I170])" office:value-type="string" office:string-value="213115" calcext:value-type="string">
            <text:p>213115</text:p>
          </table:table-cell>
          <table:table-cell table:style-name="ce26" table:formula="of:=HYPERLINK(INDEX([images.$B$2:.$B$583];MATCH([.$F170];[images.$D$2:.$D$583];0));(INDEX([images.$F$2:.$F$583];MATCH([.$F170];[images.$D$2:.$D$583];0))))" office:value-type="string" office:string-value="P213115.jpg" calcext:value-type="string">
            <text:p>P21311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71];2;1);[.E171];[.$H171];[.$K171];[.$I171])" office:value-type="string" office:string-value="213125" calcext:value-type="string">
            <text:p>213125</text:p>
          </table:table-cell>
          <table:table-cell table:style-name="ce26" table:formula="of:=HYPERLINK(INDEX([images.$B$2:.$B$583];MATCH([.$F171];[images.$D$2:.$D$583];0));(INDEX([images.$F$2:.$F$583];MATCH([.$F171];[images.$D$2:.$D$583];0))))" office:value-type="string" office:string-value="P213125.jpg" calcext:value-type="string">
            <text:p>P21312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72];2;1);[.E172];[.$H172];[.$K172];[.$I172])" office:value-type="string" office:string-value="213135" calcext:value-type="string">
            <text:p>213135</text:p>
          </table:table-cell>
          <table:table-cell table:style-name="ce26" table:formula="of:=HYPERLINK(INDEX([images.$B$2:.$B$583];MATCH([.$F172];[images.$D$2:.$D$583];0));(INDEX([images.$F$2:.$F$583];MATCH([.$F172];[images.$D$2:.$D$583];0))))" office:value-type="string" office:string-value="P213135.jpg" calcext:value-type="string">
            <text:p>P21313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73];2;1);[.E173];[.$H173];[.$K173];[.$I173])" office:value-type="string" office:string-value="213145" calcext:value-type="string">
            <text:p>213145</text:p>
          </table:table-cell>
          <table:table-cell table:style-name="ce26" table:formula="of:=HYPERLINK(INDEX([images.$B$2:.$B$583];MATCH([.$F173];[images.$D$2:.$D$583];0));(INDEX([images.$F$2:.$F$583];MATCH([.$F173];[images.$D$2:.$D$583];0))))" office:value-type="string" office:string-value="P213145.jpg" calcext:value-type="string">
            <text:p>P21314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74];2;1);[.E174];[.$H174];[.$K174];[.$I174])" office:value-type="string" office:string-value="213115" calcext:value-type="string">
            <text:p>213115</text:p>
          </table:table-cell>
          <table:table-cell table:style-name="ce26" table:formula="of:=HYPERLINK(INDEX([images.$B$2:.$B$583];MATCH([.$F174];[images.$D$2:.$D$583];0));(INDEX([images.$F$2:.$F$583];MATCH([.$F174];[images.$D$2:.$D$583];0))))" office:value-type="string" office:string-value="P213115.jpg" calcext:value-type="string">
            <text:p>P21311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75];2;1);[.E175];[.$H175];[.$K175];[.$I175])" office:value-type="string" office:string-value="213125" calcext:value-type="string">
            <text:p>213125</text:p>
          </table:table-cell>
          <table:table-cell table:style-name="ce26" table:formula="of:=HYPERLINK(INDEX([images.$B$2:.$B$583];MATCH([.$F175];[images.$D$2:.$D$583];0));(INDEX([images.$F$2:.$F$583];MATCH([.$F175];[images.$D$2:.$D$583];0))))" office:value-type="string" office:string-value="P213125.jpg" calcext:value-type="string">
            <text:p>P21312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76];2;1);[.E176];[.$H176];[.$K176];[.$I176])" office:value-type="string" office:string-value="213135" calcext:value-type="string">
            <text:p>213135</text:p>
          </table:table-cell>
          <table:table-cell table:style-name="ce26" table:formula="of:=HYPERLINK(INDEX([images.$B$2:.$B$583];MATCH([.$F176];[images.$D$2:.$D$583];0));(INDEX([images.$F$2:.$F$583];MATCH([.$F176];[images.$D$2:.$D$583];0))))" office:value-type="string" office:string-value="P213135.jpg" calcext:value-type="string">
            <text:p>P21313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77];2;1);[.E177];[.$H177];[.$K177];[.$I177])" office:value-type="string" office:string-value="213145" calcext:value-type="string">
            <text:p>213145</text:p>
          </table:table-cell>
          <table:table-cell table:style-name="ce26" table:formula="of:=HYPERLINK(INDEX([images.$B$2:.$B$583];MATCH([.$F177];[images.$D$2:.$D$583];0));(INDEX([images.$F$2:.$F$583];MATCH([.$F177];[images.$D$2:.$D$583];0))))" office:value-type="string" office:string-value="P213145.jpg" calcext:value-type="string">
            <text:p>P21314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78];2;1);[.E178];[.$H178];[.$K178];[.$I178])" office:value-type="string" office:string-value="213115" calcext:value-type="string">
            <text:p>213115</text:p>
          </table:table-cell>
          <table:table-cell table:style-name="ce26" table:formula="of:=HYPERLINK(INDEX([images.$B$2:.$B$583];MATCH([.$F178];[images.$D$2:.$D$583];0));(INDEX([images.$F$2:.$F$583];MATCH([.$F178];[images.$D$2:.$D$583];0))))" office:value-type="string" office:string-value="P213115.jpg" calcext:value-type="string">
            <text:p>P21311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79];2;1);[.E179];[.$H179];[.$K179];[.$I179])" office:value-type="string" office:string-value="213125" calcext:value-type="string">
            <text:p>213125</text:p>
          </table:table-cell>
          <table:table-cell table:style-name="ce26" table:formula="of:=HYPERLINK(INDEX([images.$B$2:.$B$583];MATCH([.$F179];[images.$D$2:.$D$583];0));(INDEX([images.$F$2:.$F$583];MATCH([.$F179];[images.$D$2:.$D$583];0))))" office:value-type="string" office:string-value="P213125.jpg" calcext:value-type="string">
            <text:p>P21312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80];2;1);[.E180];[.$H180];[.$K180];[.$I180])" office:value-type="string" office:string-value="213135" calcext:value-type="string">
            <text:p>213135</text:p>
          </table:table-cell>
          <table:table-cell table:style-name="ce26" table:formula="of:=HYPERLINK(INDEX([images.$B$2:.$B$583];MATCH([.$F180];[images.$D$2:.$D$583];0));(INDEX([images.$F$2:.$F$583];MATCH([.$F180];[images.$D$2:.$D$583];0))))" office:value-type="string" office:string-value="P213135.jpg" calcext:value-type="string">
            <text:p>P21313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81];2;1);[.E181];[.$H181];[.$K181];[.$I181])" office:value-type="string" office:string-value="213145" calcext:value-type="string">
            <text:p>213145</text:p>
          </table:table-cell>
          <table:table-cell table:style-name="ce26" table:formula="of:=HYPERLINK(INDEX([images.$B$2:.$B$583];MATCH([.$F181];[images.$D$2:.$D$583];0));(INDEX([images.$F$2:.$F$583];MATCH([.$F181];[images.$D$2:.$D$583];0))))" office:value-type="string" office:string-value="P213145.jpg" calcext:value-type="string">
            <text:p>P21314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82];2;1);[.E182];[.$H182];[.$K182];[.$I182])" office:value-type="string" office:string-value="213116" calcext:value-type="string">
            <text:p>213116</text:p>
          </table:table-cell>
          <table:table-cell table:style-name="ce26" table:formula="of:=HYPERLINK(INDEX([images.$B$2:.$B$583];MATCH([.$F182];[images.$D$2:.$D$583];0));(INDEX([images.$F$2:.$F$583];MATCH([.$F182];[images.$D$2:.$D$583];0))))" office:value-type="string" office:string-value="P213116.jpg" calcext:value-type="string">
            <text:p>P21311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83];2;1);[.E183];[.$H183];[.$K183];[.$I183])" office:value-type="string" office:string-value="213126" calcext:value-type="string">
            <text:p>213126</text:p>
          </table:table-cell>
          <table:table-cell table:style-name="ce26" table:formula="of:=HYPERLINK(INDEX([images.$B$2:.$B$583];MATCH([.$F183];[images.$D$2:.$D$583];0));(INDEX([images.$F$2:.$F$583];MATCH([.$F183];[images.$D$2:.$D$583];0))))" office:value-type="string" office:string-value="P213126.jpg" calcext:value-type="string">
            <text:p>P21312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84];2;1);[.E184];[.$H184];[.$K184];[.$I184])" office:value-type="string" office:string-value="213136" calcext:value-type="string">
            <text:p>213136</text:p>
          </table:table-cell>
          <table:table-cell table:style-name="ce26" table:formula="of:=HYPERLINK(INDEX([images.$B$2:.$B$583];MATCH([.$F184];[images.$D$2:.$D$583];0));(INDEX([images.$F$2:.$F$583];MATCH([.$F184];[images.$D$2:.$D$583];0))))" office:value-type="string" office:string-value="P213136.jpg" calcext:value-type="string">
            <text:p>P21313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85];2;1);[.E185];[.$H185];[.$K185];[.$I185])" office:value-type="string" office:string-value="213146" calcext:value-type="string">
            <text:p>213146</text:p>
          </table:table-cell>
          <table:table-cell table:style-name="ce26" table:formula="of:=HYPERLINK(INDEX([images.$B$2:.$B$583];MATCH([.$F185];[images.$D$2:.$D$583];0));(INDEX([images.$F$2:.$F$583];MATCH([.$F185];[images.$D$2:.$D$583];0))))" office:value-type="string" office:string-value="P213146.jpg" calcext:value-type="string">
            <text:p>P21314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86];2;1);[.E186];[.$H186];[.$K186];[.$I186])" office:value-type="string" office:string-value="213116" calcext:value-type="string">
            <text:p>213116</text:p>
          </table:table-cell>
          <table:table-cell table:style-name="ce26" table:formula="of:=HYPERLINK(INDEX([images.$B$2:.$B$583];MATCH([.$F186];[images.$D$2:.$D$583];0));(INDEX([images.$F$2:.$F$583];MATCH([.$F186];[images.$D$2:.$D$583];0))))" office:value-type="string" office:string-value="P213116.jpg" calcext:value-type="string">
            <text:p>P21311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87];2;1);[.E187];[.$H187];[.$K187];[.$I187])" office:value-type="string" office:string-value="213126" calcext:value-type="string">
            <text:p>213126</text:p>
          </table:table-cell>
          <table:table-cell table:style-name="ce26" table:formula="of:=HYPERLINK(INDEX([images.$B$2:.$B$583];MATCH([.$F187];[images.$D$2:.$D$583];0));(INDEX([images.$F$2:.$F$583];MATCH([.$F187];[images.$D$2:.$D$583];0))))" office:value-type="string" office:string-value="P213126.jpg" calcext:value-type="string">
            <text:p>P21312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88];2;1);[.E188];[.$H188];[.$K188];[.$I188])" office:value-type="string" office:string-value="213136" calcext:value-type="string">
            <text:p>213136</text:p>
          </table:table-cell>
          <table:table-cell table:style-name="ce26" table:formula="of:=HYPERLINK(INDEX([images.$B$2:.$B$583];MATCH([.$F188];[images.$D$2:.$D$583];0));(INDEX([images.$F$2:.$F$583];MATCH([.$F188];[images.$D$2:.$D$583];0))))" office:value-type="string" office:string-value="P213136.jpg" calcext:value-type="string">
            <text:p>P21313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89];2;1);[.E189];[.$H189];[.$K189];[.$I189])" office:value-type="string" office:string-value="213146" calcext:value-type="string">
            <text:p>213146</text:p>
          </table:table-cell>
          <table:table-cell table:style-name="ce26" table:formula="of:=HYPERLINK(INDEX([images.$B$2:.$B$583];MATCH([.$F189];[images.$D$2:.$D$583];0));(INDEX([images.$F$2:.$F$583];MATCH([.$F189];[images.$D$2:.$D$583];0))))" office:value-type="string" office:string-value="P213146.jpg" calcext:value-type="string">
            <text:p>P21314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90];2;1);[.E190];[.$H190];[.$K190];[.$I190])" office:value-type="string" office:string-value="213116" calcext:value-type="string">
            <text:p>213116</text:p>
          </table:table-cell>
          <table:table-cell table:style-name="ce26" table:formula="of:=HYPERLINK(INDEX([images.$B$2:.$B$583];MATCH([.$F190];[images.$D$2:.$D$583];0));(INDEX([images.$F$2:.$F$583];MATCH([.$F190];[images.$D$2:.$D$583];0))))" office:value-type="string" office:string-value="P213116.jpg" calcext:value-type="string">
            <text:p>P21311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91];2;1);[.E191];[.$H191];[.$K191];[.$I191])" office:value-type="string" office:string-value="213126" calcext:value-type="string">
            <text:p>213126</text:p>
          </table:table-cell>
          <table:table-cell table:style-name="ce26" table:formula="of:=HYPERLINK(INDEX([images.$B$2:.$B$583];MATCH([.$F191];[images.$D$2:.$D$583];0));(INDEX([images.$F$2:.$F$583];MATCH([.$F191];[images.$D$2:.$D$583];0))))" office:value-type="string" office:string-value="P213126.jpg" calcext:value-type="string">
            <text:p>P21312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92];2;1);[.E192];[.$H192];[.$K192];[.$I192])" office:value-type="string" office:string-value="213136" calcext:value-type="string">
            <text:p>213136</text:p>
          </table:table-cell>
          <table:table-cell table:style-name="ce26" table:formula="of:=HYPERLINK(INDEX([images.$B$2:.$B$583];MATCH([.$F192];[images.$D$2:.$D$583];0));(INDEX([images.$F$2:.$F$583];MATCH([.$F192];[images.$D$2:.$D$583];0))))" office:value-type="string" office:string-value="P213136.jpg" calcext:value-type="string">
            <text:p>P21313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93];2;1);[.E193];[.$H193];[.$K193];[.$I193])" office:value-type="string" office:string-value="213146" calcext:value-type="string">
            <text:p>213146</text:p>
          </table:table-cell>
          <table:table-cell table:style-name="ce26" table:formula="of:=HYPERLINK(INDEX([images.$B$2:.$B$583];MATCH([.$F193];[images.$D$2:.$D$583];0));(INDEX([images.$F$2:.$F$583];MATCH([.$F193];[images.$D$2:.$D$583];0))))" office:value-type="string" office:string-value="P213146.jpg" calcext:value-type="string">
            <text:p>P21314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94];2;1);[.E194];[.$H194];[.$K194];[.$I194])" office:value-type="string" office:string-value="213117" calcext:value-type="string">
            <text:p>213117</text:p>
          </table:table-cell>
          <table:table-cell table:style-name="ce26" table:formula="of:=HYPERLINK(INDEX([images.$B$2:.$B$583];MATCH([.$F194];[images.$D$2:.$D$583];0));(INDEX([images.$F$2:.$F$583];MATCH([.$F194];[images.$D$2:.$D$583];0))))" office:value-type="string" office:string-value="P213117.jpg" calcext:value-type="string">
            <text:p>P21311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95];2;1);[.E195];[.$H195];[.$K195];[.$I195])" office:value-type="string" office:string-value="213127" calcext:value-type="string">
            <text:p>213127</text:p>
          </table:table-cell>
          <table:table-cell table:style-name="ce26" table:formula="of:=HYPERLINK(INDEX([images.$B$2:.$B$583];MATCH([.$F195];[images.$D$2:.$D$583];0));(INDEX([images.$F$2:.$F$583];MATCH([.$F195];[images.$D$2:.$D$583];0))))" office:value-type="string" office:string-value="P213127.jpg" calcext:value-type="string">
            <text:p>P21312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96];2;1);[.E196];[.$H196];[.$K196];[.$I196])" office:value-type="string" office:string-value="213137" calcext:value-type="string">
            <text:p>213137</text:p>
          </table:table-cell>
          <table:table-cell table:style-name="ce26" table:formula="of:=HYPERLINK(INDEX([images.$B$2:.$B$583];MATCH([.$F196];[images.$D$2:.$D$583];0));(INDEX([images.$F$2:.$F$583];MATCH([.$F196];[images.$D$2:.$D$583];0))))" office:value-type="string" office:string-value="P213137.jpg" calcext:value-type="string">
            <text:p>P21313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97];2;1);[.E197];[.$H197];[.$K197];[.$I197])" office:value-type="string" office:string-value="213147" calcext:value-type="string">
            <text:p>213147</text:p>
          </table:table-cell>
          <table:table-cell table:style-name="ce26" table:formula="of:=HYPERLINK(INDEX([images.$B$2:.$B$583];MATCH([.$F197];[images.$D$2:.$D$583];0));(INDEX([images.$F$2:.$F$583];MATCH([.$F197];[images.$D$2:.$D$583];0))))" office:value-type="string" office:string-value="P213147.jpg" calcext:value-type="string">
            <text:p>P21314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98];2;1);[.E198];[.$H198];[.$K198];[.$I198])" office:value-type="string" office:string-value="213117" calcext:value-type="string">
            <text:p>213117</text:p>
          </table:table-cell>
          <table:table-cell table:style-name="ce26" table:formula="of:=HYPERLINK(INDEX([images.$B$2:.$B$583];MATCH([.$F198];[images.$D$2:.$D$583];0));(INDEX([images.$F$2:.$F$583];MATCH([.$F198];[images.$D$2:.$D$583];0))))" office:value-type="string" office:string-value="P213117.jpg" calcext:value-type="string">
            <text:p>P21311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199];2;1);[.E199];[.$H199];[.$K199];[.$I199])" office:value-type="string" office:string-value="213127" calcext:value-type="string">
            <text:p>213127</text:p>
          </table:table-cell>
          <table:table-cell table:style-name="ce26" table:formula="of:=HYPERLINK(INDEX([images.$B$2:.$B$583];MATCH([.$F199];[images.$D$2:.$D$583];0));(INDEX([images.$F$2:.$F$583];MATCH([.$F199];[images.$D$2:.$D$583];0))))" office:value-type="string" office:string-value="P213127.jpg" calcext:value-type="string">
            <text:p>P21312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00];2;1);[.E200];[.$H200];[.$K200];[.$I200])" office:value-type="string" office:string-value="213137" calcext:value-type="string">
            <text:p>213137</text:p>
          </table:table-cell>
          <table:table-cell table:style-name="ce26" table:formula="of:=HYPERLINK(INDEX([images.$B$2:.$B$583];MATCH([.$F200];[images.$D$2:.$D$583];0));(INDEX([images.$F$2:.$F$583];MATCH([.$F200];[images.$D$2:.$D$583];0))))" office:value-type="string" office:string-value="P213137.jpg" calcext:value-type="string">
            <text:p>P21313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01];2;1);[.E201];[.$H201];[.$K201];[.$I201])" office:value-type="string" office:string-value="213147" calcext:value-type="string">
            <text:p>213147</text:p>
          </table:table-cell>
          <table:table-cell table:style-name="ce26" table:formula="of:=HYPERLINK(INDEX([images.$B$2:.$B$583];MATCH([.$F201];[images.$D$2:.$D$583];0));(INDEX([images.$F$2:.$F$583];MATCH([.$F201];[images.$D$2:.$D$583];0))))" office:value-type="string" office:string-value="P213147.jpg" calcext:value-type="string">
            <text:p>P21314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02];2;1);[.E202];[.$H202];[.$K202];[.$I202])" office:value-type="string" office:string-value="213117" calcext:value-type="string">
            <text:p>213117</text:p>
          </table:table-cell>
          <table:table-cell table:style-name="ce26" table:formula="of:=HYPERLINK(INDEX([images.$B$2:.$B$583];MATCH([.$F202];[images.$D$2:.$D$583];0));(INDEX([images.$F$2:.$F$583];MATCH([.$F202];[images.$D$2:.$D$583];0))))" office:value-type="string" office:string-value="P213117.jpg" calcext:value-type="string">
            <text:p>P21311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03];2;1);[.E203];[.$H203];[.$K203];[.$I203])" office:value-type="string" office:string-value="213127" calcext:value-type="string">
            <text:p>213127</text:p>
          </table:table-cell>
          <table:table-cell table:style-name="ce26" table:formula="of:=HYPERLINK(INDEX([images.$B$2:.$B$583];MATCH([.$F203];[images.$D$2:.$D$583];0));(INDEX([images.$F$2:.$F$583];MATCH([.$F203];[images.$D$2:.$D$583];0))))" office:value-type="string" office:string-value="P213127.jpg" calcext:value-type="string">
            <text:p>P21312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04];2;1);[.E204];[.$H204];[.$K204];[.$I204])" office:value-type="string" office:string-value="213137" calcext:value-type="string">
            <text:p>213137</text:p>
          </table:table-cell>
          <table:table-cell table:style-name="ce26" table:formula="of:=HYPERLINK(INDEX([images.$B$2:.$B$583];MATCH([.$F204];[images.$D$2:.$D$583];0));(INDEX([images.$F$2:.$F$583];MATCH([.$F204];[images.$D$2:.$D$583];0))))" office:value-type="string" office:string-value="P213137.jpg" calcext:value-type="string">
            <text:p>P21313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05];2;1);[.E205];[.$H205];[.$K205];[.$I205])" office:value-type="string" office:string-value="213147" calcext:value-type="string">
            <text:p>213147</text:p>
          </table:table-cell>
          <table:table-cell table:style-name="ce26" table:formula="of:=HYPERLINK(INDEX([images.$B$2:.$B$583];MATCH([.$F205];[images.$D$2:.$D$583];0));(INDEX([images.$F$2:.$F$583];MATCH([.$F205];[images.$D$2:.$D$583];0))))" office:value-type="string" office:string-value="P213147.jpg" calcext:value-type="string">
            <text:p>P21314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06];2;1);[.E206];[.$H206];[.$K206];[.$I206])" office:value-type="string" office:string-value="213118" calcext:value-type="string">
            <text:p>213118</text:p>
          </table:table-cell>
          <table:table-cell table:style-name="ce26" table:formula="of:=HYPERLINK(INDEX([images.$B$2:.$B$583];MATCH([.$F206];[images.$D$2:.$D$583];0));(INDEX([images.$F$2:.$F$583];MATCH([.$F206];[images.$D$2:.$D$583];0))))" office:value-type="string" office:string-value="P213118.jpg" calcext:value-type="string">
            <text:p>P21311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07];2;1);[.E207];[.$H207];[.$K207];[.$I207])" office:value-type="string" office:string-value="213128" calcext:value-type="string">
            <text:p>213128</text:p>
          </table:table-cell>
          <table:table-cell table:style-name="ce26" table:formula="of:=HYPERLINK(INDEX([images.$B$2:.$B$583];MATCH([.$F207];[images.$D$2:.$D$583];0));(INDEX([images.$F$2:.$F$583];MATCH([.$F207];[images.$D$2:.$D$583];0))))" office:value-type="string" office:string-value="P213128.jpg" calcext:value-type="string">
            <text:p>P21312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08];2;1);[.E208];[.$H208];[.$K208];[.$I208])" office:value-type="string" office:string-value="213138" calcext:value-type="string">
            <text:p>213138</text:p>
          </table:table-cell>
          <table:table-cell table:style-name="ce26" table:formula="of:=HYPERLINK(INDEX([images.$B$2:.$B$583];MATCH([.$F208];[images.$D$2:.$D$583];0));(INDEX([images.$F$2:.$F$583];MATCH([.$F208];[images.$D$2:.$D$583];0))))" office:value-type="string" office:string-value="P213138.jpg" calcext:value-type="string">
            <text:p>P21313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09];2;1);[.E209];[.$H209];[.$K209];[.$I209])" office:value-type="string" office:string-value="213148" calcext:value-type="string">
            <text:p>213148</text:p>
          </table:table-cell>
          <table:table-cell table:style-name="ce26" table:formula="of:=HYPERLINK(INDEX([images.$B$2:.$B$583];MATCH([.$F209];[images.$D$2:.$D$583];0));(INDEX([images.$F$2:.$F$583];MATCH([.$F209];[images.$D$2:.$D$583];0))))" office:value-type="string" office:string-value="P213148.jpg" calcext:value-type="string">
            <text:p>P21314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10];2;1);[.E210];[.$H210];[.$K210];[.$I210])" office:value-type="string" office:string-value="213118" calcext:value-type="string">
            <text:p>213118</text:p>
          </table:table-cell>
          <table:table-cell table:style-name="ce26" table:formula="of:=HYPERLINK(INDEX([images.$B$2:.$B$583];MATCH([.$F210];[images.$D$2:.$D$583];0));(INDEX([images.$F$2:.$F$583];MATCH([.$F210];[images.$D$2:.$D$583];0))))" office:value-type="string" office:string-value="P213118.jpg" calcext:value-type="string">
            <text:p>P21311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11];2;1);[.E211];[.$H211];[.$K211];[.$I211])" office:value-type="string" office:string-value="213128" calcext:value-type="string">
            <text:p>213128</text:p>
          </table:table-cell>
          <table:table-cell table:style-name="ce26" table:formula="of:=HYPERLINK(INDEX([images.$B$2:.$B$583];MATCH([.$F211];[images.$D$2:.$D$583];0));(INDEX([images.$F$2:.$F$583];MATCH([.$F211];[images.$D$2:.$D$583];0))))" office:value-type="string" office:string-value="P213128.jpg" calcext:value-type="string">
            <text:p>P21312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12];2;1);[.E212];[.$H212];[.$K212];[.$I212])" office:value-type="string" office:string-value="213138" calcext:value-type="string">
            <text:p>213138</text:p>
          </table:table-cell>
          <table:table-cell table:style-name="ce26" table:formula="of:=HYPERLINK(INDEX([images.$B$2:.$B$583];MATCH([.$F212];[images.$D$2:.$D$583];0));(INDEX([images.$F$2:.$F$583];MATCH([.$F212];[images.$D$2:.$D$583];0))))" office:value-type="string" office:string-value="P213138.jpg" calcext:value-type="string">
            <text:p>P21313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13];2;1);[.E213];[.$H213];[.$K213];[.$I213])" office:value-type="string" office:string-value="213148" calcext:value-type="string">
            <text:p>213148</text:p>
          </table:table-cell>
          <table:table-cell table:style-name="ce26" table:formula="of:=HYPERLINK(INDEX([images.$B$2:.$B$583];MATCH([.$F213];[images.$D$2:.$D$583];0));(INDEX([images.$F$2:.$F$583];MATCH([.$F213];[images.$D$2:.$D$583];0))))" office:value-type="string" office:string-value="P213148.jpg" calcext:value-type="string">
            <text:p>P21314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14];2;1);[.E214];[.$H214];[.$K214];[.$I214])" office:value-type="string" office:string-value="213118" calcext:value-type="string">
            <text:p>213118</text:p>
          </table:table-cell>
          <table:table-cell table:style-name="ce26" table:formula="of:=HYPERLINK(INDEX([images.$B$2:.$B$583];MATCH([.$F214];[images.$D$2:.$D$583];0));(INDEX([images.$F$2:.$F$583];MATCH([.$F214];[images.$D$2:.$D$583];0))))" office:value-type="string" office:string-value="P213118.jpg" calcext:value-type="string">
            <text:p>P21311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15];2;1);[.E215];[.$H215];[.$K215];[.$I215])" office:value-type="string" office:string-value="213128" calcext:value-type="string">
            <text:p>213128</text:p>
          </table:table-cell>
          <table:table-cell table:style-name="ce26" table:formula="of:=HYPERLINK(INDEX([images.$B$2:.$B$583];MATCH([.$F215];[images.$D$2:.$D$583];0));(INDEX([images.$F$2:.$F$583];MATCH([.$F215];[images.$D$2:.$D$583];0))))" office:value-type="string" office:string-value="P213128.jpg" calcext:value-type="string">
            <text:p>P21312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16];2;1);[.E216];[.$H216];[.$K216];[.$I216])" office:value-type="string" office:string-value="213138" calcext:value-type="string">
            <text:p>213138</text:p>
          </table:table-cell>
          <table:table-cell table:style-name="ce26" table:formula="of:=HYPERLINK(INDEX([images.$B$2:.$B$583];MATCH([.$F216];[images.$D$2:.$D$583];0));(INDEX([images.$F$2:.$F$583];MATCH([.$F216];[images.$D$2:.$D$583];0))))" office:value-type="string" office:string-value="P213138.jpg" calcext:value-type="string">
            <text:p>P21313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17];2;1);[.E217];[.$H217];[.$K217];[.$I217])" office:value-type="string" office:string-value="213148" calcext:value-type="string">
            <text:p>213148</text:p>
          </table:table-cell>
          <table:table-cell table:style-name="ce26" table:formula="of:=HYPERLINK(INDEX([images.$B$2:.$B$583];MATCH([.$F217];[images.$D$2:.$D$583];0));(INDEX([images.$F$2:.$F$583];MATCH([.$F217];[images.$D$2:.$D$583];0))))" office:value-type="string" office:string-value="P213148.jpg" calcext:value-type="string">
            <text:p>P21314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18];2;1);[.E218];[.$H218];[.$K218];[.$I218])" office:value-type="string" office:string-value="213119" calcext:value-type="string">
            <text:p>213119</text:p>
          </table:table-cell>
          <table:table-cell table:style-name="ce26" table:formula="of:=HYPERLINK(INDEX([images.$B$2:.$B$583];MATCH([.$F218];[images.$D$2:.$D$583];0));(INDEX([images.$F$2:.$F$583];MATCH([.$F218];[images.$D$2:.$D$583];0))))" office:value-type="string" office:string-value="P213119.jpg" calcext:value-type="string">
            <text:p>P21311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19];2;1);[.E219];[.$H219];[.$K219];[.$I219])" office:value-type="string" office:string-value="213129" calcext:value-type="string">
            <text:p>213129</text:p>
          </table:table-cell>
          <table:table-cell table:style-name="ce26" table:formula="of:=HYPERLINK(INDEX([images.$B$2:.$B$583];MATCH([.$F219];[images.$D$2:.$D$583];0));(INDEX([images.$F$2:.$F$583];MATCH([.$F219];[images.$D$2:.$D$583];0))))" office:value-type="string" office:string-value="P213129.jpg" calcext:value-type="string">
            <text:p>P21312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20];2;1);[.E220];[.$H220];[.$K220];[.$I220])" office:value-type="string" office:string-value="213139" calcext:value-type="string">
            <text:p>213139</text:p>
          </table:table-cell>
          <table:table-cell table:style-name="ce26" table:formula="of:=HYPERLINK(INDEX([images.$B$2:.$B$583];MATCH([.$F220];[images.$D$2:.$D$583];0));(INDEX([images.$F$2:.$F$583];MATCH([.$F220];[images.$D$2:.$D$583];0))))" office:value-type="string" office:string-value="P213139.jpg" calcext:value-type="string">
            <text:p>P21313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21];2;1);[.E221];[.$H221];[.$K221];[.$I221])" office:value-type="string" office:string-value="213149" calcext:value-type="string">
            <text:p>213149</text:p>
          </table:table-cell>
          <table:table-cell table:style-name="ce26" table:formula="of:=HYPERLINK(INDEX([images.$B$2:.$B$583];MATCH([.$F221];[images.$D$2:.$D$583];0));(INDEX([images.$F$2:.$F$583];MATCH([.$F221];[images.$D$2:.$D$583];0))))" office:value-type="string" office:string-value="P213149.jpg" calcext:value-type="string">
            <text:p>P21314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22];2;1);[.E222];[.$H222];[.$K222];[.$I222])" office:value-type="string" office:string-value="213119" calcext:value-type="string">
            <text:p>213119</text:p>
          </table:table-cell>
          <table:table-cell table:style-name="ce26" table:formula="of:=HYPERLINK(INDEX([images.$B$2:.$B$583];MATCH([.$F222];[images.$D$2:.$D$583];0));(INDEX([images.$F$2:.$F$583];MATCH([.$F222];[images.$D$2:.$D$583];0))))" office:value-type="string" office:string-value="P213119.jpg" calcext:value-type="string">
            <text:p>P21311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23];2;1);[.E223];[.$H223];[.$K223];[.$I223])" office:value-type="string" office:string-value="213129" calcext:value-type="string">
            <text:p>213129</text:p>
          </table:table-cell>
          <table:table-cell table:style-name="ce26" table:formula="of:=HYPERLINK(INDEX([images.$B$2:.$B$583];MATCH([.$F223];[images.$D$2:.$D$583];0));(INDEX([images.$F$2:.$F$583];MATCH([.$F223];[images.$D$2:.$D$583];0))))" office:value-type="string" office:string-value="P213129.jpg" calcext:value-type="string">
            <text:p>P21312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24];2;1);[.E224];[.$H224];[.$K224];[.$I224])" office:value-type="string" office:string-value="213139" calcext:value-type="string">
            <text:p>213139</text:p>
          </table:table-cell>
          <table:table-cell table:style-name="ce26" table:formula="of:=HYPERLINK(INDEX([images.$B$2:.$B$583];MATCH([.$F224];[images.$D$2:.$D$583];0));(INDEX([images.$F$2:.$F$583];MATCH([.$F224];[images.$D$2:.$D$583];0))))" office:value-type="string" office:string-value="P213139.jpg" calcext:value-type="string">
            <text:p>P21313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25];2;1);[.E225];[.$H225];[.$K225];[.$I225])" office:value-type="string" office:string-value="213149" calcext:value-type="string">
            <text:p>213149</text:p>
          </table:table-cell>
          <table:table-cell table:style-name="ce26" table:formula="of:=HYPERLINK(INDEX([images.$B$2:.$B$583];MATCH([.$F225];[images.$D$2:.$D$583];0));(INDEX([images.$F$2:.$F$583];MATCH([.$F225];[images.$D$2:.$D$583];0))))" office:value-type="string" office:string-value="P213149.jpg" calcext:value-type="string">
            <text:p>P21314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26];2;1);[.E226];[.$H226];[.$K226];[.$I226])" office:value-type="string" office:string-value="213119" calcext:value-type="string">
            <text:p>213119</text:p>
          </table:table-cell>
          <table:table-cell table:style-name="ce26" table:formula="of:=HYPERLINK(INDEX([images.$B$2:.$B$583];MATCH([.$F226];[images.$D$2:.$D$583];0));(INDEX([images.$F$2:.$F$583];MATCH([.$F226];[images.$D$2:.$D$583];0))))" office:value-type="string" office:string-value="P213119.jpg" calcext:value-type="string">
            <text:p>P21311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27];2;1);[.E227];[.$H227];[.$K227];[.$I227])" office:value-type="string" office:string-value="213129" calcext:value-type="string">
            <text:p>213129</text:p>
          </table:table-cell>
          <table:table-cell table:style-name="ce26" table:formula="of:=HYPERLINK(INDEX([images.$B$2:.$B$583];MATCH([.$F227];[images.$D$2:.$D$583];0));(INDEX([images.$F$2:.$F$583];MATCH([.$F227];[images.$D$2:.$D$583];0))))" office:value-type="string" office:string-value="P213129.jpg" calcext:value-type="string">
            <text:p>P21312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28];2;1);[.E228];[.$H228];[.$K228];[.$I228])" office:value-type="string" office:string-value="213139" calcext:value-type="string">
            <text:p>213139</text:p>
          </table:table-cell>
          <table:table-cell table:style-name="ce26" table:formula="of:=HYPERLINK(INDEX([images.$B$2:.$B$583];MATCH([.$F228];[images.$D$2:.$D$583];0));(INDEX([images.$F$2:.$F$583];MATCH([.$F228];[images.$D$2:.$D$583];0))))" office:value-type="string" office:string-value="P213139.jpg" calcext:value-type="string">
            <text:p>P21313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29];2;1);[.E229];[.$H229];[.$K229];[.$I229])" office:value-type="string" office:string-value="213149" calcext:value-type="string">
            <text:p>213149</text:p>
          </table:table-cell>
          <table:table-cell table:style-name="ce26" table:formula="of:=HYPERLINK(INDEX([images.$B$2:.$B$583];MATCH([.$F229];[images.$D$2:.$D$583];0));(INDEX([images.$F$2:.$F$583];MATCH([.$F229];[images.$D$2:.$D$583];0))))" office:value-type="string" office:string-value="P213149.jpg" calcext:value-type="string">
            <text:p>P21314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30];2;1);[.E230];[.$H230];[.$K230];[.$I230])" office:value-type="string" office:string-value="2131110" calcext:value-type="string">
            <text:p>2131110</text:p>
          </table:table-cell>
          <table:table-cell table:style-name="ce26" table:formula="of:=HYPERLINK(INDEX([images.$B$2:.$B$583];MATCH([.$F230];[images.$D$2:.$D$583];0));(INDEX([images.$F$2:.$F$583];MATCH([.$F230];[images.$D$2:.$D$583];0))))" office:value-type="string" office:string-value="P2131110.jpg" calcext:value-type="string">
            <text:p>P21311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31];2;1);[.E231];[.$H231];[.$K231];[.$I231])" office:value-type="string" office:string-value="2131210" calcext:value-type="string">
            <text:p>2131210</text:p>
          </table:table-cell>
          <table:table-cell table:style-name="ce26" table:formula="of:=HYPERLINK(INDEX([images.$B$2:.$B$583];MATCH([.$F231];[images.$D$2:.$D$583];0));(INDEX([images.$F$2:.$F$583];MATCH([.$F231];[images.$D$2:.$D$583];0))))" office:value-type="string" office:string-value="P2131210.jpg" calcext:value-type="string">
            <text:p>P21312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32];2;1);[.E232];[.$H232];[.$K232];[.$I232])" office:value-type="string" office:string-value="2131310" calcext:value-type="string">
            <text:p>2131310</text:p>
          </table:table-cell>
          <table:table-cell table:style-name="ce26" table:formula="of:=HYPERLINK(INDEX([images.$B$2:.$B$583];MATCH([.$F232];[images.$D$2:.$D$583];0));(INDEX([images.$F$2:.$F$583];MATCH([.$F232];[images.$D$2:.$D$583];0))))" office:value-type="string" office:string-value="P2131310.jpg" calcext:value-type="string">
            <text:p>P21313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33];2;1);[.E233];[.$H233];[.$K233];[.$I233])" office:value-type="string" office:string-value="2131410" calcext:value-type="string">
            <text:p>2131410</text:p>
          </table:table-cell>
          <table:table-cell table:style-name="ce26" table:formula="of:=HYPERLINK(INDEX([images.$B$2:.$B$583];MATCH([.$F233];[images.$D$2:.$D$583];0));(INDEX([images.$F$2:.$F$583];MATCH([.$F233];[images.$D$2:.$D$583];0))))" office:value-type="string" office:string-value="P2131410.jpg" calcext:value-type="string">
            <text:p>P21314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34];2;1);[.E234];[.$H234];[.$K234];[.$I234])" office:value-type="string" office:string-value="2131110" calcext:value-type="string">
            <text:p>2131110</text:p>
          </table:table-cell>
          <table:table-cell table:style-name="ce26" table:formula="of:=HYPERLINK(INDEX([images.$B$2:.$B$583];MATCH([.$F234];[images.$D$2:.$D$583];0));(INDEX([images.$F$2:.$F$583];MATCH([.$F234];[images.$D$2:.$D$583];0))))" office:value-type="string" office:string-value="P2131110.jpg" calcext:value-type="string">
            <text:p>P21311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35];2;1);[.E235];[.$H235];[.$K235];[.$I235])" office:value-type="string" office:string-value="2131210" calcext:value-type="string">
            <text:p>2131210</text:p>
          </table:table-cell>
          <table:table-cell table:style-name="ce26" table:formula="of:=HYPERLINK(INDEX([images.$B$2:.$B$583];MATCH([.$F235];[images.$D$2:.$D$583];0));(INDEX([images.$F$2:.$F$583];MATCH([.$F235];[images.$D$2:.$D$583];0))))" office:value-type="string" office:string-value="P2131210.jpg" calcext:value-type="string">
            <text:p>P21312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36];2;1);[.E236];[.$H236];[.$K236];[.$I236])" office:value-type="string" office:string-value="2131310" calcext:value-type="string">
            <text:p>2131310</text:p>
          </table:table-cell>
          <table:table-cell table:style-name="ce26" table:formula="of:=HYPERLINK(INDEX([images.$B$2:.$B$583];MATCH([.$F236];[images.$D$2:.$D$583];0));(INDEX([images.$F$2:.$F$583];MATCH([.$F236];[images.$D$2:.$D$583];0))))" office:value-type="string" office:string-value="P2131310.jpg" calcext:value-type="string">
            <text:p>P21313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37];2;1);[.E237];[.$H237];[.$K237];[.$I237])" office:value-type="string" office:string-value="2131410" calcext:value-type="string">
            <text:p>2131410</text:p>
          </table:table-cell>
          <table:table-cell table:style-name="ce26" table:formula="of:=HYPERLINK(INDEX([images.$B$2:.$B$583];MATCH([.$F237];[images.$D$2:.$D$583];0));(INDEX([images.$F$2:.$F$583];MATCH([.$F237];[images.$D$2:.$D$583];0))))" office:value-type="string" office:string-value="P2131410.jpg" calcext:value-type="string">
            <text:p>P21314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38];2;1);[.E238];[.$H238];[.$K238];[.$I238])" office:value-type="string" office:string-value="2131110" calcext:value-type="string">
            <text:p>2131110</text:p>
          </table:table-cell>
          <table:table-cell table:style-name="ce26" table:formula="of:=HYPERLINK(INDEX([images.$B$2:.$B$583];MATCH([.$F238];[images.$D$2:.$D$583];0));(INDEX([images.$F$2:.$F$583];MATCH([.$F238];[images.$D$2:.$D$583];0))))" office:value-type="string" office:string-value="P2131110.jpg" calcext:value-type="string">
            <text:p>P21311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39];2;1);[.E239];[.$H239];[.$K239];[.$I239])" office:value-type="string" office:string-value="2131210" calcext:value-type="string">
            <text:p>2131210</text:p>
          </table:table-cell>
          <table:table-cell table:style-name="ce26" table:formula="of:=HYPERLINK(INDEX([images.$B$2:.$B$583];MATCH([.$F239];[images.$D$2:.$D$583];0));(INDEX([images.$F$2:.$F$583];MATCH([.$F239];[images.$D$2:.$D$583];0))))" office:value-type="string" office:string-value="P2131210.jpg" calcext:value-type="string">
            <text:p>P21312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40];2;1);[.E240];[.$H240];[.$K240];[.$I240])" office:value-type="string" office:string-value="2131310" calcext:value-type="string">
            <text:p>2131310</text:p>
          </table:table-cell>
          <table:table-cell table:style-name="ce26" table:formula="of:=HYPERLINK(INDEX([images.$B$2:.$B$583];MATCH([.$F240];[images.$D$2:.$D$583];0));(INDEX([images.$F$2:.$F$583];MATCH([.$F240];[images.$D$2:.$D$583];0))))" office:value-type="string" office:string-value="P2131310.jpg" calcext:value-type="string">
            <text:p>P21313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41];2;1);[.E241];[.$H241];[.$K241];[.$I241])" office:value-type="string" office:string-value="2131410" calcext:value-type="string">
            <text:p>2131410</text:p>
          </table:table-cell>
          <table:table-cell table:style-name="ce26" table:formula="of:=HYPERLINK(INDEX([images.$B$2:.$B$583];MATCH([.$F241];[images.$D$2:.$D$583];0));(INDEX([images.$F$2:.$F$583];MATCH([.$F241];[images.$D$2:.$D$583];0))))" office:value-type="string" office:string-value="P2131410.jpg" calcext:value-type="string">
            <text:p>P21314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42];2;1);[.E242];[.$H242];[.$K242];[.$I242])" office:value-type="string" office:string-value="313111" calcext:value-type="string">
            <text:p>313111</text:p>
          </table:table-cell>
          <table:table-cell table:style-name="ce26" table:formula="of:=HYPERLINK(INDEX([images.$B$2:.$B$583];MATCH([.$F242];[images.$D$2:.$D$583];0));(INDEX([images.$F$2:.$F$583];MATCH([.$F242];[images.$D$2:.$D$583];0))))" office:value-type="string" office:string-value="M313111.jpg" calcext:value-type="string">
            <text:p>M313111.j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42" calcext:value-type="float">
            <text:p>2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43];2;1);[.E243];[.$H243];[.$K243];[.$I243])" office:value-type="string" office:string-value="313121" calcext:value-type="string">
            <text:p>313121</text:p>
          </table:table-cell>
          <table:table-cell table:style-name="ce26" table:formula="of:=HYPERLINK(INDEX([images.$B$2:.$B$583];MATCH([.$F243];[images.$D$2:.$D$583];0));(INDEX([images.$F$2:.$F$583];MATCH([.$F243];[images.$D$2:.$D$583];0))))" office:value-type="string" office:string-value="M313121.jpg" calcext:value-type="string">
            <text:p>M313121.jp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43" calcext:value-type="float">
            <text:p>2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44];2;1);[.E244];[.$H244];[.$K244];[.$I244])" office:value-type="string" office:string-value="313131" calcext:value-type="string">
            <text:p>313131</text:p>
          </table:table-cell>
          <table:table-cell table:style-name="ce26" table:formula="of:=HYPERLINK(INDEX([images.$B$2:.$B$583];MATCH([.$F244];[images.$D$2:.$D$583];0));(INDEX([images.$F$2:.$F$583];MATCH([.$F244];[images.$D$2:.$D$583];0))))" office:value-type="string" office:string-value="M313131.jpg" calcext:value-type="string">
            <text:p>M313131.jp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44" calcext:value-type="float">
            <text:p>2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45];2;1);[.E245];[.$H245];[.$K245];[.$I245])" office:value-type="string" office:string-value="313141" calcext:value-type="string">
            <text:p>313141</text:p>
          </table:table-cell>
          <table:table-cell table:style-name="ce26" table:formula="of:=HYPERLINK(INDEX([images.$B$2:.$B$583];MATCH([.$F245];[images.$D$2:.$D$583];0));(INDEX([images.$F$2:.$F$583];MATCH([.$F245];[images.$D$2:.$D$583];0))))" office:value-type="string" office:string-value="M313141.jpg" calcext:value-type="string">
            <text:p>M313141.jp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45" calcext:value-type="float">
            <text:p>2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46];2;1);[.E246];[.$H246];[.$K246];[.$I246])" office:value-type="string" office:string-value="313111" calcext:value-type="string">
            <text:p>313111</text:p>
          </table:table-cell>
          <table:table-cell table:style-name="ce26" table:formula="of:=HYPERLINK(INDEX([images.$B$2:.$B$583];MATCH([.$F246];[images.$D$2:.$D$583];0));(INDEX([images.$F$2:.$F$583];MATCH([.$F246];[images.$D$2:.$D$583];0))))" office:value-type="string" office:string-value="M313111.jpg" calcext:value-type="string">
            <text:p>M31311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46" calcext:value-type="float">
            <text:p>2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47];2;1);[.E247];[.$H247];[.$K247];[.$I247])" office:value-type="string" office:string-value="313121" calcext:value-type="string">
            <text:p>313121</text:p>
          </table:table-cell>
          <table:table-cell table:style-name="ce26" table:formula="of:=HYPERLINK(INDEX([images.$B$2:.$B$583];MATCH([.$F247];[images.$D$2:.$D$583];0));(INDEX([images.$F$2:.$F$583];MATCH([.$F247];[images.$D$2:.$D$583];0))))" office:value-type="string" office:string-value="M313121.jpg" calcext:value-type="string">
            <text:p>M313121.jp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47" calcext:value-type="float">
            <text:p>2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48];2;1);[.E248];[.$H248];[.$K248];[.$I248])" office:value-type="string" office:string-value="313131" calcext:value-type="string">
            <text:p>313131</text:p>
          </table:table-cell>
          <table:table-cell table:style-name="ce26" table:formula="of:=HYPERLINK(INDEX([images.$B$2:.$B$583];MATCH([.$F248];[images.$D$2:.$D$583];0));(INDEX([images.$F$2:.$F$583];MATCH([.$F248];[images.$D$2:.$D$583];0))))" office:value-type="string" office:string-value="M313131.jpg" calcext:value-type="string">
            <text:p>M31313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48" calcext:value-type="float">
            <text:p>2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49];2;1);[.E249];[.$H249];[.$K249];[.$I249])" office:value-type="string" office:string-value="313141" calcext:value-type="string">
            <text:p>313141</text:p>
          </table:table-cell>
          <table:table-cell table:style-name="ce26" table:formula="of:=HYPERLINK(INDEX([images.$B$2:.$B$583];MATCH([.$F249];[images.$D$2:.$D$583];0));(INDEX([images.$F$2:.$F$583];MATCH([.$F249];[images.$D$2:.$D$583];0))))" office:value-type="string" office:string-value="M313141.jpg" calcext:value-type="string">
            <text:p>M31314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49" calcext:value-type="float">
            <text:p>2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50];2;1);[.E250];[.$H250];[.$K250];[.$I250])" office:value-type="string" office:string-value="313111" calcext:value-type="string">
            <text:p>313111</text:p>
          </table:table-cell>
          <table:table-cell table:style-name="ce26" table:formula="of:=HYPERLINK(INDEX([images.$B$2:.$B$583];MATCH([.$F250];[images.$D$2:.$D$583];0));(INDEX([images.$F$2:.$F$583];MATCH([.$F250];[images.$D$2:.$D$583];0))))" office:value-type="string" office:string-value="M313111.jpg" calcext:value-type="string">
            <text:p>M31311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51];2;1);[.E251];[.$H251];[.$K251];[.$I251])" office:value-type="string" office:string-value="313121" calcext:value-type="string">
            <text:p>313121</text:p>
          </table:table-cell>
          <table:table-cell table:style-name="ce26" table:formula="of:=HYPERLINK(INDEX([images.$B$2:.$B$583];MATCH([.$F251];[images.$D$2:.$D$583];0));(INDEX([images.$F$2:.$F$583];MATCH([.$F251];[images.$D$2:.$D$583];0))))" office:value-type="string" office:string-value="M313121.jpg" calcext:value-type="string">
            <text:p>M31312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51" calcext:value-type="float">
            <text:p>25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52];2;1);[.E252];[.$H252];[.$K252];[.$I252])" office:value-type="string" office:string-value="313131" calcext:value-type="string">
            <text:p>313131</text:p>
          </table:table-cell>
          <table:table-cell table:style-name="ce26" table:formula="of:=HYPERLINK(INDEX([images.$B$2:.$B$583];MATCH([.$F252];[images.$D$2:.$D$583];0));(INDEX([images.$F$2:.$F$583];MATCH([.$F252];[images.$D$2:.$D$583];0))))" office:value-type="string" office:string-value="M313131.jpg" calcext:value-type="string">
            <text:p>M313131.jp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52" calcext:value-type="float">
            <text:p>25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53];2;1);[.E253];[.$H253];[.$K253];[.$I253])" office:value-type="string" office:string-value="313141" calcext:value-type="string">
            <text:p>313141</text:p>
          </table:table-cell>
          <table:table-cell table:style-name="ce26" table:formula="of:=HYPERLINK(INDEX([images.$B$2:.$B$583];MATCH([.$F253];[images.$D$2:.$D$583];0));(INDEX([images.$F$2:.$F$583];MATCH([.$F253];[images.$D$2:.$D$583];0))))" office:value-type="string" office:string-value="M313141.jpg" calcext:value-type="string">
            <text:p>M31314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54];2;1);[.E254];[.$H254];[.$K254];[.$I254])" office:value-type="string" office:string-value="313112" calcext:value-type="string">
            <text:p>313112</text:p>
          </table:table-cell>
          <table:table-cell table:style-name="ce26" table:formula="of:=HYPERLINK(INDEX([images.$B$2:.$B$583];MATCH([.$F254];[images.$D$2:.$D$583];0));(INDEX([images.$F$2:.$F$583];MATCH([.$F254];[images.$D$2:.$D$583];0))))" office:value-type="string" office:string-value="M313112.jpg" calcext:value-type="string">
            <text:p>M31311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55];2;1);[.E255];[.$H255];[.$K255];[.$I255])" office:value-type="string" office:string-value="313122" calcext:value-type="string">
            <text:p>313122</text:p>
          </table:table-cell>
          <table:table-cell table:style-name="ce26" table:formula="of:=HYPERLINK(INDEX([images.$B$2:.$B$583];MATCH([.$F255];[images.$D$2:.$D$583];0));(INDEX([images.$F$2:.$F$583];MATCH([.$F255];[images.$D$2:.$D$583];0))))" office:value-type="string" office:string-value="M313122.jpg" calcext:value-type="string">
            <text:p>M31312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56];2;1);[.E256];[.$H256];[.$K256];[.$I256])" office:value-type="string" office:string-value="313132" calcext:value-type="string">
            <text:p>313132</text:p>
          </table:table-cell>
          <table:table-cell table:style-name="ce26" table:formula="of:=HYPERLINK(INDEX([images.$B$2:.$B$583];MATCH([.$F256];[images.$D$2:.$D$583];0));(INDEX([images.$F$2:.$F$583];MATCH([.$F256];[images.$D$2:.$D$583];0))))" office:value-type="string" office:string-value="M313132.jpg" calcext:value-type="string">
            <text:p>M31313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57];2;1);[.E257];[.$H257];[.$K257];[.$I257])" office:value-type="string" office:string-value="313142" calcext:value-type="string">
            <text:p>313142</text:p>
          </table:table-cell>
          <table:table-cell table:style-name="ce26" table:formula="of:=HYPERLINK(INDEX([images.$B$2:.$B$583];MATCH([.$F257];[images.$D$2:.$D$583];0));(INDEX([images.$F$2:.$F$583];MATCH([.$F257];[images.$D$2:.$D$583];0))))" office:value-type="string" office:string-value="M313142.jpg" calcext:value-type="string">
            <text:p>M31314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58];2;1);[.E258];[.$H258];[.$K258];[.$I258])" office:value-type="string" office:string-value="313112" calcext:value-type="string">
            <text:p>313112</text:p>
          </table:table-cell>
          <table:table-cell table:style-name="ce26" table:formula="of:=HYPERLINK(INDEX([images.$B$2:.$B$583];MATCH([.$F258];[images.$D$2:.$D$583];0));(INDEX([images.$F$2:.$F$583];MATCH([.$F258];[images.$D$2:.$D$583];0))))" office:value-type="string" office:string-value="M313112.jpg" calcext:value-type="string">
            <text:p>M31311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59];2;1);[.E259];[.$H259];[.$K259];[.$I259])" office:value-type="string" office:string-value="313122" calcext:value-type="string">
            <text:p>313122</text:p>
          </table:table-cell>
          <table:table-cell table:style-name="ce26" table:formula="of:=HYPERLINK(INDEX([images.$B$2:.$B$583];MATCH([.$F259];[images.$D$2:.$D$583];0));(INDEX([images.$F$2:.$F$583];MATCH([.$F259];[images.$D$2:.$D$583];0))))" office:value-type="string" office:string-value="M313122.jpg" calcext:value-type="string">
            <text:p>M313122.jp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60];2;1);[.E260];[.$H260];[.$K260];[.$I260])" office:value-type="string" office:string-value="313132" calcext:value-type="string">
            <text:p>313132</text:p>
          </table:table-cell>
          <table:table-cell table:style-name="ce26" table:formula="of:=HYPERLINK(INDEX([images.$B$2:.$B$583];MATCH([.$F260];[images.$D$2:.$D$583];0));(INDEX([images.$F$2:.$F$583];MATCH([.$F260];[images.$D$2:.$D$583];0))))" office:value-type="string" office:string-value="M313132.jpg" calcext:value-type="string">
            <text:p>M31313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61];2;1);[.E261];[.$H261];[.$K261];[.$I261])" office:value-type="string" office:string-value="313142" calcext:value-type="string">
            <text:p>313142</text:p>
          </table:table-cell>
          <table:table-cell table:style-name="ce26" table:formula="of:=HYPERLINK(INDEX([images.$B$2:.$B$583];MATCH([.$F261];[images.$D$2:.$D$583];0));(INDEX([images.$F$2:.$F$583];MATCH([.$F261];[images.$D$2:.$D$583];0))))" office:value-type="string" office:string-value="M313142.jpg" calcext:value-type="string">
            <text:p>M31314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62];2;1);[.E262];[.$H262];[.$K262];[.$I262])" office:value-type="string" office:string-value="313112" calcext:value-type="string">
            <text:p>313112</text:p>
          </table:table-cell>
          <table:table-cell table:style-name="ce26" table:formula="of:=HYPERLINK(INDEX([images.$B$2:.$B$583];MATCH([.$F262];[images.$D$2:.$D$583];0));(INDEX([images.$F$2:.$F$583];MATCH([.$F262];[images.$D$2:.$D$583];0))))" office:value-type="string" office:string-value="M313112.jpg" calcext:value-type="string">
            <text:p>M31311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63];2;1);[.E263];[.$H263];[.$K263];[.$I263])" office:value-type="string" office:string-value="313122" calcext:value-type="string">
            <text:p>313122</text:p>
          </table:table-cell>
          <table:table-cell table:style-name="ce26" table:formula="of:=HYPERLINK(INDEX([images.$B$2:.$B$583];MATCH([.$F263];[images.$D$2:.$D$583];0));(INDEX([images.$F$2:.$F$583];MATCH([.$F263];[images.$D$2:.$D$583];0))))" office:value-type="string" office:string-value="M313122.jpg" calcext:value-type="string">
            <text:p>M31312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64];2;1);[.E264];[.$H264];[.$K264];[.$I264])" office:value-type="string" office:string-value="313132" calcext:value-type="string">
            <text:p>313132</text:p>
          </table:table-cell>
          <table:table-cell table:style-name="ce26" table:formula="of:=HYPERLINK(INDEX([images.$B$2:.$B$583];MATCH([.$F264];[images.$D$2:.$D$583];0));(INDEX([images.$F$2:.$F$583];MATCH([.$F264];[images.$D$2:.$D$583];0))))" office:value-type="string" office:string-value="M313132.jpg" calcext:value-type="string">
            <text:p>M31313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65];2;1);[.E265];[.$H265];[.$K265];[.$I265])" office:value-type="string" office:string-value="313142" calcext:value-type="string">
            <text:p>313142</text:p>
          </table:table-cell>
          <table:table-cell table:style-name="ce26" table:formula="of:=HYPERLINK(INDEX([images.$B$2:.$B$583];MATCH([.$F265];[images.$D$2:.$D$583];0));(INDEX([images.$F$2:.$F$583];MATCH([.$F265];[images.$D$2:.$D$583];0))))" office:value-type="string" office:string-value="M313142.jpg" calcext:value-type="string">
            <text:p>M31314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66];2;1);[.E266];[.$H266];[.$K266];[.$I266])" office:value-type="string" office:string-value="313113" calcext:value-type="string">
            <text:p>313113</text:p>
          </table:table-cell>
          <table:table-cell table:style-name="ce26" table:formula="of:=HYPERLINK(INDEX([images.$B$2:.$B$583];MATCH([.$F266];[images.$D$2:.$D$583];0));(INDEX([images.$F$2:.$F$583];MATCH([.$F266];[images.$D$2:.$D$583];0))))" office:value-type="string" office:string-value="M313113.jpg" calcext:value-type="string">
            <text:p>M31311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67];2;1);[.E267];[.$H267];[.$K267];[.$I267])" office:value-type="string" office:string-value="313123" calcext:value-type="string">
            <text:p>313123</text:p>
          </table:table-cell>
          <table:table-cell table:style-name="ce26" table:formula="of:=HYPERLINK(INDEX([images.$B$2:.$B$583];MATCH([.$F267];[images.$D$2:.$D$583];0));(INDEX([images.$F$2:.$F$583];MATCH([.$F267];[images.$D$2:.$D$583];0))))" office:value-type="string" office:string-value="M313123.jpg" calcext:value-type="string">
            <text:p>M31312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68];2;1);[.E268];[.$H268];[.$K268];[.$I268])" office:value-type="string" office:string-value="313133" calcext:value-type="string">
            <text:p>313133</text:p>
          </table:table-cell>
          <table:table-cell table:style-name="ce26" table:formula="of:=HYPERLINK(INDEX([images.$B$2:.$B$583];MATCH([.$F268];[images.$D$2:.$D$583];0));(INDEX([images.$F$2:.$F$583];MATCH([.$F268];[images.$D$2:.$D$583];0))))" office:value-type="string" office:string-value="M313133.jpg" calcext:value-type="string">
            <text:p>M31313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69];2;1);[.E269];[.$H269];[.$K269];[.$I269])" office:value-type="string" office:string-value="313143" calcext:value-type="string">
            <text:p>313143</text:p>
          </table:table-cell>
          <table:table-cell table:style-name="ce26" table:formula="of:=HYPERLINK(INDEX([images.$B$2:.$B$583];MATCH([.$F269];[images.$D$2:.$D$583];0));(INDEX([images.$F$2:.$F$583];MATCH([.$F269];[images.$D$2:.$D$583];0))))" office:value-type="string" office:string-value="M313143.jpg" calcext:value-type="string">
            <text:p>M31314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70];2;1);[.E270];[.$H270];[.$K270];[.$I270])" office:value-type="string" office:string-value="313113" calcext:value-type="string">
            <text:p>313113</text:p>
          </table:table-cell>
          <table:table-cell table:style-name="ce26" table:formula="of:=HYPERLINK(INDEX([images.$B$2:.$B$583];MATCH([.$F270];[images.$D$2:.$D$583];0));(INDEX([images.$F$2:.$F$583];MATCH([.$F270];[images.$D$2:.$D$583];0))))" office:value-type="string" office:string-value="M313113.jpg" calcext:value-type="string">
            <text:p>M31311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71];2;1);[.E271];[.$H271];[.$K271];[.$I271])" office:value-type="string" office:string-value="313123" calcext:value-type="string">
            <text:p>313123</text:p>
          </table:table-cell>
          <table:table-cell table:style-name="ce26" table:formula="of:=HYPERLINK(INDEX([images.$B$2:.$B$583];MATCH([.$F271];[images.$D$2:.$D$583];0));(INDEX([images.$F$2:.$F$583];MATCH([.$F271];[images.$D$2:.$D$583];0))))" office:value-type="string" office:string-value="M313123.jpg" calcext:value-type="string">
            <text:p>M31312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72];2;1);[.E272];[.$H272];[.$K272];[.$I272])" office:value-type="string" office:string-value="313133" calcext:value-type="string">
            <text:p>313133</text:p>
          </table:table-cell>
          <table:table-cell table:style-name="ce26" table:formula="of:=HYPERLINK(INDEX([images.$B$2:.$B$583];MATCH([.$F272];[images.$D$2:.$D$583];0));(INDEX([images.$F$2:.$F$583];MATCH([.$F272];[images.$D$2:.$D$583];0))))" office:value-type="string" office:string-value="M313133.jpg" calcext:value-type="string">
            <text:p>M31313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73];2;1);[.E273];[.$H273];[.$K273];[.$I273])" office:value-type="string" office:string-value="313143" calcext:value-type="string">
            <text:p>313143</text:p>
          </table:table-cell>
          <table:table-cell table:style-name="ce26" table:formula="of:=HYPERLINK(INDEX([images.$B$2:.$B$583];MATCH([.$F273];[images.$D$2:.$D$583];0));(INDEX([images.$F$2:.$F$583];MATCH([.$F273];[images.$D$2:.$D$583];0))))" office:value-type="string" office:string-value="M313143.jpg" calcext:value-type="string">
            <text:p>M313143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74];2;1);[.E274];[.$H274];[.$K274];[.$I274])" office:value-type="string" office:string-value="313113" calcext:value-type="string">
            <text:p>313113</text:p>
          </table:table-cell>
          <table:table-cell table:style-name="ce26" table:formula="of:=HYPERLINK(INDEX([images.$B$2:.$B$583];MATCH([.$F274];[images.$D$2:.$D$583];0));(INDEX([images.$F$2:.$F$583];MATCH([.$F274];[images.$D$2:.$D$583];0))))" office:value-type="string" office:string-value="M313113.jpg" calcext:value-type="string">
            <text:p>M31311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75];2;1);[.E275];[.$H275];[.$K275];[.$I275])" office:value-type="string" office:string-value="313123" calcext:value-type="string">
            <text:p>313123</text:p>
          </table:table-cell>
          <table:table-cell table:style-name="ce26" table:formula="of:=HYPERLINK(INDEX([images.$B$2:.$B$583];MATCH([.$F275];[images.$D$2:.$D$583];0));(INDEX([images.$F$2:.$F$583];MATCH([.$F275];[images.$D$2:.$D$583];0))))" office:value-type="string" office:string-value="M313123.jpg" calcext:value-type="string">
            <text:p>M31312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76];2;1);[.E276];[.$H276];[.$K276];[.$I276])" office:value-type="string" office:string-value="313133" calcext:value-type="string">
            <text:p>313133</text:p>
          </table:table-cell>
          <table:table-cell table:style-name="ce26" table:formula="of:=HYPERLINK(INDEX([images.$B$2:.$B$583];MATCH([.$F276];[images.$D$2:.$D$583];0));(INDEX([images.$F$2:.$F$583];MATCH([.$F276];[images.$D$2:.$D$583];0))))" office:value-type="string" office:string-value="M313133.jpg" calcext:value-type="string">
            <text:p>M313133.jp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77];2;1);[.E277];[.$H277];[.$K277];[.$I277])" office:value-type="string" office:string-value="313143" calcext:value-type="string">
            <text:p>313143</text:p>
          </table:table-cell>
          <table:table-cell table:style-name="ce26" table:formula="of:=HYPERLINK(INDEX([images.$B$2:.$B$583];MATCH([.$F277];[images.$D$2:.$D$583];0));(INDEX([images.$F$2:.$F$583];MATCH([.$F277];[images.$D$2:.$D$583];0))))" office:value-type="string" office:string-value="M313143.jpg" calcext:value-type="string">
            <text:p>M31314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78];2;1);[.E278];[.$H278];[.$K278];[.$I278])" office:value-type="string" office:string-value="313114" calcext:value-type="string">
            <text:p>313114</text:p>
          </table:table-cell>
          <table:table-cell table:style-name="ce26" table:formula="of:=HYPERLINK(INDEX([images.$B$2:.$B$583];MATCH([.$F278];[images.$D$2:.$D$583];0));(INDEX([images.$F$2:.$F$583];MATCH([.$F278];[images.$D$2:.$D$583];0))))" office:value-type="string" office:string-value="M313114.jpg" calcext:value-type="string">
            <text:p>M31311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79];2;1);[.E279];[.$H279];[.$K279];[.$I279])" office:value-type="string" office:string-value="313124" calcext:value-type="string">
            <text:p>313124</text:p>
          </table:table-cell>
          <table:table-cell table:style-name="ce26" table:formula="of:=HYPERLINK(INDEX([images.$B$2:.$B$583];MATCH([.$F279];[images.$D$2:.$D$583];0));(INDEX([images.$F$2:.$F$583];MATCH([.$F279];[images.$D$2:.$D$583];0))))" office:value-type="string" office:string-value="M313124.jpg" calcext:value-type="string">
            <text:p>M31312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80];2;1);[.E280];[.$H280];[.$K280];[.$I280])" office:value-type="string" office:string-value="313134" calcext:value-type="string">
            <text:p>313134</text:p>
          </table:table-cell>
          <table:table-cell table:style-name="ce26" table:formula="of:=HYPERLINK(INDEX([images.$B$2:.$B$583];MATCH([.$F280];[images.$D$2:.$D$583];0));(INDEX([images.$F$2:.$F$583];MATCH([.$F280];[images.$D$2:.$D$583];0))))" office:value-type="string" office:string-value="M313134.jpg" calcext:value-type="string">
            <text:p>M31313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81];2;1);[.E281];[.$H281];[.$K281];[.$I281])" office:value-type="string" office:string-value="313144" calcext:value-type="string">
            <text:p>313144</text:p>
          </table:table-cell>
          <table:table-cell table:style-name="ce26" table:formula="of:=HYPERLINK(INDEX([images.$B$2:.$B$583];MATCH([.$F281];[images.$D$2:.$D$583];0));(INDEX([images.$F$2:.$F$583];MATCH([.$F281];[images.$D$2:.$D$583];0))))" office:value-type="string" office:string-value="M313144.jpg" calcext:value-type="string">
            <text:p>M31314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82];2;1);[.E282];[.$H282];[.$K282];[.$I282])" office:value-type="string" office:string-value="313114" calcext:value-type="string">
            <text:p>313114</text:p>
          </table:table-cell>
          <table:table-cell table:style-name="ce26" table:formula="of:=HYPERLINK(INDEX([images.$B$2:.$B$583];MATCH([.$F282];[images.$D$2:.$D$583];0));(INDEX([images.$F$2:.$F$583];MATCH([.$F282];[images.$D$2:.$D$583];0))))" office:value-type="string" office:string-value="M313114.jpg" calcext:value-type="string">
            <text:p>M31311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83];2;1);[.E283];[.$H283];[.$K283];[.$I283])" office:value-type="string" office:string-value="313124" calcext:value-type="string">
            <text:p>313124</text:p>
          </table:table-cell>
          <table:table-cell table:style-name="ce26" table:formula="of:=HYPERLINK(INDEX([images.$B$2:.$B$583];MATCH([.$F283];[images.$D$2:.$D$583];0));(INDEX([images.$F$2:.$F$583];MATCH([.$F283];[images.$D$2:.$D$583];0))))" office:value-type="string" office:string-value="M313124.jpg" calcext:value-type="string">
            <text:p>M31312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84];2;1);[.E284];[.$H284];[.$K284];[.$I284])" office:value-type="string" office:string-value="313134" calcext:value-type="string">
            <text:p>313134</text:p>
          </table:table-cell>
          <table:table-cell table:style-name="ce26" table:formula="of:=HYPERLINK(INDEX([images.$B$2:.$B$583];MATCH([.$F284];[images.$D$2:.$D$583];0));(INDEX([images.$F$2:.$F$583];MATCH([.$F284];[images.$D$2:.$D$583];0))))" office:value-type="string" office:string-value="M313134.jpg" calcext:value-type="string">
            <text:p>M31313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85];2;1);[.E285];[.$H285];[.$K285];[.$I285])" office:value-type="string" office:string-value="313144" calcext:value-type="string">
            <text:p>313144</text:p>
          </table:table-cell>
          <table:table-cell table:style-name="ce26" table:formula="of:=HYPERLINK(INDEX([images.$B$2:.$B$583];MATCH([.$F285];[images.$D$2:.$D$583];0));(INDEX([images.$F$2:.$F$583];MATCH([.$F285];[images.$D$2:.$D$583];0))))" office:value-type="string" office:string-value="M313144.jpg" calcext:value-type="string">
            <text:p>M31314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86];2;1);[.E286];[.$H286];[.$K286];[.$I286])" office:value-type="string" office:string-value="313114" calcext:value-type="string">
            <text:p>313114</text:p>
          </table:table-cell>
          <table:table-cell table:style-name="ce26" table:formula="of:=HYPERLINK(INDEX([images.$B$2:.$B$583];MATCH([.$F286];[images.$D$2:.$D$583];0));(INDEX([images.$F$2:.$F$583];MATCH([.$F286];[images.$D$2:.$D$583];0))))" office:value-type="string" office:string-value="M313114.jpg" calcext:value-type="string">
            <text:p>M31311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87];2;1);[.E287];[.$H287];[.$K287];[.$I287])" office:value-type="string" office:string-value="313124" calcext:value-type="string">
            <text:p>313124</text:p>
          </table:table-cell>
          <table:table-cell table:style-name="ce26" table:formula="of:=HYPERLINK(INDEX([images.$B$2:.$B$583];MATCH([.$F287];[images.$D$2:.$D$583];0));(INDEX([images.$F$2:.$F$583];MATCH([.$F287];[images.$D$2:.$D$583];0))))" office:value-type="string" office:string-value="M313124.jpg" calcext:value-type="string">
            <text:p>M31312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88];2;1);[.E288];[.$H288];[.$K288];[.$I288])" office:value-type="string" office:string-value="313134" calcext:value-type="string">
            <text:p>313134</text:p>
          </table:table-cell>
          <table:table-cell table:style-name="ce26" table:formula="of:=HYPERLINK(INDEX([images.$B$2:.$B$583];MATCH([.$F288];[images.$D$2:.$D$583];0));(INDEX([images.$F$2:.$F$583];MATCH([.$F288];[images.$D$2:.$D$583];0))))" office:value-type="string" office:string-value="M313134.jpg" calcext:value-type="string">
            <text:p>M31313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89];2;1);[.E289];[.$H289];[.$K289];[.$I289])" office:value-type="string" office:string-value="313144" calcext:value-type="string">
            <text:p>313144</text:p>
          </table:table-cell>
          <table:table-cell table:style-name="ce26" table:formula="of:=HYPERLINK(INDEX([images.$B$2:.$B$583];MATCH([.$F289];[images.$D$2:.$D$583];0));(INDEX([images.$F$2:.$F$583];MATCH([.$F289];[images.$D$2:.$D$583];0))))" office:value-type="string" office:string-value="M313144.jpg" calcext:value-type="string">
            <text:p>M313144.jp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90];2;1);[.E290];[.$H290];[.$K290];[.$I290])" office:value-type="string" office:string-value="313115" calcext:value-type="string">
            <text:p>313115</text:p>
          </table:table-cell>
          <table:table-cell table:style-name="ce26" table:formula="of:=HYPERLINK(INDEX([images.$B$2:.$B$583];MATCH([.$F290];[images.$D$2:.$D$583];0));(INDEX([images.$F$2:.$F$583];MATCH([.$F290];[images.$D$2:.$D$583];0))))" office:value-type="string" office:string-value="M313115.jpg" calcext:value-type="string">
            <text:p>M31311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91];2;1);[.E291];[.$H291];[.$K291];[.$I291])" office:value-type="string" office:string-value="313125" calcext:value-type="string">
            <text:p>313125</text:p>
          </table:table-cell>
          <table:table-cell table:style-name="ce26" table:formula="of:=HYPERLINK(INDEX([images.$B$2:.$B$583];MATCH([.$F291];[images.$D$2:.$D$583];0));(INDEX([images.$F$2:.$F$583];MATCH([.$F291];[images.$D$2:.$D$583];0))))" office:value-type="string" office:string-value="M313125.jpg" calcext:value-type="string">
            <text:p>M31312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92];2;1);[.E292];[.$H292];[.$K292];[.$I292])" office:value-type="string" office:string-value="313135" calcext:value-type="string">
            <text:p>313135</text:p>
          </table:table-cell>
          <table:table-cell table:style-name="ce26" table:formula="of:=HYPERLINK(INDEX([images.$B$2:.$B$583];MATCH([.$F292];[images.$D$2:.$D$583];0));(INDEX([images.$F$2:.$F$583];MATCH([.$F292];[images.$D$2:.$D$583];0))))" office:value-type="string" office:string-value="M313135.jpg" calcext:value-type="string">
            <text:p>M31313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93];2;1);[.E293];[.$H293];[.$K293];[.$I293])" office:value-type="string" office:string-value="313145" calcext:value-type="string">
            <text:p>313145</text:p>
          </table:table-cell>
          <table:table-cell table:style-name="ce26" table:formula="of:=HYPERLINK(INDEX([images.$B$2:.$B$583];MATCH([.$F293];[images.$D$2:.$D$583];0));(INDEX([images.$F$2:.$F$583];MATCH([.$F293];[images.$D$2:.$D$583];0))))" office:value-type="string" office:string-value="M313145.jpg" calcext:value-type="string">
            <text:p>M31314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94];2;1);[.E294];[.$H294];[.$K294];[.$I294])" office:value-type="string" office:string-value="313115" calcext:value-type="string">
            <text:p>313115</text:p>
          </table:table-cell>
          <table:table-cell table:style-name="ce26" table:formula="of:=HYPERLINK(INDEX([images.$B$2:.$B$583];MATCH([.$F294];[images.$D$2:.$D$583];0));(INDEX([images.$F$2:.$F$583];MATCH([.$F294];[images.$D$2:.$D$583];0))))" office:value-type="string" office:string-value="M313115.jpg" calcext:value-type="string">
            <text:p>M31311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95];2;1);[.E295];[.$H295];[.$K295];[.$I295])" office:value-type="string" office:string-value="313125" calcext:value-type="string">
            <text:p>313125</text:p>
          </table:table-cell>
          <table:table-cell table:style-name="ce26" table:formula="of:=HYPERLINK(INDEX([images.$B$2:.$B$583];MATCH([.$F295];[images.$D$2:.$D$583];0));(INDEX([images.$F$2:.$F$583];MATCH([.$F295];[images.$D$2:.$D$583];0))))" office:value-type="string" office:string-value="M313125.jpg" calcext:value-type="string">
            <text:p>M31312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96];2;1);[.E296];[.$H296];[.$K296];[.$I296])" office:value-type="string" office:string-value="313135" calcext:value-type="string">
            <text:p>313135</text:p>
          </table:table-cell>
          <table:table-cell table:style-name="ce26" table:formula="of:=HYPERLINK(INDEX([images.$B$2:.$B$583];MATCH([.$F296];[images.$D$2:.$D$583];0));(INDEX([images.$F$2:.$F$583];MATCH([.$F296];[images.$D$2:.$D$583];0))))" office:value-type="string" office:string-value="M313135.jpg" calcext:value-type="string">
            <text:p>M31313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97];2;1);[.E297];[.$H297];[.$K297];[.$I297])" office:value-type="string" office:string-value="313145" calcext:value-type="string">
            <text:p>313145</text:p>
          </table:table-cell>
          <table:table-cell table:style-name="ce26" table:formula="of:=HYPERLINK(INDEX([images.$B$2:.$B$583];MATCH([.$F297];[images.$D$2:.$D$583];0));(INDEX([images.$F$2:.$F$583];MATCH([.$F297];[images.$D$2:.$D$583];0))))" office:value-type="string" office:string-value="M313145.jpg" calcext:value-type="string">
            <text:p>M31314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98];2;1);[.E298];[.$H298];[.$K298];[.$I298])" office:value-type="string" office:string-value="313115" calcext:value-type="string">
            <text:p>313115</text:p>
          </table:table-cell>
          <table:table-cell table:style-name="ce26" table:formula="of:=HYPERLINK(INDEX([images.$B$2:.$B$583];MATCH([.$F298];[images.$D$2:.$D$583];0));(INDEX([images.$F$2:.$F$583];MATCH([.$F298];[images.$D$2:.$D$583];0))))" office:value-type="string" office:string-value="M313115.jpg" calcext:value-type="string">
            <text:p>M31311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299];2;1);[.E299];[.$H299];[.$K299];[.$I299])" office:value-type="string" office:string-value="313125" calcext:value-type="string">
            <text:p>313125</text:p>
          </table:table-cell>
          <table:table-cell table:style-name="ce26" table:formula="of:=HYPERLINK(INDEX([images.$B$2:.$B$583];MATCH([.$F299];[images.$D$2:.$D$583];0));(INDEX([images.$F$2:.$F$583];MATCH([.$F299];[images.$D$2:.$D$583];0))))" office:value-type="string" office:string-value="M313125.jpg" calcext:value-type="string">
            <text:p>M31312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00];2;1);[.E300];[.$H300];[.$K300];[.$I300])" office:value-type="string" office:string-value="313135" calcext:value-type="string">
            <text:p>313135</text:p>
          </table:table-cell>
          <table:table-cell table:style-name="ce26" table:formula="of:=HYPERLINK(INDEX([images.$B$2:.$B$583];MATCH([.$F300];[images.$D$2:.$D$583];0));(INDEX([images.$F$2:.$F$583];MATCH([.$F300];[images.$D$2:.$D$583];0))))" office:value-type="string" office:string-value="M313135.jpg" calcext:value-type="string">
            <text:p>M31313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01];2;1);[.E301];[.$H301];[.$K301];[.$I301])" office:value-type="string" office:string-value="313145" calcext:value-type="string">
            <text:p>313145</text:p>
          </table:table-cell>
          <table:table-cell table:style-name="ce26" table:formula="of:=HYPERLINK(INDEX([images.$B$2:.$B$583];MATCH([.$F301];[images.$D$2:.$D$583];0));(INDEX([images.$F$2:.$F$583];MATCH([.$F301];[images.$D$2:.$D$583];0))))" office:value-type="string" office:string-value="M313145.jpg" calcext:value-type="string">
            <text:p>M313145.jp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02];2;1);[.E302];[.$H302];[.$K302];[.$I302])" office:value-type="string" office:string-value="313116" calcext:value-type="string">
            <text:p>313116</text:p>
          </table:table-cell>
          <table:table-cell table:style-name="ce26" table:formula="of:=HYPERLINK(INDEX([images.$B$2:.$B$583];MATCH([.$F302];[images.$D$2:.$D$583];0));(INDEX([images.$F$2:.$F$583];MATCH([.$F302];[images.$D$2:.$D$583];0))))" office:value-type="string" office:string-value="M313116.jpg" calcext:value-type="string">
            <text:p>M31311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03];2;1);[.E303];[.$H303];[.$K303];[.$I303])" office:value-type="string" office:string-value="313126" calcext:value-type="string">
            <text:p>313126</text:p>
          </table:table-cell>
          <table:table-cell table:style-name="ce26" table:formula="of:=HYPERLINK(INDEX([images.$B$2:.$B$583];MATCH([.$F303];[images.$D$2:.$D$583];0));(INDEX([images.$F$2:.$F$583];MATCH([.$F303];[images.$D$2:.$D$583];0))))" office:value-type="string" office:string-value="M313126.jpg" calcext:value-type="string">
            <text:p>M31312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04];2;1);[.E304];[.$H304];[.$K304];[.$I304])" office:value-type="string" office:string-value="313136" calcext:value-type="string">
            <text:p>313136</text:p>
          </table:table-cell>
          <table:table-cell table:style-name="ce26" table:formula="of:=HYPERLINK(INDEX([images.$B$2:.$B$583];MATCH([.$F304];[images.$D$2:.$D$583];0));(INDEX([images.$F$2:.$F$583];MATCH([.$F304];[images.$D$2:.$D$583];0))))" office:value-type="string" office:string-value="M313136.jpg" calcext:value-type="string">
            <text:p>M31313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05];2;1);[.E305];[.$H305];[.$K305];[.$I305])" office:value-type="string" office:string-value="313146" calcext:value-type="string">
            <text:p>313146</text:p>
          </table:table-cell>
          <table:table-cell table:style-name="ce26" table:formula="of:=HYPERLINK(INDEX([images.$B$2:.$B$583];MATCH([.$F305];[images.$D$2:.$D$583];0));(INDEX([images.$F$2:.$F$583];MATCH([.$F305];[images.$D$2:.$D$583];0))))" office:value-type="string" office:string-value="M313146.jpg" calcext:value-type="string">
            <text:p>M31314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06];2;1);[.E306];[.$H306];[.$K306];[.$I306])" office:value-type="string" office:string-value="313116" calcext:value-type="string">
            <text:p>313116</text:p>
          </table:table-cell>
          <table:table-cell table:style-name="ce26" table:formula="of:=HYPERLINK(INDEX([images.$B$2:.$B$583];MATCH([.$F306];[images.$D$2:.$D$583];0));(INDEX([images.$F$2:.$F$583];MATCH([.$F306];[images.$D$2:.$D$583];0))))" office:value-type="string" office:string-value="M313116.jpg" calcext:value-type="string">
            <text:p>M31311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07];2;1);[.E307];[.$H307];[.$K307];[.$I307])" office:value-type="string" office:string-value="313126" calcext:value-type="string">
            <text:p>313126</text:p>
          </table:table-cell>
          <table:table-cell table:style-name="ce26" table:formula="of:=HYPERLINK(INDEX([images.$B$2:.$B$583];MATCH([.$F307];[images.$D$2:.$D$583];0));(INDEX([images.$F$2:.$F$583];MATCH([.$F307];[images.$D$2:.$D$583];0))))" office:value-type="string" office:string-value="M313126.jpg" calcext:value-type="string">
            <text:p>M31312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08];2;1);[.E308];[.$H308];[.$K308];[.$I308])" office:value-type="string" office:string-value="313136" calcext:value-type="string">
            <text:p>313136</text:p>
          </table:table-cell>
          <table:table-cell table:style-name="ce26" table:formula="of:=HYPERLINK(INDEX([images.$B$2:.$B$583];MATCH([.$F308];[images.$D$2:.$D$583];0));(INDEX([images.$F$2:.$F$583];MATCH([.$F308];[images.$D$2:.$D$583];0))))" office:value-type="string" office:string-value="M313136.jpg" calcext:value-type="string">
            <text:p>M31313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09];2;1);[.E309];[.$H309];[.$K309];[.$I309])" office:value-type="string" office:string-value="313146" calcext:value-type="string">
            <text:p>313146</text:p>
          </table:table-cell>
          <table:table-cell table:style-name="ce26" table:formula="of:=HYPERLINK(INDEX([images.$B$2:.$B$583];MATCH([.$F309];[images.$D$2:.$D$583];0));(INDEX([images.$F$2:.$F$583];MATCH([.$F309];[images.$D$2:.$D$583];0))))" office:value-type="string" office:string-value="M313146.jpg" calcext:value-type="string">
            <text:p>M31314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10];2;1);[.E310];[.$H310];[.$K310];[.$I310])" office:value-type="string" office:string-value="313116" calcext:value-type="string">
            <text:p>313116</text:p>
          </table:table-cell>
          <table:table-cell table:style-name="ce26" table:formula="of:=HYPERLINK(INDEX([images.$B$2:.$B$583];MATCH([.$F310];[images.$D$2:.$D$583];0));(INDEX([images.$F$2:.$F$583];MATCH([.$F310];[images.$D$2:.$D$583];0))))" office:value-type="string" office:string-value="M313116.jpg" calcext:value-type="string">
            <text:p>M31311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11];2;1);[.E311];[.$H311];[.$K311];[.$I311])" office:value-type="string" office:string-value="313126" calcext:value-type="string">
            <text:p>313126</text:p>
          </table:table-cell>
          <table:table-cell table:style-name="ce26" table:formula="of:=HYPERLINK(INDEX([images.$B$2:.$B$583];MATCH([.$F311];[images.$D$2:.$D$583];0));(INDEX([images.$F$2:.$F$583];MATCH([.$F311];[images.$D$2:.$D$583];0))))" office:value-type="string" office:string-value="M313126.jpg" calcext:value-type="string">
            <text:p>M31312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12];2;1);[.E312];[.$H312];[.$K312];[.$I312])" office:value-type="string" office:string-value="313136" calcext:value-type="string">
            <text:p>313136</text:p>
          </table:table-cell>
          <table:table-cell table:style-name="ce26" table:formula="of:=HYPERLINK(INDEX([images.$B$2:.$B$583];MATCH([.$F312];[images.$D$2:.$D$583];0));(INDEX([images.$F$2:.$F$583];MATCH([.$F312];[images.$D$2:.$D$583];0))))" office:value-type="string" office:string-value="M313136.jpg" calcext:value-type="string">
            <text:p>M31313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13];2;1);[.E313];[.$H313];[.$K313];[.$I313])" office:value-type="string" office:string-value="313146" calcext:value-type="string">
            <text:p>313146</text:p>
          </table:table-cell>
          <table:table-cell table:style-name="ce26" table:formula="of:=HYPERLINK(INDEX([images.$B$2:.$B$583];MATCH([.$F313];[images.$D$2:.$D$583];0));(INDEX([images.$F$2:.$F$583];MATCH([.$F313];[images.$D$2:.$D$583];0))))" office:value-type="string" office:string-value="M313146.jpg" calcext:value-type="string">
            <text:p>M313146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14];2;1);[.E314];[.$H314];[.$K314];[.$I314])" office:value-type="string" office:string-value="313117" calcext:value-type="string">
            <text:p>313117</text:p>
          </table:table-cell>
          <table:table-cell table:style-name="ce26" table:formula="of:=HYPERLINK(INDEX([images.$B$2:.$B$583];MATCH([.$F314];[images.$D$2:.$D$583];0));(INDEX([images.$F$2:.$F$583];MATCH([.$F314];[images.$D$2:.$D$583];0))))" office:value-type="string" office:string-value="M313117.jpg" calcext:value-type="string">
            <text:p>M31311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15];2;1);[.E315];[.$H315];[.$K315];[.$I315])" office:value-type="string" office:string-value="313127" calcext:value-type="string">
            <text:p>313127</text:p>
          </table:table-cell>
          <table:table-cell table:style-name="ce26" table:formula="of:=HYPERLINK(INDEX([images.$B$2:.$B$583];MATCH([.$F315];[images.$D$2:.$D$583];0));(INDEX([images.$F$2:.$F$583];MATCH([.$F315];[images.$D$2:.$D$583];0))))" office:value-type="string" office:string-value="M313127.jpg" calcext:value-type="string">
            <text:p>M31312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16];2;1);[.E316];[.$H316];[.$K316];[.$I316])" office:value-type="string" office:string-value="313137" calcext:value-type="string">
            <text:p>313137</text:p>
          </table:table-cell>
          <table:table-cell table:style-name="ce26" table:formula="of:=HYPERLINK(INDEX([images.$B$2:.$B$583];MATCH([.$F316];[images.$D$2:.$D$583];0));(INDEX([images.$F$2:.$F$583];MATCH([.$F316];[images.$D$2:.$D$583];0))))" office:value-type="string" office:string-value="M313137.jpg" calcext:value-type="string">
            <text:p>M31313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17];2;1);[.E317];[.$H317];[.$K317];[.$I317])" office:value-type="string" office:string-value="313147" calcext:value-type="string">
            <text:p>313147</text:p>
          </table:table-cell>
          <table:table-cell table:style-name="ce26" table:formula="of:=HYPERLINK(INDEX([images.$B$2:.$B$583];MATCH([.$F317];[images.$D$2:.$D$583];0));(INDEX([images.$F$2:.$F$583];MATCH([.$F317];[images.$D$2:.$D$583];0))))" office:value-type="string" office:string-value="M313147.jpg" calcext:value-type="string">
            <text:p>M31314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18];2;1);[.E318];[.$H318];[.$K318];[.$I318])" office:value-type="string" office:string-value="313117" calcext:value-type="string">
            <text:p>313117</text:p>
          </table:table-cell>
          <table:table-cell table:style-name="ce26" table:formula="of:=HYPERLINK(INDEX([images.$B$2:.$B$583];MATCH([.$F318];[images.$D$2:.$D$583];0));(INDEX([images.$F$2:.$F$583];MATCH([.$F318];[images.$D$2:.$D$583];0))))" office:value-type="string" office:string-value="M313117.jpg" calcext:value-type="string">
            <text:p>M31311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19];2;1);[.E319];[.$H319];[.$K319];[.$I319])" office:value-type="string" office:string-value="313127" calcext:value-type="string">
            <text:p>313127</text:p>
          </table:table-cell>
          <table:table-cell table:style-name="ce26" table:formula="of:=HYPERLINK(INDEX([images.$B$2:.$B$583];MATCH([.$F319];[images.$D$2:.$D$583];0));(INDEX([images.$F$2:.$F$583];MATCH([.$F319];[images.$D$2:.$D$583];0))))" office:value-type="string" office:string-value="M313127.jpg" calcext:value-type="string">
            <text:p>M31312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20];2;1);[.E320];[.$H320];[.$K320];[.$I320])" office:value-type="string" office:string-value="313137" calcext:value-type="string">
            <text:p>313137</text:p>
          </table:table-cell>
          <table:table-cell table:style-name="ce26" table:formula="of:=HYPERLINK(INDEX([images.$B$2:.$B$583];MATCH([.$F320];[images.$D$2:.$D$583];0));(INDEX([images.$F$2:.$F$583];MATCH([.$F320];[images.$D$2:.$D$583];0))))" office:value-type="string" office:string-value="M313137.jpg" calcext:value-type="string">
            <text:p>M31313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21];2;1);[.E321];[.$H321];[.$K321];[.$I321])" office:value-type="string" office:string-value="313147" calcext:value-type="string">
            <text:p>313147</text:p>
          </table:table-cell>
          <table:table-cell table:style-name="ce26" table:formula="of:=HYPERLINK(INDEX([images.$B$2:.$B$583];MATCH([.$F321];[images.$D$2:.$D$583];0));(INDEX([images.$F$2:.$F$583];MATCH([.$F321];[images.$D$2:.$D$583];0))))" office:value-type="string" office:string-value="M313147.jpg" calcext:value-type="string">
            <text:p>M31314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22];2;1);[.E322];[.$H322];[.$K322];[.$I322])" office:value-type="string" office:string-value="313117" calcext:value-type="string">
            <text:p>313117</text:p>
          </table:table-cell>
          <table:table-cell table:style-name="ce26" table:formula="of:=HYPERLINK(INDEX([images.$B$2:.$B$583];MATCH([.$F322];[images.$D$2:.$D$583];0));(INDEX([images.$F$2:.$F$583];MATCH([.$F322];[images.$D$2:.$D$583];0))))" office:value-type="string" office:string-value="M313117.jpg" calcext:value-type="string">
            <text:p>M31311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23];2;1);[.E323];[.$H323];[.$K323];[.$I323])" office:value-type="string" office:string-value="313127" calcext:value-type="string">
            <text:p>313127</text:p>
          </table:table-cell>
          <table:table-cell table:style-name="ce26" table:formula="of:=HYPERLINK(INDEX([images.$B$2:.$B$583];MATCH([.$F323];[images.$D$2:.$D$583];0));(INDEX([images.$F$2:.$F$583];MATCH([.$F323];[images.$D$2:.$D$583];0))))" office:value-type="string" office:string-value="M313127.jpg" calcext:value-type="string">
            <text:p>M31312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24];2;1);[.E324];[.$H324];[.$K324];[.$I324])" office:value-type="string" office:string-value="313137" calcext:value-type="string">
            <text:p>313137</text:p>
          </table:table-cell>
          <table:table-cell table:style-name="ce26" table:formula="of:=HYPERLINK(INDEX([images.$B$2:.$B$583];MATCH([.$F324];[images.$D$2:.$D$583];0));(INDEX([images.$F$2:.$F$583];MATCH([.$F324];[images.$D$2:.$D$583];0))))" office:value-type="string" office:string-value="M313137.jpg" calcext:value-type="string">
            <text:p>M31313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25];2;1);[.E325];[.$H325];[.$K325];[.$I325])" office:value-type="string" office:string-value="313147" calcext:value-type="string">
            <text:p>313147</text:p>
          </table:table-cell>
          <table:table-cell table:style-name="ce26" table:formula="of:=HYPERLINK(INDEX([images.$B$2:.$B$583];MATCH([.$F325];[images.$D$2:.$D$583];0));(INDEX([images.$F$2:.$F$583];MATCH([.$F325];[images.$D$2:.$D$583];0))))" office:value-type="string" office:string-value="M313147.jpg" calcext:value-type="string">
            <text:p>M313147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26];2;1);[.E326];[.$H326];[.$K326];[.$I326])" office:value-type="string" office:string-value="313118" calcext:value-type="string">
            <text:p>313118</text:p>
          </table:table-cell>
          <table:table-cell table:style-name="ce26" table:formula="of:=HYPERLINK(INDEX([images.$B$2:.$B$583];MATCH([.$F326];[images.$D$2:.$D$583];0));(INDEX([images.$F$2:.$F$583];MATCH([.$F326];[images.$D$2:.$D$583];0))))" office:value-type="string" office:string-value="M313118.jpg" calcext:value-type="string">
            <text:p>M31311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27];2;1);[.E327];[.$H327];[.$K327];[.$I327])" office:value-type="string" office:string-value="313128" calcext:value-type="string">
            <text:p>313128</text:p>
          </table:table-cell>
          <table:table-cell table:style-name="ce26" table:formula="of:=HYPERLINK(INDEX([images.$B$2:.$B$583];MATCH([.$F327];[images.$D$2:.$D$583];0));(INDEX([images.$F$2:.$F$583];MATCH([.$F327];[images.$D$2:.$D$583];0))))" office:value-type="string" office:string-value="M313128.jpg" calcext:value-type="string">
            <text:p>M31312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28];2;1);[.E328];[.$H328];[.$K328];[.$I328])" office:value-type="string" office:string-value="313138" calcext:value-type="string">
            <text:p>313138</text:p>
          </table:table-cell>
          <table:table-cell table:style-name="ce26" table:formula="of:=HYPERLINK(INDEX([images.$B$2:.$B$583];MATCH([.$F328];[images.$D$2:.$D$583];0));(INDEX([images.$F$2:.$F$583];MATCH([.$F328];[images.$D$2:.$D$583];0))))" office:value-type="string" office:string-value="M313138.jpg" calcext:value-type="string">
            <text:p>M31313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29];2;1);[.E329];[.$H329];[.$K329];[.$I329])" office:value-type="string" office:string-value="313148" calcext:value-type="string">
            <text:p>313148</text:p>
          </table:table-cell>
          <table:table-cell table:style-name="ce26" table:formula="of:=HYPERLINK(INDEX([images.$B$2:.$B$583];MATCH([.$F329];[images.$D$2:.$D$583];0));(INDEX([images.$F$2:.$F$583];MATCH([.$F329];[images.$D$2:.$D$583];0))))" office:value-type="string" office:string-value="M313148.jpg" calcext:value-type="string">
            <text:p>M31314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30];2;1);[.E330];[.$H330];[.$K330];[.$I330])" office:value-type="string" office:string-value="313118" calcext:value-type="string">
            <text:p>313118</text:p>
          </table:table-cell>
          <table:table-cell table:style-name="ce26" table:formula="of:=HYPERLINK(INDEX([images.$B$2:.$B$583];MATCH([.$F330];[images.$D$2:.$D$583];0));(INDEX([images.$F$2:.$F$583];MATCH([.$F330];[images.$D$2:.$D$583];0))))" office:value-type="string" office:string-value="M313118.jpg" calcext:value-type="string">
            <text:p>M31311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31];2;1);[.E331];[.$H331];[.$K331];[.$I331])" office:value-type="string" office:string-value="313128" calcext:value-type="string">
            <text:p>313128</text:p>
          </table:table-cell>
          <table:table-cell table:style-name="ce26" table:formula="of:=HYPERLINK(INDEX([images.$B$2:.$B$583];MATCH([.$F331];[images.$D$2:.$D$583];0));(INDEX([images.$F$2:.$F$583];MATCH([.$F331];[images.$D$2:.$D$583];0))))" office:value-type="string" office:string-value="M313128.jpg" calcext:value-type="string">
            <text:p>M31312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32];2;1);[.E332];[.$H332];[.$K332];[.$I332])" office:value-type="string" office:string-value="313138" calcext:value-type="string">
            <text:p>313138</text:p>
          </table:table-cell>
          <table:table-cell table:style-name="ce26" table:formula="of:=HYPERLINK(INDEX([images.$B$2:.$B$583];MATCH([.$F332];[images.$D$2:.$D$583];0));(INDEX([images.$F$2:.$F$583];MATCH([.$F332];[images.$D$2:.$D$583];0))))" office:value-type="string" office:string-value="M313138.jpg" calcext:value-type="string">
            <text:p>M31313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33];2;1);[.E333];[.$H333];[.$K333];[.$I333])" office:value-type="string" office:string-value="313148" calcext:value-type="string">
            <text:p>313148</text:p>
          </table:table-cell>
          <table:table-cell table:style-name="ce26" table:formula="of:=HYPERLINK(INDEX([images.$B$2:.$B$583];MATCH([.$F333];[images.$D$2:.$D$583];0));(INDEX([images.$F$2:.$F$583];MATCH([.$F333];[images.$D$2:.$D$583];0))))" office:value-type="string" office:string-value="M313148.jpg" calcext:value-type="string">
            <text:p>M31314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34];2;1);[.E334];[.$H334];[.$K334];[.$I334])" office:value-type="string" office:string-value="313118" calcext:value-type="string">
            <text:p>313118</text:p>
          </table:table-cell>
          <table:table-cell table:style-name="ce26" table:formula="of:=HYPERLINK(INDEX([images.$B$2:.$B$583];MATCH([.$F334];[images.$D$2:.$D$583];0));(INDEX([images.$F$2:.$F$583];MATCH([.$F334];[images.$D$2:.$D$583];0))))" office:value-type="string" office:string-value="M313118.jpg" calcext:value-type="string">
            <text:p>M31311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35];2;1);[.E335];[.$H335];[.$K335];[.$I335])" office:value-type="string" office:string-value="313128" calcext:value-type="string">
            <text:p>313128</text:p>
          </table:table-cell>
          <table:table-cell table:style-name="ce26" table:formula="of:=HYPERLINK(INDEX([images.$B$2:.$B$583];MATCH([.$F335];[images.$D$2:.$D$583];0));(INDEX([images.$F$2:.$F$583];MATCH([.$F335];[images.$D$2:.$D$583];0))))" office:value-type="string" office:string-value="M313128.jpg" calcext:value-type="string">
            <text:p>M31312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36];2;1);[.E336];[.$H336];[.$K336];[.$I336])" office:value-type="string" office:string-value="313138" calcext:value-type="string">
            <text:p>313138</text:p>
          </table:table-cell>
          <table:table-cell table:style-name="ce26" table:formula="of:=HYPERLINK(INDEX([images.$B$2:.$B$583];MATCH([.$F336];[images.$D$2:.$D$583];0));(INDEX([images.$F$2:.$F$583];MATCH([.$F336];[images.$D$2:.$D$583];0))))" office:value-type="string" office:string-value="M313138.jpg" calcext:value-type="string">
            <text:p>M31313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37];2;1);[.E337];[.$H337];[.$K337];[.$I337])" office:value-type="string" office:string-value="313148" calcext:value-type="string">
            <text:p>313148</text:p>
          </table:table-cell>
          <table:table-cell table:style-name="ce26" table:formula="of:=HYPERLINK(INDEX([images.$B$2:.$B$583];MATCH([.$F337];[images.$D$2:.$D$583];0));(INDEX([images.$F$2:.$F$583];MATCH([.$F337];[images.$D$2:.$D$583];0))))" office:value-type="string" office:string-value="M313148.jpg" calcext:value-type="string">
            <text:p>M313148.jp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38];2;1);[.E338];[.$H338];[.$K338];[.$I338])" office:value-type="string" office:string-value="313119" calcext:value-type="string">
            <text:p>313119</text:p>
          </table:table-cell>
          <table:table-cell table:style-name="ce26" table:formula="of:=HYPERLINK(INDEX([images.$B$2:.$B$583];MATCH([.$F338];[images.$D$2:.$D$583];0));(INDEX([images.$F$2:.$F$583];MATCH([.$F338];[images.$D$2:.$D$583];0))))" office:value-type="string" office:string-value="M313119.jpg" calcext:value-type="string">
            <text:p>M31311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39];2;1);[.E339];[.$H339];[.$K339];[.$I339])" office:value-type="string" office:string-value="313129" calcext:value-type="string">
            <text:p>313129</text:p>
          </table:table-cell>
          <table:table-cell table:style-name="ce26" table:formula="of:=HYPERLINK(INDEX([images.$B$2:.$B$583];MATCH([.$F339];[images.$D$2:.$D$583];0));(INDEX([images.$F$2:.$F$583];MATCH([.$F339];[images.$D$2:.$D$583];0))))" office:value-type="string" office:string-value="M313129.jpg" calcext:value-type="string">
            <text:p>M31312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40];2;1);[.E340];[.$H340];[.$K340];[.$I340])" office:value-type="string" office:string-value="313139" calcext:value-type="string">
            <text:p>313139</text:p>
          </table:table-cell>
          <table:table-cell table:style-name="ce26" table:formula="of:=HYPERLINK(INDEX([images.$B$2:.$B$583];MATCH([.$F340];[images.$D$2:.$D$583];0));(INDEX([images.$F$2:.$F$583];MATCH([.$F340];[images.$D$2:.$D$583];0))))" office:value-type="string" office:string-value="M313139.jpg" calcext:value-type="string">
            <text:p>M31313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41];2;1);[.E341];[.$H341];[.$K341];[.$I341])" office:value-type="string" office:string-value="313149" calcext:value-type="string">
            <text:p>313149</text:p>
          </table:table-cell>
          <table:table-cell table:style-name="ce26" table:formula="of:=HYPERLINK(INDEX([images.$B$2:.$B$583];MATCH([.$F341];[images.$D$2:.$D$583];0));(INDEX([images.$F$2:.$F$583];MATCH([.$F341];[images.$D$2:.$D$583];0))))" office:value-type="string" office:string-value="M313149.jpg" calcext:value-type="string">
            <text:p>M31314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42];2;1);[.E342];[.$H342];[.$K342];[.$I342])" office:value-type="string" office:string-value="313119" calcext:value-type="string">
            <text:p>313119</text:p>
          </table:table-cell>
          <table:table-cell table:style-name="ce26" table:formula="of:=HYPERLINK(INDEX([images.$B$2:.$B$583];MATCH([.$F342];[images.$D$2:.$D$583];0));(INDEX([images.$F$2:.$F$583];MATCH([.$F342];[images.$D$2:.$D$583];0))))" office:value-type="string" office:string-value="M313119.jpg" calcext:value-type="string">
            <text:p>M31311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43];2;1);[.E343];[.$H343];[.$K343];[.$I343])" office:value-type="string" office:string-value="313129" calcext:value-type="string">
            <text:p>313129</text:p>
          </table:table-cell>
          <table:table-cell table:style-name="ce26" table:formula="of:=HYPERLINK(INDEX([images.$B$2:.$B$583];MATCH([.$F343];[images.$D$2:.$D$583];0));(INDEX([images.$F$2:.$F$583];MATCH([.$F343];[images.$D$2:.$D$583];0))))" office:value-type="string" office:string-value="M313129.jpg" calcext:value-type="string">
            <text:p>M31312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44];2;1);[.E344];[.$H344];[.$K344];[.$I344])" office:value-type="string" office:string-value="313139" calcext:value-type="string">
            <text:p>313139</text:p>
          </table:table-cell>
          <table:table-cell table:style-name="ce26" table:formula="of:=HYPERLINK(INDEX([images.$B$2:.$B$583];MATCH([.$F344];[images.$D$2:.$D$583];0));(INDEX([images.$F$2:.$F$583];MATCH([.$F344];[images.$D$2:.$D$583];0))))" office:value-type="string" office:string-value="M313139.jpg" calcext:value-type="string">
            <text:p>M31313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45];2;1);[.E345];[.$H345];[.$K345];[.$I345])" office:value-type="string" office:string-value="313149" calcext:value-type="string">
            <text:p>313149</text:p>
          </table:table-cell>
          <table:table-cell table:style-name="ce26" table:formula="of:=HYPERLINK(INDEX([images.$B$2:.$B$583];MATCH([.$F345];[images.$D$2:.$D$583];0));(INDEX([images.$F$2:.$F$583];MATCH([.$F345];[images.$D$2:.$D$583];0))))" office:value-type="string" office:string-value="M313149.jpg" calcext:value-type="string">
            <text:p>M31314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46];2;1);[.E346];[.$H346];[.$K346];[.$I346])" office:value-type="string" office:string-value="313119" calcext:value-type="string">
            <text:p>313119</text:p>
          </table:table-cell>
          <table:table-cell table:style-name="ce26" table:formula="of:=HYPERLINK(INDEX([images.$B$2:.$B$583];MATCH([.$F346];[images.$D$2:.$D$583];0));(INDEX([images.$F$2:.$F$583];MATCH([.$F346];[images.$D$2:.$D$583];0))))" office:value-type="string" office:string-value="M313119.jpg" calcext:value-type="string">
            <text:p>M31311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47];2;1);[.E347];[.$H347];[.$K347];[.$I347])" office:value-type="string" office:string-value="313129" calcext:value-type="string">
            <text:p>313129</text:p>
          </table:table-cell>
          <table:table-cell table:style-name="ce26" table:formula="of:=HYPERLINK(INDEX([images.$B$2:.$B$583];MATCH([.$F347];[images.$D$2:.$D$583];0));(INDEX([images.$F$2:.$F$583];MATCH([.$F347];[images.$D$2:.$D$583];0))))" office:value-type="string" office:string-value="M313129.jpg" calcext:value-type="string">
            <text:p>M31312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48];2;1);[.E348];[.$H348];[.$K348];[.$I348])" office:value-type="string" office:string-value="313139" calcext:value-type="string">
            <text:p>313139</text:p>
          </table:table-cell>
          <table:table-cell table:style-name="ce26" table:formula="of:=HYPERLINK(INDEX([images.$B$2:.$B$583];MATCH([.$F348];[images.$D$2:.$D$583];0));(INDEX([images.$F$2:.$F$583];MATCH([.$F348];[images.$D$2:.$D$583];0))))" office:value-type="string" office:string-value="M313139.jpg" calcext:value-type="string">
            <text:p>M31313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49];2;1);[.E349];[.$H349];[.$K349];[.$I349])" office:value-type="string" office:string-value="313149" calcext:value-type="string">
            <text:p>313149</text:p>
          </table:table-cell>
          <table:table-cell table:style-name="ce26" table:formula="of:=HYPERLINK(INDEX([images.$B$2:.$B$583];MATCH([.$F349];[images.$D$2:.$D$583];0));(INDEX([images.$F$2:.$F$583];MATCH([.$F349];[images.$D$2:.$D$583];0))))" office:value-type="string" office:string-value="M313149.jpg" calcext:value-type="string">
            <text:p>M313149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50];2;1);[.E350];[.$H350];[.$K350];[.$I350])" office:value-type="string" office:string-value="3131110" calcext:value-type="string">
            <text:p>3131110</text:p>
          </table:table-cell>
          <table:table-cell table:style-name="ce26" table:formula="of:=HYPERLINK(INDEX([images.$B$2:.$B$583];MATCH([.$F350];[images.$D$2:.$D$583];0));(INDEX([images.$F$2:.$F$583];MATCH([.$F350];[images.$D$2:.$D$583];0))))" office:value-type="string" office:string-value="M3131110.jpg" calcext:value-type="string">
            <text:p>M31311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51];2;1);[.E351];[.$H351];[.$K351];[.$I351])" office:value-type="string" office:string-value="3131210" calcext:value-type="string">
            <text:p>3131210</text:p>
          </table:table-cell>
          <table:table-cell table:style-name="ce26" table:formula="of:=HYPERLINK(INDEX([images.$B$2:.$B$583];MATCH([.$F351];[images.$D$2:.$D$583];0));(INDEX([images.$F$2:.$F$583];MATCH([.$F351];[images.$D$2:.$D$583];0))))" office:value-type="string" office:string-value="M3131210.jpg" calcext:value-type="string">
            <text:p>M31312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52];2;1);[.E352];[.$H352];[.$K352];[.$I352])" office:value-type="string" office:string-value="3131310" calcext:value-type="string">
            <text:p>3131310</text:p>
          </table:table-cell>
          <table:table-cell table:style-name="ce26" table:formula="of:=HYPERLINK(INDEX([images.$B$2:.$B$583];MATCH([.$F352];[images.$D$2:.$D$583];0));(INDEX([images.$F$2:.$F$583];MATCH([.$F352];[images.$D$2:.$D$583];0))))" office:value-type="string" office:string-value="M3131310.jpg" calcext:value-type="string">
            <text:p>M31313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53];2;1);[.E353];[.$H353];[.$K353];[.$I353])" office:value-type="string" office:string-value="3131410" calcext:value-type="string">
            <text:p>3131410</text:p>
          </table:table-cell>
          <table:table-cell table:style-name="ce26" table:formula="of:=HYPERLINK(INDEX([images.$B$2:.$B$583];MATCH([.$F353];[images.$D$2:.$D$583];0));(INDEX([images.$F$2:.$F$583];MATCH([.$F353];[images.$D$2:.$D$583];0))))" office:value-type="string" office:string-value="M3131410.jpg" calcext:value-type="string">
            <text:p>M31314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54];2;1);[.E354];[.$H354];[.$K354];[.$I354])" office:value-type="string" office:string-value="3131110" calcext:value-type="string">
            <text:p>3131110</text:p>
          </table:table-cell>
          <table:table-cell table:style-name="ce26" table:formula="of:=HYPERLINK(INDEX([images.$B$2:.$B$583];MATCH([.$F354];[images.$D$2:.$D$583];0));(INDEX([images.$F$2:.$F$583];MATCH([.$F354];[images.$D$2:.$D$583];0))))" office:value-type="string" office:string-value="M3131110.jpg" calcext:value-type="string">
            <text:p>M31311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55];2;1);[.E355];[.$H355];[.$K355];[.$I355])" office:value-type="string" office:string-value="3131210" calcext:value-type="string">
            <text:p>3131210</text:p>
          </table:table-cell>
          <table:table-cell table:style-name="ce26" table:formula="of:=HYPERLINK(INDEX([images.$B$2:.$B$583];MATCH([.$F355];[images.$D$2:.$D$583];0));(INDEX([images.$F$2:.$F$583];MATCH([.$F355];[images.$D$2:.$D$583];0))))" office:value-type="string" office:string-value="M3131210.jpg" calcext:value-type="string">
            <text:p>M31312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55" calcext:value-type="float">
            <text:p>355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56];2;1);[.E356];[.$H356];[.$K356];[.$I356])" office:value-type="string" office:string-value="3131310" calcext:value-type="string">
            <text:p>3131310</text:p>
          </table:table-cell>
          <table:table-cell table:style-name="ce26" table:formula="of:=HYPERLINK(INDEX([images.$B$2:.$B$583];MATCH([.$F356];[images.$D$2:.$D$583];0));(INDEX([images.$F$2:.$F$583];MATCH([.$F356];[images.$D$2:.$D$583];0))))" office:value-type="string" office:string-value="M3131310.jpg" calcext:value-type="string">
            <text:p>M31313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57];2;1);[.E357];[.$H357];[.$K357];[.$I357])" office:value-type="string" office:string-value="3131410" calcext:value-type="string">
            <text:p>3131410</text:p>
          </table:table-cell>
          <table:table-cell table:style-name="ce26" table:formula="of:=HYPERLINK(INDEX([images.$B$2:.$B$583];MATCH([.$F357];[images.$D$2:.$D$583];0));(INDEX([images.$F$2:.$F$583];MATCH([.$F357];[images.$D$2:.$D$583];0))))" office:value-type="string" office:string-value="M3131410.jpg" calcext:value-type="string">
            <text:p>M31314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58];2;1);[.E358];[.$H358];[.$K358];[.$I358])" office:value-type="string" office:string-value="3131110" calcext:value-type="string">
            <text:p>3131110</text:p>
          </table:table-cell>
          <table:table-cell table:style-name="ce26" table:formula="of:=HYPERLINK(INDEX([images.$B$2:.$B$583];MATCH([.$F358];[images.$D$2:.$D$583];0));(INDEX([images.$F$2:.$F$583];MATCH([.$F358];[images.$D$2:.$D$583];0))))" office:value-type="string" office:string-value="M3131110.jpg" calcext:value-type="string">
            <text:p>M31311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59];2;1);[.E359];[.$H359];[.$K359];[.$I359])" office:value-type="string" office:string-value="3131210" calcext:value-type="string">
            <text:p>3131210</text:p>
          </table:table-cell>
          <table:table-cell table:style-name="ce26" table:formula="of:=HYPERLINK(INDEX([images.$B$2:.$B$583];MATCH([.$F359];[images.$D$2:.$D$583];0));(INDEX([images.$F$2:.$F$583];MATCH([.$F359];[images.$D$2:.$D$583];0))))" office:value-type="string" office:string-value="M3131210.jpg" calcext:value-type="string">
            <text:p>M31312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60];2;1);[.E360];[.$H360];[.$K360];[.$I360])" office:value-type="string" office:string-value="3131310" calcext:value-type="string">
            <text:p>3131310</text:p>
          </table:table-cell>
          <table:table-cell table:style-name="ce26" table:formula="of:=HYPERLINK(INDEX([images.$B$2:.$B$583];MATCH([.$F360];[images.$D$2:.$D$583];0));(INDEX([images.$F$2:.$F$583];MATCH([.$F360];[images.$D$2:.$D$583];0))))" office:value-type="string" office:string-value="M3131310.jpg" calcext:value-type="string">
            <text:p>M31313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1" table:formula="of:=CONCATENATE(MID([.D361];2;1);[.E361];[.$H361];[.$K361];[.$I361])" office:value-type="string" office:string-value="3131410" calcext:value-type="string">
            <text:p>3131410</text:p>
          </table:table-cell>
          <table:table-cell table:style-name="ce26" table:formula="of:=HYPERLINK(INDEX([images.$B$2:.$B$583];MATCH([.$F361];[images.$D$2:.$D$583];0));(INDEX([images.$F$2:.$F$583];MATCH([.$F361];[images.$D$2:.$D$583];0))))" office:value-type="string" office:string-value="M3131410.jpg" calcext:value-type="string">
            <text:p>M3131410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3" table:number-rows-repeated="10482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stc_auto" table:style-name="ta1" table:print="false">
        <table:table-column table:style-name="co35" table:default-cell-style-name="ce21"/>
        <table:table-column table:style-name="co28" table:default-cell-style-name="ce21"/>
        <table:table-column table:style-name="co36" table:default-cell-style-name="ce21"/>
        <table:table-column table:style-name="co37" table:default-cell-style-name="ce21"/>
        <table:table-column table:style-name="co30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22" table:default-cell-style-name="ce21"/>
        <table:table-column table:style-name="co24" table:default-cell-style-name="ce21"/>
        <table:table-column table:style-name="co41" table:default-cell-style-name="ce8"/>
        <table:table-column table:style-name="co14" table:default-cell-style-name="ce23"/>
        <table:table-column table:style-name="co14" table:number-columns-repeated="5" table:default-cell-style-name="ce3"/>
        <table:table-column table:style-name="co14" table:number-columns-repeated="996" table:default-cell-style-name="ce23"/>
        <table:table-column table:style-name="co26" table:number-columns-repeated="11" table:default-cell-style-name="ce23"/>
        <table:table-row table:style-name="ro3">
          <table:table-cell office:value-type="string" calcext:value-type="string">
            <text:p>mca_recid</text:p>
          </table:table-cell>
          <table:table-cell table:style-name="ce22" office:value-type="string" calcext:value-type="string">
            <text:p>mca_refsite</text:p>
          </table:table-cell>
          <table:table-cell office:value-type="string" calcext:value-type="string">
            <text:p>mca_refd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year</text:p>
          </table:table-cell>
          <table:table-cell table:style-name="ce23" office:value-type="string" calcext:value-type="string">
            <text:p>img_fid</text:p>
          </table:table-cell>
          <table:table-cell office:value-type="string" calcext:value-type="string">
            <text:p>img_flink</text:p>
          </table:table-cell>
          <table:table-cell office:value-type="string" calcext:value-type="string">
            <text:p>day_c</text:p>
          </table:table-cell>
          <table:table-cell office:value-type="string" calcext:value-type="string">
            <text:p>img_c</text:p>
          </table:table-cell>
          <table:table-cell office:value-type="string" calcext:value-type="string">
            <text:p>grid_id</text:p>
          </table:table-cell>
          <table:table-cell office:value-type="string" calcext:value-type="string">
            <text:p>autoc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];2;1);[.$E2];[.$I2];[.$J2];[.$H2])" office:value-type="string" office:string-value="113111" calcext:value-type="string">
            <text:p>113111</text:p>
          </table:table-cell>
          <table:table-cell table:style-name="ce26" table:formula="of:=HYPERLINK(INDEX([images.$B$2:.$B$583];MATCH([.$F2];[images.$D$2:.$D$583];0));(INDEX([images.$F$2:.$F$583];MATCH([.$F2];[images.$D$2:.$D$583];0))))" office:value-type="string" office:string-value="T113111.jpg" calcext:value-type="string">
            <text:p>T113111.jp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];2;1);[.$E3];[.$I3];[.$J3];[.$H3])" office:value-type="string" office:string-value="113121" calcext:value-type="string">
            <text:p>113121</text:p>
          </table:table-cell>
          <table:table-cell table:style-name="ce26" table:formula="of:=HYPERLINK(INDEX([images.$B$2:.$B$583];MATCH([.$F3];[images.$D$2:.$D$583];0));(INDEX([images.$F$2:.$F$583];MATCH([.$F3];[images.$D$2:.$D$583];0))))" office:value-type="string" office:string-value="T113121.jpg" calcext:value-type="string">
            <text:p>T11312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4];2;1);[.$E4];[.$I4];[.$J4];[.$H4])" office:value-type="string" office:string-value="113131" calcext:value-type="string">
            <text:p>113131</text:p>
          </table:table-cell>
          <table:table-cell table:style-name="ce26" table:formula="of:=HYPERLINK(INDEX([images.$B$2:.$B$583];MATCH([.$F4];[images.$D$2:.$D$583];0));(INDEX([images.$F$2:.$F$583];MATCH([.$F4];[images.$D$2:.$D$583];0))))" office:value-type="string" office:string-value="T113131.jpg" calcext:value-type="string">
            <text:p>T11313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3"/>
          <table:table-cell table:number-columns-repeated="1010"/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5];2;1);[.$E5];[.$I5];[.$J5];[.$H5])" office:value-type="string" office:string-value="113141" calcext:value-type="string">
            <text:p>113141</text:p>
          </table:table-cell>
          <table:table-cell table:style-name="ce26" table:formula="of:=HYPERLINK(INDEX([images.$B$2:.$B$583];MATCH([.$F5];[images.$D$2:.$D$583];0));(INDEX([images.$F$2:.$F$583];MATCH([.$F5];[images.$D$2:.$D$583];0))))" office:value-type="string" office:string-value="T113141.jpg" calcext:value-type="string">
            <text:p>T11314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3"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6];2;1);[.$E6];[.$I6];[.$J6];[.$H6])" office:value-type="string" office:string-value="113211" calcext:value-type="string">
            <text:p>113211</text:p>
          </table:table-cell>
          <table:table-cell table:style-name="ce26" table:formula="of:=HYPERLINK(INDEX([images.$B$2:.$B$583];MATCH([.$F6];[images.$D$2:.$D$583];0));(INDEX([images.$F$2:.$F$583];MATCH([.$F6];[images.$D$2:.$D$583];0))))" office:value-type="string" office:string-value="T113211.jpg" calcext:value-type="string">
            <text:p>T113211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3"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7];2;1);[.$E7];[.$I7];[.$J7];[.$H7])" office:value-type="string" office:string-value="113221" calcext:value-type="string">
            <text:p>113221</text:p>
          </table:table-cell>
          <table:table-cell table:style-name="ce26" table:formula="of:=HYPERLINK(INDEX([images.$B$2:.$B$583];MATCH([.$F7];[images.$D$2:.$D$583];0));(INDEX([images.$F$2:.$F$583];MATCH([.$F7];[images.$D$2:.$D$583];0))))" office:value-type="string" office:string-value="T113221.jpg" calcext:value-type="string">
            <text:p>T11322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3"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8];2;1);[.$E8];[.$I8];[.$J8];[.$H8])" office:value-type="string" office:string-value="113231" calcext:value-type="string">
            <text:p>113231</text:p>
          </table:table-cell>
          <table:table-cell table:style-name="ce26" table:formula="of:=HYPERLINK(INDEX([images.$B$2:.$B$583];MATCH([.$F8];[images.$D$2:.$D$583];0));(INDEX([images.$F$2:.$F$583];MATCH([.$F8];[images.$D$2:.$D$583];0))))" office:value-type="string" office:string-value="T113231.jpg" calcext:value-type="string">
            <text:p>T113231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5"/>
          <table:table-cell table:number-columns-repeated="1010"/>
        </table:table-row>
        <table:table-row table:style-name="ro3">
          <table:table-cell table:number-columns-repeated="3"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9];2;1);[.$E9];[.$I9];[.$J9];[.$H9])" office:value-type="string" office:string-value="113241" calcext:value-type="string">
            <text:p>113241</text:p>
          </table:table-cell>
          <table:table-cell table:style-name="ce26" table:formula="of:=HYPERLINK(INDEX([images.$B$2:.$B$583];MATCH([.$F9];[images.$D$2:.$D$583];0));(INDEX([images.$F$2:.$F$583];MATCH([.$F9];[images.$D$2:.$D$583];0))))" office:value-type="string" office:string-value="T113241.jpg" calcext:value-type="string">
            <text:p>T113241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5"/>
          <table:table-cell table:number-columns-repeated="1010"/>
        </table:table-row>
        <table:table-row table:style-name="ro3">
          <table:table-cell table:number-columns-repeated="3"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0];2;1);[.$E10];[.$I10];[.$J10];[.$H10])" office:value-type="string" office:string-value="113311" calcext:value-type="string">
            <text:p>113311</text:p>
          </table:table-cell>
          <table:table-cell table:style-name="ce26" table:formula="of:=HYPERLINK(INDEX([images.$B$2:.$B$583];MATCH([.$F10];[images.$D$2:.$D$583];0));(INDEX([images.$F$2:.$F$583];MATCH([.$F10];[images.$D$2:.$D$583];0))))" office:value-type="string" office:string-value="T113311.jpg" calcext:value-type="string">
            <text:p>T113311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1010"/>
        </table:table-row>
        <table:table-row table:style-name="ro3">
          <table:table-cell table:number-columns-repeated="3"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1];2;1);[.$E11];[.$I11];[.$J11];[.$H11])" office:value-type="string" office:string-value="113321" calcext:value-type="string">
            <text:p>113321</text:p>
          </table:table-cell>
          <table:table-cell table:style-name="ce26" table:formula="of:=HYPERLINK(INDEX([images.$B$2:.$B$583];MATCH([.$F11];[images.$D$2:.$D$583];0));(INDEX([images.$F$2:.$F$583];MATCH([.$F11];[images.$D$2:.$D$583];0))))" office:value-type="string" office:string-value="T113321.jpg" calcext:value-type="string">
            <text:p>T113321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number-columns-repeated="1010"/>
        </table:table-row>
        <table:table-row table:style-name="ro3">
          <table:table-cell table:number-columns-repeated="3"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2];2;1);[.$E12];[.$I12];[.$J12];[.$H12])" office:value-type="string" office:string-value="113331" calcext:value-type="string">
            <text:p>113331</text:p>
          </table:table-cell>
          <table:table-cell table:style-name="ce26" table:formula="of:=HYPERLINK(INDEX([images.$B$2:.$B$583];MATCH([.$F12];[images.$D$2:.$D$583];0));(INDEX([images.$F$2:.$F$583];MATCH([.$F12];[images.$D$2:.$D$583];0))))" office:value-type="string" office:string-value="T113331.jpg" calcext:value-type="string">
            <text:p>T11333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3"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3];2;1);[.$E13];[.$I13];[.$J13];[.$H13])" office:value-type="string" office:string-value="113341" calcext:value-type="string">
            <text:p>113341</text:p>
          </table:table-cell>
          <table:table-cell table:style-name="ce26" table:formula="of:=HYPERLINK(INDEX([images.$B$2:.$B$583];MATCH([.$F13];[images.$D$2:.$D$583];0));(INDEX([images.$F$2:.$F$583];MATCH([.$F13];[images.$D$2:.$D$583];0))))" office:value-type="string" office:string-value="T113341.jpg" calcext:value-type="string">
            <text:p>T113341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4];2;1);[.$E14];[.$I14];[.$J14];[.$H14])" office:value-type="string" office:string-value="113112" calcext:value-type="string">
            <text:p>113112</text:p>
          </table:table-cell>
          <table:table-cell table:style-name="ce26" table:formula="of:=HYPERLINK(INDEX([images.$B$2:.$B$583];MATCH([.$F14];[images.$D$2:.$D$583];0));(INDEX([images.$F$2:.$F$583];MATCH([.$F14];[images.$D$2:.$D$583];0))))" office:value-type="string" office:string-value="T113112.jpg" calcext:value-type="string">
            <text:p>T113112.jp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5];2;1);[.$E15];[.$I15];[.$J15];[.$H15])" office:value-type="string" office:string-value="113122" calcext:value-type="string">
            <text:p>113122</text:p>
          </table:table-cell>
          <table:table-cell table:style-name="ce26" table:formula="of:=HYPERLINK(INDEX([images.$B$2:.$B$583];MATCH([.$F15];[images.$D$2:.$D$583];0));(INDEX([images.$F$2:.$F$583];MATCH([.$F15];[images.$D$2:.$D$583];0))))" office:value-type="string" office:string-value="T113122.jpg" calcext:value-type="string">
            <text:p>T113122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6];2;1);[.$E16];[.$I16];[.$J16];[.$H16])" office:value-type="string" office:string-value="113132" calcext:value-type="string">
            <text:p>113132</text:p>
          </table:table-cell>
          <table:table-cell table:style-name="ce26" table:formula="of:=HYPERLINK(INDEX([images.$B$2:.$B$583];MATCH([.$F16];[images.$D$2:.$D$583];0));(INDEX([images.$F$2:.$F$583];MATCH([.$F16];[images.$D$2:.$D$583];0))))" office:value-type="string" office:string-value="T113132.jpg" calcext:value-type="string">
            <text:p>T113132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6"/>
          <table:table-cell table:number-columns-repeated="1011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7];2;1);[.$E17];[.$I17];[.$J17];[.$H17])" office:value-type="string" office:string-value="113142" calcext:value-type="string">
            <text:p>113142</text:p>
          </table:table-cell>
          <table:table-cell table:style-name="ce26" table:formula="of:=HYPERLINK(INDEX([images.$B$2:.$B$583];MATCH([.$F17];[images.$D$2:.$D$583];0));(INDEX([images.$F$2:.$F$583];MATCH([.$F17];[images.$D$2:.$D$583];0))))" office:value-type="string" office:string-value="T113142.jpg" calcext:value-type="string">
            <text:p>T113142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8];2;1);[.$E18];[.$I18];[.$J18];[.$H18])" office:value-type="string" office:string-value="113212" calcext:value-type="string">
            <text:p>113212</text:p>
          </table:table-cell>
          <table:table-cell table:style-name="ce26" table:formula="of:=HYPERLINK(INDEX([images.$B$2:.$B$583];MATCH([.$F18];[images.$D$2:.$D$583];0));(INDEX([images.$F$2:.$F$583];MATCH([.$F18];[images.$D$2:.$D$583];0))))" office:value-type="string" office:string-value="T113212.jpg" calcext:value-type="string">
            <text:p>T113212.jp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9];2;1);[.$E19];[.$I19];[.$J19];[.$H19])" office:value-type="string" office:string-value="113222" calcext:value-type="string">
            <text:p>113222</text:p>
          </table:table-cell>
          <table:table-cell table:style-name="ce26" table:formula="of:=HYPERLINK(INDEX([images.$B$2:.$B$583];MATCH([.$F19];[images.$D$2:.$D$583];0));(INDEX([images.$F$2:.$F$583];MATCH([.$F19];[images.$D$2:.$D$583];0))))" office:value-type="string" office:string-value="T113222.jpg" calcext:value-type="string">
            <text:p>T113222.jpg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0];2;1);[.$E20];[.$I20];[.$J20];[.$H20])" office:value-type="string" office:string-value="113232" calcext:value-type="string">
            <text:p>113232</text:p>
          </table:table-cell>
          <table:table-cell table:style-name="ce26" table:formula="of:=HYPERLINK(INDEX([images.$B$2:.$B$583];MATCH([.$F20];[images.$D$2:.$D$583];0));(INDEX([images.$F$2:.$F$583];MATCH([.$F20];[images.$D$2:.$D$583];0))))" office:value-type="string" office:string-value="T113232.jpg" calcext:value-type="string">
            <text:p>T113232.jp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1];2;1);[.$E21];[.$I21];[.$J21];[.$H21])" office:value-type="string" office:string-value="113242" calcext:value-type="string">
            <text:p>113242</text:p>
          </table:table-cell>
          <table:table-cell table:style-name="ce26" table:formula="of:=HYPERLINK(INDEX([images.$B$2:.$B$583];MATCH([.$F21];[images.$D$2:.$D$583];0));(INDEX([images.$F$2:.$F$583];MATCH([.$F21];[images.$D$2:.$D$583];0))))" office:value-type="string" office:string-value="T113242.jpg" calcext:value-type="string">
            <text:p>T113242.jp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2];2;1);[.$E22];[.$I22];[.$J22];[.$H22])" office:value-type="string" office:string-value="113312" calcext:value-type="string">
            <text:p>113312</text:p>
          </table:table-cell>
          <table:table-cell table:style-name="ce26" table:formula="of:=HYPERLINK(INDEX([images.$B$2:.$B$583];MATCH([.$F22];[images.$D$2:.$D$583];0));(INDEX([images.$F$2:.$F$583];MATCH([.$F22];[images.$D$2:.$D$583];0))))" office:value-type="string" office:string-value="T113312.jpg" calcext:value-type="string">
            <text:p>T113312.j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3];2;1);[.$E23];[.$I23];[.$J23];[.$H23])" office:value-type="string" office:string-value="113322" calcext:value-type="string">
            <text:p>113322</text:p>
          </table:table-cell>
          <table:table-cell table:style-name="ce26" table:formula="of:=HYPERLINK(INDEX([images.$B$2:.$B$583];MATCH([.$F23];[images.$D$2:.$D$583];0));(INDEX([images.$F$2:.$F$583];MATCH([.$F23];[images.$D$2:.$D$583];0))))" office:value-type="string" office:string-value="T113322.jpg" calcext:value-type="string">
            <text:p>T113322.j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4];2;1);[.$E24];[.$I24];[.$J24];[.$H24])" office:value-type="string" office:string-value="113332" calcext:value-type="string">
            <text:p>113332</text:p>
          </table:table-cell>
          <table:table-cell table:style-name="ce26" table:formula="of:=HYPERLINK(INDEX([images.$B$2:.$B$583];MATCH([.$F24];[images.$D$2:.$D$583];0));(INDEX([images.$F$2:.$F$583];MATCH([.$F24];[images.$D$2:.$D$583];0))))" office:value-type="string" office:string-value="T113332.jpg" calcext:value-type="string">
            <text:p>T113332.jp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5];2;1);[.$E25];[.$I25];[.$J25];[.$H25])" office:value-type="string" office:string-value="113342" calcext:value-type="string">
            <text:p>113342</text:p>
          </table:table-cell>
          <table:table-cell table:style-name="ce26" table:formula="of:=HYPERLINK(INDEX([images.$B$2:.$B$583];MATCH([.$F25];[images.$D$2:.$D$583];0));(INDEX([images.$F$2:.$F$583];MATCH([.$F25];[images.$D$2:.$D$583];0))))" office:value-type="string" office:string-value="T113342.jpg" calcext:value-type="string">
            <text:p>T113342.j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6];2;1);[.$E26];[.$I26];[.$J26];[.$H26])" office:value-type="string" office:string-value="113113" calcext:value-type="string">
            <text:p>113113</text:p>
          </table:table-cell>
          <table:table-cell table:style-name="ce26" table:formula="of:=HYPERLINK(INDEX([images.$B$2:.$B$583];MATCH([.$F26];[images.$D$2:.$D$583];0));(INDEX([images.$F$2:.$F$583];MATCH([.$F26];[images.$D$2:.$D$583];0))))" office:value-type="string" office:string-value="T113113.jpg" calcext:value-type="string">
            <text:p>T113113.jp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7];2;1);[.$E27];[.$I27];[.$J27];[.$H27])" office:value-type="string" office:string-value="113123" calcext:value-type="string">
            <text:p>113123</text:p>
          </table:table-cell>
          <table:table-cell table:style-name="ce26" table:formula="of:=HYPERLINK(INDEX([images.$B$2:.$B$583];MATCH([.$F27];[images.$D$2:.$D$583];0));(INDEX([images.$F$2:.$F$583];MATCH([.$F27];[images.$D$2:.$D$583];0))))" office:value-type="string" office:string-value="T113123.jpg" calcext:value-type="string">
            <text:p>T113123.jp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8];2;1);[.$E28];[.$I28];[.$J28];[.$H28])" office:value-type="string" office:string-value="113133" calcext:value-type="string">
            <text:p>113133</text:p>
          </table:table-cell>
          <table:table-cell table:style-name="ce26" table:formula="of:=HYPERLINK(INDEX([images.$B$2:.$B$583];MATCH([.$F28];[images.$D$2:.$D$583];0));(INDEX([images.$F$2:.$F$583];MATCH([.$F28];[images.$D$2:.$D$583];0))))" office:value-type="string" office:string-value="T113133.jpg" calcext:value-type="string">
            <text:p>T113133.jp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9];2;1);[.$E29];[.$I29];[.$J29];[.$H29])" office:value-type="string" office:string-value="113143" calcext:value-type="string">
            <text:p>113143</text:p>
          </table:table-cell>
          <table:table-cell table:style-name="ce26" table:formula="of:=HYPERLINK(INDEX([images.$B$2:.$B$583];MATCH([.$F29];[images.$D$2:.$D$583];0));(INDEX([images.$F$2:.$F$583];MATCH([.$F29];[images.$D$2:.$D$583];0))))" office:value-type="string" office:string-value="T113143.jpg" calcext:value-type="string">
            <text:p>T113143.jp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0];2;1);[.$E30];[.$I30];[.$J30];[.$H30])" office:value-type="string" office:string-value="113213" calcext:value-type="string">
            <text:p>113213</text:p>
          </table:table-cell>
          <table:table-cell table:style-name="ce26" table:formula="of:=HYPERLINK(INDEX([images.$B$2:.$B$583];MATCH([.$F30];[images.$D$2:.$D$583];0));(INDEX([images.$F$2:.$F$583];MATCH([.$F30];[images.$D$2:.$D$583];0))))" office:value-type="string" office:string-value="T113213.jpg" calcext:value-type="string">
            <text:p>T113213.jp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1];2;1);[.$E31];[.$I31];[.$J31];[.$H31])" office:value-type="string" office:string-value="113223" calcext:value-type="string">
            <text:p>113223</text:p>
          </table:table-cell>
          <table:table-cell table:style-name="ce26" table:formula="of:=HYPERLINK(INDEX([images.$B$2:.$B$583];MATCH([.$F31];[images.$D$2:.$D$583];0));(INDEX([images.$F$2:.$F$583];MATCH([.$F31];[images.$D$2:.$D$583];0))))" office:value-type="string" office:string-value="T113223.jpg" calcext:value-type="string">
            <text:p>T113223.jp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2];2;1);[.$E32];[.$I32];[.$J32];[.$H32])" office:value-type="string" office:string-value="113233" calcext:value-type="string">
            <text:p>113233</text:p>
          </table:table-cell>
          <table:table-cell table:style-name="ce26" table:formula="of:=HYPERLINK(INDEX([images.$B$2:.$B$583];MATCH([.$F32];[images.$D$2:.$D$583];0));(INDEX([images.$F$2:.$F$583];MATCH([.$F32];[images.$D$2:.$D$583];0))))" office:value-type="string" office:string-value="T113233.jpg" calcext:value-type="string">
            <text:p>T113233.jp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3];2;1);[.$E33];[.$I33];[.$J33];[.$H33])" office:value-type="string" office:string-value="113243" calcext:value-type="string">
            <text:p>113243</text:p>
          </table:table-cell>
          <table:table-cell table:style-name="ce26" table:formula="of:=HYPERLINK(INDEX([images.$B$2:.$B$583];MATCH([.$F33];[images.$D$2:.$D$583];0));(INDEX([images.$F$2:.$F$583];MATCH([.$F33];[images.$D$2:.$D$583];0))))" office:value-type="string" office:string-value="T113243.jpg" calcext:value-type="string">
            <text:p>T113243.jp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4];2;1);[.$E34];[.$I34];[.$J34];[.$H34])" office:value-type="string" office:string-value="113313" calcext:value-type="string">
            <text:p>113313</text:p>
          </table:table-cell>
          <table:table-cell table:style-name="ce26" table:formula="of:=HYPERLINK(INDEX([images.$B$2:.$B$583];MATCH([.$F34];[images.$D$2:.$D$583];0));(INDEX([images.$F$2:.$F$583];MATCH([.$F34];[images.$D$2:.$D$583];0))))" office:value-type="string" office:string-value="T113313.jpg" calcext:value-type="string">
            <text:p>T113313.jp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5];2;1);[.$E35];[.$I35];[.$J35];[.$H35])" office:value-type="string" office:string-value="113323" calcext:value-type="string">
            <text:p>113323</text:p>
          </table:table-cell>
          <table:table-cell table:style-name="ce26" table:formula="of:=HYPERLINK(INDEX([images.$B$2:.$B$583];MATCH([.$F35];[images.$D$2:.$D$583];0));(INDEX([images.$F$2:.$F$583];MATCH([.$F35];[images.$D$2:.$D$583];0))))" office:value-type="string" office:string-value="T113323.jpg" calcext:value-type="string">
            <text:p>T113323.jp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6];2;1);[.$E36];[.$I36];[.$J36];[.$H36])" office:value-type="string" office:string-value="113333" calcext:value-type="string">
            <text:p>113333</text:p>
          </table:table-cell>
          <table:table-cell table:style-name="ce26" table:formula="of:=HYPERLINK(INDEX([images.$B$2:.$B$583];MATCH([.$F36];[images.$D$2:.$D$583];0));(INDEX([images.$F$2:.$F$583];MATCH([.$F36];[images.$D$2:.$D$583];0))))" office:value-type="string" office:string-value="T113333.jpg" calcext:value-type="string">
            <text:p>T113333.jpg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7];2;1);[.$E37];[.$I37];[.$J37];[.$H37])" office:value-type="string" office:string-value="113343" calcext:value-type="string">
            <text:p>113343</text:p>
          </table:table-cell>
          <table:table-cell table:style-name="ce26" table:formula="of:=HYPERLINK(INDEX([images.$B$2:.$B$583];MATCH([.$F37];[images.$D$2:.$D$583];0));(INDEX([images.$F$2:.$F$583];MATCH([.$F37];[images.$D$2:.$D$583];0))))" office:value-type="string" office:string-value="T113343.jpg" calcext:value-type="string">
            <text:p>T113343.jp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8];2;1);[.$E38];[.$I38];[.$J38];[.$H38])" office:value-type="string" office:string-value="113114" calcext:value-type="string">
            <text:p>113114</text:p>
          </table:table-cell>
          <table:table-cell table:style-name="ce26" table:formula="of:=HYPERLINK(INDEX([images.$B$2:.$B$583];MATCH([.$F38];[images.$D$2:.$D$583];0));(INDEX([images.$F$2:.$F$583];MATCH([.$F38];[images.$D$2:.$D$583];0))))" office:value-type="string" office:string-value="T113114.jpg" calcext:value-type="string">
            <text:p>T113114.jp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9];2;1);[.$E39];[.$I39];[.$J39];[.$H39])" office:value-type="string" office:string-value="113124" calcext:value-type="string">
            <text:p>113124</text:p>
          </table:table-cell>
          <table:table-cell table:style-name="ce26" table:formula="of:=HYPERLINK(INDEX([images.$B$2:.$B$583];MATCH([.$F39];[images.$D$2:.$D$583];0));(INDEX([images.$F$2:.$F$583];MATCH([.$F39];[images.$D$2:.$D$583];0))))" office:value-type="string" office:string-value="T113124.jpg" calcext:value-type="string">
            <text:p>T11312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40];2;1);[.$E40];[.$I40];[.$J40];[.$H40])" office:value-type="string" office:string-value="113134" calcext:value-type="string">
            <text:p>113134</text:p>
          </table:table-cell>
          <table:table-cell table:style-name="ce26" table:formula="of:=HYPERLINK(INDEX([images.$B$2:.$B$583];MATCH([.$F40];[images.$D$2:.$D$583];0));(INDEX([images.$F$2:.$F$583];MATCH([.$F40];[images.$D$2:.$D$583];0))))" office:value-type="string" office:string-value="T113134.jpg" calcext:value-type="string">
            <text:p>T11313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41];2;1);[.$E41];[.$I41];[.$J41];[.$H41])" office:value-type="string" office:string-value="113144" calcext:value-type="string">
            <text:p>113144</text:p>
          </table:table-cell>
          <table:table-cell table:style-name="ce26" table:formula="of:=HYPERLINK(INDEX([images.$B$2:.$B$583];MATCH([.$F41];[images.$D$2:.$D$583];0));(INDEX([images.$F$2:.$F$583];MATCH([.$F41];[images.$D$2:.$D$583];0))))" office:value-type="string" office:string-value="T113144.jpg" calcext:value-type="string">
            <text:p>T11314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42];2;1);[.$E42];[.$I42];[.$J42];[.$H42])" office:value-type="string" office:string-value="113214" calcext:value-type="string">
            <text:p>113214</text:p>
          </table:table-cell>
          <table:table-cell table:style-name="ce26" table:formula="of:=HYPERLINK(INDEX([images.$B$2:.$B$583];MATCH([.$F42];[images.$D$2:.$D$583];0));(INDEX([images.$F$2:.$F$583];MATCH([.$F42];[images.$D$2:.$D$583];0))))" office:value-type="string" office:string-value="T113214.jpg" calcext:value-type="string">
            <text:p>T11321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43];2;1);[.$E43];[.$I43];[.$J43];[.$H43])" office:value-type="string" office:string-value="113224" calcext:value-type="string">
            <text:p>113224</text:p>
          </table:table-cell>
          <table:table-cell table:style-name="ce26" table:formula="of:=HYPERLINK(INDEX([images.$B$2:.$B$583];MATCH([.$F43];[images.$D$2:.$D$583];0));(INDEX([images.$F$2:.$F$583];MATCH([.$F43];[images.$D$2:.$D$583];0))))" office:value-type="string" office:string-value="T113224.jpg" calcext:value-type="string">
            <text:p>T113224.jp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44];2;1);[.$E44];[.$I44];[.$J44];[.$H44])" office:value-type="string" office:string-value="113234" calcext:value-type="string">
            <text:p>113234</text:p>
          </table:table-cell>
          <table:table-cell table:style-name="ce26" table:formula="of:=HYPERLINK(INDEX([images.$B$2:.$B$583];MATCH([.$F44];[images.$D$2:.$D$583];0));(INDEX([images.$F$2:.$F$583];MATCH([.$F44];[images.$D$2:.$D$583];0))))" office:value-type="string" office:string-value="T113234.jpg" calcext:value-type="string">
            <text:p>T11323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45];2;1);[.$E45];[.$I45];[.$J45];[.$H45])" office:value-type="string" office:string-value="113244" calcext:value-type="string">
            <text:p>113244</text:p>
          </table:table-cell>
          <table:table-cell table:style-name="ce26" table:formula="of:=HYPERLINK(INDEX([images.$B$2:.$B$583];MATCH([.$F45];[images.$D$2:.$D$583];0));(INDEX([images.$F$2:.$F$583];MATCH([.$F45];[images.$D$2:.$D$583];0))))" office:value-type="string" office:string-value="T113244.jpg" calcext:value-type="string">
            <text:p>T1132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46];2;1);[.$E46];[.$I46];[.$J46];[.$H46])" office:value-type="string" office:string-value="113314" calcext:value-type="string">
            <text:p>113314</text:p>
          </table:table-cell>
          <table:table-cell table:style-name="ce26" table:formula="of:=HYPERLINK(INDEX([images.$B$2:.$B$583];MATCH([.$F46];[images.$D$2:.$D$583];0));(INDEX([images.$F$2:.$F$583];MATCH([.$F46];[images.$D$2:.$D$583];0))))" office:value-type="string" office:string-value="T113314.jpg" calcext:value-type="string">
            <text:p>T11331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47];2;1);[.$E47];[.$I47];[.$J47];[.$H47])" office:value-type="string" office:string-value="113324" calcext:value-type="string">
            <text:p>113324</text:p>
          </table:table-cell>
          <table:table-cell table:style-name="ce26" table:formula="of:=HYPERLINK(INDEX([images.$B$2:.$B$583];MATCH([.$F47];[images.$D$2:.$D$583];0));(INDEX([images.$F$2:.$F$583];MATCH([.$F47];[images.$D$2:.$D$583];0))))" office:value-type="string" office:string-value="T113324.jpg" calcext:value-type="string">
            <text:p>T1133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48];2;1);[.$E48];[.$I48];[.$J48];[.$H48])" office:value-type="string" office:string-value="113334" calcext:value-type="string">
            <text:p>113334</text:p>
          </table:table-cell>
          <table:table-cell table:style-name="ce26" table:formula="of:=HYPERLINK(INDEX([images.$B$2:.$B$583];MATCH([.$F48];[images.$D$2:.$D$583];0));(INDEX([images.$F$2:.$F$583];MATCH([.$F48];[images.$D$2:.$D$583];0))))" office:value-type="string" office:string-value="T113334.jpg" calcext:value-type="string">
            <text:p>T113334.jp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49];2;1);[.$E49];[.$I49];[.$J49];[.$H49])" office:value-type="string" office:string-value="113344" calcext:value-type="string">
            <text:p>113344</text:p>
          </table:table-cell>
          <table:table-cell table:style-name="ce26" table:formula="of:=HYPERLINK(INDEX([images.$B$2:.$B$583];MATCH([.$F49];[images.$D$2:.$D$583];0));(INDEX([images.$F$2:.$F$583];MATCH([.$F49];[images.$D$2:.$D$583];0))))" office:value-type="string" office:string-value="T113344.jpg" calcext:value-type="string">
            <text:p>T11334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50];2;1);[.$E50];[.$I50];[.$J50];[.$H50])" office:value-type="string" office:string-value="113115" calcext:value-type="string">
            <text:p>113115</text:p>
          </table:table-cell>
          <table:table-cell table:style-name="ce26" table:formula="of:=HYPERLINK(INDEX([images.$B$2:.$B$583];MATCH([.$F50];[images.$D$2:.$D$583];0));(INDEX([images.$F$2:.$F$583];MATCH([.$F50];[images.$D$2:.$D$583];0))))" office:value-type="string" office:string-value="T113115.jpg" calcext:value-type="string">
            <text:p>T113115.jp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51];2;1);[.$E51];[.$I51];[.$J51];[.$H51])" office:value-type="string" office:string-value="113125" calcext:value-type="string">
            <text:p>113125</text:p>
          </table:table-cell>
          <table:table-cell table:style-name="ce26" table:formula="of:=HYPERLINK(INDEX([images.$B$2:.$B$583];MATCH([.$F51];[images.$D$2:.$D$583];0));(INDEX([images.$F$2:.$F$583];MATCH([.$F51];[images.$D$2:.$D$583];0))))" office:value-type="string" office:string-value="T113125.jpg" calcext:value-type="string">
            <text:p>T113125.jp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52];2;1);[.$E52];[.$I52];[.$J52];[.$H52])" office:value-type="string" office:string-value="113135" calcext:value-type="string">
            <text:p>113135</text:p>
          </table:table-cell>
          <table:table-cell table:style-name="ce26" table:formula="of:=HYPERLINK(INDEX([images.$B$2:.$B$583];MATCH([.$F52];[images.$D$2:.$D$583];0));(INDEX([images.$F$2:.$F$583];MATCH([.$F52];[images.$D$2:.$D$583];0))))" office:value-type="string" office:string-value="T113135.jpg" calcext:value-type="string">
            <text:p>T113135.jp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53];2;1);[.$E53];[.$I53];[.$J53];[.$H53])" office:value-type="string" office:string-value="113145" calcext:value-type="string">
            <text:p>113145</text:p>
          </table:table-cell>
          <table:table-cell table:style-name="ce26" table:formula="of:=HYPERLINK(INDEX([images.$B$2:.$B$583];MATCH([.$F53];[images.$D$2:.$D$583];0));(INDEX([images.$F$2:.$F$583];MATCH([.$F53];[images.$D$2:.$D$583];0))))" office:value-type="string" office:string-value="T113145.jpg" calcext:value-type="string">
            <text:p>T113145.jp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54];2;1);[.$E54];[.$I54];[.$J54];[.$H54])" office:value-type="string" office:string-value="113215" calcext:value-type="string">
            <text:p>113215</text:p>
          </table:table-cell>
          <table:table-cell table:style-name="ce26" table:formula="of:=HYPERLINK(INDEX([images.$B$2:.$B$583];MATCH([.$F54];[images.$D$2:.$D$583];0));(INDEX([images.$F$2:.$F$583];MATCH([.$F54];[images.$D$2:.$D$583];0))))" office:value-type="string" office:string-value="T113215.jpg" calcext:value-type="string">
            <text:p>T113215.jp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55];2;1);[.$E55];[.$I55];[.$J55];[.$H55])" office:value-type="string" office:string-value="113225" calcext:value-type="string">
            <text:p>113225</text:p>
          </table:table-cell>
          <table:table-cell table:style-name="ce26" table:formula="of:=HYPERLINK(INDEX([images.$B$2:.$B$583];MATCH([.$F55];[images.$D$2:.$D$583];0));(INDEX([images.$F$2:.$F$583];MATCH([.$F55];[images.$D$2:.$D$583];0))))" office:value-type="string" office:string-value="T113225.jpg" calcext:value-type="string">
            <text:p>T113225.jp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56];2;1);[.$E56];[.$I56];[.$J56];[.$H56])" office:value-type="string" office:string-value="113235" calcext:value-type="string">
            <text:p>113235</text:p>
          </table:table-cell>
          <table:table-cell table:style-name="ce26" table:formula="of:=HYPERLINK(INDEX([images.$B$2:.$B$583];MATCH([.$F56];[images.$D$2:.$D$583];0));(INDEX([images.$F$2:.$F$583];MATCH([.$F56];[images.$D$2:.$D$583];0))))" office:value-type="string" office:string-value="T113235.jpg" calcext:value-type="string">
            <text:p>T113235.jp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57];2;1);[.$E57];[.$I57];[.$J57];[.$H57])" office:value-type="string" office:string-value="113245" calcext:value-type="string">
            <text:p>113245</text:p>
          </table:table-cell>
          <table:table-cell table:style-name="ce26" table:formula="of:=HYPERLINK(INDEX([images.$B$2:.$B$583];MATCH([.$F57];[images.$D$2:.$D$583];0));(INDEX([images.$F$2:.$F$583];MATCH([.$F57];[images.$D$2:.$D$583];0))))" office:value-type="string" office:string-value="T113245.jpg" calcext:value-type="string">
            <text:p>T113245.jp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58];2;1);[.$E58];[.$I58];[.$J58];[.$H58])" office:value-type="string" office:string-value="113315" calcext:value-type="string">
            <text:p>113315</text:p>
          </table:table-cell>
          <table:table-cell table:style-name="ce26" table:formula="of:=HYPERLINK(INDEX([images.$B$2:.$B$583];MATCH([.$F58];[images.$D$2:.$D$583];0));(INDEX([images.$F$2:.$F$583];MATCH([.$F58];[images.$D$2:.$D$583];0))))" office:value-type="string" office:string-value="T113315.jpg" calcext:value-type="string">
            <text:p>T113315.jp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59];2;1);[.$E59];[.$I59];[.$J59];[.$H59])" office:value-type="string" office:string-value="113325" calcext:value-type="string">
            <text:p>113325</text:p>
          </table:table-cell>
          <table:table-cell table:style-name="ce26" table:formula="of:=HYPERLINK(INDEX([images.$B$2:.$B$583];MATCH([.$F59];[images.$D$2:.$D$583];0));(INDEX([images.$F$2:.$F$583];MATCH([.$F59];[images.$D$2:.$D$583];0))))" office:value-type="string" office:string-value="T113325.jpg" calcext:value-type="string">
            <text:p>T113325.jp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60];2;1);[.$E60];[.$I60];[.$J60];[.$H60])" office:value-type="string" office:string-value="113335" calcext:value-type="string">
            <text:p>113335</text:p>
          </table:table-cell>
          <table:table-cell table:style-name="ce26" table:formula="of:=HYPERLINK(INDEX([images.$B$2:.$B$583];MATCH([.$F60];[images.$D$2:.$D$583];0));(INDEX([images.$F$2:.$F$583];MATCH([.$F60];[images.$D$2:.$D$583];0))))" office:value-type="string" office:string-value="T113335.jpg" calcext:value-type="string">
            <text:p>T113335.jp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61];2;1);[.$E61];[.$I61];[.$J61];[.$H61])" office:value-type="string" office:string-value="113346" calcext:value-type="string">
            <text:p>113346</text:p>
          </table:table-cell>
          <table:table-cell table:style-name="ce26" table:formula="of:=HYPERLINK(INDEX([images.$B$2:.$B$583];MATCH([.$F61];[images.$D$2:.$D$583];0));(INDEX([images.$F$2:.$F$583];MATCH([.$F61];[images.$D$2:.$D$583];0))))" office:value-type="string" office:string-value="T113346.jpg" calcext:value-type="string">
            <text:p>T113346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62];2;1);[.$E62];[.$I62];[.$J62];[.$H62])" office:value-type="string" office:string-value="113116" calcext:value-type="string">
            <text:p>113116</text:p>
          </table:table-cell>
          <table:table-cell table:style-name="ce26" table:formula="of:=HYPERLINK(INDEX([images.$B$2:.$B$583];MATCH([.$F62];[images.$D$2:.$D$583];0));(INDEX([images.$F$2:.$F$583];MATCH([.$F62];[images.$D$2:.$D$583];0))))" office:value-type="string" office:string-value="T113116.jpg" calcext:value-type="string">
            <text:p>T113116.jp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63];2;1);[.$E63];[.$I63];[.$J63];[.$H63])" office:value-type="string" office:string-value="113126" calcext:value-type="string">
            <text:p>113126</text:p>
          </table:table-cell>
          <table:table-cell table:style-name="ce26" table:formula="of:=HYPERLINK(INDEX([images.$B$2:.$B$583];MATCH([.$F63];[images.$D$2:.$D$583];0));(INDEX([images.$F$2:.$F$583];MATCH([.$F63];[images.$D$2:.$D$583];0))))" office:value-type="string" office:string-value="T113126.jpg" calcext:value-type="string">
            <text:p>T113126.jp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64];2;1);[.$E64];[.$I64];[.$J64];[.$H64])" office:value-type="string" office:string-value="113136" calcext:value-type="string">
            <text:p>113136</text:p>
          </table:table-cell>
          <table:table-cell table:style-name="ce26" table:formula="of:=HYPERLINK(INDEX([images.$B$2:.$B$583];MATCH([.$F64];[images.$D$2:.$D$583];0));(INDEX([images.$F$2:.$F$583];MATCH([.$F64];[images.$D$2:.$D$583];0))))" office:value-type="string" office:string-value="T113136.jpg" calcext:value-type="string">
            <text:p>T113136.jp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65];2;1);[.$E65];[.$I65];[.$J65];[.$H65])" office:value-type="string" office:string-value="113146" calcext:value-type="string">
            <text:p>113146</text:p>
          </table:table-cell>
          <table:table-cell table:style-name="ce26" table:formula="of:=HYPERLINK(INDEX([images.$B$2:.$B$583];MATCH([.$F65];[images.$D$2:.$D$583];0));(INDEX([images.$F$2:.$F$583];MATCH([.$F65];[images.$D$2:.$D$583];0))))" office:value-type="string" office:string-value="T113146.jpg" calcext:value-type="string">
            <text:p>T113146.jp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66];2;1);[.$E66];[.$I66];[.$J66];[.$H66])" office:value-type="string" office:string-value="113216" calcext:value-type="string">
            <text:p>113216</text:p>
          </table:table-cell>
          <table:table-cell table:style-name="ce26" table:formula="of:=HYPERLINK(INDEX([images.$B$2:.$B$583];MATCH([.$F66];[images.$D$2:.$D$583];0));(INDEX([images.$F$2:.$F$583];MATCH([.$F66];[images.$D$2:.$D$583];0))))" office:value-type="string" office:string-value="T113216.jpg" calcext:value-type="string">
            <text:p>T113216.jp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67];2;1);[.$E67];[.$I67];[.$J67];[.$H67])" office:value-type="string" office:string-value="113226" calcext:value-type="string">
            <text:p>113226</text:p>
          </table:table-cell>
          <table:table-cell table:style-name="ce26" table:formula="of:=HYPERLINK(INDEX([images.$B$2:.$B$583];MATCH([.$F67];[images.$D$2:.$D$583];0));(INDEX([images.$F$2:.$F$583];MATCH([.$F67];[images.$D$2:.$D$583];0))))" office:value-type="string" office:string-value="T113226.jpg" calcext:value-type="string">
            <text:p>T113226.jp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68];2;1);[.$E68];[.$I68];[.$J68];[.$H68])" office:value-type="string" office:string-value="113236" calcext:value-type="string">
            <text:p>113236</text:p>
          </table:table-cell>
          <table:table-cell table:style-name="ce26" table:formula="of:=HYPERLINK(INDEX([images.$B$2:.$B$583];MATCH([.$F68];[images.$D$2:.$D$583];0));(INDEX([images.$F$2:.$F$583];MATCH([.$F68];[images.$D$2:.$D$583];0))))" office:value-type="string" office:string-value="T113236.jpg" calcext:value-type="string">
            <text:p>T113236.jp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69];2;1);[.$E69];[.$I69];[.$J69];[.$H69])" office:value-type="string" office:string-value="113246" calcext:value-type="string">
            <text:p>113246</text:p>
          </table:table-cell>
          <table:table-cell table:style-name="ce26" table:formula="of:=HYPERLINK(INDEX([images.$B$2:.$B$583];MATCH([.$F69];[images.$D$2:.$D$583];0));(INDEX([images.$F$2:.$F$583];MATCH([.$F69];[images.$D$2:.$D$583];0))))" office:value-type="string" office:string-value="T113246.jpg" calcext:value-type="string">
            <text:p>T113246.jp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70];2;1);[.$E70];[.$I70];[.$J70];[.$H70])" office:value-type="string" office:string-value="113316" calcext:value-type="string">
            <text:p>113316</text:p>
          </table:table-cell>
          <table:table-cell table:style-name="ce26" table:formula="of:=HYPERLINK(INDEX([images.$B$2:.$B$583];MATCH([.$F70];[images.$D$2:.$D$583];0));(INDEX([images.$F$2:.$F$583];MATCH([.$F70];[images.$D$2:.$D$583];0))))" office:value-type="string" office:string-value="T113316.jpg" calcext:value-type="string">
            <text:p>T113316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71];2;1);[.$E71];[.$I71];[.$J71];[.$H71])" office:value-type="string" office:string-value="113326" calcext:value-type="string">
            <text:p>113326</text:p>
          </table:table-cell>
          <table:table-cell table:style-name="ce26" table:formula="of:=HYPERLINK(INDEX([images.$B$2:.$B$583];MATCH([.$F71];[images.$D$2:.$D$583];0));(INDEX([images.$F$2:.$F$583];MATCH([.$F71];[images.$D$2:.$D$583];0))))" office:value-type="string" office:string-value="T113326.jpg" calcext:value-type="string">
            <text:p>T113326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72];2;1);[.$E72];[.$I72];[.$J72];[.$H72])" office:value-type="string" office:string-value="113336" calcext:value-type="string">
            <text:p>113336</text:p>
          </table:table-cell>
          <table:table-cell table:style-name="ce26" table:formula="of:=HYPERLINK(INDEX([images.$B$2:.$B$583];MATCH([.$F72];[images.$D$2:.$D$583];0));(INDEX([images.$F$2:.$F$583];MATCH([.$F72];[images.$D$2:.$D$583];0))))" office:value-type="string" office:string-value="T113336.jpg" calcext:value-type="string">
            <text:p>T113336.jp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73];2;1);[.$E73];[.$I73];[.$J73];[.$H73])" office:value-type="string" office:string-value="113346" calcext:value-type="string">
            <text:p>113346</text:p>
          </table:table-cell>
          <table:table-cell table:style-name="ce26" table:formula="of:=HYPERLINK(INDEX([images.$B$2:.$B$583];MATCH([.$F73];[images.$D$2:.$D$583];0));(INDEX([images.$F$2:.$F$583];MATCH([.$F73];[images.$D$2:.$D$583];0))))" office:value-type="string" office:string-value="T113346.jpg" calcext:value-type="string">
            <text:p>T113346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74];2;1);[.$E74];[.$I74];[.$J74];[.$H74])" office:value-type="string" office:string-value="113117" calcext:value-type="string">
            <text:p>113117</text:p>
          </table:table-cell>
          <table:table-cell table:style-name="ce26" table:formula="of:=HYPERLINK(INDEX([images.$B$2:.$B$583];MATCH([.$F74];[images.$D$2:.$D$583];0));(INDEX([images.$F$2:.$F$583];MATCH([.$F74];[images.$D$2:.$D$583];0))))" office:value-type="string" office:string-value="T113117.jpg" calcext:value-type="string">
            <text:p>T113117.jp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75];2;1);[.$E75];[.$I75];[.$J75];[.$H75])" office:value-type="string" office:string-value="113127" calcext:value-type="string">
            <text:p>113127</text:p>
          </table:table-cell>
          <table:table-cell table:style-name="ce26" table:formula="of:=HYPERLINK(INDEX([images.$B$2:.$B$583];MATCH([.$F75];[images.$D$2:.$D$583];0));(INDEX([images.$F$2:.$F$583];MATCH([.$F75];[images.$D$2:.$D$583];0))))" office:value-type="string" office:string-value="T113127.jpg" calcext:value-type="string">
            <text:p>T113127.jp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76];2;1);[.$E76];[.$I76];[.$J76];[.$H76])" office:value-type="string" office:string-value="113137" calcext:value-type="string">
            <text:p>113137</text:p>
          </table:table-cell>
          <table:table-cell table:style-name="ce26" table:formula="of:=HYPERLINK(INDEX([images.$B$2:.$B$583];MATCH([.$F76];[images.$D$2:.$D$583];0));(INDEX([images.$F$2:.$F$583];MATCH([.$F76];[images.$D$2:.$D$583];0))))" office:value-type="string" office:string-value="T113137.jpg" calcext:value-type="string">
            <text:p>T113137.jp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77];2;1);[.$E77];[.$I77];[.$J77];[.$H77])" office:value-type="string" office:string-value="113147" calcext:value-type="string">
            <text:p>113147</text:p>
          </table:table-cell>
          <table:table-cell table:style-name="ce26" table:formula="of:=HYPERLINK(INDEX([images.$B$2:.$B$583];MATCH([.$F77];[images.$D$2:.$D$583];0));(INDEX([images.$F$2:.$F$583];MATCH([.$F77];[images.$D$2:.$D$583];0))))" office:value-type="string" office:string-value="T113147.jpg" calcext:value-type="string">
            <text:p>T113147.jp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78];2;1);[.$E78];[.$I78];[.$J78];[.$H78])" office:value-type="string" office:string-value="113217" calcext:value-type="string">
            <text:p>113217</text:p>
          </table:table-cell>
          <table:table-cell table:style-name="ce26" table:formula="of:=HYPERLINK(INDEX([images.$B$2:.$B$583];MATCH([.$F78];[images.$D$2:.$D$583];0));(INDEX([images.$F$2:.$F$583];MATCH([.$F78];[images.$D$2:.$D$583];0))))" office:value-type="string" office:string-value="T113217.jpg" calcext:value-type="string">
            <text:p>T113217.jp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79];2;1);[.$E79];[.$I79];[.$J79];[.$H79])" office:value-type="string" office:string-value="113227" calcext:value-type="string">
            <text:p>113227</text:p>
          </table:table-cell>
          <table:table-cell table:style-name="ce26" table:formula="of:=HYPERLINK(INDEX([images.$B$2:.$B$583];MATCH([.$F79];[images.$D$2:.$D$583];0));(INDEX([images.$F$2:.$F$583];MATCH([.$F79];[images.$D$2:.$D$583];0))))" office:value-type="string" office:string-value="T113227.jpg" calcext:value-type="string">
            <text:p>T113227.jp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80];2;1);[.$E80];[.$I80];[.$J80];[.$H80])" office:value-type="string" office:string-value="113237" calcext:value-type="string">
            <text:p>113237</text:p>
          </table:table-cell>
          <table:table-cell table:style-name="ce26" table:formula="of:=HYPERLINK(INDEX([images.$B$2:.$B$583];MATCH([.$F80];[images.$D$2:.$D$583];0));(INDEX([images.$F$2:.$F$583];MATCH([.$F80];[images.$D$2:.$D$583];0))))" office:value-type="string" office:string-value="T113237.jpg" calcext:value-type="string">
            <text:p>T113237.jp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81];2;1);[.$E81];[.$I81];[.$J81];[.$H81])" office:value-type="string" office:string-value="113247" calcext:value-type="string">
            <text:p>113247</text:p>
          </table:table-cell>
          <table:table-cell table:style-name="ce26" table:formula="of:=HYPERLINK(INDEX([images.$B$2:.$B$583];MATCH([.$F81];[images.$D$2:.$D$583];0));(INDEX([images.$F$2:.$F$583];MATCH([.$F81];[images.$D$2:.$D$583];0))))" office:value-type="string" office:string-value="T113247.jpg" calcext:value-type="string">
            <text:p>T113247.jp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82];2;1);[.$E82];[.$I82];[.$J82];[.$H82])" office:value-type="string" office:string-value="113317" calcext:value-type="string">
            <text:p>113317</text:p>
          </table:table-cell>
          <table:table-cell table:style-name="ce26" table:formula="of:=HYPERLINK(INDEX([images.$B$2:.$B$583];MATCH([.$F82];[images.$D$2:.$D$583];0));(INDEX([images.$F$2:.$F$583];MATCH([.$F82];[images.$D$2:.$D$583];0))))" office:value-type="string" office:string-value="T113317.jpg" calcext:value-type="string">
            <text:p>T113317.jp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83];2;1);[.$E83];[.$I83];[.$J83];[.$H83])" office:value-type="string" office:string-value="113327" calcext:value-type="string">
            <text:p>113327</text:p>
          </table:table-cell>
          <table:table-cell table:style-name="ce26" table:formula="of:=HYPERLINK(INDEX([images.$B$2:.$B$583];MATCH([.$F83];[images.$D$2:.$D$583];0));(INDEX([images.$F$2:.$F$583];MATCH([.$F83];[images.$D$2:.$D$583];0))))" office:value-type="string" office:string-value="T113327.jpg" calcext:value-type="string">
            <text:p>T113327.jp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84];2;1);[.$E84];[.$I84];[.$J84];[.$H84])" office:value-type="string" office:string-value="113337" calcext:value-type="string">
            <text:p>113337</text:p>
          </table:table-cell>
          <table:table-cell table:style-name="ce26" table:formula="of:=HYPERLINK(INDEX([images.$B$2:.$B$583];MATCH([.$F84];[images.$D$2:.$D$583];0));(INDEX([images.$F$2:.$F$583];MATCH([.$F84];[images.$D$2:.$D$583];0))))" office:value-type="string" office:string-value="T113337.jpg" calcext:value-type="string">
            <text:p>T113337.jp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85];2;1);[.$E85];[.$I85];[.$J85];[.$H85])" office:value-type="string" office:string-value="113347" calcext:value-type="string">
            <text:p>113347</text:p>
          </table:table-cell>
          <table:table-cell table:style-name="ce26" table:formula="of:=HYPERLINK(INDEX([images.$B$2:.$B$583];MATCH([.$F85];[images.$D$2:.$D$583];0));(INDEX([images.$F$2:.$F$583];MATCH([.$F85];[images.$D$2:.$D$583];0))))" office:value-type="string" office:string-value="T113347.jpg" calcext:value-type="string">
            <text:p>T113347.jp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86];2;1);[.$E86];[.$I86];[.$J86];[.$H86])" office:value-type="string" office:string-value="113118" calcext:value-type="string">
            <text:p>113118</text:p>
          </table:table-cell>
          <table:table-cell table:style-name="ce26" table:formula="of:=HYPERLINK(INDEX([images.$B$2:.$B$583];MATCH([.$F86];[images.$D$2:.$D$583];0));(INDEX([images.$F$2:.$F$583];MATCH([.$F86];[images.$D$2:.$D$583];0))))" office:value-type="string" office:string-value="T113118.jpg" calcext:value-type="string">
            <text:p>T113118.jp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87];2;1);[.$E87];[.$I87];[.$J87];[.$H87])" office:value-type="string" office:string-value="113128" calcext:value-type="string">
            <text:p>113128</text:p>
          </table:table-cell>
          <table:table-cell table:style-name="ce26" table:formula="of:=HYPERLINK(INDEX([images.$B$2:.$B$583];MATCH([.$F87];[images.$D$2:.$D$583];0));(INDEX([images.$F$2:.$F$583];MATCH([.$F87];[images.$D$2:.$D$583];0))))" office:value-type="string" office:string-value="T113128.jpg" calcext:value-type="string">
            <text:p>T113128.jp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88];2;1);[.$E88];[.$I88];[.$J88];[.$H88])" office:value-type="string" office:string-value="113138" calcext:value-type="string">
            <text:p>113138</text:p>
          </table:table-cell>
          <table:table-cell table:style-name="ce26" table:formula="of:=HYPERLINK(INDEX([images.$B$2:.$B$583];MATCH([.$F88];[images.$D$2:.$D$583];0));(INDEX([images.$F$2:.$F$583];MATCH([.$F88];[images.$D$2:.$D$583];0))))" office:value-type="string" office:string-value="T113138.jpg" calcext:value-type="string">
            <text:p>T113138.jp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89];2;1);[.$E89];[.$I89];[.$J89];[.$H89])" office:value-type="string" office:string-value="113148" calcext:value-type="string">
            <text:p>113148</text:p>
          </table:table-cell>
          <table:table-cell table:style-name="ce26" table:formula="of:=HYPERLINK(INDEX([images.$B$2:.$B$583];MATCH([.$F89];[images.$D$2:.$D$583];0));(INDEX([images.$F$2:.$F$583];MATCH([.$F89];[images.$D$2:.$D$583];0))))" office:value-type="string" office:string-value="T113148.jpg" calcext:value-type="string">
            <text:p>T113148.jp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90];2;1);[.$E90];[.$I90];[.$J90];[.$H90])" office:value-type="string" office:string-value="113218" calcext:value-type="string">
            <text:p>113218</text:p>
          </table:table-cell>
          <table:table-cell table:style-name="ce26" table:formula="of:=HYPERLINK(INDEX([images.$B$2:.$B$583];MATCH([.$F90];[images.$D$2:.$D$583];0));(INDEX([images.$F$2:.$F$583];MATCH([.$F90];[images.$D$2:.$D$583];0))))" office:value-type="string" office:string-value="T113218.jpg" calcext:value-type="string">
            <text:p>T113218.jp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91];2;1);[.$E91];[.$I91];[.$J91];[.$H91])" office:value-type="string" office:string-value="113228" calcext:value-type="string">
            <text:p>113228</text:p>
          </table:table-cell>
          <table:table-cell table:style-name="ce26" table:formula="of:=HYPERLINK(INDEX([images.$B$2:.$B$583];MATCH([.$F91];[images.$D$2:.$D$583];0));(INDEX([images.$F$2:.$F$583];MATCH([.$F91];[images.$D$2:.$D$583];0))))" office:value-type="string" office:string-value="T113228.jpg" calcext:value-type="string">
            <text:p>T113228.jp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92];2;1);[.$E92];[.$I92];[.$J92];[.$H92])" office:value-type="string" office:string-value="113238" calcext:value-type="string">
            <text:p>113238</text:p>
          </table:table-cell>
          <table:table-cell table:style-name="ce26" table:formula="of:=HYPERLINK(INDEX([images.$B$2:.$B$583];MATCH([.$F92];[images.$D$2:.$D$583];0));(INDEX([images.$F$2:.$F$583];MATCH([.$F92];[images.$D$2:.$D$583];0))))" office:value-type="string" office:string-value="T113238.jpg" calcext:value-type="string">
            <text:p>T113238.jp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93];2;1);[.$E93];[.$I93];[.$J93];[.$H93])" office:value-type="string" office:string-value="113248" calcext:value-type="string">
            <text:p>113248</text:p>
          </table:table-cell>
          <table:table-cell table:style-name="ce26" table:formula="of:=HYPERLINK(INDEX([images.$B$2:.$B$583];MATCH([.$F93];[images.$D$2:.$D$583];0));(INDEX([images.$F$2:.$F$583];MATCH([.$F93];[images.$D$2:.$D$583];0))))" office:value-type="string" office:string-value="T113248.jpg" calcext:value-type="string">
            <text:p>T113248.jp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94];2;1);[.$E94];[.$I94];[.$J94];[.$H94])" office:value-type="string" office:string-value="113318" calcext:value-type="string">
            <text:p>113318</text:p>
          </table:table-cell>
          <table:table-cell table:style-name="ce26" table:formula="of:=HYPERLINK(INDEX([images.$B$2:.$B$583];MATCH([.$F94];[images.$D$2:.$D$583];0));(INDEX([images.$F$2:.$F$583];MATCH([.$F94];[images.$D$2:.$D$583];0))))" office:value-type="string" office:string-value="T113318.jpg" calcext:value-type="string">
            <text:p>T113318.jp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95];2;1);[.$E95];[.$I95];[.$J95];[.$H95])" office:value-type="string" office:string-value="113328" calcext:value-type="string">
            <text:p>113328</text:p>
          </table:table-cell>
          <table:table-cell table:style-name="ce26" table:formula="of:=HYPERLINK(INDEX([images.$B$2:.$B$583];MATCH([.$F95];[images.$D$2:.$D$583];0));(INDEX([images.$F$2:.$F$583];MATCH([.$F95];[images.$D$2:.$D$583];0))))" office:value-type="string" office:string-value="T113328.jpg" calcext:value-type="string">
            <text:p>T113328.jp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96];2;1);[.$E96];[.$I96];[.$J96];[.$H96])" office:value-type="string" office:string-value="113338" calcext:value-type="string">
            <text:p>113338</text:p>
          </table:table-cell>
          <table:table-cell table:style-name="ce26" table:formula="of:=HYPERLINK(INDEX([images.$B$2:.$B$583];MATCH([.$F96];[images.$D$2:.$D$583];0));(INDEX([images.$F$2:.$F$583];MATCH([.$F96];[images.$D$2:.$D$583];0))))" office:value-type="string" office:string-value="T113338.jpg" calcext:value-type="string">
            <text:p>T113338.jp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97];2;1);[.$E97];[.$I97];[.$J97];[.$H97])" office:value-type="string" office:string-value="113348" calcext:value-type="string">
            <text:p>113348</text:p>
          </table:table-cell>
          <table:table-cell table:style-name="ce26" table:formula="of:=HYPERLINK(INDEX([images.$B$2:.$B$583];MATCH([.$F97];[images.$D$2:.$D$583];0));(INDEX([images.$F$2:.$F$583];MATCH([.$F97];[images.$D$2:.$D$583];0))))" office:value-type="string" office:string-value="T113348.jpg" calcext:value-type="string">
            <text:p>T113348.jp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98];2;1);[.$E98];[.$I98];[.$J98];[.$H98])" office:value-type="string" office:string-value="113119" calcext:value-type="string">
            <text:p>113119</text:p>
          </table:table-cell>
          <table:table-cell table:style-name="ce26" table:formula="of:=HYPERLINK(INDEX([images.$B$2:.$B$583];MATCH([.$F98];[images.$D$2:.$D$583];0));(INDEX([images.$F$2:.$F$583];MATCH([.$F98];[images.$D$2:.$D$583];0))))" office:value-type="string" office:string-value="T113119.jpg" calcext:value-type="string">
            <text:p>T113119.jp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99];2;1);[.$E99];[.$I99];[.$J99];[.$H99])" office:value-type="string" office:string-value="113129" calcext:value-type="string">
            <text:p>113129</text:p>
          </table:table-cell>
          <table:table-cell table:style-name="ce26" table:formula="of:=HYPERLINK(INDEX([images.$B$2:.$B$583];MATCH([.$F99];[images.$D$2:.$D$583];0));(INDEX([images.$F$2:.$F$583];MATCH([.$F99];[images.$D$2:.$D$583];0))))" office:value-type="string" office:string-value="T113129.jpg" calcext:value-type="string">
            <text:p>T113129.j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00];2;1);[.$E100];[.$I100];[.$J100];[.$H100])" office:value-type="string" office:string-value="113139" calcext:value-type="string">
            <text:p>113139</text:p>
          </table:table-cell>
          <table:table-cell table:style-name="ce26" table:formula="of:=HYPERLINK(INDEX([images.$B$2:.$B$583];MATCH([.$F100];[images.$D$2:.$D$583];0));(INDEX([images.$F$2:.$F$583];MATCH([.$F100];[images.$D$2:.$D$583];0))))" office:value-type="string" office:string-value="T113139.jpg" calcext:value-type="string">
            <text:p>T113139.j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01];2;1);[.$E101];[.$I101];[.$J101];[.$H101])" office:value-type="string" office:string-value="113149" calcext:value-type="string">
            <text:p>113149</text:p>
          </table:table-cell>
          <table:table-cell table:style-name="ce26" table:formula="of:=HYPERLINK(INDEX([images.$B$2:.$B$583];MATCH([.$F101];[images.$D$2:.$D$583];0));(INDEX([images.$F$2:.$F$583];MATCH([.$F101];[images.$D$2:.$D$583];0))))" office:value-type="string" office:string-value="T113149.jpg" calcext:value-type="string">
            <text:p>T113149.j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02];2;1);[.$E102];[.$I102];[.$J102];[.$H102])" office:value-type="string" office:string-value="113219" calcext:value-type="string">
            <text:p>113219</text:p>
          </table:table-cell>
          <table:table-cell table:style-name="ce26" table:formula="of:=HYPERLINK(INDEX([images.$B$2:.$B$583];MATCH([.$F102];[images.$D$2:.$D$583];0));(INDEX([images.$F$2:.$F$583];MATCH([.$F102];[images.$D$2:.$D$583];0))))" office:value-type="string" office:string-value="T113219.jpg" calcext:value-type="string">
            <text:p>T113219.jp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03];2;1);[.$E103];[.$I103];[.$J103];[.$H103])" office:value-type="string" office:string-value="113229" calcext:value-type="string">
            <text:p>113229</text:p>
          </table:table-cell>
          <table:table-cell table:style-name="ce26" table:formula="of:=HYPERLINK(INDEX([images.$B$2:.$B$583];MATCH([.$F103];[images.$D$2:.$D$583];0));(INDEX([images.$F$2:.$F$583];MATCH([.$F103];[images.$D$2:.$D$583];0))))" office:value-type="string" office:string-value="T113229.jpg" calcext:value-type="string">
            <text:p>T113229.jp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04];2;1);[.$E104];[.$I104];[.$J104];[.$H104])" office:value-type="string" office:string-value="113239" calcext:value-type="string">
            <text:p>113239</text:p>
          </table:table-cell>
          <table:table-cell table:style-name="ce26" table:formula="of:=HYPERLINK(INDEX([images.$B$2:.$B$583];MATCH([.$F104];[images.$D$2:.$D$583];0));(INDEX([images.$F$2:.$F$583];MATCH([.$F104];[images.$D$2:.$D$583];0))))" office:value-type="string" office:string-value="T113239.jpg" calcext:value-type="string">
            <text:p>T113239.jp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05];2;1);[.$E105];[.$I105];[.$J105];[.$H105])" office:value-type="string" office:string-value="113249" calcext:value-type="string">
            <text:p>113249</text:p>
          </table:table-cell>
          <table:table-cell table:style-name="ce26" table:formula="of:=HYPERLINK(INDEX([images.$B$2:.$B$583];MATCH([.$F105];[images.$D$2:.$D$583];0));(INDEX([images.$F$2:.$F$583];MATCH([.$F105];[images.$D$2:.$D$583];0))))" office:value-type="string" office:string-value="T113249.jpg" calcext:value-type="string">
            <text:p>T113249.jp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06];2;1);[.$E106];[.$I106];[.$J106];[.$H106])" office:value-type="string" office:string-value="113319" calcext:value-type="string">
            <text:p>113319</text:p>
          </table:table-cell>
          <table:table-cell table:style-name="ce26" table:formula="of:=HYPERLINK(INDEX([images.$B$2:.$B$583];MATCH([.$F106];[images.$D$2:.$D$583];0));(INDEX([images.$F$2:.$F$583];MATCH([.$F106];[images.$D$2:.$D$583];0))))" office:value-type="string" office:string-value="T113319.jpg" calcext:value-type="string">
            <text:p>T113319.jp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07];2;1);[.$E107];[.$I107];[.$J107];[.$H107])" office:value-type="string" office:string-value="113329" calcext:value-type="string">
            <text:p>113329</text:p>
          </table:table-cell>
          <table:table-cell table:style-name="ce26" table:formula="of:=HYPERLINK(INDEX([images.$B$2:.$B$583];MATCH([.$F107];[images.$D$2:.$D$583];0));(INDEX([images.$F$2:.$F$583];MATCH([.$F107];[images.$D$2:.$D$583];0))))" office:value-type="string" office:string-value="T113329.jpg" calcext:value-type="string">
            <text:p>T113329.jp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08];2;1);[.$E108];[.$I108];[.$J108];[.$H108])" office:value-type="string" office:string-value="113339" calcext:value-type="string">
            <text:p>113339</text:p>
          </table:table-cell>
          <table:table-cell table:style-name="ce26" table:formula="of:=HYPERLINK(INDEX([images.$B$2:.$B$583];MATCH([.$F108];[images.$D$2:.$D$583];0));(INDEX([images.$F$2:.$F$583];MATCH([.$F108];[images.$D$2:.$D$583];0))))" office:value-type="string" office:string-value="T113339.jpg" calcext:value-type="string">
            <text:p>T113339.jp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09];2;1);[.$E109];[.$I109];[.$J109];[.$H109])" office:value-type="string" office:string-value="113349" calcext:value-type="string">
            <text:p>113349</text:p>
          </table:table-cell>
          <table:table-cell table:style-name="ce26" table:formula="of:=HYPERLINK(INDEX([images.$B$2:.$B$583];MATCH([.$F109];[images.$D$2:.$D$583];0));(INDEX([images.$F$2:.$F$583];MATCH([.$F109];[images.$D$2:.$D$583];0))))" office:value-type="string" office:string-value="T113349.jpg" calcext:value-type="string">
            <text:p>T113349.jp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10];2;1);[.$E110];[.$I110];[.$J110];[.$H110])" office:value-type="string" office:string-value="1131110" calcext:value-type="string">
            <text:p>1131110</text:p>
          </table:table-cell>
          <table:table-cell table:style-name="ce26" table:formula="of:=HYPERLINK(INDEX([images.$B$2:.$B$583];MATCH([.$F110];[images.$D$2:.$D$583];0));(INDEX([images.$F$2:.$F$583];MATCH([.$F110];[images.$D$2:.$D$583];0))))" office:value-type="string" office:string-value="T1131110.jpg" calcext:value-type="string">
            <text:p>T1131110.jp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11];2;1);[.$E111];[.$I111];[.$J111];[.$H111])" office:value-type="string" office:string-value="1131210" calcext:value-type="string">
            <text:p>1131210</text:p>
          </table:table-cell>
          <table:table-cell table:style-name="ce26" table:formula="of:=HYPERLINK(INDEX([images.$B$2:.$B$583];MATCH([.$F111];[images.$D$2:.$D$583];0));(INDEX([images.$F$2:.$F$583];MATCH([.$F111];[images.$D$2:.$D$583];0))))" office:value-type="string" office:string-value="T1131210.jpg" calcext:value-type="string">
            <text:p>T1131210.jp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12];2;1);[.$E112];[.$I112];[.$J112];[.$H112])" office:value-type="string" office:string-value="1131310" calcext:value-type="string">
            <text:p>1131310</text:p>
          </table:table-cell>
          <table:table-cell table:style-name="ce26" table:formula="of:=HYPERLINK(INDEX([images.$B$2:.$B$583];MATCH([.$F112];[images.$D$2:.$D$583];0));(INDEX([images.$F$2:.$F$583];MATCH([.$F112];[images.$D$2:.$D$583];0))))" office:value-type="string" office:string-value="T1131310.jpg" calcext:value-type="string">
            <text:p>T1131310.jp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13];2;1);[.$E113];[.$I113];[.$J113];[.$H113])" office:value-type="string" office:string-value="1131410" calcext:value-type="string">
            <text:p>1131410</text:p>
          </table:table-cell>
          <table:table-cell table:style-name="ce26" table:formula="of:=HYPERLINK(INDEX([images.$B$2:.$B$583];MATCH([.$F113];[images.$D$2:.$D$583];0));(INDEX([images.$F$2:.$F$583];MATCH([.$F113];[images.$D$2:.$D$583];0))))" office:value-type="string" office:string-value="T1131410.jpg" calcext:value-type="string">
            <text:p>T1131410.jp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14];2;1);[.$E114];[.$I114];[.$J114];[.$H114])" office:value-type="string" office:string-value="1132110" calcext:value-type="string">
            <text:p>1132110</text:p>
          </table:table-cell>
          <table:table-cell table:style-name="ce26" table:formula="of:=HYPERLINK(INDEX([images.$B$2:.$B$583];MATCH([.$F114];[images.$D$2:.$D$583];0));(INDEX([images.$F$2:.$F$583];MATCH([.$F114];[images.$D$2:.$D$583];0))))" office:value-type="string" office:string-value="T1132110.jpg" calcext:value-type="string">
            <text:p>T1132110.jp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15];2;1);[.$E115];[.$I115];[.$J115];[.$H115])" office:value-type="string" office:string-value="1132210" calcext:value-type="string">
            <text:p>1132210</text:p>
          </table:table-cell>
          <table:table-cell table:style-name="ce26" table:formula="of:=HYPERLINK(INDEX([images.$B$2:.$B$583];MATCH([.$F115];[images.$D$2:.$D$583];0));(INDEX([images.$F$2:.$F$583];MATCH([.$F115];[images.$D$2:.$D$583];0))))" office:value-type="string" office:string-value="T1132210.jpg" calcext:value-type="string">
            <text:p>T1132210.jp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16];2;1);[.$E116];[.$I116];[.$J116];[.$H116])" office:value-type="string" office:string-value="1132310" calcext:value-type="string">
            <text:p>1132310</text:p>
          </table:table-cell>
          <table:table-cell table:style-name="ce26" table:formula="of:=HYPERLINK(INDEX([images.$B$2:.$B$583];MATCH([.$F116];[images.$D$2:.$D$583];0));(INDEX([images.$F$2:.$F$583];MATCH([.$F116];[images.$D$2:.$D$583];0))))" office:value-type="string" office:string-value="T1132310.jpg" calcext:value-type="string">
            <text:p>T1132310.jp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17];2;1);[.$E117];[.$I117];[.$J117];[.$H117])" office:value-type="string" office:string-value="1132410" calcext:value-type="string">
            <text:p>1132410</text:p>
          </table:table-cell>
          <table:table-cell table:style-name="ce26" table:formula="of:=HYPERLINK(INDEX([images.$B$2:.$B$583];MATCH([.$F117];[images.$D$2:.$D$583];0));(INDEX([images.$F$2:.$F$583];MATCH([.$F117];[images.$D$2:.$D$583];0))))" office:value-type="string" office:string-value="T1132410.jpg" calcext:value-type="string">
            <text:p>T1132410.jp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18];2;1);[.$E118];[.$I118];[.$J118];[.$H118])" office:value-type="string" office:string-value="1133110" calcext:value-type="string">
            <text:p>1133110</text:p>
          </table:table-cell>
          <table:table-cell table:style-name="ce26" table:formula="of:=HYPERLINK(INDEX([images.$B$2:.$B$583];MATCH([.$F118];[images.$D$2:.$D$583];0));(INDEX([images.$F$2:.$F$583];MATCH([.$F118];[images.$D$2:.$D$583];0))))" office:value-type="string" office:string-value="T1133110.jpg" calcext:value-type="string">
            <text:p>T1133110.jp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19];2;1);[.$E119];[.$I119];[.$J119];[.$H119])" office:value-type="string" office:string-value="1133210" calcext:value-type="string">
            <text:p>1133210</text:p>
          </table:table-cell>
          <table:table-cell table:style-name="ce26" table:formula="of:=HYPERLINK(INDEX([images.$B$2:.$B$583];MATCH([.$F119];[images.$D$2:.$D$583];0));(INDEX([images.$F$2:.$F$583];MATCH([.$F119];[images.$D$2:.$D$583];0))))" office:value-type="string" office:string-value="T1133210.jpg" calcext:value-type="string">
            <text:p>T1133210.jp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20];2;1);[.$E120];[.$I120];[.$J120];[.$H120])" office:value-type="string" office:string-value="1133310" calcext:value-type="string">
            <text:p>1133310</text:p>
          </table:table-cell>
          <table:table-cell table:style-name="ce26" table:formula="of:=HYPERLINK(INDEX([images.$B$2:.$B$583];MATCH([.$F120];[images.$D$2:.$D$583];0));(INDEX([images.$F$2:.$F$583];MATCH([.$F120];[images.$D$2:.$D$583];0))))" office:value-type="string" office:string-value="T1133310.jpg" calcext:value-type="string">
            <text:p>T1133310.jp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21];2;1);[.$E121];[.$I121];[.$J121];[.$H121])" office:value-type="string" office:string-value="1133410" calcext:value-type="string">
            <text:p>1133410</text:p>
          </table:table-cell>
          <table:table-cell table:style-name="ce26" table:formula="of:=HYPERLINK(INDEX([images.$B$2:.$B$583];MATCH([.$F121];[images.$D$2:.$D$583];0));(INDEX([images.$F$2:.$F$583];MATCH([.$F121];[images.$D$2:.$D$583];0))))" office:value-type="string" office:string-value="T1133410.jpg" calcext:value-type="string">
            <text:p>T1133410.jp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22];2;1);[.$E122];[.$I122];[.$J122];[.$H122])" office:value-type="string" office:string-value="213111" calcext:value-type="string">
            <text:p>213111</text:p>
          </table:table-cell>
          <table:table-cell table:style-name="ce26" table:formula="of:=HYPERLINK(INDEX([images.$B$2:.$B$583];MATCH([.$F122];[images.$D$2:.$D$583];0));(INDEX([images.$F$2:.$F$583];MATCH([.$F122];[images.$D$2:.$D$583];0))))" office:value-type="string" office:string-value="P213111.jpg" calcext:value-type="string">
            <text:p>P213111.jp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23];2;1);[.$E123];[.$I123];[.$J123];[.$H123])" office:value-type="string" office:string-value="213121" calcext:value-type="string">
            <text:p>213121</text:p>
          </table:table-cell>
          <table:table-cell table:style-name="ce26" table:formula="of:=HYPERLINK(INDEX([images.$B$2:.$B$583];MATCH([.$F123];[images.$D$2:.$D$583];0));(INDEX([images.$F$2:.$F$583];MATCH([.$F123];[images.$D$2:.$D$583];0))))" office:value-type="string" office:string-value="P213121.jpg" calcext:value-type="string">
            <text:p>P21312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23" calcext:value-type="float">
            <text:p>1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24];2;1);[.$E124];[.$I124];[.$J124];[.$H124])" office:value-type="string" office:string-value="213131" calcext:value-type="string">
            <text:p>213131</text:p>
          </table:table-cell>
          <table:table-cell table:style-name="ce26" table:formula="of:=HYPERLINK(INDEX([images.$B$2:.$B$583];MATCH([.$F124];[images.$D$2:.$D$583];0));(INDEX([images.$F$2:.$F$583];MATCH([.$F124];[images.$D$2:.$D$583];0))))" office:value-type="string" office:string-value="P213131.jpg" calcext:value-type="string">
            <text:p>P21313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24" calcext:value-type="float">
            <text:p>1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25];2;1);[.$E125];[.$I125];[.$J125];[.$H125])" office:value-type="string" office:string-value="213141" calcext:value-type="string">
            <text:p>213141</text:p>
          </table:table-cell>
          <table:table-cell table:style-name="ce26" table:formula="of:=HYPERLINK(INDEX([images.$B$2:.$B$583];MATCH([.$F125];[images.$D$2:.$D$583];0));(INDEX([images.$F$2:.$F$583];MATCH([.$F125];[images.$D$2:.$D$583];0))))" office:value-type="string" office:string-value="P213141.jpg" calcext:value-type="string">
            <text:p>P21314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25" calcext:value-type="float">
            <text:p>1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26];2;1);[.$E126];[.$I126];[.$J126];[.$H126])" office:value-type="string" office:string-value="213211" calcext:value-type="string">
            <text:p>213211</text:p>
          </table:table-cell>
          <table:table-cell table:style-name="ce26" table:formula="of:=HYPERLINK(INDEX([images.$B$2:.$B$583];MATCH([.$F126];[images.$D$2:.$D$583];0));(INDEX([images.$F$2:.$F$583];MATCH([.$F126];[images.$D$2:.$D$583];0))))" office:value-type="string" office:string-value="P213211.jpg" calcext:value-type="string">
            <text:p>P213211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26" calcext:value-type="float">
            <text:p>1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27];2;1);[.$E127];[.$I127];[.$J127];[.$H127])" office:value-type="string" office:string-value="213221" calcext:value-type="string">
            <text:p>213221</text:p>
          </table:table-cell>
          <table:table-cell table:style-name="ce26" table:formula="of:=HYPERLINK(INDEX([images.$B$2:.$B$583];MATCH([.$F127];[images.$D$2:.$D$583];0));(INDEX([images.$F$2:.$F$583];MATCH([.$F127];[images.$D$2:.$D$583];0))))" office:value-type="string" office:string-value="P213221.jpg" calcext:value-type="string">
            <text:p>P21322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27" calcext:value-type="float">
            <text:p>1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28];2;1);[.$E128];[.$I128];[.$J128];[.$H128])" office:value-type="string" office:string-value="213231" calcext:value-type="string">
            <text:p>213231</text:p>
          </table:table-cell>
          <table:table-cell table:style-name="ce26" table:formula="of:=HYPERLINK(INDEX([images.$B$2:.$B$583];MATCH([.$F128];[images.$D$2:.$D$583];0));(INDEX([images.$F$2:.$F$583];MATCH([.$F128];[images.$D$2:.$D$583];0))))" office:value-type="string" office:string-value="P213231.jpg" calcext:value-type="string">
            <text:p>P213231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29];2;1);[.$E129];[.$I129];[.$J129];[.$H129])" office:value-type="string" office:string-value="213241" calcext:value-type="string">
            <text:p>213241</text:p>
          </table:table-cell>
          <table:table-cell table:style-name="ce26" table:formula="of:=HYPERLINK(INDEX([images.$B$2:.$B$583];MATCH([.$F129];[images.$D$2:.$D$583];0));(INDEX([images.$F$2:.$F$583];MATCH([.$F129];[images.$D$2:.$D$583];0))))" office:value-type="string" office:string-value="P213241.jpg" calcext:value-type="string">
            <text:p>P213241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29" calcext:value-type="float">
            <text:p>1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30];2;1);[.$E130];[.$I130];[.$J130];[.$H130])" office:value-type="string" office:string-value="213311" calcext:value-type="string">
            <text:p>213311</text:p>
          </table:table-cell>
          <table:table-cell table:style-name="ce26" table:formula="of:=HYPERLINK(INDEX([images.$B$2:.$B$583];MATCH([.$F130];[images.$D$2:.$D$583];0));(INDEX([images.$F$2:.$F$583];MATCH([.$F130];[images.$D$2:.$D$583];0))))" office:value-type="string" office:string-value="P213311.jpg" calcext:value-type="string">
            <text:p>P213311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30" calcext:value-type="float">
            <text:p>1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31];2;1);[.$E131];[.$I131];[.$J131];[.$H131])" office:value-type="string" office:string-value="213321" calcext:value-type="string">
            <text:p>213321</text:p>
          </table:table-cell>
          <table:table-cell table:style-name="ce26" table:formula="of:=HYPERLINK(INDEX([images.$B$2:.$B$583];MATCH([.$F131];[images.$D$2:.$D$583];0));(INDEX([images.$F$2:.$F$583];MATCH([.$F131];[images.$D$2:.$D$583];0))))" office:value-type="string" office:string-value="P213321.jpg" calcext:value-type="string">
            <text:p>P213321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31" calcext:value-type="float">
            <text:p>1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32];2;1);[.$E132];[.$I132];[.$J132];[.$H132])" office:value-type="string" office:string-value="213331" calcext:value-type="string">
            <text:p>213331</text:p>
          </table:table-cell>
          <table:table-cell table:style-name="ce26" table:formula="of:=HYPERLINK(INDEX([images.$B$2:.$B$583];MATCH([.$F132];[images.$D$2:.$D$583];0));(INDEX([images.$F$2:.$F$583];MATCH([.$F132];[images.$D$2:.$D$583];0))))" office:value-type="string" office:string-value="P213331.jpg" calcext:value-type="string">
            <text:p>P21333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32" calcext:value-type="float">
            <text:p>1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33];2;1);[.$E133];[.$I133];[.$J133];[.$H133])" office:value-type="string" office:string-value="213341" calcext:value-type="string">
            <text:p>213341</text:p>
          </table:table-cell>
          <table:table-cell table:style-name="ce26" table:formula="of:=HYPERLINK(INDEX([images.$B$2:.$B$583];MATCH([.$F133];[images.$D$2:.$D$583];0));(INDEX([images.$F$2:.$F$583];MATCH([.$F133];[images.$D$2:.$D$583];0))))" office:value-type="string" office:string-value="P213341.jpg" calcext:value-type="string">
            <text:p>P213341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34];2;1);[.$E134];[.$I134];[.$J134];[.$H134])" office:value-type="string" office:string-value="213112" calcext:value-type="string">
            <text:p>213112</text:p>
          </table:table-cell>
          <table:table-cell table:style-name="ce26" table:formula="of:=HYPERLINK(INDEX([images.$B$2:.$B$583];MATCH([.$F134];[images.$D$2:.$D$583];0));(INDEX([images.$F$2:.$F$583];MATCH([.$F134];[images.$D$2:.$D$583];0))))" office:value-type="string" office:string-value="P213112.jpg" calcext:value-type="string">
            <text:p>P213112.jp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35];2;1);[.$E135];[.$I135];[.$J135];[.$H135])" office:value-type="string" office:string-value="213122" calcext:value-type="string">
            <text:p>213122</text:p>
          </table:table-cell>
          <table:table-cell table:style-name="ce26" table:formula="of:=HYPERLINK(INDEX([images.$B$2:.$B$583];MATCH([.$F135];[images.$D$2:.$D$583];0));(INDEX([images.$F$2:.$F$583];MATCH([.$F135];[images.$D$2:.$D$583];0))))" office:value-type="string" office:string-value="P213122.jpg" calcext:value-type="string">
            <text:p>P213122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36];2;1);[.$E136];[.$I136];[.$J136];[.$H136])" office:value-type="string" office:string-value="213132" calcext:value-type="string">
            <text:p>213132</text:p>
          </table:table-cell>
          <table:table-cell table:style-name="ce26" table:formula="of:=HYPERLINK(INDEX([images.$B$2:.$B$583];MATCH([.$F136];[images.$D$2:.$D$583];0));(INDEX([images.$F$2:.$F$583];MATCH([.$F136];[images.$D$2:.$D$583];0))))" office:value-type="string" office:string-value="P213132.jpg" calcext:value-type="string">
            <text:p>P213132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37];2;1);[.$E137];[.$I137];[.$J137];[.$H137])" office:value-type="string" office:string-value="213142" calcext:value-type="string">
            <text:p>213142</text:p>
          </table:table-cell>
          <table:table-cell table:style-name="ce26" table:formula="of:=HYPERLINK(INDEX([images.$B$2:.$B$583];MATCH([.$F137];[images.$D$2:.$D$583];0));(INDEX([images.$F$2:.$F$583];MATCH([.$F137];[images.$D$2:.$D$583];0))))" office:value-type="string" office:string-value="P213142.jpg" calcext:value-type="string">
            <text:p>P213142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38];2;1);[.$E138];[.$I138];[.$J138];[.$H138])" office:value-type="string" office:string-value="213212" calcext:value-type="string">
            <text:p>213212</text:p>
          </table:table-cell>
          <table:table-cell table:style-name="ce26" table:formula="of:=HYPERLINK(INDEX([images.$B$2:.$B$583];MATCH([.$F138];[images.$D$2:.$D$583];0));(INDEX([images.$F$2:.$F$583];MATCH([.$F138];[images.$D$2:.$D$583];0))))" office:value-type="string" office:string-value="P213212.jpg" calcext:value-type="string">
            <text:p>P213212.jp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39];2;1);[.$E139];[.$I139];[.$J139];[.$H139])" office:value-type="string" office:string-value="213222" calcext:value-type="string">
            <text:p>213222</text:p>
          </table:table-cell>
          <table:table-cell table:style-name="ce26" table:formula="of:=HYPERLINK(INDEX([images.$B$2:.$B$583];MATCH([.$F139];[images.$D$2:.$D$583];0));(INDEX([images.$F$2:.$F$583];MATCH([.$F139];[images.$D$2:.$D$583];0))))" office:value-type="string" office:string-value="P213222.jpg" calcext:value-type="string">
            <text:p>P213222.jpg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40];2;1);[.$E140];[.$I140];[.$J140];[.$H140])" office:value-type="string" office:string-value="213232" calcext:value-type="string">
            <text:p>213232</text:p>
          </table:table-cell>
          <table:table-cell table:style-name="ce26" table:formula="of:=HYPERLINK(INDEX([images.$B$2:.$B$583];MATCH([.$F140];[images.$D$2:.$D$583];0));(INDEX([images.$F$2:.$F$583];MATCH([.$F140];[images.$D$2:.$D$583];0))))" office:value-type="string" office:string-value="P213232.jpg" calcext:value-type="string">
            <text:p>P213232.jp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41];2;1);[.$E141];[.$I141];[.$J141];[.$H141])" office:value-type="string" office:string-value="213242" calcext:value-type="string">
            <text:p>213242</text:p>
          </table:table-cell>
          <table:table-cell table:style-name="ce26" table:formula="of:=HYPERLINK(INDEX([images.$B$2:.$B$583];MATCH([.$F141];[images.$D$2:.$D$583];0));(INDEX([images.$F$2:.$F$583];MATCH([.$F141];[images.$D$2:.$D$583];0))))" office:value-type="string" office:string-value="P213242.jpg" calcext:value-type="string">
            <text:p>P213242.jp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42];2;1);[.$E142];[.$I142];[.$J142];[.$H142])" office:value-type="string" office:string-value="213312" calcext:value-type="string">
            <text:p>213312</text:p>
          </table:table-cell>
          <table:table-cell table:style-name="ce26" table:formula="of:=HYPERLINK(INDEX([images.$B$2:.$B$583];MATCH([.$F142];[images.$D$2:.$D$583];0));(INDEX([images.$F$2:.$F$583];MATCH([.$F142];[images.$D$2:.$D$583];0))))" office:value-type="string" office:string-value="P213312.jpg" calcext:value-type="string">
            <text:p>P213312.j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43];2;1);[.$E143];[.$I143];[.$J143];[.$H143])" office:value-type="string" office:string-value="213322" calcext:value-type="string">
            <text:p>213322</text:p>
          </table:table-cell>
          <table:table-cell table:style-name="ce26" table:formula="of:=HYPERLINK(INDEX([images.$B$2:.$B$583];MATCH([.$F143];[images.$D$2:.$D$583];0));(INDEX([images.$F$2:.$F$583];MATCH([.$F143];[images.$D$2:.$D$583];0))))" office:value-type="string" office:string-value="P213322.jpg" calcext:value-type="string">
            <text:p>P213322.j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44];2;1);[.$E144];[.$I144];[.$J144];[.$H144])" office:value-type="string" office:string-value="213332" calcext:value-type="string">
            <text:p>213332</text:p>
          </table:table-cell>
          <table:table-cell table:style-name="ce26" table:formula="of:=HYPERLINK(INDEX([images.$B$2:.$B$583];MATCH([.$F144];[images.$D$2:.$D$583];0));(INDEX([images.$F$2:.$F$583];MATCH([.$F144];[images.$D$2:.$D$583];0))))" office:value-type="string" office:string-value="P213332.jpg" calcext:value-type="string">
            <text:p>P213332.jp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45];2;1);[.$E145];[.$I145];[.$J145];[.$H145])" office:value-type="string" office:string-value="213342" calcext:value-type="string">
            <text:p>213342</text:p>
          </table:table-cell>
          <table:table-cell table:style-name="ce26" table:formula="of:=HYPERLINK(INDEX([images.$B$2:.$B$583];MATCH([.$F145];[images.$D$2:.$D$583];0));(INDEX([images.$F$2:.$F$583];MATCH([.$F145];[images.$D$2:.$D$583];0))))" office:value-type="string" office:string-value="P213342.jpg" calcext:value-type="string">
            <text:p>P213342.j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46];2;1);[.$E146];[.$I146];[.$J146];[.$H146])" office:value-type="string" office:string-value="213113" calcext:value-type="string">
            <text:p>213113</text:p>
          </table:table-cell>
          <table:table-cell table:style-name="ce26" table:formula="of:=HYPERLINK(INDEX([images.$B$2:.$B$583];MATCH([.$F146];[images.$D$2:.$D$583];0));(INDEX([images.$F$2:.$F$583];MATCH([.$F146];[images.$D$2:.$D$583];0))))" office:value-type="string" office:string-value="P213113.jpg" calcext:value-type="string">
            <text:p>P213113.jp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47];2;1);[.$E147];[.$I147];[.$J147];[.$H147])" office:value-type="string" office:string-value="213123" calcext:value-type="string">
            <text:p>213123</text:p>
          </table:table-cell>
          <table:table-cell table:style-name="ce26" table:formula="of:=HYPERLINK(INDEX([images.$B$2:.$B$583];MATCH([.$F147];[images.$D$2:.$D$583];0));(INDEX([images.$F$2:.$F$583];MATCH([.$F147];[images.$D$2:.$D$583];0))))" office:value-type="string" office:string-value="P213123.jpg" calcext:value-type="string">
            <text:p>P213123.jp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48];2;1);[.$E148];[.$I148];[.$J148];[.$H148])" office:value-type="string" office:string-value="213133" calcext:value-type="string">
            <text:p>213133</text:p>
          </table:table-cell>
          <table:table-cell table:style-name="ce26" table:formula="of:=HYPERLINK(INDEX([images.$B$2:.$B$583];MATCH([.$F148];[images.$D$2:.$D$583];0));(INDEX([images.$F$2:.$F$583];MATCH([.$F148];[images.$D$2:.$D$583];0))))" office:value-type="string" office:string-value="P213133.jpg" calcext:value-type="string">
            <text:p>P213133.jp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49];2;1);[.$E149];[.$I149];[.$J149];[.$H149])" office:value-type="string" office:string-value="213143" calcext:value-type="string">
            <text:p>213143</text:p>
          </table:table-cell>
          <table:table-cell table:style-name="ce26" table:formula="of:=HYPERLINK(INDEX([images.$B$2:.$B$583];MATCH([.$F149];[images.$D$2:.$D$583];0));(INDEX([images.$F$2:.$F$583];MATCH([.$F149];[images.$D$2:.$D$583];0))))" office:value-type="string" office:string-value="P213143.jpg" calcext:value-type="string">
            <text:p>P213143.jp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50];2;1);[.$E150];[.$I150];[.$J150];[.$H150])" office:value-type="string" office:string-value="213213" calcext:value-type="string">
            <text:p>213213</text:p>
          </table:table-cell>
          <table:table-cell table:style-name="ce26" table:formula="of:=HYPERLINK(INDEX([images.$B$2:.$B$583];MATCH([.$F150];[images.$D$2:.$D$583];0));(INDEX([images.$F$2:.$F$583];MATCH([.$F150];[images.$D$2:.$D$583];0))))" office:value-type="string" office:string-value="P213213.jpg" calcext:value-type="string">
            <text:p>P213213.jp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51];2;1);[.$E151];[.$I151];[.$J151];[.$H151])" office:value-type="string" office:string-value="213223" calcext:value-type="string">
            <text:p>213223</text:p>
          </table:table-cell>
          <table:table-cell table:style-name="ce26" table:formula="of:=HYPERLINK(INDEX([images.$B$2:.$B$583];MATCH([.$F151];[images.$D$2:.$D$583];0));(INDEX([images.$F$2:.$F$583];MATCH([.$F151];[images.$D$2:.$D$583];0))))" office:value-type="string" office:string-value="P213223.jpg" calcext:value-type="string">
            <text:p>P213223.jp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52];2;1);[.$E152];[.$I152];[.$J152];[.$H152])" office:value-type="string" office:string-value="213233" calcext:value-type="string">
            <text:p>213233</text:p>
          </table:table-cell>
          <table:table-cell table:style-name="ce26" table:formula="of:=HYPERLINK(INDEX([images.$B$2:.$B$583];MATCH([.$F152];[images.$D$2:.$D$583];0));(INDEX([images.$F$2:.$F$583];MATCH([.$F152];[images.$D$2:.$D$583];0))))" office:value-type="string" office:string-value="P213233.jpg" calcext:value-type="string">
            <text:p>P213233.jp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53];2;1);[.$E153];[.$I153];[.$J153];[.$H153])" office:value-type="string" office:string-value="213243" calcext:value-type="string">
            <text:p>213243</text:p>
          </table:table-cell>
          <table:table-cell table:style-name="ce26" table:formula="of:=HYPERLINK(INDEX([images.$B$2:.$B$583];MATCH([.$F153];[images.$D$2:.$D$583];0));(INDEX([images.$F$2:.$F$583];MATCH([.$F153];[images.$D$2:.$D$583];0))))" office:value-type="string" office:string-value="P213243.jpg" calcext:value-type="string">
            <text:p>P213243.jp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54];2;1);[.$E154];[.$I154];[.$J154];[.$H154])" office:value-type="string" office:string-value="213313" calcext:value-type="string">
            <text:p>213313</text:p>
          </table:table-cell>
          <table:table-cell table:style-name="ce26" table:formula="of:=HYPERLINK(INDEX([images.$B$2:.$B$583];MATCH([.$F154];[images.$D$2:.$D$583];0));(INDEX([images.$F$2:.$F$583];MATCH([.$F154];[images.$D$2:.$D$583];0))))" office:value-type="string" office:string-value="P213313.jpg" calcext:value-type="string">
            <text:p>P213313.jp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55];2;1);[.$E155];[.$I155];[.$J155];[.$H155])" office:value-type="string" office:string-value="213323" calcext:value-type="string">
            <text:p>213323</text:p>
          </table:table-cell>
          <table:table-cell table:style-name="ce26" table:formula="of:=HYPERLINK(INDEX([images.$B$2:.$B$583];MATCH([.$F155];[images.$D$2:.$D$583];0));(INDEX([images.$F$2:.$F$583];MATCH([.$F155];[images.$D$2:.$D$583];0))))" office:value-type="string" office:string-value="P213323.jpg" calcext:value-type="string">
            <text:p>P213323.jp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56];2;1);[.$E156];[.$I156];[.$J156];[.$H156])" office:value-type="string" office:string-value="213333" calcext:value-type="string">
            <text:p>213333</text:p>
          </table:table-cell>
          <table:table-cell table:style-name="ce26" table:formula="of:=HYPERLINK(INDEX([images.$B$2:.$B$583];MATCH([.$F156];[images.$D$2:.$D$583];0));(INDEX([images.$F$2:.$F$583];MATCH([.$F156];[images.$D$2:.$D$583];0))))" office:value-type="string" office:string-value="P213333.jpg" calcext:value-type="string">
            <text:p>P213333.jpg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57];2;1);[.$E157];[.$I157];[.$J157];[.$H157])" office:value-type="string" office:string-value="213343" calcext:value-type="string">
            <text:p>213343</text:p>
          </table:table-cell>
          <table:table-cell table:style-name="ce26" table:formula="of:=HYPERLINK(INDEX([images.$B$2:.$B$583];MATCH([.$F157];[images.$D$2:.$D$583];0));(INDEX([images.$F$2:.$F$583];MATCH([.$F157];[images.$D$2:.$D$583];0))))" office:value-type="string" office:string-value="P213343.jpg" calcext:value-type="string">
            <text:p>P213343.jp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58];2;1);[.$E158];[.$I158];[.$J158];[.$H158])" office:value-type="string" office:string-value="213114" calcext:value-type="string">
            <text:p>213114</text:p>
          </table:table-cell>
          <table:table-cell table:style-name="ce26" table:formula="of:=HYPERLINK(INDEX([images.$B$2:.$B$583];MATCH([.$F158];[images.$D$2:.$D$583];0));(INDEX([images.$F$2:.$F$583];MATCH([.$F158];[images.$D$2:.$D$583];0))))" office:value-type="string" office:string-value="P213114.jpg" calcext:value-type="string">
            <text:p>P213114.jp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59];2;1);[.$E159];[.$I159];[.$J159];[.$H159])" office:value-type="string" office:string-value="213124" calcext:value-type="string">
            <text:p>213124</text:p>
          </table:table-cell>
          <table:table-cell table:style-name="ce26" table:formula="of:=HYPERLINK(INDEX([images.$B$2:.$B$583];MATCH([.$F159];[images.$D$2:.$D$583];0));(INDEX([images.$F$2:.$F$583];MATCH([.$F159];[images.$D$2:.$D$583];0))))" office:value-type="string" office:string-value="P213124.jpg" calcext:value-type="string">
            <text:p>P21312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60];2;1);[.$E160];[.$I160];[.$J160];[.$H160])" office:value-type="string" office:string-value="213134" calcext:value-type="string">
            <text:p>213134</text:p>
          </table:table-cell>
          <table:table-cell table:style-name="ce26" table:formula="of:=HYPERLINK(INDEX([images.$B$2:.$B$583];MATCH([.$F160];[images.$D$2:.$D$583];0));(INDEX([images.$F$2:.$F$583];MATCH([.$F160];[images.$D$2:.$D$583];0))))" office:value-type="string" office:string-value="P213134.jpg" calcext:value-type="string">
            <text:p>P21313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61];2;1);[.$E161];[.$I161];[.$J161];[.$H161])" office:value-type="string" office:string-value="213144" calcext:value-type="string">
            <text:p>213144</text:p>
          </table:table-cell>
          <table:table-cell table:style-name="ce26" table:formula="of:=HYPERLINK(INDEX([images.$B$2:.$B$583];MATCH([.$F161];[images.$D$2:.$D$583];0));(INDEX([images.$F$2:.$F$583];MATCH([.$F161];[images.$D$2:.$D$583];0))))" office:value-type="string" office:string-value="P213144.jpg" calcext:value-type="string">
            <text:p>P21314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62];2;1);[.$E162];[.$I162];[.$J162];[.$H162])" office:value-type="string" office:string-value="213214" calcext:value-type="string">
            <text:p>213214</text:p>
          </table:table-cell>
          <table:table-cell table:style-name="ce26" table:formula="of:=HYPERLINK(INDEX([images.$B$2:.$B$583];MATCH([.$F162];[images.$D$2:.$D$583];0));(INDEX([images.$F$2:.$F$583];MATCH([.$F162];[images.$D$2:.$D$583];0))))" office:value-type="string" office:string-value="P213214.jpg" calcext:value-type="string">
            <text:p>P21321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63];2;1);[.$E163];[.$I163];[.$J163];[.$H163])" office:value-type="string" office:string-value="213224" calcext:value-type="string">
            <text:p>213224</text:p>
          </table:table-cell>
          <table:table-cell table:style-name="ce26" table:formula="of:=HYPERLINK(INDEX([images.$B$2:.$B$583];MATCH([.$F163];[images.$D$2:.$D$583];0));(INDEX([images.$F$2:.$F$583];MATCH([.$F163];[images.$D$2:.$D$583];0))))" office:value-type="string" office:string-value="P213224.jpg" calcext:value-type="string">
            <text:p>P213224.jp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64];2;1);[.$E164];[.$I164];[.$J164];[.$H164])" office:value-type="string" office:string-value="213234" calcext:value-type="string">
            <text:p>213234</text:p>
          </table:table-cell>
          <table:table-cell table:style-name="ce26" table:formula="of:=HYPERLINK(INDEX([images.$B$2:.$B$583];MATCH([.$F164];[images.$D$2:.$D$583];0));(INDEX([images.$F$2:.$F$583];MATCH([.$F164];[images.$D$2:.$D$583];0))))" office:value-type="string" office:string-value="P213234.jpg" calcext:value-type="string">
            <text:p>P21323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65];2;1);[.$E165];[.$I165];[.$J165];[.$H165])" office:value-type="string" office:string-value="213244" calcext:value-type="string">
            <text:p>213244</text:p>
          </table:table-cell>
          <table:table-cell table:style-name="ce26" table:formula="of:=HYPERLINK(INDEX([images.$B$2:.$B$583];MATCH([.$F165];[images.$D$2:.$D$583];0));(INDEX([images.$F$2:.$F$583];MATCH([.$F165];[images.$D$2:.$D$583];0))))" office:value-type="string" office:string-value="P213244.jpg" calcext:value-type="string">
            <text:p>P2132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66];2;1);[.$E166];[.$I166];[.$J166];[.$H166])" office:value-type="string" office:string-value="213314" calcext:value-type="string">
            <text:p>213314</text:p>
          </table:table-cell>
          <table:table-cell table:style-name="ce26" table:formula="of:=HYPERLINK(INDEX([images.$B$2:.$B$583];MATCH([.$F166];[images.$D$2:.$D$583];0));(INDEX([images.$F$2:.$F$583];MATCH([.$F166];[images.$D$2:.$D$583];0))))" office:value-type="string" office:string-value="P213314.jpg" calcext:value-type="string">
            <text:p>P21331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67];2;1);[.$E167];[.$I167];[.$J167];[.$H167])" office:value-type="string" office:string-value="213324" calcext:value-type="string">
            <text:p>213324</text:p>
          </table:table-cell>
          <table:table-cell table:style-name="ce26" table:formula="of:=HYPERLINK(INDEX([images.$B$2:.$B$583];MATCH([.$F167];[images.$D$2:.$D$583];0));(INDEX([images.$F$2:.$F$583];MATCH([.$F167];[images.$D$2:.$D$583];0))))" office:value-type="string" office:string-value="P213324.jpg" calcext:value-type="string">
            <text:p>P2133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68];2;1);[.$E168];[.$I168];[.$J168];[.$H168])" office:value-type="string" office:string-value="213334" calcext:value-type="string">
            <text:p>213334</text:p>
          </table:table-cell>
          <table:table-cell table:style-name="ce26" table:formula="of:=HYPERLINK(INDEX([images.$B$2:.$B$583];MATCH([.$F168];[images.$D$2:.$D$583];0));(INDEX([images.$F$2:.$F$583];MATCH([.$F168];[images.$D$2:.$D$583];0))))" office:value-type="string" office:string-value="P213334.jpg" calcext:value-type="string">
            <text:p>P213334.jp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69];2;1);[.$E169];[.$I169];[.$J169];[.$H169])" office:value-type="string" office:string-value="213344" calcext:value-type="string">
            <text:p>213344</text:p>
          </table:table-cell>
          <table:table-cell table:style-name="ce26" table:formula="of:=HYPERLINK(INDEX([images.$B$2:.$B$583];MATCH([.$F169];[images.$D$2:.$D$583];0));(INDEX([images.$F$2:.$F$583];MATCH([.$F169];[images.$D$2:.$D$583];0))))" office:value-type="string" office:string-value="P213344.jpg" calcext:value-type="string">
            <text:p>P21334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70];2;1);[.$E170];[.$I170];[.$J170];[.$H170])" office:value-type="string" office:string-value="213115" calcext:value-type="string">
            <text:p>213115</text:p>
          </table:table-cell>
          <table:table-cell table:style-name="ce26" table:formula="of:=HYPERLINK(INDEX([images.$B$2:.$B$583];MATCH([.$F170];[images.$D$2:.$D$583];0));(INDEX([images.$F$2:.$F$583];MATCH([.$F170];[images.$D$2:.$D$583];0))))" office:value-type="string" office:string-value="P213115.jpg" calcext:value-type="string">
            <text:p>P213115.jp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71];2;1);[.$E171];[.$I171];[.$J171];[.$H171])" office:value-type="string" office:string-value="213125" calcext:value-type="string">
            <text:p>213125</text:p>
          </table:table-cell>
          <table:table-cell table:style-name="ce26" table:formula="of:=HYPERLINK(INDEX([images.$B$2:.$B$583];MATCH([.$F171];[images.$D$2:.$D$583];0));(INDEX([images.$F$2:.$F$583];MATCH([.$F171];[images.$D$2:.$D$583];0))))" office:value-type="string" office:string-value="P213125.jpg" calcext:value-type="string">
            <text:p>P213125.jp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72];2;1);[.$E172];[.$I172];[.$J172];[.$H172])" office:value-type="string" office:string-value="213135" calcext:value-type="string">
            <text:p>213135</text:p>
          </table:table-cell>
          <table:table-cell table:style-name="ce26" table:formula="of:=HYPERLINK(INDEX([images.$B$2:.$B$583];MATCH([.$F172];[images.$D$2:.$D$583];0));(INDEX([images.$F$2:.$F$583];MATCH([.$F172];[images.$D$2:.$D$583];0))))" office:value-type="string" office:string-value="P213135.jpg" calcext:value-type="string">
            <text:p>P213135.jp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73];2;1);[.$E173];[.$I173];[.$J173];[.$H173])" office:value-type="string" office:string-value="213145" calcext:value-type="string">
            <text:p>213145</text:p>
          </table:table-cell>
          <table:table-cell table:style-name="ce26" table:formula="of:=HYPERLINK(INDEX([images.$B$2:.$B$583];MATCH([.$F173];[images.$D$2:.$D$583];0));(INDEX([images.$F$2:.$F$583];MATCH([.$F173];[images.$D$2:.$D$583];0))))" office:value-type="string" office:string-value="P213145.jpg" calcext:value-type="string">
            <text:p>P213145.jp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74];2;1);[.$E174];[.$I174];[.$J174];[.$H174])" office:value-type="string" office:string-value="213215" calcext:value-type="string">
            <text:p>213215</text:p>
          </table:table-cell>
          <table:table-cell table:style-name="ce26" table:formula="of:=HYPERLINK(INDEX([images.$B$2:.$B$583];MATCH([.$F174];[images.$D$2:.$D$583];0));(INDEX([images.$F$2:.$F$583];MATCH([.$F174];[images.$D$2:.$D$583];0))))" office:value-type="string" office:string-value="P213215.jpg" calcext:value-type="string">
            <text:p>P213215.jp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75];2;1);[.$E175];[.$I175];[.$J175];[.$H175])" office:value-type="string" office:string-value="213225" calcext:value-type="string">
            <text:p>213225</text:p>
          </table:table-cell>
          <table:table-cell table:style-name="ce26" table:formula="of:=HYPERLINK(INDEX([images.$B$2:.$B$583];MATCH([.$F175];[images.$D$2:.$D$583];0));(INDEX([images.$F$2:.$F$583];MATCH([.$F175];[images.$D$2:.$D$583];0))))" office:value-type="string" office:string-value="P213225.jpg" calcext:value-type="string">
            <text:p>P213225.jp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76];2;1);[.$E176];[.$I176];[.$J176];[.$H176])" office:value-type="string" office:string-value="213235" calcext:value-type="string">
            <text:p>213235</text:p>
          </table:table-cell>
          <table:table-cell table:style-name="ce26" table:formula="of:=HYPERLINK(INDEX([images.$B$2:.$B$583];MATCH([.$F176];[images.$D$2:.$D$583];0));(INDEX([images.$F$2:.$F$583];MATCH([.$F176];[images.$D$2:.$D$583];0))))" office:value-type="string" office:string-value="P213235.jpg" calcext:value-type="string">
            <text:p>P213235.jp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77];2;1);[.$E177];[.$I177];[.$J177];[.$H177])" office:value-type="string" office:string-value="213245" calcext:value-type="string">
            <text:p>213245</text:p>
          </table:table-cell>
          <table:table-cell table:style-name="ce26" table:formula="of:=HYPERLINK(INDEX([images.$B$2:.$B$583];MATCH([.$F177];[images.$D$2:.$D$583];0));(INDEX([images.$F$2:.$F$583];MATCH([.$F177];[images.$D$2:.$D$583];0))))" office:value-type="string" office:string-value="P213245.jpg" calcext:value-type="string">
            <text:p>P213245.jp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78];2;1);[.$E178];[.$I178];[.$J178];[.$H178])" office:value-type="string" office:string-value="213315" calcext:value-type="string">
            <text:p>213315</text:p>
          </table:table-cell>
          <table:table-cell table:style-name="ce26" table:formula="of:=HYPERLINK(INDEX([images.$B$2:.$B$583];MATCH([.$F178];[images.$D$2:.$D$583];0));(INDEX([images.$F$2:.$F$583];MATCH([.$F178];[images.$D$2:.$D$583];0))))" office:value-type="string" office:string-value="P213315.jpg" calcext:value-type="string">
            <text:p>P213315.jp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79];2;1);[.$E179];[.$I179];[.$J179];[.$H179])" office:value-type="string" office:string-value="213325" calcext:value-type="string">
            <text:p>213325</text:p>
          </table:table-cell>
          <table:table-cell table:style-name="ce26" table:formula="of:=HYPERLINK(INDEX([images.$B$2:.$B$583];MATCH([.$F179];[images.$D$2:.$D$583];0));(INDEX([images.$F$2:.$F$583];MATCH([.$F179];[images.$D$2:.$D$583];0))))" office:value-type="string" office:string-value="P213325.jpg" calcext:value-type="string">
            <text:p>P213325.jp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80];2;1);[.$E180];[.$I180];[.$J180];[.$H180])" office:value-type="string" office:string-value="213335" calcext:value-type="string">
            <text:p>213335</text:p>
          </table:table-cell>
          <table:table-cell table:style-name="ce26" table:formula="of:=HYPERLINK(INDEX([images.$B$2:.$B$583];MATCH([.$F180];[images.$D$2:.$D$583];0));(INDEX([images.$F$2:.$F$583];MATCH([.$F180];[images.$D$2:.$D$583];0))))" office:value-type="string" office:string-value="P213335.jpg" calcext:value-type="string">
            <text:p>P213335.jp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81];2;1);[.$E181];[.$I181];[.$J181];[.$H181])" office:value-type="string" office:string-value="213346" calcext:value-type="string">
            <text:p>213346</text:p>
          </table:table-cell>
          <table:table-cell table:style-name="ce26" table:formula="of:=HYPERLINK(INDEX([images.$B$2:.$B$583];MATCH([.$F181];[images.$D$2:.$D$583];0));(INDEX([images.$F$2:.$F$583];MATCH([.$F181];[images.$D$2:.$D$583];0))))" office:value-type="string" office:string-value="P213346.jpg" calcext:value-type="string">
            <text:p>P213346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82];2;1);[.$E182];[.$I182];[.$J182];[.$H182])" office:value-type="string" office:string-value="213116" calcext:value-type="string">
            <text:p>213116</text:p>
          </table:table-cell>
          <table:table-cell table:style-name="ce26" table:formula="of:=HYPERLINK(INDEX([images.$B$2:.$B$583];MATCH([.$F182];[images.$D$2:.$D$583];0));(INDEX([images.$F$2:.$F$583];MATCH([.$F182];[images.$D$2:.$D$583];0))))" office:value-type="string" office:string-value="P213116.jpg" calcext:value-type="string">
            <text:p>P213116.jp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83];2;1);[.$E183];[.$I183];[.$J183];[.$H183])" office:value-type="string" office:string-value="213126" calcext:value-type="string">
            <text:p>213126</text:p>
          </table:table-cell>
          <table:table-cell table:style-name="ce26" table:formula="of:=HYPERLINK(INDEX([images.$B$2:.$B$583];MATCH([.$F183];[images.$D$2:.$D$583];0));(INDEX([images.$F$2:.$F$583];MATCH([.$F183];[images.$D$2:.$D$583];0))))" office:value-type="string" office:string-value="P213126.jpg" calcext:value-type="string">
            <text:p>P213126.jp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84];2;1);[.$E184];[.$I184];[.$J184];[.$H184])" office:value-type="string" office:string-value="213136" calcext:value-type="string">
            <text:p>213136</text:p>
          </table:table-cell>
          <table:table-cell table:style-name="ce26" table:formula="of:=HYPERLINK(INDEX([images.$B$2:.$B$583];MATCH([.$F184];[images.$D$2:.$D$583];0));(INDEX([images.$F$2:.$F$583];MATCH([.$F184];[images.$D$2:.$D$583];0))))" office:value-type="string" office:string-value="P213136.jpg" calcext:value-type="string">
            <text:p>P213136.jp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85];2;1);[.$E185];[.$I185];[.$J185];[.$H185])" office:value-type="string" office:string-value="213146" calcext:value-type="string">
            <text:p>213146</text:p>
          </table:table-cell>
          <table:table-cell table:style-name="ce26" table:formula="of:=HYPERLINK(INDEX([images.$B$2:.$B$583];MATCH([.$F185];[images.$D$2:.$D$583];0));(INDEX([images.$F$2:.$F$583];MATCH([.$F185];[images.$D$2:.$D$583];0))))" office:value-type="string" office:string-value="P213146.jpg" calcext:value-type="string">
            <text:p>P213146.jp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86];2;1);[.$E186];[.$I186];[.$J186];[.$H186])" office:value-type="string" office:string-value="213216" calcext:value-type="string">
            <text:p>213216</text:p>
          </table:table-cell>
          <table:table-cell table:style-name="ce26" table:formula="of:=HYPERLINK(INDEX([images.$B$2:.$B$583];MATCH([.$F186];[images.$D$2:.$D$583];0));(INDEX([images.$F$2:.$F$583];MATCH([.$F186];[images.$D$2:.$D$583];0))))" office:value-type="string" office:string-value="P213216.jpg" calcext:value-type="string">
            <text:p>P213216.jp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87];2;1);[.$E187];[.$I187];[.$J187];[.$H187])" office:value-type="string" office:string-value="213226" calcext:value-type="string">
            <text:p>213226</text:p>
          </table:table-cell>
          <table:table-cell table:style-name="ce26" table:formula="of:=HYPERLINK(INDEX([images.$B$2:.$B$583];MATCH([.$F187];[images.$D$2:.$D$583];0));(INDEX([images.$F$2:.$F$583];MATCH([.$F187];[images.$D$2:.$D$583];0))))" office:value-type="string" office:string-value="P213226.jpg" calcext:value-type="string">
            <text:p>P213226.jp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88];2;1);[.$E188];[.$I188];[.$J188];[.$H188])" office:value-type="string" office:string-value="213236" calcext:value-type="string">
            <text:p>213236</text:p>
          </table:table-cell>
          <table:table-cell table:style-name="ce26" table:formula="of:=HYPERLINK(INDEX([images.$B$2:.$B$583];MATCH([.$F188];[images.$D$2:.$D$583];0));(INDEX([images.$F$2:.$F$583];MATCH([.$F188];[images.$D$2:.$D$583];0))))" office:value-type="string" office:string-value="P213236.jpg" calcext:value-type="string">
            <text:p>P213236.jp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89];2;1);[.$E189];[.$I189];[.$J189];[.$H189])" office:value-type="string" office:string-value="213246" calcext:value-type="string">
            <text:p>213246</text:p>
          </table:table-cell>
          <table:table-cell table:style-name="ce26" table:formula="of:=HYPERLINK(INDEX([images.$B$2:.$B$583];MATCH([.$F189];[images.$D$2:.$D$583];0));(INDEX([images.$F$2:.$F$583];MATCH([.$F189];[images.$D$2:.$D$583];0))))" office:value-type="string" office:string-value="P213246.jpg" calcext:value-type="string">
            <text:p>P213246.jp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90];2;1);[.$E190];[.$I190];[.$J190];[.$H190])" office:value-type="string" office:string-value="213316" calcext:value-type="string">
            <text:p>213316</text:p>
          </table:table-cell>
          <table:table-cell table:style-name="ce26" table:formula="of:=HYPERLINK(INDEX([images.$B$2:.$B$583];MATCH([.$F190];[images.$D$2:.$D$583];0));(INDEX([images.$F$2:.$F$583];MATCH([.$F190];[images.$D$2:.$D$583];0))))" office:value-type="string" office:string-value="P213316.jpg" calcext:value-type="string">
            <text:p>P213316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91];2;1);[.$E191];[.$I191];[.$J191];[.$H191])" office:value-type="string" office:string-value="213326" calcext:value-type="string">
            <text:p>213326</text:p>
          </table:table-cell>
          <table:table-cell table:style-name="ce26" table:formula="of:=HYPERLINK(INDEX([images.$B$2:.$B$583];MATCH([.$F191];[images.$D$2:.$D$583];0));(INDEX([images.$F$2:.$F$583];MATCH([.$F191];[images.$D$2:.$D$583];0))))" office:value-type="string" office:string-value="P213326.jpg" calcext:value-type="string">
            <text:p>P213326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92];2;1);[.$E192];[.$I192];[.$J192];[.$H192])" office:value-type="string" office:string-value="213336" calcext:value-type="string">
            <text:p>213336</text:p>
          </table:table-cell>
          <table:table-cell table:style-name="ce26" table:formula="of:=HYPERLINK(INDEX([images.$B$2:.$B$583];MATCH([.$F192];[images.$D$2:.$D$583];0));(INDEX([images.$F$2:.$F$583];MATCH([.$F192];[images.$D$2:.$D$583];0))))" office:value-type="string" office:string-value="P213336.jpg" calcext:value-type="string">
            <text:p>P213336.jp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93];2;1);[.$E193];[.$I193];[.$J193];[.$H193])" office:value-type="string" office:string-value="213346" calcext:value-type="string">
            <text:p>213346</text:p>
          </table:table-cell>
          <table:table-cell table:style-name="ce26" table:formula="of:=HYPERLINK(INDEX([images.$B$2:.$B$583];MATCH([.$F193];[images.$D$2:.$D$583];0));(INDEX([images.$F$2:.$F$583];MATCH([.$F193];[images.$D$2:.$D$583];0))))" office:value-type="string" office:string-value="P213346.jpg" calcext:value-type="string">
            <text:p>P213346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94];2;1);[.$E194];[.$I194];[.$J194];[.$H194])" office:value-type="string" office:string-value="213117" calcext:value-type="string">
            <text:p>213117</text:p>
          </table:table-cell>
          <table:table-cell table:style-name="ce26" table:formula="of:=HYPERLINK(INDEX([images.$B$2:.$B$583];MATCH([.$F194];[images.$D$2:.$D$583];0));(INDEX([images.$F$2:.$F$583];MATCH([.$F194];[images.$D$2:.$D$583];0))))" office:value-type="string" office:string-value="P213117.jpg" calcext:value-type="string">
            <text:p>P213117.jp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95];2;1);[.$E195];[.$I195];[.$J195];[.$H195])" office:value-type="string" office:string-value="213127" calcext:value-type="string">
            <text:p>213127</text:p>
          </table:table-cell>
          <table:table-cell table:style-name="ce26" table:formula="of:=HYPERLINK(INDEX([images.$B$2:.$B$583];MATCH([.$F195];[images.$D$2:.$D$583];0));(INDEX([images.$F$2:.$F$583];MATCH([.$F195];[images.$D$2:.$D$583];0))))" office:value-type="string" office:string-value="P213127.jpg" calcext:value-type="string">
            <text:p>P213127.jp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96];2;1);[.$E196];[.$I196];[.$J196];[.$H196])" office:value-type="string" office:string-value="213137" calcext:value-type="string">
            <text:p>213137</text:p>
          </table:table-cell>
          <table:table-cell table:style-name="ce26" table:formula="of:=HYPERLINK(INDEX([images.$B$2:.$B$583];MATCH([.$F196];[images.$D$2:.$D$583];0));(INDEX([images.$F$2:.$F$583];MATCH([.$F196];[images.$D$2:.$D$583];0))))" office:value-type="string" office:string-value="P213137.jpg" calcext:value-type="string">
            <text:p>P213137.jp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97];2;1);[.$E197];[.$I197];[.$J197];[.$H197])" office:value-type="string" office:string-value="213147" calcext:value-type="string">
            <text:p>213147</text:p>
          </table:table-cell>
          <table:table-cell table:style-name="ce26" table:formula="of:=HYPERLINK(INDEX([images.$B$2:.$B$583];MATCH([.$F197];[images.$D$2:.$D$583];0));(INDEX([images.$F$2:.$F$583];MATCH([.$F197];[images.$D$2:.$D$583];0))))" office:value-type="string" office:string-value="P213147.jpg" calcext:value-type="string">
            <text:p>P213147.jp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98];2;1);[.$E198];[.$I198];[.$J198];[.$H198])" office:value-type="string" office:string-value="213217" calcext:value-type="string">
            <text:p>213217</text:p>
          </table:table-cell>
          <table:table-cell table:style-name="ce26" table:formula="of:=HYPERLINK(INDEX([images.$B$2:.$B$583];MATCH([.$F198];[images.$D$2:.$D$583];0));(INDEX([images.$F$2:.$F$583];MATCH([.$F198];[images.$D$2:.$D$583];0))))" office:value-type="string" office:string-value="P213217.jpg" calcext:value-type="string">
            <text:p>P213217.jp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199];2;1);[.$E199];[.$I199];[.$J199];[.$H199])" office:value-type="string" office:string-value="213227" calcext:value-type="string">
            <text:p>213227</text:p>
          </table:table-cell>
          <table:table-cell table:style-name="ce26" table:formula="of:=HYPERLINK(INDEX([images.$B$2:.$B$583];MATCH([.$F199];[images.$D$2:.$D$583];0));(INDEX([images.$F$2:.$F$583];MATCH([.$F199];[images.$D$2:.$D$583];0))))" office:value-type="string" office:string-value="P213227.jpg" calcext:value-type="string">
            <text:p>P213227.jp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00];2;1);[.$E200];[.$I200];[.$J200];[.$H200])" office:value-type="string" office:string-value="213237" calcext:value-type="string">
            <text:p>213237</text:p>
          </table:table-cell>
          <table:table-cell table:style-name="ce26" table:formula="of:=HYPERLINK(INDEX([images.$B$2:.$B$583];MATCH([.$F200];[images.$D$2:.$D$583];0));(INDEX([images.$F$2:.$F$583];MATCH([.$F200];[images.$D$2:.$D$583];0))))" office:value-type="string" office:string-value="P213237.jpg" calcext:value-type="string">
            <text:p>P213237.jp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01];2;1);[.$E201];[.$I201];[.$J201];[.$H201])" office:value-type="string" office:string-value="213247" calcext:value-type="string">
            <text:p>213247</text:p>
          </table:table-cell>
          <table:table-cell table:style-name="ce26" table:formula="of:=HYPERLINK(INDEX([images.$B$2:.$B$583];MATCH([.$F201];[images.$D$2:.$D$583];0));(INDEX([images.$F$2:.$F$583];MATCH([.$F201];[images.$D$2:.$D$583];0))))" office:value-type="string" office:string-value="P213247.jpg" calcext:value-type="string">
            <text:p>P213247.jp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02];2;1);[.$E202];[.$I202];[.$J202];[.$H202])" office:value-type="string" office:string-value="213317" calcext:value-type="string">
            <text:p>213317</text:p>
          </table:table-cell>
          <table:table-cell table:style-name="ce26" table:formula="of:=HYPERLINK(INDEX([images.$B$2:.$B$583];MATCH([.$F202];[images.$D$2:.$D$583];0));(INDEX([images.$F$2:.$F$583];MATCH([.$F202];[images.$D$2:.$D$583];0))))" office:value-type="string" office:string-value="P213317.jpg" calcext:value-type="string">
            <text:p>P213317.jp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03];2;1);[.$E203];[.$I203];[.$J203];[.$H203])" office:value-type="string" office:string-value="213327" calcext:value-type="string">
            <text:p>213327</text:p>
          </table:table-cell>
          <table:table-cell table:style-name="ce26" table:formula="of:=HYPERLINK(INDEX([images.$B$2:.$B$583];MATCH([.$F203];[images.$D$2:.$D$583];0));(INDEX([images.$F$2:.$F$583];MATCH([.$F203];[images.$D$2:.$D$583];0))))" office:value-type="string" office:string-value="P213327.jpg" calcext:value-type="string">
            <text:p>P213327.jp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04];2;1);[.$E204];[.$I204];[.$J204];[.$H204])" office:value-type="string" office:string-value="213337" calcext:value-type="string">
            <text:p>213337</text:p>
          </table:table-cell>
          <table:table-cell table:style-name="ce26" table:formula="of:=HYPERLINK(INDEX([images.$B$2:.$B$583];MATCH([.$F204];[images.$D$2:.$D$583];0));(INDEX([images.$F$2:.$F$583];MATCH([.$F204];[images.$D$2:.$D$583];0))))" office:value-type="string" office:string-value="P213337.jpg" calcext:value-type="string">
            <text:p>P213337.jp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05];2;1);[.$E205];[.$I205];[.$J205];[.$H205])" office:value-type="string" office:string-value="213347" calcext:value-type="string">
            <text:p>213347</text:p>
          </table:table-cell>
          <table:table-cell table:style-name="ce26" table:formula="of:=HYPERLINK(INDEX([images.$B$2:.$B$583];MATCH([.$F205];[images.$D$2:.$D$583];0));(INDEX([images.$F$2:.$F$583];MATCH([.$F205];[images.$D$2:.$D$583];0))))" office:value-type="string" office:string-value="P213347.jpg" calcext:value-type="string">
            <text:p>P213347.jp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06];2;1);[.$E206];[.$I206];[.$J206];[.$H206])" office:value-type="string" office:string-value="213118" calcext:value-type="string">
            <text:p>213118</text:p>
          </table:table-cell>
          <table:table-cell table:style-name="ce26" table:formula="of:=HYPERLINK(INDEX([images.$B$2:.$B$583];MATCH([.$F206];[images.$D$2:.$D$583];0));(INDEX([images.$F$2:.$F$583];MATCH([.$F206];[images.$D$2:.$D$583];0))))" office:value-type="string" office:string-value="P213118.jpg" calcext:value-type="string">
            <text:p>P213118.jp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07];2;1);[.$E207];[.$I207];[.$J207];[.$H207])" office:value-type="string" office:string-value="213128" calcext:value-type="string">
            <text:p>213128</text:p>
          </table:table-cell>
          <table:table-cell table:style-name="ce26" table:formula="of:=HYPERLINK(INDEX([images.$B$2:.$B$583];MATCH([.$F207];[images.$D$2:.$D$583];0));(INDEX([images.$F$2:.$F$583];MATCH([.$F207];[images.$D$2:.$D$583];0))))" office:value-type="string" office:string-value="P213128.jpg" calcext:value-type="string">
            <text:p>P213128.jp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08];2;1);[.$E208];[.$I208];[.$J208];[.$H208])" office:value-type="string" office:string-value="213138" calcext:value-type="string">
            <text:p>213138</text:p>
          </table:table-cell>
          <table:table-cell table:style-name="ce26" table:formula="of:=HYPERLINK(INDEX([images.$B$2:.$B$583];MATCH([.$F208];[images.$D$2:.$D$583];0));(INDEX([images.$F$2:.$F$583];MATCH([.$F208];[images.$D$2:.$D$583];0))))" office:value-type="string" office:string-value="P213138.jpg" calcext:value-type="string">
            <text:p>P213138.jp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09];2;1);[.$E209];[.$I209];[.$J209];[.$H209])" office:value-type="string" office:string-value="213148" calcext:value-type="string">
            <text:p>213148</text:p>
          </table:table-cell>
          <table:table-cell table:style-name="ce26" table:formula="of:=HYPERLINK(INDEX([images.$B$2:.$B$583];MATCH([.$F209];[images.$D$2:.$D$583];0));(INDEX([images.$F$2:.$F$583];MATCH([.$F209];[images.$D$2:.$D$583];0))))" office:value-type="string" office:string-value="P213148.jpg" calcext:value-type="string">
            <text:p>P213148.jp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10];2;1);[.$E210];[.$I210];[.$J210];[.$H210])" office:value-type="string" office:string-value="213218" calcext:value-type="string">
            <text:p>213218</text:p>
          </table:table-cell>
          <table:table-cell table:style-name="ce26" table:formula="of:=HYPERLINK(INDEX([images.$B$2:.$B$583];MATCH([.$F210];[images.$D$2:.$D$583];0));(INDEX([images.$F$2:.$F$583];MATCH([.$F210];[images.$D$2:.$D$583];0))))" office:value-type="string" office:string-value="P213218.jpg" calcext:value-type="string">
            <text:p>P213218.jp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11];2;1);[.$E211];[.$I211];[.$J211];[.$H211])" office:value-type="string" office:string-value="213228" calcext:value-type="string">
            <text:p>213228</text:p>
          </table:table-cell>
          <table:table-cell table:style-name="ce26" table:formula="of:=HYPERLINK(INDEX([images.$B$2:.$B$583];MATCH([.$F211];[images.$D$2:.$D$583];0));(INDEX([images.$F$2:.$F$583];MATCH([.$F211];[images.$D$2:.$D$583];0))))" office:value-type="string" office:string-value="P213228.jpg" calcext:value-type="string">
            <text:p>P213228.jp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12];2;1);[.$E212];[.$I212];[.$J212];[.$H212])" office:value-type="string" office:string-value="213238" calcext:value-type="string">
            <text:p>213238</text:p>
          </table:table-cell>
          <table:table-cell table:style-name="ce26" table:formula="of:=HYPERLINK(INDEX([images.$B$2:.$B$583];MATCH([.$F212];[images.$D$2:.$D$583];0));(INDEX([images.$F$2:.$F$583];MATCH([.$F212];[images.$D$2:.$D$583];0))))" office:value-type="string" office:string-value="P213238.jpg" calcext:value-type="string">
            <text:p>P213238.jp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13];2;1);[.$E213];[.$I213];[.$J213];[.$H213])" office:value-type="string" office:string-value="213248" calcext:value-type="string">
            <text:p>213248</text:p>
          </table:table-cell>
          <table:table-cell table:style-name="ce26" table:formula="of:=HYPERLINK(INDEX([images.$B$2:.$B$583];MATCH([.$F213];[images.$D$2:.$D$583];0));(INDEX([images.$F$2:.$F$583];MATCH([.$F213];[images.$D$2:.$D$583];0))))" office:value-type="string" office:string-value="P213248.jpg" calcext:value-type="string">
            <text:p>P213248.jp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14];2;1);[.$E214];[.$I214];[.$J214];[.$H214])" office:value-type="string" office:string-value="213318" calcext:value-type="string">
            <text:p>213318</text:p>
          </table:table-cell>
          <table:table-cell table:style-name="ce26" table:formula="of:=HYPERLINK(INDEX([images.$B$2:.$B$583];MATCH([.$F214];[images.$D$2:.$D$583];0));(INDEX([images.$F$2:.$F$583];MATCH([.$F214];[images.$D$2:.$D$583];0))))" office:value-type="string" office:string-value="P213318.jpg" calcext:value-type="string">
            <text:p>P213318.jp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15];2;1);[.$E215];[.$I215];[.$J215];[.$H215])" office:value-type="string" office:string-value="213328" calcext:value-type="string">
            <text:p>213328</text:p>
          </table:table-cell>
          <table:table-cell table:style-name="ce26" table:formula="of:=HYPERLINK(INDEX([images.$B$2:.$B$583];MATCH([.$F215];[images.$D$2:.$D$583];0));(INDEX([images.$F$2:.$F$583];MATCH([.$F215];[images.$D$2:.$D$583];0))))" office:value-type="string" office:string-value="P213328.jpg" calcext:value-type="string">
            <text:p>P213328.jp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16];2;1);[.$E216];[.$I216];[.$J216];[.$H216])" office:value-type="string" office:string-value="213338" calcext:value-type="string">
            <text:p>213338</text:p>
          </table:table-cell>
          <table:table-cell table:style-name="ce26" table:formula="of:=HYPERLINK(INDEX([images.$B$2:.$B$583];MATCH([.$F216];[images.$D$2:.$D$583];0));(INDEX([images.$F$2:.$F$583];MATCH([.$F216];[images.$D$2:.$D$583];0))))" office:value-type="string" office:string-value="P213338.jpg" calcext:value-type="string">
            <text:p>P213338.jp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17];2;1);[.$E217];[.$I217];[.$J217];[.$H217])" office:value-type="string" office:string-value="213348" calcext:value-type="string">
            <text:p>213348</text:p>
          </table:table-cell>
          <table:table-cell table:style-name="ce26" table:formula="of:=HYPERLINK(INDEX([images.$B$2:.$B$583];MATCH([.$F217];[images.$D$2:.$D$583];0));(INDEX([images.$F$2:.$F$583];MATCH([.$F217];[images.$D$2:.$D$583];0))))" office:value-type="string" office:string-value="P213348.jpg" calcext:value-type="string">
            <text:p>P213348.jp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18];2;1);[.$E218];[.$I218];[.$J218];[.$H218])" office:value-type="string" office:string-value="213119" calcext:value-type="string">
            <text:p>213119</text:p>
          </table:table-cell>
          <table:table-cell table:style-name="ce26" table:formula="of:=HYPERLINK(INDEX([images.$B$2:.$B$583];MATCH([.$F218];[images.$D$2:.$D$583];0));(INDEX([images.$F$2:.$F$583];MATCH([.$F218];[images.$D$2:.$D$583];0))))" office:value-type="string" office:string-value="P213119.jpg" calcext:value-type="string">
            <text:p>P213119.jp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19];2;1);[.$E219];[.$I219];[.$J219];[.$H219])" office:value-type="string" office:string-value="213129" calcext:value-type="string">
            <text:p>213129</text:p>
          </table:table-cell>
          <table:table-cell table:style-name="ce26" table:formula="of:=HYPERLINK(INDEX([images.$B$2:.$B$583];MATCH([.$F219];[images.$D$2:.$D$583];0));(INDEX([images.$F$2:.$F$583];MATCH([.$F219];[images.$D$2:.$D$583];0))))" office:value-type="string" office:string-value="P213129.jpg" calcext:value-type="string">
            <text:p>P213129.j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20];2;1);[.$E220];[.$I220];[.$J220];[.$H220])" office:value-type="string" office:string-value="213139" calcext:value-type="string">
            <text:p>213139</text:p>
          </table:table-cell>
          <table:table-cell table:style-name="ce26" table:formula="of:=HYPERLINK(INDEX([images.$B$2:.$B$583];MATCH([.$F220];[images.$D$2:.$D$583];0));(INDEX([images.$F$2:.$F$583];MATCH([.$F220];[images.$D$2:.$D$583];0))))" office:value-type="string" office:string-value="P213139.jpg" calcext:value-type="string">
            <text:p>P213139.j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21];2;1);[.$E221];[.$I221];[.$J221];[.$H221])" office:value-type="string" office:string-value="213149" calcext:value-type="string">
            <text:p>213149</text:p>
          </table:table-cell>
          <table:table-cell table:style-name="ce26" table:formula="of:=HYPERLINK(INDEX([images.$B$2:.$B$583];MATCH([.$F221];[images.$D$2:.$D$583];0));(INDEX([images.$F$2:.$F$583];MATCH([.$F221];[images.$D$2:.$D$583];0))))" office:value-type="string" office:string-value="P213149.jpg" calcext:value-type="string">
            <text:p>P213149.j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22];2;1);[.$E222];[.$I222];[.$J222];[.$H222])" office:value-type="string" office:string-value="213219" calcext:value-type="string">
            <text:p>213219</text:p>
          </table:table-cell>
          <table:table-cell table:style-name="ce26" table:formula="of:=HYPERLINK(INDEX([images.$B$2:.$B$583];MATCH([.$F222];[images.$D$2:.$D$583];0));(INDEX([images.$F$2:.$F$583];MATCH([.$F222];[images.$D$2:.$D$583];0))))" office:value-type="string" office:string-value="P213219.jpg" calcext:value-type="string">
            <text:p>P213219.jp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23];2;1);[.$E223];[.$I223];[.$J223];[.$H223])" office:value-type="string" office:string-value="213229" calcext:value-type="string">
            <text:p>213229</text:p>
          </table:table-cell>
          <table:table-cell table:style-name="ce26" table:formula="of:=HYPERLINK(INDEX([images.$B$2:.$B$583];MATCH([.$F223];[images.$D$2:.$D$583];0));(INDEX([images.$F$2:.$F$583];MATCH([.$F223];[images.$D$2:.$D$583];0))))" office:value-type="string" office:string-value="P213229.jpg" calcext:value-type="string">
            <text:p>P213229.jp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24];2;1);[.$E224];[.$I224];[.$J224];[.$H224])" office:value-type="string" office:string-value="213239" calcext:value-type="string">
            <text:p>213239</text:p>
          </table:table-cell>
          <table:table-cell table:style-name="ce26" table:formula="of:=HYPERLINK(INDEX([images.$B$2:.$B$583];MATCH([.$F224];[images.$D$2:.$D$583];0));(INDEX([images.$F$2:.$F$583];MATCH([.$F224];[images.$D$2:.$D$583];0))))" office:value-type="string" office:string-value="P213239.jpg" calcext:value-type="string">
            <text:p>P213239.jp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25];2;1);[.$E225];[.$I225];[.$J225];[.$H225])" office:value-type="string" office:string-value="213249" calcext:value-type="string">
            <text:p>213249</text:p>
          </table:table-cell>
          <table:table-cell table:style-name="ce26" table:formula="of:=HYPERLINK(INDEX([images.$B$2:.$B$583];MATCH([.$F225];[images.$D$2:.$D$583];0));(INDEX([images.$F$2:.$F$583];MATCH([.$F225];[images.$D$2:.$D$583];0))))" office:value-type="string" office:string-value="P213249.jpg" calcext:value-type="string">
            <text:p>P213249.jp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26];2;1);[.$E226];[.$I226];[.$J226];[.$H226])" office:value-type="string" office:string-value="213319" calcext:value-type="string">
            <text:p>213319</text:p>
          </table:table-cell>
          <table:table-cell table:style-name="ce26" table:formula="of:=HYPERLINK(INDEX([images.$B$2:.$B$583];MATCH([.$F226];[images.$D$2:.$D$583];0));(INDEX([images.$F$2:.$F$583];MATCH([.$F226];[images.$D$2:.$D$583];0))))" office:value-type="string" office:string-value="P213319.jpg" calcext:value-type="string">
            <text:p>P213319.jp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27];2;1);[.$E227];[.$I227];[.$J227];[.$H227])" office:value-type="string" office:string-value="213329" calcext:value-type="string">
            <text:p>213329</text:p>
          </table:table-cell>
          <table:table-cell table:style-name="ce26" table:formula="of:=HYPERLINK(INDEX([images.$B$2:.$B$583];MATCH([.$F227];[images.$D$2:.$D$583];0));(INDEX([images.$F$2:.$F$583];MATCH([.$F227];[images.$D$2:.$D$583];0))))" office:value-type="string" office:string-value="P213329.jpg" calcext:value-type="string">
            <text:p>P213329.jp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28];2;1);[.$E228];[.$I228];[.$J228];[.$H228])" office:value-type="string" office:string-value="213339" calcext:value-type="string">
            <text:p>213339</text:p>
          </table:table-cell>
          <table:table-cell table:style-name="ce26" table:formula="of:=HYPERLINK(INDEX([images.$B$2:.$B$583];MATCH([.$F228];[images.$D$2:.$D$583];0));(INDEX([images.$F$2:.$F$583];MATCH([.$F228];[images.$D$2:.$D$583];0))))" office:value-type="string" office:string-value="P213339.jpg" calcext:value-type="string">
            <text:p>P213339.jp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29];2;1);[.$E229];[.$I229];[.$J229];[.$H229])" office:value-type="string" office:string-value="213349" calcext:value-type="string">
            <text:p>213349</text:p>
          </table:table-cell>
          <table:table-cell table:style-name="ce26" table:formula="of:=HYPERLINK(INDEX([images.$B$2:.$B$583];MATCH([.$F229];[images.$D$2:.$D$583];0));(INDEX([images.$F$2:.$F$583];MATCH([.$F229];[images.$D$2:.$D$583];0))))" office:value-type="string" office:string-value="P213349.jpg" calcext:value-type="string">
            <text:p>P213349.jp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30];2;1);[.$E230];[.$I230];[.$J230];[.$H230])" office:value-type="string" office:string-value="2131110" calcext:value-type="string">
            <text:p>2131110</text:p>
          </table:table-cell>
          <table:table-cell table:style-name="ce26" table:formula="of:=HYPERLINK(INDEX([images.$B$2:.$B$583];MATCH([.$F230];[images.$D$2:.$D$583];0));(INDEX([images.$F$2:.$F$583];MATCH([.$F230];[images.$D$2:.$D$583];0))))" office:value-type="string" office:string-value="P2131110.jpg" calcext:value-type="string">
            <text:p>P2131110.jp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31];2;1);[.$E231];[.$I231];[.$J231];[.$H231])" office:value-type="string" office:string-value="2131210" calcext:value-type="string">
            <text:p>2131210</text:p>
          </table:table-cell>
          <table:table-cell table:style-name="ce26" table:formula="of:=HYPERLINK(INDEX([images.$B$2:.$B$583];MATCH([.$F231];[images.$D$2:.$D$583];0));(INDEX([images.$F$2:.$F$583];MATCH([.$F231];[images.$D$2:.$D$583];0))))" office:value-type="string" office:string-value="P2131210.jpg" calcext:value-type="string">
            <text:p>P2131210.jp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32];2;1);[.$E232];[.$I232];[.$J232];[.$H232])" office:value-type="string" office:string-value="2131310" calcext:value-type="string">
            <text:p>2131310</text:p>
          </table:table-cell>
          <table:table-cell table:style-name="ce26" table:formula="of:=HYPERLINK(INDEX([images.$B$2:.$B$583];MATCH([.$F232];[images.$D$2:.$D$583];0));(INDEX([images.$F$2:.$F$583];MATCH([.$F232];[images.$D$2:.$D$583];0))))" office:value-type="string" office:string-value="P2131310.jpg" calcext:value-type="string">
            <text:p>P2131310.jp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33];2;1);[.$E233];[.$I233];[.$J233];[.$H233])" office:value-type="string" office:string-value="2131410" calcext:value-type="string">
            <text:p>2131410</text:p>
          </table:table-cell>
          <table:table-cell table:style-name="ce26" table:formula="of:=HYPERLINK(INDEX([images.$B$2:.$B$583];MATCH([.$F233];[images.$D$2:.$D$583];0));(INDEX([images.$F$2:.$F$583];MATCH([.$F233];[images.$D$2:.$D$583];0))))" office:value-type="string" office:string-value="P2131410.jpg" calcext:value-type="string">
            <text:p>P2131410.jp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34];2;1);[.$E234];[.$I234];[.$J234];[.$H234])" office:value-type="string" office:string-value="2132110" calcext:value-type="string">
            <text:p>2132110</text:p>
          </table:table-cell>
          <table:table-cell table:style-name="ce26" table:formula="of:=HYPERLINK(INDEX([images.$B$2:.$B$583];MATCH([.$F234];[images.$D$2:.$D$583];0));(INDEX([images.$F$2:.$F$583];MATCH([.$F234];[images.$D$2:.$D$583];0))))" office:value-type="string" office:string-value="P2132110.jpg" calcext:value-type="string">
            <text:p>P2132110.jp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35];2;1);[.$E235];[.$I235];[.$J235];[.$H235])" office:value-type="string" office:string-value="2132210" calcext:value-type="string">
            <text:p>2132210</text:p>
          </table:table-cell>
          <table:table-cell table:style-name="ce26" table:formula="of:=HYPERLINK(INDEX([images.$B$2:.$B$583];MATCH([.$F235];[images.$D$2:.$D$583];0));(INDEX([images.$F$2:.$F$583];MATCH([.$F235];[images.$D$2:.$D$583];0))))" office:value-type="string" office:string-value="P2132210.jpg" calcext:value-type="string">
            <text:p>P2132210.jp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36];2;1);[.$E236];[.$I236];[.$J236];[.$H236])" office:value-type="string" office:string-value="2132310" calcext:value-type="string">
            <text:p>2132310</text:p>
          </table:table-cell>
          <table:table-cell table:style-name="ce26" table:formula="of:=HYPERLINK(INDEX([images.$B$2:.$B$583];MATCH([.$F236];[images.$D$2:.$D$583];0));(INDEX([images.$F$2:.$F$583];MATCH([.$F236];[images.$D$2:.$D$583];0))))" office:value-type="string" office:string-value="P2132310.jpg" calcext:value-type="string">
            <text:p>P2132310.jp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37];2;1);[.$E237];[.$I237];[.$J237];[.$H237])" office:value-type="string" office:string-value="2132410" calcext:value-type="string">
            <text:p>2132410</text:p>
          </table:table-cell>
          <table:table-cell table:style-name="ce26" table:formula="of:=HYPERLINK(INDEX([images.$B$2:.$B$583];MATCH([.$F237];[images.$D$2:.$D$583];0));(INDEX([images.$F$2:.$F$583];MATCH([.$F237];[images.$D$2:.$D$583];0))))" office:value-type="string" office:string-value="P2132410.jpg" calcext:value-type="string">
            <text:p>P2132410.jp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38];2;1);[.$E238];[.$I238];[.$J238];[.$H238])" office:value-type="string" office:string-value="2133110" calcext:value-type="string">
            <text:p>2133110</text:p>
          </table:table-cell>
          <table:table-cell table:style-name="ce26" table:formula="of:=HYPERLINK(INDEX([images.$B$2:.$B$583];MATCH([.$F238];[images.$D$2:.$D$583];0));(INDEX([images.$F$2:.$F$583];MATCH([.$F238];[images.$D$2:.$D$583];0))))" office:value-type="string" office:string-value="P2133110.jpg" calcext:value-type="string">
            <text:p>P2133110.jp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39];2;1);[.$E239];[.$I239];[.$J239];[.$H239])" office:value-type="string" office:string-value="2133210" calcext:value-type="string">
            <text:p>2133210</text:p>
          </table:table-cell>
          <table:table-cell table:style-name="ce26" table:formula="of:=HYPERLINK(INDEX([images.$B$2:.$B$583];MATCH([.$F239];[images.$D$2:.$D$583];0));(INDEX([images.$F$2:.$F$583];MATCH([.$F239];[images.$D$2:.$D$583];0))))" office:value-type="string" office:string-value="P2133210.jpg" calcext:value-type="string">
            <text:p>P2133210.jp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40];2;1);[.$E240];[.$I240];[.$J240];[.$H240])" office:value-type="string" office:string-value="2133310" calcext:value-type="string">
            <text:p>2133310</text:p>
          </table:table-cell>
          <table:table-cell table:style-name="ce26" table:formula="of:=HYPERLINK(INDEX([images.$B$2:.$B$583];MATCH([.$F240];[images.$D$2:.$D$583];0));(INDEX([images.$F$2:.$F$583];MATCH([.$F240];[images.$D$2:.$D$583];0))))" office:value-type="string" office:string-value="P2133310.jpg" calcext:value-type="string">
            <text:p>P2133310.jp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41];2;1);[.$E241];[.$I241];[.$J241];[.$H241])" office:value-type="string" office:string-value="2133410" calcext:value-type="string">
            <text:p>2133410</text:p>
          </table:table-cell>
          <table:table-cell table:style-name="ce26" table:formula="of:=HYPERLINK(INDEX([images.$B$2:.$B$583];MATCH([.$F241];[images.$D$2:.$D$583];0));(INDEX([images.$F$2:.$F$583];MATCH([.$F241];[images.$D$2:.$D$583];0))))" office:value-type="string" office:string-value="P2133410.jpg" calcext:value-type="string">
            <text:p>P2133410.jp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42];2;1);[.$E242];[.$I242];[.$J242];[.$H242])" office:value-type="string" office:string-value="313111" calcext:value-type="string">
            <text:p>313111</text:p>
          </table:table-cell>
          <table:table-cell table:style-name="ce26" table:formula="of:=HYPERLINK(INDEX([images.$B$2:.$B$583];MATCH([.$F242];[images.$D$2:.$D$583];0));(INDEX([images.$F$2:.$F$583];MATCH([.$F242];[images.$D$2:.$D$583];0))))" office:value-type="string" office:string-value="M313111.jpg" calcext:value-type="string">
            <text:p>M313111.jp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2" calcext:value-type="float">
            <text:p>2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43];2;1);[.$E243];[.$I243];[.$J243];[.$H243])" office:value-type="string" office:string-value="313121" calcext:value-type="string">
            <text:p>313121</text:p>
          </table:table-cell>
          <table:table-cell table:style-name="ce26" table:formula="of:=HYPERLINK(INDEX([images.$B$2:.$B$583];MATCH([.$F243];[images.$D$2:.$D$583];0));(INDEX([images.$F$2:.$F$583];MATCH([.$F243];[images.$D$2:.$D$583];0))))" office:value-type="string" office:string-value="M313121.jpg" calcext:value-type="string">
            <text:p>M31312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43" calcext:value-type="float">
            <text:p>2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44];2;1);[.$E244];[.$I244];[.$J244];[.$H244])" office:value-type="string" office:string-value="313131" calcext:value-type="string">
            <text:p>313131</text:p>
          </table:table-cell>
          <table:table-cell table:style-name="ce26" table:formula="of:=HYPERLINK(INDEX([images.$B$2:.$B$583];MATCH([.$F244];[images.$D$2:.$D$583];0));(INDEX([images.$F$2:.$F$583];MATCH([.$F244];[images.$D$2:.$D$583];0))))" office:value-type="string" office:string-value="M313131.jpg" calcext:value-type="string">
            <text:p>M31313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44" calcext:value-type="float">
            <text:p>2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45];2;1);[.$E245];[.$I245];[.$J245];[.$H245])" office:value-type="string" office:string-value="313141" calcext:value-type="string">
            <text:p>313141</text:p>
          </table:table-cell>
          <table:table-cell table:style-name="ce26" table:formula="of:=HYPERLINK(INDEX([images.$B$2:.$B$583];MATCH([.$F245];[images.$D$2:.$D$583];0));(INDEX([images.$F$2:.$F$583];MATCH([.$F245];[images.$D$2:.$D$583];0))))" office:value-type="string" office:string-value="M313141.jpg" calcext:value-type="string">
            <text:p>M31314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45" calcext:value-type="float">
            <text:p>2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46];2;1);[.$E246];[.$I246];[.$J246];[.$H246])" office:value-type="string" office:string-value="313211" calcext:value-type="string">
            <text:p>313211</text:p>
          </table:table-cell>
          <table:table-cell table:style-name="ce26" table:formula="of:=HYPERLINK(INDEX([images.$B$2:.$B$583];MATCH([.$F246];[images.$D$2:.$D$583];0));(INDEX([images.$F$2:.$F$583];MATCH([.$F246];[images.$D$2:.$D$583];0))))" office:value-type="string" office:string-value="M313211.jpg" calcext:value-type="string">
            <text:p>M313211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6" calcext:value-type="float">
            <text:p>2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47];2;1);[.$E247];[.$I247];[.$J247];[.$H247])" office:value-type="string" office:string-value="313221" calcext:value-type="string">
            <text:p>313221</text:p>
          </table:table-cell>
          <table:table-cell table:style-name="ce26" table:formula="of:=HYPERLINK(INDEX([images.$B$2:.$B$583];MATCH([.$F247];[images.$D$2:.$D$583];0));(INDEX([images.$F$2:.$F$583];MATCH([.$F247];[images.$D$2:.$D$583];0))))" office:value-type="string" office:string-value="M313221.jpg" calcext:value-type="string">
            <text:p>M31322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47" calcext:value-type="float">
            <text:p>2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48];2;1);[.$E248];[.$I248];[.$J248];[.$H248])" office:value-type="string" office:string-value="313231" calcext:value-type="string">
            <text:p>313231</text:p>
          </table:table-cell>
          <table:table-cell table:style-name="ce26" table:formula="of:=HYPERLINK(INDEX([images.$B$2:.$B$583];MATCH([.$F248];[images.$D$2:.$D$583];0));(INDEX([images.$F$2:.$F$583];MATCH([.$F248];[images.$D$2:.$D$583];0))))" office:value-type="string" office:string-value="M313231.jpg" calcext:value-type="string">
            <text:p>M313231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48" calcext:value-type="float">
            <text:p>2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49];2;1);[.$E249];[.$I249];[.$J249];[.$H249])" office:value-type="string" office:string-value="313241" calcext:value-type="string">
            <text:p>313241</text:p>
          </table:table-cell>
          <table:table-cell table:style-name="ce26" table:formula="of:=HYPERLINK(INDEX([images.$B$2:.$B$583];MATCH([.$F249];[images.$D$2:.$D$583];0));(INDEX([images.$F$2:.$F$583];MATCH([.$F249];[images.$D$2:.$D$583];0))))" office:value-type="string" office:string-value="M313241.jpg" calcext:value-type="string">
            <text:p>M313241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49" calcext:value-type="float">
            <text:p>2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50];2;1);[.$E250];[.$I250];[.$J250];[.$H250])" office:value-type="string" office:string-value="313311" calcext:value-type="string">
            <text:p>313311</text:p>
          </table:table-cell>
          <table:table-cell table:style-name="ce26" table:formula="of:=HYPERLINK(INDEX([images.$B$2:.$B$583];MATCH([.$F250];[images.$D$2:.$D$583];0));(INDEX([images.$F$2:.$F$583];MATCH([.$F250];[images.$D$2:.$D$583];0))))" office:value-type="string" office:string-value="M313311.jpg" calcext:value-type="string">
            <text:p>M313311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51];2;1);[.$E251];[.$I251];[.$J251];[.$H251])" office:value-type="string" office:string-value="313321" calcext:value-type="string">
            <text:p>313321</text:p>
          </table:table-cell>
          <table:table-cell table:style-name="ce26" table:formula="of:=HYPERLINK(INDEX([images.$B$2:.$B$583];MATCH([.$F251];[images.$D$2:.$D$583];0));(INDEX([images.$F$2:.$F$583];MATCH([.$F251];[images.$D$2:.$D$583];0))))" office:value-type="string" office:string-value="M313321.jpg" calcext:value-type="string">
            <text:p>M313321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51" calcext:value-type="float">
            <text:p>25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52];2;1);[.$E252];[.$I252];[.$J252];[.$H252])" office:value-type="string" office:string-value="313331" calcext:value-type="string">
            <text:p>313331</text:p>
          </table:table-cell>
          <table:table-cell table:style-name="ce26" table:formula="of:=HYPERLINK(INDEX([images.$B$2:.$B$583];MATCH([.$F252];[images.$D$2:.$D$583];0));(INDEX([images.$F$2:.$F$583];MATCH([.$F252];[images.$D$2:.$D$583];0))))" office:value-type="string" office:string-value="M313331.jpg" calcext:value-type="string">
            <text:p>M31333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52" calcext:value-type="float">
            <text:p>25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53];2;1);[.$E253];[.$I253];[.$J253];[.$H253])" office:value-type="string" office:string-value="313341" calcext:value-type="string">
            <text:p>313341</text:p>
          </table:table-cell>
          <table:table-cell table:style-name="ce26" table:formula="of:=HYPERLINK(INDEX([images.$B$2:.$B$583];MATCH([.$F253];[images.$D$2:.$D$583];0));(INDEX([images.$F$2:.$F$583];MATCH([.$F253];[images.$D$2:.$D$583];0))))" office:value-type="string" office:string-value="M313341.jpg" calcext:value-type="string">
            <text:p>M313341.jp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54];2;1);[.$E254];[.$I254];[.$J254];[.$H254])" office:value-type="string" office:string-value="313112" calcext:value-type="string">
            <text:p>313112</text:p>
          </table:table-cell>
          <table:table-cell table:style-name="ce26" table:formula="of:=HYPERLINK(INDEX([images.$B$2:.$B$583];MATCH([.$F254];[images.$D$2:.$D$583];0));(INDEX([images.$F$2:.$F$583];MATCH([.$F254];[images.$D$2:.$D$583];0))))" office:value-type="string" office:string-value="M313112.jpg" calcext:value-type="string">
            <text:p>M313112.jp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55];2;1);[.$E255];[.$I255];[.$J255];[.$H255])" office:value-type="string" office:string-value="313122" calcext:value-type="string">
            <text:p>313122</text:p>
          </table:table-cell>
          <table:table-cell table:style-name="ce26" table:formula="of:=HYPERLINK(INDEX([images.$B$2:.$B$583];MATCH([.$F255];[images.$D$2:.$D$583];0));(INDEX([images.$F$2:.$F$583];MATCH([.$F255];[images.$D$2:.$D$583];0))))" office:value-type="string" office:string-value="M313122.jpg" calcext:value-type="string">
            <text:p>M313122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56];2;1);[.$E256];[.$I256];[.$J256];[.$H256])" office:value-type="string" office:string-value="313132" calcext:value-type="string">
            <text:p>313132</text:p>
          </table:table-cell>
          <table:table-cell table:style-name="ce26" table:formula="of:=HYPERLINK(INDEX([images.$B$2:.$B$583];MATCH([.$F256];[images.$D$2:.$D$583];0));(INDEX([images.$F$2:.$F$583];MATCH([.$F256];[images.$D$2:.$D$583];0))))" office:value-type="string" office:string-value="M313132.jpg" calcext:value-type="string">
            <text:p>M313132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57];2;1);[.$E257];[.$I257];[.$J257];[.$H257])" office:value-type="string" office:string-value="313142" calcext:value-type="string">
            <text:p>313142</text:p>
          </table:table-cell>
          <table:table-cell table:style-name="ce26" table:formula="of:=HYPERLINK(INDEX([images.$B$2:.$B$583];MATCH([.$F257];[images.$D$2:.$D$583];0));(INDEX([images.$F$2:.$F$583];MATCH([.$F257];[images.$D$2:.$D$583];0))))" office:value-type="string" office:string-value="M313142.jpg" calcext:value-type="string">
            <text:p>M313142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58];2;1);[.$E258];[.$I258];[.$J258];[.$H258])" office:value-type="string" office:string-value="313212" calcext:value-type="string">
            <text:p>313212</text:p>
          </table:table-cell>
          <table:table-cell table:style-name="ce26" table:formula="of:=HYPERLINK(INDEX([images.$B$2:.$B$583];MATCH([.$F258];[images.$D$2:.$D$583];0));(INDEX([images.$F$2:.$F$583];MATCH([.$F258];[images.$D$2:.$D$583];0))))" office:value-type="string" office:string-value="M313212.jpg" calcext:value-type="string">
            <text:p>M313212.jp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59];2;1);[.$E259];[.$I259];[.$J259];[.$H259])" office:value-type="string" office:string-value="313222" calcext:value-type="string">
            <text:p>313222</text:p>
          </table:table-cell>
          <table:table-cell table:style-name="ce26" table:formula="of:=HYPERLINK(INDEX([images.$B$2:.$B$583];MATCH([.$F259];[images.$D$2:.$D$583];0));(INDEX([images.$F$2:.$F$583];MATCH([.$F259];[images.$D$2:.$D$583];0))))" office:value-type="string" office:string-value="M313222.jpg" calcext:value-type="string">
            <text:p>M313222.jpg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60];2;1);[.$E260];[.$I260];[.$J260];[.$H260])" office:value-type="string" office:string-value="313232" calcext:value-type="string">
            <text:p>313232</text:p>
          </table:table-cell>
          <table:table-cell table:style-name="ce26" table:formula="of:=HYPERLINK(INDEX([images.$B$2:.$B$583];MATCH([.$F260];[images.$D$2:.$D$583];0));(INDEX([images.$F$2:.$F$583];MATCH([.$F260];[images.$D$2:.$D$583];0))))" office:value-type="string" office:string-value="M313232.jpg" calcext:value-type="string">
            <text:p>M313232.jp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61];2;1);[.$E261];[.$I261];[.$J261];[.$H261])" office:value-type="string" office:string-value="313242" calcext:value-type="string">
            <text:p>313242</text:p>
          </table:table-cell>
          <table:table-cell table:style-name="ce26" table:formula="of:=HYPERLINK(INDEX([images.$B$2:.$B$583];MATCH([.$F261];[images.$D$2:.$D$583];0));(INDEX([images.$F$2:.$F$583];MATCH([.$F261];[images.$D$2:.$D$583];0))))" office:value-type="string" office:string-value="M313242.jpg" calcext:value-type="string">
            <text:p>M313242.jp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62];2;1);[.$E262];[.$I262];[.$J262];[.$H262])" office:value-type="string" office:string-value="313312" calcext:value-type="string">
            <text:p>313312</text:p>
          </table:table-cell>
          <table:table-cell table:style-name="ce26" table:formula="of:=HYPERLINK(INDEX([images.$B$2:.$B$583];MATCH([.$F262];[images.$D$2:.$D$583];0));(INDEX([images.$F$2:.$F$583];MATCH([.$F262];[images.$D$2:.$D$583];0))))" office:value-type="string" office:string-value="M313312.jpg" calcext:value-type="string">
            <text:p>M313312.j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63];2;1);[.$E263];[.$I263];[.$J263];[.$H263])" office:value-type="string" office:string-value="313322" calcext:value-type="string">
            <text:p>313322</text:p>
          </table:table-cell>
          <table:table-cell table:style-name="ce26" table:formula="of:=HYPERLINK(INDEX([images.$B$2:.$B$583];MATCH([.$F263];[images.$D$2:.$D$583];0));(INDEX([images.$F$2:.$F$583];MATCH([.$F263];[images.$D$2:.$D$583];0))))" office:value-type="string" office:string-value="M313322.jpg" calcext:value-type="string">
            <text:p>M313322.j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64];2;1);[.$E264];[.$I264];[.$J264];[.$H264])" office:value-type="string" office:string-value="313332" calcext:value-type="string">
            <text:p>313332</text:p>
          </table:table-cell>
          <table:table-cell table:style-name="ce26" table:formula="of:=HYPERLINK(INDEX([images.$B$2:.$B$583];MATCH([.$F264];[images.$D$2:.$D$583];0));(INDEX([images.$F$2:.$F$583];MATCH([.$F264];[images.$D$2:.$D$583];0))))" office:value-type="string" office:string-value="M313332.jpg" calcext:value-type="string">
            <text:p>M313332.jp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65];2;1);[.$E265];[.$I265];[.$J265];[.$H265])" office:value-type="string" office:string-value="313342" calcext:value-type="string">
            <text:p>313342</text:p>
          </table:table-cell>
          <table:table-cell table:style-name="ce26" table:formula="of:=HYPERLINK(INDEX([images.$B$2:.$B$583];MATCH([.$F265];[images.$D$2:.$D$583];0));(INDEX([images.$F$2:.$F$583];MATCH([.$F265];[images.$D$2:.$D$583];0))))" office:value-type="string" office:string-value="M313342.jpg" calcext:value-type="string">
            <text:p>M313342.j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66];2;1);[.$E266];[.$I266];[.$J266];[.$H266])" office:value-type="string" office:string-value="313113" calcext:value-type="string">
            <text:p>313113</text:p>
          </table:table-cell>
          <table:table-cell table:style-name="ce26" table:formula="of:=HYPERLINK(INDEX([images.$B$2:.$B$583];MATCH([.$F266];[images.$D$2:.$D$583];0));(INDEX([images.$F$2:.$F$583];MATCH([.$F266];[images.$D$2:.$D$583];0))))" office:value-type="string" office:string-value="M313113.jpg" calcext:value-type="string">
            <text:p>M313113.jp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67];2;1);[.$E267];[.$I267];[.$J267];[.$H267])" office:value-type="string" office:string-value="313123" calcext:value-type="string">
            <text:p>313123</text:p>
          </table:table-cell>
          <table:table-cell table:style-name="ce26" table:formula="of:=HYPERLINK(INDEX([images.$B$2:.$B$583];MATCH([.$F267];[images.$D$2:.$D$583];0));(INDEX([images.$F$2:.$F$583];MATCH([.$F267];[images.$D$2:.$D$583];0))))" office:value-type="string" office:string-value="M313123.jpg" calcext:value-type="string">
            <text:p>M313123.jp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68];2;1);[.$E268];[.$I268];[.$J268];[.$H268])" office:value-type="string" office:string-value="313133" calcext:value-type="string">
            <text:p>313133</text:p>
          </table:table-cell>
          <table:table-cell table:style-name="ce26" table:formula="of:=HYPERLINK(INDEX([images.$B$2:.$B$583];MATCH([.$F268];[images.$D$2:.$D$583];0));(INDEX([images.$F$2:.$F$583];MATCH([.$F268];[images.$D$2:.$D$583];0))))" office:value-type="string" office:string-value="M313133.jpg" calcext:value-type="string">
            <text:p>M313133.jp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69];2;1);[.$E269];[.$I269];[.$J269];[.$H269])" office:value-type="string" office:string-value="313143" calcext:value-type="string">
            <text:p>313143</text:p>
          </table:table-cell>
          <table:table-cell table:style-name="ce26" table:formula="of:=HYPERLINK(INDEX([images.$B$2:.$B$583];MATCH([.$F269];[images.$D$2:.$D$583];0));(INDEX([images.$F$2:.$F$583];MATCH([.$F269];[images.$D$2:.$D$583];0))))" office:value-type="string" office:string-value="M313143.jpg" calcext:value-type="string">
            <text:p>M313143.jp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70];2;1);[.$E270];[.$I270];[.$J270];[.$H270])" office:value-type="string" office:string-value="313213" calcext:value-type="string">
            <text:p>313213</text:p>
          </table:table-cell>
          <table:table-cell table:style-name="ce26" table:formula="of:=HYPERLINK(INDEX([images.$B$2:.$B$583];MATCH([.$F270];[images.$D$2:.$D$583];0));(INDEX([images.$F$2:.$F$583];MATCH([.$F270];[images.$D$2:.$D$583];0))))" office:value-type="string" office:string-value="M313213.jpg" calcext:value-type="string">
            <text:p>M313213.jp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71];2;1);[.$E271];[.$I271];[.$J271];[.$H271])" office:value-type="string" office:string-value="313223" calcext:value-type="string">
            <text:p>313223</text:p>
          </table:table-cell>
          <table:table-cell table:style-name="ce26" table:formula="of:=HYPERLINK(INDEX([images.$B$2:.$B$583];MATCH([.$F271];[images.$D$2:.$D$583];0));(INDEX([images.$F$2:.$F$583];MATCH([.$F271];[images.$D$2:.$D$583];0))))" office:value-type="string" office:string-value="M313223.jpg" calcext:value-type="string">
            <text:p>M313223.jp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72];2;1);[.$E272];[.$I272];[.$J272];[.$H272])" office:value-type="string" office:string-value="313233" calcext:value-type="string">
            <text:p>313233</text:p>
          </table:table-cell>
          <table:table-cell table:style-name="ce26" table:formula="of:=HYPERLINK(INDEX([images.$B$2:.$B$583];MATCH([.$F272];[images.$D$2:.$D$583];0));(INDEX([images.$F$2:.$F$583];MATCH([.$F272];[images.$D$2:.$D$583];0))))" office:value-type="string" office:string-value="M313233.jpg" calcext:value-type="string">
            <text:p>M313233.jp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73];2;1);[.$E273];[.$I273];[.$J273];[.$H273])" office:value-type="string" office:string-value="313243" calcext:value-type="string">
            <text:p>313243</text:p>
          </table:table-cell>
          <table:table-cell table:style-name="ce26" table:formula="of:=HYPERLINK(INDEX([images.$B$2:.$B$583];MATCH([.$F273];[images.$D$2:.$D$583];0));(INDEX([images.$F$2:.$F$583];MATCH([.$F273];[images.$D$2:.$D$583];0))))" office:value-type="string" office:string-value="M313243.jpg" calcext:value-type="string">
            <text:p>M313243.jp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74];2;1);[.$E274];[.$I274];[.$J274];[.$H274])" office:value-type="string" office:string-value="313313" calcext:value-type="string">
            <text:p>313313</text:p>
          </table:table-cell>
          <table:table-cell table:style-name="ce26" table:formula="of:=HYPERLINK(INDEX([images.$B$2:.$B$583];MATCH([.$F274];[images.$D$2:.$D$583];0));(INDEX([images.$F$2:.$F$583];MATCH([.$F274];[images.$D$2:.$D$583];0))))" office:value-type="string" office:string-value="M313313.jpg" calcext:value-type="string">
            <text:p>M313313.jp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75];2;1);[.$E275];[.$I275];[.$J275];[.$H275])" office:value-type="string" office:string-value="313323" calcext:value-type="string">
            <text:p>313323</text:p>
          </table:table-cell>
          <table:table-cell table:style-name="ce26" table:formula="of:=HYPERLINK(INDEX([images.$B$2:.$B$583];MATCH([.$F275];[images.$D$2:.$D$583];0));(INDEX([images.$F$2:.$F$583];MATCH([.$F275];[images.$D$2:.$D$583];0))))" office:value-type="string" office:string-value="M313323.jpg" calcext:value-type="string">
            <text:p>M313323.jp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76];2;1);[.$E276];[.$I276];[.$J276];[.$H276])" office:value-type="string" office:string-value="313333" calcext:value-type="string">
            <text:p>313333</text:p>
          </table:table-cell>
          <table:table-cell table:style-name="ce26" table:formula="of:=HYPERLINK(INDEX([images.$B$2:.$B$583];MATCH([.$F276];[images.$D$2:.$D$583];0));(INDEX([images.$F$2:.$F$583];MATCH([.$F276];[images.$D$2:.$D$583];0))))" office:value-type="string" office:string-value="M313333.jpg" calcext:value-type="string">
            <text:p>M313333.jpg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77];2;1);[.$E277];[.$I277];[.$J277];[.$H277])" office:value-type="string" office:string-value="313343" calcext:value-type="string">
            <text:p>313343</text:p>
          </table:table-cell>
          <table:table-cell table:style-name="ce26" table:formula="of:=HYPERLINK(INDEX([images.$B$2:.$B$583];MATCH([.$F277];[images.$D$2:.$D$583];0));(INDEX([images.$F$2:.$F$583];MATCH([.$F277];[images.$D$2:.$D$583];0))))" office:value-type="string" office:string-value="M313343.jpg" calcext:value-type="string">
            <text:p>M313343.jp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78];2;1);[.$E278];[.$I278];[.$J278];[.$H278])" office:value-type="string" office:string-value="313114" calcext:value-type="string">
            <text:p>313114</text:p>
          </table:table-cell>
          <table:table-cell table:style-name="ce26" table:formula="of:=HYPERLINK(INDEX([images.$B$2:.$B$583];MATCH([.$F278];[images.$D$2:.$D$583];0));(INDEX([images.$F$2:.$F$583];MATCH([.$F278];[images.$D$2:.$D$583];0))))" office:value-type="string" office:string-value="M313114.jpg" calcext:value-type="string">
            <text:p>M313114.jp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79];2;1);[.$E279];[.$I279];[.$J279];[.$H279])" office:value-type="string" office:string-value="313124" calcext:value-type="string">
            <text:p>313124</text:p>
          </table:table-cell>
          <table:table-cell table:style-name="ce26" table:formula="of:=HYPERLINK(INDEX([images.$B$2:.$B$583];MATCH([.$F279];[images.$D$2:.$D$583];0));(INDEX([images.$F$2:.$F$583];MATCH([.$F279];[images.$D$2:.$D$583];0))))" office:value-type="string" office:string-value="M313124.jpg" calcext:value-type="string">
            <text:p>M31312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80];2;1);[.$E280];[.$I280];[.$J280];[.$H280])" office:value-type="string" office:string-value="313134" calcext:value-type="string">
            <text:p>313134</text:p>
          </table:table-cell>
          <table:table-cell table:style-name="ce26" table:formula="of:=HYPERLINK(INDEX([images.$B$2:.$B$583];MATCH([.$F280];[images.$D$2:.$D$583];0));(INDEX([images.$F$2:.$F$583];MATCH([.$F280];[images.$D$2:.$D$583];0))))" office:value-type="string" office:string-value="M313134.jpg" calcext:value-type="string">
            <text:p>M31313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81];2;1);[.$E281];[.$I281];[.$J281];[.$H281])" office:value-type="string" office:string-value="313144" calcext:value-type="string">
            <text:p>313144</text:p>
          </table:table-cell>
          <table:table-cell table:style-name="ce26" table:formula="of:=HYPERLINK(INDEX([images.$B$2:.$B$583];MATCH([.$F281];[images.$D$2:.$D$583];0));(INDEX([images.$F$2:.$F$583];MATCH([.$F281];[images.$D$2:.$D$583];0))))" office:value-type="string" office:string-value="M313144.jpg" calcext:value-type="string">
            <text:p>M313144.jp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82];2;1);[.$E282];[.$I282];[.$J282];[.$H282])" office:value-type="string" office:string-value="313214" calcext:value-type="string">
            <text:p>313214</text:p>
          </table:table-cell>
          <table:table-cell table:style-name="ce26" table:formula="of:=HYPERLINK(INDEX([images.$B$2:.$B$583];MATCH([.$F282];[images.$D$2:.$D$583];0));(INDEX([images.$F$2:.$F$583];MATCH([.$F282];[images.$D$2:.$D$583];0))))" office:value-type="string" office:string-value="M313214.jpg" calcext:value-type="string">
            <text:p>M31321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83];2;1);[.$E283];[.$I283];[.$J283];[.$H283])" office:value-type="string" office:string-value="313224" calcext:value-type="string">
            <text:p>313224</text:p>
          </table:table-cell>
          <table:table-cell table:style-name="ce26" table:formula="of:=HYPERLINK(INDEX([images.$B$2:.$B$583];MATCH([.$F283];[images.$D$2:.$D$583];0));(INDEX([images.$F$2:.$F$583];MATCH([.$F283];[images.$D$2:.$D$583];0))))" office:value-type="string" office:string-value="M313224.jpg" calcext:value-type="string">
            <text:p>M313224.jp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84];2;1);[.$E284];[.$I284];[.$J284];[.$H284])" office:value-type="string" office:string-value="313234" calcext:value-type="string">
            <text:p>313234</text:p>
          </table:table-cell>
          <table:table-cell table:style-name="ce26" table:formula="of:=HYPERLINK(INDEX([images.$B$2:.$B$583];MATCH([.$F284];[images.$D$2:.$D$583];0));(INDEX([images.$F$2:.$F$583];MATCH([.$F284];[images.$D$2:.$D$583];0))))" office:value-type="string" office:string-value="M313234.jpg" calcext:value-type="string">
            <text:p>M31323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85];2;1);[.$E285];[.$I285];[.$J285];[.$H285])" office:value-type="string" office:string-value="313244" calcext:value-type="string">
            <text:p>313244</text:p>
          </table:table-cell>
          <table:table-cell table:style-name="ce26" table:formula="of:=HYPERLINK(INDEX([images.$B$2:.$B$583];MATCH([.$F285];[images.$D$2:.$D$583];0));(INDEX([images.$F$2:.$F$583];MATCH([.$F285];[images.$D$2:.$D$583];0))))" office:value-type="string" office:string-value="M313244.jpg" calcext:value-type="string">
            <text:p>M313244.jp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86];2;1);[.$E286];[.$I286];[.$J286];[.$H286])" office:value-type="string" office:string-value="313314" calcext:value-type="string">
            <text:p>313314</text:p>
          </table:table-cell>
          <table:table-cell table:style-name="ce26" table:formula="of:=HYPERLINK(INDEX([images.$B$2:.$B$583];MATCH([.$F286];[images.$D$2:.$D$583];0));(INDEX([images.$F$2:.$F$583];MATCH([.$F286];[images.$D$2:.$D$583];0))))" office:value-type="string" office:string-value="M313314.jpg" calcext:value-type="string">
            <text:p>M31331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87];2;1);[.$E287];[.$I287];[.$J287];[.$H287])" office:value-type="string" office:string-value="313324" calcext:value-type="string">
            <text:p>313324</text:p>
          </table:table-cell>
          <table:table-cell table:style-name="ce26" table:formula="of:=HYPERLINK(INDEX([images.$B$2:.$B$583];MATCH([.$F287];[images.$D$2:.$D$583];0));(INDEX([images.$F$2:.$F$583];MATCH([.$F287];[images.$D$2:.$D$583];0))))" office:value-type="string" office:string-value="M313324.jpg" calcext:value-type="string">
            <text:p>M31332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88];2;1);[.$E288];[.$I288];[.$J288];[.$H288])" office:value-type="string" office:string-value="313334" calcext:value-type="string">
            <text:p>313334</text:p>
          </table:table-cell>
          <table:table-cell table:style-name="ce26" table:formula="of:=HYPERLINK(INDEX([images.$B$2:.$B$583];MATCH([.$F288];[images.$D$2:.$D$583];0));(INDEX([images.$F$2:.$F$583];MATCH([.$F288];[images.$D$2:.$D$583];0))))" office:value-type="string" office:string-value="M313334.jpg" calcext:value-type="string">
            <text:p>M313334.jp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89];2;1);[.$E289];[.$I289];[.$J289];[.$H289])" office:value-type="string" office:string-value="313344" calcext:value-type="string">
            <text:p>313344</text:p>
          </table:table-cell>
          <table:table-cell table:style-name="ce26" table:formula="of:=HYPERLINK(INDEX([images.$B$2:.$B$583];MATCH([.$F289];[images.$D$2:.$D$583];0));(INDEX([images.$F$2:.$F$583];MATCH([.$F289];[images.$D$2:.$D$583];0))))" office:value-type="string" office:string-value="M313344.jpg" calcext:value-type="string">
            <text:p>M313344.jp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90];2;1);[.$E290];[.$I290];[.$J290];[.$H290])" office:value-type="string" office:string-value="313115" calcext:value-type="string">
            <text:p>313115</text:p>
          </table:table-cell>
          <table:table-cell table:style-name="ce26" table:formula="of:=HYPERLINK(INDEX([images.$B$2:.$B$583];MATCH([.$F290];[images.$D$2:.$D$583];0));(INDEX([images.$F$2:.$F$583];MATCH([.$F290];[images.$D$2:.$D$583];0))))" office:value-type="string" office:string-value="M313115.jpg" calcext:value-type="string">
            <text:p>M313115.jp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91];2;1);[.$E291];[.$I291];[.$J291];[.$H291])" office:value-type="string" office:string-value="313125" calcext:value-type="string">
            <text:p>313125</text:p>
          </table:table-cell>
          <table:table-cell table:style-name="ce26" table:formula="of:=HYPERLINK(INDEX([images.$B$2:.$B$583];MATCH([.$F291];[images.$D$2:.$D$583];0));(INDEX([images.$F$2:.$F$583];MATCH([.$F291];[images.$D$2:.$D$583];0))))" office:value-type="string" office:string-value="M313125.jpg" calcext:value-type="string">
            <text:p>M313125.jp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92];2;1);[.$E292];[.$I292];[.$J292];[.$H292])" office:value-type="string" office:string-value="313135" calcext:value-type="string">
            <text:p>313135</text:p>
          </table:table-cell>
          <table:table-cell table:style-name="ce26" table:formula="of:=HYPERLINK(INDEX([images.$B$2:.$B$583];MATCH([.$F292];[images.$D$2:.$D$583];0));(INDEX([images.$F$2:.$F$583];MATCH([.$F292];[images.$D$2:.$D$583];0))))" office:value-type="string" office:string-value="M313135.jpg" calcext:value-type="string">
            <text:p>M313135.jp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93];2;1);[.$E293];[.$I293];[.$J293];[.$H293])" office:value-type="string" office:string-value="313145" calcext:value-type="string">
            <text:p>313145</text:p>
          </table:table-cell>
          <table:table-cell table:style-name="ce26" table:formula="of:=HYPERLINK(INDEX([images.$B$2:.$B$583];MATCH([.$F293];[images.$D$2:.$D$583];0));(INDEX([images.$F$2:.$F$583];MATCH([.$F293];[images.$D$2:.$D$583];0))))" office:value-type="string" office:string-value="M313145.jpg" calcext:value-type="string">
            <text:p>M313145.jp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94];2;1);[.$E294];[.$I294];[.$J294];[.$H294])" office:value-type="string" office:string-value="313215" calcext:value-type="string">
            <text:p>313215</text:p>
          </table:table-cell>
          <table:table-cell table:style-name="ce26" table:formula="of:=HYPERLINK(INDEX([images.$B$2:.$B$583];MATCH([.$F294];[images.$D$2:.$D$583];0));(INDEX([images.$F$2:.$F$583];MATCH([.$F294];[images.$D$2:.$D$583];0))))" office:value-type="string" office:string-value="M313215.jpg" calcext:value-type="string">
            <text:p>M313215.jp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95];2;1);[.$E295];[.$I295];[.$J295];[.$H295])" office:value-type="string" office:string-value="313225" calcext:value-type="string">
            <text:p>313225</text:p>
          </table:table-cell>
          <table:table-cell table:style-name="ce26" table:formula="of:=HYPERLINK(INDEX([images.$B$2:.$B$583];MATCH([.$F295];[images.$D$2:.$D$583];0));(INDEX([images.$F$2:.$F$583];MATCH([.$F295];[images.$D$2:.$D$583];0))))" office:value-type="string" office:string-value="M313225.jpg" calcext:value-type="string">
            <text:p>M313225.jp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96];2;1);[.$E296];[.$I296];[.$J296];[.$H296])" office:value-type="string" office:string-value="313235" calcext:value-type="string">
            <text:p>313235</text:p>
          </table:table-cell>
          <table:table-cell table:style-name="ce26" table:formula="of:=HYPERLINK(INDEX([images.$B$2:.$B$583];MATCH([.$F296];[images.$D$2:.$D$583];0));(INDEX([images.$F$2:.$F$583];MATCH([.$F296];[images.$D$2:.$D$583];0))))" office:value-type="string" office:string-value="M313235.jpg" calcext:value-type="string">
            <text:p>M313235.jp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97];2;1);[.$E297];[.$I297];[.$J297];[.$H297])" office:value-type="string" office:string-value="313245" calcext:value-type="string">
            <text:p>313245</text:p>
          </table:table-cell>
          <table:table-cell table:style-name="ce26" table:formula="of:=HYPERLINK(INDEX([images.$B$2:.$B$583];MATCH([.$F297];[images.$D$2:.$D$583];0));(INDEX([images.$F$2:.$F$583];MATCH([.$F297];[images.$D$2:.$D$583];0))))" office:value-type="string" office:string-value="M313245.jpg" calcext:value-type="string">
            <text:p>M313245.jp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98];2;1);[.$E298];[.$I298];[.$J298];[.$H298])" office:value-type="string" office:string-value="313315" calcext:value-type="string">
            <text:p>313315</text:p>
          </table:table-cell>
          <table:table-cell table:style-name="ce26" table:formula="of:=HYPERLINK(INDEX([images.$B$2:.$B$583];MATCH([.$F298];[images.$D$2:.$D$583];0));(INDEX([images.$F$2:.$F$583];MATCH([.$F298];[images.$D$2:.$D$583];0))))" office:value-type="string" office:string-value="M313315.jpg" calcext:value-type="string">
            <text:p>M313315.jp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299];2;1);[.$E299];[.$I299];[.$J299];[.$H299])" office:value-type="string" office:string-value="313325" calcext:value-type="string">
            <text:p>313325</text:p>
          </table:table-cell>
          <table:table-cell table:style-name="ce26" table:formula="of:=HYPERLINK(INDEX([images.$B$2:.$B$583];MATCH([.$F299];[images.$D$2:.$D$583];0));(INDEX([images.$F$2:.$F$583];MATCH([.$F299];[images.$D$2:.$D$583];0))))" office:value-type="string" office:string-value="M313325.jpg" calcext:value-type="string">
            <text:p>M313325.jp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00];2;1);[.$E300];[.$I300];[.$J300];[.$H300])" office:value-type="string" office:string-value="313335" calcext:value-type="string">
            <text:p>313335</text:p>
          </table:table-cell>
          <table:table-cell table:style-name="ce26" table:formula="of:=HYPERLINK(INDEX([images.$B$2:.$B$583];MATCH([.$F300];[images.$D$2:.$D$583];0));(INDEX([images.$F$2:.$F$583];MATCH([.$F300];[images.$D$2:.$D$583];0))))" office:value-type="string" office:string-value="M313335.jpg" calcext:value-type="string">
            <text:p>M313335.jp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01];2;1);[.$E301];[.$I301];[.$J301];[.$H301])" office:value-type="string" office:string-value="313346" calcext:value-type="string">
            <text:p>313346</text:p>
          </table:table-cell>
          <table:table-cell table:style-name="ce26" table:formula="of:=HYPERLINK(INDEX([images.$B$2:.$B$583];MATCH([.$F301];[images.$D$2:.$D$583];0));(INDEX([images.$F$2:.$F$583];MATCH([.$F301];[images.$D$2:.$D$583];0))))" office:value-type="string" office:string-value="M313346.jpg" calcext:value-type="string">
            <text:p>M313346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02];2;1);[.$E302];[.$I302];[.$J302];[.$H302])" office:value-type="string" office:string-value="313116" calcext:value-type="string">
            <text:p>313116</text:p>
          </table:table-cell>
          <table:table-cell table:style-name="ce26" table:formula="of:=HYPERLINK(INDEX([images.$B$2:.$B$583];MATCH([.$F302];[images.$D$2:.$D$583];0));(INDEX([images.$F$2:.$F$583];MATCH([.$F302];[images.$D$2:.$D$583];0))))" office:value-type="string" office:string-value="M313116.jpg" calcext:value-type="string">
            <text:p>M313116.jp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03];2;1);[.$E303];[.$I303];[.$J303];[.$H303])" office:value-type="string" office:string-value="313126" calcext:value-type="string">
            <text:p>313126</text:p>
          </table:table-cell>
          <table:table-cell table:style-name="ce26" table:formula="of:=HYPERLINK(INDEX([images.$B$2:.$B$583];MATCH([.$F303];[images.$D$2:.$D$583];0));(INDEX([images.$F$2:.$F$583];MATCH([.$F303];[images.$D$2:.$D$583];0))))" office:value-type="string" office:string-value="M313126.jpg" calcext:value-type="string">
            <text:p>M313126.jp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04];2;1);[.$E304];[.$I304];[.$J304];[.$H304])" office:value-type="string" office:string-value="313136" calcext:value-type="string">
            <text:p>313136</text:p>
          </table:table-cell>
          <table:table-cell table:style-name="ce26" table:formula="of:=HYPERLINK(INDEX([images.$B$2:.$B$583];MATCH([.$F304];[images.$D$2:.$D$583];0));(INDEX([images.$F$2:.$F$583];MATCH([.$F304];[images.$D$2:.$D$583];0))))" office:value-type="string" office:string-value="M313136.jpg" calcext:value-type="string">
            <text:p>M313136.jp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05];2;1);[.$E305];[.$I305];[.$J305];[.$H305])" office:value-type="string" office:string-value="313146" calcext:value-type="string">
            <text:p>313146</text:p>
          </table:table-cell>
          <table:table-cell table:style-name="ce26" table:formula="of:=HYPERLINK(INDEX([images.$B$2:.$B$583];MATCH([.$F305];[images.$D$2:.$D$583];0));(INDEX([images.$F$2:.$F$583];MATCH([.$F305];[images.$D$2:.$D$583];0))))" office:value-type="string" office:string-value="M313146.jpg" calcext:value-type="string">
            <text:p>M313146.jp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06];2;1);[.$E306];[.$I306];[.$J306];[.$H306])" office:value-type="string" office:string-value="313216" calcext:value-type="string">
            <text:p>313216</text:p>
          </table:table-cell>
          <table:table-cell table:style-name="ce26" table:formula="of:=HYPERLINK(INDEX([images.$B$2:.$B$583];MATCH([.$F306];[images.$D$2:.$D$583];0));(INDEX([images.$F$2:.$F$583];MATCH([.$F306];[images.$D$2:.$D$583];0))))" office:value-type="string" office:string-value="M313216.jpg" calcext:value-type="string">
            <text:p>M313216.jp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07];2;1);[.$E307];[.$I307];[.$J307];[.$H307])" office:value-type="string" office:string-value="313226" calcext:value-type="string">
            <text:p>313226</text:p>
          </table:table-cell>
          <table:table-cell table:style-name="ce26" table:formula="of:=HYPERLINK(INDEX([images.$B$2:.$B$583];MATCH([.$F307];[images.$D$2:.$D$583];0));(INDEX([images.$F$2:.$F$583];MATCH([.$F307];[images.$D$2:.$D$583];0))))" office:value-type="string" office:string-value="M313226.jpg" calcext:value-type="string">
            <text:p>M313226.jp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08];2;1);[.$E308];[.$I308];[.$J308];[.$H308])" office:value-type="string" office:string-value="313236" calcext:value-type="string">
            <text:p>313236</text:p>
          </table:table-cell>
          <table:table-cell table:style-name="ce26" table:formula="of:=HYPERLINK(INDEX([images.$B$2:.$B$583];MATCH([.$F308];[images.$D$2:.$D$583];0));(INDEX([images.$F$2:.$F$583];MATCH([.$F308];[images.$D$2:.$D$583];0))))" office:value-type="string" office:string-value="M313236.jpg" calcext:value-type="string">
            <text:p>M313236.jp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09];2;1);[.$E309];[.$I309];[.$J309];[.$H309])" office:value-type="string" office:string-value="313246" calcext:value-type="string">
            <text:p>313246</text:p>
          </table:table-cell>
          <table:table-cell table:style-name="ce26" table:formula="of:=HYPERLINK(INDEX([images.$B$2:.$B$583];MATCH([.$F309];[images.$D$2:.$D$583];0));(INDEX([images.$F$2:.$F$583];MATCH([.$F309];[images.$D$2:.$D$583];0))))" office:value-type="string" office:string-value="M313246.jpg" calcext:value-type="string">
            <text:p>M313246.jp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10];2;1);[.$E310];[.$I310];[.$J310];[.$H310])" office:value-type="string" office:string-value="313316" calcext:value-type="string">
            <text:p>313316</text:p>
          </table:table-cell>
          <table:table-cell table:style-name="ce26" table:formula="of:=HYPERLINK(INDEX([images.$B$2:.$B$583];MATCH([.$F310];[images.$D$2:.$D$583];0));(INDEX([images.$F$2:.$F$583];MATCH([.$F310];[images.$D$2:.$D$583];0))))" office:value-type="string" office:string-value="M313316.jpg" calcext:value-type="string">
            <text:p>M313316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11];2;1);[.$E311];[.$I311];[.$J311];[.$H311])" office:value-type="string" office:string-value="313326" calcext:value-type="string">
            <text:p>313326</text:p>
          </table:table-cell>
          <table:table-cell table:style-name="ce26" table:formula="of:=HYPERLINK(INDEX([images.$B$2:.$B$583];MATCH([.$F311];[images.$D$2:.$D$583];0));(INDEX([images.$F$2:.$F$583];MATCH([.$F311];[images.$D$2:.$D$583];0))))" office:value-type="string" office:string-value="M313326.jpg" calcext:value-type="string">
            <text:p>M313326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12];2;1);[.$E312];[.$I312];[.$J312];[.$H312])" office:value-type="string" office:string-value="313336" calcext:value-type="string">
            <text:p>313336</text:p>
          </table:table-cell>
          <table:table-cell table:style-name="ce26" table:formula="of:=HYPERLINK(INDEX([images.$B$2:.$B$583];MATCH([.$F312];[images.$D$2:.$D$583];0));(INDEX([images.$F$2:.$F$583];MATCH([.$F312];[images.$D$2:.$D$583];0))))" office:value-type="string" office:string-value="M313336.jpg" calcext:value-type="string">
            <text:p>M313336.jpg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13];2;1);[.$E313];[.$I313];[.$J313];[.$H313])" office:value-type="string" office:string-value="313346" calcext:value-type="string">
            <text:p>313346</text:p>
          </table:table-cell>
          <table:table-cell table:style-name="ce26" table:formula="of:=HYPERLINK(INDEX([images.$B$2:.$B$583];MATCH([.$F313];[images.$D$2:.$D$583];0));(INDEX([images.$F$2:.$F$583];MATCH([.$F313];[images.$D$2:.$D$583];0))))" office:value-type="string" office:string-value="M313346.jpg" calcext:value-type="string">
            <text:p>M313346.jp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14];2;1);[.$E314];[.$I314];[.$J314];[.$H314])" office:value-type="string" office:string-value="313117" calcext:value-type="string">
            <text:p>313117</text:p>
          </table:table-cell>
          <table:table-cell table:style-name="ce26" table:formula="of:=HYPERLINK(INDEX([images.$B$2:.$B$583];MATCH([.$F314];[images.$D$2:.$D$583];0));(INDEX([images.$F$2:.$F$583];MATCH([.$F314];[images.$D$2:.$D$583];0))))" office:value-type="string" office:string-value="M313117.jpg" calcext:value-type="string">
            <text:p>M313117.jp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15];2;1);[.$E315];[.$I315];[.$J315];[.$H315])" office:value-type="string" office:string-value="313127" calcext:value-type="string">
            <text:p>313127</text:p>
          </table:table-cell>
          <table:table-cell table:style-name="ce26" table:formula="of:=HYPERLINK(INDEX([images.$B$2:.$B$583];MATCH([.$F315];[images.$D$2:.$D$583];0));(INDEX([images.$F$2:.$F$583];MATCH([.$F315];[images.$D$2:.$D$583];0))))" office:value-type="string" office:string-value="M313127.jpg" calcext:value-type="string">
            <text:p>M313127.jp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16];2;1);[.$E316];[.$I316];[.$J316];[.$H316])" office:value-type="string" office:string-value="313137" calcext:value-type="string">
            <text:p>313137</text:p>
          </table:table-cell>
          <table:table-cell table:style-name="ce26" table:formula="of:=HYPERLINK(INDEX([images.$B$2:.$B$583];MATCH([.$F316];[images.$D$2:.$D$583];0));(INDEX([images.$F$2:.$F$583];MATCH([.$F316];[images.$D$2:.$D$583];0))))" office:value-type="string" office:string-value="M313137.jpg" calcext:value-type="string">
            <text:p>M313137.jp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17];2;1);[.$E317];[.$I317];[.$J317];[.$H317])" office:value-type="string" office:string-value="313147" calcext:value-type="string">
            <text:p>313147</text:p>
          </table:table-cell>
          <table:table-cell table:style-name="ce26" table:formula="of:=HYPERLINK(INDEX([images.$B$2:.$B$583];MATCH([.$F317];[images.$D$2:.$D$583];0));(INDEX([images.$F$2:.$F$583];MATCH([.$F317];[images.$D$2:.$D$583];0))))" office:value-type="string" office:string-value="M313147.jpg" calcext:value-type="string">
            <text:p>M313147.jp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18];2;1);[.$E318];[.$I318];[.$J318];[.$H318])" office:value-type="string" office:string-value="313217" calcext:value-type="string">
            <text:p>313217</text:p>
          </table:table-cell>
          <table:table-cell table:style-name="ce26" table:formula="of:=HYPERLINK(INDEX([images.$B$2:.$B$583];MATCH([.$F318];[images.$D$2:.$D$583];0));(INDEX([images.$F$2:.$F$583];MATCH([.$F318];[images.$D$2:.$D$583];0))))" office:value-type="string" office:string-value="M313217.jpg" calcext:value-type="string">
            <text:p>M313217.jp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19];2;1);[.$E319];[.$I319];[.$J319];[.$H319])" office:value-type="string" office:string-value="313227" calcext:value-type="string">
            <text:p>313227</text:p>
          </table:table-cell>
          <table:table-cell table:style-name="ce26" table:formula="of:=HYPERLINK(INDEX([images.$B$2:.$B$583];MATCH([.$F319];[images.$D$2:.$D$583];0));(INDEX([images.$F$2:.$F$583];MATCH([.$F319];[images.$D$2:.$D$583];0))))" office:value-type="string" office:string-value="M313227.jpg" calcext:value-type="string">
            <text:p>M313227.jp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20];2;1);[.$E320];[.$I320];[.$J320];[.$H320])" office:value-type="string" office:string-value="313237" calcext:value-type="string">
            <text:p>313237</text:p>
          </table:table-cell>
          <table:table-cell table:style-name="ce26" table:formula="of:=HYPERLINK(INDEX([images.$B$2:.$B$583];MATCH([.$F320];[images.$D$2:.$D$583];0));(INDEX([images.$F$2:.$F$583];MATCH([.$F320];[images.$D$2:.$D$583];0))))" office:value-type="string" office:string-value="M313237.jpg" calcext:value-type="string">
            <text:p>M313237.jp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21];2;1);[.$E321];[.$I321];[.$J321];[.$H321])" office:value-type="string" office:string-value="313247" calcext:value-type="string">
            <text:p>313247</text:p>
          </table:table-cell>
          <table:table-cell table:style-name="ce26" table:formula="of:=HYPERLINK(INDEX([images.$B$2:.$B$583];MATCH([.$F321];[images.$D$2:.$D$583];0));(INDEX([images.$F$2:.$F$583];MATCH([.$F321];[images.$D$2:.$D$583];0))))" office:value-type="string" office:string-value="M313247.jpg" calcext:value-type="string">
            <text:p>M313247.jp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22];2;1);[.$E322];[.$I322];[.$J322];[.$H322])" office:value-type="string" office:string-value="313317" calcext:value-type="string">
            <text:p>313317</text:p>
          </table:table-cell>
          <table:table-cell table:style-name="ce26" table:formula="of:=HYPERLINK(INDEX([images.$B$2:.$B$583];MATCH([.$F322];[images.$D$2:.$D$583];0));(INDEX([images.$F$2:.$F$583];MATCH([.$F322];[images.$D$2:.$D$583];0))))" office:value-type="string" office:string-value="M313317.jpg" calcext:value-type="string">
            <text:p>M313317.jp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23];2;1);[.$E323];[.$I323];[.$J323];[.$H323])" office:value-type="string" office:string-value="313327" calcext:value-type="string">
            <text:p>313327</text:p>
          </table:table-cell>
          <table:table-cell table:style-name="ce26" table:formula="of:=HYPERLINK(INDEX([images.$B$2:.$B$583];MATCH([.$F323];[images.$D$2:.$D$583];0));(INDEX([images.$F$2:.$F$583];MATCH([.$F323];[images.$D$2:.$D$583];0))))" office:value-type="string" office:string-value="M313327.jpg" calcext:value-type="string">
            <text:p>M313327.jp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24];2;1);[.$E324];[.$I324];[.$J324];[.$H324])" office:value-type="string" office:string-value="313337" calcext:value-type="string">
            <text:p>313337</text:p>
          </table:table-cell>
          <table:table-cell table:style-name="ce26" table:formula="of:=HYPERLINK(INDEX([images.$B$2:.$B$583];MATCH([.$F324];[images.$D$2:.$D$583];0));(INDEX([images.$F$2:.$F$583];MATCH([.$F324];[images.$D$2:.$D$583];0))))" office:value-type="string" office:string-value="M313337.jpg" calcext:value-type="string">
            <text:p>M313337.jp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25];2;1);[.$E325];[.$I325];[.$J325];[.$H325])" office:value-type="string" office:string-value="313347" calcext:value-type="string">
            <text:p>313347</text:p>
          </table:table-cell>
          <table:table-cell table:style-name="ce26" table:formula="of:=HYPERLINK(INDEX([images.$B$2:.$B$583];MATCH([.$F325];[images.$D$2:.$D$583];0));(INDEX([images.$F$2:.$F$583];MATCH([.$F325];[images.$D$2:.$D$583];0))))" office:value-type="string" office:string-value="M313347.jpg" calcext:value-type="string">
            <text:p>M313347.jp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26];2;1);[.$E326];[.$I326];[.$J326];[.$H326])" office:value-type="string" office:string-value="313118" calcext:value-type="string">
            <text:p>313118</text:p>
          </table:table-cell>
          <table:table-cell table:style-name="ce26" table:formula="of:=HYPERLINK(INDEX([images.$B$2:.$B$583];MATCH([.$F326];[images.$D$2:.$D$583];0));(INDEX([images.$F$2:.$F$583];MATCH([.$F326];[images.$D$2:.$D$583];0))))" office:value-type="string" office:string-value="M313118.jpg" calcext:value-type="string">
            <text:p>M313118.jp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27];2;1);[.$E327];[.$I327];[.$J327];[.$H327])" office:value-type="string" office:string-value="313128" calcext:value-type="string">
            <text:p>313128</text:p>
          </table:table-cell>
          <table:table-cell table:style-name="ce26" table:formula="of:=HYPERLINK(INDEX([images.$B$2:.$B$583];MATCH([.$F327];[images.$D$2:.$D$583];0));(INDEX([images.$F$2:.$F$583];MATCH([.$F327];[images.$D$2:.$D$583];0))))" office:value-type="string" office:string-value="M313128.jpg" calcext:value-type="string">
            <text:p>M313128.jp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28];2;1);[.$E328];[.$I328];[.$J328];[.$H328])" office:value-type="string" office:string-value="313138" calcext:value-type="string">
            <text:p>313138</text:p>
          </table:table-cell>
          <table:table-cell table:style-name="ce26" table:formula="of:=HYPERLINK(INDEX([images.$B$2:.$B$583];MATCH([.$F328];[images.$D$2:.$D$583];0));(INDEX([images.$F$2:.$F$583];MATCH([.$F328];[images.$D$2:.$D$583];0))))" office:value-type="string" office:string-value="M313138.jpg" calcext:value-type="string">
            <text:p>M313138.jp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29];2;1);[.$E329];[.$I329];[.$J329];[.$H329])" office:value-type="string" office:string-value="313148" calcext:value-type="string">
            <text:p>313148</text:p>
          </table:table-cell>
          <table:table-cell table:style-name="ce26" table:formula="of:=HYPERLINK(INDEX([images.$B$2:.$B$583];MATCH([.$F329];[images.$D$2:.$D$583];0));(INDEX([images.$F$2:.$F$583];MATCH([.$F329];[images.$D$2:.$D$583];0))))" office:value-type="string" office:string-value="M313148.jpg" calcext:value-type="string">
            <text:p>M313148.jp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30];2;1);[.$E330];[.$I330];[.$J330];[.$H330])" office:value-type="string" office:string-value="313218" calcext:value-type="string">
            <text:p>313218</text:p>
          </table:table-cell>
          <table:table-cell table:style-name="ce26" table:formula="of:=HYPERLINK(INDEX([images.$B$2:.$B$583];MATCH([.$F330];[images.$D$2:.$D$583];0));(INDEX([images.$F$2:.$F$583];MATCH([.$F330];[images.$D$2:.$D$583];0))))" office:value-type="string" office:string-value="M313218.jpg" calcext:value-type="string">
            <text:p>M313218.jp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31];2;1);[.$E331];[.$I331];[.$J331];[.$H331])" office:value-type="string" office:string-value="313228" calcext:value-type="string">
            <text:p>313228</text:p>
          </table:table-cell>
          <table:table-cell table:style-name="ce26" table:formula="of:=HYPERLINK(INDEX([images.$B$2:.$B$583];MATCH([.$F331];[images.$D$2:.$D$583];0));(INDEX([images.$F$2:.$F$583];MATCH([.$F331];[images.$D$2:.$D$583];0))))" office:value-type="string" office:string-value="M313228.jpg" calcext:value-type="string">
            <text:p>M313228.jp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32];2;1);[.$E332];[.$I332];[.$J332];[.$H332])" office:value-type="string" office:string-value="313238" calcext:value-type="string">
            <text:p>313238</text:p>
          </table:table-cell>
          <table:table-cell table:style-name="ce26" table:formula="of:=HYPERLINK(INDEX([images.$B$2:.$B$583];MATCH([.$F332];[images.$D$2:.$D$583];0));(INDEX([images.$F$2:.$F$583];MATCH([.$F332];[images.$D$2:.$D$583];0))))" office:value-type="string" office:string-value="M313238.jpg" calcext:value-type="string">
            <text:p>M313238.jp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33];2;1);[.$E333];[.$I333];[.$J333];[.$H333])" office:value-type="string" office:string-value="313248" calcext:value-type="string">
            <text:p>313248</text:p>
          </table:table-cell>
          <table:table-cell table:style-name="ce26" table:formula="of:=HYPERLINK(INDEX([images.$B$2:.$B$583];MATCH([.$F333];[images.$D$2:.$D$583];0));(INDEX([images.$F$2:.$F$583];MATCH([.$F333];[images.$D$2:.$D$583];0))))" office:value-type="string" office:string-value="M313248.jpg" calcext:value-type="string">
            <text:p>M313248.jpg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34];2;1);[.$E334];[.$I334];[.$J334];[.$H334])" office:value-type="string" office:string-value="313318" calcext:value-type="string">
            <text:p>313318</text:p>
          </table:table-cell>
          <table:table-cell table:style-name="ce26" table:formula="of:=HYPERLINK(INDEX([images.$B$2:.$B$583];MATCH([.$F334];[images.$D$2:.$D$583];0));(INDEX([images.$F$2:.$F$583];MATCH([.$F334];[images.$D$2:.$D$583];0))))" office:value-type="string" office:string-value="M313318.jpg" calcext:value-type="string">
            <text:p>M313318.jp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35];2;1);[.$E335];[.$I335];[.$J335];[.$H335])" office:value-type="string" office:string-value="313328" calcext:value-type="string">
            <text:p>313328</text:p>
          </table:table-cell>
          <table:table-cell table:style-name="ce26" table:formula="of:=HYPERLINK(INDEX([images.$B$2:.$B$583];MATCH([.$F335];[images.$D$2:.$D$583];0));(INDEX([images.$F$2:.$F$583];MATCH([.$F335];[images.$D$2:.$D$583];0))))" office:value-type="string" office:string-value="M313328.jpg" calcext:value-type="string">
            <text:p>M313328.jp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36];2;1);[.$E336];[.$I336];[.$J336];[.$H336])" office:value-type="string" office:string-value="313338" calcext:value-type="string">
            <text:p>313338</text:p>
          </table:table-cell>
          <table:table-cell table:style-name="ce26" table:formula="of:=HYPERLINK(INDEX([images.$B$2:.$B$583];MATCH([.$F336];[images.$D$2:.$D$583];0));(INDEX([images.$F$2:.$F$583];MATCH([.$F336];[images.$D$2:.$D$583];0))))" office:value-type="string" office:string-value="M313338.jpg" calcext:value-type="string">
            <text:p>M313338.jp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37];2;1);[.$E337];[.$I337];[.$J337];[.$H337])" office:value-type="string" office:string-value="313348" calcext:value-type="string">
            <text:p>313348</text:p>
          </table:table-cell>
          <table:table-cell table:style-name="ce26" table:formula="of:=HYPERLINK(INDEX([images.$B$2:.$B$583];MATCH([.$F337];[images.$D$2:.$D$583];0));(INDEX([images.$F$2:.$F$583];MATCH([.$F337];[images.$D$2:.$D$583];0))))" office:value-type="string" office:string-value="M313348.jpg" calcext:value-type="string">
            <text:p>M313348.jp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38];2;1);[.$E338];[.$I338];[.$J338];[.$H338])" office:value-type="string" office:string-value="313119" calcext:value-type="string">
            <text:p>313119</text:p>
          </table:table-cell>
          <table:table-cell table:style-name="ce26" table:formula="of:=HYPERLINK(INDEX([images.$B$2:.$B$583];MATCH([.$F338];[images.$D$2:.$D$583];0));(INDEX([images.$F$2:.$F$583];MATCH([.$F338];[images.$D$2:.$D$583];0))))" office:value-type="string" office:string-value="M313119.jpg" calcext:value-type="string">
            <text:p>M313119.jp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39];2;1);[.$E339];[.$I339];[.$J339];[.$H339])" office:value-type="string" office:string-value="313129" calcext:value-type="string">
            <text:p>313129</text:p>
          </table:table-cell>
          <table:table-cell table:style-name="ce26" table:formula="of:=HYPERLINK(INDEX([images.$B$2:.$B$583];MATCH([.$F339];[images.$D$2:.$D$583];0));(INDEX([images.$F$2:.$F$583];MATCH([.$F339];[images.$D$2:.$D$583];0))))" office:value-type="string" office:string-value="M313129.jpg" calcext:value-type="string">
            <text:p>M313129.j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40];2;1);[.$E340];[.$I340];[.$J340];[.$H340])" office:value-type="string" office:string-value="313139" calcext:value-type="string">
            <text:p>313139</text:p>
          </table:table-cell>
          <table:table-cell table:style-name="ce26" table:formula="of:=HYPERLINK(INDEX([images.$B$2:.$B$583];MATCH([.$F340];[images.$D$2:.$D$583];0));(INDEX([images.$F$2:.$F$583];MATCH([.$F340];[images.$D$2:.$D$583];0))))" office:value-type="string" office:string-value="M313139.jpg" calcext:value-type="string">
            <text:p>M313139.j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41];2;1);[.$E341];[.$I341];[.$J341];[.$H341])" office:value-type="string" office:string-value="313149" calcext:value-type="string">
            <text:p>313149</text:p>
          </table:table-cell>
          <table:table-cell table:style-name="ce26" table:formula="of:=HYPERLINK(INDEX([images.$B$2:.$B$583];MATCH([.$F341];[images.$D$2:.$D$583];0));(INDEX([images.$F$2:.$F$583];MATCH([.$F341];[images.$D$2:.$D$583];0))))" office:value-type="string" office:string-value="M313149.jpg" calcext:value-type="string">
            <text:p>M313149.j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42];2;1);[.$E342];[.$I342];[.$J342];[.$H342])" office:value-type="string" office:string-value="313219" calcext:value-type="string">
            <text:p>313219</text:p>
          </table:table-cell>
          <table:table-cell table:style-name="ce26" table:formula="of:=HYPERLINK(INDEX([images.$B$2:.$B$583];MATCH([.$F342];[images.$D$2:.$D$583];0));(INDEX([images.$F$2:.$F$583];MATCH([.$F342];[images.$D$2:.$D$583];0))))" office:value-type="string" office:string-value="M313219.jpg" calcext:value-type="string">
            <text:p>M313219.jp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43];2;1);[.$E343];[.$I343];[.$J343];[.$H343])" office:value-type="string" office:string-value="313229" calcext:value-type="string">
            <text:p>313229</text:p>
          </table:table-cell>
          <table:table-cell table:style-name="ce26" table:formula="of:=HYPERLINK(INDEX([images.$B$2:.$B$583];MATCH([.$F343];[images.$D$2:.$D$583];0));(INDEX([images.$F$2:.$F$583];MATCH([.$F343];[images.$D$2:.$D$583];0))))" office:value-type="string" office:string-value="M313229.jpg" calcext:value-type="string">
            <text:p>M313229.jp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44];2;1);[.$E344];[.$I344];[.$J344];[.$H344])" office:value-type="string" office:string-value="313239" calcext:value-type="string">
            <text:p>313239</text:p>
          </table:table-cell>
          <table:table-cell table:style-name="ce26" table:formula="of:=HYPERLINK(INDEX([images.$B$2:.$B$583];MATCH([.$F344];[images.$D$2:.$D$583];0));(INDEX([images.$F$2:.$F$583];MATCH([.$F344];[images.$D$2:.$D$583];0))))" office:value-type="string" office:string-value="M313239.jpg" calcext:value-type="string">
            <text:p>M313239.jp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45];2;1);[.$E345];[.$I345];[.$J345];[.$H345])" office:value-type="string" office:string-value="313249" calcext:value-type="string">
            <text:p>313249</text:p>
          </table:table-cell>
          <table:table-cell table:style-name="ce26" table:formula="of:=HYPERLINK(INDEX([images.$B$2:.$B$583];MATCH([.$F345];[images.$D$2:.$D$583];0));(INDEX([images.$F$2:.$F$583];MATCH([.$F345];[images.$D$2:.$D$583];0))))" office:value-type="string" office:string-value="M313249.jpg" calcext:value-type="string">
            <text:p>M313249.jp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46];2;1);[.$E346];[.$I346];[.$J346];[.$H346])" office:value-type="string" office:string-value="313319" calcext:value-type="string">
            <text:p>313319</text:p>
          </table:table-cell>
          <table:table-cell table:style-name="ce26" table:formula="of:=HYPERLINK(INDEX([images.$B$2:.$B$583];MATCH([.$F346];[images.$D$2:.$D$583];0));(INDEX([images.$F$2:.$F$583];MATCH([.$F346];[images.$D$2:.$D$583];0))))" office:value-type="string" office:string-value="M313319.jpg" calcext:value-type="string">
            <text:p>M313319.jp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47];2;1);[.$E347];[.$I347];[.$J347];[.$H347])" office:value-type="string" office:string-value="313329" calcext:value-type="string">
            <text:p>313329</text:p>
          </table:table-cell>
          <table:table-cell table:style-name="ce26" table:formula="of:=HYPERLINK(INDEX([images.$B$2:.$B$583];MATCH([.$F347];[images.$D$2:.$D$583];0));(INDEX([images.$F$2:.$F$583];MATCH([.$F347];[images.$D$2:.$D$583];0))))" office:value-type="string" office:string-value="M313329.jpg" calcext:value-type="string">
            <text:p>M313329.jp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48];2;1);[.$E348];[.$I348];[.$J348];[.$H348])" office:value-type="string" office:string-value="313339" calcext:value-type="string">
            <text:p>313339</text:p>
          </table:table-cell>
          <table:table-cell table:style-name="ce26" table:formula="of:=HYPERLINK(INDEX([images.$B$2:.$B$583];MATCH([.$F348];[images.$D$2:.$D$583];0));(INDEX([images.$F$2:.$F$583];MATCH([.$F348];[images.$D$2:.$D$583];0))))" office:value-type="string" office:string-value="M313339.jpg" calcext:value-type="string">
            <text:p>M313339.jp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49];2;1);[.$E349];[.$I349];[.$J349];[.$H349])" office:value-type="string" office:string-value="313349" calcext:value-type="string">
            <text:p>313349</text:p>
          </table:table-cell>
          <table:table-cell table:style-name="ce26" table:formula="of:=HYPERLINK(INDEX([images.$B$2:.$B$583];MATCH([.$F349];[images.$D$2:.$D$583];0));(INDEX([images.$F$2:.$F$583];MATCH([.$F349];[images.$D$2:.$D$583];0))))" office:value-type="string" office:string-value="M313349.jpg" calcext:value-type="string">
            <text:p>M313349.jp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50];2;1);[.$E350];[.$I350];[.$J350];[.$H350])" office:value-type="string" office:string-value="3131110" calcext:value-type="string">
            <text:p>3131110</text:p>
          </table:table-cell>
          <table:table-cell table:style-name="ce26" table:formula="of:=HYPERLINK(INDEX([images.$B$2:.$B$583];MATCH([.$F350];[images.$D$2:.$D$583];0));(INDEX([images.$F$2:.$F$583];MATCH([.$F350];[images.$D$2:.$D$583];0))))" office:value-type="string" office:string-value="M3131110.jpg" calcext:value-type="string">
            <text:p>M3131110.jp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51];2;1);[.$E351];[.$I351];[.$J351];[.$H351])" office:value-type="string" office:string-value="3131210" calcext:value-type="string">
            <text:p>3131210</text:p>
          </table:table-cell>
          <table:table-cell table:style-name="ce26" table:formula="of:=HYPERLINK(INDEX([images.$B$2:.$B$583];MATCH([.$F351];[images.$D$2:.$D$583];0));(INDEX([images.$F$2:.$F$583];MATCH([.$F351];[images.$D$2:.$D$583];0))))" office:value-type="string" office:string-value="M3131210.jpg" calcext:value-type="string">
            <text:p>M3131210.jp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52];2;1);[.$E352];[.$I352];[.$J352];[.$H352])" office:value-type="string" office:string-value="3131310" calcext:value-type="string">
            <text:p>3131310</text:p>
          </table:table-cell>
          <table:table-cell table:style-name="ce26" table:formula="of:=HYPERLINK(INDEX([images.$B$2:.$B$583];MATCH([.$F352];[images.$D$2:.$D$583];0));(INDEX([images.$F$2:.$F$583];MATCH([.$F352];[images.$D$2:.$D$583];0))))" office:value-type="string" office:string-value="M3131310.jpg" calcext:value-type="string">
            <text:p>M3131310.jp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53];2;1);[.$E353];[.$I353];[.$J353];[.$H353])" office:value-type="string" office:string-value="3131410" calcext:value-type="string">
            <text:p>3131410</text:p>
          </table:table-cell>
          <table:table-cell table:style-name="ce26" table:formula="of:=HYPERLINK(INDEX([images.$B$2:.$B$583];MATCH([.$F353];[images.$D$2:.$D$583];0));(INDEX([images.$F$2:.$F$583];MATCH([.$F353];[images.$D$2:.$D$583];0))))" office:value-type="string" office:string-value="M3131410.jpg" calcext:value-type="string">
            <text:p>M3131410.jp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54];2;1);[.$E354];[.$I354];[.$J354];[.$H354])" office:value-type="string" office:string-value="3132110" calcext:value-type="string">
            <text:p>3132110</text:p>
          </table:table-cell>
          <table:table-cell table:style-name="ce26" table:formula="of:=HYPERLINK(INDEX([images.$B$2:.$B$583];MATCH([.$F354];[images.$D$2:.$D$583];0));(INDEX([images.$F$2:.$F$583];MATCH([.$F354];[images.$D$2:.$D$583];0))))" office:value-type="string" office:string-value="M3132110.jpg" calcext:value-type="string">
            <text:p>M3132110.jp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55];2;1);[.$E355];[.$I355];[.$J355];[.$H355])" office:value-type="string" office:string-value="3132210" calcext:value-type="string">
            <text:p>3132210</text:p>
          </table:table-cell>
          <table:table-cell table:style-name="ce26" table:formula="of:=HYPERLINK(INDEX([images.$B$2:.$B$583];MATCH([.$F355];[images.$D$2:.$D$583];0));(INDEX([images.$F$2:.$F$583];MATCH([.$F355];[images.$D$2:.$D$583];0))))" office:value-type="string" office:string-value="M3132210.jpg" calcext:value-type="string">
            <text:p>M3132210.jp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55" calcext:value-type="float">
            <text:p>355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56];2;1);[.$E356];[.$I356];[.$J356];[.$H356])" office:value-type="string" office:string-value="3132310" calcext:value-type="string">
            <text:p>3132310</text:p>
          </table:table-cell>
          <table:table-cell table:style-name="ce26" table:formula="of:=HYPERLINK(INDEX([images.$B$2:.$B$583];MATCH([.$F356];[images.$D$2:.$D$583];0));(INDEX([images.$F$2:.$F$583];MATCH([.$F356];[images.$D$2:.$D$583];0))))" office:value-type="string" office:string-value="M3132310.jpg" calcext:value-type="string">
            <text:p>M3132310.jp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57];2;1);[.$E357];[.$I357];[.$J357];[.$H357])" office:value-type="string" office:string-value="3132410" calcext:value-type="string">
            <text:p>3132410</text:p>
          </table:table-cell>
          <table:table-cell table:style-name="ce26" table:formula="of:=HYPERLINK(INDEX([images.$B$2:.$B$583];MATCH([.$F357];[images.$D$2:.$D$583];0));(INDEX([images.$F$2:.$F$583];MATCH([.$F357];[images.$D$2:.$D$583];0))))" office:value-type="string" office:string-value="M3132410.jpg" calcext:value-type="string">
            <text:p>M3132410.jp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58];2;1);[.$E358];[.$I358];[.$J358];[.$H358])" office:value-type="string" office:string-value="3133110" calcext:value-type="string">
            <text:p>3133110</text:p>
          </table:table-cell>
          <table:table-cell table:style-name="ce26" table:formula="of:=HYPERLINK(INDEX([images.$B$2:.$B$583];MATCH([.$F358];[images.$D$2:.$D$583];0));(INDEX([images.$F$2:.$F$583];MATCH([.$F358];[images.$D$2:.$D$583];0))))" office:value-type="string" office:string-value="M3133110.jpg" calcext:value-type="string">
            <text:p>M3133110.jp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59];2;1);[.$E359];[.$I359];[.$J359];[.$H359])" office:value-type="string" office:string-value="3133210" calcext:value-type="string">
            <text:p>3133210</text:p>
          </table:table-cell>
          <table:table-cell table:style-name="ce26" table:formula="of:=HYPERLINK(INDEX([images.$B$2:.$B$583];MATCH([.$F359];[images.$D$2:.$D$583];0));(INDEX([images.$F$2:.$F$583];MATCH([.$F359];[images.$D$2:.$D$583];0))))" office:value-type="string" office:string-value="M3133210.jpg" calcext:value-type="string">
            <text:p>M3133210.jp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60];2;1);[.$E360];[.$I360];[.$J360];[.$H360])" office:value-type="string" office:string-value="3133310" calcext:value-type="string">
            <text:p>3133310</text:p>
          </table:table-cell>
          <table:table-cell table:style-name="ce26" table:formula="of:=HYPERLINK(INDEX([images.$B$2:.$B$583];MATCH([.$F360];[images.$D$2:.$D$583];0));(INDEX([images.$F$2:.$F$583];MATCH([.$F360];[images.$D$2:.$D$583];0))))" office:value-type="string" office:string-value="M3133310.jpg" calcext:value-type="string">
            <text:p>M3133310.jp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table:style-name="ce23" table:formula="of:=CONCATENATE(MID([.D361];2;1);[.$E361];[.$I361];[.$J361];[.$H361])" office:value-type="string" office:string-value="3133410" calcext:value-type="string">
            <text:p>3133410</text:p>
          </table:table-cell>
          <table:table-cell table:style-name="ce26" table:formula="of:=HYPERLINK(INDEX([images.$B$2:.$B$583];MATCH([.$F361];[images.$D$2:.$D$583];0));(INDEX([images.$F$2:.$F$583];MATCH([.$F361];[images.$D$2:.$D$583];0))))" office:value-type="string" office:string-value="M3133410.jpg" calcext:value-type="string">
            <text:p>M3133410.jp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3" table:number-rows-repeated="10482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mages" table:style-name="ta1" table:print="false">
        <table:table-column table:style-name="co42" table:default-cell-style-name="ce21"/>
        <table:table-column table:style-name="co43" table:default-cell-style-name="ce21"/>
        <table:table-column table:style-name="co44" table:default-cell-style-name="ce21"/>
        <table:table-column table:style-name="co45" table:default-cell-style-name="ce21"/>
        <table:table-column table:style-name="co46" table:default-cell-style-name="ce21"/>
        <table:table-column table:style-name="co14" table:default-cell-style-name="ce21"/>
        <table:table-column table:style-name="co14" table:number-columns-repeated="1018" table:default-cell-style-name="ce23"/>
        <table:table-row table:style-name="ro3">
          <table:table-cell office:value-type="string" calcext:value-type="string">
            <text:p>Directory path</text:p>
          </table:table-cell>
          <table:table-cell office:value-type="string" calcext:value-type="string">
            <text:p>Github path url</text:p>
          </table:table-cell>
          <table:table-cell office:value-type="string" calcext:value-type="string">
            <text:p>Folder </text:p>
          </table:table-cell>
          <table:table-cell office:value-type="string" calcext:value-type="string">
            <text:p>File # id</text:p>
          </table:table-cell>
          <table:table-cell office:value-type="string" calcext:value-type="string">
            <text:p>File name </text:p>
          </table:table-cell>
          <table:table-cell table:style-name="ce28" office:value-type="string" calcext:value-type="string">
            <text:p>File url link</text:p>
          </table:table-cell>
          <table:table-cell/>
          <table:table-cell table:style-name="ce29" table:number-columns-repeated="1011"/>
          <table:table-cell table:number-columns-repeated="6"/>
        </table:table-row>
        <table:table-row table:style-name="ro3">
          <table:table-cell table:style-name="ce23" office:value-type="string" calcext:value-type="string">
            <text:p>13_images/IN CM/T/G1/INT11312</text:p>
          </table:table-cell>
          <table:table-cell table:formula="of:=CONCATENATE(&quot;https://github.com/nzbees/image_data/blob/master/&quot;;[.A2];&quot;.jpg&quot;)" office:value-type="string" office:string-value="https://github.com/nzbees/image_data/blob/master/13_images/IN CM/T/G1/INT11312.jpg" calcext:value-type="string">
            <text:p>https://github.com/nzbees/image_data/blob/master/13_images/IN CM/T/G1/INT11312.jpg</text:p>
          </table:table-cell>
          <table:table-cell office:value-type="string" calcext:value-type="string">
            <text:p>G1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INT11312.JPG</text:p>
          </table:table-cell>
          <table:table-cell table:formula="of:=HYPERLINK([.B2];[.E2])" office:value-type="string" office:string-value="INT11312.JPG" calcext:value-type="string">
            <text:p>INT1131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1/INT11313</text:p>
          </table:table-cell>
          <table:table-cell table:formula="of:=CONCATENATE(&quot;https://github.com/nzbees/image_data/blob/master/&quot;;[.A3];&quot;.jpg&quot;)" office:value-type="string" office:string-value="https://github.com/nzbees/image_data/blob/master/13_images/IN CM/T/G1/INT11313.jpg" calcext:value-type="string">
            <text:p>https://github.com/nzbees/image_data/blob/master/13_images/IN CM/T/G1/INT11313.jpg</text:p>
          </table:table-cell>
          <table:table-cell office:value-type="string" calcext:value-type="string">
            <text:p>G1</text:p>
          </table:table-cell>
          <table:table-cell office:value-type="float" office:value="11313" calcext:value-type="float">
            <text:p>11313</text:p>
          </table:table-cell>
          <table:table-cell office:value-type="string" calcext:value-type="string">
            <text:p>INT11313.JPG</text:p>
          </table:table-cell>
          <table:table-cell table:formula="of:=HYPERLINK([.B3];[.E3])" office:value-type="string" office:string-value="INT11313.JPG" calcext:value-type="string">
            <text:p>INT1131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1/INT11314</text:p>
          </table:table-cell>
          <table:table-cell table:formula="of:=CONCATENATE(&quot;https://github.com/nzbees/image_data/blob/master/&quot;;[.A4];&quot;.jpg&quot;)" office:value-type="string" office:string-value="https://github.com/nzbees/image_data/blob/master/13_images/IN CM/T/G1/INT11314.jpg" calcext:value-type="string">
            <text:p>https://github.com/nzbees/image_data/blob/master/13_images/IN CM/T/G1/INT11314.jpg</text:p>
          </table:table-cell>
          <table:table-cell office:value-type="string" calcext:value-type="string">
            <text:p>G1</text:p>
          </table:table-cell>
          <table:table-cell office:value-type="float" office:value="11314" calcext:value-type="float">
            <text:p>11314</text:p>
          </table:table-cell>
          <table:table-cell office:value-type="string" calcext:value-type="string">
            <text:p>INT11314.JPG</text:p>
          </table:table-cell>
          <table:table-cell table:formula="of:=HYPERLINK([.B4];[.E4])" office:value-type="string" office:string-value="INT11314.JPG" calcext:value-type="string">
            <text:p>INT1131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1/INT11315</text:p>
          </table:table-cell>
          <table:table-cell table:formula="of:=CONCATENATE(&quot;https://github.com/nzbees/image_data/blob/master/&quot;;[.A5];&quot;.jpg&quot;)" office:value-type="string" office:string-value="https://github.com/nzbees/image_data/blob/master/13_images/IN CM/T/G1/INT11315.jpg" calcext:value-type="string">
            <text:p>https://github.com/nzbees/image_data/blob/master/13_images/IN CM/T/G1/INT11315.jpg</text:p>
          </table:table-cell>
          <table:table-cell office:value-type="string" calcext:value-type="string">
            <text:p>G1</text:p>
          </table:table-cell>
          <table:table-cell office:value-type="float" office:value="11315" calcext:value-type="float">
            <text:p>11315</text:p>
          </table:table-cell>
          <table:table-cell office:value-type="string" calcext:value-type="string">
            <text:p>INT11315.JPG</text:p>
          </table:table-cell>
          <table:table-cell table:formula="of:=HYPERLINK([.B5];[.E5])" office:value-type="string" office:string-value="INT11315.JPG" calcext:value-type="string">
            <text:p>INT1131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1/INT11316</text:p>
          </table:table-cell>
          <table:table-cell table:formula="of:=CONCATENATE(&quot;https://github.com/nzbees/image_data/blob/master/&quot;;[.A6];&quot;.jpg&quot;)" office:value-type="string" office:string-value="https://github.com/nzbees/image_data/blob/master/13_images/IN CM/T/G1/INT11316.jpg" calcext:value-type="string">
            <text:p>https://github.com/nzbees/image_data/blob/master/13_images/IN CM/T/G1/INT11316.jpg</text:p>
          </table:table-cell>
          <table:table-cell office:value-type="string" calcext:value-type="string">
            <text:p>G1</text:p>
          </table:table-cell>
          <table:table-cell office:value-type="float" office:value="11316" calcext:value-type="float">
            <text:p>11316</text:p>
          </table:table-cell>
          <table:table-cell office:value-type="string" calcext:value-type="string">
            <text:p>INT11316.JPG</text:p>
          </table:table-cell>
          <table:table-cell table:formula="of:=HYPERLINK([.B6];[.E6])" office:value-type="string" office:string-value="INT11316.JPG" calcext:value-type="string">
            <text:p>INT1131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1/INT11317</text:p>
          </table:table-cell>
          <table:table-cell table:formula="of:=CONCATENATE(&quot;https://github.com/nzbees/image_data/blob/master/&quot;;[.A7];&quot;.jpg&quot;)" office:value-type="string" office:string-value="https://github.com/nzbees/image_data/blob/master/13_images/IN CM/T/G1/INT11317.jpg" calcext:value-type="string">
            <text:p>https://github.com/nzbees/image_data/blob/master/13_images/IN CM/T/G1/INT11317.jpg</text:p>
          </table:table-cell>
          <table:table-cell office:value-type="string" calcext:value-type="string">
            <text:p>G1</text:p>
          </table:table-cell>
          <table:table-cell office:value-type="float" office:value="11317" calcext:value-type="float">
            <text:p>11317</text:p>
          </table:table-cell>
          <table:table-cell office:value-type="string" calcext:value-type="string">
            <text:p>INT11317.JPG</text:p>
          </table:table-cell>
          <table:table-cell table:formula="of:=HYPERLINK([.B7];[.E7])" office:value-type="string" office:string-value="INT11317.JPG" calcext:value-type="string">
            <text:p>INT1131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1/INT11318</text:p>
          </table:table-cell>
          <table:table-cell table:formula="of:=CONCATENATE(&quot;https://github.com/nzbees/image_data/blob/master/&quot;;[.A8];&quot;.jpg&quot;)" office:value-type="string" office:string-value="https://github.com/nzbees/image_data/blob/master/13_images/IN CM/T/G1/INT11318.jpg" calcext:value-type="string">
            <text:p>https://github.com/nzbees/image_data/blob/master/13_images/IN CM/T/G1/INT11318.jpg</text:p>
          </table:table-cell>
          <table:table-cell office:value-type="string" calcext:value-type="string">
            <text:p>G1</text:p>
          </table:table-cell>
          <table:table-cell office:value-type="float" office:value="11318" calcext:value-type="float">
            <text:p>11318</text:p>
          </table:table-cell>
          <table:table-cell office:value-type="string" calcext:value-type="string">
            <text:p>INT11318.JPG</text:p>
          </table:table-cell>
          <table:table-cell table:formula="of:=HYPERLINK([.B8];[.E8])" office:value-type="string" office:string-value="INT11318.JPG" calcext:value-type="string">
            <text:p>INT1131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2/INT11322</text:p>
          </table:table-cell>
          <table:table-cell table:formula="of:=CONCATENATE(&quot;https://github.com/nzbees/image_data/blob/master/&quot;;[.A9];&quot;.jpg&quot;)" office:value-type="string" office:string-value="https://github.com/nzbees/image_data/blob/master/13_images/IN CM/T/G2/INT11322.jpg" calcext:value-type="string">
            <text:p>https://github.com/nzbees/image_data/blob/master/13_images/IN CM/T/G2/INT11322.jpg</text:p>
          </table:table-cell>
          <table:table-cell office:value-type="string" calcext:value-type="string">
            <text:p>G2</text:p>
          </table:table-cell>
          <table:table-cell office:value-type="float" office:value="11322" calcext:value-type="float">
            <text:p>11322</text:p>
          </table:table-cell>
          <table:table-cell office:value-type="string" calcext:value-type="string">
            <text:p>INT11322.JPG</text:p>
          </table:table-cell>
          <table:table-cell table:formula="of:=HYPERLINK([.B9];[.E9])" office:value-type="string" office:string-value="INT11322.JPG" calcext:value-type="string">
            <text:p>INT1132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2/INT11323</text:p>
          </table:table-cell>
          <table:table-cell table:formula="of:=CONCATENATE(&quot;https://github.com/nzbees/image_data/blob/master/&quot;;[.A10];&quot;.jpg&quot;)" office:value-type="string" office:string-value="https://github.com/nzbees/image_data/blob/master/13_images/IN CM/T/G2/INT11323.jpg" calcext:value-type="string">
            <text:p>https://github.com/nzbees/image_data/blob/master/13_images/IN CM/T/G2/INT11323.jpg</text:p>
          </table:table-cell>
          <table:table-cell office:value-type="string" calcext:value-type="string">
            <text:p>G2</text:p>
          </table:table-cell>
          <table:table-cell office:value-type="float" office:value="11323" calcext:value-type="float">
            <text:p>11323</text:p>
          </table:table-cell>
          <table:table-cell office:value-type="string" calcext:value-type="string">
            <text:p>INT11323.JPG</text:p>
          </table:table-cell>
          <table:table-cell table:formula="of:=HYPERLINK([.B10];[.E10])" office:value-type="string" office:string-value="INT11323.JPG" calcext:value-type="string">
            <text:p>INT1132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2/INT11324</text:p>
          </table:table-cell>
          <table:table-cell table:formula="of:=CONCATENATE(&quot;https://github.com/nzbees/image_data/blob/master/&quot;;[.A11];&quot;.jpg&quot;)" office:value-type="string" office:string-value="https://github.com/nzbees/image_data/blob/master/13_images/IN CM/T/G2/INT11324.jpg" calcext:value-type="string">
            <text:p>https://github.com/nzbees/image_data/blob/master/13_images/IN CM/T/G2/INT11324.jpg</text:p>
          </table:table-cell>
          <table:table-cell office:value-type="string" calcext:value-type="string">
            <text:p>G2</text:p>
          </table:table-cell>
          <table:table-cell office:value-type="float" office:value="11324" calcext:value-type="float">
            <text:p>11324</text:p>
          </table:table-cell>
          <table:table-cell office:value-type="string" calcext:value-type="string">
            <text:p>INT11324.JPG</text:p>
          </table:table-cell>
          <table:table-cell table:formula="of:=HYPERLINK([.B11];[.E11])" office:value-type="string" office:string-value="INT11324.JPG" calcext:value-type="string">
            <text:p>INT1132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2/INT11325</text:p>
          </table:table-cell>
          <table:table-cell table:formula="of:=CONCATENATE(&quot;https://github.com/nzbees/image_data/blob/master/&quot;;[.A12];&quot;.jpg&quot;)" office:value-type="string" office:string-value="https://github.com/nzbees/image_data/blob/master/13_images/IN CM/T/G2/INT11325.jpg" calcext:value-type="string">
            <text:p>https://github.com/nzbees/image_data/blob/master/13_images/IN CM/T/G2/INT11325.jpg</text:p>
          </table:table-cell>
          <table:table-cell office:value-type="string" calcext:value-type="string">
            <text:p>G2</text:p>
          </table:table-cell>
          <table:table-cell office:value-type="float" office:value="11325" calcext:value-type="float">
            <text:p>11325</text:p>
          </table:table-cell>
          <table:table-cell office:value-type="string" calcext:value-type="string">
            <text:p>INT11325.JPG</text:p>
          </table:table-cell>
          <table:table-cell table:formula="of:=HYPERLINK([.B12];[.E12])" office:value-type="string" office:string-value="INT11325.JPG" calcext:value-type="string">
            <text:p>INT1132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2/INT11326</text:p>
          </table:table-cell>
          <table:table-cell table:formula="of:=CONCATENATE(&quot;https://github.com/nzbees/image_data/blob/master/&quot;;[.A13];&quot;.jpg&quot;)" office:value-type="string" office:string-value="https://github.com/nzbees/image_data/blob/master/13_images/IN CM/T/G2/INT11326.jpg" calcext:value-type="string">
            <text:p>https://github.com/nzbees/image_data/blob/master/13_images/IN CM/T/G2/INT11326.jpg</text:p>
          </table:table-cell>
          <table:table-cell office:value-type="string" calcext:value-type="string">
            <text:p>G2</text:p>
          </table:table-cell>
          <table:table-cell office:value-type="float" office:value="11326" calcext:value-type="float">
            <text:p>11326</text:p>
          </table:table-cell>
          <table:table-cell office:value-type="string" calcext:value-type="string">
            <text:p>INT11326.JPG</text:p>
          </table:table-cell>
          <table:table-cell table:formula="of:=HYPERLINK([.B13];[.E13])" office:value-type="string" office:string-value="INT11326.JPG" calcext:value-type="string">
            <text:p>INT1132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2/INT11327</text:p>
          </table:table-cell>
          <table:table-cell table:formula="of:=CONCATENATE(&quot;https://github.com/nzbees/image_data/blob/master/&quot;;[.A14];&quot;.jpg&quot;)" office:value-type="string" office:string-value="https://github.com/nzbees/image_data/blob/master/13_images/IN CM/T/G2/INT11327.jpg" calcext:value-type="string">
            <text:p>https://github.com/nzbees/image_data/blob/master/13_images/IN CM/T/G2/INT11327.jpg</text:p>
          </table:table-cell>
          <table:table-cell office:value-type="string" calcext:value-type="string">
            <text:p>G2</text:p>
          </table:table-cell>
          <table:table-cell office:value-type="float" office:value="11327" calcext:value-type="float">
            <text:p>11327</text:p>
          </table:table-cell>
          <table:table-cell office:value-type="string" calcext:value-type="string">
            <text:p>INT11327.JPG</text:p>
          </table:table-cell>
          <table:table-cell table:formula="of:=HYPERLINK([.B14];[.E14])" office:value-type="string" office:string-value="INT11327.JPG" calcext:value-type="string">
            <text:p>INT1132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2/INT11328</text:p>
          </table:table-cell>
          <table:table-cell table:formula="of:=CONCATENATE(&quot;https://github.com/nzbees/image_data/blob/master/&quot;;[.A15];&quot;.jpg&quot;)" office:value-type="string" office:string-value="https://github.com/nzbees/image_data/blob/master/13_images/IN CM/T/G2/INT11328.jpg" calcext:value-type="string">
            <text:p>https://github.com/nzbees/image_data/blob/master/13_images/IN CM/T/G2/INT11328.jpg</text:p>
          </table:table-cell>
          <table:table-cell office:value-type="string" calcext:value-type="string">
            <text:p>G2</text:p>
          </table:table-cell>
          <table:table-cell office:value-type="float" office:value="11328" calcext:value-type="float">
            <text:p>11328</text:p>
          </table:table-cell>
          <table:table-cell office:value-type="string" calcext:value-type="string">
            <text:p>INT11328.JPG</text:p>
          </table:table-cell>
          <table:table-cell table:formula="of:=HYPERLINK([.B15];[.E15])" office:value-type="string" office:string-value="INT11328.JPG" calcext:value-type="string">
            <text:p>INT1132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3/INT11332</text:p>
          </table:table-cell>
          <table:table-cell table:formula="of:=CONCATENATE(&quot;https://github.com/nzbees/image_data/blob/master/&quot;;[.A16];&quot;.jpg&quot;)" office:value-type="string" office:string-value="https://github.com/nzbees/image_data/blob/master/13_images/IN CM/T/G3/INT11332.jpg" calcext:value-type="string">
            <text:p>https://github.com/nzbees/image_data/blob/master/13_images/IN CM/T/G3/INT11332.jpg</text:p>
          </table:table-cell>
          <table:table-cell office:value-type="string" calcext:value-type="string">
            <text:p>G3</text:p>
          </table:table-cell>
          <table:table-cell office:value-type="float" office:value="11332" calcext:value-type="float">
            <text:p>11332</text:p>
          </table:table-cell>
          <table:table-cell office:value-type="string" calcext:value-type="string">
            <text:p>INT11332.JPG</text:p>
          </table:table-cell>
          <table:table-cell table:formula="of:=HYPERLINK([.B16];[.E16])" office:value-type="string" office:string-value="INT11332.JPG" calcext:value-type="string">
            <text:p>INT1133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3/INT11333</text:p>
          </table:table-cell>
          <table:table-cell table:formula="of:=CONCATENATE(&quot;https://github.com/nzbees/image_data/blob/master/&quot;;[.A17];&quot;.jpg&quot;)" office:value-type="string" office:string-value="https://github.com/nzbees/image_data/blob/master/13_images/IN CM/T/G3/INT11333.jpg" calcext:value-type="string">
            <text:p>https://github.com/nzbees/image_data/blob/master/13_images/IN CM/T/G3/INT11333.jpg</text:p>
          </table:table-cell>
          <table:table-cell office:value-type="string" calcext:value-type="string">
            <text:p>G3</text:p>
          </table:table-cell>
          <table:table-cell office:value-type="float" office:value="11333" calcext:value-type="float">
            <text:p>11333</text:p>
          </table:table-cell>
          <table:table-cell office:value-type="string" calcext:value-type="string">
            <text:p>INT11333.JPG</text:p>
          </table:table-cell>
          <table:table-cell table:formula="of:=HYPERLINK([.B17];[.E17])" office:value-type="string" office:string-value="INT11333.JPG" calcext:value-type="string">
            <text:p>INT1133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3/INT11334</text:p>
          </table:table-cell>
          <table:table-cell table:formula="of:=CONCATENATE(&quot;https://github.com/nzbees/image_data/blob/master/&quot;;[.A18];&quot;.jpg&quot;)" office:value-type="string" office:string-value="https://github.com/nzbees/image_data/blob/master/13_images/IN CM/T/G3/INT11334.jpg" calcext:value-type="string">
            <text:p>https://github.com/nzbees/image_data/blob/master/13_images/IN CM/T/G3/INT11334.jpg</text:p>
          </table:table-cell>
          <table:table-cell office:value-type="string" calcext:value-type="string">
            <text:p>G3</text:p>
          </table:table-cell>
          <table:table-cell office:value-type="float" office:value="11334" calcext:value-type="float">
            <text:p>11334</text:p>
          </table:table-cell>
          <table:table-cell office:value-type="string" calcext:value-type="string">
            <text:p>INT11334.JPG</text:p>
          </table:table-cell>
          <table:table-cell table:formula="of:=HYPERLINK([.B18];[.E18])" office:value-type="string" office:string-value="INT11334.JPG" calcext:value-type="string">
            <text:p>INT1133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3/INT11335</text:p>
          </table:table-cell>
          <table:table-cell table:formula="of:=CONCATENATE(&quot;https://github.com/nzbees/image_data/blob/master/&quot;;[.A19];&quot;.jpg&quot;)" office:value-type="string" office:string-value="https://github.com/nzbees/image_data/blob/master/13_images/IN CM/T/G3/INT11335.jpg" calcext:value-type="string">
            <text:p>https://github.com/nzbees/image_data/blob/master/13_images/IN CM/T/G3/INT11335.jpg</text:p>
          </table:table-cell>
          <table:table-cell office:value-type="string" calcext:value-type="string">
            <text:p>G3</text:p>
          </table:table-cell>
          <table:table-cell office:value-type="float" office:value="11335" calcext:value-type="float">
            <text:p>11335</text:p>
          </table:table-cell>
          <table:table-cell office:value-type="string" calcext:value-type="string">
            <text:p>INT11335.JPG</text:p>
          </table:table-cell>
          <table:table-cell table:formula="of:=HYPERLINK([.B19];[.E19])" office:value-type="string" office:string-value="INT11335.JPG" calcext:value-type="string">
            <text:p>INT1133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3/INT11336</text:p>
          </table:table-cell>
          <table:table-cell table:formula="of:=CONCATENATE(&quot;https://github.com/nzbees/image_data/blob/master/&quot;;[.A20];&quot;.jpg&quot;)" office:value-type="string" office:string-value="https://github.com/nzbees/image_data/blob/master/13_images/IN CM/T/G3/INT11336.jpg" calcext:value-type="string">
            <text:p>https://github.com/nzbees/image_data/blob/master/13_images/IN CM/T/G3/INT11336.jpg</text:p>
          </table:table-cell>
          <table:table-cell office:value-type="string" calcext:value-type="string">
            <text:p>G3</text:p>
          </table:table-cell>
          <table:table-cell office:value-type="float" office:value="11336" calcext:value-type="float">
            <text:p>11336</text:p>
          </table:table-cell>
          <table:table-cell office:value-type="string" calcext:value-type="string">
            <text:p>INT11336.JPG</text:p>
          </table:table-cell>
          <table:table-cell table:formula="of:=HYPERLINK([.B20];[.E20])" office:value-type="string" office:string-value="INT11336.JPG" calcext:value-type="string">
            <text:p>INT113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3/INT11337</text:p>
          </table:table-cell>
          <table:table-cell table:formula="of:=CONCATENATE(&quot;https://github.com/nzbees/image_data/blob/master/&quot;;[.A21];&quot;.jpg&quot;)" office:value-type="string" office:string-value="https://github.com/nzbees/image_data/blob/master/13_images/IN CM/T/G3/INT11337.jpg" calcext:value-type="string">
            <text:p>https://github.com/nzbees/image_data/blob/master/13_images/IN CM/T/G3/INT11337.jpg</text:p>
          </table:table-cell>
          <table:table-cell office:value-type="string" calcext:value-type="string">
            <text:p>G3</text:p>
          </table:table-cell>
          <table:table-cell office:value-type="float" office:value="11337" calcext:value-type="float">
            <text:p>11337</text:p>
          </table:table-cell>
          <table:table-cell office:value-type="string" calcext:value-type="string">
            <text:p>INT11337.JPG</text:p>
          </table:table-cell>
          <table:table-cell table:formula="of:=HYPERLINK([.B21];[.E21])" office:value-type="string" office:string-value="INT11337.JPG" calcext:value-type="string">
            <text:p>INT1133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3/INT11338</text:p>
          </table:table-cell>
          <table:table-cell table:formula="of:=CONCATENATE(&quot;https://github.com/nzbees/image_data/blob/master/&quot;;[.A22];&quot;.jpg&quot;)" office:value-type="string" office:string-value="https://github.com/nzbees/image_data/blob/master/13_images/IN CM/T/G3/INT11338.jpg" calcext:value-type="string">
            <text:p>https://github.com/nzbees/image_data/blob/master/13_images/IN CM/T/G3/INT11338.jpg</text:p>
          </table:table-cell>
          <table:table-cell office:value-type="string" calcext:value-type="string">
            <text:p>G3</text:p>
          </table:table-cell>
          <table:table-cell office:value-type="float" office:value="11338" calcext:value-type="float">
            <text:p>11338</text:p>
          </table:table-cell>
          <table:table-cell office:value-type="string" calcext:value-type="string">
            <text:p>INT11338.JPG</text:p>
          </table:table-cell>
          <table:table-cell table:formula="of:=HYPERLINK([.B22];[.E22])" office:value-type="string" office:string-value="INT11338.JPG" calcext:value-type="string">
            <text:p>INT1133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3/INT11339</text:p>
          </table:table-cell>
          <table:table-cell table:formula="of:=CONCATENATE(&quot;https://github.com/nzbees/image_data/blob/master/&quot;;[.A23];&quot;.jpg&quot;)" office:value-type="string" office:string-value="https://github.com/nzbees/image_data/blob/master/13_images/IN CM/T/G3/INT11339.jpg" calcext:value-type="string">
            <text:p>https://github.com/nzbees/image_data/blob/master/13_images/IN CM/T/G3/INT11339.jpg</text:p>
          </table:table-cell>
          <table:table-cell office:value-type="string" calcext:value-type="string">
            <text:p>G3</text:p>
          </table:table-cell>
          <table:table-cell office:value-type="float" office:value="11339" calcext:value-type="float">
            <text:p>11339</text:p>
          </table:table-cell>
          <table:table-cell office:value-type="string" calcext:value-type="string">
            <text:p>INT11339.JPG</text:p>
          </table:table-cell>
          <table:table-cell table:formula="of:=HYPERLINK([.B23];[.E23])" office:value-type="string" office:string-value="INT11339.JPG" calcext:value-type="string">
            <text:p>INT1133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4/INT11342</text:p>
          </table:table-cell>
          <table:table-cell table:formula="of:=CONCATENATE(&quot;https://github.com/nzbees/image_data/blob/master/&quot;;[.A24];&quot;.jpg&quot;)" office:value-type="string" office:string-value="https://github.com/nzbees/image_data/blob/master/13_images/IN CM/T/G4/INT11342.jpg" calcext:value-type="string">
            <text:p>https://github.com/nzbees/image_data/blob/master/13_images/IN CM/T/G4/INT11342.jpg</text:p>
          </table:table-cell>
          <table:table-cell office:value-type="string" calcext:value-type="string">
            <text:p>G4</text:p>
          </table:table-cell>
          <table:table-cell office:value-type="float" office:value="11342" calcext:value-type="float">
            <text:p>11342</text:p>
          </table:table-cell>
          <table:table-cell office:value-type="string" calcext:value-type="string">
            <text:p>INT11342.JPG</text:p>
          </table:table-cell>
          <table:table-cell table:formula="of:=HYPERLINK([.B24];[.E24])" office:value-type="string" office:string-value="INT11342.JPG" calcext:value-type="string">
            <text:p>INT1134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4/INT11343</text:p>
          </table:table-cell>
          <table:table-cell table:formula="of:=CONCATENATE(&quot;https://github.com/nzbees/image_data/blob/master/&quot;;[.A25];&quot;.jpg&quot;)" office:value-type="string" office:string-value="https://github.com/nzbees/image_data/blob/master/13_images/IN CM/T/G4/INT11343.jpg" calcext:value-type="string">
            <text:p>https://github.com/nzbees/image_data/blob/master/13_images/IN CM/T/G4/INT11343.jpg</text:p>
          </table:table-cell>
          <table:table-cell office:value-type="string" calcext:value-type="string">
            <text:p>G4</text:p>
          </table:table-cell>
          <table:table-cell office:value-type="float" office:value="11343" calcext:value-type="float">
            <text:p>11343</text:p>
          </table:table-cell>
          <table:table-cell office:value-type="string" calcext:value-type="string">
            <text:p>INT11343.JPG</text:p>
          </table:table-cell>
          <table:table-cell table:formula="of:=HYPERLINK([.B25];[.E25])" office:value-type="string" office:string-value="INT11343.JPG" calcext:value-type="string">
            <text:p>INT1134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4/INT11344</text:p>
          </table:table-cell>
          <table:table-cell table:formula="of:=CONCATENATE(&quot;https://github.com/nzbees/image_data/blob/master/&quot;;[.A26];&quot;.jpg&quot;)" office:value-type="string" office:string-value="https://github.com/nzbees/image_data/blob/master/13_images/IN CM/T/G4/INT11344.jpg" calcext:value-type="string">
            <text:p>https://github.com/nzbees/image_data/blob/master/13_images/IN CM/T/G4/INT11344.jpg</text:p>
          </table:table-cell>
          <table:table-cell office:value-type="string" calcext:value-type="string">
            <text:p>G4</text:p>
          </table:table-cell>
          <table:table-cell office:value-type="float" office:value="11344" calcext:value-type="float">
            <text:p>11344</text:p>
          </table:table-cell>
          <table:table-cell office:value-type="string" calcext:value-type="string">
            <text:p>INT11344.JPG</text:p>
          </table:table-cell>
          <table:table-cell table:formula="of:=HYPERLINK([.B26];[.E26])" office:value-type="string" office:string-value="INT11344.JPG" calcext:value-type="string">
            <text:p>INT1134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4/INT11345</text:p>
          </table:table-cell>
          <table:table-cell table:formula="of:=CONCATENATE(&quot;https://github.com/nzbees/image_data/blob/master/&quot;;[.A27];&quot;.jpg&quot;)" office:value-type="string" office:string-value="https://github.com/nzbees/image_data/blob/master/13_images/IN CM/T/G4/INT11345.jpg" calcext:value-type="string">
            <text:p>https://github.com/nzbees/image_data/blob/master/13_images/IN CM/T/G4/INT11345.jpg</text:p>
          </table:table-cell>
          <table:table-cell office:value-type="string" calcext:value-type="string">
            <text:p>G4</text:p>
          </table:table-cell>
          <table:table-cell office:value-type="float" office:value="11345" calcext:value-type="float">
            <text:p>11345</text:p>
          </table:table-cell>
          <table:table-cell office:value-type="string" calcext:value-type="string">
            <text:p>INT11345.JPG</text:p>
          </table:table-cell>
          <table:table-cell table:formula="of:=HYPERLINK([.B27];[.E27])" office:value-type="string" office:string-value="INT11345.JPG" calcext:value-type="string">
            <text:p>INT1134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4/INT11346</text:p>
          </table:table-cell>
          <table:table-cell table:formula="of:=CONCATENATE(&quot;https://github.com/nzbees/image_data/blob/master/&quot;;[.A28];&quot;.jpg&quot;)" office:value-type="string" office:string-value="https://github.com/nzbees/image_data/blob/master/13_images/IN CM/T/G4/INT11346.jpg" calcext:value-type="string">
            <text:p>https://github.com/nzbees/image_data/blob/master/13_images/IN CM/T/G4/INT11346.jpg</text:p>
          </table:table-cell>
          <table:table-cell office:value-type="string" calcext:value-type="string">
            <text:p>G4</text:p>
          </table:table-cell>
          <table:table-cell office:value-type="float" office:value="11346" calcext:value-type="float">
            <text:p>11346</text:p>
          </table:table-cell>
          <table:table-cell office:value-type="string" calcext:value-type="string">
            <text:p>INT11346.JPG</text:p>
          </table:table-cell>
          <table:table-cell table:formula="of:=HYPERLINK([.B28];[.E28])" office:value-type="string" office:string-value="INT11346.JPG" calcext:value-type="string">
            <text:p>INT1134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4/INT11347</text:p>
          </table:table-cell>
          <table:table-cell table:formula="of:=CONCATENATE(&quot;https://github.com/nzbees/image_data/blob/master/&quot;;[.A29];&quot;.jpg&quot;)" office:value-type="string" office:string-value="https://github.com/nzbees/image_data/blob/master/13_images/IN CM/T/G4/INT11347.jpg" calcext:value-type="string">
            <text:p>https://github.com/nzbees/image_data/blob/master/13_images/IN CM/T/G4/INT11347.jpg</text:p>
          </table:table-cell>
          <table:table-cell office:value-type="string" calcext:value-type="string">
            <text:p>G4</text:p>
          </table:table-cell>
          <table:table-cell office:value-type="float" office:value="11347" calcext:value-type="float">
            <text:p>11347</text:p>
          </table:table-cell>
          <table:table-cell office:value-type="string" calcext:value-type="string">
            <text:p>INT11347.JPG</text:p>
          </table:table-cell>
          <table:table-cell table:formula="of:=HYPERLINK([.B29];[.E29])" office:value-type="string" office:string-value="INT11347.JPG" calcext:value-type="string">
            <text:p>INT1134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4/INT11348</text:p>
          </table:table-cell>
          <table:table-cell table:formula="of:=CONCATENATE(&quot;https://github.com/nzbees/image_data/blob/master/&quot;;[.A30];&quot;.jpg&quot;)" office:value-type="string" office:string-value="https://github.com/nzbees/image_data/blob/master/13_images/IN CM/T/G4/INT11348.jpg" calcext:value-type="string">
            <text:p>https://github.com/nzbees/image_data/blob/master/13_images/IN CM/T/G4/INT11348.jpg</text:p>
          </table:table-cell>
          <table:table-cell office:value-type="string" calcext:value-type="string">
            <text:p>G4</text:p>
          </table:table-cell>
          <table:table-cell office:value-type="float" office:value="11348" calcext:value-type="float">
            <text:p>11348</text:p>
          </table:table-cell>
          <table:table-cell office:value-type="string" calcext:value-type="string">
            <text:p>INT11348.JPG</text:p>
          </table:table-cell>
          <table:table-cell table:formula="of:=HYPERLINK([.B30];[.E30])" office:value-type="string" office:string-value="INT11348.JPG" calcext:value-type="string">
            <text:p>INT1134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1/INP21312</text:p>
          </table:table-cell>
          <table:table-cell table:formula="of:=CONCATENATE(&quot;https://github.com/nzbees/image_data/blob/master/&quot;;[.A31];&quot;.jpg&quot;)" office:value-type="string" office:string-value="https://github.com/nzbees/image_data/blob/master/13_images/IN CM/P/G1/INP21312.jpg" calcext:value-type="string">
            <text:p>https://github.com/nzbees/image_data/blob/master/13_images/IN CM/P/G1/INP21312.jpg</text:p>
          </table:table-cell>
          <table:table-cell office:value-type="string" calcext:value-type="string">
            <text:p>G1</text:p>
          </table:table-cell>
          <table:table-cell office:value-type="float" office:value="21312" calcext:value-type="float">
            <text:p>21312</text:p>
          </table:table-cell>
          <table:table-cell office:value-type="string" calcext:value-type="string">
            <text:p>INP21312.JPG</text:p>
          </table:table-cell>
          <table:table-cell table:formula="of:=HYPERLINK([.B31];[.E31])" office:value-type="string" office:string-value="INP21312.JPG" calcext:value-type="string">
            <text:p>INP2131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1/INP21313</text:p>
          </table:table-cell>
          <table:table-cell table:formula="of:=CONCATENATE(&quot;https://github.com/nzbees/image_data/blob/master/&quot;;[.A32];&quot;.jpg&quot;)" office:value-type="string" office:string-value="https://github.com/nzbees/image_data/blob/master/13_images/IN CM/P/G1/INP21313.jpg" calcext:value-type="string">
            <text:p>https://github.com/nzbees/image_data/blob/master/13_images/IN CM/P/G1/INP21313.jpg</text:p>
          </table:table-cell>
          <table:table-cell office:value-type="string" calcext:value-type="string">
            <text:p>G1</text:p>
          </table:table-cell>
          <table:table-cell office:value-type="float" office:value="21313" calcext:value-type="float">
            <text:p>21313</text:p>
          </table:table-cell>
          <table:table-cell office:value-type="string" calcext:value-type="string">
            <text:p>INP21313.JPG</text:p>
          </table:table-cell>
          <table:table-cell table:formula="of:=HYPERLINK([.B32];[.E32])" office:value-type="string" office:string-value="INP21313.JPG" calcext:value-type="string">
            <text:p>INP2131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1/INP21314</text:p>
          </table:table-cell>
          <table:table-cell table:formula="of:=CONCATENATE(&quot;https://github.com/nzbees/image_data/blob/master/&quot;;[.A33];&quot;.jpg&quot;)" office:value-type="string" office:string-value="https://github.com/nzbees/image_data/blob/master/13_images/IN CM/P/G1/INP21314.jpg" calcext:value-type="string">
            <text:p>https://github.com/nzbees/image_data/blob/master/13_images/IN CM/P/G1/INP21314.jpg</text:p>
          </table:table-cell>
          <table:table-cell office:value-type="string" calcext:value-type="string">
            <text:p>G1</text:p>
          </table:table-cell>
          <table:table-cell office:value-type="float" office:value="21314" calcext:value-type="float">
            <text:p>21314</text:p>
          </table:table-cell>
          <table:table-cell office:value-type="string" calcext:value-type="string">
            <text:p>INP21314.JPG</text:p>
          </table:table-cell>
          <table:table-cell table:formula="of:=HYPERLINK([.B33];[.E33])" office:value-type="string" office:string-value="INP21314.JPG" calcext:value-type="string">
            <text:p>INP2131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1/INP21315</text:p>
          </table:table-cell>
          <table:table-cell table:formula="of:=CONCATENATE(&quot;https://github.com/nzbees/image_data/blob/master/&quot;;[.A34];&quot;.jpg&quot;)" office:value-type="string" office:string-value="https://github.com/nzbees/image_data/blob/master/13_images/IN CM/P/G1/INP21315.jpg" calcext:value-type="string">
            <text:p>https://github.com/nzbees/image_data/blob/master/13_images/IN CM/P/G1/INP21315.jpg</text:p>
          </table:table-cell>
          <table:table-cell office:value-type="string" calcext:value-type="string">
            <text:p>G1</text:p>
          </table:table-cell>
          <table:table-cell office:value-type="float" office:value="21315" calcext:value-type="float">
            <text:p>21315</text:p>
          </table:table-cell>
          <table:table-cell office:value-type="string" calcext:value-type="string">
            <text:p>INP21315.JPG</text:p>
          </table:table-cell>
          <table:table-cell table:formula="of:=HYPERLINK([.B34];[.E34])" office:value-type="string" office:string-value="INP21315.JPG" calcext:value-type="string">
            <text:p>INP2131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1/INP21316</text:p>
          </table:table-cell>
          <table:table-cell table:formula="of:=CONCATENATE(&quot;https://github.com/nzbees/image_data/blob/master/&quot;;[.A35];&quot;.jpg&quot;)" office:value-type="string" office:string-value="https://github.com/nzbees/image_data/blob/master/13_images/IN CM/P/G1/INP21316.jpg" calcext:value-type="string">
            <text:p>https://github.com/nzbees/image_data/blob/master/13_images/IN CM/P/G1/INP21316.jpg</text:p>
          </table:table-cell>
          <table:table-cell office:value-type="string" calcext:value-type="string">
            <text:p>G1</text:p>
          </table:table-cell>
          <table:table-cell office:value-type="float" office:value="21316" calcext:value-type="float">
            <text:p>21316</text:p>
          </table:table-cell>
          <table:table-cell office:value-type="string" calcext:value-type="string">
            <text:p>INP21316.JPG</text:p>
          </table:table-cell>
          <table:table-cell table:formula="of:=HYPERLINK([.B35];[.E35])" office:value-type="string" office:string-value="INP21316.JPG" calcext:value-type="string">
            <text:p>INP2131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1/INP21317</text:p>
          </table:table-cell>
          <table:table-cell table:formula="of:=CONCATENATE(&quot;https://github.com/nzbees/image_data/blob/master/&quot;;[.A36];&quot;.jpg&quot;)" office:value-type="string" office:string-value="https://github.com/nzbees/image_data/blob/master/13_images/IN CM/P/G1/INP21317.jpg" calcext:value-type="string">
            <text:p>https://github.com/nzbees/image_data/blob/master/13_images/IN CM/P/G1/INP21317.jpg</text:p>
          </table:table-cell>
          <table:table-cell office:value-type="string" calcext:value-type="string">
            <text:p>G1</text:p>
          </table:table-cell>
          <table:table-cell office:value-type="float" office:value="21317" calcext:value-type="float">
            <text:p>21317</text:p>
          </table:table-cell>
          <table:table-cell office:value-type="string" calcext:value-type="string">
            <text:p>INP21317.JPG</text:p>
          </table:table-cell>
          <table:table-cell table:formula="of:=HYPERLINK([.B36];[.E36])" office:value-type="string" office:string-value="INP21317.JPG" calcext:value-type="string">
            <text:p>INP2131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1/INP21318</text:p>
          </table:table-cell>
          <table:table-cell table:formula="of:=CONCATENATE(&quot;https://github.com/nzbees/image_data/blob/master/&quot;;[.A37];&quot;.jpg&quot;)" office:value-type="string" office:string-value="https://github.com/nzbees/image_data/blob/master/13_images/IN CM/P/G1/INP21318.jpg" calcext:value-type="string">
            <text:p>https://github.com/nzbees/image_data/blob/master/13_images/IN CM/P/G1/INP21318.jpg</text:p>
          </table:table-cell>
          <table:table-cell office:value-type="string" calcext:value-type="string">
            <text:p>G1</text:p>
          </table:table-cell>
          <table:table-cell office:value-type="float" office:value="21318" calcext:value-type="float">
            <text:p>21318</text:p>
          </table:table-cell>
          <table:table-cell office:value-type="string" calcext:value-type="string">
            <text:p>INP21318.JPG</text:p>
          </table:table-cell>
          <table:table-cell table:formula="of:=HYPERLINK([.B37];[.E37])" office:value-type="string" office:string-value="INP21318.JPG" calcext:value-type="string">
            <text:p>INP2131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2/INP21322</text:p>
          </table:table-cell>
          <table:table-cell table:formula="of:=CONCATENATE(&quot;https://github.com/nzbees/image_data/blob/master/&quot;;[.A38];&quot;.jpg&quot;)" office:value-type="string" office:string-value="https://github.com/nzbees/image_data/blob/master/13_images/IN CM/P/G2/INP21322.jpg" calcext:value-type="string">
            <text:p>https://github.com/nzbees/image_data/blob/master/13_images/IN CM/P/G2/INP21322.jpg</text:p>
          </table:table-cell>
          <table:table-cell office:value-type="string" calcext:value-type="string">
            <text:p>G2</text:p>
          </table:table-cell>
          <table:table-cell office:value-type="float" office:value="21322" calcext:value-type="float">
            <text:p>21322</text:p>
          </table:table-cell>
          <table:table-cell office:value-type="string" calcext:value-type="string">
            <text:p>INP21322.JPG</text:p>
          </table:table-cell>
          <table:table-cell table:formula="of:=HYPERLINK([.B38];[.E38])" office:value-type="string" office:string-value="INP21322.JPG" calcext:value-type="string">
            <text:p>INP2132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2/INP21323</text:p>
          </table:table-cell>
          <table:table-cell table:formula="of:=CONCATENATE(&quot;https://github.com/nzbees/image_data/blob/master/&quot;;[.A39];&quot;.jpg&quot;)" office:value-type="string" office:string-value="https://github.com/nzbees/image_data/blob/master/13_images/IN CM/P/G2/INP21323.jpg" calcext:value-type="string">
            <text:p>https://github.com/nzbees/image_data/blob/master/13_images/IN CM/P/G2/INP21323.jpg</text:p>
          </table:table-cell>
          <table:table-cell office:value-type="string" calcext:value-type="string">
            <text:p>G2</text:p>
          </table:table-cell>
          <table:table-cell office:value-type="float" office:value="21323" calcext:value-type="float">
            <text:p>21323</text:p>
          </table:table-cell>
          <table:table-cell office:value-type="string" calcext:value-type="string">
            <text:p>INP21323.JPG</text:p>
          </table:table-cell>
          <table:table-cell table:formula="of:=HYPERLINK([.B39];[.E39])" office:value-type="string" office:string-value="INP21323.JPG" calcext:value-type="string">
            <text:p>INP2132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2/INP21324</text:p>
          </table:table-cell>
          <table:table-cell table:formula="of:=CONCATENATE(&quot;https://github.com/nzbees/image_data/blob/master/&quot;;[.A40];&quot;.jpg&quot;)" office:value-type="string" office:string-value="https://github.com/nzbees/image_data/blob/master/13_images/IN CM/P/G2/INP21324.jpg" calcext:value-type="string">
            <text:p>https://github.com/nzbees/image_data/blob/master/13_images/IN CM/P/G2/INP21324.jpg</text:p>
          </table:table-cell>
          <table:table-cell office:value-type="string" calcext:value-type="string">
            <text:p>G2</text:p>
          </table:table-cell>
          <table:table-cell office:value-type="float" office:value="21324" calcext:value-type="float">
            <text:p>21324</text:p>
          </table:table-cell>
          <table:table-cell office:value-type="string" calcext:value-type="string">
            <text:p>INP21324.JPG</text:p>
          </table:table-cell>
          <table:table-cell table:formula="of:=HYPERLINK([.B40];[.E40])" office:value-type="string" office:string-value="INP21324.JPG" calcext:value-type="string">
            <text:p>INP2132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2/INP21325</text:p>
          </table:table-cell>
          <table:table-cell table:formula="of:=CONCATENATE(&quot;https://github.com/nzbees/image_data/blob/master/&quot;;[.A41];&quot;.jpg&quot;)" office:value-type="string" office:string-value="https://github.com/nzbees/image_data/blob/master/13_images/IN CM/P/G2/INP21325.jpg" calcext:value-type="string">
            <text:p>https://github.com/nzbees/image_data/blob/master/13_images/IN CM/P/G2/INP21325.jpg</text:p>
          </table:table-cell>
          <table:table-cell office:value-type="string" calcext:value-type="string">
            <text:p>G2</text:p>
          </table:table-cell>
          <table:table-cell office:value-type="float" office:value="21325" calcext:value-type="float">
            <text:p>21325</text:p>
          </table:table-cell>
          <table:table-cell office:value-type="string" calcext:value-type="string">
            <text:p>INP21325.JPG</text:p>
          </table:table-cell>
          <table:table-cell table:formula="of:=HYPERLINK([.B41];[.E41])" office:value-type="string" office:string-value="INP21325.JPG" calcext:value-type="string">
            <text:p>INP2132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2/INP21326</text:p>
          </table:table-cell>
          <table:table-cell table:formula="of:=CONCATENATE(&quot;https://github.com/nzbees/image_data/blob/master/&quot;;[.A42];&quot;.jpg&quot;)" office:value-type="string" office:string-value="https://github.com/nzbees/image_data/blob/master/13_images/IN CM/P/G2/INP21326.jpg" calcext:value-type="string">
            <text:p>https://github.com/nzbees/image_data/blob/master/13_images/IN CM/P/G2/INP21326.jpg</text:p>
          </table:table-cell>
          <table:table-cell office:value-type="string" calcext:value-type="string">
            <text:p>G2</text:p>
          </table:table-cell>
          <table:table-cell office:value-type="float" office:value="21326" calcext:value-type="float">
            <text:p>21326</text:p>
          </table:table-cell>
          <table:table-cell office:value-type="string" calcext:value-type="string">
            <text:p>INP21326.JPG</text:p>
          </table:table-cell>
          <table:table-cell table:formula="of:=HYPERLINK([.B42];[.E42])" office:value-type="string" office:string-value="INP21326.JPG" calcext:value-type="string">
            <text:p>INP2132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2/INP21327</text:p>
          </table:table-cell>
          <table:table-cell table:formula="of:=CONCATENATE(&quot;https://github.com/nzbees/image_data/blob/master/&quot;;[.A43];&quot;.jpg&quot;)" office:value-type="string" office:string-value="https://github.com/nzbees/image_data/blob/master/13_images/IN CM/P/G2/INP21327.jpg" calcext:value-type="string">
            <text:p>https://github.com/nzbees/image_data/blob/master/13_images/IN CM/P/G2/INP21327.jpg</text:p>
          </table:table-cell>
          <table:table-cell office:value-type="string" calcext:value-type="string">
            <text:p>G2</text:p>
          </table:table-cell>
          <table:table-cell office:value-type="float" office:value="21327" calcext:value-type="float">
            <text:p>21327</text:p>
          </table:table-cell>
          <table:table-cell office:value-type="string" calcext:value-type="string">
            <text:p>INP21327.JPG</text:p>
          </table:table-cell>
          <table:table-cell table:formula="of:=HYPERLINK([.B43];[.E43])" office:value-type="string" office:string-value="INP21327.JPG" calcext:value-type="string">
            <text:p>INP2132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2/INP21328</text:p>
          </table:table-cell>
          <table:table-cell table:formula="of:=CONCATENATE(&quot;https://github.com/nzbees/image_data/blob/master/&quot;;[.A44];&quot;.jpg&quot;)" office:value-type="string" office:string-value="https://github.com/nzbees/image_data/blob/master/13_images/IN CM/P/G2/INP21328.jpg" calcext:value-type="string">
            <text:p>https://github.com/nzbees/image_data/blob/master/13_images/IN CM/P/G2/INP21328.jpg</text:p>
          </table:table-cell>
          <table:table-cell office:value-type="string" calcext:value-type="string">
            <text:p>G2</text:p>
          </table:table-cell>
          <table:table-cell office:value-type="float" office:value="21328" calcext:value-type="float">
            <text:p>21328</text:p>
          </table:table-cell>
          <table:table-cell office:value-type="string" calcext:value-type="string">
            <text:p>INP21328.JPG</text:p>
          </table:table-cell>
          <table:table-cell table:formula="of:=HYPERLINK([.B44];[.E44])" office:value-type="string" office:string-value="INP21328.JPG" calcext:value-type="string">
            <text:p>INP2132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2/INP21329</text:p>
          </table:table-cell>
          <table:table-cell table:formula="of:=CONCATENATE(&quot;https://github.com/nzbees/image_data/blob/master/&quot;;[.A45];&quot;.jpg&quot;)" office:value-type="string" office:string-value="https://github.com/nzbees/image_data/blob/master/13_images/IN CM/P/G2/INP21329.jpg" calcext:value-type="string">
            <text:p>https://github.com/nzbees/image_data/blob/master/13_images/IN CM/P/G2/INP21329.jpg</text:p>
          </table:table-cell>
          <table:table-cell office:value-type="string" calcext:value-type="string">
            <text:p>G2</text:p>
          </table:table-cell>
          <table:table-cell office:value-type="float" office:value="21329" calcext:value-type="float">
            <text:p>21329</text:p>
          </table:table-cell>
          <table:table-cell office:value-type="string" calcext:value-type="string">
            <text:p>INP21329.JPG</text:p>
          </table:table-cell>
          <table:table-cell table:formula="of:=HYPERLINK([.B45];[.E45])" office:value-type="string" office:string-value="INP21329.JPG" calcext:value-type="string">
            <text:p>INP2132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3/INP21332</text:p>
          </table:table-cell>
          <table:table-cell table:formula="of:=CONCATENATE(&quot;https://github.com/nzbees/image_data/blob/master/&quot;;[.A46];&quot;.jpg&quot;)" office:value-type="string" office:string-value="https://github.com/nzbees/image_data/blob/master/13_images/IN CM/P/G3/INP21332.jpg" calcext:value-type="string">
            <text:p>https://github.com/nzbees/image_data/blob/master/13_images/IN CM/P/G3/INP21332.jpg</text:p>
          </table:table-cell>
          <table:table-cell office:value-type="string" calcext:value-type="string">
            <text:p>G3</text:p>
          </table:table-cell>
          <table:table-cell office:value-type="float" office:value="21332" calcext:value-type="float">
            <text:p>21332</text:p>
          </table:table-cell>
          <table:table-cell office:value-type="string" calcext:value-type="string">
            <text:p>INP21332.JPG</text:p>
          </table:table-cell>
          <table:table-cell table:formula="of:=HYPERLINK([.B46];[.E46])" office:value-type="string" office:string-value="INP21332.JPG" calcext:value-type="string">
            <text:p>INP2133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3/INP21333</text:p>
          </table:table-cell>
          <table:table-cell table:formula="of:=CONCATENATE(&quot;https://github.com/nzbees/image_data/blob/master/&quot;;[.A47];&quot;.jpg&quot;)" office:value-type="string" office:string-value="https://github.com/nzbees/image_data/blob/master/13_images/IN CM/P/G3/INP21333.jpg" calcext:value-type="string">
            <text:p>https://github.com/nzbees/image_data/blob/master/13_images/IN CM/P/G3/INP21333.jpg</text:p>
          </table:table-cell>
          <table:table-cell office:value-type="string" calcext:value-type="string">
            <text:p>G3</text:p>
          </table:table-cell>
          <table:table-cell office:value-type="float" office:value="21333" calcext:value-type="float">
            <text:p>21333</text:p>
          </table:table-cell>
          <table:table-cell office:value-type="string" calcext:value-type="string">
            <text:p>INP21333.JPG</text:p>
          </table:table-cell>
          <table:table-cell table:formula="of:=HYPERLINK([.B47];[.E47])" office:value-type="string" office:string-value="INP21333.JPG" calcext:value-type="string">
            <text:p>INP2133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3/INP21334</text:p>
          </table:table-cell>
          <table:table-cell table:formula="of:=CONCATENATE(&quot;https://github.com/nzbees/image_data/blob/master/&quot;;[.A48];&quot;.jpg&quot;)" office:value-type="string" office:string-value="https://github.com/nzbees/image_data/blob/master/13_images/IN CM/P/G3/INP21334.jpg" calcext:value-type="string">
            <text:p>https://github.com/nzbees/image_data/blob/master/13_images/IN CM/P/G3/INP21334.jpg</text:p>
          </table:table-cell>
          <table:table-cell office:value-type="string" calcext:value-type="string">
            <text:p>G3</text:p>
          </table:table-cell>
          <table:table-cell office:value-type="float" office:value="21334" calcext:value-type="float">
            <text:p>21334</text:p>
          </table:table-cell>
          <table:table-cell office:value-type="string" calcext:value-type="string">
            <text:p>INP21334.JPG</text:p>
          </table:table-cell>
          <table:table-cell table:formula="of:=HYPERLINK([.B48];[.E48])" office:value-type="string" office:string-value="INP21334.JPG" calcext:value-type="string">
            <text:p>INP2133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3/INP21335</text:p>
          </table:table-cell>
          <table:table-cell table:formula="of:=CONCATENATE(&quot;https://github.com/nzbees/image_data/blob/master/&quot;;[.A49];&quot;.jpg&quot;)" office:value-type="string" office:string-value="https://github.com/nzbees/image_data/blob/master/13_images/IN CM/P/G3/INP21335.jpg" calcext:value-type="string">
            <text:p>https://github.com/nzbees/image_data/blob/master/13_images/IN CM/P/G3/INP21335.jpg</text:p>
          </table:table-cell>
          <table:table-cell office:value-type="string" calcext:value-type="string">
            <text:p>G3</text:p>
          </table:table-cell>
          <table:table-cell office:value-type="float" office:value="21335" calcext:value-type="float">
            <text:p>21335</text:p>
          </table:table-cell>
          <table:table-cell office:value-type="string" calcext:value-type="string">
            <text:p>INP21335.JPG</text:p>
          </table:table-cell>
          <table:table-cell table:formula="of:=HYPERLINK([.B49];[.E49])" office:value-type="string" office:string-value="INP21335.JPG" calcext:value-type="string">
            <text:p>INP2133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3/INP21336</text:p>
          </table:table-cell>
          <table:table-cell table:formula="of:=CONCATENATE(&quot;https://github.com/nzbees/image_data/blob/master/&quot;;[.A50];&quot;.jpg&quot;)" office:value-type="string" office:string-value="https://github.com/nzbees/image_data/blob/master/13_images/IN CM/P/G3/INP21336.jpg" calcext:value-type="string">
            <text:p>https://github.com/nzbees/image_data/blob/master/13_images/IN CM/P/G3/INP21336.jpg</text:p>
          </table:table-cell>
          <table:table-cell office:value-type="string" calcext:value-type="string">
            <text:p>G3</text:p>
          </table:table-cell>
          <table:table-cell office:value-type="float" office:value="21336" calcext:value-type="float">
            <text:p>21336</text:p>
          </table:table-cell>
          <table:table-cell office:value-type="string" calcext:value-type="string">
            <text:p>INP21336.JPG</text:p>
          </table:table-cell>
          <table:table-cell table:formula="of:=HYPERLINK([.B50];[.E50])" office:value-type="string" office:string-value="INP21336.JPG" calcext:value-type="string">
            <text:p>INP213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3/INP21337</text:p>
          </table:table-cell>
          <table:table-cell table:formula="of:=CONCATENATE(&quot;https://github.com/nzbees/image_data/blob/master/&quot;;[.A51];&quot;.jpg&quot;)" office:value-type="string" office:string-value="https://github.com/nzbees/image_data/blob/master/13_images/IN CM/P/G3/INP21337.jpg" calcext:value-type="string">
            <text:p>https://github.com/nzbees/image_data/blob/master/13_images/IN CM/P/G3/INP21337.jpg</text:p>
          </table:table-cell>
          <table:table-cell office:value-type="string" calcext:value-type="string">
            <text:p>G3</text:p>
          </table:table-cell>
          <table:table-cell office:value-type="float" office:value="21337" calcext:value-type="float">
            <text:p>21337</text:p>
          </table:table-cell>
          <table:table-cell office:value-type="string" calcext:value-type="string">
            <text:p>INP21337.JPG</text:p>
          </table:table-cell>
          <table:table-cell table:formula="of:=HYPERLINK([.B51];[.E51])" office:value-type="string" office:string-value="INP21337.JPG" calcext:value-type="string">
            <text:p>INP2133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3/INP21338</text:p>
          </table:table-cell>
          <table:table-cell table:formula="of:=CONCATENATE(&quot;https://github.com/nzbees/image_data/blob/master/&quot;;[.A52];&quot;.jpg&quot;)" office:value-type="string" office:string-value="https://github.com/nzbees/image_data/blob/master/13_images/IN CM/P/G3/INP21338.jpg" calcext:value-type="string">
            <text:p>https://github.com/nzbees/image_data/blob/master/13_images/IN CM/P/G3/INP21338.jpg</text:p>
          </table:table-cell>
          <table:table-cell office:value-type="string" calcext:value-type="string">
            <text:p>G3</text:p>
          </table:table-cell>
          <table:table-cell office:value-type="float" office:value="21338" calcext:value-type="float">
            <text:p>21338</text:p>
          </table:table-cell>
          <table:table-cell office:value-type="string" calcext:value-type="string">
            <text:p>INP21338.JPG</text:p>
          </table:table-cell>
          <table:table-cell table:formula="of:=HYPERLINK([.B52];[.E52])" office:value-type="string" office:string-value="INP21338.JPG" calcext:value-type="string">
            <text:p>INP2133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4/INP21342</text:p>
          </table:table-cell>
          <table:table-cell table:formula="of:=CONCATENATE(&quot;https://github.com/nzbees/image_data/blob/master/&quot;;[.A53];&quot;.jpg&quot;)" office:value-type="string" office:string-value="https://github.com/nzbees/image_data/blob/master/13_images/IN CM/P/G4/INP21342.jpg" calcext:value-type="string">
            <text:p>https://github.com/nzbees/image_data/blob/master/13_images/IN CM/P/G4/INP21342.jpg</text:p>
          </table:table-cell>
          <table:table-cell office:value-type="string" calcext:value-type="string">
            <text:p>G4</text:p>
          </table:table-cell>
          <table:table-cell office:value-type="float" office:value="21342" calcext:value-type="float">
            <text:p>21342</text:p>
          </table:table-cell>
          <table:table-cell office:value-type="string" calcext:value-type="string">
            <text:p>INP21342.JPG</text:p>
          </table:table-cell>
          <table:table-cell table:formula="of:=HYPERLINK([.B53];[.E53])" office:value-type="string" office:string-value="INP21342.JPG" calcext:value-type="string">
            <text:p>INP2134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4/INP21343</text:p>
          </table:table-cell>
          <table:table-cell table:formula="of:=CONCATENATE(&quot;https://github.com/nzbees/image_data/blob/master/&quot;;[.A54];&quot;.jpg&quot;)" office:value-type="string" office:string-value="https://github.com/nzbees/image_data/blob/master/13_images/IN CM/P/G4/INP21343.jpg" calcext:value-type="string">
            <text:p>https://github.com/nzbees/image_data/blob/master/13_images/IN CM/P/G4/INP21343.jpg</text:p>
          </table:table-cell>
          <table:table-cell office:value-type="string" calcext:value-type="string">
            <text:p>G4</text:p>
          </table:table-cell>
          <table:table-cell office:value-type="float" office:value="21343" calcext:value-type="float">
            <text:p>21343</text:p>
          </table:table-cell>
          <table:table-cell office:value-type="string" calcext:value-type="string">
            <text:p>INP21343.JPG</text:p>
          </table:table-cell>
          <table:table-cell table:formula="of:=HYPERLINK([.B54];[.E54])" office:value-type="string" office:string-value="INP21343.JPG" calcext:value-type="string">
            <text:p>INP2134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4/INP21344</text:p>
          </table:table-cell>
          <table:table-cell table:formula="of:=CONCATENATE(&quot;https://github.com/nzbees/image_data/blob/master/&quot;;[.A55];&quot;.jpg&quot;)" office:value-type="string" office:string-value="https://github.com/nzbees/image_data/blob/master/13_images/IN CM/P/G4/INP21344.jpg" calcext:value-type="string">
            <text:p>https://github.com/nzbees/image_data/blob/master/13_images/IN CM/P/G4/INP21344.jpg</text:p>
          </table:table-cell>
          <table:table-cell office:value-type="string" calcext:value-type="string">
            <text:p>G4</text:p>
          </table:table-cell>
          <table:table-cell office:value-type="float" office:value="21344" calcext:value-type="float">
            <text:p>21344</text:p>
          </table:table-cell>
          <table:table-cell office:value-type="string" calcext:value-type="string">
            <text:p>INP21344.JPG</text:p>
          </table:table-cell>
          <table:table-cell table:formula="of:=HYPERLINK([.B55];[.E55])" office:value-type="string" office:string-value="INP21344.JPG" calcext:value-type="string">
            <text:p>INP2134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4/INP21345</text:p>
          </table:table-cell>
          <table:table-cell table:formula="of:=CONCATENATE(&quot;https://github.com/nzbees/image_data/blob/master/&quot;;[.A56];&quot;.jpg&quot;)" office:value-type="string" office:string-value="https://github.com/nzbees/image_data/blob/master/13_images/IN CM/P/G4/INP21345.jpg" calcext:value-type="string">
            <text:p>https://github.com/nzbees/image_data/blob/master/13_images/IN CM/P/G4/INP21345.jpg</text:p>
          </table:table-cell>
          <table:table-cell office:value-type="string" calcext:value-type="string">
            <text:p>G4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INP21345.JPG</text:p>
          </table:table-cell>
          <table:table-cell table:formula="of:=HYPERLINK([.B56];[.E56])" office:value-type="string" office:string-value="INP21345.JPG" calcext:value-type="string">
            <text:p>INP2134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4/INP21346</text:p>
          </table:table-cell>
          <table:table-cell table:formula="of:=CONCATENATE(&quot;https://github.com/nzbees/image_data/blob/master/&quot;;[.A57];&quot;.jpg&quot;)" office:value-type="string" office:string-value="https://github.com/nzbees/image_data/blob/master/13_images/IN CM/P/G4/INP21346.jpg" calcext:value-type="string">
            <text:p>https://github.com/nzbees/image_data/blob/master/13_images/IN CM/P/G4/INP21346.jpg</text:p>
          </table:table-cell>
          <table:table-cell office:value-type="string" calcext:value-type="string">
            <text:p>G4</text:p>
          </table:table-cell>
          <table:table-cell office:value-type="float" office:value="21346" calcext:value-type="float">
            <text:p>21346</text:p>
          </table:table-cell>
          <table:table-cell office:value-type="string" calcext:value-type="string">
            <text:p>INP21346.JPG</text:p>
          </table:table-cell>
          <table:table-cell table:formula="of:=HYPERLINK([.B57];[.E57])" office:value-type="string" office:string-value="INP21346.JPG" calcext:value-type="string">
            <text:p>INP2134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4/INP21347</text:p>
          </table:table-cell>
          <table:table-cell table:formula="of:=CONCATENATE(&quot;https://github.com/nzbees/image_data/blob/master/&quot;;[.A58];&quot;.jpg&quot;)" office:value-type="string" office:string-value="https://github.com/nzbees/image_data/blob/master/13_images/IN CM/P/G4/INP21347.jpg" calcext:value-type="string">
            <text:p>https://github.com/nzbees/image_data/blob/master/13_images/IN CM/P/G4/INP21347.jpg</text:p>
          </table:table-cell>
          <table:table-cell office:value-type="string" calcext:value-type="string">
            <text:p>G4</text:p>
          </table:table-cell>
          <table:table-cell office:value-type="float" office:value="21347" calcext:value-type="float">
            <text:p>21347</text:p>
          </table:table-cell>
          <table:table-cell office:value-type="string" calcext:value-type="string">
            <text:p>INP21347.JPG</text:p>
          </table:table-cell>
          <table:table-cell table:formula="of:=HYPERLINK([.B58];[.E58])" office:value-type="string" office:string-value="INP21347.JPG" calcext:value-type="string">
            <text:p>INP2134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4/INP21348</text:p>
          </table:table-cell>
          <table:table-cell table:formula="of:=CONCATENATE(&quot;https://github.com/nzbees/image_data/blob/master/&quot;;[.A59];&quot;.jpg&quot;)" office:value-type="string" office:string-value="https://github.com/nzbees/image_data/blob/master/13_images/IN CM/P/G4/INP21348.jpg" calcext:value-type="string">
            <text:p>https://github.com/nzbees/image_data/blob/master/13_images/IN CM/P/G4/INP21348.jpg</text:p>
          </table:table-cell>
          <table:table-cell office:value-type="string" calcext:value-type="string">
            <text:p>G4</text:p>
          </table:table-cell>
          <table:table-cell office:value-type="float" office:value="21348" calcext:value-type="float">
            <text:p>21348</text:p>
          </table:table-cell>
          <table:table-cell office:value-type="string" calcext:value-type="string">
            <text:p>INP21348.JPG</text:p>
          </table:table-cell>
          <table:table-cell table:formula="of:=HYPERLINK([.B59];[.E59])" office:value-type="string" office:string-value="INP21348.JPG" calcext:value-type="string">
            <text:p>INP2134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1/INM31312</text:p>
          </table:table-cell>
          <table:table-cell table:formula="of:=CONCATENATE(&quot;https://github.com/nzbees/image_data/blob/master/&quot;;[.A60];&quot;.jpg&quot;)" office:value-type="string" office:string-value="https://github.com/nzbees/image_data/blob/master/13_images/IN CM/M/G1/INM31312.jpg" calcext:value-type="string">
            <text:p>https://github.com/nzbees/image_data/blob/master/13_images/IN CM/M/G1/INM31312.jpg</text:p>
          </table:table-cell>
          <table:table-cell office:value-type="string" calcext:value-type="string">
            <text:p>G1</text:p>
          </table:table-cell>
          <table:table-cell office:value-type="float" office:value="31312" calcext:value-type="float">
            <text:p>31312</text:p>
          </table:table-cell>
          <table:table-cell office:value-type="string" calcext:value-type="string">
            <text:p>INM31312.JPG</text:p>
          </table:table-cell>
          <table:table-cell table:formula="of:=HYPERLINK([.B60];[.E60])" office:value-type="string" office:string-value="INM31312.JPG" calcext:value-type="string">
            <text:p>INM3131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1/INM31313</text:p>
          </table:table-cell>
          <table:table-cell table:formula="of:=CONCATENATE(&quot;https://github.com/nzbees/image_data/blob/master/&quot;;[.A61];&quot;.jpg&quot;)" office:value-type="string" office:string-value="https://github.com/nzbees/image_data/blob/master/13_images/IN CM/M/G1/INM31313.jpg" calcext:value-type="string">
            <text:p>https://github.com/nzbees/image_data/blob/master/13_images/IN CM/M/G1/INM31313.jpg</text:p>
          </table:table-cell>
          <table:table-cell office:value-type="string" calcext:value-type="string">
            <text:p>G1</text:p>
          </table:table-cell>
          <table:table-cell office:value-type="float" office:value="31313" calcext:value-type="float">
            <text:p>31313</text:p>
          </table:table-cell>
          <table:table-cell office:value-type="string" calcext:value-type="string">
            <text:p>INM31313.JPG</text:p>
          </table:table-cell>
          <table:table-cell table:formula="of:=HYPERLINK([.B61];[.E61])" office:value-type="string" office:string-value="INM31313.JPG" calcext:value-type="string">
            <text:p>INM3131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1/INM31314</text:p>
          </table:table-cell>
          <table:table-cell table:formula="of:=CONCATENATE(&quot;https://github.com/nzbees/image_data/blob/master/&quot;;[.A62];&quot;.jpg&quot;)" office:value-type="string" office:string-value="https://github.com/nzbees/image_data/blob/master/13_images/IN CM/M/G1/INM31314.jpg" calcext:value-type="string">
            <text:p>https://github.com/nzbees/image_data/blob/master/13_images/IN CM/M/G1/INM31314.jpg</text:p>
          </table:table-cell>
          <table:table-cell office:value-type="string" calcext:value-type="string">
            <text:p>G1</text:p>
          </table:table-cell>
          <table:table-cell office:value-type="float" office:value="31314" calcext:value-type="float">
            <text:p>31314</text:p>
          </table:table-cell>
          <table:table-cell office:value-type="string" calcext:value-type="string">
            <text:p>INM31314.JPG</text:p>
          </table:table-cell>
          <table:table-cell table:formula="of:=HYPERLINK([.B62];[.E62])" office:value-type="string" office:string-value="INM31314.JPG" calcext:value-type="string">
            <text:p>INM3131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1/INM31315</text:p>
          </table:table-cell>
          <table:table-cell table:formula="of:=CONCATENATE(&quot;https://github.com/nzbees/image_data/blob/master/&quot;;[.A63];&quot;.jpg&quot;)" office:value-type="string" office:string-value="https://github.com/nzbees/image_data/blob/master/13_images/IN CM/M/G1/INM31315.jpg" calcext:value-type="string">
            <text:p>https://github.com/nzbees/image_data/blob/master/13_images/IN CM/M/G1/INM31315.jpg</text:p>
          </table:table-cell>
          <table:table-cell office:value-type="string" calcext:value-type="string">
            <text:p>G1</text:p>
          </table:table-cell>
          <table:table-cell office:value-type="float" office:value="31315" calcext:value-type="float">
            <text:p>31315</text:p>
          </table:table-cell>
          <table:table-cell office:value-type="string" calcext:value-type="string">
            <text:p>INM31315.JPG</text:p>
          </table:table-cell>
          <table:table-cell table:formula="of:=HYPERLINK([.B63];[.E63])" office:value-type="string" office:string-value="INM31315.JPG" calcext:value-type="string">
            <text:p>INM3131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1/INM31316</text:p>
          </table:table-cell>
          <table:table-cell table:formula="of:=CONCATENATE(&quot;https://github.com/nzbees/image_data/blob/master/&quot;;[.A64];&quot;.jpg&quot;)" office:value-type="string" office:string-value="https://github.com/nzbees/image_data/blob/master/13_images/IN CM/M/G1/INM31316.jpg" calcext:value-type="string">
            <text:p>https://github.com/nzbees/image_data/blob/master/13_images/IN CM/M/G1/INM31316.jpg</text:p>
          </table:table-cell>
          <table:table-cell office:value-type="string" calcext:value-type="string">
            <text:p>G1</text:p>
          </table:table-cell>
          <table:table-cell office:value-type="float" office:value="31316" calcext:value-type="float">
            <text:p>31316</text:p>
          </table:table-cell>
          <table:table-cell office:value-type="string" calcext:value-type="string">
            <text:p>INM31316.JPG</text:p>
          </table:table-cell>
          <table:table-cell table:formula="of:=HYPERLINK([.B64];[.E64])" office:value-type="string" office:string-value="INM31316.JPG" calcext:value-type="string">
            <text:p>INM3131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1/INM31317</text:p>
          </table:table-cell>
          <table:table-cell table:formula="of:=CONCATENATE(&quot;https://github.com/nzbees/image_data/blob/master/&quot;;[.A65];&quot;.jpg&quot;)" office:value-type="string" office:string-value="https://github.com/nzbees/image_data/blob/master/13_images/IN CM/M/G1/INM31317.jpg" calcext:value-type="string">
            <text:p>https://github.com/nzbees/image_data/blob/master/13_images/IN CM/M/G1/INM31317.jpg</text:p>
          </table:table-cell>
          <table:table-cell office:value-type="string" calcext:value-type="string">
            <text:p>G1</text:p>
          </table:table-cell>
          <table:table-cell office:value-type="float" office:value="31317" calcext:value-type="float">
            <text:p>31317</text:p>
          </table:table-cell>
          <table:table-cell office:value-type="string" calcext:value-type="string">
            <text:p>INM31317.JPG</text:p>
          </table:table-cell>
          <table:table-cell table:formula="of:=HYPERLINK([.B65];[.E65])" office:value-type="string" office:string-value="INM31317.JPG" calcext:value-type="string">
            <text:p>INM3131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1/INM31318</text:p>
          </table:table-cell>
          <table:table-cell table:formula="of:=CONCATENATE(&quot;https://github.com/nzbees/image_data/blob/master/&quot;;[.A66];&quot;.jpg&quot;)" office:value-type="string" office:string-value="https://github.com/nzbees/image_data/blob/master/13_images/IN CM/M/G1/INM31318.jpg" calcext:value-type="string">
            <text:p>https://github.com/nzbees/image_data/blob/master/13_images/IN CM/M/G1/INM31318.jpg</text:p>
          </table:table-cell>
          <table:table-cell office:value-type="string" calcext:value-type="string">
            <text:p>G1</text:p>
          </table:table-cell>
          <table:table-cell office:value-type="float" office:value="31318" calcext:value-type="float">
            <text:p>31318</text:p>
          </table:table-cell>
          <table:table-cell office:value-type="string" calcext:value-type="string">
            <text:p>INM31318.JPG</text:p>
          </table:table-cell>
          <table:table-cell table:formula="of:=HYPERLINK([.B66];[.E66])" office:value-type="string" office:string-value="INM31318.JPG" calcext:value-type="string">
            <text:p>INM3131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1/INM31319</text:p>
          </table:table-cell>
          <table:table-cell table:formula="of:=CONCATENATE(&quot;https://github.com/nzbees/image_data/blob/master/&quot;;[.A67];&quot;.jpg&quot;)" office:value-type="string" office:string-value="https://github.com/nzbees/image_data/blob/master/13_images/IN CM/M/G1/INM31319.jpg" calcext:value-type="string">
            <text:p>https://github.com/nzbees/image_data/blob/master/13_images/IN CM/M/G1/INM31319.jpg</text:p>
          </table:table-cell>
          <table:table-cell office:value-type="string" calcext:value-type="string">
            <text:p>G1</text:p>
          </table:table-cell>
          <table:table-cell office:value-type="float" office:value="31319" calcext:value-type="float">
            <text:p>31319</text:p>
          </table:table-cell>
          <table:table-cell office:value-type="string" calcext:value-type="string">
            <text:p>INM31319.JPG</text:p>
          </table:table-cell>
          <table:table-cell table:formula="of:=HYPERLINK([.B67];[.E67])" office:value-type="string" office:string-value="INM31319.JPG" calcext:value-type="string">
            <text:p>INM3131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2/INM31322</text:p>
          </table:table-cell>
          <table:table-cell table:formula="of:=CONCATENATE(&quot;https://github.com/nzbees/image_data/blob/master/&quot;;[.A68];&quot;.jpg&quot;)" office:value-type="string" office:string-value="https://github.com/nzbees/image_data/blob/master/13_images/IN CM/M/G2/INM31322.jpg" calcext:value-type="string">
            <text:p>https://github.com/nzbees/image_data/blob/master/13_images/IN CM/M/G2/INM31322.jpg</text:p>
          </table:table-cell>
          <table:table-cell office:value-type="string" calcext:value-type="string">
            <text:p>G2</text:p>
          </table:table-cell>
          <table:table-cell office:value-type="float" office:value="31322" calcext:value-type="float">
            <text:p>31322</text:p>
          </table:table-cell>
          <table:table-cell office:value-type="string" calcext:value-type="string">
            <text:p>INM31322.JPG</text:p>
          </table:table-cell>
          <table:table-cell table:formula="of:=HYPERLINK([.B68];[.E68])" office:value-type="string" office:string-value="INM31322.JPG" calcext:value-type="string">
            <text:p>INM3132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2/INM31323</text:p>
          </table:table-cell>
          <table:table-cell table:formula="of:=CONCATENATE(&quot;https://github.com/nzbees/image_data/blob/master/&quot;;[.A69];&quot;.jpg&quot;)" office:value-type="string" office:string-value="https://github.com/nzbees/image_data/blob/master/13_images/IN CM/M/G2/INM31323.jpg" calcext:value-type="string">
            <text:p>https://github.com/nzbees/image_data/blob/master/13_images/IN CM/M/G2/INM31323.jpg</text:p>
          </table:table-cell>
          <table:table-cell office:value-type="string" calcext:value-type="string">
            <text:p>G2</text:p>
          </table:table-cell>
          <table:table-cell office:value-type="float" office:value="31323" calcext:value-type="float">
            <text:p>31323</text:p>
          </table:table-cell>
          <table:table-cell office:value-type="string" calcext:value-type="string">
            <text:p>INM31323.JPG</text:p>
          </table:table-cell>
          <table:table-cell table:formula="of:=HYPERLINK([.B69];[.E69])" office:value-type="string" office:string-value="INM31323.JPG" calcext:value-type="string">
            <text:p>INM3132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2/INM31324</text:p>
          </table:table-cell>
          <table:table-cell table:formula="of:=CONCATENATE(&quot;https://github.com/nzbees/image_data/blob/master/&quot;;[.A70];&quot;.jpg&quot;)" office:value-type="string" office:string-value="https://github.com/nzbees/image_data/blob/master/13_images/IN CM/M/G2/INM31324.jpg" calcext:value-type="string">
            <text:p>https://github.com/nzbees/image_data/blob/master/13_images/IN CM/M/G2/INM31324.jpg</text:p>
          </table:table-cell>
          <table:table-cell office:value-type="string" calcext:value-type="string">
            <text:p>G2</text:p>
          </table:table-cell>
          <table:table-cell office:value-type="float" office:value="31324" calcext:value-type="float">
            <text:p>31324</text:p>
          </table:table-cell>
          <table:table-cell office:value-type="string" calcext:value-type="string">
            <text:p>INM31324.JPG</text:p>
          </table:table-cell>
          <table:table-cell table:formula="of:=HYPERLINK([.B70];[.E70])" office:value-type="string" office:string-value="INM31324.JPG" calcext:value-type="string">
            <text:p>INM3132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2/INM31325</text:p>
          </table:table-cell>
          <table:table-cell table:formula="of:=CONCATENATE(&quot;https://github.com/nzbees/image_data/blob/master/&quot;;[.A71];&quot;.jpg&quot;)" office:value-type="string" office:string-value="https://github.com/nzbees/image_data/blob/master/13_images/IN CM/M/G2/INM31325.jpg" calcext:value-type="string">
            <text:p>https://github.com/nzbees/image_data/blob/master/13_images/IN CM/M/G2/INM31325.jpg</text:p>
          </table:table-cell>
          <table:table-cell office:value-type="string" calcext:value-type="string">
            <text:p>G2</text:p>
          </table:table-cell>
          <table:table-cell office:value-type="float" office:value="31325" calcext:value-type="float">
            <text:p>31325</text:p>
          </table:table-cell>
          <table:table-cell office:value-type="string" calcext:value-type="string">
            <text:p>INM31325.JPG</text:p>
          </table:table-cell>
          <table:table-cell table:formula="of:=HYPERLINK([.B71];[.E71])" office:value-type="string" office:string-value="INM31325.JPG" calcext:value-type="string">
            <text:p>INM3132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2/INM31326</text:p>
          </table:table-cell>
          <table:table-cell table:formula="of:=CONCATENATE(&quot;https://github.com/nzbees/image_data/blob/master/&quot;;[.A72];&quot;.jpg&quot;)" office:value-type="string" office:string-value="https://github.com/nzbees/image_data/blob/master/13_images/IN CM/M/G2/INM31326.jpg" calcext:value-type="string">
            <text:p>https://github.com/nzbees/image_data/blob/master/13_images/IN CM/M/G2/INM31326.jpg</text:p>
          </table:table-cell>
          <table:table-cell office:value-type="string" calcext:value-type="string">
            <text:p>G2</text:p>
          </table:table-cell>
          <table:table-cell office:value-type="float" office:value="31326" calcext:value-type="float">
            <text:p>31326</text:p>
          </table:table-cell>
          <table:table-cell office:value-type="string" calcext:value-type="string">
            <text:p>INM31326.JPG</text:p>
          </table:table-cell>
          <table:table-cell table:formula="of:=HYPERLINK([.B72];[.E72])" office:value-type="string" office:string-value="INM31326.JPG" calcext:value-type="string">
            <text:p>INM3132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2/INM31327</text:p>
          </table:table-cell>
          <table:table-cell table:formula="of:=CONCATENATE(&quot;https://github.com/nzbees/image_data/blob/master/&quot;;[.A73];&quot;.jpg&quot;)" office:value-type="string" office:string-value="https://github.com/nzbees/image_data/blob/master/13_images/IN CM/M/G2/INM31327.jpg" calcext:value-type="string">
            <text:p>https://github.com/nzbees/image_data/blob/master/13_images/IN CM/M/G2/INM31327.jpg</text:p>
          </table:table-cell>
          <table:table-cell office:value-type="string" calcext:value-type="string">
            <text:p>G2</text:p>
          </table:table-cell>
          <table:table-cell office:value-type="float" office:value="31327" calcext:value-type="float">
            <text:p>31327</text:p>
          </table:table-cell>
          <table:table-cell office:value-type="string" calcext:value-type="string">
            <text:p>INM31327.JPG</text:p>
          </table:table-cell>
          <table:table-cell table:formula="of:=HYPERLINK([.B73];[.E73])" office:value-type="string" office:string-value="INM31327.JPG" calcext:value-type="string">
            <text:p>INM3132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2/INM31328</text:p>
          </table:table-cell>
          <table:table-cell table:formula="of:=CONCATENATE(&quot;https://github.com/nzbees/image_data/blob/master/&quot;;[.A74];&quot;.jpg&quot;)" office:value-type="string" office:string-value="https://github.com/nzbees/image_data/blob/master/13_images/IN CM/M/G2/INM31328.jpg" calcext:value-type="string">
            <text:p>https://github.com/nzbees/image_data/blob/master/13_images/IN CM/M/G2/INM31328.jpg</text:p>
          </table:table-cell>
          <table:table-cell office:value-type="string" calcext:value-type="string">
            <text:p>G2</text:p>
          </table:table-cell>
          <table:table-cell office:value-type="float" office:value="31328" calcext:value-type="float">
            <text:p>31328</text:p>
          </table:table-cell>
          <table:table-cell office:value-type="string" calcext:value-type="string">
            <text:p>INM31328.JPG</text:p>
          </table:table-cell>
          <table:table-cell table:formula="of:=HYPERLINK([.B74];[.E74])" office:value-type="string" office:string-value="INM31328.JPG" calcext:value-type="string">
            <text:p>INM3132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3/INM31332</text:p>
          </table:table-cell>
          <table:table-cell table:formula="of:=CONCATENATE(&quot;https://github.com/nzbees/image_data/blob/master/&quot;;[.A75];&quot;.jpg&quot;)" office:value-type="string" office:string-value="https://github.com/nzbees/image_data/blob/master/13_images/IN CM/M/G3/INM31332.jpg" calcext:value-type="string">
            <text:p>https://github.com/nzbees/image_data/blob/master/13_images/IN CM/M/G3/INM31332.jpg</text:p>
          </table:table-cell>
          <table:table-cell office:value-type="string" calcext:value-type="string">
            <text:p>G3</text:p>
          </table:table-cell>
          <table:table-cell office:value-type="float" office:value="31332" calcext:value-type="float">
            <text:p>31332</text:p>
          </table:table-cell>
          <table:table-cell office:value-type="string" calcext:value-type="string">
            <text:p>INM31332.JPG</text:p>
          </table:table-cell>
          <table:table-cell table:formula="of:=HYPERLINK([.B75];[.E75])" office:value-type="string" office:string-value="INM31332.JPG" calcext:value-type="string">
            <text:p>INM3133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3/INM31333</text:p>
          </table:table-cell>
          <table:table-cell table:formula="of:=CONCATENATE(&quot;https://github.com/nzbees/image_data/blob/master/&quot;;[.A76];&quot;.jpg&quot;)" office:value-type="string" office:string-value="https://github.com/nzbees/image_data/blob/master/13_images/IN CM/M/G3/INM31333.jpg" calcext:value-type="string">
            <text:p>https://github.com/nzbees/image_data/blob/master/13_images/IN CM/M/G3/INM31333.jpg</text:p>
          </table:table-cell>
          <table:table-cell office:value-type="string" calcext:value-type="string">
            <text:p>G3</text:p>
          </table:table-cell>
          <table:table-cell office:value-type="float" office:value="31333" calcext:value-type="float">
            <text:p>31333</text:p>
          </table:table-cell>
          <table:table-cell office:value-type="string" calcext:value-type="string">
            <text:p>INM31333.JPG</text:p>
          </table:table-cell>
          <table:table-cell table:formula="of:=HYPERLINK([.B76];[.E76])" office:value-type="string" office:string-value="INM31333.JPG" calcext:value-type="string">
            <text:p>INM3133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3/INM31334</text:p>
          </table:table-cell>
          <table:table-cell table:formula="of:=CONCATENATE(&quot;https://github.com/nzbees/image_data/blob/master/&quot;;[.A77];&quot;.jpg&quot;)" office:value-type="string" office:string-value="https://github.com/nzbees/image_data/blob/master/13_images/IN CM/M/G3/INM31334.jpg" calcext:value-type="string">
            <text:p>https://github.com/nzbees/image_data/blob/master/13_images/IN CM/M/G3/INM31334.jpg</text:p>
          </table:table-cell>
          <table:table-cell office:value-type="string" calcext:value-type="string">
            <text:p>G3</text:p>
          </table:table-cell>
          <table:table-cell office:value-type="float" office:value="31334" calcext:value-type="float">
            <text:p>31334</text:p>
          </table:table-cell>
          <table:table-cell office:value-type="string" calcext:value-type="string">
            <text:p>INM31334.JPG</text:p>
          </table:table-cell>
          <table:table-cell table:formula="of:=HYPERLINK([.B77];[.E77])" office:value-type="string" office:string-value="INM31334.JPG" calcext:value-type="string">
            <text:p>INM3133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3/INM31335</text:p>
          </table:table-cell>
          <table:table-cell table:formula="of:=CONCATENATE(&quot;https://github.com/nzbees/image_data/blob/master/&quot;;[.A78];&quot;.jpg&quot;)" office:value-type="string" office:string-value="https://github.com/nzbees/image_data/blob/master/13_images/IN CM/M/G3/INM31335.jpg" calcext:value-type="string">
            <text:p>https://github.com/nzbees/image_data/blob/master/13_images/IN CM/M/G3/INM31335.jpg</text:p>
          </table:table-cell>
          <table:table-cell office:value-type="string" calcext:value-type="string">
            <text:p>G3</text:p>
          </table:table-cell>
          <table:table-cell office:value-type="float" office:value="31335" calcext:value-type="float">
            <text:p>31335</text:p>
          </table:table-cell>
          <table:table-cell office:value-type="string" calcext:value-type="string">
            <text:p>INM31335.JPG</text:p>
          </table:table-cell>
          <table:table-cell table:formula="of:=HYPERLINK([.B78];[.E78])" office:value-type="string" office:string-value="INM31335.JPG" calcext:value-type="string">
            <text:p>INM3133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3/INM31336</text:p>
          </table:table-cell>
          <table:table-cell table:formula="of:=CONCATENATE(&quot;https://github.com/nzbees/image_data/blob/master/&quot;;[.A79];&quot;.jpg&quot;)" office:value-type="string" office:string-value="https://github.com/nzbees/image_data/blob/master/13_images/IN CM/M/G3/INM31336.jpg" calcext:value-type="string">
            <text:p>https://github.com/nzbees/image_data/blob/master/13_images/IN CM/M/G3/INM31336.jpg</text:p>
          </table:table-cell>
          <table:table-cell office:value-type="string" calcext:value-type="string">
            <text:p>G3</text:p>
          </table:table-cell>
          <table:table-cell office:value-type="float" office:value="31336" calcext:value-type="float">
            <text:p>31336</text:p>
          </table:table-cell>
          <table:table-cell office:value-type="string" calcext:value-type="string">
            <text:p>INM31336.JPG</text:p>
          </table:table-cell>
          <table:table-cell table:formula="of:=HYPERLINK([.B79];[.E79])" office:value-type="string" office:string-value="INM31336.JPG" calcext:value-type="string">
            <text:p>INM313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3/INM31337</text:p>
          </table:table-cell>
          <table:table-cell table:formula="of:=CONCATENATE(&quot;https://github.com/nzbees/image_data/blob/master/&quot;;[.A80];&quot;.jpg&quot;)" office:value-type="string" office:string-value="https://github.com/nzbees/image_data/blob/master/13_images/IN CM/M/G3/INM31337.jpg" calcext:value-type="string">
            <text:p>https://github.com/nzbees/image_data/blob/master/13_images/IN CM/M/G3/INM31337.jpg</text:p>
          </table:table-cell>
          <table:table-cell office:value-type="string" calcext:value-type="string">
            <text:p>G3</text:p>
          </table:table-cell>
          <table:table-cell office:value-type="float" office:value="31337" calcext:value-type="float">
            <text:p>31337</text:p>
          </table:table-cell>
          <table:table-cell office:value-type="string" calcext:value-type="string">
            <text:p>INM31337.JPG</text:p>
          </table:table-cell>
          <table:table-cell table:formula="of:=HYPERLINK([.B80];[.E80])" office:value-type="string" office:string-value="INM31337.JPG" calcext:value-type="string">
            <text:p>INM3133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3/INM31338</text:p>
          </table:table-cell>
          <table:table-cell table:formula="of:=CONCATENATE(&quot;https://github.com/nzbees/image_data/blob/master/&quot;;[.A81];&quot;.jpg&quot;)" office:value-type="string" office:string-value="https://github.com/nzbees/image_data/blob/master/13_images/IN CM/M/G3/INM31338.jpg" calcext:value-type="string">
            <text:p>https://github.com/nzbees/image_data/blob/master/13_images/IN CM/M/G3/INM31338.jpg</text:p>
          </table:table-cell>
          <table:table-cell office:value-type="string" calcext:value-type="string">
            <text:p>G3</text:p>
          </table:table-cell>
          <table:table-cell office:value-type="float" office:value="31338" calcext:value-type="float">
            <text:p>31338</text:p>
          </table:table-cell>
          <table:table-cell office:value-type="string" calcext:value-type="string">
            <text:p>INM31338.JPG</text:p>
          </table:table-cell>
          <table:table-cell table:formula="of:=HYPERLINK([.B81];[.E81])" office:value-type="string" office:string-value="INM31338.JPG" calcext:value-type="string">
            <text:p>INM3133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4/INM31342</text:p>
          </table:table-cell>
          <table:table-cell table:formula="of:=CONCATENATE(&quot;https://github.com/nzbees/image_data/blob/master/&quot;;[.A82];&quot;.jpg&quot;)" office:value-type="string" office:string-value="https://github.com/nzbees/image_data/blob/master/13_images/IN CM/M/G4/INM31342.jpg" calcext:value-type="string">
            <text:p>https://github.com/nzbees/image_data/blob/master/13_images/IN CM/M/G4/INM31342.jpg</text:p>
          </table:table-cell>
          <table:table-cell office:value-type="string" calcext:value-type="string">
            <text:p>G4</text:p>
          </table:table-cell>
          <table:table-cell office:value-type="float" office:value="31342" calcext:value-type="float">
            <text:p>31342</text:p>
          </table:table-cell>
          <table:table-cell office:value-type="string" calcext:value-type="string">
            <text:p>INM31342.JPG</text:p>
          </table:table-cell>
          <table:table-cell table:formula="of:=HYPERLINK([.B82];[.E82])" office:value-type="string" office:string-value="INM31342.JPG" calcext:value-type="string">
            <text:p>INM3134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4/INM31343</text:p>
          </table:table-cell>
          <table:table-cell table:formula="of:=CONCATENATE(&quot;https://github.com/nzbees/image_data/blob/master/&quot;;[.A83];&quot;.jpg&quot;)" office:value-type="string" office:string-value="https://github.com/nzbees/image_data/blob/master/13_images/IN CM/M/G4/INM31343.jpg" calcext:value-type="string">
            <text:p>https://github.com/nzbees/image_data/blob/master/13_images/IN CM/M/G4/INM31343.jpg</text:p>
          </table:table-cell>
          <table:table-cell office:value-type="string" calcext:value-type="string">
            <text:p>G4</text:p>
          </table:table-cell>
          <table:table-cell office:value-type="float" office:value="31343" calcext:value-type="float">
            <text:p>31343</text:p>
          </table:table-cell>
          <table:table-cell office:value-type="string" calcext:value-type="string">
            <text:p>INM31343.JPG</text:p>
          </table:table-cell>
          <table:table-cell table:formula="of:=HYPERLINK([.B83];[.E83])" office:value-type="string" office:string-value="INM31343.JPG" calcext:value-type="string">
            <text:p>INM3134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4/INM31344</text:p>
          </table:table-cell>
          <table:table-cell table:formula="of:=CONCATENATE(&quot;https://github.com/nzbees/image_data/blob/master/&quot;;[.A84];&quot;.jpg&quot;)" office:value-type="string" office:string-value="https://github.com/nzbees/image_data/blob/master/13_images/IN CM/M/G4/INM31344.jpg" calcext:value-type="string">
            <text:p>https://github.com/nzbees/image_data/blob/master/13_images/IN CM/M/G4/INM31344.jpg</text:p>
          </table:table-cell>
          <table:table-cell office:value-type="string" calcext:value-type="string">
            <text:p>G4</text:p>
          </table:table-cell>
          <table:table-cell office:value-type="float" office:value="31344" calcext:value-type="float">
            <text:p>31344</text:p>
          </table:table-cell>
          <table:table-cell office:value-type="string" calcext:value-type="string">
            <text:p>INM31344.JPG</text:p>
          </table:table-cell>
          <table:table-cell table:formula="of:=HYPERLINK([.B84];[.E84])" office:value-type="string" office:string-value="INM31344.JPG" calcext:value-type="string">
            <text:p>INM3134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4/INM31345</text:p>
          </table:table-cell>
          <table:table-cell table:formula="of:=CONCATENATE(&quot;https://github.com/nzbees/image_data/blob/master/&quot;;[.A85];&quot;.jpg&quot;)" office:value-type="string" office:string-value="https://github.com/nzbees/image_data/blob/master/13_images/IN CM/M/G4/INM31345.jpg" calcext:value-type="string">
            <text:p>https://github.com/nzbees/image_data/blob/master/13_images/IN CM/M/G4/INM31345.jpg</text:p>
          </table:table-cell>
          <table:table-cell office:value-type="string" calcext:value-type="string">
            <text:p>G4</text:p>
          </table:table-cell>
          <table:table-cell office:value-type="float" office:value="31345" calcext:value-type="float">
            <text:p>31345</text:p>
          </table:table-cell>
          <table:table-cell office:value-type="string" calcext:value-type="string">
            <text:p>INM31345.JPG</text:p>
          </table:table-cell>
          <table:table-cell table:formula="of:=HYPERLINK([.B85];[.E85])" office:value-type="string" office:string-value="INM31345.JPG" calcext:value-type="string">
            <text:p>INM3134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4/INM31346</text:p>
          </table:table-cell>
          <table:table-cell table:formula="of:=CONCATENATE(&quot;https://github.com/nzbees/image_data/blob/master/&quot;;[.A86];&quot;.jpg&quot;)" office:value-type="string" office:string-value="https://github.com/nzbees/image_data/blob/master/13_images/IN CM/M/G4/INM31346.jpg" calcext:value-type="string">
            <text:p>https://github.com/nzbees/image_data/blob/master/13_images/IN CM/M/G4/INM31346.jpg</text:p>
          </table:table-cell>
          <table:table-cell office:value-type="string" calcext:value-type="string">
            <text:p>G4</text:p>
          </table:table-cell>
          <table:table-cell office:value-type="float" office:value="31346" calcext:value-type="float">
            <text:p>31346</text:p>
          </table:table-cell>
          <table:table-cell office:value-type="string" calcext:value-type="string">
            <text:p>INM31346.JPG</text:p>
          </table:table-cell>
          <table:table-cell table:formula="of:=HYPERLINK([.B86];[.E86])" office:value-type="string" office:string-value="INM31346.JPG" calcext:value-type="string">
            <text:p>INM3134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4/INM31347</text:p>
          </table:table-cell>
          <table:table-cell table:formula="of:=CONCATENATE(&quot;https://github.com/nzbees/image_data/blob/master/&quot;;[.A87];&quot;.jpg&quot;)" office:value-type="string" office:string-value="https://github.com/nzbees/image_data/blob/master/13_images/IN CM/M/G4/INM31347.jpg" calcext:value-type="string">
            <text:p>https://github.com/nzbees/image_data/blob/master/13_images/IN CM/M/G4/INM31347.jpg</text:p>
          </table:table-cell>
          <table:table-cell office:value-type="string" calcext:value-type="string">
            <text:p>G4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INM31347.JPG</text:p>
          </table:table-cell>
          <table:table-cell table:formula="of:=HYPERLINK([.B87];[.E87])" office:value-type="string" office:string-value="INM31347.JPG" calcext:value-type="string">
            <text:p>INM3134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4/INM31348</text:p>
          </table:table-cell>
          <table:table-cell table:formula="of:=CONCATENATE(&quot;https://github.com/nzbees/image_data/blob/master/&quot;;[.A88];&quot;.jpg&quot;)" office:value-type="string" office:string-value="https://github.com/nzbees/image_data/blob/master/13_images/IN CM/M/G4/INM31348.jpg" calcext:value-type="string">
            <text:p>https://github.com/nzbees/image_data/blob/master/13_images/IN CM/M/G4/INM31348.jpg</text:p>
          </table:table-cell>
          <table:table-cell office:value-type="string" calcext:value-type="string">
            <text:p>G4</text:p>
          </table:table-cell>
          <table:table-cell office:value-type="float" office:value="31348" calcext:value-type="float">
            <text:p>31348</text:p>
          </table:table-cell>
          <table:table-cell office:value-type="string" calcext:value-type="string">
            <text:p>INM31348.JPG</text:p>
          </table:table-cell>
          <table:table-cell table:formula="of:=HYPERLINK([.B88];[.E88])" office:value-type="string" office:string-value="INM31348.JPG" calcext:value-type="string">
            <text:p>INM3134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1/T113111</text:p>
          </table:table-cell>
          <table:table-cell table:formula="of:=CONCATENATE(&quot;https://github.com/nzbees/image_data/blob/master/&quot;;[.A89];&quot;.jpg&quot;)" office:value-type="string" office:string-value="https://github.com/nzbees/image_data/blob/master/13_images/T13ANCM/C1/G1/T113111.jpg" calcext:value-type="string">
            <text:p>https://github.com/nzbees/image_data/blob/master/13_images/T13ANCM/C1/G1/T113111.jpg</text:p>
          </table:table-cell>
          <table:table-cell office:value-type="string" calcext:value-type="string">
            <text:p>G1</text:p>
          </table:table-cell>
          <table:table-cell office:value-type="float" office:value="113111" calcext:value-type="float">
            <text:p>113111</text:p>
          </table:table-cell>
          <table:table-cell office:value-type="string" calcext:value-type="string">
            <text:p>T113111.jpg</text:p>
          </table:table-cell>
          <table:table-cell table:formula="of:=HYPERLINK([.B89];[.E89])" office:value-type="string" office:string-value="T113111.jpg" calcext:value-type="string">
            <text:p>T11311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1/T113112</text:p>
          </table:table-cell>
          <table:table-cell table:formula="of:=CONCATENATE(&quot;https://github.com/nzbees/image_data/blob/master/&quot;;[.A90];&quot;.jpg&quot;)" office:value-type="string" office:string-value="https://github.com/nzbees/image_data/blob/master/13_images/T13ANCM/C1/G1/T113112.jpg" calcext:value-type="string">
            <text:p>https://github.com/nzbees/image_data/blob/master/13_images/T13ANCM/C1/G1/T113112.jpg</text:p>
          </table:table-cell>
          <table:table-cell office:value-type="string" calcext:value-type="string">
            <text:p>G1</text:p>
          </table:table-cell>
          <table:table-cell office:value-type="float" office:value="113112" calcext:value-type="float">
            <text:p>113112</text:p>
          </table:table-cell>
          <table:table-cell office:value-type="string" calcext:value-type="string">
            <text:p>T113112.jpg</text:p>
          </table:table-cell>
          <table:table-cell table:formula="of:=HYPERLINK([.B90];[.E90])" office:value-type="string" office:string-value="T113112.jpg" calcext:value-type="string">
            <text:p>T11311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1/T113113</text:p>
          </table:table-cell>
          <table:table-cell table:formula="of:=CONCATENATE(&quot;https://github.com/nzbees/image_data/blob/master/&quot;;[.A91];&quot;.jpg&quot;)" office:value-type="string" office:string-value="https://github.com/nzbees/image_data/blob/master/13_images/T13ANCM/C1/G1/T113113.jpg" calcext:value-type="string">
            <text:p>https://github.com/nzbees/image_data/blob/master/13_images/T13ANCM/C1/G1/T113113.jpg</text:p>
          </table:table-cell>
          <table:table-cell office:value-type="string" calcext:value-type="string">
            <text:p>G1</text:p>
          </table:table-cell>
          <table:table-cell office:value-type="float" office:value="113113" calcext:value-type="float">
            <text:p>113113</text:p>
          </table:table-cell>
          <table:table-cell office:value-type="string" calcext:value-type="string">
            <text:p>T113113.jpg</text:p>
          </table:table-cell>
          <table:table-cell table:formula="of:=HYPERLINK([.B91];[.E91])" office:value-type="string" office:string-value="T113113.jpg" calcext:value-type="string">
            <text:p>T11311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1/T113114</text:p>
          </table:table-cell>
          <table:table-cell table:formula="of:=CONCATENATE(&quot;https://github.com/nzbees/image_data/blob/master/&quot;;[.A92];&quot;.jpg&quot;)" office:value-type="string" office:string-value="https://github.com/nzbees/image_data/blob/master/13_images/T13ANCM/C1/G1/T113114.jpg" calcext:value-type="string">
            <text:p>https://github.com/nzbees/image_data/blob/master/13_images/T13ANCM/C1/G1/T113114.jpg</text:p>
          </table:table-cell>
          <table:table-cell office:value-type="string" calcext:value-type="string">
            <text:p>G1</text:p>
          </table:table-cell>
          <table:table-cell office:value-type="float" office:value="113114" calcext:value-type="float">
            <text:p>113114</text:p>
          </table:table-cell>
          <table:table-cell office:value-type="string" calcext:value-type="string">
            <text:p>T113114.jpg</text:p>
          </table:table-cell>
          <table:table-cell table:formula="of:=HYPERLINK([.B92];[.E92])" office:value-type="string" office:string-value="T113114.jpg" calcext:value-type="string">
            <text:p>T11311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1/T113115</text:p>
          </table:table-cell>
          <table:table-cell table:formula="of:=CONCATENATE(&quot;https://github.com/nzbees/image_data/blob/master/&quot;;[.A93];&quot;.jpg&quot;)" office:value-type="string" office:string-value="https://github.com/nzbees/image_data/blob/master/13_images/T13ANCM/C1/G1/T113115.jpg" calcext:value-type="string">
            <text:p>https://github.com/nzbees/image_data/blob/master/13_images/T13ANCM/C1/G1/T113115.jpg</text:p>
          </table:table-cell>
          <table:table-cell office:value-type="string" calcext:value-type="string">
            <text:p>G1</text:p>
          </table:table-cell>
          <table:table-cell office:value-type="float" office:value="113115" calcext:value-type="float">
            <text:p>113115</text:p>
          </table:table-cell>
          <table:table-cell office:value-type="string" calcext:value-type="string">
            <text:p>T113115.jpg</text:p>
          </table:table-cell>
          <table:table-cell table:formula="of:=HYPERLINK([.B93];[.E93])" office:value-type="string" office:string-value="T113115.jpg" calcext:value-type="string">
            <text:p>T11311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1/T113116</text:p>
          </table:table-cell>
          <table:table-cell table:formula="of:=CONCATENATE(&quot;https://github.com/nzbees/image_data/blob/master/&quot;;[.A94];&quot;.jpg&quot;)" office:value-type="string" office:string-value="https://github.com/nzbees/image_data/blob/master/13_images/T13ANCM/C1/G1/T113116.jpg" calcext:value-type="string">
            <text:p>https://github.com/nzbees/image_data/blob/master/13_images/T13ANCM/C1/G1/T113116.jpg</text:p>
          </table:table-cell>
          <table:table-cell office:value-type="string" calcext:value-type="string">
            <text:p>G1</text:p>
          </table:table-cell>
          <table:table-cell office:value-type="float" office:value="113116" calcext:value-type="float">
            <text:p>113116</text:p>
          </table:table-cell>
          <table:table-cell office:value-type="string" calcext:value-type="string">
            <text:p>T113116.jpg</text:p>
          </table:table-cell>
          <table:table-cell table:formula="of:=HYPERLINK([.B94];[.E94])" office:value-type="string" office:string-value="T113116.jpg" calcext:value-type="string">
            <text:p>T11311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1/T113117</text:p>
          </table:table-cell>
          <table:table-cell table:formula="of:=CONCATENATE(&quot;https://github.com/nzbees/image_data/blob/master/&quot;;[.A95];&quot;.jpg&quot;)" office:value-type="string" office:string-value="https://github.com/nzbees/image_data/blob/master/13_images/T13ANCM/C1/G1/T113117.jpg" calcext:value-type="string">
            <text:p>https://github.com/nzbees/image_data/blob/master/13_images/T13ANCM/C1/G1/T113117.jpg</text:p>
          </table:table-cell>
          <table:table-cell office:value-type="string" calcext:value-type="string">
            <text:p>G1</text:p>
          </table:table-cell>
          <table:table-cell office:value-type="float" office:value="113117" calcext:value-type="float">
            <text:p>113117</text:p>
          </table:table-cell>
          <table:table-cell office:value-type="string" calcext:value-type="string">
            <text:p>T113117.jpg</text:p>
          </table:table-cell>
          <table:table-cell table:formula="of:=HYPERLINK([.B95];[.E95])" office:value-type="string" office:string-value="T113117.jpg" calcext:value-type="string">
            <text:p>T11311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1/T113118</text:p>
          </table:table-cell>
          <table:table-cell table:formula="of:=CONCATENATE(&quot;https://github.com/nzbees/image_data/blob/master/&quot;;[.A96];&quot;.jpg&quot;)" office:value-type="string" office:string-value="https://github.com/nzbees/image_data/blob/master/13_images/T13ANCM/C1/G1/T113118.jpg" calcext:value-type="string">
            <text:p>https://github.com/nzbees/image_data/blob/master/13_images/T13ANCM/C1/G1/T113118.jpg</text:p>
          </table:table-cell>
          <table:table-cell office:value-type="string" calcext:value-type="string">
            <text:p>G1</text:p>
          </table:table-cell>
          <table:table-cell office:value-type="float" office:value="113118" calcext:value-type="float">
            <text:p>113118</text:p>
          </table:table-cell>
          <table:table-cell office:value-type="string" calcext:value-type="string">
            <text:p>T113118.jpg</text:p>
          </table:table-cell>
          <table:table-cell table:formula="of:=HYPERLINK([.B96];[.E96])" office:value-type="string" office:string-value="T113118.jpg" calcext:value-type="string">
            <text:p>T11311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1/T113119</text:p>
          </table:table-cell>
          <table:table-cell table:formula="of:=CONCATENATE(&quot;https://github.com/nzbees/image_data/blob/master/&quot;;[.A97];&quot;.jpg&quot;)" office:value-type="string" office:string-value="https://github.com/nzbees/image_data/blob/master/13_images/T13ANCM/C1/G1/T113119.jpg" calcext:value-type="string">
            <text:p>https://github.com/nzbees/image_data/blob/master/13_images/T13ANCM/C1/G1/T113119.jpg</text:p>
          </table:table-cell>
          <table:table-cell office:value-type="string" calcext:value-type="string">
            <text:p>G1</text:p>
          </table:table-cell>
          <table:table-cell office:value-type="float" office:value="113119" calcext:value-type="float">
            <text:p>113119</text:p>
          </table:table-cell>
          <table:table-cell office:value-type="string" calcext:value-type="string">
            <text:p>T113119.jpg</text:p>
          </table:table-cell>
          <table:table-cell table:formula="of:=HYPERLINK([.B97];[.E97])" office:value-type="string" office:string-value="T113119.jpg" calcext:value-type="string">
            <text:p>T11311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2/T113121</text:p>
          </table:table-cell>
          <table:table-cell table:formula="of:=CONCATENATE(&quot;https://github.com/nzbees/image_data/blob/master/&quot;;[.A98];&quot;.jpg&quot;)" office:value-type="string" office:string-value="https://github.com/nzbees/image_data/blob/master/13_images/T13ANCM/C1/G2/T113121.jpg" calcext:value-type="string">
            <text:p>https://github.com/nzbees/image_data/blob/master/13_images/T13ANCM/C1/G2/T113121.jpg</text:p>
          </table:table-cell>
          <table:table-cell office:value-type="string" calcext:value-type="string">
            <text:p>G2</text:p>
          </table:table-cell>
          <table:table-cell office:value-type="float" office:value="113121" calcext:value-type="float">
            <text:p>113121</text:p>
          </table:table-cell>
          <table:table-cell office:value-type="string" calcext:value-type="string">
            <text:p>T113121.jpg</text:p>
          </table:table-cell>
          <table:table-cell table:formula="of:=HYPERLINK([.B98];[.E98])" office:value-type="string" office:string-value="T113121.jpg" calcext:value-type="string">
            <text:p>T11312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2/T113122</text:p>
          </table:table-cell>
          <table:table-cell table:formula="of:=CONCATENATE(&quot;https://github.com/nzbees/image_data/blob/master/&quot;;[.A99];&quot;.jpg&quot;)" office:value-type="string" office:string-value="https://github.com/nzbees/image_data/blob/master/13_images/T13ANCM/C1/G2/T113122.jpg" calcext:value-type="string">
            <text:p>https://github.com/nzbees/image_data/blob/master/13_images/T13ANCM/C1/G2/T113122.jpg</text:p>
          </table:table-cell>
          <table:table-cell office:value-type="string" calcext:value-type="string">
            <text:p>G2</text:p>
          </table:table-cell>
          <table:table-cell office:value-type="float" office:value="113122" calcext:value-type="float">
            <text:p>113122</text:p>
          </table:table-cell>
          <table:table-cell office:value-type="string" calcext:value-type="string">
            <text:p>T113122.jpg</text:p>
          </table:table-cell>
          <table:table-cell table:formula="of:=HYPERLINK([.B99];[.E99])" office:value-type="string" office:string-value="T113122.jpg" calcext:value-type="string">
            <text:p>T11312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2/T113123</text:p>
          </table:table-cell>
          <table:table-cell table:formula="of:=CONCATENATE(&quot;https://github.com/nzbees/image_data/blob/master/&quot;;[.A100];&quot;.jpg&quot;)" office:value-type="string" office:string-value="https://github.com/nzbees/image_data/blob/master/13_images/T13ANCM/C1/G2/T113123.jpg" calcext:value-type="string">
            <text:p>https://github.com/nzbees/image_data/blob/master/13_images/T13ANCM/C1/G2/T113123.jpg</text:p>
          </table:table-cell>
          <table:table-cell office:value-type="string" calcext:value-type="string">
            <text:p>G2</text:p>
          </table:table-cell>
          <table:table-cell office:value-type="float" office:value="113123" calcext:value-type="float">
            <text:p>113123</text:p>
          </table:table-cell>
          <table:table-cell office:value-type="string" calcext:value-type="string">
            <text:p>T113123.jpg</text:p>
          </table:table-cell>
          <table:table-cell table:formula="of:=HYPERLINK([.B100];[.E100])" office:value-type="string" office:string-value="T113123.jpg" calcext:value-type="string">
            <text:p>T11312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2/T113124</text:p>
          </table:table-cell>
          <table:table-cell table:formula="of:=CONCATENATE(&quot;https://github.com/nzbees/image_data/blob/master/&quot;;[.A101];&quot;.jpg&quot;)" office:value-type="string" office:string-value="https://github.com/nzbees/image_data/blob/master/13_images/T13ANCM/C1/G2/T113124.jpg" calcext:value-type="string">
            <text:p>https://github.com/nzbees/image_data/blob/master/13_images/T13ANCM/C1/G2/T113124.jpg</text:p>
          </table:table-cell>
          <table:table-cell office:value-type="string" calcext:value-type="string">
            <text:p>G2</text:p>
          </table:table-cell>
          <table:table-cell office:value-type="float" office:value="113124" calcext:value-type="float">
            <text:p>113124</text:p>
          </table:table-cell>
          <table:table-cell office:value-type="string" calcext:value-type="string">
            <text:p>T113124.jpg</text:p>
          </table:table-cell>
          <table:table-cell table:formula="of:=HYPERLINK([.B101];[.E101])" office:value-type="string" office:string-value="T113124.jpg" calcext:value-type="string">
            <text:p>T11312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2/T113125</text:p>
          </table:table-cell>
          <table:table-cell table:formula="of:=CONCATENATE(&quot;https://github.com/nzbees/image_data/blob/master/&quot;;[.A102];&quot;.jpg&quot;)" office:value-type="string" office:string-value="https://github.com/nzbees/image_data/blob/master/13_images/T13ANCM/C1/G2/T113125.jpg" calcext:value-type="string">
            <text:p>https://github.com/nzbees/image_data/blob/master/13_images/T13ANCM/C1/G2/T113125.jpg</text:p>
          </table:table-cell>
          <table:table-cell office:value-type="string" calcext:value-type="string">
            <text:p>G2</text:p>
          </table:table-cell>
          <table:table-cell office:value-type="float" office:value="113125" calcext:value-type="float">
            <text:p>113125</text:p>
          </table:table-cell>
          <table:table-cell office:value-type="string" calcext:value-type="string">
            <text:p>T113125.jpg</text:p>
          </table:table-cell>
          <table:table-cell table:formula="of:=HYPERLINK([.B102];[.E102])" office:value-type="string" office:string-value="T113125.jpg" calcext:value-type="string">
            <text:p>T11312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2/T113126</text:p>
          </table:table-cell>
          <table:table-cell table:formula="of:=CONCATENATE(&quot;https://github.com/nzbees/image_data/blob/master/&quot;;[.A103];&quot;.jpg&quot;)" office:value-type="string" office:string-value="https://github.com/nzbees/image_data/blob/master/13_images/T13ANCM/C1/G2/T113126.jpg" calcext:value-type="string">
            <text:p>https://github.com/nzbees/image_data/blob/master/13_images/T13ANCM/C1/G2/T113126.jpg</text:p>
          </table:table-cell>
          <table:table-cell office:value-type="string" calcext:value-type="string">
            <text:p>G2</text:p>
          </table:table-cell>
          <table:table-cell office:value-type="float" office:value="113126" calcext:value-type="float">
            <text:p>113126</text:p>
          </table:table-cell>
          <table:table-cell office:value-type="string" calcext:value-type="string">
            <text:p>T113126.jpg</text:p>
          </table:table-cell>
          <table:table-cell table:formula="of:=HYPERLINK([.B103];[.E103])" office:value-type="string" office:string-value="T113126.jpg" calcext:value-type="string">
            <text:p>T11312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2/T113127</text:p>
          </table:table-cell>
          <table:table-cell table:formula="of:=CONCATENATE(&quot;https://github.com/nzbees/image_data/blob/master/&quot;;[.A104];&quot;.jpg&quot;)" office:value-type="string" office:string-value="https://github.com/nzbees/image_data/blob/master/13_images/T13ANCM/C1/G2/T113127.jpg" calcext:value-type="string">
            <text:p>https://github.com/nzbees/image_data/blob/master/13_images/T13ANCM/C1/G2/T113127.jpg</text:p>
          </table:table-cell>
          <table:table-cell office:value-type="string" calcext:value-type="string">
            <text:p>G2</text:p>
          </table:table-cell>
          <table:table-cell office:value-type="float" office:value="113127" calcext:value-type="float">
            <text:p>113127</text:p>
          </table:table-cell>
          <table:table-cell office:value-type="string" calcext:value-type="string">
            <text:p>T113127.jpg</text:p>
          </table:table-cell>
          <table:table-cell table:formula="of:=HYPERLINK([.B104];[.E104])" office:value-type="string" office:string-value="T113127.jpg" calcext:value-type="string">
            <text:p>T11312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2/T113128</text:p>
          </table:table-cell>
          <table:table-cell table:formula="of:=CONCATENATE(&quot;https://github.com/nzbees/image_data/blob/master/&quot;;[.A105];&quot;.jpg&quot;)" office:value-type="string" office:string-value="https://github.com/nzbees/image_data/blob/master/13_images/T13ANCM/C1/G2/T113128.jpg" calcext:value-type="string">
            <text:p>https://github.com/nzbees/image_data/blob/master/13_images/T13ANCM/C1/G2/T113128.jpg</text:p>
          </table:table-cell>
          <table:table-cell office:value-type="string" calcext:value-type="string">
            <text:p>G2</text:p>
          </table:table-cell>
          <table:table-cell office:value-type="float" office:value="113128" calcext:value-type="float">
            <text:p>113128</text:p>
          </table:table-cell>
          <table:table-cell office:value-type="string" calcext:value-type="string">
            <text:p>T113128.jpg</text:p>
          </table:table-cell>
          <table:table-cell table:formula="of:=HYPERLINK([.B105];[.E105])" office:value-type="string" office:string-value="T113128.jpg" calcext:value-type="string">
            <text:p>T11312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2/T113129</text:p>
          </table:table-cell>
          <table:table-cell table:formula="of:=CONCATENATE(&quot;https://github.com/nzbees/image_data/blob/master/&quot;;[.A106];&quot;.jpg&quot;)" office:value-type="string" office:string-value="https://github.com/nzbees/image_data/blob/master/13_images/T13ANCM/C1/G2/T113129.jpg" calcext:value-type="string">
            <text:p>https://github.com/nzbees/image_data/blob/master/13_images/T13ANCM/C1/G2/T113129.jpg</text:p>
          </table:table-cell>
          <table:table-cell office:value-type="string" calcext:value-type="string">
            <text:p>G2</text:p>
          </table:table-cell>
          <table:table-cell office:value-type="float" office:value="113129" calcext:value-type="float">
            <text:p>113129</text:p>
          </table:table-cell>
          <table:table-cell office:value-type="string" calcext:value-type="string">
            <text:p>T113129.jpg</text:p>
          </table:table-cell>
          <table:table-cell table:formula="of:=HYPERLINK([.B106];[.E106])" office:value-type="string" office:string-value="T113129.jpg" calcext:value-type="string">
            <text:p>T11312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3/T113131</text:p>
          </table:table-cell>
          <table:table-cell table:formula="of:=CONCATENATE(&quot;https://github.com/nzbees/image_data/blob/master/&quot;;[.A107];&quot;.jpg&quot;)" office:value-type="string" office:string-value="https://github.com/nzbees/image_data/blob/master/13_images/T13ANCM/C1/G3/T113131.jpg" calcext:value-type="string">
            <text:p>https://github.com/nzbees/image_data/blob/master/13_images/T13ANCM/C1/G3/T113131.jpg</text:p>
          </table:table-cell>
          <table:table-cell office:value-type="string" calcext:value-type="string">
            <text:p>G3</text:p>
          </table:table-cell>
          <table:table-cell office:value-type="float" office:value="113131" calcext:value-type="float">
            <text:p>113131</text:p>
          </table:table-cell>
          <table:table-cell office:value-type="string" calcext:value-type="string">
            <text:p>T113131.jpg</text:p>
          </table:table-cell>
          <table:table-cell table:formula="of:=HYPERLINK([.B107];[.E107])" office:value-type="string" office:string-value="T113131.jpg" calcext:value-type="string">
            <text:p>T11313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3/T113132</text:p>
          </table:table-cell>
          <table:table-cell table:formula="of:=CONCATENATE(&quot;https://github.com/nzbees/image_data/blob/master/&quot;;[.A108];&quot;.jpg&quot;)" office:value-type="string" office:string-value="https://github.com/nzbees/image_data/blob/master/13_images/T13ANCM/C1/G3/T113132.jpg" calcext:value-type="string">
            <text:p>https://github.com/nzbees/image_data/blob/master/13_images/T13ANCM/C1/G3/T113132.jpg</text:p>
          </table:table-cell>
          <table:table-cell office:value-type="string" calcext:value-type="string">
            <text:p>G3</text:p>
          </table:table-cell>
          <table:table-cell office:value-type="float" office:value="113132" calcext:value-type="float">
            <text:p>113132</text:p>
          </table:table-cell>
          <table:table-cell office:value-type="string" calcext:value-type="string">
            <text:p>T113132.jpg</text:p>
          </table:table-cell>
          <table:table-cell table:formula="of:=HYPERLINK([.B108];[.E108])" office:value-type="string" office:string-value="T113132.jpg" calcext:value-type="string">
            <text:p>T11313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3/T113133</text:p>
          </table:table-cell>
          <table:table-cell table:formula="of:=CONCATENATE(&quot;https://github.com/nzbees/image_data/blob/master/&quot;;[.A109];&quot;.jpg&quot;)" office:value-type="string" office:string-value="https://github.com/nzbees/image_data/blob/master/13_images/T13ANCM/C1/G3/T113133.jpg" calcext:value-type="string">
            <text:p>https://github.com/nzbees/image_data/blob/master/13_images/T13ANCM/C1/G3/T113133.jpg</text:p>
          </table:table-cell>
          <table:table-cell office:value-type="string" calcext:value-type="string">
            <text:p>G3</text:p>
          </table:table-cell>
          <table:table-cell office:value-type="float" office:value="113133" calcext:value-type="float">
            <text:p>113133</text:p>
          </table:table-cell>
          <table:table-cell office:value-type="string" calcext:value-type="string">
            <text:p>T113133.jpg</text:p>
          </table:table-cell>
          <table:table-cell table:formula="of:=HYPERLINK([.B109];[.E109])" office:value-type="string" office:string-value="T113133.jpg" calcext:value-type="string">
            <text:p>T11313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3/T113134</text:p>
          </table:table-cell>
          <table:table-cell table:formula="of:=CONCATENATE(&quot;https://github.com/nzbees/image_data/blob/master/&quot;;[.A110];&quot;.jpg&quot;)" office:value-type="string" office:string-value="https://github.com/nzbees/image_data/blob/master/13_images/T13ANCM/C1/G3/T113134.jpg" calcext:value-type="string">
            <text:p>https://github.com/nzbees/image_data/blob/master/13_images/T13ANCM/C1/G3/T113134.jpg</text:p>
          </table:table-cell>
          <table:table-cell office:value-type="string" calcext:value-type="string">
            <text:p>G3</text:p>
          </table:table-cell>
          <table:table-cell office:value-type="float" office:value="113134" calcext:value-type="float">
            <text:p>113134</text:p>
          </table:table-cell>
          <table:table-cell office:value-type="string" calcext:value-type="string">
            <text:p>T113134.jpg</text:p>
          </table:table-cell>
          <table:table-cell table:formula="of:=HYPERLINK([.B110];[.E110])" office:value-type="string" office:string-value="T113134.jpg" calcext:value-type="string">
            <text:p>T11313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3/T113135</text:p>
          </table:table-cell>
          <table:table-cell table:formula="of:=CONCATENATE(&quot;https://github.com/nzbees/image_data/blob/master/&quot;;[.A111];&quot;.jpg&quot;)" office:value-type="string" office:string-value="https://github.com/nzbees/image_data/blob/master/13_images/T13ANCM/C1/G3/T113135.jpg" calcext:value-type="string">
            <text:p>https://github.com/nzbees/image_data/blob/master/13_images/T13ANCM/C1/G3/T113135.jpg</text:p>
          </table:table-cell>
          <table:table-cell office:value-type="string" calcext:value-type="string">
            <text:p>G3</text:p>
          </table:table-cell>
          <table:table-cell office:value-type="float" office:value="113135" calcext:value-type="float">
            <text:p>113135</text:p>
          </table:table-cell>
          <table:table-cell office:value-type="string" calcext:value-type="string">
            <text:p>T113135.jpg</text:p>
          </table:table-cell>
          <table:table-cell table:formula="of:=HYPERLINK([.B111];[.E111])" office:value-type="string" office:string-value="T113135.jpg" calcext:value-type="string">
            <text:p>T11313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3/T113136</text:p>
          </table:table-cell>
          <table:table-cell table:formula="of:=CONCATENATE(&quot;https://github.com/nzbees/image_data/blob/master/&quot;;[.A112];&quot;.jpg&quot;)" office:value-type="string" office:string-value="https://github.com/nzbees/image_data/blob/master/13_images/T13ANCM/C1/G3/T113136.jpg" calcext:value-type="string">
            <text:p>https://github.com/nzbees/image_data/blob/master/13_images/T13ANCM/C1/G3/T113136.jpg</text:p>
          </table:table-cell>
          <table:table-cell office:value-type="string" calcext:value-type="string">
            <text:p>G3</text:p>
          </table:table-cell>
          <table:table-cell office:value-type="float" office:value="113136" calcext:value-type="float">
            <text:p>113136</text:p>
          </table:table-cell>
          <table:table-cell office:value-type="string" calcext:value-type="string">
            <text:p>T113136.jpg</text:p>
          </table:table-cell>
          <table:table-cell table:formula="of:=HYPERLINK([.B112];[.E112])" office:value-type="string" office:string-value="T113136.jpg" calcext:value-type="string">
            <text:p>T1131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3/T113137</text:p>
          </table:table-cell>
          <table:table-cell table:formula="of:=CONCATENATE(&quot;https://github.com/nzbees/image_data/blob/master/&quot;;[.A113];&quot;.jpg&quot;)" office:value-type="string" office:string-value="https://github.com/nzbees/image_data/blob/master/13_images/T13ANCM/C1/G3/T113137.jpg" calcext:value-type="string">
            <text:p>https://github.com/nzbees/image_data/blob/master/13_images/T13ANCM/C1/G3/T113137.jpg</text:p>
          </table:table-cell>
          <table:table-cell office:value-type="string" calcext:value-type="string">
            <text:p>G3</text:p>
          </table:table-cell>
          <table:table-cell office:value-type="float" office:value="113137" calcext:value-type="float">
            <text:p>113137</text:p>
          </table:table-cell>
          <table:table-cell office:value-type="string" calcext:value-type="string">
            <text:p>T113137.jpg</text:p>
          </table:table-cell>
          <table:table-cell table:formula="of:=HYPERLINK([.B113];[.E113])" office:value-type="string" office:string-value="T113137.jpg" calcext:value-type="string">
            <text:p>T11313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3/T113138</text:p>
          </table:table-cell>
          <table:table-cell table:formula="of:=CONCATENATE(&quot;https://github.com/nzbees/image_data/blob/master/&quot;;[.A114];&quot;.jpg&quot;)" office:value-type="string" office:string-value="https://github.com/nzbees/image_data/blob/master/13_images/T13ANCM/C1/G3/T113138.jpg" calcext:value-type="string">
            <text:p>https://github.com/nzbees/image_data/blob/master/13_images/T13ANCM/C1/G3/T113138.jpg</text:p>
          </table:table-cell>
          <table:table-cell office:value-type="string" calcext:value-type="string">
            <text:p>G3</text:p>
          </table:table-cell>
          <table:table-cell office:value-type="float" office:value="113138" calcext:value-type="float">
            <text:p>113138</text:p>
          </table:table-cell>
          <table:table-cell office:value-type="string" calcext:value-type="string">
            <text:p>T113138.jpg</text:p>
          </table:table-cell>
          <table:table-cell table:formula="of:=HYPERLINK([.B114];[.E114])" office:value-type="string" office:string-value="T113138.jpg" calcext:value-type="string">
            <text:p>T11313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3/T113139</text:p>
          </table:table-cell>
          <table:table-cell table:formula="of:=CONCATENATE(&quot;https://github.com/nzbees/image_data/blob/master/&quot;;[.A115];&quot;.jpg&quot;)" office:value-type="string" office:string-value="https://github.com/nzbees/image_data/blob/master/13_images/T13ANCM/C1/G3/T113139.jpg" calcext:value-type="string">
            <text:p>https://github.com/nzbees/image_data/blob/master/13_images/T13ANCM/C1/G3/T113139.jpg</text:p>
          </table:table-cell>
          <table:table-cell office:value-type="string" calcext:value-type="string">
            <text:p>G3</text:p>
          </table:table-cell>
          <table:table-cell office:value-type="float" office:value="113139" calcext:value-type="float">
            <text:p>113139</text:p>
          </table:table-cell>
          <table:table-cell office:value-type="string" calcext:value-type="string">
            <text:p>T113139.jpg</text:p>
          </table:table-cell>
          <table:table-cell table:formula="of:=HYPERLINK([.B115];[.E115])" office:value-type="string" office:string-value="T113139.jpg" calcext:value-type="string">
            <text:p>T11313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4/T113141</text:p>
          </table:table-cell>
          <table:table-cell table:formula="of:=CONCATENATE(&quot;https://github.com/nzbees/image_data/blob/master/&quot;;[.A116];&quot;.jpg&quot;)" office:value-type="string" office:string-value="https://github.com/nzbees/image_data/blob/master/13_images/T13ANCM/C1/G4/T113141.jpg" calcext:value-type="string">
            <text:p>https://github.com/nzbees/image_data/blob/master/13_images/T13ANCM/C1/G4/T113141.jpg</text:p>
          </table:table-cell>
          <table:table-cell office:value-type="string" calcext:value-type="string">
            <text:p>G4</text:p>
          </table:table-cell>
          <table:table-cell office:value-type="float" office:value="113141" calcext:value-type="float">
            <text:p>113141</text:p>
          </table:table-cell>
          <table:table-cell office:value-type="string" calcext:value-type="string">
            <text:p>T113141.jpg</text:p>
          </table:table-cell>
          <table:table-cell table:formula="of:=HYPERLINK([.B116];[.E116])" office:value-type="string" office:string-value="T113141.jpg" calcext:value-type="string">
            <text:p>T11314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4/T113142</text:p>
          </table:table-cell>
          <table:table-cell table:formula="of:=CONCATENATE(&quot;https://github.com/nzbees/image_data/blob/master/&quot;;[.A117];&quot;.jpg&quot;)" office:value-type="string" office:string-value="https://github.com/nzbees/image_data/blob/master/13_images/T13ANCM/C1/G4/T113142.jpg" calcext:value-type="string">
            <text:p>https://github.com/nzbees/image_data/blob/master/13_images/T13ANCM/C1/G4/T113142.jpg</text:p>
          </table:table-cell>
          <table:table-cell office:value-type="string" calcext:value-type="string">
            <text:p>G4</text:p>
          </table:table-cell>
          <table:table-cell office:value-type="float" office:value="113142" calcext:value-type="float">
            <text:p>113142</text:p>
          </table:table-cell>
          <table:table-cell office:value-type="string" calcext:value-type="string">
            <text:p>T113142.jpg</text:p>
          </table:table-cell>
          <table:table-cell table:formula="of:=HYPERLINK([.B117];[.E117])" office:value-type="string" office:string-value="T113142.jpg" calcext:value-type="string">
            <text:p>T11314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4/T113143</text:p>
          </table:table-cell>
          <table:table-cell table:formula="of:=CONCATENATE(&quot;https://github.com/nzbees/image_data/blob/master/&quot;;[.A118];&quot;.jpg&quot;)" office:value-type="string" office:string-value="https://github.com/nzbees/image_data/blob/master/13_images/T13ANCM/C1/G4/T113143.jpg" calcext:value-type="string">
            <text:p>https://github.com/nzbees/image_data/blob/master/13_images/T13ANCM/C1/G4/T113143.jpg</text:p>
          </table:table-cell>
          <table:table-cell office:value-type="string" calcext:value-type="string">
            <text:p>G4</text:p>
          </table:table-cell>
          <table:table-cell office:value-type="float" office:value="113143" calcext:value-type="float">
            <text:p>113143</text:p>
          </table:table-cell>
          <table:table-cell office:value-type="string" calcext:value-type="string">
            <text:p>T113143.jpg</text:p>
          </table:table-cell>
          <table:table-cell table:formula="of:=HYPERLINK([.B118];[.E118])" office:value-type="string" office:string-value="T113143.jpg" calcext:value-type="string">
            <text:p>T11314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4/T113144</text:p>
          </table:table-cell>
          <table:table-cell table:formula="of:=CONCATENATE(&quot;https://github.com/nzbees/image_data/blob/master/&quot;;[.A119];&quot;.jpg&quot;)" office:value-type="string" office:string-value="https://github.com/nzbees/image_data/blob/master/13_images/T13ANCM/C1/G4/T113144.jpg" calcext:value-type="string">
            <text:p>https://github.com/nzbees/image_data/blob/master/13_images/T13ANCM/C1/G4/T113144.jpg</text:p>
          </table:table-cell>
          <table:table-cell office:value-type="string" calcext:value-type="string">
            <text:p>G4</text:p>
          </table:table-cell>
          <table:table-cell office:value-type="float" office:value="113144" calcext:value-type="float">
            <text:p>113144</text:p>
          </table:table-cell>
          <table:table-cell office:value-type="string" calcext:value-type="string">
            <text:p>T113144.jpg</text:p>
          </table:table-cell>
          <table:table-cell table:formula="of:=HYPERLINK([.B119];[.E119])" office:value-type="string" office:string-value="T113144.jpg" calcext:value-type="string">
            <text:p>T11314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4/T113145</text:p>
          </table:table-cell>
          <table:table-cell table:formula="of:=CONCATENATE(&quot;https://github.com/nzbees/image_data/blob/master/&quot;;[.A120];&quot;.jpg&quot;)" office:value-type="string" office:string-value="https://github.com/nzbees/image_data/blob/master/13_images/T13ANCM/C1/G4/T113145.jpg" calcext:value-type="string">
            <text:p>https://github.com/nzbees/image_data/blob/master/13_images/T13ANCM/C1/G4/T113145.jpg</text:p>
          </table:table-cell>
          <table:table-cell office:value-type="string" calcext:value-type="string">
            <text:p>G4</text:p>
          </table:table-cell>
          <table:table-cell office:value-type="float" office:value="113145" calcext:value-type="float">
            <text:p>113145</text:p>
          </table:table-cell>
          <table:table-cell office:value-type="string" calcext:value-type="string">
            <text:p>T113145.jpg</text:p>
          </table:table-cell>
          <table:table-cell table:formula="of:=HYPERLINK([.B120];[.E120])" office:value-type="string" office:string-value="T113145.jpg" calcext:value-type="string">
            <text:p>T11314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4/T113146</text:p>
          </table:table-cell>
          <table:table-cell table:formula="of:=CONCATENATE(&quot;https://github.com/nzbees/image_data/blob/master/&quot;;[.A121];&quot;.jpg&quot;)" office:value-type="string" office:string-value="https://github.com/nzbees/image_data/blob/master/13_images/T13ANCM/C1/G4/T113146.jpg" calcext:value-type="string">
            <text:p>https://github.com/nzbees/image_data/blob/master/13_images/T13ANCM/C1/G4/T113146.jpg</text:p>
          </table:table-cell>
          <table:table-cell office:value-type="string" calcext:value-type="string">
            <text:p>G4</text:p>
          </table:table-cell>
          <table:table-cell office:value-type="float" office:value="113146" calcext:value-type="float">
            <text:p>113146</text:p>
          </table:table-cell>
          <table:table-cell office:value-type="string" calcext:value-type="string">
            <text:p>T113146.jpg</text:p>
          </table:table-cell>
          <table:table-cell table:formula="of:=HYPERLINK([.B121];[.E121])" office:value-type="string" office:string-value="T113146.jpg" calcext:value-type="string">
            <text:p>T11314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4/T113147</text:p>
          </table:table-cell>
          <table:table-cell table:formula="of:=CONCATENATE(&quot;https://github.com/nzbees/image_data/blob/master/&quot;;[.A122];&quot;.jpg&quot;)" office:value-type="string" office:string-value="https://github.com/nzbees/image_data/blob/master/13_images/T13ANCM/C1/G4/T113147.jpg" calcext:value-type="string">
            <text:p>https://github.com/nzbees/image_data/blob/master/13_images/T13ANCM/C1/G4/T113147.jpg</text:p>
          </table:table-cell>
          <table:table-cell office:value-type="string" calcext:value-type="string">
            <text:p>G4</text:p>
          </table:table-cell>
          <table:table-cell office:value-type="float" office:value="113147" calcext:value-type="float">
            <text:p>113147</text:p>
          </table:table-cell>
          <table:table-cell office:value-type="string" calcext:value-type="string">
            <text:p>T113147.jpg</text:p>
          </table:table-cell>
          <table:table-cell table:formula="of:=HYPERLINK([.B122];[.E122])" office:value-type="string" office:string-value="T113147.jpg" calcext:value-type="string">
            <text:p>T11314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4/T113148</text:p>
          </table:table-cell>
          <table:table-cell table:formula="of:=CONCATENATE(&quot;https://github.com/nzbees/image_data/blob/master/&quot;;[.A123];&quot;.jpg&quot;)" office:value-type="string" office:string-value="https://github.com/nzbees/image_data/blob/master/13_images/T13ANCM/C1/G4/T113148.jpg" calcext:value-type="string">
            <text:p>https://github.com/nzbees/image_data/blob/master/13_images/T13ANCM/C1/G4/T113148.jpg</text:p>
          </table:table-cell>
          <table:table-cell office:value-type="string" calcext:value-type="string">
            <text:p>G4</text:p>
          </table:table-cell>
          <table:table-cell office:value-type="float" office:value="113148" calcext:value-type="float">
            <text:p>113148</text:p>
          </table:table-cell>
          <table:table-cell office:value-type="string" calcext:value-type="string">
            <text:p>T113148.jpg</text:p>
          </table:table-cell>
          <table:table-cell table:formula="of:=HYPERLINK([.B123];[.E123])" office:value-type="string" office:string-value="T113148.jpg" calcext:value-type="string">
            <text:p>T11314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4/T113149</text:p>
          </table:table-cell>
          <table:table-cell table:formula="of:=CONCATENATE(&quot;https://github.com/nzbees/image_data/blob/master/&quot;;[.A124];&quot;.jpg&quot;)" office:value-type="string" office:string-value="https://github.com/nzbees/image_data/blob/master/13_images/T13ANCM/C1/G4/T113149.jpg" calcext:value-type="string">
            <text:p>https://github.com/nzbees/image_data/blob/master/13_images/T13ANCM/C1/G4/T113149.jpg</text:p>
          </table:table-cell>
          <table:table-cell office:value-type="string" calcext:value-type="string">
            <text:p>G4</text:p>
          </table:table-cell>
          <table:table-cell office:value-type="float" office:value="113149" calcext:value-type="float">
            <text:p>113149</text:p>
          </table:table-cell>
          <table:table-cell office:value-type="string" calcext:value-type="string">
            <text:p>T113149.jpg</text:p>
          </table:table-cell>
          <table:table-cell table:formula="of:=HYPERLINK([.B124];[.E124])" office:value-type="string" office:string-value="T113149.jpg" calcext:value-type="string">
            <text:p>T11314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1/T113211</text:p>
          </table:table-cell>
          <table:table-cell table:formula="of:=CONCATENATE(&quot;https://github.com/nzbees/image_data/blob/master/&quot;;[.A125];&quot;.jpg&quot;)" office:value-type="string" office:string-value="https://github.com/nzbees/image_data/blob/master/13_images/T13ANCM/C2/G1/T113211.jpg" calcext:value-type="string">
            <text:p>https://github.com/nzbees/image_data/blob/master/13_images/T13ANCM/C2/G1/T113211.jpg</text:p>
          </table:table-cell>
          <table:table-cell office:value-type="string" calcext:value-type="string">
            <text:p>G1</text:p>
          </table:table-cell>
          <table:table-cell office:value-type="float" office:value="113211" calcext:value-type="float">
            <text:p>113211</text:p>
          </table:table-cell>
          <table:table-cell office:value-type="string" calcext:value-type="string">
            <text:p>T113211.jpg</text:p>
          </table:table-cell>
          <table:table-cell table:formula="of:=HYPERLINK([.B125];[.E125])" office:value-type="string" office:string-value="T113211.jpg" calcext:value-type="string">
            <text:p>T11321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1/T113212</text:p>
          </table:table-cell>
          <table:table-cell table:formula="of:=CONCATENATE(&quot;https://github.com/nzbees/image_data/blob/master/&quot;;[.A126];&quot;.jpg&quot;)" office:value-type="string" office:string-value="https://github.com/nzbees/image_data/blob/master/13_images/T13ANCM/C2/G1/T113212.jpg" calcext:value-type="string">
            <text:p>https://github.com/nzbees/image_data/blob/master/13_images/T13ANCM/C2/G1/T113212.jpg</text:p>
          </table:table-cell>
          <table:table-cell office:value-type="string" calcext:value-type="string">
            <text:p>G1</text:p>
          </table:table-cell>
          <table:table-cell office:value-type="float" office:value="113212" calcext:value-type="float">
            <text:p>113212</text:p>
          </table:table-cell>
          <table:table-cell office:value-type="string" calcext:value-type="string">
            <text:p>T113212.jpg</text:p>
          </table:table-cell>
          <table:table-cell table:formula="of:=HYPERLINK([.B126];[.E126])" office:value-type="string" office:string-value="T113212.jpg" calcext:value-type="string">
            <text:p>T11321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1/T113213</text:p>
          </table:table-cell>
          <table:table-cell table:formula="of:=CONCATENATE(&quot;https://github.com/nzbees/image_data/blob/master/&quot;;[.A127];&quot;.jpg&quot;)" office:value-type="string" office:string-value="https://github.com/nzbees/image_data/blob/master/13_images/T13ANCM/C2/G1/T113213.jpg" calcext:value-type="string">
            <text:p>https://github.com/nzbees/image_data/blob/master/13_images/T13ANCM/C2/G1/T113213.jpg</text:p>
          </table:table-cell>
          <table:table-cell office:value-type="string" calcext:value-type="string">
            <text:p>G1</text:p>
          </table:table-cell>
          <table:table-cell office:value-type="float" office:value="113213" calcext:value-type="float">
            <text:p>113213</text:p>
          </table:table-cell>
          <table:table-cell office:value-type="string" calcext:value-type="string">
            <text:p>T113213.jpg</text:p>
          </table:table-cell>
          <table:table-cell table:formula="of:=HYPERLINK([.B127];[.E127])" office:value-type="string" office:string-value="T113213.jpg" calcext:value-type="string">
            <text:p>T11321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1/T113214</text:p>
          </table:table-cell>
          <table:table-cell table:formula="of:=CONCATENATE(&quot;https://github.com/nzbees/image_data/blob/master/&quot;;[.A128];&quot;.jpg&quot;)" office:value-type="string" office:string-value="https://github.com/nzbees/image_data/blob/master/13_images/T13ANCM/C2/G1/T113214.jpg" calcext:value-type="string">
            <text:p>https://github.com/nzbees/image_data/blob/master/13_images/T13ANCM/C2/G1/T113214.jpg</text:p>
          </table:table-cell>
          <table:table-cell office:value-type="string" calcext:value-type="string">
            <text:p>G1</text:p>
          </table:table-cell>
          <table:table-cell office:value-type="float" office:value="113214" calcext:value-type="float">
            <text:p>113214</text:p>
          </table:table-cell>
          <table:table-cell office:value-type="string" calcext:value-type="string">
            <text:p>T113214.jpg</text:p>
          </table:table-cell>
          <table:table-cell table:formula="of:=HYPERLINK([.B128];[.E128])" office:value-type="string" office:string-value="T113214.jpg" calcext:value-type="string">
            <text:p>T11321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1/T113215</text:p>
          </table:table-cell>
          <table:table-cell table:formula="of:=CONCATENATE(&quot;https://github.com/nzbees/image_data/blob/master/&quot;;[.A129];&quot;.jpg&quot;)" office:value-type="string" office:string-value="https://github.com/nzbees/image_data/blob/master/13_images/T13ANCM/C2/G1/T113215.jpg" calcext:value-type="string">
            <text:p>https://github.com/nzbees/image_data/blob/master/13_images/T13ANCM/C2/G1/T113215.jpg</text:p>
          </table:table-cell>
          <table:table-cell office:value-type="string" calcext:value-type="string">
            <text:p>G1</text:p>
          </table:table-cell>
          <table:table-cell office:value-type="float" office:value="113215" calcext:value-type="float">
            <text:p>113215</text:p>
          </table:table-cell>
          <table:table-cell office:value-type="string" calcext:value-type="string">
            <text:p>T113215.jpg</text:p>
          </table:table-cell>
          <table:table-cell table:formula="of:=HYPERLINK([.B129];[.E129])" office:value-type="string" office:string-value="T113215.jpg" calcext:value-type="string">
            <text:p>T11321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1/T113216</text:p>
          </table:table-cell>
          <table:table-cell table:formula="of:=CONCATENATE(&quot;https://github.com/nzbees/image_data/blob/master/&quot;;[.A130];&quot;.jpg&quot;)" office:value-type="string" office:string-value="https://github.com/nzbees/image_data/blob/master/13_images/T13ANCM/C2/G1/T113216.jpg" calcext:value-type="string">
            <text:p>https://github.com/nzbees/image_data/blob/master/13_images/T13ANCM/C2/G1/T113216.jpg</text:p>
          </table:table-cell>
          <table:table-cell office:value-type="string" calcext:value-type="string">
            <text:p>G1</text:p>
          </table:table-cell>
          <table:table-cell office:value-type="float" office:value="113216" calcext:value-type="float">
            <text:p>113216</text:p>
          </table:table-cell>
          <table:table-cell office:value-type="string" calcext:value-type="string">
            <text:p>T113216.jpg</text:p>
          </table:table-cell>
          <table:table-cell table:formula="of:=HYPERLINK([.B130];[.E130])" office:value-type="string" office:string-value="T113216.jpg" calcext:value-type="string">
            <text:p>T11321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1/T113217</text:p>
          </table:table-cell>
          <table:table-cell table:formula="of:=CONCATENATE(&quot;https://github.com/nzbees/image_data/blob/master/&quot;;[.A131];&quot;.jpg&quot;)" office:value-type="string" office:string-value="https://github.com/nzbees/image_data/blob/master/13_images/T13ANCM/C2/G1/T113217.jpg" calcext:value-type="string">
            <text:p>https://github.com/nzbees/image_data/blob/master/13_images/T13ANCM/C2/G1/T113217.jpg</text:p>
          </table:table-cell>
          <table:table-cell office:value-type="string" calcext:value-type="string">
            <text:p>G1</text:p>
          </table:table-cell>
          <table:table-cell office:value-type="float" office:value="113217" calcext:value-type="float">
            <text:p>113217</text:p>
          </table:table-cell>
          <table:table-cell office:value-type="string" calcext:value-type="string">
            <text:p>T113217.jpg</text:p>
          </table:table-cell>
          <table:table-cell table:formula="of:=HYPERLINK([.B131];[.E131])" office:value-type="string" office:string-value="T113217.jpg" calcext:value-type="string">
            <text:p>T11321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1/T113218</text:p>
          </table:table-cell>
          <table:table-cell table:formula="of:=CONCATENATE(&quot;https://github.com/nzbees/image_data/blob/master/&quot;;[.A132];&quot;.jpg&quot;)" office:value-type="string" office:string-value="https://github.com/nzbees/image_data/blob/master/13_images/T13ANCM/C2/G1/T113218.jpg" calcext:value-type="string">
            <text:p>https://github.com/nzbees/image_data/blob/master/13_images/T13ANCM/C2/G1/T113218.jpg</text:p>
          </table:table-cell>
          <table:table-cell office:value-type="string" calcext:value-type="string">
            <text:p>G1</text:p>
          </table:table-cell>
          <table:table-cell office:value-type="float" office:value="113218" calcext:value-type="float">
            <text:p>113218</text:p>
          </table:table-cell>
          <table:table-cell office:value-type="string" calcext:value-type="string">
            <text:p>T113218.jpg</text:p>
          </table:table-cell>
          <table:table-cell table:formula="of:=HYPERLINK([.B132];[.E132])" office:value-type="string" office:string-value="T113218.jpg" calcext:value-type="string">
            <text:p>T11321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1/T113219</text:p>
          </table:table-cell>
          <table:table-cell table:formula="of:=CONCATENATE(&quot;https://github.com/nzbees/image_data/blob/master/&quot;;[.A133];&quot;.jpg&quot;)" office:value-type="string" office:string-value="https://github.com/nzbees/image_data/blob/master/13_images/T13ANCM/C2/G1/T113219.jpg" calcext:value-type="string">
            <text:p>https://github.com/nzbees/image_data/blob/master/13_images/T13ANCM/C2/G1/T113219.jpg</text:p>
          </table:table-cell>
          <table:table-cell office:value-type="string" calcext:value-type="string">
            <text:p>G1</text:p>
          </table:table-cell>
          <table:table-cell office:value-type="float" office:value="113219" calcext:value-type="float">
            <text:p>113219</text:p>
          </table:table-cell>
          <table:table-cell office:value-type="string" calcext:value-type="string">
            <text:p>T113219.jpg</text:p>
          </table:table-cell>
          <table:table-cell table:formula="of:=HYPERLINK([.B133];[.E133])" office:value-type="string" office:string-value="T113219.jpg" calcext:value-type="string">
            <text:p>T11321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2/T113221</text:p>
          </table:table-cell>
          <table:table-cell table:formula="of:=CONCATENATE(&quot;https://github.com/nzbees/image_data/blob/master/&quot;;[.A134];&quot;.jpg&quot;)" office:value-type="string" office:string-value="https://github.com/nzbees/image_data/blob/master/13_images/T13ANCM/C2/G2/T113221.jpg" calcext:value-type="string">
            <text:p>https://github.com/nzbees/image_data/blob/master/13_images/T13ANCM/C2/G2/T113221.jpg</text:p>
          </table:table-cell>
          <table:table-cell office:value-type="string" calcext:value-type="string">
            <text:p>G2</text:p>
          </table:table-cell>
          <table:table-cell office:value-type="float" office:value="113221" calcext:value-type="float">
            <text:p>113221</text:p>
          </table:table-cell>
          <table:table-cell office:value-type="string" calcext:value-type="string">
            <text:p>T113221.jpg</text:p>
          </table:table-cell>
          <table:table-cell table:formula="of:=HYPERLINK([.B134];[.E134])" office:value-type="string" office:string-value="T113221.jpg" calcext:value-type="string">
            <text:p>T11322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2/T113222</text:p>
          </table:table-cell>
          <table:table-cell table:formula="of:=CONCATENATE(&quot;https://github.com/nzbees/image_data/blob/master/&quot;;[.A135];&quot;.jpg&quot;)" office:value-type="string" office:string-value="https://github.com/nzbees/image_data/blob/master/13_images/T13ANCM/C2/G2/T113222.jpg" calcext:value-type="string">
            <text:p>https://github.com/nzbees/image_data/blob/master/13_images/T13ANCM/C2/G2/T113222.jpg</text:p>
          </table:table-cell>
          <table:table-cell office:value-type="string" calcext:value-type="string">
            <text:p>G2</text:p>
          </table:table-cell>
          <table:table-cell office:value-type="float" office:value="113222" calcext:value-type="float">
            <text:p>113222</text:p>
          </table:table-cell>
          <table:table-cell office:value-type="string" calcext:value-type="string">
            <text:p>T113222.jpg</text:p>
          </table:table-cell>
          <table:table-cell table:formula="of:=HYPERLINK([.B135];[.E135])" office:value-type="string" office:string-value="T113222.jpg" calcext:value-type="string">
            <text:p>T11322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2/T113223</text:p>
          </table:table-cell>
          <table:table-cell table:formula="of:=CONCATENATE(&quot;https://github.com/nzbees/image_data/blob/master/&quot;;[.A136];&quot;.jpg&quot;)" office:value-type="string" office:string-value="https://github.com/nzbees/image_data/blob/master/13_images/T13ANCM/C2/G2/T113223.jpg" calcext:value-type="string">
            <text:p>https://github.com/nzbees/image_data/blob/master/13_images/T13ANCM/C2/G2/T113223.jpg</text:p>
          </table:table-cell>
          <table:table-cell office:value-type="string" calcext:value-type="string">
            <text:p>G2</text:p>
          </table:table-cell>
          <table:table-cell office:value-type="float" office:value="113223" calcext:value-type="float">
            <text:p>113223</text:p>
          </table:table-cell>
          <table:table-cell office:value-type="string" calcext:value-type="string">
            <text:p>T113223.jpg</text:p>
          </table:table-cell>
          <table:table-cell table:formula="of:=HYPERLINK([.B136];[.E136])" office:value-type="string" office:string-value="T113223.jpg" calcext:value-type="string">
            <text:p>T11322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2/T113224</text:p>
          </table:table-cell>
          <table:table-cell table:formula="of:=CONCATENATE(&quot;https://github.com/nzbees/image_data/blob/master/&quot;;[.A137];&quot;.jpg&quot;)" office:value-type="string" office:string-value="https://github.com/nzbees/image_data/blob/master/13_images/T13ANCM/C2/G2/T113224.jpg" calcext:value-type="string">
            <text:p>https://github.com/nzbees/image_data/blob/master/13_images/T13ANCM/C2/G2/T113224.jpg</text:p>
          </table:table-cell>
          <table:table-cell office:value-type="string" calcext:value-type="string">
            <text:p>G2</text:p>
          </table:table-cell>
          <table:table-cell office:value-type="float" office:value="113224" calcext:value-type="float">
            <text:p>113224</text:p>
          </table:table-cell>
          <table:table-cell office:value-type="string" calcext:value-type="string">
            <text:p>T113224.jpg</text:p>
          </table:table-cell>
          <table:table-cell table:formula="of:=HYPERLINK([.B137];[.E137])" office:value-type="string" office:string-value="T113224.jpg" calcext:value-type="string">
            <text:p>T11322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2/T113225</text:p>
          </table:table-cell>
          <table:table-cell table:formula="of:=CONCATENATE(&quot;https://github.com/nzbees/image_data/blob/master/&quot;;[.A138];&quot;.jpg&quot;)" office:value-type="string" office:string-value="https://github.com/nzbees/image_data/blob/master/13_images/T13ANCM/C2/G2/T113225.jpg" calcext:value-type="string">
            <text:p>https://github.com/nzbees/image_data/blob/master/13_images/T13ANCM/C2/G2/T113225.jpg</text:p>
          </table:table-cell>
          <table:table-cell office:value-type="string" calcext:value-type="string">
            <text:p>G2</text:p>
          </table:table-cell>
          <table:table-cell office:value-type="float" office:value="113225" calcext:value-type="float">
            <text:p>113225</text:p>
          </table:table-cell>
          <table:table-cell office:value-type="string" calcext:value-type="string">
            <text:p>T113225.jpg</text:p>
          </table:table-cell>
          <table:table-cell table:formula="of:=HYPERLINK([.B138];[.E138])" office:value-type="string" office:string-value="T113225.jpg" calcext:value-type="string">
            <text:p>T11322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2/T113226</text:p>
          </table:table-cell>
          <table:table-cell table:formula="of:=CONCATENATE(&quot;https://github.com/nzbees/image_data/blob/master/&quot;;[.A139];&quot;.jpg&quot;)" office:value-type="string" office:string-value="https://github.com/nzbees/image_data/blob/master/13_images/T13ANCM/C2/G2/T113226.jpg" calcext:value-type="string">
            <text:p>https://github.com/nzbees/image_data/blob/master/13_images/T13ANCM/C2/G2/T113226.jpg</text:p>
          </table:table-cell>
          <table:table-cell office:value-type="string" calcext:value-type="string">
            <text:p>G2</text:p>
          </table:table-cell>
          <table:table-cell office:value-type="float" office:value="113226" calcext:value-type="float">
            <text:p>113226</text:p>
          </table:table-cell>
          <table:table-cell office:value-type="string" calcext:value-type="string">
            <text:p>T113226.jpg</text:p>
          </table:table-cell>
          <table:table-cell table:formula="of:=HYPERLINK([.B139];[.E139])" office:value-type="string" office:string-value="T113226.jpg" calcext:value-type="string">
            <text:p>T11322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2/T113227</text:p>
          </table:table-cell>
          <table:table-cell table:formula="of:=CONCATENATE(&quot;https://github.com/nzbees/image_data/blob/master/&quot;;[.A140];&quot;.jpg&quot;)" office:value-type="string" office:string-value="https://github.com/nzbees/image_data/blob/master/13_images/T13ANCM/C2/G2/T113227.jpg" calcext:value-type="string">
            <text:p>https://github.com/nzbees/image_data/blob/master/13_images/T13ANCM/C2/G2/T113227.jpg</text:p>
          </table:table-cell>
          <table:table-cell office:value-type="string" calcext:value-type="string">
            <text:p>G2</text:p>
          </table:table-cell>
          <table:table-cell office:value-type="float" office:value="113227" calcext:value-type="float">
            <text:p>113227</text:p>
          </table:table-cell>
          <table:table-cell office:value-type="string" calcext:value-type="string">
            <text:p>T113227.jpg</text:p>
          </table:table-cell>
          <table:table-cell table:formula="of:=HYPERLINK([.B140];[.E140])" office:value-type="string" office:string-value="T113227.jpg" calcext:value-type="string">
            <text:p>T11322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2/T113228</text:p>
          </table:table-cell>
          <table:table-cell table:formula="of:=CONCATENATE(&quot;https://github.com/nzbees/image_data/blob/master/&quot;;[.A141];&quot;.jpg&quot;)" office:value-type="string" office:string-value="https://github.com/nzbees/image_data/blob/master/13_images/T13ANCM/C2/G2/T113228.jpg" calcext:value-type="string">
            <text:p>https://github.com/nzbees/image_data/blob/master/13_images/T13ANCM/C2/G2/T113228.jpg</text:p>
          </table:table-cell>
          <table:table-cell office:value-type="string" calcext:value-type="string">
            <text:p>G2</text:p>
          </table:table-cell>
          <table:table-cell office:value-type="float" office:value="113228" calcext:value-type="float">
            <text:p>113228</text:p>
          </table:table-cell>
          <table:table-cell office:value-type="string" calcext:value-type="string">
            <text:p>T113228.jpg</text:p>
          </table:table-cell>
          <table:table-cell table:formula="of:=HYPERLINK([.B141];[.E141])" office:value-type="string" office:string-value="T113228.jpg" calcext:value-type="string">
            <text:p>T11322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2/T113229</text:p>
          </table:table-cell>
          <table:table-cell table:formula="of:=CONCATENATE(&quot;https://github.com/nzbees/image_data/blob/master/&quot;;[.A142];&quot;.jpg&quot;)" office:value-type="string" office:string-value="https://github.com/nzbees/image_data/blob/master/13_images/T13ANCM/C2/G2/T113229.jpg" calcext:value-type="string">
            <text:p>https://github.com/nzbees/image_data/blob/master/13_images/T13ANCM/C2/G2/T113229.jpg</text:p>
          </table:table-cell>
          <table:table-cell office:value-type="string" calcext:value-type="string">
            <text:p>G2</text:p>
          </table:table-cell>
          <table:table-cell office:value-type="float" office:value="113229" calcext:value-type="float">
            <text:p>113229</text:p>
          </table:table-cell>
          <table:table-cell office:value-type="string" calcext:value-type="string">
            <text:p>T113229.jpg</text:p>
          </table:table-cell>
          <table:table-cell table:formula="of:=HYPERLINK([.B142];[.E142])" office:value-type="string" office:string-value="T113229.jpg" calcext:value-type="string">
            <text:p>T11322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3/T113231</text:p>
          </table:table-cell>
          <table:table-cell table:formula="of:=CONCATENATE(&quot;https://github.com/nzbees/image_data/blob/master/&quot;;[.A143];&quot;.jpg&quot;)" office:value-type="string" office:string-value="https://github.com/nzbees/image_data/blob/master/13_images/T13ANCM/C2/G3/T113231.jpg" calcext:value-type="string">
            <text:p>https://github.com/nzbees/image_data/blob/master/13_images/T13ANCM/C2/G3/T113231.jpg</text:p>
          </table:table-cell>
          <table:table-cell office:value-type="string" calcext:value-type="string">
            <text:p>G3</text:p>
          </table:table-cell>
          <table:table-cell office:value-type="float" office:value="113231" calcext:value-type="float">
            <text:p>113231</text:p>
          </table:table-cell>
          <table:table-cell office:value-type="string" calcext:value-type="string">
            <text:p>T113231.jpg</text:p>
          </table:table-cell>
          <table:table-cell table:formula="of:=HYPERLINK([.B143];[.E143])" office:value-type="string" office:string-value="T113231.jpg" calcext:value-type="string">
            <text:p>T11323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3/T113232</text:p>
          </table:table-cell>
          <table:table-cell table:formula="of:=CONCATENATE(&quot;https://github.com/nzbees/image_data/blob/master/&quot;;[.A144];&quot;.jpg&quot;)" office:value-type="string" office:string-value="https://github.com/nzbees/image_data/blob/master/13_images/T13ANCM/C2/G3/T113232.jpg" calcext:value-type="string">
            <text:p>https://github.com/nzbees/image_data/blob/master/13_images/T13ANCM/C2/G3/T113232.jpg</text:p>
          </table:table-cell>
          <table:table-cell office:value-type="string" calcext:value-type="string">
            <text:p>G3</text:p>
          </table:table-cell>
          <table:table-cell office:value-type="float" office:value="113232" calcext:value-type="float">
            <text:p>113232</text:p>
          </table:table-cell>
          <table:table-cell office:value-type="string" calcext:value-type="string">
            <text:p>T113232.jpg</text:p>
          </table:table-cell>
          <table:table-cell table:formula="of:=HYPERLINK([.B144];[.E144])" office:value-type="string" office:string-value="T113232.jpg" calcext:value-type="string">
            <text:p>T11323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3/T113233</text:p>
          </table:table-cell>
          <table:table-cell table:formula="of:=CONCATENATE(&quot;https://github.com/nzbees/image_data/blob/master/&quot;;[.A145];&quot;.jpg&quot;)" office:value-type="string" office:string-value="https://github.com/nzbees/image_data/blob/master/13_images/T13ANCM/C2/G3/T113233.jpg" calcext:value-type="string">
            <text:p>https://github.com/nzbees/image_data/blob/master/13_images/T13ANCM/C2/G3/T113233.jpg</text:p>
          </table:table-cell>
          <table:table-cell office:value-type="string" calcext:value-type="string">
            <text:p>G3</text:p>
          </table:table-cell>
          <table:table-cell office:value-type="float" office:value="113233" calcext:value-type="float">
            <text:p>113233</text:p>
          </table:table-cell>
          <table:table-cell office:value-type="string" calcext:value-type="string">
            <text:p>T113233.jpg</text:p>
          </table:table-cell>
          <table:table-cell table:formula="of:=HYPERLINK([.B145];[.E145])" office:value-type="string" office:string-value="T113233.jpg" calcext:value-type="string">
            <text:p>T11323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3/T113234</text:p>
          </table:table-cell>
          <table:table-cell table:formula="of:=CONCATENATE(&quot;https://github.com/nzbees/image_data/blob/master/&quot;;[.A146];&quot;.jpg&quot;)" office:value-type="string" office:string-value="https://github.com/nzbees/image_data/blob/master/13_images/T13ANCM/C2/G3/T113234.jpg" calcext:value-type="string">
            <text:p>https://github.com/nzbees/image_data/blob/master/13_images/T13ANCM/C2/G3/T113234.jpg</text:p>
          </table:table-cell>
          <table:table-cell office:value-type="string" calcext:value-type="string">
            <text:p>G3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T113234.jpg</text:p>
          </table:table-cell>
          <table:table-cell table:formula="of:=HYPERLINK([.B146];[.E146])" office:value-type="string" office:string-value="T113234.jpg" calcext:value-type="string">
            <text:p>T11323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3/T113235</text:p>
          </table:table-cell>
          <table:table-cell table:formula="of:=CONCATENATE(&quot;https://github.com/nzbees/image_data/blob/master/&quot;;[.A147];&quot;.jpg&quot;)" office:value-type="string" office:string-value="https://github.com/nzbees/image_data/blob/master/13_images/T13ANCM/C2/G3/T113235.jpg" calcext:value-type="string">
            <text:p>https://github.com/nzbees/image_data/blob/master/13_images/T13ANCM/C2/G3/T113235.jpg</text:p>
          </table:table-cell>
          <table:table-cell office:value-type="string" calcext:value-type="string">
            <text:p>G3</text:p>
          </table:table-cell>
          <table:table-cell office:value-type="float" office:value="113235" calcext:value-type="float">
            <text:p>113235</text:p>
          </table:table-cell>
          <table:table-cell office:value-type="string" calcext:value-type="string">
            <text:p>T113235.jpg</text:p>
          </table:table-cell>
          <table:table-cell table:formula="of:=HYPERLINK([.B147];[.E147])" office:value-type="string" office:string-value="T113235.jpg" calcext:value-type="string">
            <text:p>T11323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3/T113236</text:p>
          </table:table-cell>
          <table:table-cell table:formula="of:=CONCATENATE(&quot;https://github.com/nzbees/image_data/blob/master/&quot;;[.A148];&quot;.jpg&quot;)" office:value-type="string" office:string-value="https://github.com/nzbees/image_data/blob/master/13_images/T13ANCM/C2/G3/T113236.jpg" calcext:value-type="string">
            <text:p>https://github.com/nzbees/image_data/blob/master/13_images/T13ANCM/C2/G3/T113236.jpg</text:p>
          </table:table-cell>
          <table:table-cell office:value-type="string" calcext:value-type="string">
            <text:p>G3</text:p>
          </table:table-cell>
          <table:table-cell office:value-type="float" office:value="113236" calcext:value-type="float">
            <text:p>113236</text:p>
          </table:table-cell>
          <table:table-cell office:value-type="string" calcext:value-type="string">
            <text:p>T113236.jpg</text:p>
          </table:table-cell>
          <table:table-cell table:formula="of:=HYPERLINK([.B148];[.E148])" office:value-type="string" office:string-value="T113236.jpg" calcext:value-type="string">
            <text:p>T1132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3/T113237</text:p>
          </table:table-cell>
          <table:table-cell table:formula="of:=CONCATENATE(&quot;https://github.com/nzbees/image_data/blob/master/&quot;;[.A149];&quot;.jpg&quot;)" office:value-type="string" office:string-value="https://github.com/nzbees/image_data/blob/master/13_images/T13ANCM/C2/G3/T113237.jpg" calcext:value-type="string">
            <text:p>https://github.com/nzbees/image_data/blob/master/13_images/T13ANCM/C2/G3/T113237.jpg</text:p>
          </table:table-cell>
          <table:table-cell office:value-type="string" calcext:value-type="string">
            <text:p>G3</text:p>
          </table:table-cell>
          <table:table-cell office:value-type="float" office:value="113237" calcext:value-type="float">
            <text:p>113237</text:p>
          </table:table-cell>
          <table:table-cell office:value-type="string" calcext:value-type="string">
            <text:p>T113237.jpg</text:p>
          </table:table-cell>
          <table:table-cell table:formula="of:=HYPERLINK([.B149];[.E149])" office:value-type="string" office:string-value="T113237.jpg" calcext:value-type="string">
            <text:p>T11323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3/T113238</text:p>
          </table:table-cell>
          <table:table-cell table:formula="of:=CONCATENATE(&quot;https://github.com/nzbees/image_data/blob/master/&quot;;[.A150];&quot;.jpg&quot;)" office:value-type="string" office:string-value="https://github.com/nzbees/image_data/blob/master/13_images/T13ANCM/C2/G3/T113238.jpg" calcext:value-type="string">
            <text:p>https://github.com/nzbees/image_data/blob/master/13_images/T13ANCM/C2/G3/T113238.jpg</text:p>
          </table:table-cell>
          <table:table-cell office:value-type="string" calcext:value-type="string">
            <text:p>G3</text:p>
          </table:table-cell>
          <table:table-cell office:value-type="float" office:value="113238" calcext:value-type="float">
            <text:p>113238</text:p>
          </table:table-cell>
          <table:table-cell office:value-type="string" calcext:value-type="string">
            <text:p>T113238.jpg</text:p>
          </table:table-cell>
          <table:table-cell table:formula="of:=HYPERLINK([.B150];[.E150])" office:value-type="string" office:string-value="T113238.jpg" calcext:value-type="string">
            <text:p>T11323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3/T113239</text:p>
          </table:table-cell>
          <table:table-cell table:formula="of:=CONCATENATE(&quot;https://github.com/nzbees/image_data/blob/master/&quot;;[.A151];&quot;.jpg&quot;)" office:value-type="string" office:string-value="https://github.com/nzbees/image_data/blob/master/13_images/T13ANCM/C2/G3/T113239.jpg" calcext:value-type="string">
            <text:p>https://github.com/nzbees/image_data/blob/master/13_images/T13ANCM/C2/G3/T113239.jpg</text:p>
          </table:table-cell>
          <table:table-cell office:value-type="string" calcext:value-type="string">
            <text:p>G3</text:p>
          </table:table-cell>
          <table:table-cell office:value-type="float" office:value="113239" calcext:value-type="float">
            <text:p>113239</text:p>
          </table:table-cell>
          <table:table-cell office:value-type="string" calcext:value-type="string">
            <text:p>T113239.jpg</text:p>
          </table:table-cell>
          <table:table-cell table:formula="of:=HYPERLINK([.B151];[.E151])" office:value-type="string" office:string-value="T113239.jpg" calcext:value-type="string">
            <text:p>T11323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4/T113241</text:p>
          </table:table-cell>
          <table:table-cell table:formula="of:=CONCATENATE(&quot;https://github.com/nzbees/image_data/blob/master/&quot;;[.A152];&quot;.jpg&quot;)" office:value-type="string" office:string-value="https://github.com/nzbees/image_data/blob/master/13_images/T13ANCM/C2/G4/T113241.jpg" calcext:value-type="string">
            <text:p>https://github.com/nzbees/image_data/blob/master/13_images/T13ANCM/C2/G4/T113241.jpg</text:p>
          </table:table-cell>
          <table:table-cell office:value-type="string" calcext:value-type="string">
            <text:p>G4</text:p>
          </table:table-cell>
          <table:table-cell office:value-type="float" office:value="113241" calcext:value-type="float">
            <text:p>113241</text:p>
          </table:table-cell>
          <table:table-cell office:value-type="string" calcext:value-type="string">
            <text:p>T113241.jpg</text:p>
          </table:table-cell>
          <table:table-cell table:formula="of:=HYPERLINK([.B152];[.E152])" office:value-type="string" office:string-value="T113241.jpg" calcext:value-type="string">
            <text:p>T11324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4/T113242</text:p>
          </table:table-cell>
          <table:table-cell table:formula="of:=CONCATENATE(&quot;https://github.com/nzbees/image_data/blob/master/&quot;;[.A153];&quot;.jpg&quot;)" office:value-type="string" office:string-value="https://github.com/nzbees/image_data/blob/master/13_images/T13ANCM/C2/G4/T113242.jpg" calcext:value-type="string">
            <text:p>https://github.com/nzbees/image_data/blob/master/13_images/T13ANCM/C2/G4/T113242.jpg</text:p>
          </table:table-cell>
          <table:table-cell office:value-type="string" calcext:value-type="string">
            <text:p>G4</text:p>
          </table:table-cell>
          <table:table-cell office:value-type="float" office:value="113242" calcext:value-type="float">
            <text:p>113242</text:p>
          </table:table-cell>
          <table:table-cell office:value-type="string" calcext:value-type="string">
            <text:p>T113242.jpg</text:p>
          </table:table-cell>
          <table:table-cell table:formula="of:=HYPERLINK([.B153];[.E153])" office:value-type="string" office:string-value="T113242.jpg" calcext:value-type="string">
            <text:p>T11324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4/T113243</text:p>
          </table:table-cell>
          <table:table-cell table:formula="of:=CONCATENATE(&quot;https://github.com/nzbees/image_data/blob/master/&quot;;[.A154];&quot;.jpg&quot;)" office:value-type="string" office:string-value="https://github.com/nzbees/image_data/blob/master/13_images/T13ANCM/C2/G4/T113243.jpg" calcext:value-type="string">
            <text:p>https://github.com/nzbees/image_data/blob/master/13_images/T13ANCM/C2/G4/T113243.jpg</text:p>
          </table:table-cell>
          <table:table-cell office:value-type="string" calcext:value-type="string">
            <text:p>G4</text:p>
          </table:table-cell>
          <table:table-cell office:value-type="float" office:value="113243" calcext:value-type="float">
            <text:p>113243</text:p>
          </table:table-cell>
          <table:table-cell office:value-type="string" calcext:value-type="string">
            <text:p>T113243.jpg</text:p>
          </table:table-cell>
          <table:table-cell table:formula="of:=HYPERLINK([.B154];[.E154])" office:value-type="string" office:string-value="T113243.jpg" calcext:value-type="string">
            <text:p>T11324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4/T113244</text:p>
          </table:table-cell>
          <table:table-cell table:formula="of:=CONCATENATE(&quot;https://github.com/nzbees/image_data/blob/master/&quot;;[.A155];&quot;.jpg&quot;)" office:value-type="string" office:string-value="https://github.com/nzbees/image_data/blob/master/13_images/T13ANCM/C2/G4/T113244.jpg" calcext:value-type="string">
            <text:p>https://github.com/nzbees/image_data/blob/master/13_images/T13ANCM/C2/G4/T113244.jpg</text:p>
          </table:table-cell>
          <table:table-cell office:value-type="string" calcext:value-type="string">
            <text:p>G4</text:p>
          </table:table-cell>
          <table:table-cell office:value-type="float" office:value="113244" calcext:value-type="float">
            <text:p>113244</text:p>
          </table:table-cell>
          <table:table-cell office:value-type="string" calcext:value-type="string">
            <text:p>T113244.jpg</text:p>
          </table:table-cell>
          <table:table-cell table:formula="of:=HYPERLINK([.B155];[.E155])" office:value-type="string" office:string-value="T113244.jpg" calcext:value-type="string">
            <text:p>T11324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4/T113245</text:p>
          </table:table-cell>
          <table:table-cell table:formula="of:=CONCATENATE(&quot;https://github.com/nzbees/image_data/blob/master/&quot;;[.A156];&quot;.jpg&quot;)" office:value-type="string" office:string-value="https://github.com/nzbees/image_data/blob/master/13_images/T13ANCM/C2/G4/T113245.jpg" calcext:value-type="string">
            <text:p>https://github.com/nzbees/image_data/blob/master/13_images/T13ANCM/C2/G4/T113245.jpg</text:p>
          </table:table-cell>
          <table:table-cell office:value-type="string" calcext:value-type="string">
            <text:p>G4</text:p>
          </table:table-cell>
          <table:table-cell office:value-type="float" office:value="113245" calcext:value-type="float">
            <text:p>113245</text:p>
          </table:table-cell>
          <table:table-cell office:value-type="string" calcext:value-type="string">
            <text:p>T113245.jpg</text:p>
          </table:table-cell>
          <table:table-cell table:formula="of:=HYPERLINK([.B156];[.E156])" office:value-type="string" office:string-value="T113245.jpg" calcext:value-type="string">
            <text:p>T11324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4/T113246</text:p>
          </table:table-cell>
          <table:table-cell table:formula="of:=CONCATENATE(&quot;https://github.com/nzbees/image_data/blob/master/&quot;;[.A157];&quot;.jpg&quot;)" office:value-type="string" office:string-value="https://github.com/nzbees/image_data/blob/master/13_images/T13ANCM/C2/G4/T113246.jpg" calcext:value-type="string">
            <text:p>https://github.com/nzbees/image_data/blob/master/13_images/T13ANCM/C2/G4/T113246.jpg</text:p>
          </table:table-cell>
          <table:table-cell office:value-type="string" calcext:value-type="string">
            <text:p>G4</text:p>
          </table:table-cell>
          <table:table-cell office:value-type="float" office:value="113246" calcext:value-type="float">
            <text:p>113246</text:p>
          </table:table-cell>
          <table:table-cell office:value-type="string" calcext:value-type="string">
            <text:p>T113246.jpg</text:p>
          </table:table-cell>
          <table:table-cell table:formula="of:=HYPERLINK([.B157];[.E157])" office:value-type="string" office:string-value="T113246.jpg" calcext:value-type="string">
            <text:p>T11324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4/T113247</text:p>
          </table:table-cell>
          <table:table-cell table:formula="of:=CONCATENATE(&quot;https://github.com/nzbees/image_data/blob/master/&quot;;[.A158];&quot;.jpg&quot;)" office:value-type="string" office:string-value="https://github.com/nzbees/image_data/blob/master/13_images/T13ANCM/C2/G4/T113247.jpg" calcext:value-type="string">
            <text:p>https://github.com/nzbees/image_data/blob/master/13_images/T13ANCM/C2/G4/T113247.jpg</text:p>
          </table:table-cell>
          <table:table-cell office:value-type="string" calcext:value-type="string">
            <text:p>G4</text:p>
          </table:table-cell>
          <table:table-cell office:value-type="float" office:value="113247" calcext:value-type="float">
            <text:p>113247</text:p>
          </table:table-cell>
          <table:table-cell office:value-type="string" calcext:value-type="string">
            <text:p>T113247.jpg</text:p>
          </table:table-cell>
          <table:table-cell table:formula="of:=HYPERLINK([.B158];[.E158])" office:value-type="string" office:string-value="T113247.jpg" calcext:value-type="string">
            <text:p>T11324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4/T113248</text:p>
          </table:table-cell>
          <table:table-cell table:formula="of:=CONCATENATE(&quot;https://github.com/nzbees/image_data/blob/master/&quot;;[.A159];&quot;.jpg&quot;)" office:value-type="string" office:string-value="https://github.com/nzbees/image_data/blob/master/13_images/T13ANCM/C2/G4/T113248.jpg" calcext:value-type="string">
            <text:p>https://github.com/nzbees/image_data/blob/master/13_images/T13ANCM/C2/G4/T113248.jpg</text:p>
          </table:table-cell>
          <table:table-cell office:value-type="string" calcext:value-type="string">
            <text:p>G4</text:p>
          </table:table-cell>
          <table:table-cell office:value-type="float" office:value="113248" calcext:value-type="float">
            <text:p>113248</text:p>
          </table:table-cell>
          <table:table-cell office:value-type="string" calcext:value-type="string">
            <text:p>T113248.jpg</text:p>
          </table:table-cell>
          <table:table-cell table:formula="of:=HYPERLINK([.B159];[.E159])" office:value-type="string" office:string-value="T113248.jpg" calcext:value-type="string">
            <text:p>T11324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4/T113249</text:p>
          </table:table-cell>
          <table:table-cell table:formula="of:=CONCATENATE(&quot;https://github.com/nzbees/image_data/blob/master/&quot;;[.A160];&quot;.jpg&quot;)" office:value-type="string" office:string-value="https://github.com/nzbees/image_data/blob/master/13_images/T13ANCM/C2/G4/T113249.jpg" calcext:value-type="string">
            <text:p>https://github.com/nzbees/image_data/blob/master/13_images/T13ANCM/C2/G4/T113249.jpg</text:p>
          </table:table-cell>
          <table:table-cell office:value-type="string" calcext:value-type="string">
            <text:p>G4</text:p>
          </table:table-cell>
          <table:table-cell office:value-type="float" office:value="113249" calcext:value-type="float">
            <text:p>113249</text:p>
          </table:table-cell>
          <table:table-cell office:value-type="string" calcext:value-type="string">
            <text:p>T113249.jpg</text:p>
          </table:table-cell>
          <table:table-cell table:formula="of:=HYPERLINK([.B160];[.E160])" office:value-type="string" office:string-value="T113249.jpg" calcext:value-type="string">
            <text:p>T11324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T/G3/INT113310</text:p>
          </table:table-cell>
          <table:table-cell table:formula="of:=CONCATENATE(&quot;https://github.com/nzbees/image_data/blob/master/&quot;;[.A161];&quot;.jpg&quot;)" office:value-type="string" office:string-value="https://github.com/nzbees/image_data/blob/master/13_images/IN CM/T/G3/INT113310.jpg" calcext:value-type="string">
            <text:p>https://github.com/nzbees/image_data/blob/master/13_images/IN CM/T/G3/INT113310.jpg</text:p>
          </table:table-cell>
          <table:table-cell office:value-type="string" calcext:value-type="string">
            <text:p>G3</text:p>
          </table:table-cell>
          <table:table-cell office:value-type="float" office:value="113310" calcext:value-type="float">
            <text:p>113310</text:p>
          </table:table-cell>
          <table:table-cell office:value-type="string" calcext:value-type="string">
            <text:p>INT113310.JPG</text:p>
          </table:table-cell>
          <table:table-cell table:formula="of:=HYPERLINK([.B161];[.E161])" office:value-type="string" office:string-value="INT113310.JPG" calcext:value-type="string">
            <text:p>INT1133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1/T113311</text:p>
          </table:table-cell>
          <table:table-cell table:formula="of:=CONCATENATE(&quot;https://github.com/nzbees/image_data/blob/master/&quot;;[.A162];&quot;.jpg&quot;)" office:value-type="string" office:string-value="https://github.com/nzbees/image_data/blob/master/13_images/T13ANCM/C3/G1/T113311.jpg" calcext:value-type="string">
            <text:p>https://github.com/nzbees/image_data/blob/master/13_images/T13ANCM/C3/G1/T113311.jpg</text:p>
          </table:table-cell>
          <table:table-cell office:value-type="string" calcext:value-type="string">
            <text:p>G1</text:p>
          </table:table-cell>
          <table:table-cell office:value-type="float" office:value="113311" calcext:value-type="float">
            <text:p>113311</text:p>
          </table:table-cell>
          <table:table-cell office:value-type="string" calcext:value-type="string">
            <text:p>T113311.jpg</text:p>
          </table:table-cell>
          <table:table-cell table:formula="of:=HYPERLINK([.B162];[.E162])" office:value-type="string" office:string-value="T113311.jpg" calcext:value-type="string">
            <text:p>T11331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1/T113312</text:p>
          </table:table-cell>
          <table:table-cell table:formula="of:=CONCATENATE(&quot;https://github.com/nzbees/image_data/blob/master/&quot;;[.A163];&quot;.jpg&quot;)" office:value-type="string" office:string-value="https://github.com/nzbees/image_data/blob/master/13_images/T13ANCM/C3/G1/T113312.jpg" calcext:value-type="string">
            <text:p>https://github.com/nzbees/image_data/blob/master/13_images/T13ANCM/C3/G1/T113312.jpg</text:p>
          </table:table-cell>
          <table:table-cell office:value-type="string" calcext:value-type="string">
            <text:p>G1</text:p>
          </table:table-cell>
          <table:table-cell office:value-type="float" office:value="113312" calcext:value-type="float">
            <text:p>113312</text:p>
          </table:table-cell>
          <table:table-cell office:value-type="string" calcext:value-type="string">
            <text:p>T113312.jpg</text:p>
          </table:table-cell>
          <table:table-cell table:formula="of:=HYPERLINK([.B163];[.E163])" office:value-type="string" office:string-value="T113312.jpg" calcext:value-type="string">
            <text:p>T11331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1/T113313</text:p>
          </table:table-cell>
          <table:table-cell table:formula="of:=CONCATENATE(&quot;https://github.com/nzbees/image_data/blob/master/&quot;;[.A164];&quot;.jpg&quot;)" office:value-type="string" office:string-value="https://github.com/nzbees/image_data/blob/master/13_images/T13ANCM/C3/G1/T113313.jpg" calcext:value-type="string">
            <text:p>https://github.com/nzbees/image_data/blob/master/13_images/T13ANCM/C3/G1/T113313.jpg</text:p>
          </table:table-cell>
          <table:table-cell office:value-type="string" calcext:value-type="string">
            <text:p>G1</text:p>
          </table:table-cell>
          <table:table-cell office:value-type="float" office:value="113313" calcext:value-type="float">
            <text:p>113313</text:p>
          </table:table-cell>
          <table:table-cell office:value-type="string" calcext:value-type="string">
            <text:p>T113313.jpg</text:p>
          </table:table-cell>
          <table:table-cell table:formula="of:=HYPERLINK([.B164];[.E164])" office:value-type="string" office:string-value="T113313.jpg" calcext:value-type="string">
            <text:p>T11331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1/T113314</text:p>
          </table:table-cell>
          <table:table-cell table:formula="of:=CONCATENATE(&quot;https://github.com/nzbees/image_data/blob/master/&quot;;[.A165];&quot;.jpg&quot;)" office:value-type="string" office:string-value="https://github.com/nzbees/image_data/blob/master/13_images/T13ANCM/C3/G1/T113314.jpg" calcext:value-type="string">
            <text:p>https://github.com/nzbees/image_data/blob/master/13_images/T13ANCM/C3/G1/T113314.jpg</text:p>
          </table:table-cell>
          <table:table-cell office:value-type="string" calcext:value-type="string">
            <text:p>G1</text:p>
          </table:table-cell>
          <table:table-cell office:value-type="float" office:value="113314" calcext:value-type="float">
            <text:p>113314</text:p>
          </table:table-cell>
          <table:table-cell office:value-type="string" calcext:value-type="string">
            <text:p>T113314.jpg</text:p>
          </table:table-cell>
          <table:table-cell table:formula="of:=HYPERLINK([.B165];[.E165])" office:value-type="string" office:string-value="T113314.jpg" calcext:value-type="string">
            <text:p>T11331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1/T113315</text:p>
          </table:table-cell>
          <table:table-cell table:formula="of:=CONCATENATE(&quot;https://github.com/nzbees/image_data/blob/master/&quot;;[.A166];&quot;.jpg&quot;)" office:value-type="string" office:string-value="https://github.com/nzbees/image_data/blob/master/13_images/T13ANCM/C3/G1/T113315.jpg" calcext:value-type="string">
            <text:p>https://github.com/nzbees/image_data/blob/master/13_images/T13ANCM/C3/G1/T113315.jpg</text:p>
          </table:table-cell>
          <table:table-cell office:value-type="string" calcext:value-type="string">
            <text:p>G1</text:p>
          </table:table-cell>
          <table:table-cell office:value-type="float" office:value="113315" calcext:value-type="float">
            <text:p>113315</text:p>
          </table:table-cell>
          <table:table-cell office:value-type="string" calcext:value-type="string">
            <text:p>T113315.jpg</text:p>
          </table:table-cell>
          <table:table-cell table:formula="of:=HYPERLINK([.B166];[.E166])" office:value-type="string" office:string-value="T113315.jpg" calcext:value-type="string">
            <text:p>T11331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1/T113316</text:p>
          </table:table-cell>
          <table:table-cell table:formula="of:=CONCATENATE(&quot;https://github.com/nzbees/image_data/blob/master/&quot;;[.A167];&quot;.jpg&quot;)" office:value-type="string" office:string-value="https://github.com/nzbees/image_data/blob/master/13_images/T13ANCM/C3/G1/T113316.jpg" calcext:value-type="string">
            <text:p>https://github.com/nzbees/image_data/blob/master/13_images/T13ANCM/C3/G1/T113316.jpg</text:p>
          </table:table-cell>
          <table:table-cell office:value-type="string" calcext:value-type="string">
            <text:p>G1</text:p>
          </table:table-cell>
          <table:table-cell office:value-type="float" office:value="113316" calcext:value-type="float">
            <text:p>113316</text:p>
          </table:table-cell>
          <table:table-cell office:value-type="string" calcext:value-type="string">
            <text:p>T113316.jpg</text:p>
          </table:table-cell>
          <table:table-cell table:formula="of:=HYPERLINK([.B167];[.E167])" office:value-type="string" office:string-value="T113316.jpg" calcext:value-type="string">
            <text:p>T11331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1/T113317</text:p>
          </table:table-cell>
          <table:table-cell table:formula="of:=CONCATENATE(&quot;https://github.com/nzbees/image_data/blob/master/&quot;;[.A168];&quot;.jpg&quot;)" office:value-type="string" office:string-value="https://github.com/nzbees/image_data/blob/master/13_images/T13ANCM/C3/G1/T113317.jpg" calcext:value-type="string">
            <text:p>https://github.com/nzbees/image_data/blob/master/13_images/T13ANCM/C3/G1/T113317.jpg</text:p>
          </table:table-cell>
          <table:table-cell office:value-type="string" calcext:value-type="string">
            <text:p>G1</text:p>
          </table:table-cell>
          <table:table-cell office:value-type="float" office:value="113317" calcext:value-type="float">
            <text:p>113317</text:p>
          </table:table-cell>
          <table:table-cell office:value-type="string" calcext:value-type="string">
            <text:p>T113317.jpg</text:p>
          </table:table-cell>
          <table:table-cell table:formula="of:=HYPERLINK([.B168];[.E168])" office:value-type="string" office:string-value="T113317.jpg" calcext:value-type="string">
            <text:p>T11331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1/T113318</text:p>
          </table:table-cell>
          <table:table-cell table:formula="of:=CONCATENATE(&quot;https://github.com/nzbees/image_data/blob/master/&quot;;[.A169];&quot;.jpg&quot;)" office:value-type="string" office:string-value="https://github.com/nzbees/image_data/blob/master/13_images/T13ANCM/C3/G1/T113318.jpg" calcext:value-type="string">
            <text:p>https://github.com/nzbees/image_data/blob/master/13_images/T13ANCM/C3/G1/T113318.jpg</text:p>
          </table:table-cell>
          <table:table-cell office:value-type="string" calcext:value-type="string">
            <text:p>G1</text:p>
          </table:table-cell>
          <table:table-cell office:value-type="float" office:value="113318" calcext:value-type="float">
            <text:p>113318</text:p>
          </table:table-cell>
          <table:table-cell office:value-type="string" calcext:value-type="string">
            <text:p>T113318.jpg</text:p>
          </table:table-cell>
          <table:table-cell table:formula="of:=HYPERLINK([.B169];[.E169])" office:value-type="string" office:string-value="T113318.jpg" calcext:value-type="string">
            <text:p>T11331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1/T113319</text:p>
          </table:table-cell>
          <table:table-cell table:formula="of:=CONCATENATE(&quot;https://github.com/nzbees/image_data/blob/master/&quot;;[.A170];&quot;.jpg&quot;)" office:value-type="string" office:string-value="https://github.com/nzbees/image_data/blob/master/13_images/T13ANCM/C3/G1/T113319.jpg" calcext:value-type="string">
            <text:p>https://github.com/nzbees/image_data/blob/master/13_images/T13ANCM/C3/G1/T113319.jpg</text:p>
          </table:table-cell>
          <table:table-cell office:value-type="string" calcext:value-type="string">
            <text:p>G1</text:p>
          </table:table-cell>
          <table:table-cell office:value-type="float" office:value="113319" calcext:value-type="float">
            <text:p>113319</text:p>
          </table:table-cell>
          <table:table-cell office:value-type="string" calcext:value-type="string">
            <text:p>T113319.jpg</text:p>
          </table:table-cell>
          <table:table-cell table:formula="of:=HYPERLINK([.B170];[.E170])" office:value-type="string" office:string-value="T113319.jpg" calcext:value-type="string">
            <text:p>T11331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2/T113321</text:p>
          </table:table-cell>
          <table:table-cell table:formula="of:=CONCATENATE(&quot;https://github.com/nzbees/image_data/blob/master/&quot;;[.A171];&quot;.jpg&quot;)" office:value-type="string" office:string-value="https://github.com/nzbees/image_data/blob/master/13_images/T13ANCM/C3/G2/T113321.jpg" calcext:value-type="string">
            <text:p>https://github.com/nzbees/image_data/blob/master/13_images/T13ANCM/C3/G2/T113321.jpg</text:p>
          </table:table-cell>
          <table:table-cell office:value-type="string" calcext:value-type="string">
            <text:p>G2</text:p>
          </table:table-cell>
          <table:table-cell office:value-type="float" office:value="113321" calcext:value-type="float">
            <text:p>113321</text:p>
          </table:table-cell>
          <table:table-cell office:value-type="string" calcext:value-type="string">
            <text:p>T113321.jpg</text:p>
          </table:table-cell>
          <table:table-cell table:formula="of:=HYPERLINK([.B171];[.E171])" office:value-type="string" office:string-value="T113321.jpg" calcext:value-type="string">
            <text:p>T11332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2/T113322</text:p>
          </table:table-cell>
          <table:table-cell table:formula="of:=CONCATENATE(&quot;https://github.com/nzbees/image_data/blob/master/&quot;;[.A172];&quot;.jpg&quot;)" office:value-type="string" office:string-value="https://github.com/nzbees/image_data/blob/master/13_images/T13ANCM/C3/G2/T113322.jpg" calcext:value-type="string">
            <text:p>https://github.com/nzbees/image_data/blob/master/13_images/T13ANCM/C3/G2/T113322.jpg</text:p>
          </table:table-cell>
          <table:table-cell office:value-type="string" calcext:value-type="string">
            <text:p>G2</text:p>
          </table:table-cell>
          <table:table-cell office:value-type="float" office:value="113322" calcext:value-type="float">
            <text:p>113322</text:p>
          </table:table-cell>
          <table:table-cell office:value-type="string" calcext:value-type="string">
            <text:p>T113322.jpg</text:p>
          </table:table-cell>
          <table:table-cell table:formula="of:=HYPERLINK([.B172];[.E172])" office:value-type="string" office:string-value="T113322.jpg" calcext:value-type="string">
            <text:p>T11332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2/T113323</text:p>
          </table:table-cell>
          <table:table-cell table:formula="of:=CONCATENATE(&quot;https://github.com/nzbees/image_data/blob/master/&quot;;[.A173];&quot;.jpg&quot;)" office:value-type="string" office:string-value="https://github.com/nzbees/image_data/blob/master/13_images/T13ANCM/C3/G2/T113323.jpg" calcext:value-type="string">
            <text:p>https://github.com/nzbees/image_data/blob/master/13_images/T13ANCM/C3/G2/T113323.jpg</text:p>
          </table:table-cell>
          <table:table-cell office:value-type="string" calcext:value-type="string">
            <text:p>G2</text:p>
          </table:table-cell>
          <table:table-cell office:value-type="float" office:value="113323" calcext:value-type="float">
            <text:p>113323</text:p>
          </table:table-cell>
          <table:table-cell office:value-type="string" calcext:value-type="string">
            <text:p>T113323.jpg</text:p>
          </table:table-cell>
          <table:table-cell table:formula="of:=HYPERLINK([.B173];[.E173])" office:value-type="string" office:string-value="T113323.jpg" calcext:value-type="string">
            <text:p>T11332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2/T113324</text:p>
          </table:table-cell>
          <table:table-cell table:formula="of:=CONCATENATE(&quot;https://github.com/nzbees/image_data/blob/master/&quot;;[.A174];&quot;.jpg&quot;)" office:value-type="string" office:string-value="https://github.com/nzbees/image_data/blob/master/13_images/T13ANCM/C3/G2/T113324.jpg" calcext:value-type="string">
            <text:p>https://github.com/nzbees/image_data/blob/master/13_images/T13ANCM/C3/G2/T113324.jpg</text:p>
          </table:table-cell>
          <table:table-cell office:value-type="string" calcext:value-type="string">
            <text:p>G2</text:p>
          </table:table-cell>
          <table:table-cell office:value-type="float" office:value="113324" calcext:value-type="float">
            <text:p>113324</text:p>
          </table:table-cell>
          <table:table-cell office:value-type="string" calcext:value-type="string">
            <text:p>T113324.jpg</text:p>
          </table:table-cell>
          <table:table-cell table:formula="of:=HYPERLINK([.B174];[.E174])" office:value-type="string" office:string-value="T113324.jpg" calcext:value-type="string">
            <text:p>T11332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2/T113325</text:p>
          </table:table-cell>
          <table:table-cell table:formula="of:=CONCATENATE(&quot;https://github.com/nzbees/image_data/blob/master/&quot;;[.A175];&quot;.jpg&quot;)" office:value-type="string" office:string-value="https://github.com/nzbees/image_data/blob/master/13_images/T13ANCM/C3/G2/T113325.jpg" calcext:value-type="string">
            <text:p>https://github.com/nzbees/image_data/blob/master/13_images/T13ANCM/C3/G2/T113325.jpg</text:p>
          </table:table-cell>
          <table:table-cell office:value-type="string" calcext:value-type="string">
            <text:p>G2</text:p>
          </table:table-cell>
          <table:table-cell office:value-type="float" office:value="113325" calcext:value-type="float">
            <text:p>113325</text:p>
          </table:table-cell>
          <table:table-cell office:value-type="string" calcext:value-type="string">
            <text:p>T113325.jpg</text:p>
          </table:table-cell>
          <table:table-cell table:formula="of:=HYPERLINK([.B175];[.E175])" office:value-type="string" office:string-value="T113325.jpg" calcext:value-type="string">
            <text:p>T11332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2/T113326</text:p>
          </table:table-cell>
          <table:table-cell table:formula="of:=CONCATENATE(&quot;https://github.com/nzbees/image_data/blob/master/&quot;;[.A176];&quot;.jpg&quot;)" office:value-type="string" office:string-value="https://github.com/nzbees/image_data/blob/master/13_images/T13ANCM/C3/G2/T113326.jpg" calcext:value-type="string">
            <text:p>https://github.com/nzbees/image_data/blob/master/13_images/T13ANCM/C3/G2/T113326.jpg</text:p>
          </table:table-cell>
          <table:table-cell office:value-type="string" calcext:value-type="string">
            <text:p>G2</text:p>
          </table:table-cell>
          <table:table-cell office:value-type="float" office:value="113326" calcext:value-type="float">
            <text:p>113326</text:p>
          </table:table-cell>
          <table:table-cell office:value-type="string" calcext:value-type="string">
            <text:p>T113326.jpg</text:p>
          </table:table-cell>
          <table:table-cell table:formula="of:=HYPERLINK([.B176];[.E176])" office:value-type="string" office:string-value="T113326.jpg" calcext:value-type="string">
            <text:p>T11332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2/T113327</text:p>
          </table:table-cell>
          <table:table-cell table:formula="of:=CONCATENATE(&quot;https://github.com/nzbees/image_data/blob/master/&quot;;[.A177];&quot;.jpg&quot;)" office:value-type="string" office:string-value="https://github.com/nzbees/image_data/blob/master/13_images/T13ANCM/C3/G2/T113327.jpg" calcext:value-type="string">
            <text:p>https://github.com/nzbees/image_data/blob/master/13_images/T13ANCM/C3/G2/T113327.jpg</text:p>
          </table:table-cell>
          <table:table-cell office:value-type="string" calcext:value-type="string">
            <text:p>G2</text:p>
          </table:table-cell>
          <table:table-cell office:value-type="float" office:value="113327" calcext:value-type="float">
            <text:p>113327</text:p>
          </table:table-cell>
          <table:table-cell office:value-type="string" calcext:value-type="string">
            <text:p>T113327.jpg</text:p>
          </table:table-cell>
          <table:table-cell table:formula="of:=HYPERLINK([.B177];[.E177])" office:value-type="string" office:string-value="T113327.jpg" calcext:value-type="string">
            <text:p>T11332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2/T113328</text:p>
          </table:table-cell>
          <table:table-cell table:formula="of:=CONCATENATE(&quot;https://github.com/nzbees/image_data/blob/master/&quot;;[.A178];&quot;.jpg&quot;)" office:value-type="string" office:string-value="https://github.com/nzbees/image_data/blob/master/13_images/T13ANCM/C3/G2/T113328.jpg" calcext:value-type="string">
            <text:p>https://github.com/nzbees/image_data/blob/master/13_images/T13ANCM/C3/G2/T113328.jpg</text:p>
          </table:table-cell>
          <table:table-cell office:value-type="string" calcext:value-type="string">
            <text:p>G2</text:p>
          </table:table-cell>
          <table:table-cell office:value-type="float" office:value="113328" calcext:value-type="float">
            <text:p>113328</text:p>
          </table:table-cell>
          <table:table-cell office:value-type="string" calcext:value-type="string">
            <text:p>T113328.jpg</text:p>
          </table:table-cell>
          <table:table-cell table:formula="of:=HYPERLINK([.B178];[.E178])" office:value-type="string" office:string-value="T113328.jpg" calcext:value-type="string">
            <text:p>T11332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2/T113329</text:p>
          </table:table-cell>
          <table:table-cell table:formula="of:=CONCATENATE(&quot;https://github.com/nzbees/image_data/blob/master/&quot;;[.A179];&quot;.jpg&quot;)" office:value-type="string" office:string-value="https://github.com/nzbees/image_data/blob/master/13_images/T13ANCM/C3/G2/T113329.jpg" calcext:value-type="string">
            <text:p>https://github.com/nzbees/image_data/blob/master/13_images/T13ANCM/C3/G2/T113329.jpg</text:p>
          </table:table-cell>
          <table:table-cell office:value-type="string" calcext:value-type="string">
            <text:p>G2</text:p>
          </table:table-cell>
          <table:table-cell office:value-type="float" office:value="113329" calcext:value-type="float">
            <text:p>113329</text:p>
          </table:table-cell>
          <table:table-cell office:value-type="string" calcext:value-type="string">
            <text:p>T113329.jpg</text:p>
          </table:table-cell>
          <table:table-cell table:formula="of:=HYPERLINK([.B179];[.E179])" office:value-type="string" office:string-value="T113329.jpg" calcext:value-type="string">
            <text:p>T11332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3/T113331</text:p>
          </table:table-cell>
          <table:table-cell table:formula="of:=CONCATENATE(&quot;https://github.com/nzbees/image_data/blob/master/&quot;;[.A180];&quot;.jpg&quot;)" office:value-type="string" office:string-value="https://github.com/nzbees/image_data/blob/master/13_images/T13ANCM/C3/G3/T113331.jpg" calcext:value-type="string">
            <text:p>https://github.com/nzbees/image_data/blob/master/13_images/T13ANCM/C3/G3/T113331.jpg</text:p>
          </table:table-cell>
          <table:table-cell office:value-type="string" calcext:value-type="string">
            <text:p>G3</text:p>
          </table:table-cell>
          <table:table-cell office:value-type="float" office:value="113331" calcext:value-type="float">
            <text:p>113331</text:p>
          </table:table-cell>
          <table:table-cell office:value-type="string" calcext:value-type="string">
            <text:p>T113331.jpg</text:p>
          </table:table-cell>
          <table:table-cell table:formula="of:=HYPERLINK([.B180];[.E180])" office:value-type="string" office:string-value="T113331.jpg" calcext:value-type="string">
            <text:p>T11333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3/T113332</text:p>
          </table:table-cell>
          <table:table-cell table:formula="of:=CONCATENATE(&quot;https://github.com/nzbees/image_data/blob/master/&quot;;[.A181];&quot;.jpg&quot;)" office:value-type="string" office:string-value="https://github.com/nzbees/image_data/blob/master/13_images/T13ANCM/C3/G3/T113332.jpg" calcext:value-type="string">
            <text:p>https://github.com/nzbees/image_data/blob/master/13_images/T13ANCM/C3/G3/T113332.jpg</text:p>
          </table:table-cell>
          <table:table-cell office:value-type="string" calcext:value-type="string">
            <text:p>G3</text:p>
          </table:table-cell>
          <table:table-cell office:value-type="float" office:value="113332" calcext:value-type="float">
            <text:p>113332</text:p>
          </table:table-cell>
          <table:table-cell office:value-type="string" calcext:value-type="string">
            <text:p>T113332.jpg</text:p>
          </table:table-cell>
          <table:table-cell table:formula="of:=HYPERLINK([.B181];[.E181])" office:value-type="string" office:string-value="T113332.jpg" calcext:value-type="string">
            <text:p>T11333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3/T113333</text:p>
          </table:table-cell>
          <table:table-cell table:formula="of:=CONCATENATE(&quot;https://github.com/nzbees/image_data/blob/master/&quot;;[.A182];&quot;.jpg&quot;)" office:value-type="string" office:string-value="https://github.com/nzbees/image_data/blob/master/13_images/T13ANCM/C3/G3/T113333.jpg" calcext:value-type="string">
            <text:p>https://github.com/nzbees/image_data/blob/master/13_images/T13ANCM/C3/G3/T113333.jpg</text:p>
          </table:table-cell>
          <table:table-cell office:value-type="string" calcext:value-type="string">
            <text:p>G3</text:p>
          </table:table-cell>
          <table:table-cell office:value-type="float" office:value="113333" calcext:value-type="float">
            <text:p>113333</text:p>
          </table:table-cell>
          <table:table-cell office:value-type="string" calcext:value-type="string">
            <text:p>T113333.jpg</text:p>
          </table:table-cell>
          <table:table-cell table:formula="of:=HYPERLINK([.B182];[.E182])" office:value-type="string" office:string-value="T113333.jpg" calcext:value-type="string">
            <text:p>T11333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3/T113334</text:p>
          </table:table-cell>
          <table:table-cell table:formula="of:=CONCATENATE(&quot;https://github.com/nzbees/image_data/blob/master/&quot;;[.A183];&quot;.jpg&quot;)" office:value-type="string" office:string-value="https://github.com/nzbees/image_data/blob/master/13_images/T13ANCM/C3/G3/T113334.jpg" calcext:value-type="string">
            <text:p>https://github.com/nzbees/image_data/blob/master/13_images/T13ANCM/C3/G3/T113334.jpg</text:p>
          </table:table-cell>
          <table:table-cell office:value-type="string" calcext:value-type="string">
            <text:p>G3</text:p>
          </table:table-cell>
          <table:table-cell office:value-type="float" office:value="113334" calcext:value-type="float">
            <text:p>113334</text:p>
          </table:table-cell>
          <table:table-cell office:value-type="string" calcext:value-type="string">
            <text:p>T113334.jpg</text:p>
          </table:table-cell>
          <table:table-cell table:formula="of:=HYPERLINK([.B183];[.E183])" office:value-type="string" office:string-value="T113334.jpg" calcext:value-type="string">
            <text:p>T11333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3/T113335</text:p>
          </table:table-cell>
          <table:table-cell table:formula="of:=CONCATENATE(&quot;https://github.com/nzbees/image_data/blob/master/&quot;;[.A184];&quot;.jpg&quot;)" office:value-type="string" office:string-value="https://github.com/nzbees/image_data/blob/master/13_images/T13ANCM/C3/G3/T113335.jpg" calcext:value-type="string">
            <text:p>https://github.com/nzbees/image_data/blob/master/13_images/T13ANCM/C3/G3/T113335.jpg</text:p>
          </table:table-cell>
          <table:table-cell office:value-type="string" calcext:value-type="string">
            <text:p>G3</text:p>
          </table:table-cell>
          <table:table-cell office:value-type="float" office:value="113335" calcext:value-type="float">
            <text:p>113335</text:p>
          </table:table-cell>
          <table:table-cell office:value-type="string" calcext:value-type="string">
            <text:p>T113335.jpg</text:p>
          </table:table-cell>
          <table:table-cell table:formula="of:=HYPERLINK([.B184];[.E184])" office:value-type="string" office:string-value="T113335.jpg" calcext:value-type="string">
            <text:p>T11333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3/T113336</text:p>
          </table:table-cell>
          <table:table-cell table:formula="of:=CONCATENATE(&quot;https://github.com/nzbees/image_data/blob/master/&quot;;[.A185];&quot;.jpg&quot;)" office:value-type="string" office:string-value="https://github.com/nzbees/image_data/blob/master/13_images/T13ANCM/C3/G3/T113336.jpg" calcext:value-type="string">
            <text:p>https://github.com/nzbees/image_data/blob/master/13_images/T13ANCM/C3/G3/T113336.jpg</text:p>
          </table:table-cell>
          <table:table-cell office:value-type="string" calcext:value-type="string">
            <text:p>G3</text:p>
          </table:table-cell>
          <table:table-cell office:value-type="float" office:value="113336" calcext:value-type="float">
            <text:p>113336</text:p>
          </table:table-cell>
          <table:table-cell office:value-type="string" calcext:value-type="string">
            <text:p>T113336.jpg</text:p>
          </table:table-cell>
          <table:table-cell table:formula="of:=HYPERLINK([.B185];[.E185])" office:value-type="string" office:string-value="T113336.jpg" calcext:value-type="string">
            <text:p>T1133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3/T113337</text:p>
          </table:table-cell>
          <table:table-cell table:formula="of:=CONCATENATE(&quot;https://github.com/nzbees/image_data/blob/master/&quot;;[.A186];&quot;.jpg&quot;)" office:value-type="string" office:string-value="https://github.com/nzbees/image_data/blob/master/13_images/T13ANCM/C3/G3/T113337.jpg" calcext:value-type="string">
            <text:p>https://github.com/nzbees/image_data/blob/master/13_images/T13ANCM/C3/G3/T113337.jpg</text:p>
          </table:table-cell>
          <table:table-cell office:value-type="string" calcext:value-type="string">
            <text:p>G3</text:p>
          </table:table-cell>
          <table:table-cell office:value-type="float" office:value="113337" calcext:value-type="float">
            <text:p>113337</text:p>
          </table:table-cell>
          <table:table-cell office:value-type="string" calcext:value-type="string">
            <text:p>T113337.jpg</text:p>
          </table:table-cell>
          <table:table-cell table:formula="of:=HYPERLINK([.B186];[.E186])" office:value-type="string" office:string-value="T113337.jpg" calcext:value-type="string">
            <text:p>T11333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3/T113338</text:p>
          </table:table-cell>
          <table:table-cell table:formula="of:=CONCATENATE(&quot;https://github.com/nzbees/image_data/blob/master/&quot;;[.A187];&quot;.jpg&quot;)" office:value-type="string" office:string-value="https://github.com/nzbees/image_data/blob/master/13_images/T13ANCM/C3/G3/T113338.jpg" calcext:value-type="string">
            <text:p>https://github.com/nzbees/image_data/blob/master/13_images/T13ANCM/C3/G3/T113338.jpg</text:p>
          </table:table-cell>
          <table:table-cell office:value-type="string" calcext:value-type="string">
            <text:p>G3</text:p>
          </table:table-cell>
          <table:table-cell office:value-type="float" office:value="113338" calcext:value-type="float">
            <text:p>113338</text:p>
          </table:table-cell>
          <table:table-cell office:value-type="string" calcext:value-type="string">
            <text:p>T113338.jpg</text:p>
          </table:table-cell>
          <table:table-cell table:formula="of:=HYPERLINK([.B187];[.E187])" office:value-type="string" office:string-value="T113338.jpg" calcext:value-type="string">
            <text:p>T11333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3/T113339</text:p>
          </table:table-cell>
          <table:table-cell table:formula="of:=CONCATENATE(&quot;https://github.com/nzbees/image_data/blob/master/&quot;;[.A188];&quot;.jpg&quot;)" office:value-type="string" office:string-value="https://github.com/nzbees/image_data/blob/master/13_images/T13ANCM/C3/G3/T113339.jpg" calcext:value-type="string">
            <text:p>https://github.com/nzbees/image_data/blob/master/13_images/T13ANCM/C3/G3/T113339.jpg</text:p>
          </table:table-cell>
          <table:table-cell office:value-type="string" calcext:value-type="string">
            <text:p>G3</text:p>
          </table:table-cell>
          <table:table-cell office:value-type="float" office:value="113339" calcext:value-type="float">
            <text:p>113339</text:p>
          </table:table-cell>
          <table:table-cell office:value-type="string" calcext:value-type="string">
            <text:p>T113339.jpg</text:p>
          </table:table-cell>
          <table:table-cell table:formula="of:=HYPERLINK([.B188];[.E188])" office:value-type="string" office:string-value="T113339.jpg" calcext:value-type="string">
            <text:p>T11333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4/T113341</text:p>
          </table:table-cell>
          <table:table-cell table:formula="of:=CONCATENATE(&quot;https://github.com/nzbees/image_data/blob/master/&quot;;[.A189];&quot;.jpg&quot;)" office:value-type="string" office:string-value="https://github.com/nzbees/image_data/blob/master/13_images/T13ANCM/C3/G4/T113341.jpg" calcext:value-type="string">
            <text:p>https://github.com/nzbees/image_data/blob/master/13_images/T13ANCM/C3/G4/T113341.jpg</text:p>
          </table:table-cell>
          <table:table-cell office:value-type="string" calcext:value-type="string">
            <text:p>G4</text:p>
          </table:table-cell>
          <table:table-cell office:value-type="float" office:value="113341" calcext:value-type="float">
            <text:p>113341</text:p>
          </table:table-cell>
          <table:table-cell office:value-type="string" calcext:value-type="string">
            <text:p>T113341.jpg</text:p>
          </table:table-cell>
          <table:table-cell table:formula="of:=HYPERLINK([.B189];[.E189])" office:value-type="string" office:string-value="T113341.jpg" calcext:value-type="string">
            <text:p>T11334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4/T113342</text:p>
          </table:table-cell>
          <table:table-cell table:formula="of:=CONCATENATE(&quot;https://github.com/nzbees/image_data/blob/master/&quot;;[.A190];&quot;.jpg&quot;)" office:value-type="string" office:string-value="https://github.com/nzbees/image_data/blob/master/13_images/T13ANCM/C3/G4/T113342.jpg" calcext:value-type="string">
            <text:p>https://github.com/nzbees/image_data/blob/master/13_images/T13ANCM/C3/G4/T113342.jpg</text:p>
          </table:table-cell>
          <table:table-cell office:value-type="string" calcext:value-type="string">
            <text:p>G4</text:p>
          </table:table-cell>
          <table:table-cell office:value-type="float" office:value="113342" calcext:value-type="float">
            <text:p>113342</text:p>
          </table:table-cell>
          <table:table-cell office:value-type="string" calcext:value-type="string">
            <text:p>T113342.jpg</text:p>
          </table:table-cell>
          <table:table-cell table:formula="of:=HYPERLINK([.B190];[.E190])" office:value-type="string" office:string-value="T113342.jpg" calcext:value-type="string">
            <text:p>T11334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4/T113343</text:p>
          </table:table-cell>
          <table:table-cell table:formula="of:=CONCATENATE(&quot;https://github.com/nzbees/image_data/blob/master/&quot;;[.A191];&quot;.jpg&quot;)" office:value-type="string" office:string-value="https://github.com/nzbees/image_data/blob/master/13_images/T13ANCM/C3/G4/T113343.jpg" calcext:value-type="string">
            <text:p>https://github.com/nzbees/image_data/blob/master/13_images/T13ANCM/C3/G4/T113343.jpg</text:p>
          </table:table-cell>
          <table:table-cell office:value-type="string" calcext:value-type="string">
            <text:p>G4</text:p>
          </table:table-cell>
          <table:table-cell office:value-type="float" office:value="113343" calcext:value-type="float">
            <text:p>113343</text:p>
          </table:table-cell>
          <table:table-cell office:value-type="string" calcext:value-type="string">
            <text:p>T113343.jpg</text:p>
          </table:table-cell>
          <table:table-cell table:formula="of:=HYPERLINK([.B191];[.E191])" office:value-type="string" office:string-value="T113343.jpg" calcext:value-type="string">
            <text:p>T11334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4/T113344</text:p>
          </table:table-cell>
          <table:table-cell table:formula="of:=CONCATENATE(&quot;https://github.com/nzbees/image_data/blob/master/&quot;;[.A192];&quot;.jpg&quot;)" office:value-type="string" office:string-value="https://github.com/nzbees/image_data/blob/master/13_images/T13ANCM/C3/G4/T113344.jpg" calcext:value-type="string">
            <text:p>https://github.com/nzbees/image_data/blob/master/13_images/T13ANCM/C3/G4/T113344.jpg</text:p>
          </table:table-cell>
          <table:table-cell office:value-type="string" calcext:value-type="string">
            <text:p>G4</text:p>
          </table:table-cell>
          <table:table-cell office:value-type="float" office:value="113344" calcext:value-type="float">
            <text:p>113344</text:p>
          </table:table-cell>
          <table:table-cell office:value-type="string" calcext:value-type="string">
            <text:p>T113344.jpg</text:p>
          </table:table-cell>
          <table:table-cell table:formula="of:=HYPERLINK([.B192];[.E192])" office:value-type="string" office:string-value="T113344.jpg" calcext:value-type="string">
            <text:p>T11334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4/T113345</text:p>
          </table:table-cell>
          <table:table-cell table:formula="of:=CONCATENATE(&quot;https://github.com/nzbees/image_data/blob/master/&quot;;[.A193];&quot;.jpg&quot;)" office:value-type="string" office:string-value="https://github.com/nzbees/image_data/blob/master/13_images/T13ANCM/C3/G4/T113345.jpg" calcext:value-type="string">
            <text:p>https://github.com/nzbees/image_data/blob/master/13_images/T13ANCM/C3/G4/T113345.jpg</text:p>
          </table:table-cell>
          <table:table-cell office:value-type="string" calcext:value-type="string">
            <text:p>G4</text:p>
          </table:table-cell>
          <table:table-cell office:value-type="float" office:value="113345" calcext:value-type="float">
            <text:p>113345</text:p>
          </table:table-cell>
          <table:table-cell office:value-type="string" calcext:value-type="string">
            <text:p>T113345.jpg</text:p>
          </table:table-cell>
          <table:table-cell table:formula="of:=HYPERLINK([.B193];[.E193])" office:value-type="string" office:string-value="T113345.jpg" calcext:value-type="string">
            <text:p>T11334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4/T113346</text:p>
          </table:table-cell>
          <table:table-cell table:formula="of:=CONCATENATE(&quot;https://github.com/nzbees/image_data/blob/master/&quot;;[.A194];&quot;.jpg&quot;)" office:value-type="string" office:string-value="https://github.com/nzbees/image_data/blob/master/13_images/T13ANCM/C3/G4/T113346.jpg" calcext:value-type="string">
            <text:p>https://github.com/nzbees/image_data/blob/master/13_images/T13ANCM/C3/G4/T113346.jpg</text:p>
          </table:table-cell>
          <table:table-cell office:value-type="string" calcext:value-type="string">
            <text:p>G4</text:p>
          </table:table-cell>
          <table:table-cell office:value-type="float" office:value="113346" calcext:value-type="float">
            <text:p>113346</text:p>
          </table:table-cell>
          <table:table-cell office:value-type="string" calcext:value-type="string">
            <text:p>T113346.jpg</text:p>
          </table:table-cell>
          <table:table-cell table:formula="of:=HYPERLINK([.B194];[.E194])" office:value-type="string" office:string-value="T113346.jpg" calcext:value-type="string">
            <text:p>T11334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4/T113347</text:p>
          </table:table-cell>
          <table:table-cell table:formula="of:=CONCATENATE(&quot;https://github.com/nzbees/image_data/blob/master/&quot;;[.A195];&quot;.jpg&quot;)" office:value-type="string" office:string-value="https://github.com/nzbees/image_data/blob/master/13_images/T13ANCM/C3/G4/T113347.jpg" calcext:value-type="string">
            <text:p>https://github.com/nzbees/image_data/blob/master/13_images/T13ANCM/C3/G4/T113347.jpg</text:p>
          </table:table-cell>
          <table:table-cell office:value-type="string" calcext:value-type="string">
            <text:p>G4</text:p>
          </table:table-cell>
          <table:table-cell office:value-type="float" office:value="113347" calcext:value-type="float">
            <text:p>113347</text:p>
          </table:table-cell>
          <table:table-cell office:value-type="string" calcext:value-type="string">
            <text:p>T113347.jpg</text:p>
          </table:table-cell>
          <table:table-cell table:formula="of:=HYPERLINK([.B195];[.E195])" office:value-type="string" office:string-value="T113347.jpg" calcext:value-type="string">
            <text:p>T11334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4/T113348</text:p>
          </table:table-cell>
          <table:table-cell table:formula="of:=CONCATENATE(&quot;https://github.com/nzbees/image_data/blob/master/&quot;;[.A196];&quot;.jpg&quot;)" office:value-type="string" office:string-value="https://github.com/nzbees/image_data/blob/master/13_images/T13ANCM/C3/G4/T113348.jpg" calcext:value-type="string">
            <text:p>https://github.com/nzbees/image_data/blob/master/13_images/T13ANCM/C3/G4/T113348.jpg</text:p>
          </table:table-cell>
          <table:table-cell office:value-type="string" calcext:value-type="string">
            <text:p>G4</text:p>
          </table:table-cell>
          <table:table-cell office:value-type="float" office:value="113348" calcext:value-type="float">
            <text:p>113348</text:p>
          </table:table-cell>
          <table:table-cell office:value-type="string" calcext:value-type="string">
            <text:p>T113348.jpg</text:p>
          </table:table-cell>
          <table:table-cell table:formula="of:=HYPERLINK([.B196];[.E196])" office:value-type="string" office:string-value="T113348.jpg" calcext:value-type="string">
            <text:p>T11334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4/T113349</text:p>
          </table:table-cell>
          <table:table-cell table:formula="of:=CONCATENATE(&quot;https://github.com/nzbees/image_data/blob/master/&quot;;[.A197];&quot;.jpg&quot;)" office:value-type="string" office:string-value="https://github.com/nzbees/image_data/blob/master/13_images/T13ANCM/C3/G4/T113349.jpg" calcext:value-type="string">
            <text:p>https://github.com/nzbees/image_data/blob/master/13_images/T13ANCM/C3/G4/T113349.jpg</text:p>
          </table:table-cell>
          <table:table-cell office:value-type="string" calcext:value-type="string">
            <text:p>G4</text:p>
          </table:table-cell>
          <table:table-cell office:value-type="float" office:value="113349" calcext:value-type="float">
            <text:p>113349</text:p>
          </table:table-cell>
          <table:table-cell office:value-type="string" calcext:value-type="string">
            <text:p>T113349.jpg</text:p>
          </table:table-cell>
          <table:table-cell table:formula="of:=HYPERLINK([.B197];[.E197])" office:value-type="string" office:string-value="T113349.jpg" calcext:value-type="string">
            <text:p>T11334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1/P213111</text:p>
          </table:table-cell>
          <table:table-cell table:formula="of:=CONCATENATE(&quot;https://github.com/nzbees/image_data/blob/master/&quot;;[.A198];&quot;.jpg&quot;)" office:value-type="string" office:string-value="https://github.com/nzbees/image_data/blob/master/13_images/P13ANCM/C1/G1/P213111.jpg" calcext:value-type="string">
            <text:p>https://github.com/nzbees/image_data/blob/master/13_images/P13ANCM/C1/G1/P213111.jpg</text:p>
          </table:table-cell>
          <table:table-cell office:value-type="string" calcext:value-type="string">
            <text:p>G1</text:p>
          </table:table-cell>
          <table:table-cell office:value-type="float" office:value="213111" calcext:value-type="float">
            <text:p>213111</text:p>
          </table:table-cell>
          <table:table-cell office:value-type="string" calcext:value-type="string">
            <text:p>P213111.jpg</text:p>
          </table:table-cell>
          <table:table-cell table:formula="of:=HYPERLINK([.B198];[.E198])" office:value-type="string" office:string-value="P213111.jpg" calcext:value-type="string">
            <text:p>P21311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1/P213112</text:p>
          </table:table-cell>
          <table:table-cell table:formula="of:=CONCATENATE(&quot;https://github.com/nzbees/image_data/blob/master/&quot;;[.A199];&quot;.jpg&quot;)" office:value-type="string" office:string-value="https://github.com/nzbees/image_data/blob/master/13_images/P13ANCM/C1/G1/P213112.jpg" calcext:value-type="string">
            <text:p>https://github.com/nzbees/image_data/blob/master/13_images/P13ANCM/C1/G1/P213112.jpg</text:p>
          </table:table-cell>
          <table:table-cell office:value-type="string" calcext:value-type="string">
            <text:p>G1</text:p>
          </table:table-cell>
          <table:table-cell office:value-type="float" office:value="213112" calcext:value-type="float">
            <text:p>213112</text:p>
          </table:table-cell>
          <table:table-cell office:value-type="string" calcext:value-type="string">
            <text:p>P213112.jpg</text:p>
          </table:table-cell>
          <table:table-cell table:formula="of:=HYPERLINK([.B199];[.E199])" office:value-type="string" office:string-value="P213112.jpg" calcext:value-type="string">
            <text:p>P21311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1/P213113</text:p>
          </table:table-cell>
          <table:table-cell table:formula="of:=CONCATENATE(&quot;https://github.com/nzbees/image_data/blob/master/&quot;;[.A200];&quot;.jpg&quot;)" office:value-type="string" office:string-value="https://github.com/nzbees/image_data/blob/master/13_images/P13ANCM/C1/G1/P213113.jpg" calcext:value-type="string">
            <text:p>https://github.com/nzbees/image_data/blob/master/13_images/P13ANCM/C1/G1/P213113.jpg</text:p>
          </table:table-cell>
          <table:table-cell office:value-type="string" calcext:value-type="string">
            <text:p>G1</text:p>
          </table:table-cell>
          <table:table-cell office:value-type="float" office:value="213113" calcext:value-type="float">
            <text:p>213113</text:p>
          </table:table-cell>
          <table:table-cell office:value-type="string" calcext:value-type="string">
            <text:p>P213113.jpg</text:p>
          </table:table-cell>
          <table:table-cell table:formula="of:=HYPERLINK([.B200];[.E200])" office:value-type="string" office:string-value="P213113.jpg" calcext:value-type="string">
            <text:p>P21311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1/P213114</text:p>
          </table:table-cell>
          <table:table-cell table:formula="of:=CONCATENATE(&quot;https://github.com/nzbees/image_data/blob/master/&quot;;[.A201];&quot;.jpg&quot;)" office:value-type="string" office:string-value="https://github.com/nzbees/image_data/blob/master/13_images/P13ANCM/C1/G1/P213114.jpg" calcext:value-type="string">
            <text:p>https://github.com/nzbees/image_data/blob/master/13_images/P13ANCM/C1/G1/P213114.jpg</text:p>
          </table:table-cell>
          <table:table-cell office:value-type="string" calcext:value-type="string">
            <text:p>G1</text:p>
          </table:table-cell>
          <table:table-cell office:value-type="float" office:value="213114" calcext:value-type="float">
            <text:p>213114</text:p>
          </table:table-cell>
          <table:table-cell office:value-type="string" calcext:value-type="string">
            <text:p>P213114.jpg</text:p>
          </table:table-cell>
          <table:table-cell table:formula="of:=HYPERLINK([.B201];[.E201])" office:value-type="string" office:string-value="P213114.jpg" calcext:value-type="string">
            <text:p>P21311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1/P213115</text:p>
          </table:table-cell>
          <table:table-cell table:formula="of:=CONCATENATE(&quot;https://github.com/nzbees/image_data/blob/master/&quot;;[.A202];&quot;.jpg&quot;)" office:value-type="string" office:string-value="https://github.com/nzbees/image_data/blob/master/13_images/P13ANCM/C1/G1/P213115.jpg" calcext:value-type="string">
            <text:p>https://github.com/nzbees/image_data/blob/master/13_images/P13ANCM/C1/G1/P213115.jpg</text:p>
          </table:table-cell>
          <table:table-cell office:value-type="string" calcext:value-type="string">
            <text:p>G1</text:p>
          </table:table-cell>
          <table:table-cell office:value-type="float" office:value="213115" calcext:value-type="float">
            <text:p>213115</text:p>
          </table:table-cell>
          <table:table-cell office:value-type="string" calcext:value-type="string">
            <text:p>P213115.jpg</text:p>
          </table:table-cell>
          <table:table-cell table:formula="of:=HYPERLINK([.B202];[.E202])" office:value-type="string" office:string-value="P213115.jpg" calcext:value-type="string">
            <text:p>P21311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1/P213116</text:p>
          </table:table-cell>
          <table:table-cell table:formula="of:=CONCATENATE(&quot;https://github.com/nzbees/image_data/blob/master/&quot;;[.A203];&quot;.jpg&quot;)" office:value-type="string" office:string-value="https://github.com/nzbees/image_data/blob/master/13_images/P13ANCM/C1/G1/P213116.jpg" calcext:value-type="string">
            <text:p>https://github.com/nzbees/image_data/blob/master/13_images/P13ANCM/C1/G1/P213116.jpg</text:p>
          </table:table-cell>
          <table:table-cell office:value-type="string" calcext:value-type="string">
            <text:p>G1</text:p>
          </table:table-cell>
          <table:table-cell office:value-type="float" office:value="213116" calcext:value-type="float">
            <text:p>213116</text:p>
          </table:table-cell>
          <table:table-cell office:value-type="string" calcext:value-type="string">
            <text:p>P213116.jpg</text:p>
          </table:table-cell>
          <table:table-cell table:formula="of:=HYPERLINK([.B203];[.E203])" office:value-type="string" office:string-value="P213116.jpg" calcext:value-type="string">
            <text:p>P21311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1/P213117</text:p>
          </table:table-cell>
          <table:table-cell table:formula="of:=CONCATENATE(&quot;https://github.com/nzbees/image_data/blob/master/&quot;;[.A204];&quot;.jpg&quot;)" office:value-type="string" office:string-value="https://github.com/nzbees/image_data/blob/master/13_images/P13ANCM/C1/G1/P213117.jpg" calcext:value-type="string">
            <text:p>https://github.com/nzbees/image_data/blob/master/13_images/P13ANCM/C1/G1/P213117.jpg</text:p>
          </table:table-cell>
          <table:table-cell office:value-type="string" calcext:value-type="string">
            <text:p>G1</text:p>
          </table:table-cell>
          <table:table-cell office:value-type="float" office:value="213117" calcext:value-type="float">
            <text:p>213117</text:p>
          </table:table-cell>
          <table:table-cell office:value-type="string" calcext:value-type="string">
            <text:p>P213117.jpg</text:p>
          </table:table-cell>
          <table:table-cell table:formula="of:=HYPERLINK([.B204];[.E204])" office:value-type="string" office:string-value="P213117.jpg" calcext:value-type="string">
            <text:p>P21311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1/P213118</text:p>
          </table:table-cell>
          <table:table-cell table:formula="of:=CONCATENATE(&quot;https://github.com/nzbees/image_data/blob/master/&quot;;[.A205];&quot;.jpg&quot;)" office:value-type="string" office:string-value="https://github.com/nzbees/image_data/blob/master/13_images/P13ANCM/C1/G1/P213118.jpg" calcext:value-type="string">
            <text:p>https://github.com/nzbees/image_data/blob/master/13_images/P13ANCM/C1/G1/P213118.jpg</text:p>
          </table:table-cell>
          <table:table-cell office:value-type="string" calcext:value-type="string">
            <text:p>G1</text:p>
          </table:table-cell>
          <table:table-cell office:value-type="float" office:value="213118" calcext:value-type="float">
            <text:p>213118</text:p>
          </table:table-cell>
          <table:table-cell office:value-type="string" calcext:value-type="string">
            <text:p>P213118.jpg</text:p>
          </table:table-cell>
          <table:table-cell table:formula="of:=HYPERLINK([.B205];[.E205])" office:value-type="string" office:string-value="P213118.jpg" calcext:value-type="string">
            <text:p>P21311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1/P213119</text:p>
          </table:table-cell>
          <table:table-cell table:formula="of:=CONCATENATE(&quot;https://github.com/nzbees/image_data/blob/master/&quot;;[.A206];&quot;.jpg&quot;)" office:value-type="string" office:string-value="https://github.com/nzbees/image_data/blob/master/13_images/P13ANCM/C1/G1/P213119.jpg" calcext:value-type="string">
            <text:p>https://github.com/nzbees/image_data/blob/master/13_images/P13ANCM/C1/G1/P213119.jpg</text:p>
          </table:table-cell>
          <table:table-cell office:value-type="string" calcext:value-type="string">
            <text:p>G1</text:p>
          </table:table-cell>
          <table:table-cell office:value-type="float" office:value="213119" calcext:value-type="float">
            <text:p>213119</text:p>
          </table:table-cell>
          <table:table-cell office:value-type="string" calcext:value-type="string">
            <text:p>P213119.jpg</text:p>
          </table:table-cell>
          <table:table-cell table:formula="of:=HYPERLINK([.B206];[.E206])" office:value-type="string" office:string-value="P213119.jpg" calcext:value-type="string">
            <text:p>P21311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2/P213121</text:p>
          </table:table-cell>
          <table:table-cell table:formula="of:=CONCATENATE(&quot;https://github.com/nzbees/image_data/blob/master/&quot;;[.A207];&quot;.jpg&quot;)" office:value-type="string" office:string-value="https://github.com/nzbees/image_data/blob/master/13_images/P13ANCM/C1/G2/P213121.jpg" calcext:value-type="string">
            <text:p>https://github.com/nzbees/image_data/blob/master/13_images/P13ANCM/C1/G2/P213121.jpg</text:p>
          </table:table-cell>
          <table:table-cell office:value-type="string" calcext:value-type="string">
            <text:p>G2</text:p>
          </table:table-cell>
          <table:table-cell office:value-type="float" office:value="213121" calcext:value-type="float">
            <text:p>213121</text:p>
          </table:table-cell>
          <table:table-cell office:value-type="string" calcext:value-type="string">
            <text:p>P213121.jpg</text:p>
          </table:table-cell>
          <table:table-cell table:formula="of:=HYPERLINK([.B207];[.E207])" office:value-type="string" office:string-value="P213121.jpg" calcext:value-type="string">
            <text:p>P21312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2/P213122</text:p>
          </table:table-cell>
          <table:table-cell table:formula="of:=CONCATENATE(&quot;https://github.com/nzbees/image_data/blob/master/&quot;;[.A208];&quot;.jpg&quot;)" office:value-type="string" office:string-value="https://github.com/nzbees/image_data/blob/master/13_images/P13ANCM/C1/G2/P213122.jpg" calcext:value-type="string">
            <text:p>https://github.com/nzbees/image_data/blob/master/13_images/P13ANCM/C1/G2/P213122.jpg</text:p>
          </table:table-cell>
          <table:table-cell office:value-type="string" calcext:value-type="string">
            <text:p>G2</text:p>
          </table:table-cell>
          <table:table-cell office:value-type="float" office:value="213122" calcext:value-type="float">
            <text:p>213122</text:p>
          </table:table-cell>
          <table:table-cell office:value-type="string" calcext:value-type="string">
            <text:p>P213122.jpg</text:p>
          </table:table-cell>
          <table:table-cell table:formula="of:=HYPERLINK([.B208];[.E208])" office:value-type="string" office:string-value="P213122.jpg" calcext:value-type="string">
            <text:p>P21312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2/P213123</text:p>
          </table:table-cell>
          <table:table-cell table:formula="of:=CONCATENATE(&quot;https://github.com/nzbees/image_data/blob/master/&quot;;[.A209];&quot;.jpg&quot;)" office:value-type="string" office:string-value="https://github.com/nzbees/image_data/blob/master/13_images/P13ANCM/C1/G2/P213123.jpg" calcext:value-type="string">
            <text:p>https://github.com/nzbees/image_data/blob/master/13_images/P13ANCM/C1/G2/P213123.jpg</text:p>
          </table:table-cell>
          <table:table-cell office:value-type="string" calcext:value-type="string">
            <text:p>G2</text:p>
          </table:table-cell>
          <table:table-cell office:value-type="float" office:value="213123" calcext:value-type="float">
            <text:p>213123</text:p>
          </table:table-cell>
          <table:table-cell office:value-type="string" calcext:value-type="string">
            <text:p>P213123.jpg</text:p>
          </table:table-cell>
          <table:table-cell table:formula="of:=HYPERLINK([.B209];[.E209])" office:value-type="string" office:string-value="P213123.jpg" calcext:value-type="string">
            <text:p>P21312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2/P213124</text:p>
          </table:table-cell>
          <table:table-cell table:formula="of:=CONCATENATE(&quot;https://github.com/nzbees/image_data/blob/master/&quot;;[.A210];&quot;.jpg&quot;)" office:value-type="string" office:string-value="https://github.com/nzbees/image_data/blob/master/13_images/P13ANCM/C1/G2/P213124.jpg" calcext:value-type="string">
            <text:p>https://github.com/nzbees/image_data/blob/master/13_images/P13ANCM/C1/G2/P213124.jpg</text:p>
          </table:table-cell>
          <table:table-cell office:value-type="string" calcext:value-type="string">
            <text:p>G2</text:p>
          </table:table-cell>
          <table:table-cell office:value-type="float" office:value="213124" calcext:value-type="float">
            <text:p>213124</text:p>
          </table:table-cell>
          <table:table-cell office:value-type="string" calcext:value-type="string">
            <text:p>P213124.jpg</text:p>
          </table:table-cell>
          <table:table-cell table:formula="of:=HYPERLINK([.B210];[.E210])" office:value-type="string" office:string-value="P213124.jpg" calcext:value-type="string">
            <text:p>P21312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2/P213125</text:p>
          </table:table-cell>
          <table:table-cell table:formula="of:=CONCATENATE(&quot;https://github.com/nzbees/image_data/blob/master/&quot;;[.A211];&quot;.jpg&quot;)" office:value-type="string" office:string-value="https://github.com/nzbees/image_data/blob/master/13_images/P13ANCM/C1/G2/P213125.jpg" calcext:value-type="string">
            <text:p>https://github.com/nzbees/image_data/blob/master/13_images/P13ANCM/C1/G2/P213125.jpg</text:p>
          </table:table-cell>
          <table:table-cell office:value-type="string" calcext:value-type="string">
            <text:p>G2</text:p>
          </table:table-cell>
          <table:table-cell office:value-type="float" office:value="213125" calcext:value-type="float">
            <text:p>213125</text:p>
          </table:table-cell>
          <table:table-cell office:value-type="string" calcext:value-type="string">
            <text:p>P213125.jpg</text:p>
          </table:table-cell>
          <table:table-cell table:formula="of:=HYPERLINK([.B211];[.E211])" office:value-type="string" office:string-value="P213125.jpg" calcext:value-type="string">
            <text:p>P21312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2/P213126</text:p>
          </table:table-cell>
          <table:table-cell table:formula="of:=CONCATENATE(&quot;https://github.com/nzbees/image_data/blob/master/&quot;;[.A212];&quot;.jpg&quot;)" office:value-type="string" office:string-value="https://github.com/nzbees/image_data/blob/master/13_images/P13ANCM/C1/G2/P213126.jpg" calcext:value-type="string">
            <text:p>https://github.com/nzbees/image_data/blob/master/13_images/P13ANCM/C1/G2/P213126.jpg</text:p>
          </table:table-cell>
          <table:table-cell office:value-type="string" calcext:value-type="string">
            <text:p>G2</text:p>
          </table:table-cell>
          <table:table-cell office:value-type="float" office:value="213126" calcext:value-type="float">
            <text:p>213126</text:p>
          </table:table-cell>
          <table:table-cell office:value-type="string" calcext:value-type="string">
            <text:p>P213126.jpg</text:p>
          </table:table-cell>
          <table:table-cell table:formula="of:=HYPERLINK([.B212];[.E212])" office:value-type="string" office:string-value="P213126.jpg" calcext:value-type="string">
            <text:p>P21312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2/P213127</text:p>
          </table:table-cell>
          <table:table-cell table:formula="of:=CONCATENATE(&quot;https://github.com/nzbees/image_data/blob/master/&quot;;[.A213];&quot;.jpg&quot;)" office:value-type="string" office:string-value="https://github.com/nzbees/image_data/blob/master/13_images/P13ANCM/C1/G2/P213127.jpg" calcext:value-type="string">
            <text:p>https://github.com/nzbees/image_data/blob/master/13_images/P13ANCM/C1/G2/P213127.jpg</text:p>
          </table:table-cell>
          <table:table-cell office:value-type="string" calcext:value-type="string">
            <text:p>G2</text:p>
          </table:table-cell>
          <table:table-cell office:value-type="float" office:value="213127" calcext:value-type="float">
            <text:p>213127</text:p>
          </table:table-cell>
          <table:table-cell office:value-type="string" calcext:value-type="string">
            <text:p>P213127.jpg</text:p>
          </table:table-cell>
          <table:table-cell table:formula="of:=HYPERLINK([.B213];[.E213])" office:value-type="string" office:string-value="P213127.jpg" calcext:value-type="string">
            <text:p>P21312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2/P213128</text:p>
          </table:table-cell>
          <table:table-cell table:formula="of:=CONCATENATE(&quot;https://github.com/nzbees/image_data/blob/master/&quot;;[.A214];&quot;.jpg&quot;)" office:value-type="string" office:string-value="https://github.com/nzbees/image_data/blob/master/13_images/P13ANCM/C1/G2/P213128.jpg" calcext:value-type="string">
            <text:p>https://github.com/nzbees/image_data/blob/master/13_images/P13ANCM/C1/G2/P213128.jpg</text:p>
          </table:table-cell>
          <table:table-cell office:value-type="string" calcext:value-type="string">
            <text:p>G2</text:p>
          </table:table-cell>
          <table:table-cell office:value-type="float" office:value="213128" calcext:value-type="float">
            <text:p>213128</text:p>
          </table:table-cell>
          <table:table-cell office:value-type="string" calcext:value-type="string">
            <text:p>P213128.jpg</text:p>
          </table:table-cell>
          <table:table-cell table:formula="of:=HYPERLINK([.B214];[.E214])" office:value-type="string" office:string-value="P213128.jpg" calcext:value-type="string">
            <text:p>P21312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2/P213129</text:p>
          </table:table-cell>
          <table:table-cell table:formula="of:=CONCATENATE(&quot;https://github.com/nzbees/image_data/blob/master/&quot;;[.A215];&quot;.jpg&quot;)" office:value-type="string" office:string-value="https://github.com/nzbees/image_data/blob/master/13_images/P13ANCM/C1/G2/P213129.jpg" calcext:value-type="string">
            <text:p>https://github.com/nzbees/image_data/blob/master/13_images/P13ANCM/C1/G2/P213129.jpg</text:p>
          </table:table-cell>
          <table:table-cell office:value-type="string" calcext:value-type="string">
            <text:p>G2</text:p>
          </table:table-cell>
          <table:table-cell office:value-type="float" office:value="213129" calcext:value-type="float">
            <text:p>213129</text:p>
          </table:table-cell>
          <table:table-cell office:value-type="string" calcext:value-type="string">
            <text:p>P213129.jpg</text:p>
          </table:table-cell>
          <table:table-cell table:formula="of:=HYPERLINK([.B215];[.E215])" office:value-type="string" office:string-value="P213129.jpg" calcext:value-type="string">
            <text:p>P21312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3/P213131</text:p>
          </table:table-cell>
          <table:table-cell table:formula="of:=CONCATENATE(&quot;https://github.com/nzbees/image_data/blob/master/&quot;;[.A216];&quot;.jpg&quot;)" office:value-type="string" office:string-value="https://github.com/nzbees/image_data/blob/master/13_images/P13ANCM/C1/G3/P213131.jpg" calcext:value-type="string">
            <text:p>https://github.com/nzbees/image_data/blob/master/13_images/P13ANCM/C1/G3/P213131.jpg</text:p>
          </table:table-cell>
          <table:table-cell office:value-type="string" calcext:value-type="string">
            <text:p>G3</text:p>
          </table:table-cell>
          <table:table-cell office:value-type="float" office:value="213131" calcext:value-type="float">
            <text:p>213131</text:p>
          </table:table-cell>
          <table:table-cell office:value-type="string" calcext:value-type="string">
            <text:p>P213131.jpg</text:p>
          </table:table-cell>
          <table:table-cell table:formula="of:=HYPERLINK([.B216];[.E216])" office:value-type="string" office:string-value="P213131.jpg" calcext:value-type="string">
            <text:p>P21313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3/P213132</text:p>
          </table:table-cell>
          <table:table-cell table:formula="of:=CONCATENATE(&quot;https://github.com/nzbees/image_data/blob/master/&quot;;[.A217];&quot;.jpg&quot;)" office:value-type="string" office:string-value="https://github.com/nzbees/image_data/blob/master/13_images/P13ANCM/C1/G3/P213132.jpg" calcext:value-type="string">
            <text:p>https://github.com/nzbees/image_data/blob/master/13_images/P13ANCM/C1/G3/P213132.jpg</text:p>
          </table:table-cell>
          <table:table-cell office:value-type="string" calcext:value-type="string">
            <text:p>G3</text:p>
          </table:table-cell>
          <table:table-cell office:value-type="float" office:value="213132" calcext:value-type="float">
            <text:p>213132</text:p>
          </table:table-cell>
          <table:table-cell office:value-type="string" calcext:value-type="string">
            <text:p>P213132.jpg</text:p>
          </table:table-cell>
          <table:table-cell table:formula="of:=HYPERLINK([.B217];[.E217])" office:value-type="string" office:string-value="P213132.jpg" calcext:value-type="string">
            <text:p>P21313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3/P213133</text:p>
          </table:table-cell>
          <table:table-cell table:formula="of:=CONCATENATE(&quot;https://github.com/nzbees/image_data/blob/master/&quot;;[.A218];&quot;.jpg&quot;)" office:value-type="string" office:string-value="https://github.com/nzbees/image_data/blob/master/13_images/P13ANCM/C1/G3/P213133.jpg" calcext:value-type="string">
            <text:p>https://github.com/nzbees/image_data/blob/master/13_images/P13ANCM/C1/G3/P213133.jpg</text:p>
          </table:table-cell>
          <table:table-cell office:value-type="string" calcext:value-type="string">
            <text:p>G3</text:p>
          </table:table-cell>
          <table:table-cell office:value-type="float" office:value="213133" calcext:value-type="float">
            <text:p>213133</text:p>
          </table:table-cell>
          <table:table-cell office:value-type="string" calcext:value-type="string">
            <text:p>P213133.jpg</text:p>
          </table:table-cell>
          <table:table-cell table:formula="of:=HYPERLINK([.B218];[.E218])" office:value-type="string" office:string-value="P213133.jpg" calcext:value-type="string">
            <text:p>P21313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3/P213134</text:p>
          </table:table-cell>
          <table:table-cell table:formula="of:=CONCATENATE(&quot;https://github.com/nzbees/image_data/blob/master/&quot;;[.A219];&quot;.jpg&quot;)" office:value-type="string" office:string-value="https://github.com/nzbees/image_data/blob/master/13_images/P13ANCM/C1/G3/P213134.jpg" calcext:value-type="string">
            <text:p>https://github.com/nzbees/image_data/blob/master/13_images/P13ANCM/C1/G3/P213134.jpg</text:p>
          </table:table-cell>
          <table:table-cell office:value-type="string" calcext:value-type="string">
            <text:p>G3</text:p>
          </table:table-cell>
          <table:table-cell office:value-type="float" office:value="213134" calcext:value-type="float">
            <text:p>213134</text:p>
          </table:table-cell>
          <table:table-cell office:value-type="string" calcext:value-type="string">
            <text:p>P213134.jpg</text:p>
          </table:table-cell>
          <table:table-cell table:formula="of:=HYPERLINK([.B219];[.E219])" office:value-type="string" office:string-value="P213134.jpg" calcext:value-type="string">
            <text:p>P21313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3/P213135</text:p>
          </table:table-cell>
          <table:table-cell table:formula="of:=CONCATENATE(&quot;https://github.com/nzbees/image_data/blob/master/&quot;;[.A220];&quot;.jpg&quot;)" office:value-type="string" office:string-value="https://github.com/nzbees/image_data/blob/master/13_images/P13ANCM/C1/G3/P213135.jpg" calcext:value-type="string">
            <text:p>https://github.com/nzbees/image_data/blob/master/13_images/P13ANCM/C1/G3/P213135.jpg</text:p>
          </table:table-cell>
          <table:table-cell office:value-type="string" calcext:value-type="string">
            <text:p>G3</text:p>
          </table:table-cell>
          <table:table-cell office:value-type="float" office:value="213135" calcext:value-type="float">
            <text:p>213135</text:p>
          </table:table-cell>
          <table:table-cell office:value-type="string" calcext:value-type="string">
            <text:p>P213135.jpg</text:p>
          </table:table-cell>
          <table:table-cell table:formula="of:=HYPERLINK([.B220];[.E220])" office:value-type="string" office:string-value="P213135.jpg" calcext:value-type="string">
            <text:p>P21313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3/P213136</text:p>
          </table:table-cell>
          <table:table-cell table:formula="of:=CONCATENATE(&quot;https://github.com/nzbees/image_data/blob/master/&quot;;[.A221];&quot;.jpg&quot;)" office:value-type="string" office:string-value="https://github.com/nzbees/image_data/blob/master/13_images/P13ANCM/C1/G3/P213136.jpg" calcext:value-type="string">
            <text:p>https://github.com/nzbees/image_data/blob/master/13_images/P13ANCM/C1/G3/P213136.jpg</text:p>
          </table:table-cell>
          <table:table-cell office:value-type="string" calcext:value-type="string">
            <text:p>G3</text:p>
          </table:table-cell>
          <table:table-cell office:value-type="float" office:value="213136" calcext:value-type="float">
            <text:p>213136</text:p>
          </table:table-cell>
          <table:table-cell office:value-type="string" calcext:value-type="string">
            <text:p>P213136.jpg</text:p>
          </table:table-cell>
          <table:table-cell table:formula="of:=HYPERLINK([.B221];[.E221])" office:value-type="string" office:string-value="P213136.jpg" calcext:value-type="string">
            <text:p>P2131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3/P213137</text:p>
          </table:table-cell>
          <table:table-cell table:formula="of:=CONCATENATE(&quot;https://github.com/nzbees/image_data/blob/master/&quot;;[.A222];&quot;.jpg&quot;)" office:value-type="string" office:string-value="https://github.com/nzbees/image_data/blob/master/13_images/P13ANCM/C1/G3/P213137.jpg" calcext:value-type="string">
            <text:p>https://github.com/nzbees/image_data/blob/master/13_images/P13ANCM/C1/G3/P213137.jpg</text:p>
          </table:table-cell>
          <table:table-cell office:value-type="string" calcext:value-type="string">
            <text:p>G3</text:p>
          </table:table-cell>
          <table:table-cell office:value-type="float" office:value="213137" calcext:value-type="float">
            <text:p>213137</text:p>
          </table:table-cell>
          <table:table-cell office:value-type="string" calcext:value-type="string">
            <text:p>P213137.jpg</text:p>
          </table:table-cell>
          <table:table-cell table:formula="of:=HYPERLINK([.B222];[.E222])" office:value-type="string" office:string-value="P213137.jpg" calcext:value-type="string">
            <text:p>P21313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3/P213138</text:p>
          </table:table-cell>
          <table:table-cell table:formula="of:=CONCATENATE(&quot;https://github.com/nzbees/image_data/blob/master/&quot;;[.A223];&quot;.jpg&quot;)" office:value-type="string" office:string-value="https://github.com/nzbees/image_data/blob/master/13_images/P13ANCM/C1/G3/P213138.jpg" calcext:value-type="string">
            <text:p>https://github.com/nzbees/image_data/blob/master/13_images/P13ANCM/C1/G3/P213138.jpg</text:p>
          </table:table-cell>
          <table:table-cell office:value-type="string" calcext:value-type="string">
            <text:p>G3</text:p>
          </table:table-cell>
          <table:table-cell office:value-type="float" office:value="213138" calcext:value-type="float">
            <text:p>213138</text:p>
          </table:table-cell>
          <table:table-cell office:value-type="string" calcext:value-type="string">
            <text:p>P213138.jpg</text:p>
          </table:table-cell>
          <table:table-cell table:formula="of:=HYPERLINK([.B223];[.E223])" office:value-type="string" office:string-value="P213138.jpg" calcext:value-type="string">
            <text:p>P21313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3/P213139</text:p>
          </table:table-cell>
          <table:table-cell table:formula="of:=CONCATENATE(&quot;https://github.com/nzbees/image_data/blob/master/&quot;;[.A224];&quot;.jpg&quot;)" office:value-type="string" office:string-value="https://github.com/nzbees/image_data/blob/master/13_images/P13ANCM/C1/G3/P213139.jpg" calcext:value-type="string">
            <text:p>https://github.com/nzbees/image_data/blob/master/13_images/P13ANCM/C1/G3/P213139.jpg</text:p>
          </table:table-cell>
          <table:table-cell office:value-type="string" calcext:value-type="string">
            <text:p>G3</text:p>
          </table:table-cell>
          <table:table-cell office:value-type="float" office:value="213139" calcext:value-type="float">
            <text:p>213139</text:p>
          </table:table-cell>
          <table:table-cell office:value-type="string" calcext:value-type="string">
            <text:p>P213139.jpg</text:p>
          </table:table-cell>
          <table:table-cell table:formula="of:=HYPERLINK([.B224];[.E224])" office:value-type="string" office:string-value="P213139.jpg" calcext:value-type="string">
            <text:p>P21313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4/P213141</text:p>
          </table:table-cell>
          <table:table-cell table:formula="of:=CONCATENATE(&quot;https://github.com/nzbees/image_data/blob/master/&quot;;[.A225];&quot;.jpg&quot;)" office:value-type="string" office:string-value="https://github.com/nzbees/image_data/blob/master/13_images/P13ANCM/C1/G4/P213141.jpg" calcext:value-type="string">
            <text:p>https://github.com/nzbees/image_data/blob/master/13_images/P13ANCM/C1/G4/P213141.jpg</text:p>
          </table:table-cell>
          <table:table-cell office:value-type="string" calcext:value-type="string">
            <text:p>G4</text:p>
          </table:table-cell>
          <table:table-cell office:value-type="float" office:value="213141" calcext:value-type="float">
            <text:p>213141</text:p>
          </table:table-cell>
          <table:table-cell office:value-type="string" calcext:value-type="string">
            <text:p>P213141.jpg</text:p>
          </table:table-cell>
          <table:table-cell table:formula="of:=HYPERLINK([.B225];[.E225])" office:value-type="string" office:string-value="P213141.jpg" calcext:value-type="string">
            <text:p>P21314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4/P213142</text:p>
          </table:table-cell>
          <table:table-cell table:formula="of:=CONCATENATE(&quot;https://github.com/nzbees/image_data/blob/master/&quot;;[.A226];&quot;.jpg&quot;)" office:value-type="string" office:string-value="https://github.com/nzbees/image_data/blob/master/13_images/P13ANCM/C1/G4/P213142.jpg" calcext:value-type="string">
            <text:p>https://github.com/nzbees/image_data/blob/master/13_images/P13ANCM/C1/G4/P213142.jpg</text:p>
          </table:table-cell>
          <table:table-cell office:value-type="string" calcext:value-type="string">
            <text:p>G4</text:p>
          </table:table-cell>
          <table:table-cell office:value-type="float" office:value="213142" calcext:value-type="float">
            <text:p>213142</text:p>
          </table:table-cell>
          <table:table-cell office:value-type="string" calcext:value-type="string">
            <text:p>P213142.jpg</text:p>
          </table:table-cell>
          <table:table-cell table:formula="of:=HYPERLINK([.B226];[.E226])" office:value-type="string" office:string-value="P213142.jpg" calcext:value-type="string">
            <text:p>P21314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4/P213143</text:p>
          </table:table-cell>
          <table:table-cell table:formula="of:=CONCATENATE(&quot;https://github.com/nzbees/image_data/blob/master/&quot;;[.A227];&quot;.jpg&quot;)" office:value-type="string" office:string-value="https://github.com/nzbees/image_data/blob/master/13_images/P13ANCM/C1/G4/P213143.jpg" calcext:value-type="string">
            <text:p>https://github.com/nzbees/image_data/blob/master/13_images/P13ANCM/C1/G4/P213143.jpg</text:p>
          </table:table-cell>
          <table:table-cell office:value-type="string" calcext:value-type="string">
            <text:p>G4</text:p>
          </table:table-cell>
          <table:table-cell office:value-type="float" office:value="213143" calcext:value-type="float">
            <text:p>213143</text:p>
          </table:table-cell>
          <table:table-cell office:value-type="string" calcext:value-type="string">
            <text:p>P213143.jpg</text:p>
          </table:table-cell>
          <table:table-cell table:formula="of:=HYPERLINK([.B227];[.E227])" office:value-type="string" office:string-value="P213143.jpg" calcext:value-type="string">
            <text:p>P21314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4/P213144</text:p>
          </table:table-cell>
          <table:table-cell table:formula="of:=CONCATENATE(&quot;https://github.com/nzbees/image_data/blob/master/&quot;;[.A228];&quot;.jpg&quot;)" office:value-type="string" office:string-value="https://github.com/nzbees/image_data/blob/master/13_images/P13ANCM/C1/G4/P213144.jpg" calcext:value-type="string">
            <text:p>https://github.com/nzbees/image_data/blob/master/13_images/P13ANCM/C1/G4/P213144.jpg</text:p>
          </table:table-cell>
          <table:table-cell office:value-type="string" calcext:value-type="string">
            <text:p>G4</text:p>
          </table:table-cell>
          <table:table-cell office:value-type="float" office:value="213144" calcext:value-type="float">
            <text:p>213144</text:p>
          </table:table-cell>
          <table:table-cell office:value-type="string" calcext:value-type="string">
            <text:p>P213144.jpg</text:p>
          </table:table-cell>
          <table:table-cell table:formula="of:=HYPERLINK([.B228];[.E228])" office:value-type="string" office:string-value="P213144.jpg" calcext:value-type="string">
            <text:p>P21314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4/P213145</text:p>
          </table:table-cell>
          <table:table-cell table:formula="of:=CONCATENATE(&quot;https://github.com/nzbees/image_data/blob/master/&quot;;[.A229];&quot;.jpg&quot;)" office:value-type="string" office:string-value="https://github.com/nzbees/image_data/blob/master/13_images/P13ANCM/C1/G4/P213145.jpg" calcext:value-type="string">
            <text:p>https://github.com/nzbees/image_data/blob/master/13_images/P13ANCM/C1/G4/P213145.jpg</text:p>
          </table:table-cell>
          <table:table-cell office:value-type="string" calcext:value-type="string">
            <text:p>G4</text:p>
          </table:table-cell>
          <table:table-cell office:value-type="float" office:value="213145" calcext:value-type="float">
            <text:p>213145</text:p>
          </table:table-cell>
          <table:table-cell office:value-type="string" calcext:value-type="string">
            <text:p>P213145.jpg</text:p>
          </table:table-cell>
          <table:table-cell table:formula="of:=HYPERLINK([.B229];[.E229])" office:value-type="string" office:string-value="P213145.jpg" calcext:value-type="string">
            <text:p>P21314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4/P213146</text:p>
          </table:table-cell>
          <table:table-cell table:formula="of:=CONCATENATE(&quot;https://github.com/nzbees/image_data/blob/master/&quot;;[.A230];&quot;.jpg&quot;)" office:value-type="string" office:string-value="https://github.com/nzbees/image_data/blob/master/13_images/P13ANCM/C1/G4/P213146.jpg" calcext:value-type="string">
            <text:p>https://github.com/nzbees/image_data/blob/master/13_images/P13ANCM/C1/G4/P213146.jpg</text:p>
          </table:table-cell>
          <table:table-cell office:value-type="string" calcext:value-type="string">
            <text:p>G4</text:p>
          </table:table-cell>
          <table:table-cell office:value-type="float" office:value="213146" calcext:value-type="float">
            <text:p>213146</text:p>
          </table:table-cell>
          <table:table-cell office:value-type="string" calcext:value-type="string">
            <text:p>P213146.jpg</text:p>
          </table:table-cell>
          <table:table-cell table:formula="of:=HYPERLINK([.B230];[.E230])" office:value-type="string" office:string-value="P213146.jpg" calcext:value-type="string">
            <text:p>P21314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4/P213147</text:p>
          </table:table-cell>
          <table:table-cell table:formula="of:=CONCATENATE(&quot;https://github.com/nzbees/image_data/blob/master/&quot;;[.A231];&quot;.jpg&quot;)" office:value-type="string" office:string-value="https://github.com/nzbees/image_data/blob/master/13_images/P13ANCM/C1/G4/P213147.jpg" calcext:value-type="string">
            <text:p>https://github.com/nzbees/image_data/blob/master/13_images/P13ANCM/C1/G4/P213147.jpg</text:p>
          </table:table-cell>
          <table:table-cell office:value-type="string" calcext:value-type="string">
            <text:p>G4</text:p>
          </table:table-cell>
          <table:table-cell office:value-type="float" office:value="213147" calcext:value-type="float">
            <text:p>213147</text:p>
          </table:table-cell>
          <table:table-cell office:value-type="string" calcext:value-type="string">
            <text:p>P213147.jpg</text:p>
          </table:table-cell>
          <table:table-cell table:formula="of:=HYPERLINK([.B231];[.E231])" office:value-type="string" office:string-value="P213147.jpg" calcext:value-type="string">
            <text:p>P21314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4/P213148</text:p>
          </table:table-cell>
          <table:table-cell table:formula="of:=CONCATENATE(&quot;https://github.com/nzbees/image_data/blob/master/&quot;;[.A232];&quot;.jpg&quot;)" office:value-type="string" office:string-value="https://github.com/nzbees/image_data/blob/master/13_images/P13ANCM/C1/G4/P213148.jpg" calcext:value-type="string">
            <text:p>https://github.com/nzbees/image_data/blob/master/13_images/P13ANCM/C1/G4/P213148.jpg</text:p>
          </table:table-cell>
          <table:table-cell office:value-type="string" calcext:value-type="string">
            <text:p>G4</text:p>
          </table:table-cell>
          <table:table-cell office:value-type="float" office:value="213148" calcext:value-type="float">
            <text:p>213148</text:p>
          </table:table-cell>
          <table:table-cell office:value-type="string" calcext:value-type="string">
            <text:p>P213148.jpg</text:p>
          </table:table-cell>
          <table:table-cell table:formula="of:=HYPERLINK([.B232];[.E232])" office:value-type="string" office:string-value="P213148.jpg" calcext:value-type="string">
            <text:p>P21314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4/P213149</text:p>
          </table:table-cell>
          <table:table-cell table:formula="of:=CONCATENATE(&quot;https://github.com/nzbees/image_data/blob/master/&quot;;[.A233];&quot;.jpg&quot;)" office:value-type="string" office:string-value="https://github.com/nzbees/image_data/blob/master/13_images/P13ANCM/C1/G4/P213149.jpg" calcext:value-type="string">
            <text:p>https://github.com/nzbees/image_data/blob/master/13_images/P13ANCM/C1/G4/P213149.jpg</text:p>
          </table:table-cell>
          <table:table-cell office:value-type="string" calcext:value-type="string">
            <text:p>G4</text:p>
          </table:table-cell>
          <table:table-cell office:value-type="float" office:value="213149" calcext:value-type="float">
            <text:p>213149</text:p>
          </table:table-cell>
          <table:table-cell office:value-type="string" calcext:value-type="string">
            <text:p>P213149.jpg</text:p>
          </table:table-cell>
          <table:table-cell table:formula="of:=HYPERLINK([.B233];[.E233])" office:value-type="string" office:string-value="P213149.jpg" calcext:value-type="string">
            <text:p>P21314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P/G2/INP213210</text:p>
          </table:table-cell>
          <table:table-cell table:formula="of:=CONCATENATE(&quot;https://github.com/nzbees/image_data/blob/master/&quot;;[.A234];&quot;.jpg&quot;)" office:value-type="string" office:string-value="https://github.com/nzbees/image_data/blob/master/13_images/IN CM/P/G2/INP213210.jpg" calcext:value-type="string">
            <text:p>https://github.com/nzbees/image_data/blob/master/13_images/IN CM/P/G2/INP213210.jpg</text:p>
          </table:table-cell>
          <table:table-cell office:value-type="string" calcext:value-type="string">
            <text:p>G2</text:p>
          </table:table-cell>
          <table:table-cell office:value-type="float" office:value="213210" calcext:value-type="float">
            <text:p>213210</text:p>
          </table:table-cell>
          <table:table-cell office:value-type="string" calcext:value-type="string">
            <text:p>INP213210.JPG</text:p>
          </table:table-cell>
          <table:table-cell table:formula="of:=HYPERLINK([.B234];[.E234])" office:value-type="string" office:string-value="INP213210.JPG" calcext:value-type="string">
            <text:p>INP2132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1/P213211</text:p>
          </table:table-cell>
          <table:table-cell table:formula="of:=CONCATENATE(&quot;https://github.com/nzbees/image_data/blob/master/&quot;;[.A235];&quot;.jpg&quot;)" office:value-type="string" office:string-value="https://github.com/nzbees/image_data/blob/master/13_images/P13ANCM/C2/G1/P213211.jpg" calcext:value-type="string">
            <text:p>https://github.com/nzbees/image_data/blob/master/13_images/P13ANCM/C2/G1/P213211.jpg</text:p>
          </table:table-cell>
          <table:table-cell office:value-type="string" calcext:value-type="string">
            <text:p>G1</text:p>
          </table:table-cell>
          <table:table-cell office:value-type="float" office:value="213211" calcext:value-type="float">
            <text:p>213211</text:p>
          </table:table-cell>
          <table:table-cell office:value-type="string" calcext:value-type="string">
            <text:p>P213211.jpg</text:p>
          </table:table-cell>
          <table:table-cell table:formula="of:=HYPERLINK([.B235];[.E235])" office:value-type="string" office:string-value="P213211.jpg" calcext:value-type="string">
            <text:p>P21321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1/P213212</text:p>
          </table:table-cell>
          <table:table-cell table:formula="of:=CONCATENATE(&quot;https://github.com/nzbees/image_data/blob/master/&quot;;[.A236];&quot;.jpg&quot;)" office:value-type="string" office:string-value="https://github.com/nzbees/image_data/blob/master/13_images/P13ANCM/C2/G1/P213212.jpg" calcext:value-type="string">
            <text:p>https://github.com/nzbees/image_data/blob/master/13_images/P13ANCM/C2/G1/P213212.jpg</text:p>
          </table:table-cell>
          <table:table-cell office:value-type="string" calcext:value-type="string">
            <text:p>G1</text:p>
          </table:table-cell>
          <table:table-cell office:value-type="float" office:value="213212" calcext:value-type="float">
            <text:p>213212</text:p>
          </table:table-cell>
          <table:table-cell office:value-type="string" calcext:value-type="string">
            <text:p>P213212.jpg</text:p>
          </table:table-cell>
          <table:table-cell table:formula="of:=HYPERLINK([.B236];[.E236])" office:value-type="string" office:string-value="P213212.jpg" calcext:value-type="string">
            <text:p>P21321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1/P213213</text:p>
          </table:table-cell>
          <table:table-cell table:formula="of:=CONCATENATE(&quot;https://github.com/nzbees/image_data/blob/master/&quot;;[.A237];&quot;.jpg&quot;)" office:value-type="string" office:string-value="https://github.com/nzbees/image_data/blob/master/13_images/P13ANCM/C2/G1/P213213.jpg" calcext:value-type="string">
            <text:p>https://github.com/nzbees/image_data/blob/master/13_images/P13ANCM/C2/G1/P213213.jpg</text:p>
          </table:table-cell>
          <table:table-cell office:value-type="string" calcext:value-type="string">
            <text:p>G1</text:p>
          </table:table-cell>
          <table:table-cell office:value-type="float" office:value="213213" calcext:value-type="float">
            <text:p>213213</text:p>
          </table:table-cell>
          <table:table-cell office:value-type="string" calcext:value-type="string">
            <text:p>P213213.jpg</text:p>
          </table:table-cell>
          <table:table-cell table:formula="of:=HYPERLINK([.B237];[.E237])" office:value-type="string" office:string-value="P213213.jpg" calcext:value-type="string">
            <text:p>P21321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1/P213214</text:p>
          </table:table-cell>
          <table:table-cell table:formula="of:=CONCATENATE(&quot;https://github.com/nzbees/image_data/blob/master/&quot;;[.A238];&quot;.jpg&quot;)" office:value-type="string" office:string-value="https://github.com/nzbees/image_data/blob/master/13_images/P13ANCM/C2/G1/P213214.jpg" calcext:value-type="string">
            <text:p>https://github.com/nzbees/image_data/blob/master/13_images/P13ANCM/C2/G1/P213214.jpg</text:p>
          </table:table-cell>
          <table:table-cell office:value-type="string" calcext:value-type="string">
            <text:p>G1</text:p>
          </table:table-cell>
          <table:table-cell office:value-type="float" office:value="213214" calcext:value-type="float">
            <text:p>213214</text:p>
          </table:table-cell>
          <table:table-cell office:value-type="string" calcext:value-type="string">
            <text:p>P213214.jpg</text:p>
          </table:table-cell>
          <table:table-cell table:formula="of:=HYPERLINK([.B238];[.E238])" office:value-type="string" office:string-value="P213214.jpg" calcext:value-type="string">
            <text:p>P21321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1/P213215</text:p>
          </table:table-cell>
          <table:table-cell table:formula="of:=CONCATENATE(&quot;https://github.com/nzbees/image_data/blob/master/&quot;;[.A239];&quot;.jpg&quot;)" office:value-type="string" office:string-value="https://github.com/nzbees/image_data/blob/master/13_images/P13ANCM/C2/G1/P213215.jpg" calcext:value-type="string">
            <text:p>https://github.com/nzbees/image_data/blob/master/13_images/P13ANCM/C2/G1/P213215.jpg</text:p>
          </table:table-cell>
          <table:table-cell office:value-type="string" calcext:value-type="string">
            <text:p>G1</text:p>
          </table:table-cell>
          <table:table-cell office:value-type="float" office:value="213215" calcext:value-type="float">
            <text:p>213215</text:p>
          </table:table-cell>
          <table:table-cell office:value-type="string" calcext:value-type="string">
            <text:p>P213215.jpg</text:p>
          </table:table-cell>
          <table:table-cell table:formula="of:=HYPERLINK([.B239];[.E239])" office:value-type="string" office:string-value="P213215.jpg" calcext:value-type="string">
            <text:p>P21321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1/P213216</text:p>
          </table:table-cell>
          <table:table-cell table:formula="of:=CONCATENATE(&quot;https://github.com/nzbees/image_data/blob/master/&quot;;[.A240];&quot;.jpg&quot;)" office:value-type="string" office:string-value="https://github.com/nzbees/image_data/blob/master/13_images/P13ANCM/C2/G1/P213216.jpg" calcext:value-type="string">
            <text:p>https://github.com/nzbees/image_data/blob/master/13_images/P13ANCM/C2/G1/P213216.jpg</text:p>
          </table:table-cell>
          <table:table-cell office:value-type="string" calcext:value-type="string">
            <text:p>G1</text:p>
          </table:table-cell>
          <table:table-cell office:value-type="float" office:value="213216" calcext:value-type="float">
            <text:p>213216</text:p>
          </table:table-cell>
          <table:table-cell office:value-type="string" calcext:value-type="string">
            <text:p>P213216.jpg</text:p>
          </table:table-cell>
          <table:table-cell table:formula="of:=HYPERLINK([.B240];[.E240])" office:value-type="string" office:string-value="P213216.jpg" calcext:value-type="string">
            <text:p>P21321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1/P213217</text:p>
          </table:table-cell>
          <table:table-cell table:formula="of:=CONCATENATE(&quot;https://github.com/nzbees/image_data/blob/master/&quot;;[.A241];&quot;.jpg&quot;)" office:value-type="string" office:string-value="https://github.com/nzbees/image_data/blob/master/13_images/P13ANCM/C2/G1/P213217.jpg" calcext:value-type="string">
            <text:p>https://github.com/nzbees/image_data/blob/master/13_images/P13ANCM/C2/G1/P213217.jpg</text:p>
          </table:table-cell>
          <table:table-cell office:value-type="string" calcext:value-type="string">
            <text:p>G1</text:p>
          </table:table-cell>
          <table:table-cell office:value-type="float" office:value="213217" calcext:value-type="float">
            <text:p>213217</text:p>
          </table:table-cell>
          <table:table-cell office:value-type="string" calcext:value-type="string">
            <text:p>P213217.jpg</text:p>
          </table:table-cell>
          <table:table-cell table:formula="of:=HYPERLINK([.B241];[.E241])" office:value-type="string" office:string-value="P213217.jpg" calcext:value-type="string">
            <text:p>P21321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1/P213218</text:p>
          </table:table-cell>
          <table:table-cell table:formula="of:=CONCATENATE(&quot;https://github.com/nzbees/image_data/blob/master/&quot;;[.A242];&quot;.jpg&quot;)" office:value-type="string" office:string-value="https://github.com/nzbees/image_data/blob/master/13_images/P13ANCM/C2/G1/P213218.jpg" calcext:value-type="string">
            <text:p>https://github.com/nzbees/image_data/blob/master/13_images/P13ANCM/C2/G1/P213218.jpg</text:p>
          </table:table-cell>
          <table:table-cell office:value-type="string" calcext:value-type="string">
            <text:p>G1</text:p>
          </table:table-cell>
          <table:table-cell office:value-type="float" office:value="213218" calcext:value-type="float">
            <text:p>213218</text:p>
          </table:table-cell>
          <table:table-cell office:value-type="string" calcext:value-type="string">
            <text:p>P213218.jpg</text:p>
          </table:table-cell>
          <table:table-cell table:formula="of:=HYPERLINK([.B242];[.E242])" office:value-type="string" office:string-value="P213218.jpg" calcext:value-type="string">
            <text:p>P21321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1/P213219</text:p>
          </table:table-cell>
          <table:table-cell table:formula="of:=CONCATENATE(&quot;https://github.com/nzbees/image_data/blob/master/&quot;;[.A243];&quot;.jpg&quot;)" office:value-type="string" office:string-value="https://github.com/nzbees/image_data/blob/master/13_images/P13ANCM/C2/G1/P213219.jpg" calcext:value-type="string">
            <text:p>https://github.com/nzbees/image_data/blob/master/13_images/P13ANCM/C2/G1/P213219.jpg</text:p>
          </table:table-cell>
          <table:table-cell office:value-type="string" calcext:value-type="string">
            <text:p>G1</text:p>
          </table:table-cell>
          <table:table-cell office:value-type="float" office:value="213219" calcext:value-type="float">
            <text:p>213219</text:p>
          </table:table-cell>
          <table:table-cell office:value-type="string" calcext:value-type="string">
            <text:p>P213219.jpg</text:p>
          </table:table-cell>
          <table:table-cell table:formula="of:=HYPERLINK([.B243];[.E243])" office:value-type="string" office:string-value="P213219.jpg" calcext:value-type="string">
            <text:p>P21321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2/P213221</text:p>
          </table:table-cell>
          <table:table-cell table:formula="of:=CONCATENATE(&quot;https://github.com/nzbees/image_data/blob/master/&quot;;[.A244];&quot;.jpg&quot;)" office:value-type="string" office:string-value="https://github.com/nzbees/image_data/blob/master/13_images/P13ANCM/C2/G2/P213221.jpg" calcext:value-type="string">
            <text:p>https://github.com/nzbees/image_data/blob/master/13_images/P13ANCM/C2/G2/P213221.jpg</text:p>
          </table:table-cell>
          <table:table-cell office:value-type="string" calcext:value-type="string">
            <text:p>G2</text:p>
          </table:table-cell>
          <table:table-cell office:value-type="float" office:value="213221" calcext:value-type="float">
            <text:p>213221</text:p>
          </table:table-cell>
          <table:table-cell office:value-type="string" calcext:value-type="string">
            <text:p>P213221.jpg</text:p>
          </table:table-cell>
          <table:table-cell table:formula="of:=HYPERLINK([.B244];[.E244])" office:value-type="string" office:string-value="P213221.jpg" calcext:value-type="string">
            <text:p>P21322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2/P213222</text:p>
          </table:table-cell>
          <table:table-cell table:formula="of:=CONCATENATE(&quot;https://github.com/nzbees/image_data/blob/master/&quot;;[.A245];&quot;.jpg&quot;)" office:value-type="string" office:string-value="https://github.com/nzbees/image_data/blob/master/13_images/P13ANCM/C2/G2/P213222.jpg" calcext:value-type="string">
            <text:p>https://github.com/nzbees/image_data/blob/master/13_images/P13ANCM/C2/G2/P213222.jpg</text:p>
          </table:table-cell>
          <table:table-cell office:value-type="string" calcext:value-type="string">
            <text:p>G2</text:p>
          </table:table-cell>
          <table:table-cell office:value-type="float" office:value="213222" calcext:value-type="float">
            <text:p>213222</text:p>
          </table:table-cell>
          <table:table-cell office:value-type="string" calcext:value-type="string">
            <text:p>P213222.jpg</text:p>
          </table:table-cell>
          <table:table-cell table:formula="of:=HYPERLINK([.B245];[.E245])" office:value-type="string" office:string-value="P213222.jpg" calcext:value-type="string">
            <text:p>P21322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2/P213223</text:p>
          </table:table-cell>
          <table:table-cell table:formula="of:=CONCATENATE(&quot;https://github.com/nzbees/image_data/blob/master/&quot;;[.A246];&quot;.jpg&quot;)" office:value-type="string" office:string-value="https://github.com/nzbees/image_data/blob/master/13_images/P13ANCM/C2/G2/P213223.jpg" calcext:value-type="string">
            <text:p>https://github.com/nzbees/image_data/blob/master/13_images/P13ANCM/C2/G2/P213223.jpg</text:p>
          </table:table-cell>
          <table:table-cell office:value-type="string" calcext:value-type="string">
            <text:p>G2</text:p>
          </table:table-cell>
          <table:table-cell office:value-type="float" office:value="213223" calcext:value-type="float">
            <text:p>213223</text:p>
          </table:table-cell>
          <table:table-cell office:value-type="string" calcext:value-type="string">
            <text:p>P213223.jpg</text:p>
          </table:table-cell>
          <table:table-cell table:formula="of:=HYPERLINK([.B246];[.E246])" office:value-type="string" office:string-value="P213223.jpg" calcext:value-type="string">
            <text:p>P21322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2/P213224</text:p>
          </table:table-cell>
          <table:table-cell table:formula="of:=CONCATENATE(&quot;https://github.com/nzbees/image_data/blob/master/&quot;;[.A247];&quot;.jpg&quot;)" office:value-type="string" office:string-value="https://github.com/nzbees/image_data/blob/master/13_images/P13ANCM/C2/G2/P213224.jpg" calcext:value-type="string">
            <text:p>https://github.com/nzbees/image_data/blob/master/13_images/P13ANCM/C2/G2/P213224.jpg</text:p>
          </table:table-cell>
          <table:table-cell office:value-type="string" calcext:value-type="string">
            <text:p>G2</text:p>
          </table:table-cell>
          <table:table-cell office:value-type="float" office:value="213224" calcext:value-type="float">
            <text:p>213224</text:p>
          </table:table-cell>
          <table:table-cell office:value-type="string" calcext:value-type="string">
            <text:p>P213224.jpg</text:p>
          </table:table-cell>
          <table:table-cell table:formula="of:=HYPERLINK([.B247];[.E247])" office:value-type="string" office:string-value="P213224.jpg" calcext:value-type="string">
            <text:p>P21322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2/P213225</text:p>
          </table:table-cell>
          <table:table-cell table:formula="of:=CONCATENATE(&quot;https://github.com/nzbees/image_data/blob/master/&quot;;[.A248];&quot;.jpg&quot;)" office:value-type="string" office:string-value="https://github.com/nzbees/image_data/blob/master/13_images/P13ANCM/C2/G2/P213225.jpg" calcext:value-type="string">
            <text:p>https://github.com/nzbees/image_data/blob/master/13_images/P13ANCM/C2/G2/P213225.jpg</text:p>
          </table:table-cell>
          <table:table-cell office:value-type="string" calcext:value-type="string">
            <text:p>G2</text:p>
          </table:table-cell>
          <table:table-cell office:value-type="float" office:value="213225" calcext:value-type="float">
            <text:p>213225</text:p>
          </table:table-cell>
          <table:table-cell office:value-type="string" calcext:value-type="string">
            <text:p>P213225.jpg</text:p>
          </table:table-cell>
          <table:table-cell table:formula="of:=HYPERLINK([.B248];[.E248])" office:value-type="string" office:string-value="P213225.jpg" calcext:value-type="string">
            <text:p>P21322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2/P213226</text:p>
          </table:table-cell>
          <table:table-cell table:formula="of:=CONCATENATE(&quot;https://github.com/nzbees/image_data/blob/master/&quot;;[.A249];&quot;.jpg&quot;)" office:value-type="string" office:string-value="https://github.com/nzbees/image_data/blob/master/13_images/P13ANCM/C2/G2/P213226.jpg" calcext:value-type="string">
            <text:p>https://github.com/nzbees/image_data/blob/master/13_images/P13ANCM/C2/G2/P213226.jpg</text:p>
          </table:table-cell>
          <table:table-cell office:value-type="string" calcext:value-type="string">
            <text:p>G2</text:p>
          </table:table-cell>
          <table:table-cell office:value-type="float" office:value="213226" calcext:value-type="float">
            <text:p>213226</text:p>
          </table:table-cell>
          <table:table-cell office:value-type="string" calcext:value-type="string">
            <text:p>P213226.jpg</text:p>
          </table:table-cell>
          <table:table-cell table:formula="of:=HYPERLINK([.B249];[.E249])" office:value-type="string" office:string-value="P213226.jpg" calcext:value-type="string">
            <text:p>P21322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2/P213227</text:p>
          </table:table-cell>
          <table:table-cell table:formula="of:=CONCATENATE(&quot;https://github.com/nzbees/image_data/blob/master/&quot;;[.A250];&quot;.jpg&quot;)" office:value-type="string" office:string-value="https://github.com/nzbees/image_data/blob/master/13_images/P13ANCM/C2/G2/P213227.jpg" calcext:value-type="string">
            <text:p>https://github.com/nzbees/image_data/blob/master/13_images/P13ANCM/C2/G2/P213227.jpg</text:p>
          </table:table-cell>
          <table:table-cell office:value-type="string" calcext:value-type="string">
            <text:p>G2</text:p>
          </table:table-cell>
          <table:table-cell office:value-type="float" office:value="213227" calcext:value-type="float">
            <text:p>213227</text:p>
          </table:table-cell>
          <table:table-cell office:value-type="string" calcext:value-type="string">
            <text:p>P213227.jpg</text:p>
          </table:table-cell>
          <table:table-cell table:formula="of:=HYPERLINK([.B250];[.E250])" office:value-type="string" office:string-value="P213227.jpg" calcext:value-type="string">
            <text:p>P21322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2/P213228</text:p>
          </table:table-cell>
          <table:table-cell table:formula="of:=CONCATENATE(&quot;https://github.com/nzbees/image_data/blob/master/&quot;;[.A251];&quot;.jpg&quot;)" office:value-type="string" office:string-value="https://github.com/nzbees/image_data/blob/master/13_images/P13ANCM/C2/G2/P213228.jpg" calcext:value-type="string">
            <text:p>https://github.com/nzbees/image_data/blob/master/13_images/P13ANCM/C2/G2/P213228.jpg</text:p>
          </table:table-cell>
          <table:table-cell office:value-type="string" calcext:value-type="string">
            <text:p>G2</text:p>
          </table:table-cell>
          <table:table-cell office:value-type="float" office:value="213228" calcext:value-type="float">
            <text:p>213228</text:p>
          </table:table-cell>
          <table:table-cell office:value-type="string" calcext:value-type="string">
            <text:p>P213228.jpg</text:p>
          </table:table-cell>
          <table:table-cell table:formula="of:=HYPERLINK([.B251];[.E251])" office:value-type="string" office:string-value="P213228.jpg" calcext:value-type="string">
            <text:p>P21322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2/P213229</text:p>
          </table:table-cell>
          <table:table-cell table:formula="of:=CONCATENATE(&quot;https://github.com/nzbees/image_data/blob/master/&quot;;[.A252];&quot;.jpg&quot;)" office:value-type="string" office:string-value="https://github.com/nzbees/image_data/blob/master/13_images/P13ANCM/C2/G2/P213229.jpg" calcext:value-type="string">
            <text:p>https://github.com/nzbees/image_data/blob/master/13_images/P13ANCM/C2/G2/P213229.jpg</text:p>
          </table:table-cell>
          <table:table-cell office:value-type="string" calcext:value-type="string">
            <text:p>G2</text:p>
          </table:table-cell>
          <table:table-cell office:value-type="float" office:value="213229" calcext:value-type="float">
            <text:p>213229</text:p>
          </table:table-cell>
          <table:table-cell office:value-type="string" calcext:value-type="string">
            <text:p>P213229.jpg</text:p>
          </table:table-cell>
          <table:table-cell table:formula="of:=HYPERLINK([.B252];[.E252])" office:value-type="string" office:string-value="P213229.jpg" calcext:value-type="string">
            <text:p>P21322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3/P213231</text:p>
          </table:table-cell>
          <table:table-cell table:formula="of:=CONCATENATE(&quot;https://github.com/nzbees/image_data/blob/master/&quot;;[.A253];&quot;.jpg&quot;)" office:value-type="string" office:string-value="https://github.com/nzbees/image_data/blob/master/13_images/P13ANCM/C2/G3/P213231.jpg" calcext:value-type="string">
            <text:p>https://github.com/nzbees/image_data/blob/master/13_images/P13ANCM/C2/G3/P213231.jpg</text:p>
          </table:table-cell>
          <table:table-cell office:value-type="string" calcext:value-type="string">
            <text:p>G3</text:p>
          </table:table-cell>
          <table:table-cell office:value-type="float" office:value="213231" calcext:value-type="float">
            <text:p>213231</text:p>
          </table:table-cell>
          <table:table-cell office:value-type="string" calcext:value-type="string">
            <text:p>P213231.jpg</text:p>
          </table:table-cell>
          <table:table-cell table:formula="of:=HYPERLINK([.B253];[.E253])" office:value-type="string" office:string-value="P213231.jpg" calcext:value-type="string">
            <text:p>P21323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3/P213232</text:p>
          </table:table-cell>
          <table:table-cell table:formula="of:=CONCATENATE(&quot;https://github.com/nzbees/image_data/blob/master/&quot;;[.A254];&quot;.jpg&quot;)" office:value-type="string" office:string-value="https://github.com/nzbees/image_data/blob/master/13_images/P13ANCM/C2/G3/P213232.jpg" calcext:value-type="string">
            <text:p>https://github.com/nzbees/image_data/blob/master/13_images/P13ANCM/C2/G3/P213232.jpg</text:p>
          </table:table-cell>
          <table:table-cell office:value-type="string" calcext:value-type="string">
            <text:p>G3</text:p>
          </table:table-cell>
          <table:table-cell office:value-type="float" office:value="213232" calcext:value-type="float">
            <text:p>213232</text:p>
          </table:table-cell>
          <table:table-cell office:value-type="string" calcext:value-type="string">
            <text:p>P213232.jpg</text:p>
          </table:table-cell>
          <table:table-cell table:formula="of:=HYPERLINK([.B254];[.E254])" office:value-type="string" office:string-value="P213232.jpg" calcext:value-type="string">
            <text:p>P21323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3/P213233</text:p>
          </table:table-cell>
          <table:table-cell table:formula="of:=CONCATENATE(&quot;https://github.com/nzbees/image_data/blob/master/&quot;;[.A255];&quot;.jpg&quot;)" office:value-type="string" office:string-value="https://github.com/nzbees/image_data/blob/master/13_images/P13ANCM/C2/G3/P213233.jpg" calcext:value-type="string">
            <text:p>https://github.com/nzbees/image_data/blob/master/13_images/P13ANCM/C2/G3/P213233.jpg</text:p>
          </table:table-cell>
          <table:table-cell office:value-type="string" calcext:value-type="string">
            <text:p>G3</text:p>
          </table:table-cell>
          <table:table-cell office:value-type="float" office:value="213233" calcext:value-type="float">
            <text:p>213233</text:p>
          </table:table-cell>
          <table:table-cell office:value-type="string" calcext:value-type="string">
            <text:p>P213233.jpg</text:p>
          </table:table-cell>
          <table:table-cell table:formula="of:=HYPERLINK([.B255];[.E255])" office:value-type="string" office:string-value="P213233.jpg" calcext:value-type="string">
            <text:p>P21323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3/P213234</text:p>
          </table:table-cell>
          <table:table-cell table:formula="of:=CONCATENATE(&quot;https://github.com/nzbees/image_data/blob/master/&quot;;[.A256];&quot;.jpg&quot;)" office:value-type="string" office:string-value="https://github.com/nzbees/image_data/blob/master/13_images/P13ANCM/C2/G3/P213234.jpg" calcext:value-type="string">
            <text:p>https://github.com/nzbees/image_data/blob/master/13_images/P13ANCM/C2/G3/P213234.jpg</text:p>
          </table:table-cell>
          <table:table-cell office:value-type="string" calcext:value-type="string">
            <text:p>G3</text:p>
          </table:table-cell>
          <table:table-cell office:value-type="float" office:value="213234" calcext:value-type="float">
            <text:p>213234</text:p>
          </table:table-cell>
          <table:table-cell office:value-type="string" calcext:value-type="string">
            <text:p>P213234.jpg</text:p>
          </table:table-cell>
          <table:table-cell table:formula="of:=HYPERLINK([.B256];[.E256])" office:value-type="string" office:string-value="P213234.jpg" calcext:value-type="string">
            <text:p>P21323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3/P213235</text:p>
          </table:table-cell>
          <table:table-cell table:formula="of:=CONCATENATE(&quot;https://github.com/nzbees/image_data/blob/master/&quot;;[.A257];&quot;.jpg&quot;)" office:value-type="string" office:string-value="https://github.com/nzbees/image_data/blob/master/13_images/P13ANCM/C2/G3/P213235.jpg" calcext:value-type="string">
            <text:p>https://github.com/nzbees/image_data/blob/master/13_images/P13ANCM/C2/G3/P213235.jpg</text:p>
          </table:table-cell>
          <table:table-cell office:value-type="string" calcext:value-type="string">
            <text:p>G3</text:p>
          </table:table-cell>
          <table:table-cell office:value-type="float" office:value="213235" calcext:value-type="float">
            <text:p>213235</text:p>
          </table:table-cell>
          <table:table-cell office:value-type="string" calcext:value-type="string">
            <text:p>P213235.jpg</text:p>
          </table:table-cell>
          <table:table-cell table:formula="of:=HYPERLINK([.B257];[.E257])" office:value-type="string" office:string-value="P213235.jpg" calcext:value-type="string">
            <text:p>P21323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3/P213236</text:p>
          </table:table-cell>
          <table:table-cell table:formula="of:=CONCATENATE(&quot;https://github.com/nzbees/image_data/blob/master/&quot;;[.A258];&quot;.jpg&quot;)" office:value-type="string" office:string-value="https://github.com/nzbees/image_data/blob/master/13_images/P13ANCM/C2/G3/P213236.jpg" calcext:value-type="string">
            <text:p>https://github.com/nzbees/image_data/blob/master/13_images/P13ANCM/C2/G3/P213236.jpg</text:p>
          </table:table-cell>
          <table:table-cell office:value-type="string" calcext:value-type="string">
            <text:p>G3</text:p>
          </table:table-cell>
          <table:table-cell office:value-type="float" office:value="213236" calcext:value-type="float">
            <text:p>213236</text:p>
          </table:table-cell>
          <table:table-cell office:value-type="string" calcext:value-type="string">
            <text:p>P213236.jpg</text:p>
          </table:table-cell>
          <table:table-cell table:formula="of:=HYPERLINK([.B258];[.E258])" office:value-type="string" office:string-value="P213236.jpg" calcext:value-type="string">
            <text:p>P2132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3/P213237</text:p>
          </table:table-cell>
          <table:table-cell table:formula="of:=CONCATENATE(&quot;https://github.com/nzbees/image_data/blob/master/&quot;;[.A259];&quot;.jpg&quot;)" office:value-type="string" office:string-value="https://github.com/nzbees/image_data/blob/master/13_images/P13ANCM/C2/G3/P213237.jpg" calcext:value-type="string">
            <text:p>https://github.com/nzbees/image_data/blob/master/13_images/P13ANCM/C2/G3/P213237.jpg</text:p>
          </table:table-cell>
          <table:table-cell office:value-type="string" calcext:value-type="string">
            <text:p>G3</text:p>
          </table:table-cell>
          <table:table-cell office:value-type="float" office:value="213237" calcext:value-type="float">
            <text:p>213237</text:p>
          </table:table-cell>
          <table:table-cell office:value-type="string" calcext:value-type="string">
            <text:p>P213237.jpg</text:p>
          </table:table-cell>
          <table:table-cell table:formula="of:=HYPERLINK([.B259];[.E259])" office:value-type="string" office:string-value="P213237.jpg" calcext:value-type="string">
            <text:p>P21323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3/P213238</text:p>
          </table:table-cell>
          <table:table-cell table:formula="of:=CONCATENATE(&quot;https://github.com/nzbees/image_data/blob/master/&quot;;[.A260];&quot;.jpg&quot;)" office:value-type="string" office:string-value="https://github.com/nzbees/image_data/blob/master/13_images/P13ANCM/C2/G3/P213238.jpg" calcext:value-type="string">
            <text:p>https://github.com/nzbees/image_data/blob/master/13_images/P13ANCM/C2/G3/P213238.jpg</text:p>
          </table:table-cell>
          <table:table-cell office:value-type="string" calcext:value-type="string">
            <text:p>G3</text:p>
          </table:table-cell>
          <table:table-cell office:value-type="float" office:value="213238" calcext:value-type="float">
            <text:p>213238</text:p>
          </table:table-cell>
          <table:table-cell office:value-type="string" calcext:value-type="string">
            <text:p>P213238.jpg</text:p>
          </table:table-cell>
          <table:table-cell table:formula="of:=HYPERLINK([.B260];[.E260])" office:value-type="string" office:string-value="P213238.jpg" calcext:value-type="string">
            <text:p>P21323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3/P213239</text:p>
          </table:table-cell>
          <table:table-cell table:formula="of:=CONCATENATE(&quot;https://github.com/nzbees/image_data/blob/master/&quot;;[.A261];&quot;.jpg&quot;)" office:value-type="string" office:string-value="https://github.com/nzbees/image_data/blob/master/13_images/P13ANCM/C2/G3/P213239.jpg" calcext:value-type="string">
            <text:p>https://github.com/nzbees/image_data/blob/master/13_images/P13ANCM/C2/G3/P213239.jpg</text:p>
          </table:table-cell>
          <table:table-cell office:value-type="string" calcext:value-type="string">
            <text:p>G3</text:p>
          </table:table-cell>
          <table:table-cell office:value-type="float" office:value="213239" calcext:value-type="float">
            <text:p>213239</text:p>
          </table:table-cell>
          <table:table-cell office:value-type="string" calcext:value-type="string">
            <text:p>P213239.jpg</text:p>
          </table:table-cell>
          <table:table-cell table:formula="of:=HYPERLINK([.B261];[.E261])" office:value-type="string" office:string-value="P213239.jpg" calcext:value-type="string">
            <text:p>P21323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4/P213241</text:p>
          </table:table-cell>
          <table:table-cell table:formula="of:=CONCATENATE(&quot;https://github.com/nzbees/image_data/blob/master/&quot;;[.A262];&quot;.jpg&quot;)" office:value-type="string" office:string-value="https://github.com/nzbees/image_data/blob/master/13_images/P13ANCM/C2/G4/P213241.jpg" calcext:value-type="string">
            <text:p>https://github.com/nzbees/image_data/blob/master/13_images/P13ANCM/C2/G4/P213241.jpg</text:p>
          </table:table-cell>
          <table:table-cell office:value-type="string" calcext:value-type="string">
            <text:p>G4</text:p>
          </table:table-cell>
          <table:table-cell office:value-type="float" office:value="213241" calcext:value-type="float">
            <text:p>213241</text:p>
          </table:table-cell>
          <table:table-cell office:value-type="string" calcext:value-type="string">
            <text:p>P213241.jpg</text:p>
          </table:table-cell>
          <table:table-cell table:formula="of:=HYPERLINK([.B262];[.E262])" office:value-type="string" office:string-value="P213241.jpg" calcext:value-type="string">
            <text:p>P21324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4/P213242</text:p>
          </table:table-cell>
          <table:table-cell table:formula="of:=CONCATENATE(&quot;https://github.com/nzbees/image_data/blob/master/&quot;;[.A263];&quot;.jpg&quot;)" office:value-type="string" office:string-value="https://github.com/nzbees/image_data/blob/master/13_images/P13ANCM/C2/G4/P213242.jpg" calcext:value-type="string">
            <text:p>https://github.com/nzbees/image_data/blob/master/13_images/P13ANCM/C2/G4/P213242.jpg</text:p>
          </table:table-cell>
          <table:table-cell office:value-type="string" calcext:value-type="string">
            <text:p>G4</text:p>
          </table:table-cell>
          <table:table-cell office:value-type="float" office:value="213242" calcext:value-type="float">
            <text:p>213242</text:p>
          </table:table-cell>
          <table:table-cell office:value-type="string" calcext:value-type="string">
            <text:p>P213242.jpg</text:p>
          </table:table-cell>
          <table:table-cell table:formula="of:=HYPERLINK([.B263];[.E263])" office:value-type="string" office:string-value="P213242.jpg" calcext:value-type="string">
            <text:p>P21324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4/P213243</text:p>
          </table:table-cell>
          <table:table-cell table:formula="of:=CONCATENATE(&quot;https://github.com/nzbees/image_data/blob/master/&quot;;[.A264];&quot;.jpg&quot;)" office:value-type="string" office:string-value="https://github.com/nzbees/image_data/blob/master/13_images/P13ANCM/C2/G4/P213243.jpg" calcext:value-type="string">
            <text:p>https://github.com/nzbees/image_data/blob/master/13_images/P13ANCM/C2/G4/P213243.jpg</text:p>
          </table:table-cell>
          <table:table-cell office:value-type="string" calcext:value-type="string">
            <text:p>G4</text:p>
          </table:table-cell>
          <table:table-cell office:value-type="float" office:value="213243" calcext:value-type="float">
            <text:p>213243</text:p>
          </table:table-cell>
          <table:table-cell office:value-type="string" calcext:value-type="string">
            <text:p>P213243.jpg</text:p>
          </table:table-cell>
          <table:table-cell table:formula="of:=HYPERLINK([.B264];[.E264])" office:value-type="string" office:string-value="P213243.jpg" calcext:value-type="string">
            <text:p>P21324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4/P213244</text:p>
          </table:table-cell>
          <table:table-cell table:formula="of:=CONCATENATE(&quot;https://github.com/nzbees/image_data/blob/master/&quot;;[.A265];&quot;.jpg&quot;)" office:value-type="string" office:string-value="https://github.com/nzbees/image_data/blob/master/13_images/P13ANCM/C2/G4/P213244.jpg" calcext:value-type="string">
            <text:p>https://github.com/nzbees/image_data/blob/master/13_images/P13ANCM/C2/G4/P213244.jpg</text:p>
          </table:table-cell>
          <table:table-cell office:value-type="string" calcext:value-type="string">
            <text:p>G4</text:p>
          </table:table-cell>
          <table:table-cell office:value-type="float" office:value="213244" calcext:value-type="float">
            <text:p>213244</text:p>
          </table:table-cell>
          <table:table-cell office:value-type="string" calcext:value-type="string">
            <text:p>P213244.jpg</text:p>
          </table:table-cell>
          <table:table-cell table:formula="of:=HYPERLINK([.B265];[.E265])" office:value-type="string" office:string-value="P213244.jpg" calcext:value-type="string">
            <text:p>P21324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4/P213245</text:p>
          </table:table-cell>
          <table:table-cell table:formula="of:=CONCATENATE(&quot;https://github.com/nzbees/image_data/blob/master/&quot;;[.A266];&quot;.jpg&quot;)" office:value-type="string" office:string-value="https://github.com/nzbees/image_data/blob/master/13_images/P13ANCM/C2/G4/P213245.jpg" calcext:value-type="string">
            <text:p>https://github.com/nzbees/image_data/blob/master/13_images/P13ANCM/C2/G4/P213245.jpg</text:p>
          </table:table-cell>
          <table:table-cell office:value-type="string" calcext:value-type="string">
            <text:p>G4</text:p>
          </table:table-cell>
          <table:table-cell office:value-type="float" office:value="213245" calcext:value-type="float">
            <text:p>213245</text:p>
          </table:table-cell>
          <table:table-cell office:value-type="string" calcext:value-type="string">
            <text:p>P213245.jpg</text:p>
          </table:table-cell>
          <table:table-cell table:formula="of:=HYPERLINK([.B266];[.E266])" office:value-type="string" office:string-value="P213245.jpg" calcext:value-type="string">
            <text:p>P21324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4/P213246</text:p>
          </table:table-cell>
          <table:table-cell table:formula="of:=CONCATENATE(&quot;https://github.com/nzbees/image_data/blob/master/&quot;;[.A267];&quot;.jpg&quot;)" office:value-type="string" office:string-value="https://github.com/nzbees/image_data/blob/master/13_images/P13ANCM/C2/G4/P213246.jpg" calcext:value-type="string">
            <text:p>https://github.com/nzbees/image_data/blob/master/13_images/P13ANCM/C2/G4/P213246.jpg</text:p>
          </table:table-cell>
          <table:table-cell office:value-type="string" calcext:value-type="string">
            <text:p>G4</text:p>
          </table:table-cell>
          <table:table-cell office:value-type="float" office:value="213246" calcext:value-type="float">
            <text:p>213246</text:p>
          </table:table-cell>
          <table:table-cell office:value-type="string" calcext:value-type="string">
            <text:p>P213246.jpg</text:p>
          </table:table-cell>
          <table:table-cell table:formula="of:=HYPERLINK([.B267];[.E267])" office:value-type="string" office:string-value="P213246.jpg" calcext:value-type="string">
            <text:p>P21324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4/P213247</text:p>
          </table:table-cell>
          <table:table-cell table:formula="of:=CONCATENATE(&quot;https://github.com/nzbees/image_data/blob/master/&quot;;[.A268];&quot;.jpg&quot;)" office:value-type="string" office:string-value="https://github.com/nzbees/image_data/blob/master/13_images/P13ANCM/C2/G4/P213247.jpg" calcext:value-type="string">
            <text:p>https://github.com/nzbees/image_data/blob/master/13_images/P13ANCM/C2/G4/P213247.jpg</text:p>
          </table:table-cell>
          <table:table-cell office:value-type="string" calcext:value-type="string">
            <text:p>G4</text:p>
          </table:table-cell>
          <table:table-cell office:value-type="float" office:value="213247" calcext:value-type="float">
            <text:p>213247</text:p>
          </table:table-cell>
          <table:table-cell office:value-type="string" calcext:value-type="string">
            <text:p>P213247.jpg</text:p>
          </table:table-cell>
          <table:table-cell table:formula="of:=HYPERLINK([.B268];[.E268])" office:value-type="string" office:string-value="P213247.jpg" calcext:value-type="string">
            <text:p>P21324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4/P213248</text:p>
          </table:table-cell>
          <table:table-cell table:formula="of:=CONCATENATE(&quot;https://github.com/nzbees/image_data/blob/master/&quot;;[.A269];&quot;.jpg&quot;)" office:value-type="string" office:string-value="https://github.com/nzbees/image_data/blob/master/13_images/P13ANCM/C2/G4/P213248.jpg" calcext:value-type="string">
            <text:p>https://github.com/nzbees/image_data/blob/master/13_images/P13ANCM/C2/G4/P213248.jpg</text:p>
          </table:table-cell>
          <table:table-cell office:value-type="string" calcext:value-type="string">
            <text:p>G4</text:p>
          </table:table-cell>
          <table:table-cell office:value-type="float" office:value="213248" calcext:value-type="float">
            <text:p>213248</text:p>
          </table:table-cell>
          <table:table-cell office:value-type="string" calcext:value-type="string">
            <text:p>P213248.jpg</text:p>
          </table:table-cell>
          <table:table-cell table:formula="of:=HYPERLINK([.B269];[.E269])" office:value-type="string" office:string-value="P213248.jpg" calcext:value-type="string">
            <text:p>P21324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4/P213249</text:p>
          </table:table-cell>
          <table:table-cell table:formula="of:=CONCATENATE(&quot;https://github.com/nzbees/image_data/blob/master/&quot;;[.A270];&quot;.jpg&quot;)" office:value-type="string" office:string-value="https://github.com/nzbees/image_data/blob/master/13_images/P13ANCM/C2/G4/P213249.jpg" calcext:value-type="string">
            <text:p>https://github.com/nzbees/image_data/blob/master/13_images/P13ANCM/C2/G4/P213249.jpg</text:p>
          </table:table-cell>
          <table:table-cell office:value-type="string" calcext:value-type="string">
            <text:p>G4</text:p>
          </table:table-cell>
          <table:table-cell office:value-type="float" office:value="213249" calcext:value-type="float">
            <text:p>213249</text:p>
          </table:table-cell>
          <table:table-cell office:value-type="string" calcext:value-type="string">
            <text:p>P213249.jpg</text:p>
          </table:table-cell>
          <table:table-cell table:formula="of:=HYPERLINK([.B270];[.E270])" office:value-type="string" office:string-value="P213249.jpg" calcext:value-type="string">
            <text:p>P21324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1/P213311</text:p>
          </table:table-cell>
          <table:table-cell table:formula="of:=CONCATENATE(&quot;https://github.com/nzbees/image_data/blob/master/&quot;;[.A271];&quot;.jpg&quot;)" office:value-type="string" office:string-value="https://github.com/nzbees/image_data/blob/master/13_images/P13ANCM/C3/G1/P213311.jpg" calcext:value-type="string">
            <text:p>https://github.com/nzbees/image_data/blob/master/13_images/P13ANCM/C3/G1/P213311.jpg</text:p>
          </table:table-cell>
          <table:table-cell office:value-type="string" calcext:value-type="string">
            <text:p>G1</text:p>
          </table:table-cell>
          <table:table-cell office:value-type="float" office:value="213311" calcext:value-type="float">
            <text:p>213311</text:p>
          </table:table-cell>
          <table:table-cell office:value-type="string" calcext:value-type="string">
            <text:p>P213311.jpg</text:p>
          </table:table-cell>
          <table:table-cell table:formula="of:=HYPERLINK([.B271];[.E271])" office:value-type="string" office:string-value="P213311.jpg" calcext:value-type="string">
            <text:p>P21331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1/P213312</text:p>
          </table:table-cell>
          <table:table-cell table:formula="of:=CONCATENATE(&quot;https://github.com/nzbees/image_data/blob/master/&quot;;[.A272];&quot;.jpg&quot;)" office:value-type="string" office:string-value="https://github.com/nzbees/image_data/blob/master/13_images/P13ANCM/C3/G1/P213312.jpg" calcext:value-type="string">
            <text:p>https://github.com/nzbees/image_data/blob/master/13_images/P13ANCM/C3/G1/P213312.jpg</text:p>
          </table:table-cell>
          <table:table-cell office:value-type="string" calcext:value-type="string">
            <text:p>G1</text:p>
          </table:table-cell>
          <table:table-cell office:value-type="float" office:value="213312" calcext:value-type="float">
            <text:p>213312</text:p>
          </table:table-cell>
          <table:table-cell office:value-type="string" calcext:value-type="string">
            <text:p>P213312.jpg</text:p>
          </table:table-cell>
          <table:table-cell table:formula="of:=HYPERLINK([.B272];[.E272])" office:value-type="string" office:string-value="P213312.jpg" calcext:value-type="string">
            <text:p>P21331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1/P213313</text:p>
          </table:table-cell>
          <table:table-cell table:formula="of:=CONCATENATE(&quot;https://github.com/nzbees/image_data/blob/master/&quot;;[.A273];&quot;.jpg&quot;)" office:value-type="string" office:string-value="https://github.com/nzbees/image_data/blob/master/13_images/P13ANCM/C3/G1/P213313.jpg" calcext:value-type="string">
            <text:p>https://github.com/nzbees/image_data/blob/master/13_images/P13ANCM/C3/G1/P213313.jpg</text:p>
          </table:table-cell>
          <table:table-cell office:value-type="string" calcext:value-type="string">
            <text:p>G1</text:p>
          </table:table-cell>
          <table:table-cell office:value-type="float" office:value="213313" calcext:value-type="float">
            <text:p>213313</text:p>
          </table:table-cell>
          <table:table-cell office:value-type="string" calcext:value-type="string">
            <text:p>P213313.jpg</text:p>
          </table:table-cell>
          <table:table-cell table:formula="of:=HYPERLINK([.B273];[.E273])" office:value-type="string" office:string-value="P213313.jpg" calcext:value-type="string">
            <text:p>P21331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1/P213314</text:p>
          </table:table-cell>
          <table:table-cell table:formula="of:=CONCATENATE(&quot;https://github.com/nzbees/image_data/blob/master/&quot;;[.A274];&quot;.jpg&quot;)" office:value-type="string" office:string-value="https://github.com/nzbees/image_data/blob/master/13_images/P13ANCM/C3/G1/P213314.jpg" calcext:value-type="string">
            <text:p>https://github.com/nzbees/image_data/blob/master/13_images/P13ANCM/C3/G1/P213314.jpg</text:p>
          </table:table-cell>
          <table:table-cell office:value-type="string" calcext:value-type="string">
            <text:p>G1</text:p>
          </table:table-cell>
          <table:table-cell office:value-type="float" office:value="213314" calcext:value-type="float">
            <text:p>213314</text:p>
          </table:table-cell>
          <table:table-cell office:value-type="string" calcext:value-type="string">
            <text:p>P213314.jpg</text:p>
          </table:table-cell>
          <table:table-cell table:formula="of:=HYPERLINK([.B274];[.E274])" office:value-type="string" office:string-value="P213314.jpg" calcext:value-type="string">
            <text:p>P21331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1/P213315</text:p>
          </table:table-cell>
          <table:table-cell table:formula="of:=CONCATENATE(&quot;https://github.com/nzbees/image_data/blob/master/&quot;;[.A275];&quot;.jpg&quot;)" office:value-type="string" office:string-value="https://github.com/nzbees/image_data/blob/master/13_images/P13ANCM/C3/G1/P213315.jpg" calcext:value-type="string">
            <text:p>https://github.com/nzbees/image_data/blob/master/13_images/P13ANCM/C3/G1/P213315.jpg</text:p>
          </table:table-cell>
          <table:table-cell office:value-type="string" calcext:value-type="string">
            <text:p>G1</text:p>
          </table:table-cell>
          <table:table-cell office:value-type="float" office:value="213315" calcext:value-type="float">
            <text:p>213315</text:p>
          </table:table-cell>
          <table:table-cell office:value-type="string" calcext:value-type="string">
            <text:p>P213315.jpg</text:p>
          </table:table-cell>
          <table:table-cell table:formula="of:=HYPERLINK([.B275];[.E275])" office:value-type="string" office:string-value="P213315.jpg" calcext:value-type="string">
            <text:p>P21331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1/P213316</text:p>
          </table:table-cell>
          <table:table-cell table:formula="of:=CONCATENATE(&quot;https://github.com/nzbees/image_data/blob/master/&quot;;[.A276];&quot;.jpg&quot;)" office:value-type="string" office:string-value="https://github.com/nzbees/image_data/blob/master/13_images/P13ANCM/C3/G1/P213316.jpg" calcext:value-type="string">
            <text:p>https://github.com/nzbees/image_data/blob/master/13_images/P13ANCM/C3/G1/P213316.jpg</text:p>
          </table:table-cell>
          <table:table-cell office:value-type="string" calcext:value-type="string">
            <text:p>G1</text:p>
          </table:table-cell>
          <table:table-cell office:value-type="float" office:value="213316" calcext:value-type="float">
            <text:p>213316</text:p>
          </table:table-cell>
          <table:table-cell office:value-type="string" calcext:value-type="string">
            <text:p>P213316.jpg</text:p>
          </table:table-cell>
          <table:table-cell table:formula="of:=HYPERLINK([.B276];[.E276])" office:value-type="string" office:string-value="P213316.jpg" calcext:value-type="string">
            <text:p>P21331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1/P213317</text:p>
          </table:table-cell>
          <table:table-cell table:formula="of:=CONCATENATE(&quot;https://github.com/nzbees/image_data/blob/master/&quot;;[.A277];&quot;.jpg&quot;)" office:value-type="string" office:string-value="https://github.com/nzbees/image_data/blob/master/13_images/P13ANCM/C3/G1/P213317.jpg" calcext:value-type="string">
            <text:p>https://github.com/nzbees/image_data/blob/master/13_images/P13ANCM/C3/G1/P213317.jpg</text:p>
          </table:table-cell>
          <table:table-cell office:value-type="string" calcext:value-type="string">
            <text:p>G1</text:p>
          </table:table-cell>
          <table:table-cell office:value-type="float" office:value="213317" calcext:value-type="float">
            <text:p>213317</text:p>
          </table:table-cell>
          <table:table-cell office:value-type="string" calcext:value-type="string">
            <text:p>P213317.jpg</text:p>
          </table:table-cell>
          <table:table-cell table:formula="of:=HYPERLINK([.B277];[.E277])" office:value-type="string" office:string-value="P213317.jpg" calcext:value-type="string">
            <text:p>P21331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1/P213318</text:p>
          </table:table-cell>
          <table:table-cell table:formula="of:=CONCATENATE(&quot;https://github.com/nzbees/image_data/blob/master/&quot;;[.A278];&quot;.jpg&quot;)" office:value-type="string" office:string-value="https://github.com/nzbees/image_data/blob/master/13_images/P13ANCM/C3/G1/P213318.jpg" calcext:value-type="string">
            <text:p>https://github.com/nzbees/image_data/blob/master/13_images/P13ANCM/C3/G1/P213318.jpg</text:p>
          </table:table-cell>
          <table:table-cell office:value-type="string" calcext:value-type="string">
            <text:p>G1</text:p>
          </table:table-cell>
          <table:table-cell office:value-type="float" office:value="213318" calcext:value-type="float">
            <text:p>213318</text:p>
          </table:table-cell>
          <table:table-cell office:value-type="string" calcext:value-type="string">
            <text:p>P213318.jpg</text:p>
          </table:table-cell>
          <table:table-cell table:formula="of:=HYPERLINK([.B278];[.E278])" office:value-type="string" office:string-value="P213318.jpg" calcext:value-type="string">
            <text:p>P21331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1/P213319</text:p>
          </table:table-cell>
          <table:table-cell table:formula="of:=CONCATENATE(&quot;https://github.com/nzbees/image_data/blob/master/&quot;;[.A279];&quot;.jpg&quot;)" office:value-type="string" office:string-value="https://github.com/nzbees/image_data/blob/master/13_images/P13ANCM/C3/G1/P213319.jpg" calcext:value-type="string">
            <text:p>https://github.com/nzbees/image_data/blob/master/13_images/P13ANCM/C3/G1/P213319.jpg</text:p>
          </table:table-cell>
          <table:table-cell office:value-type="string" calcext:value-type="string">
            <text:p>G1</text:p>
          </table:table-cell>
          <table:table-cell office:value-type="float" office:value="213319" calcext:value-type="float">
            <text:p>213319</text:p>
          </table:table-cell>
          <table:table-cell office:value-type="string" calcext:value-type="string">
            <text:p>P213319.jpg</text:p>
          </table:table-cell>
          <table:table-cell table:formula="of:=HYPERLINK([.B279];[.E279])" office:value-type="string" office:string-value="P213319.jpg" calcext:value-type="string">
            <text:p>P21331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2/P213321</text:p>
          </table:table-cell>
          <table:table-cell table:formula="of:=CONCATENATE(&quot;https://github.com/nzbees/image_data/blob/master/&quot;;[.A280];&quot;.jpg&quot;)" office:value-type="string" office:string-value="https://github.com/nzbees/image_data/blob/master/13_images/P13ANCM/C3/G2/P213321.jpg" calcext:value-type="string">
            <text:p>https://github.com/nzbees/image_data/blob/master/13_images/P13ANCM/C3/G2/P213321.jpg</text:p>
          </table:table-cell>
          <table:table-cell office:value-type="string" calcext:value-type="string">
            <text:p>G2</text:p>
          </table:table-cell>
          <table:table-cell office:value-type="float" office:value="213321" calcext:value-type="float">
            <text:p>213321</text:p>
          </table:table-cell>
          <table:table-cell office:value-type="string" calcext:value-type="string">
            <text:p>P213321.jpg</text:p>
          </table:table-cell>
          <table:table-cell table:formula="of:=HYPERLINK([.B280];[.E280])" office:value-type="string" office:string-value="P213321.jpg" calcext:value-type="string">
            <text:p>P21332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2/P213322</text:p>
          </table:table-cell>
          <table:table-cell table:formula="of:=CONCATENATE(&quot;https://github.com/nzbees/image_data/blob/master/&quot;;[.A281];&quot;.jpg&quot;)" office:value-type="string" office:string-value="https://github.com/nzbees/image_data/blob/master/13_images/P13ANCM/C3/G2/P213322.jpg" calcext:value-type="string">
            <text:p>https://github.com/nzbees/image_data/blob/master/13_images/P13ANCM/C3/G2/P213322.jpg</text:p>
          </table:table-cell>
          <table:table-cell office:value-type="string" calcext:value-type="string">
            <text:p>G2</text:p>
          </table:table-cell>
          <table:table-cell office:value-type="float" office:value="213322" calcext:value-type="float">
            <text:p>213322</text:p>
          </table:table-cell>
          <table:table-cell office:value-type="string" calcext:value-type="string">
            <text:p>P213322.jpg</text:p>
          </table:table-cell>
          <table:table-cell table:formula="of:=HYPERLINK([.B281];[.E281])" office:value-type="string" office:string-value="P213322.jpg" calcext:value-type="string">
            <text:p>P21332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2/P213323</text:p>
          </table:table-cell>
          <table:table-cell table:formula="of:=CONCATENATE(&quot;https://github.com/nzbees/image_data/blob/master/&quot;;[.A282];&quot;.jpg&quot;)" office:value-type="string" office:string-value="https://github.com/nzbees/image_data/blob/master/13_images/P13ANCM/C3/G2/P213323.jpg" calcext:value-type="string">
            <text:p>https://github.com/nzbees/image_data/blob/master/13_images/P13ANCM/C3/G2/P213323.jpg</text:p>
          </table:table-cell>
          <table:table-cell office:value-type="string" calcext:value-type="string">
            <text:p>G2</text:p>
          </table:table-cell>
          <table:table-cell office:value-type="float" office:value="213323" calcext:value-type="float">
            <text:p>213323</text:p>
          </table:table-cell>
          <table:table-cell office:value-type="string" calcext:value-type="string">
            <text:p>P213323.jpg</text:p>
          </table:table-cell>
          <table:table-cell table:formula="of:=HYPERLINK([.B282];[.E282])" office:value-type="string" office:string-value="P213323.jpg" calcext:value-type="string">
            <text:p>P21332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2/P213324</text:p>
          </table:table-cell>
          <table:table-cell table:formula="of:=CONCATENATE(&quot;https://github.com/nzbees/image_data/blob/master/&quot;;[.A283];&quot;.jpg&quot;)" office:value-type="string" office:string-value="https://github.com/nzbees/image_data/blob/master/13_images/P13ANCM/C3/G2/P213324.jpg" calcext:value-type="string">
            <text:p>https://github.com/nzbees/image_data/blob/master/13_images/P13ANCM/C3/G2/P213324.jpg</text:p>
          </table:table-cell>
          <table:table-cell office:value-type="string" calcext:value-type="string">
            <text:p>G2</text:p>
          </table:table-cell>
          <table:table-cell office:value-type="float" office:value="213324" calcext:value-type="float">
            <text:p>213324</text:p>
          </table:table-cell>
          <table:table-cell office:value-type="string" calcext:value-type="string">
            <text:p>P213324.jpg</text:p>
          </table:table-cell>
          <table:table-cell table:formula="of:=HYPERLINK([.B283];[.E283])" office:value-type="string" office:string-value="P213324.jpg" calcext:value-type="string">
            <text:p>P21332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2/P213325</text:p>
          </table:table-cell>
          <table:table-cell table:formula="of:=CONCATENATE(&quot;https://github.com/nzbees/image_data/blob/master/&quot;;[.A284];&quot;.jpg&quot;)" office:value-type="string" office:string-value="https://github.com/nzbees/image_data/blob/master/13_images/P13ANCM/C3/G2/P213325.jpg" calcext:value-type="string">
            <text:p>https://github.com/nzbees/image_data/blob/master/13_images/P13ANCM/C3/G2/P213325.jpg</text:p>
          </table:table-cell>
          <table:table-cell office:value-type="string" calcext:value-type="string">
            <text:p>G2</text:p>
          </table:table-cell>
          <table:table-cell office:value-type="float" office:value="213325" calcext:value-type="float">
            <text:p>213325</text:p>
          </table:table-cell>
          <table:table-cell office:value-type="string" calcext:value-type="string">
            <text:p>P213325.jpg</text:p>
          </table:table-cell>
          <table:table-cell table:formula="of:=HYPERLINK([.B284];[.E284])" office:value-type="string" office:string-value="P213325.jpg" calcext:value-type="string">
            <text:p>P21332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2/P213326</text:p>
          </table:table-cell>
          <table:table-cell table:formula="of:=CONCATENATE(&quot;https://github.com/nzbees/image_data/blob/master/&quot;;[.A285];&quot;.jpg&quot;)" office:value-type="string" office:string-value="https://github.com/nzbees/image_data/blob/master/13_images/P13ANCM/C3/G2/P213326.jpg" calcext:value-type="string">
            <text:p>https://github.com/nzbees/image_data/blob/master/13_images/P13ANCM/C3/G2/P213326.jpg</text:p>
          </table:table-cell>
          <table:table-cell office:value-type="string" calcext:value-type="string">
            <text:p>G2</text:p>
          </table:table-cell>
          <table:table-cell office:value-type="float" office:value="213326" calcext:value-type="float">
            <text:p>213326</text:p>
          </table:table-cell>
          <table:table-cell office:value-type="string" calcext:value-type="string">
            <text:p>P213326.jpg</text:p>
          </table:table-cell>
          <table:table-cell table:formula="of:=HYPERLINK([.B285];[.E285])" office:value-type="string" office:string-value="P213326.jpg" calcext:value-type="string">
            <text:p>P21332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2/P213327</text:p>
          </table:table-cell>
          <table:table-cell table:formula="of:=CONCATENATE(&quot;https://github.com/nzbees/image_data/blob/master/&quot;;[.A286];&quot;.jpg&quot;)" office:value-type="string" office:string-value="https://github.com/nzbees/image_data/blob/master/13_images/P13ANCM/C3/G2/P213327.jpg" calcext:value-type="string">
            <text:p>https://github.com/nzbees/image_data/blob/master/13_images/P13ANCM/C3/G2/P213327.jpg</text:p>
          </table:table-cell>
          <table:table-cell office:value-type="string" calcext:value-type="string">
            <text:p>G2</text:p>
          </table:table-cell>
          <table:table-cell office:value-type="float" office:value="213327" calcext:value-type="float">
            <text:p>213327</text:p>
          </table:table-cell>
          <table:table-cell office:value-type="string" calcext:value-type="string">
            <text:p>P213327.jpg</text:p>
          </table:table-cell>
          <table:table-cell table:formula="of:=HYPERLINK([.B286];[.E286])" office:value-type="string" office:string-value="P213327.jpg" calcext:value-type="string">
            <text:p>P21332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2/P213328</text:p>
          </table:table-cell>
          <table:table-cell table:formula="of:=CONCATENATE(&quot;https://github.com/nzbees/image_data/blob/master/&quot;;[.A287];&quot;.jpg&quot;)" office:value-type="string" office:string-value="https://github.com/nzbees/image_data/blob/master/13_images/P13ANCM/C3/G2/P213328.jpg" calcext:value-type="string">
            <text:p>https://github.com/nzbees/image_data/blob/master/13_images/P13ANCM/C3/G2/P213328.jpg</text:p>
          </table:table-cell>
          <table:table-cell office:value-type="string" calcext:value-type="string">
            <text:p>G2</text:p>
          </table:table-cell>
          <table:table-cell office:value-type="float" office:value="213328" calcext:value-type="float">
            <text:p>213328</text:p>
          </table:table-cell>
          <table:table-cell office:value-type="string" calcext:value-type="string">
            <text:p>P213328.jpg</text:p>
          </table:table-cell>
          <table:table-cell table:formula="of:=HYPERLINK([.B287];[.E287])" office:value-type="string" office:string-value="P213328.jpg" calcext:value-type="string">
            <text:p>P21332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2/P213329</text:p>
          </table:table-cell>
          <table:table-cell table:formula="of:=CONCATENATE(&quot;https://github.com/nzbees/image_data/blob/master/&quot;;[.A288];&quot;.jpg&quot;)" office:value-type="string" office:string-value="https://github.com/nzbees/image_data/blob/master/13_images/P13ANCM/C3/G2/P213329.jpg" calcext:value-type="string">
            <text:p>https://github.com/nzbees/image_data/blob/master/13_images/P13ANCM/C3/G2/P213329.jpg</text:p>
          </table:table-cell>
          <table:table-cell office:value-type="string" calcext:value-type="string">
            <text:p>G2</text:p>
          </table:table-cell>
          <table:table-cell office:value-type="float" office:value="213329" calcext:value-type="float">
            <text:p>213329</text:p>
          </table:table-cell>
          <table:table-cell office:value-type="string" calcext:value-type="string">
            <text:p>P213329.jpg</text:p>
          </table:table-cell>
          <table:table-cell table:formula="of:=HYPERLINK([.B288];[.E288])" office:value-type="string" office:string-value="P213329.jpg" calcext:value-type="string">
            <text:p>P21332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3/P213331</text:p>
          </table:table-cell>
          <table:table-cell table:formula="of:=CONCATENATE(&quot;https://github.com/nzbees/image_data/blob/master/&quot;;[.A289];&quot;.jpg&quot;)" office:value-type="string" office:string-value="https://github.com/nzbees/image_data/blob/master/13_images/P13ANCM/C3/G3/P213331.jpg" calcext:value-type="string">
            <text:p>https://github.com/nzbees/image_data/blob/master/13_images/P13ANCM/C3/G3/P213331.jpg</text:p>
          </table:table-cell>
          <table:table-cell office:value-type="string" calcext:value-type="string">
            <text:p>G3</text:p>
          </table:table-cell>
          <table:table-cell office:value-type="float" office:value="213331" calcext:value-type="float">
            <text:p>213331</text:p>
          </table:table-cell>
          <table:table-cell office:value-type="string" calcext:value-type="string">
            <text:p>P213331.jpg</text:p>
          </table:table-cell>
          <table:table-cell table:formula="of:=HYPERLINK([.B289];[.E289])" office:value-type="string" office:string-value="P213331.jpg" calcext:value-type="string">
            <text:p>P21333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3/P213332</text:p>
          </table:table-cell>
          <table:table-cell table:formula="of:=CONCATENATE(&quot;https://github.com/nzbees/image_data/blob/master/&quot;;[.A290];&quot;.jpg&quot;)" office:value-type="string" office:string-value="https://github.com/nzbees/image_data/blob/master/13_images/P13ANCM/C3/G3/P213332.jpg" calcext:value-type="string">
            <text:p>https://github.com/nzbees/image_data/blob/master/13_images/P13ANCM/C3/G3/P213332.jpg</text:p>
          </table:table-cell>
          <table:table-cell office:value-type="string" calcext:value-type="string">
            <text:p>G3</text:p>
          </table:table-cell>
          <table:table-cell office:value-type="float" office:value="213332" calcext:value-type="float">
            <text:p>213332</text:p>
          </table:table-cell>
          <table:table-cell office:value-type="string" calcext:value-type="string">
            <text:p>P213332.jpg</text:p>
          </table:table-cell>
          <table:table-cell table:formula="of:=HYPERLINK([.B290];[.E290])" office:value-type="string" office:string-value="P213332.jpg" calcext:value-type="string">
            <text:p>P21333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3/P213333</text:p>
          </table:table-cell>
          <table:table-cell table:formula="of:=CONCATENATE(&quot;https://github.com/nzbees/image_data/blob/master/&quot;;[.A291];&quot;.jpg&quot;)" office:value-type="string" office:string-value="https://github.com/nzbees/image_data/blob/master/13_images/P13ANCM/C3/G3/P213333.jpg" calcext:value-type="string">
            <text:p>https://github.com/nzbees/image_data/blob/master/13_images/P13ANCM/C3/G3/P213333.jpg</text:p>
          </table:table-cell>
          <table:table-cell office:value-type="string" calcext:value-type="string">
            <text:p>G3</text:p>
          </table:table-cell>
          <table:table-cell office:value-type="float" office:value="213333" calcext:value-type="float">
            <text:p>213333</text:p>
          </table:table-cell>
          <table:table-cell office:value-type="string" calcext:value-type="string">
            <text:p>P213333.jpg</text:p>
          </table:table-cell>
          <table:table-cell table:formula="of:=HYPERLINK([.B291];[.E291])" office:value-type="string" office:string-value="P213333.jpg" calcext:value-type="string">
            <text:p>P21333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3/P213334</text:p>
          </table:table-cell>
          <table:table-cell table:formula="of:=CONCATENATE(&quot;https://github.com/nzbees/image_data/blob/master/&quot;;[.A292];&quot;.jpg&quot;)" office:value-type="string" office:string-value="https://github.com/nzbees/image_data/blob/master/13_images/P13ANCM/C3/G3/P213334.jpg" calcext:value-type="string">
            <text:p>https://github.com/nzbees/image_data/blob/master/13_images/P13ANCM/C3/G3/P213334.jpg</text:p>
          </table:table-cell>
          <table:table-cell office:value-type="string" calcext:value-type="string">
            <text:p>G3</text:p>
          </table:table-cell>
          <table:table-cell office:value-type="float" office:value="213334" calcext:value-type="float">
            <text:p>213334</text:p>
          </table:table-cell>
          <table:table-cell office:value-type="string" calcext:value-type="string">
            <text:p>P213334.jpg</text:p>
          </table:table-cell>
          <table:table-cell table:formula="of:=HYPERLINK([.B292];[.E292])" office:value-type="string" office:string-value="P213334.jpg" calcext:value-type="string">
            <text:p>P21333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3/P213335</text:p>
          </table:table-cell>
          <table:table-cell table:formula="of:=CONCATENATE(&quot;https://github.com/nzbees/image_data/blob/master/&quot;;[.A293];&quot;.jpg&quot;)" office:value-type="string" office:string-value="https://github.com/nzbees/image_data/blob/master/13_images/P13ANCM/C3/G3/P213335.jpg" calcext:value-type="string">
            <text:p>https://github.com/nzbees/image_data/blob/master/13_images/P13ANCM/C3/G3/P213335.jpg</text:p>
          </table:table-cell>
          <table:table-cell office:value-type="string" calcext:value-type="string">
            <text:p>G3</text:p>
          </table:table-cell>
          <table:table-cell office:value-type="float" office:value="213335" calcext:value-type="float">
            <text:p>213335</text:p>
          </table:table-cell>
          <table:table-cell office:value-type="string" calcext:value-type="string">
            <text:p>P213335.jpg</text:p>
          </table:table-cell>
          <table:table-cell table:formula="of:=HYPERLINK([.B293];[.E293])" office:value-type="string" office:string-value="P213335.jpg" calcext:value-type="string">
            <text:p>P21333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3/P213336</text:p>
          </table:table-cell>
          <table:table-cell table:formula="of:=CONCATENATE(&quot;https://github.com/nzbees/image_data/blob/master/&quot;;[.A294];&quot;.jpg&quot;)" office:value-type="string" office:string-value="https://github.com/nzbees/image_data/blob/master/13_images/P13ANCM/C3/G3/P213336.jpg" calcext:value-type="string">
            <text:p>https://github.com/nzbees/image_data/blob/master/13_images/P13ANCM/C3/G3/P213336.jpg</text:p>
          </table:table-cell>
          <table:table-cell office:value-type="string" calcext:value-type="string">
            <text:p>G3</text:p>
          </table:table-cell>
          <table:table-cell office:value-type="float" office:value="213336" calcext:value-type="float">
            <text:p>213336</text:p>
          </table:table-cell>
          <table:table-cell office:value-type="string" calcext:value-type="string">
            <text:p>P213336.jpg</text:p>
          </table:table-cell>
          <table:table-cell table:formula="of:=HYPERLINK([.B294];[.E294])" office:value-type="string" office:string-value="P213336.jpg" calcext:value-type="string">
            <text:p>P2133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3/P213337</text:p>
          </table:table-cell>
          <table:table-cell table:formula="of:=CONCATENATE(&quot;https://github.com/nzbees/image_data/blob/master/&quot;;[.A295];&quot;.jpg&quot;)" office:value-type="string" office:string-value="https://github.com/nzbees/image_data/blob/master/13_images/P13ANCM/C3/G3/P213337.jpg" calcext:value-type="string">
            <text:p>https://github.com/nzbees/image_data/blob/master/13_images/P13ANCM/C3/G3/P213337.jpg</text:p>
          </table:table-cell>
          <table:table-cell office:value-type="string" calcext:value-type="string">
            <text:p>G3</text:p>
          </table:table-cell>
          <table:table-cell office:value-type="float" office:value="213337" calcext:value-type="float">
            <text:p>213337</text:p>
          </table:table-cell>
          <table:table-cell office:value-type="string" calcext:value-type="string">
            <text:p>P213337.jpg</text:p>
          </table:table-cell>
          <table:table-cell table:formula="of:=HYPERLINK([.B295];[.E295])" office:value-type="string" office:string-value="P213337.jpg" calcext:value-type="string">
            <text:p>P21333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3/P213338</text:p>
          </table:table-cell>
          <table:table-cell table:formula="of:=CONCATENATE(&quot;https://github.com/nzbees/image_data/blob/master/&quot;;[.A296];&quot;.jpg&quot;)" office:value-type="string" office:string-value="https://github.com/nzbees/image_data/blob/master/13_images/P13ANCM/C3/G3/P213338.jpg" calcext:value-type="string">
            <text:p>https://github.com/nzbees/image_data/blob/master/13_images/P13ANCM/C3/G3/P213338.jpg</text:p>
          </table:table-cell>
          <table:table-cell office:value-type="string" calcext:value-type="string">
            <text:p>G3</text:p>
          </table:table-cell>
          <table:table-cell office:value-type="float" office:value="213338" calcext:value-type="float">
            <text:p>213338</text:p>
          </table:table-cell>
          <table:table-cell office:value-type="string" calcext:value-type="string">
            <text:p>P213338.jpg</text:p>
          </table:table-cell>
          <table:table-cell table:formula="of:=HYPERLINK([.B296];[.E296])" office:value-type="string" office:string-value="P213338.jpg" calcext:value-type="string">
            <text:p>P21333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3/P213339</text:p>
          </table:table-cell>
          <table:table-cell table:formula="of:=CONCATENATE(&quot;https://github.com/nzbees/image_data/blob/master/&quot;;[.A297];&quot;.jpg&quot;)" office:value-type="string" office:string-value="https://github.com/nzbees/image_data/blob/master/13_images/P13ANCM/C3/G3/P213339.jpg" calcext:value-type="string">
            <text:p>https://github.com/nzbees/image_data/blob/master/13_images/P13ANCM/C3/G3/P213339.jpg</text:p>
          </table:table-cell>
          <table:table-cell office:value-type="string" calcext:value-type="string">
            <text:p>G3</text:p>
          </table:table-cell>
          <table:table-cell office:value-type="float" office:value="213339" calcext:value-type="float">
            <text:p>213339</text:p>
          </table:table-cell>
          <table:table-cell office:value-type="string" calcext:value-type="string">
            <text:p>P213339.jpg</text:p>
          </table:table-cell>
          <table:table-cell table:formula="of:=HYPERLINK([.B297];[.E297])" office:value-type="string" office:string-value="P213339.jpg" calcext:value-type="string">
            <text:p>P21333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4/P213341</text:p>
          </table:table-cell>
          <table:table-cell table:formula="of:=CONCATENATE(&quot;https://github.com/nzbees/image_data/blob/master/&quot;;[.A298];&quot;.jpg&quot;)" office:value-type="string" office:string-value="https://github.com/nzbees/image_data/blob/master/13_images/P13ANCM/C3/G4/P213341.jpg" calcext:value-type="string">
            <text:p>https://github.com/nzbees/image_data/blob/master/13_images/P13ANCM/C3/G4/P213341.jpg</text:p>
          </table:table-cell>
          <table:table-cell office:value-type="string" calcext:value-type="string">
            <text:p>G4</text:p>
          </table:table-cell>
          <table:table-cell office:value-type="float" office:value="213341" calcext:value-type="float">
            <text:p>213341</text:p>
          </table:table-cell>
          <table:table-cell office:value-type="string" calcext:value-type="string">
            <text:p>P213341.jpg</text:p>
          </table:table-cell>
          <table:table-cell table:formula="of:=HYPERLINK([.B298];[.E298])" office:value-type="string" office:string-value="P213341.jpg" calcext:value-type="string">
            <text:p>P21334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4/P213342</text:p>
          </table:table-cell>
          <table:table-cell table:formula="of:=CONCATENATE(&quot;https://github.com/nzbees/image_data/blob/master/&quot;;[.A299];&quot;.jpg&quot;)" office:value-type="string" office:string-value="https://github.com/nzbees/image_data/blob/master/13_images/P13ANCM/C3/G4/P213342.jpg" calcext:value-type="string">
            <text:p>https://github.com/nzbees/image_data/blob/master/13_images/P13ANCM/C3/G4/P213342.jpg</text:p>
          </table:table-cell>
          <table:table-cell office:value-type="string" calcext:value-type="string">
            <text:p>G4</text:p>
          </table:table-cell>
          <table:table-cell office:value-type="float" office:value="213342" calcext:value-type="float">
            <text:p>213342</text:p>
          </table:table-cell>
          <table:table-cell office:value-type="string" calcext:value-type="string">
            <text:p>P213342.jpg</text:p>
          </table:table-cell>
          <table:table-cell table:formula="of:=HYPERLINK([.B299];[.E299])" office:value-type="string" office:string-value="P213342.jpg" calcext:value-type="string">
            <text:p>P21334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4/P213343</text:p>
          </table:table-cell>
          <table:table-cell table:formula="of:=CONCATENATE(&quot;https://github.com/nzbees/image_data/blob/master/&quot;;[.A300];&quot;.jpg&quot;)" office:value-type="string" office:string-value="https://github.com/nzbees/image_data/blob/master/13_images/P13ANCM/C3/G4/P213343.jpg" calcext:value-type="string">
            <text:p>https://github.com/nzbees/image_data/blob/master/13_images/P13ANCM/C3/G4/P213343.jpg</text:p>
          </table:table-cell>
          <table:table-cell office:value-type="string" calcext:value-type="string">
            <text:p>G4</text:p>
          </table:table-cell>
          <table:table-cell office:value-type="float" office:value="213343" calcext:value-type="float">
            <text:p>213343</text:p>
          </table:table-cell>
          <table:table-cell office:value-type="string" calcext:value-type="string">
            <text:p>P213343.jpg</text:p>
          </table:table-cell>
          <table:table-cell table:formula="of:=HYPERLINK([.B300];[.E300])" office:value-type="string" office:string-value="P213343.jpg" calcext:value-type="string">
            <text:p>P21334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4/P213344</text:p>
          </table:table-cell>
          <table:table-cell table:formula="of:=CONCATENATE(&quot;https://github.com/nzbees/image_data/blob/master/&quot;;[.A301];&quot;.jpg&quot;)" office:value-type="string" office:string-value="https://github.com/nzbees/image_data/blob/master/13_images/P13ANCM/C3/G4/P213344.jpg" calcext:value-type="string">
            <text:p>https://github.com/nzbees/image_data/blob/master/13_images/P13ANCM/C3/G4/P213344.jpg</text:p>
          </table:table-cell>
          <table:table-cell office:value-type="string" calcext:value-type="string">
            <text:p>G4</text:p>
          </table:table-cell>
          <table:table-cell office:value-type="float" office:value="213344" calcext:value-type="float">
            <text:p>213344</text:p>
          </table:table-cell>
          <table:table-cell office:value-type="string" calcext:value-type="string">
            <text:p>P213344.jpg</text:p>
          </table:table-cell>
          <table:table-cell table:formula="of:=HYPERLINK([.B301];[.E301])" office:value-type="string" office:string-value="P213344.jpg" calcext:value-type="string">
            <text:p>P21334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4/P213345</text:p>
          </table:table-cell>
          <table:table-cell table:formula="of:=CONCATENATE(&quot;https://github.com/nzbees/image_data/blob/master/&quot;;[.A302];&quot;.jpg&quot;)" office:value-type="string" office:string-value="https://github.com/nzbees/image_data/blob/master/13_images/P13ANCM/C3/G4/P213345.jpg" calcext:value-type="string">
            <text:p>https://github.com/nzbees/image_data/blob/master/13_images/P13ANCM/C3/G4/P213345.jpg</text:p>
          </table:table-cell>
          <table:table-cell office:value-type="string" calcext:value-type="string">
            <text:p>G4</text:p>
          </table:table-cell>
          <table:table-cell office:value-type="float" office:value="213345" calcext:value-type="float">
            <text:p>213345</text:p>
          </table:table-cell>
          <table:table-cell office:value-type="string" calcext:value-type="string">
            <text:p>P213345.jpg</text:p>
          </table:table-cell>
          <table:table-cell table:formula="of:=HYPERLINK([.B302];[.E302])" office:value-type="string" office:string-value="P213345.jpg" calcext:value-type="string">
            <text:p>P21334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4/P213346</text:p>
          </table:table-cell>
          <table:table-cell table:formula="of:=CONCATENATE(&quot;https://github.com/nzbees/image_data/blob/master/&quot;;[.A303];&quot;.jpg&quot;)" office:value-type="string" office:string-value="https://github.com/nzbees/image_data/blob/master/13_images/P13ANCM/C3/G4/P213346.jpg" calcext:value-type="string">
            <text:p>https://github.com/nzbees/image_data/blob/master/13_images/P13ANCM/C3/G4/P213346.jpg</text:p>
          </table:table-cell>
          <table:table-cell office:value-type="string" calcext:value-type="string">
            <text:p>G4</text:p>
          </table:table-cell>
          <table:table-cell office:value-type="float" office:value="213346" calcext:value-type="float">
            <text:p>213346</text:p>
          </table:table-cell>
          <table:table-cell office:value-type="string" calcext:value-type="string">
            <text:p>P213346.jpg</text:p>
          </table:table-cell>
          <table:table-cell table:formula="of:=HYPERLINK([.B303];[.E303])" office:value-type="string" office:string-value="P213346.jpg" calcext:value-type="string">
            <text:p>P21334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4/P213347</text:p>
          </table:table-cell>
          <table:table-cell table:formula="of:=CONCATENATE(&quot;https://github.com/nzbees/image_data/blob/master/&quot;;[.A304];&quot;.jpg&quot;)" office:value-type="string" office:string-value="https://github.com/nzbees/image_data/blob/master/13_images/P13ANCM/C3/G4/P213347.jpg" calcext:value-type="string">
            <text:p>https://github.com/nzbees/image_data/blob/master/13_images/P13ANCM/C3/G4/P213347.jpg</text:p>
          </table:table-cell>
          <table:table-cell office:value-type="string" calcext:value-type="string">
            <text:p>G4</text:p>
          </table:table-cell>
          <table:table-cell office:value-type="float" office:value="213347" calcext:value-type="float">
            <text:p>213347</text:p>
          </table:table-cell>
          <table:table-cell office:value-type="string" calcext:value-type="string">
            <text:p>P213347.jpg</text:p>
          </table:table-cell>
          <table:table-cell table:formula="of:=HYPERLINK([.B304];[.E304])" office:value-type="string" office:string-value="P213347.jpg" calcext:value-type="string">
            <text:p>P21334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4/P213348</text:p>
          </table:table-cell>
          <table:table-cell table:formula="of:=CONCATENATE(&quot;https://github.com/nzbees/image_data/blob/master/&quot;;[.A305];&quot;.jpg&quot;)" office:value-type="string" office:string-value="https://github.com/nzbees/image_data/blob/master/13_images/P13ANCM/C3/G4/P213348.jpg" calcext:value-type="string">
            <text:p>https://github.com/nzbees/image_data/blob/master/13_images/P13ANCM/C3/G4/P213348.jpg</text:p>
          </table:table-cell>
          <table:table-cell office:value-type="string" calcext:value-type="string">
            <text:p>G4</text:p>
          </table:table-cell>
          <table:table-cell office:value-type="float" office:value="213348" calcext:value-type="float">
            <text:p>213348</text:p>
          </table:table-cell>
          <table:table-cell office:value-type="string" calcext:value-type="string">
            <text:p>P213348.jpg</text:p>
          </table:table-cell>
          <table:table-cell table:formula="of:=HYPERLINK([.B305];[.E305])" office:value-type="string" office:string-value="P213348.jpg" calcext:value-type="string">
            <text:p>P21334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4/P213349</text:p>
          </table:table-cell>
          <table:table-cell table:formula="of:=CONCATENATE(&quot;https://github.com/nzbees/image_data/blob/master/&quot;;[.A306];&quot;.jpg&quot;)" office:value-type="string" office:string-value="https://github.com/nzbees/image_data/blob/master/13_images/P13ANCM/C3/G4/P213349.jpg" calcext:value-type="string">
            <text:p>https://github.com/nzbees/image_data/blob/master/13_images/P13ANCM/C3/G4/P213349.jpg</text:p>
          </table:table-cell>
          <table:table-cell office:value-type="string" calcext:value-type="string">
            <text:p>G4</text:p>
          </table:table-cell>
          <table:table-cell office:value-type="float" office:value="213349" calcext:value-type="float">
            <text:p>213349</text:p>
          </table:table-cell>
          <table:table-cell office:value-type="string" calcext:value-type="string">
            <text:p>P213349.jpg</text:p>
          </table:table-cell>
          <table:table-cell table:formula="of:=HYPERLINK([.B306];[.E306])" office:value-type="string" office:string-value="P213349.jpg" calcext:value-type="string">
            <text:p>P21334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IN CM/M/G1/INM313110</text:p>
          </table:table-cell>
          <table:table-cell table:formula="of:=CONCATENATE(&quot;https://github.com/nzbees/image_data/blob/master/&quot;;[.A307];&quot;.jpg&quot;)" office:value-type="string" office:string-value="https://github.com/nzbees/image_data/blob/master/13_images/IN CM/M/G1/INM313110.jpg" calcext:value-type="string">
            <text:p>https://github.com/nzbees/image_data/blob/master/13_images/IN CM/M/G1/INM313110.jpg</text:p>
          </table:table-cell>
          <table:table-cell office:value-type="string" calcext:value-type="string">
            <text:p>G1</text:p>
          </table:table-cell>
          <table:table-cell office:value-type="float" office:value="313110" calcext:value-type="float">
            <text:p>313110</text:p>
          </table:table-cell>
          <table:table-cell office:value-type="string" calcext:value-type="string">
            <text:p>INM313110.JPG</text:p>
          </table:table-cell>
          <table:table-cell table:formula="of:=HYPERLINK([.B307];[.E307])" office:value-type="string" office:string-value="INM313110.JPG" calcext:value-type="string">
            <text:p>INM3131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1/M313111</text:p>
          </table:table-cell>
          <table:table-cell table:formula="of:=CONCATENATE(&quot;https://github.com/nzbees/image_data/blob/master/&quot;;[.A308];&quot;.jpg&quot;)" office:value-type="string" office:string-value="https://github.com/nzbees/image_data/blob/master/13_images/M13ANCM/C1/G1/M313111.jpg" calcext:value-type="string">
            <text:p>https://github.com/nzbees/image_data/blob/master/13_images/M13ANCM/C1/G1/M313111.jpg</text:p>
          </table:table-cell>
          <table:table-cell office:value-type="string" calcext:value-type="string">
            <text:p>G1</text:p>
          </table:table-cell>
          <table:table-cell office:value-type="float" office:value="313111" calcext:value-type="float">
            <text:p>313111</text:p>
          </table:table-cell>
          <table:table-cell office:value-type="string" calcext:value-type="string">
            <text:p>M313111.jpg</text:p>
          </table:table-cell>
          <table:table-cell table:formula="of:=HYPERLINK([.B308];[.E308])" office:value-type="string" office:string-value="M313111.jpg" calcext:value-type="string">
            <text:p>M31311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1/M313112</text:p>
          </table:table-cell>
          <table:table-cell table:formula="of:=CONCATENATE(&quot;https://github.com/nzbees/image_data/blob/master/&quot;;[.A309];&quot;.jpg&quot;)" office:value-type="string" office:string-value="https://github.com/nzbees/image_data/blob/master/13_images/M13ANCM/C1/G1/M313112.jpg" calcext:value-type="string">
            <text:p>https://github.com/nzbees/image_data/blob/master/13_images/M13ANCM/C1/G1/M313112.jpg</text:p>
          </table:table-cell>
          <table:table-cell office:value-type="string" calcext:value-type="string">
            <text:p>G1</text:p>
          </table:table-cell>
          <table:table-cell office:value-type="float" office:value="313112" calcext:value-type="float">
            <text:p>313112</text:p>
          </table:table-cell>
          <table:table-cell office:value-type="string" calcext:value-type="string">
            <text:p>M313112.jpg</text:p>
          </table:table-cell>
          <table:table-cell table:formula="of:=HYPERLINK([.B309];[.E309])" office:value-type="string" office:string-value="M313112.jpg" calcext:value-type="string">
            <text:p>M31311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1/M313113</text:p>
          </table:table-cell>
          <table:table-cell table:formula="of:=CONCATENATE(&quot;https://github.com/nzbees/image_data/blob/master/&quot;;[.A310];&quot;.jpg&quot;)" office:value-type="string" office:string-value="https://github.com/nzbees/image_data/blob/master/13_images/M13ANCM/C1/G1/M313113.jpg" calcext:value-type="string">
            <text:p>https://github.com/nzbees/image_data/blob/master/13_images/M13ANCM/C1/G1/M313113.jpg</text:p>
          </table:table-cell>
          <table:table-cell office:value-type="string" calcext:value-type="string">
            <text:p>G1</text:p>
          </table:table-cell>
          <table:table-cell office:value-type="float" office:value="313113" calcext:value-type="float">
            <text:p>313113</text:p>
          </table:table-cell>
          <table:table-cell office:value-type="string" calcext:value-type="string">
            <text:p>M313113.jpg</text:p>
          </table:table-cell>
          <table:table-cell table:formula="of:=HYPERLINK([.B310];[.E310])" office:value-type="string" office:string-value="M313113.jpg" calcext:value-type="string">
            <text:p>M31311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1/M313114</text:p>
          </table:table-cell>
          <table:table-cell table:formula="of:=CONCATENATE(&quot;https://github.com/nzbees/image_data/blob/master/&quot;;[.A311];&quot;.jpg&quot;)" office:value-type="string" office:string-value="https://github.com/nzbees/image_data/blob/master/13_images/M13ANCM/C1/G1/M313114.jpg" calcext:value-type="string">
            <text:p>https://github.com/nzbees/image_data/blob/master/13_images/M13ANCM/C1/G1/M313114.jpg</text:p>
          </table:table-cell>
          <table:table-cell office:value-type="string" calcext:value-type="string">
            <text:p>G1</text:p>
          </table:table-cell>
          <table:table-cell office:value-type="float" office:value="313114" calcext:value-type="float">
            <text:p>313114</text:p>
          </table:table-cell>
          <table:table-cell office:value-type="string" calcext:value-type="string">
            <text:p>M313114.jpg</text:p>
          </table:table-cell>
          <table:table-cell table:formula="of:=HYPERLINK([.B311];[.E311])" office:value-type="string" office:string-value="M313114.jpg" calcext:value-type="string">
            <text:p>M31311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1/M313115</text:p>
          </table:table-cell>
          <table:table-cell table:formula="of:=CONCATENATE(&quot;https://github.com/nzbees/image_data/blob/master/&quot;;[.A312];&quot;.jpg&quot;)" office:value-type="string" office:string-value="https://github.com/nzbees/image_data/blob/master/13_images/M13ANCM/C1/G1/M313115.jpg" calcext:value-type="string">
            <text:p>https://github.com/nzbees/image_data/blob/master/13_images/M13ANCM/C1/G1/M313115.jpg</text:p>
          </table:table-cell>
          <table:table-cell office:value-type="string" calcext:value-type="string">
            <text:p>G1</text:p>
          </table:table-cell>
          <table:table-cell office:value-type="float" office:value="313115" calcext:value-type="float">
            <text:p>313115</text:p>
          </table:table-cell>
          <table:table-cell office:value-type="string" calcext:value-type="string">
            <text:p>M313115.jpg</text:p>
          </table:table-cell>
          <table:table-cell table:formula="of:=HYPERLINK([.B312];[.E312])" office:value-type="string" office:string-value="M313115.jpg" calcext:value-type="string">
            <text:p>M31311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1/M313116</text:p>
          </table:table-cell>
          <table:table-cell table:formula="of:=CONCATENATE(&quot;https://github.com/nzbees/image_data/blob/master/&quot;;[.A313];&quot;.jpg&quot;)" office:value-type="string" office:string-value="https://github.com/nzbees/image_data/blob/master/13_images/M13ANCM/C1/G1/M313116.jpg" calcext:value-type="string">
            <text:p>https://github.com/nzbees/image_data/blob/master/13_images/M13ANCM/C1/G1/M313116.jpg</text:p>
          </table:table-cell>
          <table:table-cell office:value-type="string" calcext:value-type="string">
            <text:p>G1</text:p>
          </table:table-cell>
          <table:table-cell office:value-type="float" office:value="313116" calcext:value-type="float">
            <text:p>313116</text:p>
          </table:table-cell>
          <table:table-cell office:value-type="string" calcext:value-type="string">
            <text:p>M313116.jpg</text:p>
          </table:table-cell>
          <table:table-cell table:formula="of:=HYPERLINK([.B313];[.E313])" office:value-type="string" office:string-value="M313116.jpg" calcext:value-type="string">
            <text:p>M31311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1/M313117</text:p>
          </table:table-cell>
          <table:table-cell table:formula="of:=CONCATENATE(&quot;https://github.com/nzbees/image_data/blob/master/&quot;;[.A314];&quot;.jpg&quot;)" office:value-type="string" office:string-value="https://github.com/nzbees/image_data/blob/master/13_images/M13ANCM/C1/G1/M313117.jpg" calcext:value-type="string">
            <text:p>https://github.com/nzbees/image_data/blob/master/13_images/M13ANCM/C1/G1/M313117.jpg</text:p>
          </table:table-cell>
          <table:table-cell office:value-type="string" calcext:value-type="string">
            <text:p>G1</text:p>
          </table:table-cell>
          <table:table-cell office:value-type="float" office:value="313117" calcext:value-type="float">
            <text:p>313117</text:p>
          </table:table-cell>
          <table:table-cell office:value-type="string" calcext:value-type="string">
            <text:p>M313117.jpg</text:p>
          </table:table-cell>
          <table:table-cell table:formula="of:=HYPERLINK([.B314];[.E314])" office:value-type="string" office:string-value="M313117.jpg" calcext:value-type="string">
            <text:p>M31311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1/M313118</text:p>
          </table:table-cell>
          <table:table-cell table:formula="of:=CONCATENATE(&quot;https://github.com/nzbees/image_data/blob/master/&quot;;[.A315];&quot;.jpg&quot;)" office:value-type="string" office:string-value="https://github.com/nzbees/image_data/blob/master/13_images/M13ANCM/C1/G1/M313118.jpg" calcext:value-type="string">
            <text:p>https://github.com/nzbees/image_data/blob/master/13_images/M13ANCM/C1/G1/M313118.jpg</text:p>
          </table:table-cell>
          <table:table-cell office:value-type="string" calcext:value-type="string">
            <text:p>G1</text:p>
          </table:table-cell>
          <table:table-cell office:value-type="float" office:value="313118" calcext:value-type="float">
            <text:p>313118</text:p>
          </table:table-cell>
          <table:table-cell office:value-type="string" calcext:value-type="string">
            <text:p>M313118.jpg</text:p>
          </table:table-cell>
          <table:table-cell table:formula="of:=HYPERLINK([.B315];[.E315])" office:value-type="string" office:string-value="M313118.jpg" calcext:value-type="string">
            <text:p>M31311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1/M313119</text:p>
          </table:table-cell>
          <table:table-cell table:formula="of:=CONCATENATE(&quot;https://github.com/nzbees/image_data/blob/master/&quot;;[.A316];&quot;.jpg&quot;)" office:value-type="string" office:string-value="https://github.com/nzbees/image_data/blob/master/13_images/M13ANCM/C1/G1/M313119.jpg" calcext:value-type="string">
            <text:p>https://github.com/nzbees/image_data/blob/master/13_images/M13ANCM/C1/G1/M313119.jpg</text:p>
          </table:table-cell>
          <table:table-cell office:value-type="string" calcext:value-type="string">
            <text:p>G1</text:p>
          </table:table-cell>
          <table:table-cell office:value-type="float" office:value="313119" calcext:value-type="float">
            <text:p>313119</text:p>
          </table:table-cell>
          <table:table-cell office:value-type="string" calcext:value-type="string">
            <text:p>M313119.jpg</text:p>
          </table:table-cell>
          <table:table-cell table:formula="of:=HYPERLINK([.B316];[.E316])" office:value-type="string" office:string-value="M313119.jpg" calcext:value-type="string">
            <text:p>M31311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2/M313121</text:p>
          </table:table-cell>
          <table:table-cell table:formula="of:=CONCATENATE(&quot;https://github.com/nzbees/image_data/blob/master/&quot;;[.A317];&quot;.jpg&quot;)" office:value-type="string" office:string-value="https://github.com/nzbees/image_data/blob/master/13_images/M13ANCM/C1/G2/M313121.jpg" calcext:value-type="string">
            <text:p>https://github.com/nzbees/image_data/blob/master/13_images/M13ANCM/C1/G2/M313121.jpg</text:p>
          </table:table-cell>
          <table:table-cell office:value-type="string" calcext:value-type="string">
            <text:p>G2</text:p>
          </table:table-cell>
          <table:table-cell office:value-type="float" office:value="313121" calcext:value-type="float">
            <text:p>313121</text:p>
          </table:table-cell>
          <table:table-cell office:value-type="string" calcext:value-type="string">
            <text:p>M313121.jpg</text:p>
          </table:table-cell>
          <table:table-cell table:formula="of:=HYPERLINK([.B317];[.E317])" office:value-type="string" office:string-value="M313121.jpg" calcext:value-type="string">
            <text:p>M31312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2/M313122</text:p>
          </table:table-cell>
          <table:table-cell table:formula="of:=CONCATENATE(&quot;https://github.com/nzbees/image_data/blob/master/&quot;;[.A318];&quot;.jpg&quot;)" office:value-type="string" office:string-value="https://github.com/nzbees/image_data/blob/master/13_images/M13ANCM/C1/G2/M313122.jpg" calcext:value-type="string">
            <text:p>https://github.com/nzbees/image_data/blob/master/13_images/M13ANCM/C1/G2/M313122.jpg</text:p>
          </table:table-cell>
          <table:table-cell office:value-type="string" calcext:value-type="string">
            <text:p>G2</text:p>
          </table:table-cell>
          <table:table-cell office:value-type="float" office:value="313122" calcext:value-type="float">
            <text:p>313122</text:p>
          </table:table-cell>
          <table:table-cell office:value-type="string" calcext:value-type="string">
            <text:p>M313122.jpg</text:p>
          </table:table-cell>
          <table:table-cell table:formula="of:=HYPERLINK([.B318];[.E318])" office:value-type="string" office:string-value="M313122.jpg" calcext:value-type="string">
            <text:p>M31312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2/M313123</text:p>
          </table:table-cell>
          <table:table-cell table:formula="of:=CONCATENATE(&quot;https://github.com/nzbees/image_data/blob/master/&quot;;[.A319];&quot;.jpg&quot;)" office:value-type="string" office:string-value="https://github.com/nzbees/image_data/blob/master/13_images/M13ANCM/C1/G2/M313123.jpg" calcext:value-type="string">
            <text:p>https://github.com/nzbees/image_data/blob/master/13_images/M13ANCM/C1/G2/M313123.jpg</text:p>
          </table:table-cell>
          <table:table-cell office:value-type="string" calcext:value-type="string">
            <text:p>G2</text:p>
          </table:table-cell>
          <table:table-cell office:value-type="float" office:value="313123" calcext:value-type="float">
            <text:p>313123</text:p>
          </table:table-cell>
          <table:table-cell office:value-type="string" calcext:value-type="string">
            <text:p>M313123.jpg</text:p>
          </table:table-cell>
          <table:table-cell table:formula="of:=HYPERLINK([.B319];[.E319])" office:value-type="string" office:string-value="M313123.jpg" calcext:value-type="string">
            <text:p>M31312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2/M313124</text:p>
          </table:table-cell>
          <table:table-cell table:formula="of:=CONCATENATE(&quot;https://github.com/nzbees/image_data/blob/master/&quot;;[.A320];&quot;.jpg&quot;)" office:value-type="string" office:string-value="https://github.com/nzbees/image_data/blob/master/13_images/M13ANCM/C1/G2/M313124.jpg" calcext:value-type="string">
            <text:p>https://github.com/nzbees/image_data/blob/master/13_images/M13ANCM/C1/G2/M313124.jpg</text:p>
          </table:table-cell>
          <table:table-cell office:value-type="string" calcext:value-type="string">
            <text:p>G2</text:p>
          </table:table-cell>
          <table:table-cell office:value-type="float" office:value="313124" calcext:value-type="float">
            <text:p>313124</text:p>
          </table:table-cell>
          <table:table-cell office:value-type="string" calcext:value-type="string">
            <text:p>M313124.jpg</text:p>
          </table:table-cell>
          <table:table-cell table:formula="of:=HYPERLINK([.B320];[.E320])" office:value-type="string" office:string-value="M313124.jpg" calcext:value-type="string">
            <text:p>M31312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2/M313125</text:p>
          </table:table-cell>
          <table:table-cell table:formula="of:=CONCATENATE(&quot;https://github.com/nzbees/image_data/blob/master/&quot;;[.A321];&quot;.jpg&quot;)" office:value-type="string" office:string-value="https://github.com/nzbees/image_data/blob/master/13_images/M13ANCM/C1/G2/M313125.jpg" calcext:value-type="string">
            <text:p>https://github.com/nzbees/image_data/blob/master/13_images/M13ANCM/C1/G2/M313125.jpg</text:p>
          </table:table-cell>
          <table:table-cell office:value-type="string" calcext:value-type="string">
            <text:p>G2</text:p>
          </table:table-cell>
          <table:table-cell office:value-type="float" office:value="313125" calcext:value-type="float">
            <text:p>313125</text:p>
          </table:table-cell>
          <table:table-cell office:value-type="string" calcext:value-type="string">
            <text:p>M313125.jpg</text:p>
          </table:table-cell>
          <table:table-cell table:formula="of:=HYPERLINK([.B321];[.E321])" office:value-type="string" office:string-value="M313125.jpg" calcext:value-type="string">
            <text:p>M31312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2/M313126</text:p>
          </table:table-cell>
          <table:table-cell table:formula="of:=CONCATENATE(&quot;https://github.com/nzbees/image_data/blob/master/&quot;;[.A322];&quot;.jpg&quot;)" office:value-type="string" office:string-value="https://github.com/nzbees/image_data/blob/master/13_images/M13ANCM/C1/G2/M313126.jpg" calcext:value-type="string">
            <text:p>https://github.com/nzbees/image_data/blob/master/13_images/M13ANCM/C1/G2/M313126.jpg</text:p>
          </table:table-cell>
          <table:table-cell office:value-type="string" calcext:value-type="string">
            <text:p>G2</text:p>
          </table:table-cell>
          <table:table-cell office:value-type="float" office:value="313126" calcext:value-type="float">
            <text:p>313126</text:p>
          </table:table-cell>
          <table:table-cell office:value-type="string" calcext:value-type="string">
            <text:p>M313126.jpg</text:p>
          </table:table-cell>
          <table:table-cell table:formula="of:=HYPERLINK([.B322];[.E322])" office:value-type="string" office:string-value="M313126.jpg" calcext:value-type="string">
            <text:p>M31312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2/M313127</text:p>
          </table:table-cell>
          <table:table-cell table:formula="of:=CONCATENATE(&quot;https://github.com/nzbees/image_data/blob/master/&quot;;[.A323];&quot;.jpg&quot;)" office:value-type="string" office:string-value="https://github.com/nzbees/image_data/blob/master/13_images/M13ANCM/C1/G2/M313127.jpg" calcext:value-type="string">
            <text:p>https://github.com/nzbees/image_data/blob/master/13_images/M13ANCM/C1/G2/M313127.jpg</text:p>
          </table:table-cell>
          <table:table-cell office:value-type="string" calcext:value-type="string">
            <text:p>G2</text:p>
          </table:table-cell>
          <table:table-cell office:value-type="float" office:value="313127" calcext:value-type="float">
            <text:p>313127</text:p>
          </table:table-cell>
          <table:table-cell office:value-type="string" calcext:value-type="string">
            <text:p>M313127.jpg</text:p>
          </table:table-cell>
          <table:table-cell table:formula="of:=HYPERLINK([.B323];[.E323])" office:value-type="string" office:string-value="M313127.jpg" calcext:value-type="string">
            <text:p>M31312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2/M313128</text:p>
          </table:table-cell>
          <table:table-cell table:formula="of:=CONCATENATE(&quot;https://github.com/nzbees/image_data/blob/master/&quot;;[.A324];&quot;.jpg&quot;)" office:value-type="string" office:string-value="https://github.com/nzbees/image_data/blob/master/13_images/M13ANCM/C1/G2/M313128.jpg" calcext:value-type="string">
            <text:p>https://github.com/nzbees/image_data/blob/master/13_images/M13ANCM/C1/G2/M313128.jpg</text:p>
          </table:table-cell>
          <table:table-cell office:value-type="string" calcext:value-type="string">
            <text:p>G2</text:p>
          </table:table-cell>
          <table:table-cell office:value-type="float" office:value="313128" calcext:value-type="float">
            <text:p>313128</text:p>
          </table:table-cell>
          <table:table-cell office:value-type="string" calcext:value-type="string">
            <text:p>M313128.jpg</text:p>
          </table:table-cell>
          <table:table-cell table:formula="of:=HYPERLINK([.B324];[.E324])" office:value-type="string" office:string-value="M313128.jpg" calcext:value-type="string">
            <text:p>M31312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2/M313129</text:p>
          </table:table-cell>
          <table:table-cell table:formula="of:=CONCATENATE(&quot;https://github.com/nzbees/image_data/blob/master/&quot;;[.A325];&quot;.jpg&quot;)" office:value-type="string" office:string-value="https://github.com/nzbees/image_data/blob/master/13_images/M13ANCM/C1/G2/M313129.jpg" calcext:value-type="string">
            <text:p>https://github.com/nzbees/image_data/blob/master/13_images/M13ANCM/C1/G2/M313129.jpg</text:p>
          </table:table-cell>
          <table:table-cell office:value-type="string" calcext:value-type="string">
            <text:p>G2</text:p>
          </table:table-cell>
          <table:table-cell office:value-type="float" office:value="313129" calcext:value-type="float">
            <text:p>313129</text:p>
          </table:table-cell>
          <table:table-cell office:value-type="string" calcext:value-type="string">
            <text:p>M313129.jpg</text:p>
          </table:table-cell>
          <table:table-cell table:formula="of:=HYPERLINK([.B325];[.E325])" office:value-type="string" office:string-value="M313129.jpg" calcext:value-type="string">
            <text:p>M31312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3/M313131</text:p>
          </table:table-cell>
          <table:table-cell table:formula="of:=CONCATENATE(&quot;https://github.com/nzbees/image_data/blob/master/&quot;;[.A326];&quot;.jpg&quot;)" office:value-type="string" office:string-value="https://github.com/nzbees/image_data/blob/master/13_images/M13ANCM/C1/G3/M313131.jpg" calcext:value-type="string">
            <text:p>https://github.com/nzbees/image_data/blob/master/13_images/M13ANCM/C1/G3/M313131.jpg</text:p>
          </table:table-cell>
          <table:table-cell office:value-type="string" calcext:value-type="string">
            <text:p>G3</text:p>
          </table:table-cell>
          <table:table-cell office:value-type="float" office:value="313131" calcext:value-type="float">
            <text:p>313131</text:p>
          </table:table-cell>
          <table:table-cell office:value-type="string" calcext:value-type="string">
            <text:p>M313131.jpg</text:p>
          </table:table-cell>
          <table:table-cell table:formula="of:=HYPERLINK([.B326];[.E326])" office:value-type="string" office:string-value="M313131.jpg" calcext:value-type="string">
            <text:p>M31313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3/M313132</text:p>
          </table:table-cell>
          <table:table-cell table:formula="of:=CONCATENATE(&quot;https://github.com/nzbees/image_data/blob/master/&quot;;[.A327];&quot;.jpg&quot;)" office:value-type="string" office:string-value="https://github.com/nzbees/image_data/blob/master/13_images/M13ANCM/C1/G3/M313132.jpg" calcext:value-type="string">
            <text:p>https://github.com/nzbees/image_data/blob/master/13_images/M13ANCM/C1/G3/M313132.jpg</text:p>
          </table:table-cell>
          <table:table-cell office:value-type="string" calcext:value-type="string">
            <text:p>G3</text:p>
          </table:table-cell>
          <table:table-cell office:value-type="float" office:value="313132" calcext:value-type="float">
            <text:p>313132</text:p>
          </table:table-cell>
          <table:table-cell office:value-type="string" calcext:value-type="string">
            <text:p>M313132.jpg</text:p>
          </table:table-cell>
          <table:table-cell table:formula="of:=HYPERLINK([.B327];[.E327])" office:value-type="string" office:string-value="M313132.jpg" calcext:value-type="string">
            <text:p>M31313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3/M313133</text:p>
          </table:table-cell>
          <table:table-cell table:formula="of:=CONCATENATE(&quot;https://github.com/nzbees/image_data/blob/master/&quot;;[.A328];&quot;.jpg&quot;)" office:value-type="string" office:string-value="https://github.com/nzbees/image_data/blob/master/13_images/M13ANCM/C1/G3/M313133.jpg" calcext:value-type="string">
            <text:p>https://github.com/nzbees/image_data/blob/master/13_images/M13ANCM/C1/G3/M313133.jpg</text:p>
          </table:table-cell>
          <table:table-cell office:value-type="string" calcext:value-type="string">
            <text:p>G3</text:p>
          </table:table-cell>
          <table:table-cell office:value-type="float" office:value="313133" calcext:value-type="float">
            <text:p>313133</text:p>
          </table:table-cell>
          <table:table-cell office:value-type="string" calcext:value-type="string">
            <text:p>M313133.jpg</text:p>
          </table:table-cell>
          <table:table-cell table:formula="of:=HYPERLINK([.B328];[.E328])" office:value-type="string" office:string-value="M313133.jpg" calcext:value-type="string">
            <text:p>M31313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3/M313134</text:p>
          </table:table-cell>
          <table:table-cell table:formula="of:=CONCATENATE(&quot;https://github.com/nzbees/image_data/blob/master/&quot;;[.A329];&quot;.jpg&quot;)" office:value-type="string" office:string-value="https://github.com/nzbees/image_data/blob/master/13_images/M13ANCM/C1/G3/M313134.jpg" calcext:value-type="string">
            <text:p>https://github.com/nzbees/image_data/blob/master/13_images/M13ANCM/C1/G3/M313134.jpg</text:p>
          </table:table-cell>
          <table:table-cell office:value-type="string" calcext:value-type="string">
            <text:p>G3</text:p>
          </table:table-cell>
          <table:table-cell office:value-type="float" office:value="313134" calcext:value-type="float">
            <text:p>313134</text:p>
          </table:table-cell>
          <table:table-cell office:value-type="string" calcext:value-type="string">
            <text:p>M313134.jpg</text:p>
          </table:table-cell>
          <table:table-cell table:formula="of:=HYPERLINK([.B329];[.E329])" office:value-type="string" office:string-value="M313134.jpg" calcext:value-type="string">
            <text:p>M31313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3/M313135</text:p>
          </table:table-cell>
          <table:table-cell table:formula="of:=CONCATENATE(&quot;https://github.com/nzbees/image_data/blob/master/&quot;;[.A330];&quot;.jpg&quot;)" office:value-type="string" office:string-value="https://github.com/nzbees/image_data/blob/master/13_images/M13ANCM/C1/G3/M313135.jpg" calcext:value-type="string">
            <text:p>https://github.com/nzbees/image_data/blob/master/13_images/M13ANCM/C1/G3/M313135.jpg</text:p>
          </table:table-cell>
          <table:table-cell office:value-type="string" calcext:value-type="string">
            <text:p>G3</text:p>
          </table:table-cell>
          <table:table-cell office:value-type="float" office:value="313135" calcext:value-type="float">
            <text:p>313135</text:p>
          </table:table-cell>
          <table:table-cell office:value-type="string" calcext:value-type="string">
            <text:p>M313135.jpg</text:p>
          </table:table-cell>
          <table:table-cell table:formula="of:=HYPERLINK([.B330];[.E330])" office:value-type="string" office:string-value="M313135.jpg" calcext:value-type="string">
            <text:p>M31313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3/M313136</text:p>
          </table:table-cell>
          <table:table-cell table:formula="of:=CONCATENATE(&quot;https://github.com/nzbees/image_data/blob/master/&quot;;[.A331];&quot;.jpg&quot;)" office:value-type="string" office:string-value="https://github.com/nzbees/image_data/blob/master/13_images/M13ANCM/C1/G3/M313136.jpg" calcext:value-type="string">
            <text:p>https://github.com/nzbees/image_data/blob/master/13_images/M13ANCM/C1/G3/M313136.jpg</text:p>
          </table:table-cell>
          <table:table-cell office:value-type="string" calcext:value-type="string">
            <text:p>G3</text:p>
          </table:table-cell>
          <table:table-cell office:value-type="float" office:value="313136" calcext:value-type="float">
            <text:p>313136</text:p>
          </table:table-cell>
          <table:table-cell office:value-type="string" calcext:value-type="string">
            <text:p>M313136.jpg</text:p>
          </table:table-cell>
          <table:table-cell table:formula="of:=HYPERLINK([.B331];[.E331])" office:value-type="string" office:string-value="M313136.jpg" calcext:value-type="string">
            <text:p>M3131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3/M313137</text:p>
          </table:table-cell>
          <table:table-cell table:formula="of:=CONCATENATE(&quot;https://github.com/nzbees/image_data/blob/master/&quot;;[.A332];&quot;.jpg&quot;)" office:value-type="string" office:string-value="https://github.com/nzbees/image_data/blob/master/13_images/M13ANCM/C1/G3/M313137.jpg" calcext:value-type="string">
            <text:p>https://github.com/nzbees/image_data/blob/master/13_images/M13ANCM/C1/G3/M313137.jpg</text:p>
          </table:table-cell>
          <table:table-cell office:value-type="string" calcext:value-type="string">
            <text:p>G3</text:p>
          </table:table-cell>
          <table:table-cell office:value-type="float" office:value="313137" calcext:value-type="float">
            <text:p>313137</text:p>
          </table:table-cell>
          <table:table-cell office:value-type="string" calcext:value-type="string">
            <text:p>M313137.jpg</text:p>
          </table:table-cell>
          <table:table-cell table:formula="of:=HYPERLINK([.B332];[.E332])" office:value-type="string" office:string-value="M313137.jpg" calcext:value-type="string">
            <text:p>M31313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3/M313138</text:p>
          </table:table-cell>
          <table:table-cell table:formula="of:=CONCATENATE(&quot;https://github.com/nzbees/image_data/blob/master/&quot;;[.A333];&quot;.jpg&quot;)" office:value-type="string" office:string-value="https://github.com/nzbees/image_data/blob/master/13_images/M13ANCM/C1/G3/M313138.jpg" calcext:value-type="string">
            <text:p>https://github.com/nzbees/image_data/blob/master/13_images/M13ANCM/C1/G3/M313138.jpg</text:p>
          </table:table-cell>
          <table:table-cell office:value-type="string" calcext:value-type="string">
            <text:p>G3</text:p>
          </table:table-cell>
          <table:table-cell office:value-type="float" office:value="313138" calcext:value-type="float">
            <text:p>313138</text:p>
          </table:table-cell>
          <table:table-cell office:value-type="string" calcext:value-type="string">
            <text:p>M313138.jpg</text:p>
          </table:table-cell>
          <table:table-cell table:formula="of:=HYPERLINK([.B333];[.E333])" office:value-type="string" office:string-value="M313138.jpg" calcext:value-type="string">
            <text:p>M31313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3/M313139</text:p>
          </table:table-cell>
          <table:table-cell table:formula="of:=CONCATENATE(&quot;https://github.com/nzbees/image_data/blob/master/&quot;;[.A334];&quot;.jpg&quot;)" office:value-type="string" office:string-value="https://github.com/nzbees/image_data/blob/master/13_images/M13ANCM/C1/G3/M313139.jpg" calcext:value-type="string">
            <text:p>https://github.com/nzbees/image_data/blob/master/13_images/M13ANCM/C1/G3/M313139.jpg</text:p>
          </table:table-cell>
          <table:table-cell office:value-type="string" calcext:value-type="string">
            <text:p>G3</text:p>
          </table:table-cell>
          <table:table-cell office:value-type="float" office:value="313139" calcext:value-type="float">
            <text:p>313139</text:p>
          </table:table-cell>
          <table:table-cell office:value-type="string" calcext:value-type="string">
            <text:p>M313139.jpg</text:p>
          </table:table-cell>
          <table:table-cell table:formula="of:=HYPERLINK([.B334];[.E334])" office:value-type="string" office:string-value="M313139.jpg" calcext:value-type="string">
            <text:p>M31313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4/M313141</text:p>
          </table:table-cell>
          <table:table-cell table:formula="of:=CONCATENATE(&quot;https://github.com/nzbees/image_data/blob/master/&quot;;[.A335];&quot;.jpg&quot;)" office:value-type="string" office:string-value="https://github.com/nzbees/image_data/blob/master/13_images/M13ANCM/C1/G4/M313141.jpg" calcext:value-type="string">
            <text:p>https://github.com/nzbees/image_data/blob/master/13_images/M13ANCM/C1/G4/M313141.jpg</text:p>
          </table:table-cell>
          <table:table-cell office:value-type="string" calcext:value-type="string">
            <text:p>G4</text:p>
          </table:table-cell>
          <table:table-cell office:value-type="float" office:value="313141" calcext:value-type="float">
            <text:p>313141</text:p>
          </table:table-cell>
          <table:table-cell office:value-type="string" calcext:value-type="string">
            <text:p>M313141.jpg</text:p>
          </table:table-cell>
          <table:table-cell table:formula="of:=HYPERLINK([.B335];[.E335])" office:value-type="string" office:string-value="M313141.jpg" calcext:value-type="string">
            <text:p>M31314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4/M313142</text:p>
          </table:table-cell>
          <table:table-cell table:formula="of:=CONCATENATE(&quot;https://github.com/nzbees/image_data/blob/master/&quot;;[.A336];&quot;.jpg&quot;)" office:value-type="string" office:string-value="https://github.com/nzbees/image_data/blob/master/13_images/M13ANCM/C1/G4/M313142.jpg" calcext:value-type="string">
            <text:p>https://github.com/nzbees/image_data/blob/master/13_images/M13ANCM/C1/G4/M313142.jpg</text:p>
          </table:table-cell>
          <table:table-cell office:value-type="string" calcext:value-type="string">
            <text:p>G4</text:p>
          </table:table-cell>
          <table:table-cell office:value-type="float" office:value="313142" calcext:value-type="float">
            <text:p>313142</text:p>
          </table:table-cell>
          <table:table-cell office:value-type="string" calcext:value-type="string">
            <text:p>M313142.jpg</text:p>
          </table:table-cell>
          <table:table-cell table:formula="of:=HYPERLINK([.B336];[.E336])" office:value-type="string" office:string-value="M313142.jpg" calcext:value-type="string">
            <text:p>M31314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4/M313143</text:p>
          </table:table-cell>
          <table:table-cell table:formula="of:=CONCATENATE(&quot;https://github.com/nzbees/image_data/blob/master/&quot;;[.A337];&quot;.jpg&quot;)" office:value-type="string" office:string-value="https://github.com/nzbees/image_data/blob/master/13_images/M13ANCM/C1/G4/M313143.jpg" calcext:value-type="string">
            <text:p>https://github.com/nzbees/image_data/blob/master/13_images/M13ANCM/C1/G4/M313143.jpg</text:p>
          </table:table-cell>
          <table:table-cell office:value-type="string" calcext:value-type="string">
            <text:p>G4</text:p>
          </table:table-cell>
          <table:table-cell office:value-type="float" office:value="313143" calcext:value-type="float">
            <text:p>313143</text:p>
          </table:table-cell>
          <table:table-cell office:value-type="string" calcext:value-type="string">
            <text:p>M313143.jpg</text:p>
          </table:table-cell>
          <table:table-cell table:formula="of:=HYPERLINK([.B337];[.E337])" office:value-type="string" office:string-value="M313143.jpg" calcext:value-type="string">
            <text:p>M31314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4/M313144</text:p>
          </table:table-cell>
          <table:table-cell table:formula="of:=CONCATENATE(&quot;https://github.com/nzbees/image_data/blob/master/&quot;;[.A338];&quot;.jpg&quot;)" office:value-type="string" office:string-value="https://github.com/nzbees/image_data/blob/master/13_images/M13ANCM/C1/G4/M313144.jpg" calcext:value-type="string">
            <text:p>https://github.com/nzbees/image_data/blob/master/13_images/M13ANCM/C1/G4/M313144.jpg</text:p>
          </table:table-cell>
          <table:table-cell office:value-type="string" calcext:value-type="string">
            <text:p>G4</text:p>
          </table:table-cell>
          <table:table-cell office:value-type="float" office:value="313144" calcext:value-type="float">
            <text:p>313144</text:p>
          </table:table-cell>
          <table:table-cell office:value-type="string" calcext:value-type="string">
            <text:p>M313144.jpg</text:p>
          </table:table-cell>
          <table:table-cell table:formula="of:=HYPERLINK([.B338];[.E338])" office:value-type="string" office:string-value="M313144.jpg" calcext:value-type="string">
            <text:p>M31314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4/M313145</text:p>
          </table:table-cell>
          <table:table-cell table:formula="of:=CONCATENATE(&quot;https://github.com/nzbees/image_data/blob/master/&quot;;[.A339];&quot;.jpg&quot;)" office:value-type="string" office:string-value="https://github.com/nzbees/image_data/blob/master/13_images/M13ANCM/C1/G4/M313145.jpg" calcext:value-type="string">
            <text:p>https://github.com/nzbees/image_data/blob/master/13_images/M13ANCM/C1/G4/M313145.jpg</text:p>
          </table:table-cell>
          <table:table-cell office:value-type="string" calcext:value-type="string">
            <text:p>G4</text:p>
          </table:table-cell>
          <table:table-cell office:value-type="float" office:value="313145" calcext:value-type="float">
            <text:p>313145</text:p>
          </table:table-cell>
          <table:table-cell office:value-type="string" calcext:value-type="string">
            <text:p>M313145.jpg</text:p>
          </table:table-cell>
          <table:table-cell table:formula="of:=HYPERLINK([.B339];[.E339])" office:value-type="string" office:string-value="M313145.jpg" calcext:value-type="string">
            <text:p>M31314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4/M313146</text:p>
          </table:table-cell>
          <table:table-cell table:formula="of:=CONCATENATE(&quot;https://github.com/nzbees/image_data/blob/master/&quot;;[.A340];&quot;.jpg&quot;)" office:value-type="string" office:string-value="https://github.com/nzbees/image_data/blob/master/13_images/M13ANCM/C1/G4/M313146.jpg" calcext:value-type="string">
            <text:p>https://github.com/nzbees/image_data/blob/master/13_images/M13ANCM/C1/G4/M313146.jpg</text:p>
          </table:table-cell>
          <table:table-cell office:value-type="string" calcext:value-type="string">
            <text:p>G4</text:p>
          </table:table-cell>
          <table:table-cell office:value-type="float" office:value="313146" calcext:value-type="float">
            <text:p>313146</text:p>
          </table:table-cell>
          <table:table-cell office:value-type="string" calcext:value-type="string">
            <text:p>M313146.jpg</text:p>
          </table:table-cell>
          <table:table-cell table:formula="of:=HYPERLINK([.B340];[.E340])" office:value-type="string" office:string-value="M313146.jpg" calcext:value-type="string">
            <text:p>M31314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4/M313147</text:p>
          </table:table-cell>
          <table:table-cell table:formula="of:=CONCATENATE(&quot;https://github.com/nzbees/image_data/blob/master/&quot;;[.A341];&quot;.jpg&quot;)" office:value-type="string" office:string-value="https://github.com/nzbees/image_data/blob/master/13_images/M13ANCM/C1/G4/M313147.jpg" calcext:value-type="string">
            <text:p>https://github.com/nzbees/image_data/blob/master/13_images/M13ANCM/C1/G4/M313147.jpg</text:p>
          </table:table-cell>
          <table:table-cell office:value-type="string" calcext:value-type="string">
            <text:p>G4</text:p>
          </table:table-cell>
          <table:table-cell office:value-type="float" office:value="313147" calcext:value-type="float">
            <text:p>313147</text:p>
          </table:table-cell>
          <table:table-cell office:value-type="string" calcext:value-type="string">
            <text:p>M313147.jpg</text:p>
          </table:table-cell>
          <table:table-cell table:formula="of:=HYPERLINK([.B341];[.E341])" office:value-type="string" office:string-value="M313147.jpg" calcext:value-type="string">
            <text:p>M31314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4/M313148</text:p>
          </table:table-cell>
          <table:table-cell table:formula="of:=CONCATENATE(&quot;https://github.com/nzbees/image_data/blob/master/&quot;;[.A342];&quot;.jpg&quot;)" office:value-type="string" office:string-value="https://github.com/nzbees/image_data/blob/master/13_images/M13ANCM/C1/G4/M313148.jpg" calcext:value-type="string">
            <text:p>https://github.com/nzbees/image_data/blob/master/13_images/M13ANCM/C1/G4/M313148.jpg</text:p>
          </table:table-cell>
          <table:table-cell office:value-type="string" calcext:value-type="string">
            <text:p>G4</text:p>
          </table:table-cell>
          <table:table-cell office:value-type="float" office:value="313148" calcext:value-type="float">
            <text:p>313148</text:p>
          </table:table-cell>
          <table:table-cell office:value-type="string" calcext:value-type="string">
            <text:p>M313148.jpg</text:p>
          </table:table-cell>
          <table:table-cell table:formula="of:=HYPERLINK([.B342];[.E342])" office:value-type="string" office:string-value="M313148.jpg" calcext:value-type="string">
            <text:p>M31314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4/M313149</text:p>
          </table:table-cell>
          <table:table-cell table:formula="of:=CONCATENATE(&quot;https://github.com/nzbees/image_data/blob/master/&quot;;[.A343];&quot;.jpg&quot;)" office:value-type="string" office:string-value="https://github.com/nzbees/image_data/blob/master/13_images/M13ANCM/C1/G4/M313149.jpg" calcext:value-type="string">
            <text:p>https://github.com/nzbees/image_data/blob/master/13_images/M13ANCM/C1/G4/M313149.jpg</text:p>
          </table:table-cell>
          <table:table-cell office:value-type="string" calcext:value-type="string">
            <text:p>G4</text:p>
          </table:table-cell>
          <table:table-cell office:value-type="float" office:value="313149" calcext:value-type="float">
            <text:p>313149</text:p>
          </table:table-cell>
          <table:table-cell office:value-type="string" calcext:value-type="string">
            <text:p>M313149.jpg</text:p>
          </table:table-cell>
          <table:table-cell table:formula="of:=HYPERLINK([.B343];[.E343])" office:value-type="string" office:string-value="M313149.jpg" calcext:value-type="string">
            <text:p>M31314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1/M313211</text:p>
          </table:table-cell>
          <table:table-cell table:formula="of:=CONCATENATE(&quot;https://github.com/nzbees/image_data/blob/master/&quot;;[.A344];&quot;.jpg&quot;)" office:value-type="string" office:string-value="https://github.com/nzbees/image_data/blob/master/13_images/M13ANCM/C2/G1/M313211.jpg" calcext:value-type="string">
            <text:p>https://github.com/nzbees/image_data/blob/master/13_images/M13ANCM/C2/G1/M313211.jpg</text:p>
          </table:table-cell>
          <table:table-cell office:value-type="string" calcext:value-type="string">
            <text:p>G1</text:p>
          </table:table-cell>
          <table:table-cell office:value-type="float" office:value="313211" calcext:value-type="float">
            <text:p>313211</text:p>
          </table:table-cell>
          <table:table-cell office:value-type="string" calcext:value-type="string">
            <text:p>M313211.jpg</text:p>
          </table:table-cell>
          <table:table-cell table:formula="of:=HYPERLINK([.B344];[.E344])" office:value-type="string" office:string-value="M313211.jpg" calcext:value-type="string">
            <text:p>M31321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1/M313212</text:p>
          </table:table-cell>
          <table:table-cell table:formula="of:=CONCATENATE(&quot;https://github.com/nzbees/image_data/blob/master/&quot;;[.A345];&quot;.jpg&quot;)" office:value-type="string" office:string-value="https://github.com/nzbees/image_data/blob/master/13_images/M13ANCM/C2/G1/M313212.jpg" calcext:value-type="string">
            <text:p>https://github.com/nzbees/image_data/blob/master/13_images/M13ANCM/C2/G1/M313212.jpg</text:p>
          </table:table-cell>
          <table:table-cell office:value-type="string" calcext:value-type="string">
            <text:p>G1</text:p>
          </table:table-cell>
          <table:table-cell office:value-type="float" office:value="313212" calcext:value-type="float">
            <text:p>313212</text:p>
          </table:table-cell>
          <table:table-cell office:value-type="string" calcext:value-type="string">
            <text:p>M313212.jpg</text:p>
          </table:table-cell>
          <table:table-cell table:formula="of:=HYPERLINK([.B345];[.E345])" office:value-type="string" office:string-value="M313212.jpg" calcext:value-type="string">
            <text:p>M31321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1/M313213</text:p>
          </table:table-cell>
          <table:table-cell table:formula="of:=CONCATENATE(&quot;https://github.com/nzbees/image_data/blob/master/&quot;;[.A346];&quot;.jpg&quot;)" office:value-type="string" office:string-value="https://github.com/nzbees/image_data/blob/master/13_images/M13ANCM/C2/G1/M313213.jpg" calcext:value-type="string">
            <text:p>https://github.com/nzbees/image_data/blob/master/13_images/M13ANCM/C2/G1/M313213.jpg</text:p>
          </table:table-cell>
          <table:table-cell office:value-type="string" calcext:value-type="string">
            <text:p>G1</text:p>
          </table:table-cell>
          <table:table-cell office:value-type="float" office:value="313213" calcext:value-type="float">
            <text:p>313213</text:p>
          </table:table-cell>
          <table:table-cell office:value-type="string" calcext:value-type="string">
            <text:p>M313213.jpg</text:p>
          </table:table-cell>
          <table:table-cell table:formula="of:=HYPERLINK([.B346];[.E346])" office:value-type="string" office:string-value="M313213.jpg" calcext:value-type="string">
            <text:p>M31321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1/M313214</text:p>
          </table:table-cell>
          <table:table-cell table:formula="of:=CONCATENATE(&quot;https://github.com/nzbees/image_data/blob/master/&quot;;[.A347];&quot;.jpg&quot;)" office:value-type="string" office:string-value="https://github.com/nzbees/image_data/blob/master/13_images/M13ANCM/C2/G1/M313214.jpg" calcext:value-type="string">
            <text:p>https://github.com/nzbees/image_data/blob/master/13_images/M13ANCM/C2/G1/M313214.jpg</text:p>
          </table:table-cell>
          <table:table-cell office:value-type="string" calcext:value-type="string">
            <text:p>G1</text:p>
          </table:table-cell>
          <table:table-cell office:value-type="float" office:value="313214" calcext:value-type="float">
            <text:p>313214</text:p>
          </table:table-cell>
          <table:table-cell office:value-type="string" calcext:value-type="string">
            <text:p>M313214.jpg</text:p>
          </table:table-cell>
          <table:table-cell table:formula="of:=HYPERLINK([.B347];[.E347])" office:value-type="string" office:string-value="M313214.jpg" calcext:value-type="string">
            <text:p>M31321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1/M313215</text:p>
          </table:table-cell>
          <table:table-cell table:formula="of:=CONCATENATE(&quot;https://github.com/nzbees/image_data/blob/master/&quot;;[.A348];&quot;.jpg&quot;)" office:value-type="string" office:string-value="https://github.com/nzbees/image_data/blob/master/13_images/M13ANCM/C2/G1/M313215.jpg" calcext:value-type="string">
            <text:p>https://github.com/nzbees/image_data/blob/master/13_images/M13ANCM/C2/G1/M313215.jpg</text:p>
          </table:table-cell>
          <table:table-cell office:value-type="string" calcext:value-type="string">
            <text:p>G1</text:p>
          </table:table-cell>
          <table:table-cell office:value-type="float" office:value="313215" calcext:value-type="float">
            <text:p>313215</text:p>
          </table:table-cell>
          <table:table-cell office:value-type="string" calcext:value-type="string">
            <text:p>M313215.jpg</text:p>
          </table:table-cell>
          <table:table-cell table:formula="of:=HYPERLINK([.B348];[.E348])" office:value-type="string" office:string-value="M313215.jpg" calcext:value-type="string">
            <text:p>M31321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1/M313216</text:p>
          </table:table-cell>
          <table:table-cell table:formula="of:=CONCATENATE(&quot;https://github.com/nzbees/image_data/blob/master/&quot;;[.A349];&quot;.jpg&quot;)" office:value-type="string" office:string-value="https://github.com/nzbees/image_data/blob/master/13_images/M13ANCM/C2/G1/M313216.jpg" calcext:value-type="string">
            <text:p>https://github.com/nzbees/image_data/blob/master/13_images/M13ANCM/C2/G1/M313216.jpg</text:p>
          </table:table-cell>
          <table:table-cell office:value-type="string" calcext:value-type="string">
            <text:p>G1</text:p>
          </table:table-cell>
          <table:table-cell office:value-type="float" office:value="313216" calcext:value-type="float">
            <text:p>313216</text:p>
          </table:table-cell>
          <table:table-cell office:value-type="string" calcext:value-type="string">
            <text:p>M313216.jpg</text:p>
          </table:table-cell>
          <table:table-cell table:formula="of:=HYPERLINK([.B349];[.E349])" office:value-type="string" office:string-value="M313216.jpg" calcext:value-type="string">
            <text:p>M31321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1/M313217</text:p>
          </table:table-cell>
          <table:table-cell table:formula="of:=CONCATENATE(&quot;https://github.com/nzbees/image_data/blob/master/&quot;;[.A350];&quot;.jpg&quot;)" office:value-type="string" office:string-value="https://github.com/nzbees/image_data/blob/master/13_images/M13ANCM/C2/G1/M313217.jpg" calcext:value-type="string">
            <text:p>https://github.com/nzbees/image_data/blob/master/13_images/M13ANCM/C2/G1/M313217.jpg</text:p>
          </table:table-cell>
          <table:table-cell office:value-type="string" calcext:value-type="string">
            <text:p>G1</text:p>
          </table:table-cell>
          <table:table-cell office:value-type="float" office:value="313217" calcext:value-type="float">
            <text:p>313217</text:p>
          </table:table-cell>
          <table:table-cell office:value-type="string" calcext:value-type="string">
            <text:p>M313217.jpg</text:p>
          </table:table-cell>
          <table:table-cell table:formula="of:=HYPERLINK([.B350];[.E350])" office:value-type="string" office:string-value="M313217.jpg" calcext:value-type="string">
            <text:p>M31321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1/M313218</text:p>
          </table:table-cell>
          <table:table-cell table:formula="of:=CONCATENATE(&quot;https://github.com/nzbees/image_data/blob/master/&quot;;[.A351];&quot;.jpg&quot;)" office:value-type="string" office:string-value="https://github.com/nzbees/image_data/blob/master/13_images/M13ANCM/C2/G1/M313218.jpg" calcext:value-type="string">
            <text:p>https://github.com/nzbees/image_data/blob/master/13_images/M13ANCM/C2/G1/M313218.jpg</text:p>
          </table:table-cell>
          <table:table-cell office:value-type="string" calcext:value-type="string">
            <text:p>G1</text:p>
          </table:table-cell>
          <table:table-cell office:value-type="float" office:value="313218" calcext:value-type="float">
            <text:p>313218</text:p>
          </table:table-cell>
          <table:table-cell office:value-type="string" calcext:value-type="string">
            <text:p>M313218.jpg</text:p>
          </table:table-cell>
          <table:table-cell table:formula="of:=HYPERLINK([.B351];[.E351])" office:value-type="string" office:string-value="M313218.jpg" calcext:value-type="string">
            <text:p>M31321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1/M313219</text:p>
          </table:table-cell>
          <table:table-cell table:formula="of:=CONCATENATE(&quot;https://github.com/nzbees/image_data/blob/master/&quot;;[.A352];&quot;.jpg&quot;)" office:value-type="string" office:string-value="https://github.com/nzbees/image_data/blob/master/13_images/M13ANCM/C2/G1/M313219.jpg" calcext:value-type="string">
            <text:p>https://github.com/nzbees/image_data/blob/master/13_images/M13ANCM/C2/G1/M313219.jpg</text:p>
          </table:table-cell>
          <table:table-cell office:value-type="string" calcext:value-type="string">
            <text:p>G1</text:p>
          </table:table-cell>
          <table:table-cell office:value-type="float" office:value="313219" calcext:value-type="float">
            <text:p>313219</text:p>
          </table:table-cell>
          <table:table-cell office:value-type="string" calcext:value-type="string">
            <text:p>M313219.jpg</text:p>
          </table:table-cell>
          <table:table-cell table:formula="of:=HYPERLINK([.B352];[.E352])" office:value-type="string" office:string-value="M313219.jpg" calcext:value-type="string">
            <text:p>M31321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2/M313221</text:p>
          </table:table-cell>
          <table:table-cell table:formula="of:=CONCATENATE(&quot;https://github.com/nzbees/image_data/blob/master/&quot;;[.A353];&quot;.jpg&quot;)" office:value-type="string" office:string-value="https://github.com/nzbees/image_data/blob/master/13_images/M13ANCM/C2/G2/M313221.jpg" calcext:value-type="string">
            <text:p>https://github.com/nzbees/image_data/blob/master/13_images/M13ANCM/C2/G2/M313221.jpg</text:p>
          </table:table-cell>
          <table:table-cell office:value-type="string" calcext:value-type="string">
            <text:p>G2</text:p>
          </table:table-cell>
          <table:table-cell office:value-type="float" office:value="313221" calcext:value-type="float">
            <text:p>313221</text:p>
          </table:table-cell>
          <table:table-cell office:value-type="string" calcext:value-type="string">
            <text:p>M313221.jpg</text:p>
          </table:table-cell>
          <table:table-cell table:formula="of:=HYPERLINK([.B353];[.E353])" office:value-type="string" office:string-value="M313221.jpg" calcext:value-type="string">
            <text:p>M31322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2/M313222</text:p>
          </table:table-cell>
          <table:table-cell table:formula="of:=CONCATENATE(&quot;https://github.com/nzbees/image_data/blob/master/&quot;;[.A354];&quot;.jpg&quot;)" office:value-type="string" office:string-value="https://github.com/nzbees/image_data/blob/master/13_images/M13ANCM/C2/G2/M313222.jpg" calcext:value-type="string">
            <text:p>https://github.com/nzbees/image_data/blob/master/13_images/M13ANCM/C2/G2/M313222.jpg</text:p>
          </table:table-cell>
          <table:table-cell office:value-type="string" calcext:value-type="string">
            <text:p>G2</text:p>
          </table:table-cell>
          <table:table-cell office:value-type="float" office:value="313222" calcext:value-type="float">
            <text:p>313222</text:p>
          </table:table-cell>
          <table:table-cell office:value-type="string" calcext:value-type="string">
            <text:p>M313222.jpg</text:p>
          </table:table-cell>
          <table:table-cell table:formula="of:=HYPERLINK([.B354];[.E354])" office:value-type="string" office:string-value="M313222.jpg" calcext:value-type="string">
            <text:p>M31322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2/M313223</text:p>
          </table:table-cell>
          <table:table-cell table:formula="of:=CONCATENATE(&quot;https://github.com/nzbees/image_data/blob/master/&quot;;[.A355];&quot;.jpg&quot;)" office:value-type="string" office:string-value="https://github.com/nzbees/image_data/blob/master/13_images/M13ANCM/C2/G2/M313223.jpg" calcext:value-type="string">
            <text:p>https://github.com/nzbees/image_data/blob/master/13_images/M13ANCM/C2/G2/M313223.jpg</text:p>
          </table:table-cell>
          <table:table-cell office:value-type="string" calcext:value-type="string">
            <text:p>G2</text:p>
          </table:table-cell>
          <table:table-cell office:value-type="float" office:value="313223" calcext:value-type="float">
            <text:p>313223</text:p>
          </table:table-cell>
          <table:table-cell office:value-type="string" calcext:value-type="string">
            <text:p>M313223.jpg</text:p>
          </table:table-cell>
          <table:table-cell table:formula="of:=HYPERLINK([.B355];[.E355])" office:value-type="string" office:string-value="M313223.jpg" calcext:value-type="string">
            <text:p>M31322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2/M313224</text:p>
          </table:table-cell>
          <table:table-cell table:formula="of:=CONCATENATE(&quot;https://github.com/nzbees/image_data/blob/master/&quot;;[.A356];&quot;.jpg&quot;)" office:value-type="string" office:string-value="https://github.com/nzbees/image_data/blob/master/13_images/M13ANCM/C2/G2/M313224.jpg" calcext:value-type="string">
            <text:p>https://github.com/nzbees/image_data/blob/master/13_images/M13ANCM/C2/G2/M313224.jpg</text:p>
          </table:table-cell>
          <table:table-cell office:value-type="string" calcext:value-type="string">
            <text:p>G2</text:p>
          </table:table-cell>
          <table:table-cell office:value-type="float" office:value="313224" calcext:value-type="float">
            <text:p>313224</text:p>
          </table:table-cell>
          <table:table-cell office:value-type="string" calcext:value-type="string">
            <text:p>M313224.jpg</text:p>
          </table:table-cell>
          <table:table-cell table:formula="of:=HYPERLINK([.B356];[.E356])" office:value-type="string" office:string-value="M313224.jpg" calcext:value-type="string">
            <text:p>M31322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2/M313225</text:p>
          </table:table-cell>
          <table:table-cell table:formula="of:=CONCATENATE(&quot;https://github.com/nzbees/image_data/blob/master/&quot;;[.A357];&quot;.jpg&quot;)" office:value-type="string" office:string-value="https://github.com/nzbees/image_data/blob/master/13_images/M13ANCM/C2/G2/M313225.jpg" calcext:value-type="string">
            <text:p>https://github.com/nzbees/image_data/blob/master/13_images/M13ANCM/C2/G2/M313225.jpg</text:p>
          </table:table-cell>
          <table:table-cell office:value-type="string" calcext:value-type="string">
            <text:p>G2</text:p>
          </table:table-cell>
          <table:table-cell office:value-type="float" office:value="313225" calcext:value-type="float">
            <text:p>313225</text:p>
          </table:table-cell>
          <table:table-cell office:value-type="string" calcext:value-type="string">
            <text:p>M313225.jpg</text:p>
          </table:table-cell>
          <table:table-cell table:formula="of:=HYPERLINK([.B357];[.E357])" office:value-type="string" office:string-value="M313225.jpg" calcext:value-type="string">
            <text:p>M31322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2/M313226</text:p>
          </table:table-cell>
          <table:table-cell table:formula="of:=CONCATENATE(&quot;https://github.com/nzbees/image_data/blob/master/&quot;;[.A358];&quot;.jpg&quot;)" office:value-type="string" office:string-value="https://github.com/nzbees/image_data/blob/master/13_images/M13ANCM/C2/G2/M313226.jpg" calcext:value-type="string">
            <text:p>https://github.com/nzbees/image_data/blob/master/13_images/M13ANCM/C2/G2/M313226.jpg</text:p>
          </table:table-cell>
          <table:table-cell office:value-type="string" calcext:value-type="string">
            <text:p>G2</text:p>
          </table:table-cell>
          <table:table-cell office:value-type="float" office:value="313226" calcext:value-type="float">
            <text:p>313226</text:p>
          </table:table-cell>
          <table:table-cell office:value-type="string" calcext:value-type="string">
            <text:p>M313226.jpg</text:p>
          </table:table-cell>
          <table:table-cell table:formula="of:=HYPERLINK([.B358];[.E358])" office:value-type="string" office:string-value="M313226.jpg" calcext:value-type="string">
            <text:p>M31322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2/M313227</text:p>
          </table:table-cell>
          <table:table-cell table:formula="of:=CONCATENATE(&quot;https://github.com/nzbees/image_data/blob/master/&quot;;[.A359];&quot;.jpg&quot;)" office:value-type="string" office:string-value="https://github.com/nzbees/image_data/blob/master/13_images/M13ANCM/C2/G2/M313227.jpg" calcext:value-type="string">
            <text:p>https://github.com/nzbees/image_data/blob/master/13_images/M13ANCM/C2/G2/M313227.jpg</text:p>
          </table:table-cell>
          <table:table-cell office:value-type="string" calcext:value-type="string">
            <text:p>G2</text:p>
          </table:table-cell>
          <table:table-cell office:value-type="float" office:value="313227" calcext:value-type="float">
            <text:p>313227</text:p>
          </table:table-cell>
          <table:table-cell office:value-type="string" calcext:value-type="string">
            <text:p>M313227.jpg</text:p>
          </table:table-cell>
          <table:table-cell table:formula="of:=HYPERLINK([.B359];[.E359])" office:value-type="string" office:string-value="M313227.jpg" calcext:value-type="string">
            <text:p>M31322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2/M313228</text:p>
          </table:table-cell>
          <table:table-cell table:formula="of:=CONCATENATE(&quot;https://github.com/nzbees/image_data/blob/master/&quot;;[.A360];&quot;.jpg&quot;)" office:value-type="string" office:string-value="https://github.com/nzbees/image_data/blob/master/13_images/M13ANCM/C2/G2/M313228.jpg" calcext:value-type="string">
            <text:p>https://github.com/nzbees/image_data/blob/master/13_images/M13ANCM/C2/G2/M313228.jpg</text:p>
          </table:table-cell>
          <table:table-cell office:value-type="string" calcext:value-type="string">
            <text:p>G2</text:p>
          </table:table-cell>
          <table:table-cell office:value-type="float" office:value="313228" calcext:value-type="float">
            <text:p>313228</text:p>
          </table:table-cell>
          <table:table-cell office:value-type="string" calcext:value-type="string">
            <text:p>M313228.jpg</text:p>
          </table:table-cell>
          <table:table-cell table:formula="of:=HYPERLINK([.B360];[.E360])" office:value-type="string" office:string-value="M313228.jpg" calcext:value-type="string">
            <text:p>M31322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2/M313229</text:p>
          </table:table-cell>
          <table:table-cell table:formula="of:=CONCATENATE(&quot;https://github.com/nzbees/image_data/blob/master/&quot;;[.A361];&quot;.jpg&quot;)" office:value-type="string" office:string-value="https://github.com/nzbees/image_data/blob/master/13_images/M13ANCM/C2/G2/M313229.jpg" calcext:value-type="string">
            <text:p>https://github.com/nzbees/image_data/blob/master/13_images/M13ANCM/C2/G2/M313229.jpg</text:p>
          </table:table-cell>
          <table:table-cell office:value-type="string" calcext:value-type="string">
            <text:p>G2</text:p>
          </table:table-cell>
          <table:table-cell office:value-type="float" office:value="313229" calcext:value-type="float">
            <text:p>313229</text:p>
          </table:table-cell>
          <table:table-cell office:value-type="string" calcext:value-type="string">
            <text:p>M313229.jpg</text:p>
          </table:table-cell>
          <table:table-cell table:formula="of:=HYPERLINK([.B361];[.E361])" office:value-type="string" office:string-value="M313229.jpg" calcext:value-type="string">
            <text:p>M31322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3/M313231</text:p>
          </table:table-cell>
          <table:table-cell table:formula="of:=CONCATENATE(&quot;https://github.com/nzbees/image_data/blob/master/&quot;;[.A362];&quot;.jpg&quot;)" office:value-type="string" office:string-value="https://github.com/nzbees/image_data/blob/master/13_images/M13ANCM/C2/G3/M313231.jpg" calcext:value-type="string">
            <text:p>https://github.com/nzbees/image_data/blob/master/13_images/M13ANCM/C2/G3/M313231.jpg</text:p>
          </table:table-cell>
          <table:table-cell office:value-type="string" calcext:value-type="string">
            <text:p>G3</text:p>
          </table:table-cell>
          <table:table-cell office:value-type="float" office:value="313231" calcext:value-type="float">
            <text:p>313231</text:p>
          </table:table-cell>
          <table:table-cell office:value-type="string" calcext:value-type="string">
            <text:p>M313231.jpg</text:p>
          </table:table-cell>
          <table:table-cell table:formula="of:=HYPERLINK([.B362];[.E362])" office:value-type="string" office:string-value="M313231.jpg" calcext:value-type="string">
            <text:p>M31323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3/M313232</text:p>
          </table:table-cell>
          <table:table-cell table:formula="of:=CONCATENATE(&quot;https://github.com/nzbees/image_data/blob/master/&quot;;[.A363];&quot;.jpg&quot;)" office:value-type="string" office:string-value="https://github.com/nzbees/image_data/blob/master/13_images/M13ANCM/C2/G3/M313232.jpg" calcext:value-type="string">
            <text:p>https://github.com/nzbees/image_data/blob/master/13_images/M13ANCM/C2/G3/M313232.jpg</text:p>
          </table:table-cell>
          <table:table-cell office:value-type="string" calcext:value-type="string">
            <text:p>G3</text:p>
          </table:table-cell>
          <table:table-cell office:value-type="float" office:value="313232" calcext:value-type="float">
            <text:p>313232</text:p>
          </table:table-cell>
          <table:table-cell office:value-type="string" calcext:value-type="string">
            <text:p>M313232.jpg</text:p>
          </table:table-cell>
          <table:table-cell table:formula="of:=HYPERLINK([.B363];[.E363])" office:value-type="string" office:string-value="M313232.jpg" calcext:value-type="string">
            <text:p>M31323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3/M313233</text:p>
          </table:table-cell>
          <table:table-cell table:formula="of:=CONCATENATE(&quot;https://github.com/nzbees/image_data/blob/master/&quot;;[.A364];&quot;.jpg&quot;)" office:value-type="string" office:string-value="https://github.com/nzbees/image_data/blob/master/13_images/M13ANCM/C2/G3/M313233.jpg" calcext:value-type="string">
            <text:p>https://github.com/nzbees/image_data/blob/master/13_images/M13ANCM/C2/G3/M313233.jpg</text:p>
          </table:table-cell>
          <table:table-cell office:value-type="string" calcext:value-type="string">
            <text:p>G3</text:p>
          </table:table-cell>
          <table:table-cell office:value-type="float" office:value="313233" calcext:value-type="float">
            <text:p>313233</text:p>
          </table:table-cell>
          <table:table-cell office:value-type="string" calcext:value-type="string">
            <text:p>M313233.jpg</text:p>
          </table:table-cell>
          <table:table-cell table:formula="of:=HYPERLINK([.B364];[.E364])" office:value-type="string" office:string-value="M313233.jpg" calcext:value-type="string">
            <text:p>M31323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3/M313234</text:p>
          </table:table-cell>
          <table:table-cell table:formula="of:=CONCATENATE(&quot;https://github.com/nzbees/image_data/blob/master/&quot;;[.A365];&quot;.jpg&quot;)" office:value-type="string" office:string-value="https://github.com/nzbees/image_data/blob/master/13_images/M13ANCM/C2/G3/M313234.jpg" calcext:value-type="string">
            <text:p>https://github.com/nzbees/image_data/blob/master/13_images/M13ANCM/C2/G3/M313234.jpg</text:p>
          </table:table-cell>
          <table:table-cell office:value-type="string" calcext:value-type="string">
            <text:p>G3</text:p>
          </table:table-cell>
          <table:table-cell office:value-type="float" office:value="313234" calcext:value-type="float">
            <text:p>313234</text:p>
          </table:table-cell>
          <table:table-cell office:value-type="string" calcext:value-type="string">
            <text:p>M313234.jpg</text:p>
          </table:table-cell>
          <table:table-cell table:formula="of:=HYPERLINK([.B365];[.E365])" office:value-type="string" office:string-value="M313234.jpg" calcext:value-type="string">
            <text:p>M31323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3/M313235</text:p>
          </table:table-cell>
          <table:table-cell table:formula="of:=CONCATENATE(&quot;https://github.com/nzbees/image_data/blob/master/&quot;;[.A366];&quot;.jpg&quot;)" office:value-type="string" office:string-value="https://github.com/nzbees/image_data/blob/master/13_images/M13ANCM/C2/G3/M313235.jpg" calcext:value-type="string">
            <text:p>https://github.com/nzbees/image_data/blob/master/13_images/M13ANCM/C2/G3/M313235.jpg</text:p>
          </table:table-cell>
          <table:table-cell office:value-type="string" calcext:value-type="string">
            <text:p>G3</text:p>
          </table:table-cell>
          <table:table-cell office:value-type="float" office:value="313235" calcext:value-type="float">
            <text:p>313235</text:p>
          </table:table-cell>
          <table:table-cell office:value-type="string" calcext:value-type="string">
            <text:p>M313235.jpg</text:p>
          </table:table-cell>
          <table:table-cell table:formula="of:=HYPERLINK([.B366];[.E366])" office:value-type="string" office:string-value="M313235.jpg" calcext:value-type="string">
            <text:p>M31323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3/M313236</text:p>
          </table:table-cell>
          <table:table-cell table:formula="of:=CONCATENATE(&quot;https://github.com/nzbees/image_data/blob/master/&quot;;[.A367];&quot;.jpg&quot;)" office:value-type="string" office:string-value="https://github.com/nzbees/image_data/blob/master/13_images/M13ANCM/C2/G3/M313236.jpg" calcext:value-type="string">
            <text:p>https://github.com/nzbees/image_data/blob/master/13_images/M13ANCM/C2/G3/M313236.jpg</text:p>
          </table:table-cell>
          <table:table-cell office:value-type="string" calcext:value-type="string">
            <text:p>G3</text:p>
          </table:table-cell>
          <table:table-cell office:value-type="float" office:value="313236" calcext:value-type="float">
            <text:p>313236</text:p>
          </table:table-cell>
          <table:table-cell office:value-type="string" calcext:value-type="string">
            <text:p>M313236.jpg</text:p>
          </table:table-cell>
          <table:table-cell table:formula="of:=HYPERLINK([.B367];[.E367])" office:value-type="string" office:string-value="M313236.jpg" calcext:value-type="string">
            <text:p>M3132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3/M313237</text:p>
          </table:table-cell>
          <table:table-cell table:formula="of:=CONCATENATE(&quot;https://github.com/nzbees/image_data/blob/master/&quot;;[.A368];&quot;.jpg&quot;)" office:value-type="string" office:string-value="https://github.com/nzbees/image_data/blob/master/13_images/M13ANCM/C2/G3/M313237.jpg" calcext:value-type="string">
            <text:p>https://github.com/nzbees/image_data/blob/master/13_images/M13ANCM/C2/G3/M313237.jpg</text:p>
          </table:table-cell>
          <table:table-cell office:value-type="string" calcext:value-type="string">
            <text:p>G3</text:p>
          </table:table-cell>
          <table:table-cell office:value-type="float" office:value="313237" calcext:value-type="float">
            <text:p>313237</text:p>
          </table:table-cell>
          <table:table-cell office:value-type="string" calcext:value-type="string">
            <text:p>M313237.jpg</text:p>
          </table:table-cell>
          <table:table-cell table:formula="of:=HYPERLINK([.B368];[.E368])" office:value-type="string" office:string-value="M313237.jpg" calcext:value-type="string">
            <text:p>M31323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3/M313238</text:p>
          </table:table-cell>
          <table:table-cell table:formula="of:=CONCATENATE(&quot;https://github.com/nzbees/image_data/blob/master/&quot;;[.A369];&quot;.jpg&quot;)" office:value-type="string" office:string-value="https://github.com/nzbees/image_data/blob/master/13_images/M13ANCM/C2/G3/M313238.jpg" calcext:value-type="string">
            <text:p>https://github.com/nzbees/image_data/blob/master/13_images/M13ANCM/C2/G3/M313238.jpg</text:p>
          </table:table-cell>
          <table:table-cell office:value-type="string" calcext:value-type="string">
            <text:p>G3</text:p>
          </table:table-cell>
          <table:table-cell office:value-type="float" office:value="313238" calcext:value-type="float">
            <text:p>313238</text:p>
          </table:table-cell>
          <table:table-cell office:value-type="string" calcext:value-type="string">
            <text:p>M313238.jpg</text:p>
          </table:table-cell>
          <table:table-cell table:formula="of:=HYPERLINK([.B369];[.E369])" office:value-type="string" office:string-value="M313238.jpg" calcext:value-type="string">
            <text:p>M31323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3/M313239</text:p>
          </table:table-cell>
          <table:table-cell table:formula="of:=CONCATENATE(&quot;https://github.com/nzbees/image_data/blob/master/&quot;;[.A370];&quot;.jpg&quot;)" office:value-type="string" office:string-value="https://github.com/nzbees/image_data/blob/master/13_images/M13ANCM/C2/G3/M313239.jpg" calcext:value-type="string">
            <text:p>https://github.com/nzbees/image_data/blob/master/13_images/M13ANCM/C2/G3/M313239.jpg</text:p>
          </table:table-cell>
          <table:table-cell office:value-type="string" calcext:value-type="string">
            <text:p>G3</text:p>
          </table:table-cell>
          <table:table-cell office:value-type="float" office:value="313239" calcext:value-type="float">
            <text:p>313239</text:p>
          </table:table-cell>
          <table:table-cell office:value-type="string" calcext:value-type="string">
            <text:p>M313239.jpg</text:p>
          </table:table-cell>
          <table:table-cell table:formula="of:=HYPERLINK([.B370];[.E370])" office:value-type="string" office:string-value="M313239.jpg" calcext:value-type="string">
            <text:p>M31323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4/M313241</text:p>
          </table:table-cell>
          <table:table-cell table:formula="of:=CONCATENATE(&quot;https://github.com/nzbees/image_data/blob/master/&quot;;[.A371];&quot;.jpg&quot;)" office:value-type="string" office:string-value="https://github.com/nzbees/image_data/blob/master/13_images/M13ANCM/C2/G4/M313241.jpg" calcext:value-type="string">
            <text:p>https://github.com/nzbees/image_data/blob/master/13_images/M13ANCM/C2/G4/M313241.jpg</text:p>
          </table:table-cell>
          <table:table-cell office:value-type="string" calcext:value-type="string">
            <text:p>G4</text:p>
          </table:table-cell>
          <table:table-cell office:value-type="float" office:value="313241" calcext:value-type="float">
            <text:p>313241</text:p>
          </table:table-cell>
          <table:table-cell office:value-type="string" calcext:value-type="string">
            <text:p>M313241.jpg</text:p>
          </table:table-cell>
          <table:table-cell table:formula="of:=HYPERLINK([.B371];[.E371])" office:value-type="string" office:string-value="M313241.jpg" calcext:value-type="string">
            <text:p>M31324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4/M313242</text:p>
          </table:table-cell>
          <table:table-cell table:formula="of:=CONCATENATE(&quot;https://github.com/nzbees/image_data/blob/master/&quot;;[.A372];&quot;.jpg&quot;)" office:value-type="string" office:string-value="https://github.com/nzbees/image_data/blob/master/13_images/M13ANCM/C2/G4/M313242.jpg" calcext:value-type="string">
            <text:p>https://github.com/nzbees/image_data/blob/master/13_images/M13ANCM/C2/G4/M313242.jpg</text:p>
          </table:table-cell>
          <table:table-cell office:value-type="string" calcext:value-type="string">
            <text:p>G4</text:p>
          </table:table-cell>
          <table:table-cell office:value-type="float" office:value="313242" calcext:value-type="float">
            <text:p>313242</text:p>
          </table:table-cell>
          <table:table-cell office:value-type="string" calcext:value-type="string">
            <text:p>M313242.jpg</text:p>
          </table:table-cell>
          <table:table-cell table:formula="of:=HYPERLINK([.B372];[.E372])" office:value-type="string" office:string-value="M313242.jpg" calcext:value-type="string">
            <text:p>M31324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4/M313243</text:p>
          </table:table-cell>
          <table:table-cell table:formula="of:=CONCATENATE(&quot;https://github.com/nzbees/image_data/blob/master/&quot;;[.A373];&quot;.jpg&quot;)" office:value-type="string" office:string-value="https://github.com/nzbees/image_data/blob/master/13_images/M13ANCM/C2/G4/M313243.jpg" calcext:value-type="string">
            <text:p>https://github.com/nzbees/image_data/blob/master/13_images/M13ANCM/C2/G4/M313243.jpg</text:p>
          </table:table-cell>
          <table:table-cell office:value-type="string" calcext:value-type="string">
            <text:p>G4</text:p>
          </table:table-cell>
          <table:table-cell office:value-type="float" office:value="313243" calcext:value-type="float">
            <text:p>313243</text:p>
          </table:table-cell>
          <table:table-cell office:value-type="string" calcext:value-type="string">
            <text:p>M313243.jpg</text:p>
          </table:table-cell>
          <table:table-cell table:formula="of:=HYPERLINK([.B373];[.E373])" office:value-type="string" office:string-value="M313243.jpg" calcext:value-type="string">
            <text:p>M31324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4/M313244</text:p>
          </table:table-cell>
          <table:table-cell table:formula="of:=CONCATENATE(&quot;https://github.com/nzbees/image_data/blob/master/&quot;;[.A374];&quot;.jpg&quot;)" office:value-type="string" office:string-value="https://github.com/nzbees/image_data/blob/master/13_images/M13ANCM/C2/G4/M313244.jpg" calcext:value-type="string">
            <text:p>https://github.com/nzbees/image_data/blob/master/13_images/M13ANCM/C2/G4/M313244.jpg</text:p>
          </table:table-cell>
          <table:table-cell office:value-type="string" calcext:value-type="string">
            <text:p>G4</text:p>
          </table:table-cell>
          <table:table-cell office:value-type="float" office:value="313244" calcext:value-type="float">
            <text:p>313244</text:p>
          </table:table-cell>
          <table:table-cell office:value-type="string" calcext:value-type="string">
            <text:p>M313244.jpg</text:p>
          </table:table-cell>
          <table:table-cell table:formula="of:=HYPERLINK([.B374];[.E374])" office:value-type="string" office:string-value="M313244.jpg" calcext:value-type="string">
            <text:p>M31324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4/M313245</text:p>
          </table:table-cell>
          <table:table-cell table:formula="of:=CONCATENATE(&quot;https://github.com/nzbees/image_data/blob/master/&quot;;[.A375];&quot;.jpg&quot;)" office:value-type="string" office:string-value="https://github.com/nzbees/image_data/blob/master/13_images/M13ANCM/C2/G4/M313245.jpg" calcext:value-type="string">
            <text:p>https://github.com/nzbees/image_data/blob/master/13_images/M13ANCM/C2/G4/M313245.jpg</text:p>
          </table:table-cell>
          <table:table-cell office:value-type="string" calcext:value-type="string">
            <text:p>G4</text:p>
          </table:table-cell>
          <table:table-cell office:value-type="float" office:value="313245" calcext:value-type="float">
            <text:p>313245</text:p>
          </table:table-cell>
          <table:table-cell office:value-type="string" calcext:value-type="string">
            <text:p>M313245.jpg</text:p>
          </table:table-cell>
          <table:table-cell table:formula="of:=HYPERLINK([.B375];[.E375])" office:value-type="string" office:string-value="M313245.jpg" calcext:value-type="string">
            <text:p>M31324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4/M313246</text:p>
          </table:table-cell>
          <table:table-cell table:formula="of:=CONCATENATE(&quot;https://github.com/nzbees/image_data/blob/master/&quot;;[.A376];&quot;.jpg&quot;)" office:value-type="string" office:string-value="https://github.com/nzbees/image_data/blob/master/13_images/M13ANCM/C2/G4/M313246.jpg" calcext:value-type="string">
            <text:p>https://github.com/nzbees/image_data/blob/master/13_images/M13ANCM/C2/G4/M313246.jpg</text:p>
          </table:table-cell>
          <table:table-cell office:value-type="string" calcext:value-type="string">
            <text:p>G4</text:p>
          </table:table-cell>
          <table:table-cell office:value-type="float" office:value="313246" calcext:value-type="float">
            <text:p>313246</text:p>
          </table:table-cell>
          <table:table-cell office:value-type="string" calcext:value-type="string">
            <text:p>M313246.jpg</text:p>
          </table:table-cell>
          <table:table-cell table:formula="of:=HYPERLINK([.B376];[.E376])" office:value-type="string" office:string-value="M313246.jpg" calcext:value-type="string">
            <text:p>M31324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4/M313247</text:p>
          </table:table-cell>
          <table:table-cell table:formula="of:=CONCATENATE(&quot;https://github.com/nzbees/image_data/blob/master/&quot;;[.A377];&quot;.jpg&quot;)" office:value-type="string" office:string-value="https://github.com/nzbees/image_data/blob/master/13_images/M13ANCM/C2/G4/M313247.jpg" calcext:value-type="string">
            <text:p>https://github.com/nzbees/image_data/blob/master/13_images/M13ANCM/C2/G4/M313247.jpg</text:p>
          </table:table-cell>
          <table:table-cell office:value-type="string" calcext:value-type="string">
            <text:p>G4</text:p>
          </table:table-cell>
          <table:table-cell office:value-type="float" office:value="313247" calcext:value-type="float">
            <text:p>313247</text:p>
          </table:table-cell>
          <table:table-cell office:value-type="string" calcext:value-type="string">
            <text:p>M313247.jpg</text:p>
          </table:table-cell>
          <table:table-cell table:formula="of:=HYPERLINK([.B377];[.E377])" office:value-type="string" office:string-value="M313247.jpg" calcext:value-type="string">
            <text:p>M31324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4/M313248</text:p>
          </table:table-cell>
          <table:table-cell table:formula="of:=CONCATENATE(&quot;https://github.com/nzbees/image_data/blob/master/&quot;;[.A378];&quot;.jpg&quot;)" office:value-type="string" office:string-value="https://github.com/nzbees/image_data/blob/master/13_images/M13ANCM/C2/G4/M313248.jpg" calcext:value-type="string">
            <text:p>https://github.com/nzbees/image_data/blob/master/13_images/M13ANCM/C2/G4/M313248.jpg</text:p>
          </table:table-cell>
          <table:table-cell office:value-type="string" calcext:value-type="string">
            <text:p>G4</text:p>
          </table:table-cell>
          <table:table-cell office:value-type="float" office:value="313248" calcext:value-type="float">
            <text:p>313248</text:p>
          </table:table-cell>
          <table:table-cell office:value-type="string" calcext:value-type="string">
            <text:p>M313248.jpg</text:p>
          </table:table-cell>
          <table:table-cell table:formula="of:=HYPERLINK([.B378];[.E378])" office:value-type="string" office:string-value="M313248.jpg" calcext:value-type="string">
            <text:p>M31324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4/M313249</text:p>
          </table:table-cell>
          <table:table-cell table:formula="of:=CONCATENATE(&quot;https://github.com/nzbees/image_data/blob/master/&quot;;[.A379];&quot;.jpg&quot;)" office:value-type="string" office:string-value="https://github.com/nzbees/image_data/blob/master/13_images/M13ANCM/C2/G4/M313249.jpg" calcext:value-type="string">
            <text:p>https://github.com/nzbees/image_data/blob/master/13_images/M13ANCM/C2/G4/M313249.jpg</text:p>
          </table:table-cell>
          <table:table-cell office:value-type="string" calcext:value-type="string">
            <text:p>G4</text:p>
          </table:table-cell>
          <table:table-cell office:value-type="float" office:value="313249" calcext:value-type="float">
            <text:p>313249</text:p>
          </table:table-cell>
          <table:table-cell office:value-type="string" calcext:value-type="string">
            <text:p>M313249.jpg</text:p>
          </table:table-cell>
          <table:table-cell table:formula="of:=HYPERLINK([.B379];[.E379])" office:value-type="string" office:string-value="M313249.jpg" calcext:value-type="string">
            <text:p>M31324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1/M313311</text:p>
          </table:table-cell>
          <table:table-cell table:formula="of:=CONCATENATE(&quot;https://github.com/nzbees/image_data/blob/master/&quot;;[.A380];&quot;.jpg&quot;)" office:value-type="string" office:string-value="https://github.com/nzbees/image_data/blob/master/13_images/M13ANCM/C3/G1/M313311.jpg" calcext:value-type="string">
            <text:p>https://github.com/nzbees/image_data/blob/master/13_images/M13ANCM/C3/G1/M313311.jpg</text:p>
          </table:table-cell>
          <table:table-cell office:value-type="string" calcext:value-type="string">
            <text:p>G1</text:p>
          </table:table-cell>
          <table:table-cell office:value-type="float" office:value="313311" calcext:value-type="float">
            <text:p>313311</text:p>
          </table:table-cell>
          <table:table-cell office:value-type="string" calcext:value-type="string">
            <text:p>M313311.jpg</text:p>
          </table:table-cell>
          <table:table-cell table:formula="of:=HYPERLINK([.B380];[.E380])" office:value-type="string" office:string-value="M313311.jpg" calcext:value-type="string">
            <text:p>M31331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1/M313312</text:p>
          </table:table-cell>
          <table:table-cell table:formula="of:=CONCATENATE(&quot;https://github.com/nzbees/image_data/blob/master/&quot;;[.A381];&quot;.jpg&quot;)" office:value-type="string" office:string-value="https://github.com/nzbees/image_data/blob/master/13_images/M13ANCM/C3/G1/M313312.jpg" calcext:value-type="string">
            <text:p>https://github.com/nzbees/image_data/blob/master/13_images/M13ANCM/C3/G1/M313312.jpg</text:p>
          </table:table-cell>
          <table:table-cell office:value-type="string" calcext:value-type="string">
            <text:p>G1</text:p>
          </table:table-cell>
          <table:table-cell office:value-type="float" office:value="313312" calcext:value-type="float">
            <text:p>313312</text:p>
          </table:table-cell>
          <table:table-cell office:value-type="string" calcext:value-type="string">
            <text:p>M313312.jpg</text:p>
          </table:table-cell>
          <table:table-cell table:formula="of:=HYPERLINK([.B381];[.E381])" office:value-type="string" office:string-value="M313312.jpg" calcext:value-type="string">
            <text:p>M31331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1/M313313</text:p>
          </table:table-cell>
          <table:table-cell table:formula="of:=CONCATENATE(&quot;https://github.com/nzbees/image_data/blob/master/&quot;;[.A382];&quot;.jpg&quot;)" office:value-type="string" office:string-value="https://github.com/nzbees/image_data/blob/master/13_images/M13ANCM/C3/G1/M313313.jpg" calcext:value-type="string">
            <text:p>https://github.com/nzbees/image_data/blob/master/13_images/M13ANCM/C3/G1/M313313.jpg</text:p>
          </table:table-cell>
          <table:table-cell office:value-type="string" calcext:value-type="string">
            <text:p>G1</text:p>
          </table:table-cell>
          <table:table-cell office:value-type="float" office:value="313313" calcext:value-type="float">
            <text:p>313313</text:p>
          </table:table-cell>
          <table:table-cell office:value-type="string" calcext:value-type="string">
            <text:p>M313313.jpg</text:p>
          </table:table-cell>
          <table:table-cell table:formula="of:=HYPERLINK([.B382];[.E382])" office:value-type="string" office:string-value="M313313.jpg" calcext:value-type="string">
            <text:p>M31331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1/M313314</text:p>
          </table:table-cell>
          <table:table-cell table:formula="of:=CONCATENATE(&quot;https://github.com/nzbees/image_data/blob/master/&quot;;[.A383];&quot;.jpg&quot;)" office:value-type="string" office:string-value="https://github.com/nzbees/image_data/blob/master/13_images/M13ANCM/C3/G1/M313314.jpg" calcext:value-type="string">
            <text:p>https://github.com/nzbees/image_data/blob/master/13_images/M13ANCM/C3/G1/M313314.jpg</text:p>
          </table:table-cell>
          <table:table-cell office:value-type="string" calcext:value-type="string">
            <text:p>G1</text:p>
          </table:table-cell>
          <table:table-cell office:value-type="float" office:value="313314" calcext:value-type="float">
            <text:p>313314</text:p>
          </table:table-cell>
          <table:table-cell office:value-type="string" calcext:value-type="string">
            <text:p>M313314.jpg</text:p>
          </table:table-cell>
          <table:table-cell table:formula="of:=HYPERLINK([.B383];[.E383])" office:value-type="string" office:string-value="M313314.jpg" calcext:value-type="string">
            <text:p>M31331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1/M313315</text:p>
          </table:table-cell>
          <table:table-cell table:formula="of:=CONCATENATE(&quot;https://github.com/nzbees/image_data/blob/master/&quot;;[.A384];&quot;.jpg&quot;)" office:value-type="string" office:string-value="https://github.com/nzbees/image_data/blob/master/13_images/M13ANCM/C3/G1/M313315.jpg" calcext:value-type="string">
            <text:p>https://github.com/nzbees/image_data/blob/master/13_images/M13ANCM/C3/G1/M313315.jpg</text:p>
          </table:table-cell>
          <table:table-cell office:value-type="string" calcext:value-type="string">
            <text:p>G1</text:p>
          </table:table-cell>
          <table:table-cell office:value-type="float" office:value="313315" calcext:value-type="float">
            <text:p>313315</text:p>
          </table:table-cell>
          <table:table-cell office:value-type="string" calcext:value-type="string">
            <text:p>M313315.jpg</text:p>
          </table:table-cell>
          <table:table-cell table:formula="of:=HYPERLINK([.B384];[.E384])" office:value-type="string" office:string-value="M313315.jpg" calcext:value-type="string">
            <text:p>M31331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1/M313316</text:p>
          </table:table-cell>
          <table:table-cell table:formula="of:=CONCATENATE(&quot;https://github.com/nzbees/image_data/blob/master/&quot;;[.A385];&quot;.jpg&quot;)" office:value-type="string" office:string-value="https://github.com/nzbees/image_data/blob/master/13_images/M13ANCM/C3/G1/M313316.jpg" calcext:value-type="string">
            <text:p>https://github.com/nzbees/image_data/blob/master/13_images/M13ANCM/C3/G1/M313316.jpg</text:p>
          </table:table-cell>
          <table:table-cell office:value-type="string" calcext:value-type="string">
            <text:p>G1</text:p>
          </table:table-cell>
          <table:table-cell office:value-type="float" office:value="313316" calcext:value-type="float">
            <text:p>313316</text:p>
          </table:table-cell>
          <table:table-cell office:value-type="string" calcext:value-type="string">
            <text:p>M313316.jpg</text:p>
          </table:table-cell>
          <table:table-cell table:formula="of:=HYPERLINK([.B385];[.E385])" office:value-type="string" office:string-value="M313316.jpg" calcext:value-type="string">
            <text:p>M31331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1/M313317</text:p>
          </table:table-cell>
          <table:table-cell table:formula="of:=CONCATENATE(&quot;https://github.com/nzbees/image_data/blob/master/&quot;;[.A386];&quot;.jpg&quot;)" office:value-type="string" office:string-value="https://github.com/nzbees/image_data/blob/master/13_images/M13ANCM/C3/G1/M313317.jpg" calcext:value-type="string">
            <text:p>https://github.com/nzbees/image_data/blob/master/13_images/M13ANCM/C3/G1/M313317.jpg</text:p>
          </table:table-cell>
          <table:table-cell office:value-type="string" calcext:value-type="string">
            <text:p>G1</text:p>
          </table:table-cell>
          <table:table-cell office:value-type="float" office:value="313317" calcext:value-type="float">
            <text:p>313317</text:p>
          </table:table-cell>
          <table:table-cell office:value-type="string" calcext:value-type="string">
            <text:p>M313317.jpg</text:p>
          </table:table-cell>
          <table:table-cell table:formula="of:=HYPERLINK([.B386];[.E386])" office:value-type="string" office:string-value="M313317.jpg" calcext:value-type="string">
            <text:p>M31331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1/M313318</text:p>
          </table:table-cell>
          <table:table-cell table:formula="of:=CONCATENATE(&quot;https://github.com/nzbees/image_data/blob/master/&quot;;[.A387];&quot;.jpg&quot;)" office:value-type="string" office:string-value="https://github.com/nzbees/image_data/blob/master/13_images/M13ANCM/C3/G1/M313318.jpg" calcext:value-type="string">
            <text:p>https://github.com/nzbees/image_data/blob/master/13_images/M13ANCM/C3/G1/M313318.jpg</text:p>
          </table:table-cell>
          <table:table-cell office:value-type="string" calcext:value-type="string">
            <text:p>G1</text:p>
          </table:table-cell>
          <table:table-cell office:value-type="float" office:value="313318" calcext:value-type="float">
            <text:p>313318</text:p>
          </table:table-cell>
          <table:table-cell office:value-type="string" calcext:value-type="string">
            <text:p>M313318.jpg</text:p>
          </table:table-cell>
          <table:table-cell table:formula="of:=HYPERLINK([.B387];[.E387])" office:value-type="string" office:string-value="M313318.jpg" calcext:value-type="string">
            <text:p>M31331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1/M313319</text:p>
          </table:table-cell>
          <table:table-cell table:formula="of:=CONCATENATE(&quot;https://github.com/nzbees/image_data/blob/master/&quot;;[.A388];&quot;.jpg&quot;)" office:value-type="string" office:string-value="https://github.com/nzbees/image_data/blob/master/13_images/M13ANCM/C3/G1/M313319.jpg" calcext:value-type="string">
            <text:p>https://github.com/nzbees/image_data/blob/master/13_images/M13ANCM/C3/G1/M313319.jpg</text:p>
          </table:table-cell>
          <table:table-cell office:value-type="string" calcext:value-type="string">
            <text:p>G1</text:p>
          </table:table-cell>
          <table:table-cell office:value-type="float" office:value="313319" calcext:value-type="float">
            <text:p>313319</text:p>
          </table:table-cell>
          <table:table-cell office:value-type="string" calcext:value-type="string">
            <text:p>M313319.jpg</text:p>
          </table:table-cell>
          <table:table-cell table:formula="of:=HYPERLINK([.B388];[.E388])" office:value-type="string" office:string-value="M313319.jpg" calcext:value-type="string">
            <text:p>M31331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2/M313321</text:p>
          </table:table-cell>
          <table:table-cell table:formula="of:=CONCATENATE(&quot;https://github.com/nzbees/image_data/blob/master/&quot;;[.A389];&quot;.jpg&quot;)" office:value-type="string" office:string-value="https://github.com/nzbees/image_data/blob/master/13_images/M13ANCM/C3/G2/M313321.jpg" calcext:value-type="string">
            <text:p>https://github.com/nzbees/image_data/blob/master/13_images/M13ANCM/C3/G2/M313321.jpg</text:p>
          </table:table-cell>
          <table:table-cell office:value-type="string" calcext:value-type="string">
            <text:p>G2</text:p>
          </table:table-cell>
          <table:table-cell office:value-type="float" office:value="313321" calcext:value-type="float">
            <text:p>313321</text:p>
          </table:table-cell>
          <table:table-cell office:value-type="string" calcext:value-type="string">
            <text:p>M313321.jpg</text:p>
          </table:table-cell>
          <table:table-cell table:formula="of:=HYPERLINK([.B389];[.E389])" office:value-type="string" office:string-value="M313321.jpg" calcext:value-type="string">
            <text:p>M31332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2/M313322</text:p>
          </table:table-cell>
          <table:table-cell table:formula="of:=CONCATENATE(&quot;https://github.com/nzbees/image_data/blob/master/&quot;;[.A390];&quot;.jpg&quot;)" office:value-type="string" office:string-value="https://github.com/nzbees/image_data/blob/master/13_images/M13ANCM/C3/G2/M313322.jpg" calcext:value-type="string">
            <text:p>https://github.com/nzbees/image_data/blob/master/13_images/M13ANCM/C3/G2/M313322.jpg</text:p>
          </table:table-cell>
          <table:table-cell office:value-type="string" calcext:value-type="string">
            <text:p>G2</text:p>
          </table:table-cell>
          <table:table-cell office:value-type="float" office:value="313322" calcext:value-type="float">
            <text:p>313322</text:p>
          </table:table-cell>
          <table:table-cell office:value-type="string" calcext:value-type="string">
            <text:p>M313322.jpg</text:p>
          </table:table-cell>
          <table:table-cell table:formula="of:=HYPERLINK([.B390];[.E390])" office:value-type="string" office:string-value="M313322.jpg" calcext:value-type="string">
            <text:p>M31332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2/M313323</text:p>
          </table:table-cell>
          <table:table-cell table:formula="of:=CONCATENATE(&quot;https://github.com/nzbees/image_data/blob/master/&quot;;[.A391];&quot;.jpg&quot;)" office:value-type="string" office:string-value="https://github.com/nzbees/image_data/blob/master/13_images/M13ANCM/C3/G2/M313323.jpg" calcext:value-type="string">
            <text:p>https://github.com/nzbees/image_data/blob/master/13_images/M13ANCM/C3/G2/M313323.jpg</text:p>
          </table:table-cell>
          <table:table-cell office:value-type="string" calcext:value-type="string">
            <text:p>G2</text:p>
          </table:table-cell>
          <table:table-cell office:value-type="float" office:value="313323" calcext:value-type="float">
            <text:p>313323</text:p>
          </table:table-cell>
          <table:table-cell office:value-type="string" calcext:value-type="string">
            <text:p>M313323.jpg</text:p>
          </table:table-cell>
          <table:table-cell table:formula="of:=HYPERLINK([.B391];[.E391])" office:value-type="string" office:string-value="M313323.jpg" calcext:value-type="string">
            <text:p>M31332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2/M313324</text:p>
          </table:table-cell>
          <table:table-cell table:formula="of:=CONCATENATE(&quot;https://github.com/nzbees/image_data/blob/master/&quot;;[.A392];&quot;.jpg&quot;)" office:value-type="string" office:string-value="https://github.com/nzbees/image_data/blob/master/13_images/M13ANCM/C3/G2/M313324.jpg" calcext:value-type="string">
            <text:p>https://github.com/nzbees/image_data/blob/master/13_images/M13ANCM/C3/G2/M313324.jpg</text:p>
          </table:table-cell>
          <table:table-cell office:value-type="string" calcext:value-type="string">
            <text:p>G2</text:p>
          </table:table-cell>
          <table:table-cell office:value-type="float" office:value="313324" calcext:value-type="float">
            <text:p>313324</text:p>
          </table:table-cell>
          <table:table-cell office:value-type="string" calcext:value-type="string">
            <text:p>M313324.jpg</text:p>
          </table:table-cell>
          <table:table-cell table:formula="of:=HYPERLINK([.B392];[.E392])" office:value-type="string" office:string-value="M313324.jpg" calcext:value-type="string">
            <text:p>M31332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2/M313325</text:p>
          </table:table-cell>
          <table:table-cell table:formula="of:=CONCATENATE(&quot;https://github.com/nzbees/image_data/blob/master/&quot;;[.A393];&quot;.jpg&quot;)" office:value-type="string" office:string-value="https://github.com/nzbees/image_data/blob/master/13_images/M13ANCM/C3/G2/M313325.jpg" calcext:value-type="string">
            <text:p>https://github.com/nzbees/image_data/blob/master/13_images/M13ANCM/C3/G2/M313325.jpg</text:p>
          </table:table-cell>
          <table:table-cell office:value-type="string" calcext:value-type="string">
            <text:p>G2</text:p>
          </table:table-cell>
          <table:table-cell office:value-type="float" office:value="313325" calcext:value-type="float">
            <text:p>313325</text:p>
          </table:table-cell>
          <table:table-cell office:value-type="string" calcext:value-type="string">
            <text:p>M313325.jpg</text:p>
          </table:table-cell>
          <table:table-cell table:formula="of:=HYPERLINK([.B393];[.E393])" office:value-type="string" office:string-value="M313325.jpg" calcext:value-type="string">
            <text:p>M31332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2/M313326</text:p>
          </table:table-cell>
          <table:table-cell table:formula="of:=CONCATENATE(&quot;https://github.com/nzbees/image_data/blob/master/&quot;;[.A394];&quot;.jpg&quot;)" office:value-type="string" office:string-value="https://github.com/nzbees/image_data/blob/master/13_images/M13ANCM/C3/G2/M313326.jpg" calcext:value-type="string">
            <text:p>https://github.com/nzbees/image_data/blob/master/13_images/M13ANCM/C3/G2/M313326.jpg</text:p>
          </table:table-cell>
          <table:table-cell office:value-type="string" calcext:value-type="string">
            <text:p>G2</text:p>
          </table:table-cell>
          <table:table-cell office:value-type="float" office:value="313326" calcext:value-type="float">
            <text:p>313326</text:p>
          </table:table-cell>
          <table:table-cell office:value-type="string" calcext:value-type="string">
            <text:p>M313326.jpg</text:p>
          </table:table-cell>
          <table:table-cell table:formula="of:=HYPERLINK([.B394];[.E394])" office:value-type="string" office:string-value="M313326.jpg" calcext:value-type="string">
            <text:p>M31332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2/M313327</text:p>
          </table:table-cell>
          <table:table-cell table:formula="of:=CONCATENATE(&quot;https://github.com/nzbees/image_data/blob/master/&quot;;[.A395];&quot;.jpg&quot;)" office:value-type="string" office:string-value="https://github.com/nzbees/image_data/blob/master/13_images/M13ANCM/C3/G2/M313327.jpg" calcext:value-type="string">
            <text:p>https://github.com/nzbees/image_data/blob/master/13_images/M13ANCM/C3/G2/M313327.jpg</text:p>
          </table:table-cell>
          <table:table-cell office:value-type="string" calcext:value-type="string">
            <text:p>G2</text:p>
          </table:table-cell>
          <table:table-cell office:value-type="float" office:value="313327" calcext:value-type="float">
            <text:p>313327</text:p>
          </table:table-cell>
          <table:table-cell office:value-type="string" calcext:value-type="string">
            <text:p>M313327.jpg</text:p>
          </table:table-cell>
          <table:table-cell table:formula="of:=HYPERLINK([.B395];[.E395])" office:value-type="string" office:string-value="M313327.jpg" calcext:value-type="string">
            <text:p>M31332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2/M313328</text:p>
          </table:table-cell>
          <table:table-cell table:formula="of:=CONCATENATE(&quot;https://github.com/nzbees/image_data/blob/master/&quot;;[.A396];&quot;.jpg&quot;)" office:value-type="string" office:string-value="https://github.com/nzbees/image_data/blob/master/13_images/M13ANCM/C3/G2/M313328.jpg" calcext:value-type="string">
            <text:p>https://github.com/nzbees/image_data/blob/master/13_images/M13ANCM/C3/G2/M313328.jpg</text:p>
          </table:table-cell>
          <table:table-cell office:value-type="string" calcext:value-type="string">
            <text:p>G2</text:p>
          </table:table-cell>
          <table:table-cell office:value-type="float" office:value="313328" calcext:value-type="float">
            <text:p>313328</text:p>
          </table:table-cell>
          <table:table-cell office:value-type="string" calcext:value-type="string">
            <text:p>M313328.jpg</text:p>
          </table:table-cell>
          <table:table-cell table:formula="of:=HYPERLINK([.B396];[.E396])" office:value-type="string" office:string-value="M313328.jpg" calcext:value-type="string">
            <text:p>M31332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2/M313329</text:p>
          </table:table-cell>
          <table:table-cell table:formula="of:=CONCATENATE(&quot;https://github.com/nzbees/image_data/blob/master/&quot;;[.A397];&quot;.jpg&quot;)" office:value-type="string" office:string-value="https://github.com/nzbees/image_data/blob/master/13_images/M13ANCM/C3/G2/M313329.jpg" calcext:value-type="string">
            <text:p>https://github.com/nzbees/image_data/blob/master/13_images/M13ANCM/C3/G2/M313329.jpg</text:p>
          </table:table-cell>
          <table:table-cell office:value-type="string" calcext:value-type="string">
            <text:p>G2</text:p>
          </table:table-cell>
          <table:table-cell office:value-type="float" office:value="313329" calcext:value-type="float">
            <text:p>313329</text:p>
          </table:table-cell>
          <table:table-cell office:value-type="string" calcext:value-type="string">
            <text:p>M313329.jpg</text:p>
          </table:table-cell>
          <table:table-cell table:formula="of:=HYPERLINK([.B397];[.E397])" office:value-type="string" office:string-value="M313329.jpg" calcext:value-type="string">
            <text:p>M31332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3/M313331</text:p>
          </table:table-cell>
          <table:table-cell table:formula="of:=CONCATENATE(&quot;https://github.com/nzbees/image_data/blob/master/&quot;;[.A398];&quot;.jpg&quot;)" office:value-type="string" office:string-value="https://github.com/nzbees/image_data/blob/master/13_images/M13ANCM/C3/G3/M313331.jpg" calcext:value-type="string">
            <text:p>https://github.com/nzbees/image_data/blob/master/13_images/M13ANCM/C3/G3/M313331.jpg</text:p>
          </table:table-cell>
          <table:table-cell office:value-type="string" calcext:value-type="string">
            <text:p>G3</text:p>
          </table:table-cell>
          <table:table-cell office:value-type="float" office:value="313331" calcext:value-type="float">
            <text:p>313331</text:p>
          </table:table-cell>
          <table:table-cell office:value-type="string" calcext:value-type="string">
            <text:p>M313331.jpg</text:p>
          </table:table-cell>
          <table:table-cell table:formula="of:=HYPERLINK([.B398];[.E398])" office:value-type="string" office:string-value="M313331.jpg" calcext:value-type="string">
            <text:p>M31333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3/M313332</text:p>
          </table:table-cell>
          <table:table-cell table:formula="of:=CONCATENATE(&quot;https://github.com/nzbees/image_data/blob/master/&quot;;[.A399];&quot;.jpg&quot;)" office:value-type="string" office:string-value="https://github.com/nzbees/image_data/blob/master/13_images/M13ANCM/C3/G3/M313332.jpg" calcext:value-type="string">
            <text:p>https://github.com/nzbees/image_data/blob/master/13_images/M13ANCM/C3/G3/M313332.jpg</text:p>
          </table:table-cell>
          <table:table-cell office:value-type="string" calcext:value-type="string">
            <text:p>G3</text:p>
          </table:table-cell>
          <table:table-cell office:value-type="float" office:value="313332" calcext:value-type="float">
            <text:p>313332</text:p>
          </table:table-cell>
          <table:table-cell office:value-type="string" calcext:value-type="string">
            <text:p>M313332.jpg</text:p>
          </table:table-cell>
          <table:table-cell table:formula="of:=HYPERLINK([.B399];[.E399])" office:value-type="string" office:string-value="M313332.jpg" calcext:value-type="string">
            <text:p>M31333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3/M313333</text:p>
          </table:table-cell>
          <table:table-cell table:formula="of:=CONCATENATE(&quot;https://github.com/nzbees/image_data/blob/master/&quot;;[.A400];&quot;.jpg&quot;)" office:value-type="string" office:string-value="https://github.com/nzbees/image_data/blob/master/13_images/M13ANCM/C3/G3/M313333.jpg" calcext:value-type="string">
            <text:p>https://github.com/nzbees/image_data/blob/master/13_images/M13ANCM/C3/G3/M313333.jpg</text:p>
          </table:table-cell>
          <table:table-cell office:value-type="string" calcext:value-type="string">
            <text:p>G3</text:p>
          </table:table-cell>
          <table:table-cell office:value-type="float" office:value="313333" calcext:value-type="float">
            <text:p>313333</text:p>
          </table:table-cell>
          <table:table-cell office:value-type="string" calcext:value-type="string">
            <text:p>M313333.jpg</text:p>
          </table:table-cell>
          <table:table-cell table:formula="of:=HYPERLINK([.B400];[.E400])" office:value-type="string" office:string-value="M313333.jpg" calcext:value-type="string">
            <text:p>M31333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3/M313334</text:p>
          </table:table-cell>
          <table:table-cell table:formula="of:=CONCATENATE(&quot;https://github.com/nzbees/image_data/blob/master/&quot;;[.A401];&quot;.jpg&quot;)" office:value-type="string" office:string-value="https://github.com/nzbees/image_data/blob/master/13_images/M13ANCM/C3/G3/M313334.jpg" calcext:value-type="string">
            <text:p>https://github.com/nzbees/image_data/blob/master/13_images/M13ANCM/C3/G3/M313334.jpg</text:p>
          </table:table-cell>
          <table:table-cell office:value-type="string" calcext:value-type="string">
            <text:p>G3</text:p>
          </table:table-cell>
          <table:table-cell office:value-type="float" office:value="313334" calcext:value-type="float">
            <text:p>313334</text:p>
          </table:table-cell>
          <table:table-cell office:value-type="string" calcext:value-type="string">
            <text:p>M313334.jpg</text:p>
          </table:table-cell>
          <table:table-cell table:formula="of:=HYPERLINK([.B401];[.E401])" office:value-type="string" office:string-value="M313334.jpg" calcext:value-type="string">
            <text:p>M31333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3/M313335</text:p>
          </table:table-cell>
          <table:table-cell table:formula="of:=CONCATENATE(&quot;https://github.com/nzbees/image_data/blob/master/&quot;;[.A402];&quot;.jpg&quot;)" office:value-type="string" office:string-value="https://github.com/nzbees/image_data/blob/master/13_images/M13ANCM/C3/G3/M313335.jpg" calcext:value-type="string">
            <text:p>https://github.com/nzbees/image_data/blob/master/13_images/M13ANCM/C3/G3/M313335.jpg</text:p>
          </table:table-cell>
          <table:table-cell office:value-type="string" calcext:value-type="string">
            <text:p>G3</text:p>
          </table:table-cell>
          <table:table-cell office:value-type="float" office:value="313335" calcext:value-type="float">
            <text:p>313335</text:p>
          </table:table-cell>
          <table:table-cell office:value-type="string" calcext:value-type="string">
            <text:p>M313335.jpg</text:p>
          </table:table-cell>
          <table:table-cell table:formula="of:=HYPERLINK([.B402];[.E402])" office:value-type="string" office:string-value="M313335.jpg" calcext:value-type="string">
            <text:p>M31333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3/M313336</text:p>
          </table:table-cell>
          <table:table-cell table:formula="of:=CONCATENATE(&quot;https://github.com/nzbees/image_data/blob/master/&quot;;[.A403];&quot;.jpg&quot;)" office:value-type="string" office:string-value="https://github.com/nzbees/image_data/blob/master/13_images/M13ANCM/C3/G3/M313336.jpg" calcext:value-type="string">
            <text:p>https://github.com/nzbees/image_data/blob/master/13_images/M13ANCM/C3/G3/M313336.jpg</text:p>
          </table:table-cell>
          <table:table-cell office:value-type="string" calcext:value-type="string">
            <text:p>G3</text:p>
          </table:table-cell>
          <table:table-cell office:value-type="float" office:value="313336" calcext:value-type="float">
            <text:p>313336</text:p>
          </table:table-cell>
          <table:table-cell office:value-type="string" calcext:value-type="string">
            <text:p>M313336.jpg</text:p>
          </table:table-cell>
          <table:table-cell table:formula="of:=HYPERLINK([.B403];[.E403])" office:value-type="string" office:string-value="M313336.jpg" calcext:value-type="string">
            <text:p>M3133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3/M313337</text:p>
          </table:table-cell>
          <table:table-cell table:formula="of:=CONCATENATE(&quot;https://github.com/nzbees/image_data/blob/master/&quot;;[.A404];&quot;.jpg&quot;)" office:value-type="string" office:string-value="https://github.com/nzbees/image_data/blob/master/13_images/M13ANCM/C3/G3/M313337.jpg" calcext:value-type="string">
            <text:p>https://github.com/nzbees/image_data/blob/master/13_images/M13ANCM/C3/G3/M313337.jpg</text:p>
          </table:table-cell>
          <table:table-cell office:value-type="string" calcext:value-type="string">
            <text:p>G3</text:p>
          </table:table-cell>
          <table:table-cell office:value-type="float" office:value="313337" calcext:value-type="float">
            <text:p>313337</text:p>
          </table:table-cell>
          <table:table-cell office:value-type="string" calcext:value-type="string">
            <text:p>M313337.jpg</text:p>
          </table:table-cell>
          <table:table-cell table:formula="of:=HYPERLINK([.B404];[.E404])" office:value-type="string" office:string-value="M313337.jpg" calcext:value-type="string">
            <text:p>M31333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3/M313338</text:p>
          </table:table-cell>
          <table:table-cell table:formula="of:=CONCATENATE(&quot;https://github.com/nzbees/image_data/blob/master/&quot;;[.A405];&quot;.jpg&quot;)" office:value-type="string" office:string-value="https://github.com/nzbees/image_data/blob/master/13_images/M13ANCM/C3/G3/M313338.jpg" calcext:value-type="string">
            <text:p>https://github.com/nzbees/image_data/blob/master/13_images/M13ANCM/C3/G3/M313338.jpg</text:p>
          </table:table-cell>
          <table:table-cell office:value-type="string" calcext:value-type="string">
            <text:p>G3</text:p>
          </table:table-cell>
          <table:table-cell office:value-type="float" office:value="313338" calcext:value-type="float">
            <text:p>313338</text:p>
          </table:table-cell>
          <table:table-cell office:value-type="string" calcext:value-type="string">
            <text:p>M313338.jpg</text:p>
          </table:table-cell>
          <table:table-cell table:formula="of:=HYPERLINK([.B405];[.E405])" office:value-type="string" office:string-value="M313338.jpg" calcext:value-type="string">
            <text:p>M31333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3/M313339</text:p>
          </table:table-cell>
          <table:table-cell table:formula="of:=CONCATENATE(&quot;https://github.com/nzbees/image_data/blob/master/&quot;;[.A406];&quot;.jpg&quot;)" office:value-type="string" office:string-value="https://github.com/nzbees/image_data/blob/master/13_images/M13ANCM/C3/G3/M313339.jpg" calcext:value-type="string">
            <text:p>https://github.com/nzbees/image_data/blob/master/13_images/M13ANCM/C3/G3/M313339.jpg</text:p>
          </table:table-cell>
          <table:table-cell office:value-type="string" calcext:value-type="string">
            <text:p>G3</text:p>
          </table:table-cell>
          <table:table-cell office:value-type="float" office:value="313339" calcext:value-type="float">
            <text:p>313339</text:p>
          </table:table-cell>
          <table:table-cell office:value-type="string" calcext:value-type="string">
            <text:p>M313339.jpg</text:p>
          </table:table-cell>
          <table:table-cell table:formula="of:=HYPERLINK([.B406];[.E406])" office:value-type="string" office:string-value="M313339.jpg" calcext:value-type="string">
            <text:p>M31333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4/M313341</text:p>
          </table:table-cell>
          <table:table-cell table:formula="of:=CONCATENATE(&quot;https://github.com/nzbees/image_data/blob/master/&quot;;[.A407];&quot;.jpg&quot;)" office:value-type="string" office:string-value="https://github.com/nzbees/image_data/blob/master/13_images/M13ANCM/C3/G4/M313341.jpg" calcext:value-type="string">
            <text:p>https://github.com/nzbees/image_data/blob/master/13_images/M13ANCM/C3/G4/M313341.jpg</text:p>
          </table:table-cell>
          <table:table-cell office:value-type="string" calcext:value-type="string">
            <text:p>G4</text:p>
          </table:table-cell>
          <table:table-cell office:value-type="float" office:value="313341" calcext:value-type="float">
            <text:p>313341</text:p>
          </table:table-cell>
          <table:table-cell office:value-type="string" calcext:value-type="string">
            <text:p>M313341.jpg</text:p>
          </table:table-cell>
          <table:table-cell table:formula="of:=HYPERLINK([.B407];[.E407])" office:value-type="string" office:string-value="M313341.jpg" calcext:value-type="string">
            <text:p>M31334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4/M313342</text:p>
          </table:table-cell>
          <table:table-cell table:formula="of:=CONCATENATE(&quot;https://github.com/nzbees/image_data/blob/master/&quot;;[.A408];&quot;.jpg&quot;)" office:value-type="string" office:string-value="https://github.com/nzbees/image_data/blob/master/13_images/M13ANCM/C3/G4/M313342.jpg" calcext:value-type="string">
            <text:p>https://github.com/nzbees/image_data/blob/master/13_images/M13ANCM/C3/G4/M313342.jpg</text:p>
          </table:table-cell>
          <table:table-cell office:value-type="string" calcext:value-type="string">
            <text:p>G4</text:p>
          </table:table-cell>
          <table:table-cell office:value-type="float" office:value="313342" calcext:value-type="float">
            <text:p>313342</text:p>
          </table:table-cell>
          <table:table-cell office:value-type="string" calcext:value-type="string">
            <text:p>M313342.jpg</text:p>
          </table:table-cell>
          <table:table-cell table:formula="of:=HYPERLINK([.B408];[.E408])" office:value-type="string" office:string-value="M313342.jpg" calcext:value-type="string">
            <text:p>M313342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4/M313343</text:p>
          </table:table-cell>
          <table:table-cell table:formula="of:=CONCATENATE(&quot;https://github.com/nzbees/image_data/blob/master/&quot;;[.A409];&quot;.jpg&quot;)" office:value-type="string" office:string-value="https://github.com/nzbees/image_data/blob/master/13_images/M13ANCM/C3/G4/M313343.jpg" calcext:value-type="string">
            <text:p>https://github.com/nzbees/image_data/blob/master/13_images/M13ANCM/C3/G4/M313343.jpg</text:p>
          </table:table-cell>
          <table:table-cell office:value-type="string" calcext:value-type="string">
            <text:p>G4</text:p>
          </table:table-cell>
          <table:table-cell office:value-type="float" office:value="313343" calcext:value-type="float">
            <text:p>313343</text:p>
          </table:table-cell>
          <table:table-cell office:value-type="string" calcext:value-type="string">
            <text:p>M313343.jpg</text:p>
          </table:table-cell>
          <table:table-cell table:formula="of:=HYPERLINK([.B409];[.E409])" office:value-type="string" office:string-value="M313343.jpg" calcext:value-type="string">
            <text:p>M313343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4/M313344</text:p>
          </table:table-cell>
          <table:table-cell table:formula="of:=CONCATENATE(&quot;https://github.com/nzbees/image_data/blob/master/&quot;;[.A410];&quot;.jpg&quot;)" office:value-type="string" office:string-value="https://github.com/nzbees/image_data/blob/master/13_images/M13ANCM/C3/G4/M313344.jpg" calcext:value-type="string">
            <text:p>https://github.com/nzbees/image_data/blob/master/13_images/M13ANCM/C3/G4/M313344.jpg</text:p>
          </table:table-cell>
          <table:table-cell office:value-type="string" calcext:value-type="string">
            <text:p>G4</text:p>
          </table:table-cell>
          <table:table-cell office:value-type="float" office:value="313344" calcext:value-type="float">
            <text:p>313344</text:p>
          </table:table-cell>
          <table:table-cell office:value-type="string" calcext:value-type="string">
            <text:p>M313344.jpg</text:p>
          </table:table-cell>
          <table:table-cell table:formula="of:=HYPERLINK([.B410];[.E410])" office:value-type="string" office:string-value="M313344.jpg" calcext:value-type="string">
            <text:p>M313344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4/M313345</text:p>
          </table:table-cell>
          <table:table-cell table:formula="of:=CONCATENATE(&quot;https://github.com/nzbees/image_data/blob/master/&quot;;[.A411];&quot;.jpg&quot;)" office:value-type="string" office:string-value="https://github.com/nzbees/image_data/blob/master/13_images/M13ANCM/C3/G4/M313345.jpg" calcext:value-type="string">
            <text:p>https://github.com/nzbees/image_data/blob/master/13_images/M13ANCM/C3/G4/M313345.jpg</text:p>
          </table:table-cell>
          <table:table-cell office:value-type="string" calcext:value-type="string">
            <text:p>G4</text:p>
          </table:table-cell>
          <table:table-cell office:value-type="float" office:value="313345" calcext:value-type="float">
            <text:p>313345</text:p>
          </table:table-cell>
          <table:table-cell office:value-type="string" calcext:value-type="string">
            <text:p>M313345.jpg</text:p>
          </table:table-cell>
          <table:table-cell table:formula="of:=HYPERLINK([.B411];[.E411])" office:value-type="string" office:string-value="M313345.jpg" calcext:value-type="string">
            <text:p>M313345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4/M313346</text:p>
          </table:table-cell>
          <table:table-cell table:formula="of:=CONCATENATE(&quot;https://github.com/nzbees/image_data/blob/master/&quot;;[.A412];&quot;.jpg&quot;)" office:value-type="string" office:string-value="https://github.com/nzbees/image_data/blob/master/13_images/M13ANCM/C3/G4/M313346.jpg" calcext:value-type="string">
            <text:p>https://github.com/nzbees/image_data/blob/master/13_images/M13ANCM/C3/G4/M313346.jpg</text:p>
          </table:table-cell>
          <table:table-cell office:value-type="string" calcext:value-type="string">
            <text:p>G4</text:p>
          </table:table-cell>
          <table:table-cell office:value-type="float" office:value="313346" calcext:value-type="float">
            <text:p>313346</text:p>
          </table:table-cell>
          <table:table-cell office:value-type="string" calcext:value-type="string">
            <text:p>M313346.jpg</text:p>
          </table:table-cell>
          <table:table-cell table:formula="of:=HYPERLINK([.B412];[.E412])" office:value-type="string" office:string-value="M313346.jpg" calcext:value-type="string">
            <text:p>M31334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4/M313347</text:p>
          </table:table-cell>
          <table:table-cell table:formula="of:=CONCATENATE(&quot;https://github.com/nzbees/image_data/blob/master/&quot;;[.A413];&quot;.jpg&quot;)" office:value-type="string" office:string-value="https://github.com/nzbees/image_data/blob/master/13_images/M13ANCM/C3/G4/M313347.jpg" calcext:value-type="string">
            <text:p>https://github.com/nzbees/image_data/blob/master/13_images/M13ANCM/C3/G4/M313347.jpg</text:p>
          </table:table-cell>
          <table:table-cell office:value-type="string" calcext:value-type="string">
            <text:p>G4</text:p>
          </table:table-cell>
          <table:table-cell office:value-type="float" office:value="313347" calcext:value-type="float">
            <text:p>313347</text:p>
          </table:table-cell>
          <table:table-cell office:value-type="string" calcext:value-type="string">
            <text:p>M313347.jpg</text:p>
          </table:table-cell>
          <table:table-cell table:formula="of:=HYPERLINK([.B413];[.E413])" office:value-type="string" office:string-value="M313347.jpg" calcext:value-type="string">
            <text:p>M313347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4/M313348</text:p>
          </table:table-cell>
          <table:table-cell table:formula="of:=CONCATENATE(&quot;https://github.com/nzbees/image_data/blob/master/&quot;;[.A414];&quot;.jpg&quot;)" office:value-type="string" office:string-value="https://github.com/nzbees/image_data/blob/master/13_images/M13ANCM/C3/G4/M313348.jpg" calcext:value-type="string">
            <text:p>https://github.com/nzbees/image_data/blob/master/13_images/M13ANCM/C3/G4/M313348.jpg</text:p>
          </table:table-cell>
          <table:table-cell office:value-type="string" calcext:value-type="string">
            <text:p>G4</text:p>
          </table:table-cell>
          <table:table-cell office:value-type="float" office:value="313348" calcext:value-type="float">
            <text:p>313348</text:p>
          </table:table-cell>
          <table:table-cell office:value-type="string" calcext:value-type="string">
            <text:p>M313348.jpg</text:p>
          </table:table-cell>
          <table:table-cell table:formula="of:=HYPERLINK([.B414];[.E414])" office:value-type="string" office:string-value="M313348.jpg" calcext:value-type="string">
            <text:p>M313348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4/M313349</text:p>
          </table:table-cell>
          <table:table-cell table:formula="of:=CONCATENATE(&quot;https://github.com/nzbees/image_data/blob/master/&quot;;[.A415];&quot;.jpg&quot;)" office:value-type="string" office:string-value="https://github.com/nzbees/image_data/blob/master/13_images/M13ANCM/C3/G4/M313349.jpg" calcext:value-type="string">
            <text:p>https://github.com/nzbees/image_data/blob/master/13_images/M13ANCM/C3/G4/M313349.jpg</text:p>
          </table:table-cell>
          <table:table-cell office:value-type="string" calcext:value-type="string">
            <text:p>G4</text:p>
          </table:table-cell>
          <table:table-cell office:value-type="float" office:value="313349" calcext:value-type="float">
            <text:p>313349</text:p>
          </table:table-cell>
          <table:table-cell office:value-type="string" calcext:value-type="string">
            <text:p>M313349.jpg</text:p>
          </table:table-cell>
          <table:table-cell table:formula="of:=HYPERLINK([.B415];[.E415])" office:value-type="string" office:string-value="M313349.jpg" calcext:value-type="string">
            <text:p>M313349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1/T1131110</text:p>
          </table:table-cell>
          <table:table-cell table:formula="of:=CONCATENATE(&quot;https://github.com/nzbees/image_data/blob/master/&quot;;[.A416];&quot;.jpg&quot;)" office:value-type="string" office:string-value="https://github.com/nzbees/image_data/blob/master/13_images/T13ANCM/C1/G1/T1131110.jpg" calcext:value-type="string">
            <text:p>https://github.com/nzbees/image_data/blob/master/13_images/T13ANCM/C1/G1/T1131110.jpg</text:p>
          </table:table-cell>
          <table:table-cell office:value-type="string" calcext:value-type="string">
            <text:p>G1</text:p>
          </table:table-cell>
          <table:table-cell office:value-type="float" office:value="1131110" calcext:value-type="float">
            <text:p>1131110</text:p>
          </table:table-cell>
          <table:table-cell office:value-type="string" calcext:value-type="string">
            <text:p>T1131110.jpg</text:p>
          </table:table-cell>
          <table:table-cell table:formula="of:=HYPERLINK([.B416];[.E416])" office:value-type="string" office:string-value="T1131110.jpg" calcext:value-type="string">
            <text:p>T11311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2/T1131210</text:p>
          </table:table-cell>
          <table:table-cell table:formula="of:=CONCATENATE(&quot;https://github.com/nzbees/image_data/blob/master/&quot;;[.A417];&quot;.jpg&quot;)" office:value-type="string" office:string-value="https://github.com/nzbees/image_data/blob/master/13_images/T13ANCM/C1/G2/T1131210.jpg" calcext:value-type="string">
            <text:p>https://github.com/nzbees/image_data/blob/master/13_images/T13ANCM/C1/G2/T1131210.jpg</text:p>
          </table:table-cell>
          <table:table-cell office:value-type="string" calcext:value-type="string">
            <text:p>G2</text:p>
          </table:table-cell>
          <table:table-cell office:value-type="float" office:value="1131210" calcext:value-type="float">
            <text:p>1131210</text:p>
          </table:table-cell>
          <table:table-cell office:value-type="string" calcext:value-type="string">
            <text:p>T1131210.jpg</text:p>
          </table:table-cell>
          <table:table-cell table:formula="of:=HYPERLINK([.B417];[.E417])" office:value-type="string" office:string-value="T1131210.jpg" calcext:value-type="string">
            <text:p>T11312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3/T1131310</text:p>
          </table:table-cell>
          <table:table-cell table:formula="of:=CONCATENATE(&quot;https://github.com/nzbees/image_data/blob/master/&quot;;[.A418];&quot;.jpg&quot;)" office:value-type="string" office:string-value="https://github.com/nzbees/image_data/blob/master/13_images/T13ANCM/C1/G3/T1131310.jpg" calcext:value-type="string">
            <text:p>https://github.com/nzbees/image_data/blob/master/13_images/T13ANCM/C1/G3/T1131310.jpg</text:p>
          </table:table-cell>
          <table:table-cell office:value-type="string" calcext:value-type="string">
            <text:p>G3</text:p>
          </table:table-cell>
          <table:table-cell office:value-type="float" office:value="1131310" calcext:value-type="float">
            <text:p>1131310</text:p>
          </table:table-cell>
          <table:table-cell office:value-type="string" calcext:value-type="string">
            <text:p>T1131310.jpg</text:p>
          </table:table-cell>
          <table:table-cell table:formula="of:=HYPERLINK([.B418];[.E418])" office:value-type="string" office:string-value="T1131310.jpg" calcext:value-type="string">
            <text:p>T11313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1/G3/T1131310</text:p>
          </table:table-cell>
          <table:table-cell table:formula="of:=CONCATENATE(&quot;https://github.com/nzbees/image_data/blob/master/&quot;;[.A419];&quot;.jpg&quot;)" office:value-type="string" office:string-value="https://github.com/nzbees/image_data/blob/master/13_images/T13ANCM/C1/G3/T1131310.jpg" calcext:value-type="string">
            <text:p>https://github.com/nzbees/image_data/blob/master/13_images/T13ANCM/C1/G3/T1131310.jpg</text:p>
          </table:table-cell>
          <table:table-cell office:value-type="string" calcext:value-type="string">
            <text:p>G3</text:p>
          </table:table-cell>
          <table:table-cell office:value-type="float" office:value="1131310" calcext:value-type="float">
            <text:p>1131310</text:p>
          </table:table-cell>
          <table:table-cell office:value-type="string" calcext:value-type="string">
            <text:p>T1131310.jpg</text:p>
          </table:table-cell>
          <table:table-cell table:formula="of:=HYPERLINK([.B419];[.E419])" office:value-type="string" office:string-value="T1131310.jpg" calcext:value-type="string">
            <text:p>T11313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1/G4/T1131410</text:p>
          </table:table-cell>
          <table:table-cell table:formula="of:=CONCATENATE(&quot;https://github.com/nzbees/image_data/blob/master/&quot;;[.A420];&quot;.jpg&quot;)" office:value-type="string" office:string-value="https://github.com/nzbees/image_data/blob/master/13_images/T13ANCM/C1/G4/T1131410.jpg" calcext:value-type="string">
            <text:p>https://github.com/nzbees/image_data/blob/master/13_images/T13ANCM/C1/G4/T1131410.jpg</text:p>
          </table:table-cell>
          <table:table-cell office:value-type="string" calcext:value-type="string">
            <text:p>G4</text:p>
          </table:table-cell>
          <table:table-cell office:value-type="float" office:value="1131410" calcext:value-type="float">
            <text:p>1131410</text:p>
          </table:table-cell>
          <table:table-cell office:value-type="string" calcext:value-type="string">
            <text:p>T1131410.jpg</text:p>
          </table:table-cell>
          <table:table-cell table:formula="of:=HYPERLINK([.B420];[.E420])" office:value-type="string" office:string-value="T1131410.jpg" calcext:value-type="string">
            <text:p>T11314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1/G4/T1131410</text:p>
          </table:table-cell>
          <table:table-cell table:formula="of:=CONCATENATE(&quot;https://github.com/nzbees/image_data/blob/master/&quot;;[.A421];&quot;.jpg&quot;)" office:value-type="string" office:string-value="https://github.com/nzbees/image_data/blob/master/13_images/T13ANCM/C1/G4/T1131410.jpg" calcext:value-type="string">
            <text:p>https://github.com/nzbees/image_data/blob/master/13_images/T13ANCM/C1/G4/T1131410.jpg</text:p>
          </table:table-cell>
          <table:table-cell office:value-type="string" calcext:value-type="string">
            <text:p>G4</text:p>
          </table:table-cell>
          <table:table-cell office:value-type="float" office:value="1131410" calcext:value-type="float">
            <text:p>1131410</text:p>
          </table:table-cell>
          <table:table-cell office:value-type="string" calcext:value-type="string">
            <text:p>T1131410.jpg</text:p>
          </table:table-cell>
          <table:table-cell table:formula="of:=HYPERLINK([.B421];[.E421])" office:value-type="string" office:string-value="T1131410.jpg" calcext:value-type="string">
            <text:p>T11314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1/T1132110</text:p>
          </table:table-cell>
          <table:table-cell table:formula="of:=CONCATENATE(&quot;https://github.com/nzbees/image_data/blob/master/&quot;;[.A422];&quot;.jpg&quot;)" office:value-type="string" office:string-value="https://github.com/nzbees/image_data/blob/master/13_images/T13ANCM/C2/G1/T1132110.jpg" calcext:value-type="string">
            <text:p>https://github.com/nzbees/image_data/blob/master/13_images/T13ANCM/C2/G1/T1132110.jpg</text:p>
          </table:table-cell>
          <table:table-cell office:value-type="string" calcext:value-type="string">
            <text:p>G1</text:p>
          </table:table-cell>
          <table:table-cell office:value-type="float" office:value="1132110" calcext:value-type="float">
            <text:p>1132110</text:p>
          </table:table-cell>
          <table:table-cell office:value-type="string" calcext:value-type="string">
            <text:p>T1132110.jpg</text:p>
          </table:table-cell>
          <table:table-cell table:formula="of:=HYPERLINK([.B422];[.E422])" office:value-type="string" office:string-value="T1132110.jpg" calcext:value-type="string">
            <text:p>T11321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2/G1/T1132110</text:p>
          </table:table-cell>
          <table:table-cell table:formula="of:=CONCATENATE(&quot;https://github.com/nzbees/image_data/blob/master/&quot;;[.A423];&quot;.jpg&quot;)" office:value-type="string" office:string-value="https://github.com/nzbees/image_data/blob/master/13_images/T13ANCM/C2/G1/T1132110.jpg" calcext:value-type="string">
            <text:p>https://github.com/nzbees/image_data/blob/master/13_images/T13ANCM/C2/G1/T1132110.jpg</text:p>
          </table:table-cell>
          <table:table-cell office:value-type="string" calcext:value-type="string">
            <text:p>G1</text:p>
          </table:table-cell>
          <table:table-cell office:value-type="float" office:value="1132110" calcext:value-type="float">
            <text:p>1132110</text:p>
          </table:table-cell>
          <table:table-cell office:value-type="string" calcext:value-type="string">
            <text:p>T1132110.jpg</text:p>
          </table:table-cell>
          <table:table-cell table:formula="of:=HYPERLINK([.B423];[.E423])" office:value-type="string" office:string-value="T1132110.jpg" calcext:value-type="string">
            <text:p>T11321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2/T1132210</text:p>
          </table:table-cell>
          <table:table-cell table:formula="of:=CONCATENATE(&quot;https://github.com/nzbees/image_data/blob/master/&quot;;[.A424];&quot;.jpg&quot;)" office:value-type="string" office:string-value="https://github.com/nzbees/image_data/blob/master/13_images/T13ANCM/C2/G2/T1132210.jpg" calcext:value-type="string">
            <text:p>https://github.com/nzbees/image_data/blob/master/13_images/T13ANCM/C2/G2/T1132210.jpg</text:p>
          </table:table-cell>
          <table:table-cell office:value-type="string" calcext:value-type="string">
            <text:p>G2</text:p>
          </table:table-cell>
          <table:table-cell office:value-type="float" office:value="1132210" calcext:value-type="float">
            <text:p>1132210</text:p>
          </table:table-cell>
          <table:table-cell office:value-type="string" calcext:value-type="string">
            <text:p>T1132210.jpg</text:p>
          </table:table-cell>
          <table:table-cell table:formula="of:=HYPERLINK([.B424];[.E424])" office:value-type="string" office:string-value="T1132210.jpg" calcext:value-type="string">
            <text:p>T11322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2/G2/T1132210</text:p>
          </table:table-cell>
          <table:table-cell table:formula="of:=CONCATENATE(&quot;https://github.com/nzbees/image_data/blob/master/&quot;;[.A425];&quot;.jpg&quot;)" office:value-type="string" office:string-value="https://github.com/nzbees/image_data/blob/master/13_images/T13ANCM/C2/G2/T1132210.jpg" calcext:value-type="string">
            <text:p>https://github.com/nzbees/image_data/blob/master/13_images/T13ANCM/C2/G2/T1132210.jpg</text:p>
          </table:table-cell>
          <table:table-cell office:value-type="string" calcext:value-type="string">
            <text:p>G2</text:p>
          </table:table-cell>
          <table:table-cell office:value-type="float" office:value="1132210" calcext:value-type="float">
            <text:p>1132210</text:p>
          </table:table-cell>
          <table:table-cell office:value-type="string" calcext:value-type="string">
            <text:p>T1132210.jpg</text:p>
          </table:table-cell>
          <table:table-cell table:formula="of:=HYPERLINK([.B425];[.E425])" office:value-type="string" office:string-value="T1132210.jpg" calcext:value-type="string">
            <text:p>T11322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3/T1132310</text:p>
          </table:table-cell>
          <table:table-cell table:formula="of:=CONCATENATE(&quot;https://github.com/nzbees/image_data/blob/master/&quot;;[.A426];&quot;.jpg&quot;)" office:value-type="string" office:string-value="https://github.com/nzbees/image_data/blob/master/13_images/T13ANCM/C2/G3/T1132310.jpg" calcext:value-type="string">
            <text:p>https://github.com/nzbees/image_data/blob/master/13_images/T13ANCM/C2/G3/T1132310.jpg</text:p>
          </table:table-cell>
          <table:table-cell office:value-type="string" calcext:value-type="string">
            <text:p>G3</text:p>
          </table:table-cell>
          <table:table-cell office:value-type="float" office:value="1132310" calcext:value-type="float">
            <text:p>1132310</text:p>
          </table:table-cell>
          <table:table-cell office:value-type="string" calcext:value-type="string">
            <text:p>T1132310.jpg</text:p>
          </table:table-cell>
          <table:table-cell table:formula="of:=HYPERLINK([.B426];[.E426])" office:value-type="string" office:string-value="T1132310.jpg" calcext:value-type="string">
            <text:p>T11323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2/G3/T1132310</text:p>
          </table:table-cell>
          <table:table-cell table:formula="of:=CONCATENATE(&quot;https://github.com/nzbees/image_data/blob/master/&quot;;[.A427];&quot;.jpg&quot;)" office:value-type="string" office:string-value="https://github.com/nzbees/image_data/blob/master/13_images/T13ANCM/C2/G3/T1132310.jpg" calcext:value-type="string">
            <text:p>https://github.com/nzbees/image_data/blob/master/13_images/T13ANCM/C2/G3/T1132310.jpg</text:p>
          </table:table-cell>
          <table:table-cell office:value-type="string" calcext:value-type="string">
            <text:p>G3</text:p>
          </table:table-cell>
          <table:table-cell office:value-type="float" office:value="1132310" calcext:value-type="float">
            <text:p>1132310</text:p>
          </table:table-cell>
          <table:table-cell office:value-type="string" calcext:value-type="string">
            <text:p>T1132310.jpg</text:p>
          </table:table-cell>
          <table:table-cell table:formula="of:=HYPERLINK([.B427];[.E427])" office:value-type="string" office:string-value="T1132310.jpg" calcext:value-type="string">
            <text:p>T11323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2/G4/T1132410</text:p>
          </table:table-cell>
          <table:table-cell table:formula="of:=CONCATENATE(&quot;https://github.com/nzbees/image_data/blob/master/&quot;;[.A428];&quot;.jpg&quot;)" office:value-type="string" office:string-value="https://github.com/nzbees/image_data/blob/master/13_images/T13ANCM/C2/G4/T1132410.jpg" calcext:value-type="string">
            <text:p>https://github.com/nzbees/image_data/blob/master/13_images/T13ANCM/C2/G4/T1132410.jpg</text:p>
          </table:table-cell>
          <table:table-cell office:value-type="string" calcext:value-type="string">
            <text:p>G4</text:p>
          </table:table-cell>
          <table:table-cell office:value-type="float" office:value="1132410" calcext:value-type="float">
            <text:p>1132410</text:p>
          </table:table-cell>
          <table:table-cell office:value-type="string" calcext:value-type="string">
            <text:p>T1132410.jpg</text:p>
          </table:table-cell>
          <table:table-cell table:formula="of:=HYPERLINK([.B428];[.E428])" office:value-type="string" office:string-value="T1132410.jpg" calcext:value-type="string">
            <text:p>T11324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2/G4/T1132410</text:p>
          </table:table-cell>
          <table:table-cell table:formula="of:=CONCATENATE(&quot;https://github.com/nzbees/image_data/blob/master/&quot;;[.A429];&quot;.jpg&quot;)" office:value-type="string" office:string-value="https://github.com/nzbees/image_data/blob/master/13_images/T13ANCM/C2/G4/T1132410.jpg" calcext:value-type="string">
            <text:p>https://github.com/nzbees/image_data/blob/master/13_images/T13ANCM/C2/G4/T1132410.jpg</text:p>
          </table:table-cell>
          <table:table-cell office:value-type="string" calcext:value-type="string">
            <text:p>G4</text:p>
          </table:table-cell>
          <table:table-cell office:value-type="float" office:value="1132410" calcext:value-type="float">
            <text:p>1132410</text:p>
          </table:table-cell>
          <table:table-cell office:value-type="string" calcext:value-type="string">
            <text:p>T1132410.jpg</text:p>
          </table:table-cell>
          <table:table-cell table:formula="of:=HYPERLINK([.B429];[.E429])" office:value-type="string" office:string-value="T1132410.jpg" calcext:value-type="string">
            <text:p>T11324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1/T1133110</text:p>
          </table:table-cell>
          <table:table-cell table:formula="of:=CONCATENATE(&quot;https://github.com/nzbees/image_data/blob/master/&quot;;[.A430];&quot;.jpg&quot;)" office:value-type="string" office:string-value="https://github.com/nzbees/image_data/blob/master/13_images/T13ANCM/C3/G1/T1133110.jpg" calcext:value-type="string">
            <text:p>https://github.com/nzbees/image_data/blob/master/13_images/T13ANCM/C3/G1/T1133110.jpg</text:p>
          </table:table-cell>
          <table:table-cell office:value-type="string" calcext:value-type="string">
            <text:p>G1</text:p>
          </table:table-cell>
          <table:table-cell office:value-type="float" office:value="1133110" calcext:value-type="float">
            <text:p>1133110</text:p>
          </table:table-cell>
          <table:table-cell office:value-type="string" calcext:value-type="string">
            <text:p>T1133110.jpg</text:p>
          </table:table-cell>
          <table:table-cell table:formula="of:=HYPERLINK([.B430];[.E430])" office:value-type="string" office:string-value="T1133110.jpg" calcext:value-type="string">
            <text:p>T11331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3/G1/T1133110</text:p>
          </table:table-cell>
          <table:table-cell table:formula="of:=CONCATENATE(&quot;https://github.com/nzbees/image_data/blob/master/&quot;;[.A431];&quot;.jpg&quot;)" office:value-type="string" office:string-value="https://github.com/nzbees/image_data/blob/master/13_images/T13ANCM/C3/G1/T1133110.jpg" calcext:value-type="string">
            <text:p>https://github.com/nzbees/image_data/blob/master/13_images/T13ANCM/C3/G1/T1133110.jpg</text:p>
          </table:table-cell>
          <table:table-cell office:value-type="string" calcext:value-type="string">
            <text:p>G1</text:p>
          </table:table-cell>
          <table:table-cell office:value-type="float" office:value="1133110" calcext:value-type="float">
            <text:p>1133110</text:p>
          </table:table-cell>
          <table:table-cell office:value-type="string" calcext:value-type="string">
            <text:p>T1133110.jpg</text:p>
          </table:table-cell>
          <table:table-cell table:formula="of:=HYPERLINK([.B431];[.E431])" office:value-type="string" office:string-value="T1133110.jpg" calcext:value-type="string">
            <text:p>T11331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2/T1133210</text:p>
          </table:table-cell>
          <table:table-cell table:formula="of:=CONCATENATE(&quot;https://github.com/nzbees/image_data/blob/master/&quot;;[.A432];&quot;.jpg&quot;)" office:value-type="string" office:string-value="https://github.com/nzbees/image_data/blob/master/13_images/T13ANCM/C3/G2/T1133210.jpg" calcext:value-type="string">
            <text:p>https://github.com/nzbees/image_data/blob/master/13_images/T13ANCM/C3/G2/T1133210.jpg</text:p>
          </table:table-cell>
          <table:table-cell office:value-type="string" calcext:value-type="string">
            <text:p>G2</text:p>
          </table:table-cell>
          <table:table-cell office:value-type="float" office:value="1133210" calcext:value-type="float">
            <text:p>1133210</text:p>
          </table:table-cell>
          <table:table-cell office:value-type="string" calcext:value-type="string">
            <text:p>T1133210.jpg</text:p>
          </table:table-cell>
          <table:table-cell table:formula="of:=HYPERLINK([.B432];[.E432])" office:value-type="string" office:string-value="T1133210.jpg" calcext:value-type="string">
            <text:p>T11332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3/G2/T1133210</text:p>
          </table:table-cell>
          <table:table-cell table:formula="of:=CONCATENATE(&quot;https://github.com/nzbees/image_data/blob/master/&quot;;[.A433];&quot;.jpg&quot;)" office:value-type="string" office:string-value="https://github.com/nzbees/image_data/blob/master/13_images/T13ANCM/C3/G2/T1133210.jpg" calcext:value-type="string">
            <text:p>https://github.com/nzbees/image_data/blob/master/13_images/T13ANCM/C3/G2/T1133210.jpg</text:p>
          </table:table-cell>
          <table:table-cell office:value-type="string" calcext:value-type="string">
            <text:p>G2</text:p>
          </table:table-cell>
          <table:table-cell office:value-type="float" office:value="1133210" calcext:value-type="float">
            <text:p>1133210</text:p>
          </table:table-cell>
          <table:table-cell office:value-type="string" calcext:value-type="string">
            <text:p>T1133210.jpg</text:p>
          </table:table-cell>
          <table:table-cell table:formula="of:=HYPERLINK([.B433];[.E433])" office:value-type="string" office:string-value="T1133210.jpg" calcext:value-type="string">
            <text:p>T11332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3/T1133310</text:p>
          </table:table-cell>
          <table:table-cell table:formula="of:=CONCATENATE(&quot;https://github.com/nzbees/image_data/blob/master/&quot;;[.A434];&quot;.jpg&quot;)" office:value-type="string" office:string-value="https://github.com/nzbees/image_data/blob/master/13_images/T13ANCM/C3/G3/T1133310.jpg" calcext:value-type="string">
            <text:p>https://github.com/nzbees/image_data/blob/master/13_images/T13ANCM/C3/G3/T1133310.jpg</text:p>
          </table:table-cell>
          <table:table-cell office:value-type="string" calcext:value-type="string">
            <text:p>G3</text:p>
          </table:table-cell>
          <table:table-cell office:value-type="float" office:value="1133310" calcext:value-type="float">
            <text:p>1133310</text:p>
          </table:table-cell>
          <table:table-cell office:value-type="string" calcext:value-type="string">
            <text:p>T1133310.jpg</text:p>
          </table:table-cell>
          <table:table-cell table:formula="of:=HYPERLINK([.B434];[.E434])" office:value-type="string" office:string-value="T1133310.jpg" calcext:value-type="string">
            <text:p>T11333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3/G3/T1133310</text:p>
          </table:table-cell>
          <table:table-cell table:formula="of:=CONCATENATE(&quot;https://github.com/nzbees/image_data/blob/master/&quot;;[.A435];&quot;.jpg&quot;)" office:value-type="string" office:string-value="https://github.com/nzbees/image_data/blob/master/13_images/T13ANCM/C3/G3/T1133310.jpg" calcext:value-type="string">
            <text:p>https://github.com/nzbees/image_data/blob/master/13_images/T13ANCM/C3/G3/T1133310.jpg</text:p>
          </table:table-cell>
          <table:table-cell office:value-type="string" calcext:value-type="string">
            <text:p>G3</text:p>
          </table:table-cell>
          <table:table-cell office:value-type="float" office:value="1133310" calcext:value-type="float">
            <text:p>1133310</text:p>
          </table:table-cell>
          <table:table-cell office:value-type="string" calcext:value-type="string">
            <text:p>T1133310.jpg</text:p>
          </table:table-cell>
          <table:table-cell table:formula="of:=HYPERLINK([.B435];[.E435])" office:value-type="string" office:string-value="T1133310.jpg" calcext:value-type="string">
            <text:p>T11333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T13ANCM/C3/G4/T1133410</text:p>
          </table:table-cell>
          <table:table-cell table:formula="of:=CONCATENATE(&quot;https://github.com/nzbees/image_data/blob/master/&quot;;[.A436];&quot;.jpg&quot;)" office:value-type="string" office:string-value="https://github.com/nzbees/image_data/blob/master/13_images/T13ANCM/C3/G4/T1133410.jpg" calcext:value-type="string">
            <text:p>https://github.com/nzbees/image_data/blob/master/13_images/T13ANCM/C3/G4/T1133410.jpg</text:p>
          </table:table-cell>
          <table:table-cell office:value-type="string" calcext:value-type="string">
            <text:p>G4</text:p>
          </table:table-cell>
          <table:table-cell office:value-type="float" office:value="1133410" calcext:value-type="float">
            <text:p>1133410</text:p>
          </table:table-cell>
          <table:table-cell office:value-type="string" calcext:value-type="string">
            <text:p>T1133410.jpg</text:p>
          </table:table-cell>
          <table:table-cell table:formula="of:=HYPERLINK([.B436];[.E436])" office:value-type="string" office:string-value="T1133410.jpg" calcext:value-type="string">
            <text:p>T11334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3/G4/T1133410</text:p>
          </table:table-cell>
          <table:table-cell table:formula="of:=CONCATENATE(&quot;https://github.com/nzbees/image_data/blob/master/&quot;;[.A437];&quot;.jpg&quot;)" office:value-type="string" office:string-value="https://github.com/nzbees/image_data/blob/master/13_images/T13ANCM/C3/G4/T1133410.jpg" calcext:value-type="string">
            <text:p>https://github.com/nzbees/image_data/blob/master/13_images/T13ANCM/C3/G4/T1133410.jpg</text:p>
          </table:table-cell>
          <table:table-cell office:value-type="string" calcext:value-type="string">
            <text:p>G4</text:p>
          </table:table-cell>
          <table:table-cell office:value-type="float" office:value="1133410" calcext:value-type="float">
            <text:p>1133410</text:p>
          </table:table-cell>
          <table:table-cell office:value-type="string" calcext:value-type="string">
            <text:p>T1133410.jpg</text:p>
          </table:table-cell>
          <table:table-cell table:formula="of:=HYPERLINK([.B437];[.E437])" office:value-type="string" office:string-value="T1133410.jpg" calcext:value-type="string">
            <text:p>T11334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10</text:p>
          </table:table-cell>
          <table:table-cell table:formula="of:=CONCATENATE(&quot;https://github.com/nzbees/image_data/blob/master/&quot;;[.A438];&quot;.jpg&quot;)" office:value-type="string" office:string-value="https://github.com/nzbees/image_data/blob/master/13_images/T13ANCM/C4/G1/T1134110.jpg" calcext:value-type="string">
            <text:p>https://github.com/nzbees/image_data/blob/master/13_images/T13ANCM/C4/G1/T1134110.jpg</text:p>
          </table:table-cell>
          <table:table-cell office:value-type="string" calcext:value-type="string">
            <text:p>G1</text:p>
          </table:table-cell>
          <table:table-cell office:value-type="float" office:value="1134110" calcext:value-type="float">
            <text:p>1134110</text:p>
          </table:table-cell>
          <table:table-cell office:value-type="string" calcext:value-type="string">
            <text:p>T1134110.jpg</text:p>
          </table:table-cell>
          <table:table-cell table:formula="of:=HYPERLINK([.B438];[.E438])" office:value-type="string" office:string-value="T1134110.jpg" calcext:value-type="string">
            <text:p>T11341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11</text:p>
          </table:table-cell>
          <table:table-cell table:formula="of:=CONCATENATE(&quot;https://github.com/nzbees/image_data/blob/master/&quot;;[.A439];&quot;.jpg&quot;)" office:value-type="string" office:string-value="https://github.com/nzbees/image_data/blob/master/13_images/T13ANCM/C4/G1/T1134111.jpg" calcext:value-type="string">
            <text:p>https://github.com/nzbees/image_data/blob/master/13_images/T13ANCM/C4/G1/T1134111.jpg</text:p>
          </table:table-cell>
          <table:table-cell office:value-type="string" calcext:value-type="string">
            <text:p>G1</text:p>
          </table:table-cell>
          <table:table-cell office:value-type="float" office:value="1134111" calcext:value-type="float">
            <text:p>1134111</text:p>
          </table:table-cell>
          <table:table-cell office:value-type="string" calcext:value-type="string">
            <text:p>T1134111.jpg</text:p>
          </table:table-cell>
          <table:table-cell table:formula="of:=HYPERLINK([.B439];[.E439])" office:value-type="string" office:string-value="T1134111.jpg" calcext:value-type="string">
            <text:p>T113411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12</text:p>
          </table:table-cell>
          <table:table-cell table:formula="of:=CONCATENATE(&quot;https://github.com/nzbees/image_data/blob/master/&quot;;[.A440];&quot;.jpg&quot;)" office:value-type="string" office:string-value="https://github.com/nzbees/image_data/blob/master/13_images/T13ANCM/C4/G1/T1134112.jpg" calcext:value-type="string">
            <text:p>https://github.com/nzbees/image_data/blob/master/13_images/T13ANCM/C4/G1/T1134112.jpg</text:p>
          </table:table-cell>
          <table:table-cell office:value-type="string" calcext:value-type="string">
            <text:p>G1</text:p>
          </table:table-cell>
          <table:table-cell office:value-type="float" office:value="1134112" calcext:value-type="float">
            <text:p>1134112</text:p>
          </table:table-cell>
          <table:table-cell office:value-type="string" calcext:value-type="string">
            <text:p>T1134112.jpg</text:p>
          </table:table-cell>
          <table:table-cell table:formula="of:=HYPERLINK([.B440];[.E440])" office:value-type="string" office:string-value="T1134112.jpg" calcext:value-type="string">
            <text:p>T1134112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13</text:p>
          </table:table-cell>
          <table:table-cell table:formula="of:=CONCATENATE(&quot;https://github.com/nzbees/image_data/blob/master/&quot;;[.A441];&quot;.jpg&quot;)" office:value-type="string" office:string-value="https://github.com/nzbees/image_data/blob/master/13_images/T13ANCM/C4/G1/T1134113.jpg" calcext:value-type="string">
            <text:p>https://github.com/nzbees/image_data/blob/master/13_images/T13ANCM/C4/G1/T1134113.jpg</text:p>
          </table:table-cell>
          <table:table-cell office:value-type="string" calcext:value-type="string">
            <text:p>G1</text:p>
          </table:table-cell>
          <table:table-cell office:value-type="float" office:value="1134113" calcext:value-type="float">
            <text:p>1134113</text:p>
          </table:table-cell>
          <table:table-cell office:value-type="string" calcext:value-type="string">
            <text:p>T1134113.jpg</text:p>
          </table:table-cell>
          <table:table-cell table:formula="of:=HYPERLINK([.B441];[.E441])" office:value-type="string" office:string-value="T1134113.jpg" calcext:value-type="string">
            <text:p>T1134113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14</text:p>
          </table:table-cell>
          <table:table-cell table:formula="of:=CONCATENATE(&quot;https://github.com/nzbees/image_data/blob/master/&quot;;[.A442];&quot;.jpg&quot;)" office:value-type="string" office:string-value="https://github.com/nzbees/image_data/blob/master/13_images/T13ANCM/C4/G1/T1134114.jpg" calcext:value-type="string">
            <text:p>https://github.com/nzbees/image_data/blob/master/13_images/T13ANCM/C4/G1/T1134114.jpg</text:p>
          </table:table-cell>
          <table:table-cell office:value-type="string" calcext:value-type="string">
            <text:p>G1</text:p>
          </table:table-cell>
          <table:table-cell office:value-type="float" office:value="1134114" calcext:value-type="float">
            <text:p>1134114</text:p>
          </table:table-cell>
          <table:table-cell office:value-type="string" calcext:value-type="string">
            <text:p>T1134114.jpg</text:p>
          </table:table-cell>
          <table:table-cell table:formula="of:=HYPERLINK([.B442];[.E442])" office:value-type="string" office:string-value="T1134114.jpg" calcext:value-type="string">
            <text:p>T1134114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15</text:p>
          </table:table-cell>
          <table:table-cell table:formula="of:=CONCATENATE(&quot;https://github.com/nzbees/image_data/blob/master/&quot;;[.A443];&quot;.jpg&quot;)" office:value-type="string" office:string-value="https://github.com/nzbees/image_data/blob/master/13_images/T13ANCM/C4/G1/T1134115.jpg" calcext:value-type="string">
            <text:p>https://github.com/nzbees/image_data/blob/master/13_images/T13ANCM/C4/G1/T1134115.jpg</text:p>
          </table:table-cell>
          <table:table-cell office:value-type="string" calcext:value-type="string">
            <text:p>G1</text:p>
          </table:table-cell>
          <table:table-cell office:value-type="float" office:value="1134115" calcext:value-type="float">
            <text:p>1134115</text:p>
          </table:table-cell>
          <table:table-cell office:value-type="string" calcext:value-type="string">
            <text:p>T1134115.jpg</text:p>
          </table:table-cell>
          <table:table-cell table:formula="of:=HYPERLINK([.B443];[.E443])" office:value-type="string" office:string-value="T1134115.jpg" calcext:value-type="string">
            <text:p>T1134115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16</text:p>
          </table:table-cell>
          <table:table-cell table:formula="of:=CONCATENATE(&quot;https://github.com/nzbees/image_data/blob/master/&quot;;[.A444];&quot;.jpg&quot;)" office:value-type="string" office:string-value="https://github.com/nzbees/image_data/blob/master/13_images/T13ANCM/C4/G1/T1134116.jpg" calcext:value-type="string">
            <text:p>https://github.com/nzbees/image_data/blob/master/13_images/T13ANCM/C4/G1/T1134116.jpg</text:p>
          </table:table-cell>
          <table:table-cell office:value-type="string" calcext:value-type="string">
            <text:p>G1</text:p>
          </table:table-cell>
          <table:table-cell office:value-type="float" office:value="1134116" calcext:value-type="float">
            <text:p>1134116</text:p>
          </table:table-cell>
          <table:table-cell office:value-type="string" calcext:value-type="string">
            <text:p>T1134116.jpg</text:p>
          </table:table-cell>
          <table:table-cell table:formula="of:=HYPERLINK([.B444];[.E444])" office:value-type="string" office:string-value="T1134116.jpg" calcext:value-type="string">
            <text:p>T1134116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17</text:p>
          </table:table-cell>
          <table:table-cell table:formula="of:=CONCATENATE(&quot;https://github.com/nzbees/image_data/blob/master/&quot;;[.A445];&quot;.jpg&quot;)" office:value-type="string" office:string-value="https://github.com/nzbees/image_data/blob/master/13_images/T13ANCM/C4/G1/T1134117.jpg" calcext:value-type="string">
            <text:p>https://github.com/nzbees/image_data/blob/master/13_images/T13ANCM/C4/G1/T1134117.jpg</text:p>
          </table:table-cell>
          <table:table-cell office:value-type="string" calcext:value-type="string">
            <text:p>G1</text:p>
          </table:table-cell>
          <table:table-cell office:value-type="float" office:value="1134117" calcext:value-type="float">
            <text:p>1134117</text:p>
          </table:table-cell>
          <table:table-cell office:value-type="string" calcext:value-type="string">
            <text:p>T1134117.jpg</text:p>
          </table:table-cell>
          <table:table-cell table:formula="of:=HYPERLINK([.B445];[.E445])" office:value-type="string" office:string-value="T1134117.jpg" calcext:value-type="string">
            <text:p>T113411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18</text:p>
          </table:table-cell>
          <table:table-cell table:formula="of:=CONCATENATE(&quot;https://github.com/nzbees/image_data/blob/master/&quot;;[.A446];&quot;.jpg&quot;)" office:value-type="string" office:string-value="https://github.com/nzbees/image_data/blob/master/13_images/T13ANCM/C4/G1/T1134118.jpg" calcext:value-type="string">
            <text:p>https://github.com/nzbees/image_data/blob/master/13_images/T13ANCM/C4/G1/T1134118.jpg</text:p>
          </table:table-cell>
          <table:table-cell office:value-type="string" calcext:value-type="string">
            <text:p>G1</text:p>
          </table:table-cell>
          <table:table-cell office:value-type="float" office:value="1134118" calcext:value-type="float">
            <text:p>1134118</text:p>
          </table:table-cell>
          <table:table-cell office:value-type="string" calcext:value-type="string">
            <text:p>T1134118.jpg</text:p>
          </table:table-cell>
          <table:table-cell table:formula="of:=HYPERLINK([.B446];[.E446])" office:value-type="string" office:string-value="T1134118.jpg" calcext:value-type="string">
            <text:p>T1134118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19</text:p>
          </table:table-cell>
          <table:table-cell table:formula="of:=CONCATENATE(&quot;https://github.com/nzbees/image_data/blob/master/&quot;;[.A447];&quot;.jpg&quot;)" office:value-type="string" office:string-value="https://github.com/nzbees/image_data/blob/master/13_images/T13ANCM/C4/G1/T1134119.jpg" calcext:value-type="string">
            <text:p>https://github.com/nzbees/image_data/blob/master/13_images/T13ANCM/C4/G1/T1134119.jpg</text:p>
          </table:table-cell>
          <table:table-cell office:value-type="string" calcext:value-type="string">
            <text:p>G1</text:p>
          </table:table-cell>
          <table:table-cell office:value-type="float" office:value="1134119" calcext:value-type="float">
            <text:p>1134119</text:p>
          </table:table-cell>
          <table:table-cell office:value-type="string" calcext:value-type="string">
            <text:p>T1134119.jpg</text:p>
          </table:table-cell>
          <table:table-cell table:formula="of:=HYPERLINK([.B447];[.E447])" office:value-type="string" office:string-value="T1134119.jpg" calcext:value-type="string">
            <text:p>T1134119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20</text:p>
          </table:table-cell>
          <table:table-cell table:formula="of:=CONCATENATE(&quot;https://github.com/nzbees/image_data/blob/master/&quot;;[.A448];&quot;.jpg&quot;)" office:value-type="string" office:string-value="https://github.com/nzbees/image_data/blob/master/13_images/T13ANCM/C4/G1/T1134120.jpg" calcext:value-type="string">
            <text:p>https://github.com/nzbees/image_data/blob/master/13_images/T13ANCM/C4/G1/T1134120.jpg</text:p>
          </table:table-cell>
          <table:table-cell office:value-type="string" calcext:value-type="string">
            <text:p>G1</text:p>
          </table:table-cell>
          <table:table-cell office:value-type="float" office:value="1134120" calcext:value-type="float">
            <text:p>1134120</text:p>
          </table:table-cell>
          <table:table-cell office:value-type="string" calcext:value-type="string">
            <text:p>T1134120.jpg</text:p>
          </table:table-cell>
          <table:table-cell table:formula="of:=HYPERLINK([.B448];[.E448])" office:value-type="string" office:string-value="T1134120.jpg" calcext:value-type="string">
            <text:p>T113412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21</text:p>
          </table:table-cell>
          <table:table-cell table:formula="of:=CONCATENATE(&quot;https://github.com/nzbees/image_data/blob/master/&quot;;[.A449];&quot;.jpg&quot;)" office:value-type="string" office:string-value="https://github.com/nzbees/image_data/blob/master/13_images/T13ANCM/C4/G1/T1134121.jpg" calcext:value-type="string">
            <text:p>https://github.com/nzbees/image_data/blob/master/13_images/T13ANCM/C4/G1/T1134121.jpg</text:p>
          </table:table-cell>
          <table:table-cell office:value-type="string" calcext:value-type="string">
            <text:p>G1</text:p>
          </table:table-cell>
          <table:table-cell office:value-type="float" office:value="1134121" calcext:value-type="float">
            <text:p>1134121</text:p>
          </table:table-cell>
          <table:table-cell office:value-type="string" calcext:value-type="string">
            <text:p>T1134121.jpg</text:p>
          </table:table-cell>
          <table:table-cell table:formula="of:=HYPERLINK([.B449];[.E449])" office:value-type="string" office:string-value="T1134121.jpg" calcext:value-type="string">
            <text:p>T113412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22</text:p>
          </table:table-cell>
          <table:table-cell table:formula="of:=CONCATENATE(&quot;https://github.com/nzbees/image_data/blob/master/&quot;;[.A450];&quot;.jpg&quot;)" office:value-type="string" office:string-value="https://github.com/nzbees/image_data/blob/master/13_images/T13ANCM/C4/G1/T1134122.jpg" calcext:value-type="string">
            <text:p>https://github.com/nzbees/image_data/blob/master/13_images/T13ANCM/C4/G1/T1134122.jpg</text:p>
          </table:table-cell>
          <table:table-cell office:value-type="string" calcext:value-type="string">
            <text:p>G1</text:p>
          </table:table-cell>
          <table:table-cell office:value-type="float" office:value="1134122" calcext:value-type="float">
            <text:p>1134122</text:p>
          </table:table-cell>
          <table:table-cell office:value-type="string" calcext:value-type="string">
            <text:p>T1134122.jpg</text:p>
          </table:table-cell>
          <table:table-cell table:formula="of:=HYPERLINK([.B450];[.E450])" office:value-type="string" office:string-value="T1134122.jpg" calcext:value-type="string">
            <text:p>T1134122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23</text:p>
          </table:table-cell>
          <table:table-cell table:formula="of:=CONCATENATE(&quot;https://github.com/nzbees/image_data/blob/master/&quot;;[.A451];&quot;.jpg&quot;)" office:value-type="string" office:string-value="https://github.com/nzbees/image_data/blob/master/13_images/T13ANCM/C4/G1/T1134123.jpg" calcext:value-type="string">
            <text:p>https://github.com/nzbees/image_data/blob/master/13_images/T13ANCM/C4/G1/T1134123.jpg</text:p>
          </table:table-cell>
          <table:table-cell office:value-type="string" calcext:value-type="string">
            <text:p>G1</text:p>
          </table:table-cell>
          <table:table-cell office:value-type="float" office:value="1134123" calcext:value-type="float">
            <text:p>1134123</text:p>
          </table:table-cell>
          <table:table-cell office:value-type="string" calcext:value-type="string">
            <text:p>T1134123.jpg</text:p>
          </table:table-cell>
          <table:table-cell table:formula="of:=HYPERLINK([.B451];[.E451])" office:value-type="string" office:string-value="T1134123.jpg" calcext:value-type="string">
            <text:p>T1134123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24</text:p>
          </table:table-cell>
          <table:table-cell table:formula="of:=CONCATENATE(&quot;https://github.com/nzbees/image_data/blob/master/&quot;;[.A452];&quot;.jpg&quot;)" office:value-type="string" office:string-value="https://github.com/nzbees/image_data/blob/master/13_images/T13ANCM/C4/G1/T1134124.jpg" calcext:value-type="string">
            <text:p>https://github.com/nzbees/image_data/blob/master/13_images/T13ANCM/C4/G1/T1134124.jpg</text:p>
          </table:table-cell>
          <table:table-cell office:value-type="string" calcext:value-type="string">
            <text:p>G1</text:p>
          </table:table-cell>
          <table:table-cell office:value-type="float" office:value="1134124" calcext:value-type="float">
            <text:p>1134124</text:p>
          </table:table-cell>
          <table:table-cell office:value-type="string" calcext:value-type="string">
            <text:p>T1134124.jpg</text:p>
          </table:table-cell>
          <table:table-cell table:formula="of:=HYPERLINK([.B452];[.E452])" office:value-type="string" office:string-value="T1134124.jpg" calcext:value-type="string">
            <text:p>T1134124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25</text:p>
          </table:table-cell>
          <table:table-cell table:formula="of:=CONCATENATE(&quot;https://github.com/nzbees/image_data/blob/master/&quot;;[.A453];&quot;.jpg&quot;)" office:value-type="string" office:string-value="https://github.com/nzbees/image_data/blob/master/13_images/T13ANCM/C4/G1/T1134125.jpg" calcext:value-type="string">
            <text:p>https://github.com/nzbees/image_data/blob/master/13_images/T13ANCM/C4/G1/T1134125.jpg</text:p>
          </table:table-cell>
          <table:table-cell office:value-type="string" calcext:value-type="string">
            <text:p>G1</text:p>
          </table:table-cell>
          <table:table-cell office:value-type="float" office:value="1134125" calcext:value-type="float">
            <text:p>1134125</text:p>
          </table:table-cell>
          <table:table-cell office:value-type="string" calcext:value-type="string">
            <text:p>T1134125.jpg</text:p>
          </table:table-cell>
          <table:table-cell table:formula="of:=HYPERLINK([.B453];[.E453])" office:value-type="string" office:string-value="T1134125.jpg" calcext:value-type="string">
            <text:p>T1134125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26</text:p>
          </table:table-cell>
          <table:table-cell table:formula="of:=CONCATENATE(&quot;https://github.com/nzbees/image_data/blob/master/&quot;;[.A454];&quot;.jpg&quot;)" office:value-type="string" office:string-value="https://github.com/nzbees/image_data/blob/master/13_images/T13ANCM/C4/G1/T1134126.jpg" calcext:value-type="string">
            <text:p>https://github.com/nzbees/image_data/blob/master/13_images/T13ANCM/C4/G1/T1134126.jpg</text:p>
          </table:table-cell>
          <table:table-cell office:value-type="string" calcext:value-type="string">
            <text:p>G1</text:p>
          </table:table-cell>
          <table:table-cell office:value-type="float" office:value="1134126" calcext:value-type="float">
            <text:p>1134126</text:p>
          </table:table-cell>
          <table:table-cell office:value-type="string" calcext:value-type="string">
            <text:p>T1134126.jpg</text:p>
          </table:table-cell>
          <table:table-cell table:formula="of:=HYPERLINK([.B454];[.E454])" office:value-type="string" office:string-value="T1134126.jpg" calcext:value-type="string">
            <text:p>T1134126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27</text:p>
          </table:table-cell>
          <table:table-cell table:formula="of:=CONCATENATE(&quot;https://github.com/nzbees/image_data/blob/master/&quot;;[.A455];&quot;.jpg&quot;)" office:value-type="string" office:string-value="https://github.com/nzbees/image_data/blob/master/13_images/T13ANCM/C4/G1/T1134127.jpg" calcext:value-type="string">
            <text:p>https://github.com/nzbees/image_data/blob/master/13_images/T13ANCM/C4/G1/T1134127.jpg</text:p>
          </table:table-cell>
          <table:table-cell office:value-type="string" calcext:value-type="string">
            <text:p>G1</text:p>
          </table:table-cell>
          <table:table-cell office:value-type="float" office:value="1134127" calcext:value-type="float">
            <text:p>1134127</text:p>
          </table:table-cell>
          <table:table-cell office:value-type="string" calcext:value-type="string">
            <text:p>T1134127.jpg</text:p>
          </table:table-cell>
          <table:table-cell table:formula="of:=HYPERLINK([.B455];[.E455])" office:value-type="string" office:string-value="T1134127.jpg" calcext:value-type="string">
            <text:p>T113412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28</text:p>
          </table:table-cell>
          <table:table-cell table:formula="of:=CONCATENATE(&quot;https://github.com/nzbees/image_data/blob/master/&quot;;[.A456];&quot;.jpg&quot;)" office:value-type="string" office:string-value="https://github.com/nzbees/image_data/blob/master/13_images/T13ANCM/C4/G1/T1134128.jpg" calcext:value-type="string">
            <text:p>https://github.com/nzbees/image_data/blob/master/13_images/T13ANCM/C4/G1/T1134128.jpg</text:p>
          </table:table-cell>
          <table:table-cell office:value-type="string" calcext:value-type="string">
            <text:p>G1</text:p>
          </table:table-cell>
          <table:table-cell office:value-type="float" office:value="1134128" calcext:value-type="float">
            <text:p>1134128</text:p>
          </table:table-cell>
          <table:table-cell office:value-type="string" calcext:value-type="string">
            <text:p>T1134128.jpg</text:p>
          </table:table-cell>
          <table:table-cell table:formula="of:=HYPERLINK([.B456];[.E456])" office:value-type="string" office:string-value="T1134128.jpg" calcext:value-type="string">
            <text:p>T1134128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29</text:p>
          </table:table-cell>
          <table:table-cell table:formula="of:=CONCATENATE(&quot;https://github.com/nzbees/image_data/blob/master/&quot;;[.A457];&quot;.jpg&quot;)" office:value-type="string" office:string-value="https://github.com/nzbees/image_data/blob/master/13_images/T13ANCM/C4/G1/T1134129.jpg" calcext:value-type="string">
            <text:p>https://github.com/nzbees/image_data/blob/master/13_images/T13ANCM/C4/G1/T1134129.jpg</text:p>
          </table:table-cell>
          <table:table-cell office:value-type="string" calcext:value-type="string">
            <text:p>G1</text:p>
          </table:table-cell>
          <table:table-cell office:value-type="float" office:value="1134129" calcext:value-type="float">
            <text:p>1134129</text:p>
          </table:table-cell>
          <table:table-cell office:value-type="string" calcext:value-type="string">
            <text:p>T1134129.jpg</text:p>
          </table:table-cell>
          <table:table-cell table:formula="of:=HYPERLINK([.B457];[.E457])" office:value-type="string" office:string-value="T1134129.jpg" calcext:value-type="string">
            <text:p>T1134129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30</text:p>
          </table:table-cell>
          <table:table-cell table:formula="of:=CONCATENATE(&quot;https://github.com/nzbees/image_data/blob/master/&quot;;[.A458];&quot;.jpg&quot;)" office:value-type="string" office:string-value="https://github.com/nzbees/image_data/blob/master/13_images/T13ANCM/C4/G1/T1134130.jpg" calcext:value-type="string">
            <text:p>https://github.com/nzbees/image_data/blob/master/13_images/T13ANCM/C4/G1/T1134130.jpg</text:p>
          </table:table-cell>
          <table:table-cell office:value-type="string" calcext:value-type="string">
            <text:p>G1</text:p>
          </table:table-cell>
          <table:table-cell office:value-type="float" office:value="1134130" calcext:value-type="float">
            <text:p>1134130</text:p>
          </table:table-cell>
          <table:table-cell office:value-type="string" calcext:value-type="string">
            <text:p>T1134130.jpg</text:p>
          </table:table-cell>
          <table:table-cell table:formula="of:=HYPERLINK([.B458];[.E458])" office:value-type="string" office:string-value="T1134130.jpg" calcext:value-type="string">
            <text:p>T113413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31</text:p>
          </table:table-cell>
          <table:table-cell table:formula="of:=CONCATENATE(&quot;https://github.com/nzbees/image_data/blob/master/&quot;;[.A459];&quot;.jpg&quot;)" office:value-type="string" office:string-value="https://github.com/nzbees/image_data/blob/master/13_images/T13ANCM/C4/G1/T1134131.jpg" calcext:value-type="string">
            <text:p>https://github.com/nzbees/image_data/blob/master/13_images/T13ANCM/C4/G1/T1134131.jpg</text:p>
          </table:table-cell>
          <table:table-cell office:value-type="string" calcext:value-type="string">
            <text:p>G1</text:p>
          </table:table-cell>
          <table:table-cell office:value-type="float" office:value="1134131" calcext:value-type="float">
            <text:p>1134131</text:p>
          </table:table-cell>
          <table:table-cell office:value-type="string" calcext:value-type="string">
            <text:p>T1134131.jpg</text:p>
          </table:table-cell>
          <table:table-cell table:formula="of:=HYPERLINK([.B459];[.E459])" office:value-type="string" office:string-value="T1134131.jpg" calcext:value-type="string">
            <text:p>T113413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32</text:p>
          </table:table-cell>
          <table:table-cell table:formula="of:=CONCATENATE(&quot;https://github.com/nzbees/image_data/blob/master/&quot;;[.A460];&quot;.jpg&quot;)" office:value-type="string" office:string-value="https://github.com/nzbees/image_data/blob/master/13_images/T13ANCM/C4/G1/T1134132.jpg" calcext:value-type="string">
            <text:p>https://github.com/nzbees/image_data/blob/master/13_images/T13ANCM/C4/G1/T1134132.jpg</text:p>
          </table:table-cell>
          <table:table-cell office:value-type="string" calcext:value-type="string">
            <text:p>G1</text:p>
          </table:table-cell>
          <table:table-cell office:value-type="float" office:value="1134132" calcext:value-type="float">
            <text:p>1134132</text:p>
          </table:table-cell>
          <table:table-cell office:value-type="string" calcext:value-type="string">
            <text:p>T1134132.jpg</text:p>
          </table:table-cell>
          <table:table-cell table:formula="of:=HYPERLINK([.B460];[.E460])" office:value-type="string" office:string-value="T1134132.jpg" calcext:value-type="string">
            <text:p>T1134132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33</text:p>
          </table:table-cell>
          <table:table-cell table:formula="of:=CONCATENATE(&quot;https://github.com/nzbees/image_data/blob/master/&quot;;[.A461];&quot;.jpg&quot;)" office:value-type="string" office:string-value="https://github.com/nzbees/image_data/blob/master/13_images/T13ANCM/C4/G1/T1134133.jpg" calcext:value-type="string">
            <text:p>https://github.com/nzbees/image_data/blob/master/13_images/T13ANCM/C4/G1/T1134133.jpg</text:p>
          </table:table-cell>
          <table:table-cell office:value-type="string" calcext:value-type="string">
            <text:p>G1</text:p>
          </table:table-cell>
          <table:table-cell office:value-type="float" office:value="1134133" calcext:value-type="float">
            <text:p>1134133</text:p>
          </table:table-cell>
          <table:table-cell office:value-type="string" calcext:value-type="string">
            <text:p>T1134133.jpg</text:p>
          </table:table-cell>
          <table:table-cell table:formula="of:=HYPERLINK([.B461];[.E461])" office:value-type="string" office:string-value="T1134133.jpg" calcext:value-type="string">
            <text:p>T1134133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34</text:p>
          </table:table-cell>
          <table:table-cell table:formula="of:=CONCATENATE(&quot;https://github.com/nzbees/image_data/blob/master/&quot;;[.A462];&quot;.jpg&quot;)" office:value-type="string" office:string-value="https://github.com/nzbees/image_data/blob/master/13_images/T13ANCM/C4/G1/T1134134.jpg" calcext:value-type="string">
            <text:p>https://github.com/nzbees/image_data/blob/master/13_images/T13ANCM/C4/G1/T1134134.jpg</text:p>
          </table:table-cell>
          <table:table-cell office:value-type="string" calcext:value-type="string">
            <text:p>G1</text:p>
          </table:table-cell>
          <table:table-cell office:value-type="float" office:value="1134134" calcext:value-type="float">
            <text:p>1134134</text:p>
          </table:table-cell>
          <table:table-cell office:value-type="string" calcext:value-type="string">
            <text:p>T1134134.jpg</text:p>
          </table:table-cell>
          <table:table-cell table:formula="of:=HYPERLINK([.B462];[.E462])" office:value-type="string" office:string-value="T1134134.jpg" calcext:value-type="string">
            <text:p>T1134134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35</text:p>
          </table:table-cell>
          <table:table-cell table:formula="of:=CONCATENATE(&quot;https://github.com/nzbees/image_data/blob/master/&quot;;[.A463];&quot;.jpg&quot;)" office:value-type="string" office:string-value="https://github.com/nzbees/image_data/blob/master/13_images/T13ANCM/C4/G1/T1134135.jpg" calcext:value-type="string">
            <text:p>https://github.com/nzbees/image_data/blob/master/13_images/T13ANCM/C4/G1/T1134135.jpg</text:p>
          </table:table-cell>
          <table:table-cell office:value-type="string" calcext:value-type="string">
            <text:p>G1</text:p>
          </table:table-cell>
          <table:table-cell office:value-type="float" office:value="1134135" calcext:value-type="float">
            <text:p>1134135</text:p>
          </table:table-cell>
          <table:table-cell office:value-type="string" calcext:value-type="string">
            <text:p>T1134135.jpg</text:p>
          </table:table-cell>
          <table:table-cell table:formula="of:=HYPERLINK([.B463];[.E463])" office:value-type="string" office:string-value="T1134135.jpg" calcext:value-type="string">
            <text:p>T1134135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36</text:p>
          </table:table-cell>
          <table:table-cell table:formula="of:=CONCATENATE(&quot;https://github.com/nzbees/image_data/blob/master/&quot;;[.A464];&quot;.jpg&quot;)" office:value-type="string" office:string-value="https://github.com/nzbees/image_data/blob/master/13_images/T13ANCM/C4/G1/T1134136.jpg" calcext:value-type="string">
            <text:p>https://github.com/nzbees/image_data/blob/master/13_images/T13ANCM/C4/G1/T1134136.jpg</text:p>
          </table:table-cell>
          <table:table-cell office:value-type="string" calcext:value-type="string">
            <text:p>G1</text:p>
          </table:table-cell>
          <table:table-cell office:value-type="float" office:value="1134136" calcext:value-type="float">
            <text:p>1134136</text:p>
          </table:table-cell>
          <table:table-cell office:value-type="string" calcext:value-type="string">
            <text:p>T1134136.jpg</text:p>
          </table:table-cell>
          <table:table-cell table:formula="of:=HYPERLINK([.B464];[.E464])" office:value-type="string" office:string-value="T1134136.jpg" calcext:value-type="string">
            <text:p>T1134136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37</text:p>
          </table:table-cell>
          <table:table-cell table:formula="of:=CONCATENATE(&quot;https://github.com/nzbees/image_data/blob/master/&quot;;[.A465];&quot;.jpg&quot;)" office:value-type="string" office:string-value="https://github.com/nzbees/image_data/blob/master/13_images/T13ANCM/C4/G1/T1134137.jpg" calcext:value-type="string">
            <text:p>https://github.com/nzbees/image_data/blob/master/13_images/T13ANCM/C4/G1/T1134137.jpg</text:p>
          </table:table-cell>
          <table:table-cell office:value-type="string" calcext:value-type="string">
            <text:p>G1</text:p>
          </table:table-cell>
          <table:table-cell office:value-type="float" office:value="1134137" calcext:value-type="float">
            <text:p>1134137</text:p>
          </table:table-cell>
          <table:table-cell office:value-type="string" calcext:value-type="string">
            <text:p>T1134137.jpg</text:p>
          </table:table-cell>
          <table:table-cell table:formula="of:=HYPERLINK([.B465];[.E465])" office:value-type="string" office:string-value="T1134137.jpg" calcext:value-type="string">
            <text:p>T113413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38</text:p>
          </table:table-cell>
          <table:table-cell table:formula="of:=CONCATENATE(&quot;https://github.com/nzbees/image_data/blob/master/&quot;;[.A466];&quot;.jpg&quot;)" office:value-type="string" office:string-value="https://github.com/nzbees/image_data/blob/master/13_images/T13ANCM/C4/G1/T1134138.jpg" calcext:value-type="string">
            <text:p>https://github.com/nzbees/image_data/blob/master/13_images/T13ANCM/C4/G1/T1134138.jpg</text:p>
          </table:table-cell>
          <table:table-cell office:value-type="string" calcext:value-type="string">
            <text:p>G1</text:p>
          </table:table-cell>
          <table:table-cell office:value-type="float" office:value="1134138" calcext:value-type="float">
            <text:p>1134138</text:p>
          </table:table-cell>
          <table:table-cell office:value-type="string" calcext:value-type="string">
            <text:p>T1134138.jpg</text:p>
          </table:table-cell>
          <table:table-cell table:formula="of:=HYPERLINK([.B466];[.E466])" office:value-type="string" office:string-value="T1134138.jpg" calcext:value-type="string">
            <text:p>T1134138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39</text:p>
          </table:table-cell>
          <table:table-cell table:formula="of:=CONCATENATE(&quot;https://github.com/nzbees/image_data/blob/master/&quot;;[.A467];&quot;.jpg&quot;)" office:value-type="string" office:string-value="https://github.com/nzbees/image_data/blob/master/13_images/T13ANCM/C4/G1/T1134139.jpg" calcext:value-type="string">
            <text:p>https://github.com/nzbees/image_data/blob/master/13_images/T13ANCM/C4/G1/T1134139.jpg</text:p>
          </table:table-cell>
          <table:table-cell office:value-type="string" calcext:value-type="string">
            <text:p>G1</text:p>
          </table:table-cell>
          <table:table-cell office:value-type="float" office:value="1134139" calcext:value-type="float">
            <text:p>1134139</text:p>
          </table:table-cell>
          <table:table-cell office:value-type="string" calcext:value-type="string">
            <text:p>T1134139.jpg</text:p>
          </table:table-cell>
          <table:table-cell table:formula="of:=HYPERLINK([.B467];[.E467])" office:value-type="string" office:string-value="T1134139.jpg" calcext:value-type="string">
            <text:p>T1134139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40</text:p>
          </table:table-cell>
          <table:table-cell table:formula="of:=CONCATENATE(&quot;https://github.com/nzbees/image_data/blob/master/&quot;;[.A468];&quot;.jpg&quot;)" office:value-type="string" office:string-value="https://github.com/nzbees/image_data/blob/master/13_images/T13ANCM/C4/G1/T1134140.jpg" calcext:value-type="string">
            <text:p>https://github.com/nzbees/image_data/blob/master/13_images/T13ANCM/C4/G1/T1134140.jpg</text:p>
          </table:table-cell>
          <table:table-cell office:value-type="string" calcext:value-type="string">
            <text:p>G1</text:p>
          </table:table-cell>
          <table:table-cell office:value-type="float" office:value="1134140" calcext:value-type="float">
            <text:p>1134140</text:p>
          </table:table-cell>
          <table:table-cell office:value-type="string" calcext:value-type="string">
            <text:p>T1134140.jpg</text:p>
          </table:table-cell>
          <table:table-cell table:formula="of:=HYPERLINK([.B468];[.E468])" office:value-type="string" office:string-value="T1134140.jpg" calcext:value-type="string">
            <text:p>T113414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1/T1134141</text:p>
          </table:table-cell>
          <table:table-cell table:formula="of:=CONCATENATE(&quot;https://github.com/nzbees/image_data/blob/master/&quot;;[.A469];&quot;.jpg&quot;)" office:value-type="string" office:string-value="https://github.com/nzbees/image_data/blob/master/13_images/T13ANCM/C4/G1/T1134141.jpg" calcext:value-type="string">
            <text:p>https://github.com/nzbees/image_data/blob/master/13_images/T13ANCM/C4/G1/T1134141.jpg</text:p>
          </table:table-cell>
          <table:table-cell office:value-type="string" calcext:value-type="string">
            <text:p>G1</text:p>
          </table:table-cell>
          <table:table-cell office:value-type="float" office:value="1134141" calcext:value-type="float">
            <text:p>1134141</text:p>
          </table:table-cell>
          <table:table-cell office:value-type="string" calcext:value-type="string">
            <text:p>T1134141.jpg</text:p>
          </table:table-cell>
          <table:table-cell table:formula="of:=HYPERLINK([.B469];[.E469])" office:value-type="string" office:string-value="T1134141.jpg" calcext:value-type="string">
            <text:p>T113414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10</text:p>
          </table:table-cell>
          <table:table-cell table:formula="of:=CONCATENATE(&quot;https://github.com/nzbees/image_data/blob/master/&quot;;[.A470];&quot;.jpg&quot;)" office:value-type="string" office:string-value="https://github.com/nzbees/image_data/blob/master/13_images/T13ANCM/C4/G2/T1134210.jpg" calcext:value-type="string">
            <text:p>https://github.com/nzbees/image_data/blob/master/13_images/T13ANCM/C4/G2/T1134210.jpg</text:p>
          </table:table-cell>
          <table:table-cell office:value-type="string" calcext:value-type="string">
            <text:p>G2</text:p>
          </table:table-cell>
          <table:table-cell office:value-type="float" office:value="1134210" calcext:value-type="float">
            <text:p>1134210</text:p>
          </table:table-cell>
          <table:table-cell office:value-type="string" calcext:value-type="string">
            <text:p>T1134210.jpg</text:p>
          </table:table-cell>
          <table:table-cell table:formula="of:=HYPERLINK([.B470];[.E470])" office:value-type="string" office:string-value="T1134210.jpg" calcext:value-type="string">
            <text:p>T11342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11</text:p>
          </table:table-cell>
          <table:table-cell table:formula="of:=CONCATENATE(&quot;https://github.com/nzbees/image_data/blob/master/&quot;;[.A471];&quot;.jpg&quot;)" office:value-type="string" office:string-value="https://github.com/nzbees/image_data/blob/master/13_images/T13ANCM/C4/G2/T1134211.jpg" calcext:value-type="string">
            <text:p>https://github.com/nzbees/image_data/blob/master/13_images/T13ANCM/C4/G2/T1134211.jpg</text:p>
          </table:table-cell>
          <table:table-cell office:value-type="string" calcext:value-type="string">
            <text:p>G2</text:p>
          </table:table-cell>
          <table:table-cell office:value-type="float" office:value="1134211" calcext:value-type="float">
            <text:p>1134211</text:p>
          </table:table-cell>
          <table:table-cell office:value-type="string" calcext:value-type="string">
            <text:p>T1134211.jpg</text:p>
          </table:table-cell>
          <table:table-cell table:formula="of:=HYPERLINK([.B471];[.E471])" office:value-type="string" office:string-value="T1134211.jpg" calcext:value-type="string">
            <text:p>T113421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12</text:p>
          </table:table-cell>
          <table:table-cell table:formula="of:=CONCATENATE(&quot;https://github.com/nzbees/image_data/blob/master/&quot;;[.A472];&quot;.jpg&quot;)" office:value-type="string" office:string-value="https://github.com/nzbees/image_data/blob/master/13_images/T13ANCM/C4/G2/T1134212.jpg" calcext:value-type="string">
            <text:p>https://github.com/nzbees/image_data/blob/master/13_images/T13ANCM/C4/G2/T1134212.jpg</text:p>
          </table:table-cell>
          <table:table-cell office:value-type="string" calcext:value-type="string">
            <text:p>G2</text:p>
          </table:table-cell>
          <table:table-cell office:value-type="float" office:value="1134212" calcext:value-type="float">
            <text:p>1134212</text:p>
          </table:table-cell>
          <table:table-cell office:value-type="string" calcext:value-type="string">
            <text:p>T1134212.jpg</text:p>
          </table:table-cell>
          <table:table-cell table:formula="of:=HYPERLINK([.B472];[.E472])" office:value-type="string" office:string-value="T1134212.jpg" calcext:value-type="string">
            <text:p>T1134212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13</text:p>
          </table:table-cell>
          <table:table-cell table:formula="of:=CONCATENATE(&quot;https://github.com/nzbees/image_data/blob/master/&quot;;[.A473];&quot;.jpg&quot;)" office:value-type="string" office:string-value="https://github.com/nzbees/image_data/blob/master/13_images/T13ANCM/C4/G2/T1134213.jpg" calcext:value-type="string">
            <text:p>https://github.com/nzbees/image_data/blob/master/13_images/T13ANCM/C4/G2/T1134213.jpg</text:p>
          </table:table-cell>
          <table:table-cell office:value-type="string" calcext:value-type="string">
            <text:p>G2</text:p>
          </table:table-cell>
          <table:table-cell office:value-type="float" office:value="1134213" calcext:value-type="float">
            <text:p>1134213</text:p>
          </table:table-cell>
          <table:table-cell office:value-type="string" calcext:value-type="string">
            <text:p>T1134213.jpg</text:p>
          </table:table-cell>
          <table:table-cell table:formula="of:=HYPERLINK([.B473];[.E473])" office:value-type="string" office:string-value="T1134213.jpg" calcext:value-type="string">
            <text:p>T1134213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14</text:p>
          </table:table-cell>
          <table:table-cell table:formula="of:=CONCATENATE(&quot;https://github.com/nzbees/image_data/blob/master/&quot;;[.A474];&quot;.jpg&quot;)" office:value-type="string" office:string-value="https://github.com/nzbees/image_data/blob/master/13_images/T13ANCM/C4/G2/T1134214.jpg" calcext:value-type="string">
            <text:p>https://github.com/nzbees/image_data/blob/master/13_images/T13ANCM/C4/G2/T1134214.jpg</text:p>
          </table:table-cell>
          <table:table-cell office:value-type="string" calcext:value-type="string">
            <text:p>G2</text:p>
          </table:table-cell>
          <table:table-cell office:value-type="float" office:value="1134214" calcext:value-type="float">
            <text:p>1134214</text:p>
          </table:table-cell>
          <table:table-cell office:value-type="string" calcext:value-type="string">
            <text:p>T1134214.jpg</text:p>
          </table:table-cell>
          <table:table-cell table:formula="of:=HYPERLINK([.B474];[.E474])" office:value-type="string" office:string-value="T1134214.jpg" calcext:value-type="string">
            <text:p>T1134214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15</text:p>
          </table:table-cell>
          <table:table-cell table:formula="of:=CONCATENATE(&quot;https://github.com/nzbees/image_data/blob/master/&quot;;[.A475];&quot;.jpg&quot;)" office:value-type="string" office:string-value="https://github.com/nzbees/image_data/blob/master/13_images/T13ANCM/C4/G2/T1134215.jpg" calcext:value-type="string">
            <text:p>https://github.com/nzbees/image_data/blob/master/13_images/T13ANCM/C4/G2/T1134215.jpg</text:p>
          </table:table-cell>
          <table:table-cell office:value-type="string" calcext:value-type="string">
            <text:p>G2</text:p>
          </table:table-cell>
          <table:table-cell office:value-type="float" office:value="1134215" calcext:value-type="float">
            <text:p>1134215</text:p>
          </table:table-cell>
          <table:table-cell office:value-type="string" calcext:value-type="string">
            <text:p>T1134215.jpg</text:p>
          </table:table-cell>
          <table:table-cell table:formula="of:=HYPERLINK([.B475];[.E475])" office:value-type="string" office:string-value="T1134215.jpg" calcext:value-type="string">
            <text:p>T1134215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16</text:p>
          </table:table-cell>
          <table:table-cell table:formula="of:=CONCATENATE(&quot;https://github.com/nzbees/image_data/blob/master/&quot;;[.A476];&quot;.jpg&quot;)" office:value-type="string" office:string-value="https://github.com/nzbees/image_data/blob/master/13_images/T13ANCM/C4/G2/T1134216.jpg" calcext:value-type="string">
            <text:p>https://github.com/nzbees/image_data/blob/master/13_images/T13ANCM/C4/G2/T1134216.jpg</text:p>
          </table:table-cell>
          <table:table-cell office:value-type="string" calcext:value-type="string">
            <text:p>G2</text:p>
          </table:table-cell>
          <table:table-cell office:value-type="float" office:value="1134216" calcext:value-type="float">
            <text:p>1134216</text:p>
          </table:table-cell>
          <table:table-cell office:value-type="string" calcext:value-type="string">
            <text:p>T1134216.jpg</text:p>
          </table:table-cell>
          <table:table-cell table:formula="of:=HYPERLINK([.B476];[.E476])" office:value-type="string" office:string-value="T1134216.jpg" calcext:value-type="string">
            <text:p>T1134216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17</text:p>
          </table:table-cell>
          <table:table-cell table:formula="of:=CONCATENATE(&quot;https://github.com/nzbees/image_data/blob/master/&quot;;[.A477];&quot;.jpg&quot;)" office:value-type="string" office:string-value="https://github.com/nzbees/image_data/blob/master/13_images/T13ANCM/C4/G2/T1134217.jpg" calcext:value-type="string">
            <text:p>https://github.com/nzbees/image_data/blob/master/13_images/T13ANCM/C4/G2/T1134217.jpg</text:p>
          </table:table-cell>
          <table:table-cell office:value-type="string" calcext:value-type="string">
            <text:p>G2</text:p>
          </table:table-cell>
          <table:table-cell office:value-type="float" office:value="1134217" calcext:value-type="float">
            <text:p>1134217</text:p>
          </table:table-cell>
          <table:table-cell office:value-type="string" calcext:value-type="string">
            <text:p>T1134217.jpg</text:p>
          </table:table-cell>
          <table:table-cell table:formula="of:=HYPERLINK([.B477];[.E477])" office:value-type="string" office:string-value="T1134217.jpg" calcext:value-type="string">
            <text:p>T113421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18</text:p>
          </table:table-cell>
          <table:table-cell table:formula="of:=CONCATENATE(&quot;https://github.com/nzbees/image_data/blob/master/&quot;;[.A478];&quot;.jpg&quot;)" office:value-type="string" office:string-value="https://github.com/nzbees/image_data/blob/master/13_images/T13ANCM/C4/G2/T1134218.jpg" calcext:value-type="string">
            <text:p>https://github.com/nzbees/image_data/blob/master/13_images/T13ANCM/C4/G2/T1134218.jpg</text:p>
          </table:table-cell>
          <table:table-cell office:value-type="string" calcext:value-type="string">
            <text:p>G2</text:p>
          </table:table-cell>
          <table:table-cell office:value-type="float" office:value="1134218" calcext:value-type="float">
            <text:p>1134218</text:p>
          </table:table-cell>
          <table:table-cell office:value-type="string" calcext:value-type="string">
            <text:p>T1134218.jpg</text:p>
          </table:table-cell>
          <table:table-cell table:formula="of:=HYPERLINK([.B478];[.E478])" office:value-type="string" office:string-value="T1134218.jpg" calcext:value-type="string">
            <text:p>T1134218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19</text:p>
          </table:table-cell>
          <table:table-cell table:formula="of:=CONCATENATE(&quot;https://github.com/nzbees/image_data/blob/master/&quot;;[.A479];&quot;.jpg&quot;)" office:value-type="string" office:string-value="https://github.com/nzbees/image_data/blob/master/13_images/T13ANCM/C4/G2/T1134219.jpg" calcext:value-type="string">
            <text:p>https://github.com/nzbees/image_data/blob/master/13_images/T13ANCM/C4/G2/T1134219.jpg</text:p>
          </table:table-cell>
          <table:table-cell office:value-type="string" calcext:value-type="string">
            <text:p>G2</text:p>
          </table:table-cell>
          <table:table-cell office:value-type="float" office:value="1134219" calcext:value-type="float">
            <text:p>1134219</text:p>
          </table:table-cell>
          <table:table-cell office:value-type="string" calcext:value-type="string">
            <text:p>T1134219.jpg</text:p>
          </table:table-cell>
          <table:table-cell table:formula="of:=HYPERLINK([.B479];[.E479])" office:value-type="string" office:string-value="T1134219.jpg" calcext:value-type="string">
            <text:p>T1134219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20</text:p>
          </table:table-cell>
          <table:table-cell table:formula="of:=CONCATENATE(&quot;https://github.com/nzbees/image_data/blob/master/&quot;;[.A480];&quot;.jpg&quot;)" office:value-type="string" office:string-value="https://github.com/nzbees/image_data/blob/master/13_images/T13ANCM/C4/G2/T1134220.jpg" calcext:value-type="string">
            <text:p>https://github.com/nzbees/image_data/blob/master/13_images/T13ANCM/C4/G2/T1134220.jpg</text:p>
          </table:table-cell>
          <table:table-cell office:value-type="string" calcext:value-type="string">
            <text:p>G2</text:p>
          </table:table-cell>
          <table:table-cell office:value-type="float" office:value="1134220" calcext:value-type="float">
            <text:p>1134220</text:p>
          </table:table-cell>
          <table:table-cell office:value-type="string" calcext:value-type="string">
            <text:p>T1134220.jpg</text:p>
          </table:table-cell>
          <table:table-cell table:formula="of:=HYPERLINK([.B480];[.E480])" office:value-type="string" office:string-value="T1134220.jpg" calcext:value-type="string">
            <text:p>T113422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21</text:p>
          </table:table-cell>
          <table:table-cell table:formula="of:=CONCATENATE(&quot;https://github.com/nzbees/image_data/blob/master/&quot;;[.A481];&quot;.jpg&quot;)" office:value-type="string" office:string-value="https://github.com/nzbees/image_data/blob/master/13_images/T13ANCM/C4/G2/T1134221.jpg" calcext:value-type="string">
            <text:p>https://github.com/nzbees/image_data/blob/master/13_images/T13ANCM/C4/G2/T1134221.jpg</text:p>
          </table:table-cell>
          <table:table-cell office:value-type="string" calcext:value-type="string">
            <text:p>G2</text:p>
          </table:table-cell>
          <table:table-cell office:value-type="float" office:value="1134221" calcext:value-type="float">
            <text:p>1134221</text:p>
          </table:table-cell>
          <table:table-cell office:value-type="string" calcext:value-type="string">
            <text:p>T1134221.jpg</text:p>
          </table:table-cell>
          <table:table-cell table:formula="of:=HYPERLINK([.B481];[.E481])" office:value-type="string" office:string-value="T1134221.jpg" calcext:value-type="string">
            <text:p>T1134221.jpg</text:p>
          </table:table-cell>
          <table:table-cell/>
          <table:table-cell table:formula="of:=CONCATENATE(MID([.F481];2;1);[.$E481];[.$I481];[.$J481];[.$H481])" office:value-type="string" office:string-value="" calcext:value-type="error">
            <text:p>Err:5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3_images/T13ANCM/C4/G2/T1134222</text:p>
          </table:table-cell>
          <table:table-cell table:formula="of:=CONCATENATE(&quot;https://github.com/nzbees/image_data/blob/master/&quot;;[.A482];&quot;.jpg&quot;)" office:value-type="string" office:string-value="https://github.com/nzbees/image_data/blob/master/13_images/T13ANCM/C4/G2/T1134222.jpg" calcext:value-type="string">
            <text:p>https://github.com/nzbees/image_data/blob/master/13_images/T13ANCM/C4/G2/T1134222.jpg</text:p>
          </table:table-cell>
          <table:table-cell office:value-type="string" calcext:value-type="string">
            <text:p>G2</text:p>
          </table:table-cell>
          <table:table-cell office:value-type="float" office:value="1134222" calcext:value-type="float">
            <text:p>1134222</text:p>
          </table:table-cell>
          <table:table-cell office:value-type="string" calcext:value-type="string">
            <text:p>T1134222.jpg</text:p>
          </table:table-cell>
          <table:table-cell table:formula="of:=HYPERLINK([.B482];[.E482])" office:value-type="string" office:string-value="T1134222.jpg" calcext:value-type="string">
            <text:p>T1134222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23</text:p>
          </table:table-cell>
          <table:table-cell table:formula="of:=CONCATENATE(&quot;https://github.com/nzbees/image_data/blob/master/&quot;;[.A483];&quot;.jpg&quot;)" office:value-type="string" office:string-value="https://github.com/nzbees/image_data/blob/master/13_images/T13ANCM/C4/G2/T1134223.jpg" calcext:value-type="string">
            <text:p>https://github.com/nzbees/image_data/blob/master/13_images/T13ANCM/C4/G2/T1134223.jpg</text:p>
          </table:table-cell>
          <table:table-cell office:value-type="string" calcext:value-type="string">
            <text:p>G2</text:p>
          </table:table-cell>
          <table:table-cell office:value-type="float" office:value="1134223" calcext:value-type="float">
            <text:p>1134223</text:p>
          </table:table-cell>
          <table:table-cell office:value-type="string" calcext:value-type="string">
            <text:p>T1134223.jpg</text:p>
          </table:table-cell>
          <table:table-cell table:formula="of:=HYPERLINK([.B483];[.E483])" office:value-type="string" office:string-value="T1134223.jpg" calcext:value-type="string">
            <text:p>T1134223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24</text:p>
          </table:table-cell>
          <table:table-cell table:formula="of:=CONCATENATE(&quot;https://github.com/nzbees/image_data/blob/master/&quot;;[.A484];&quot;.jpg&quot;)" office:value-type="string" office:string-value="https://github.com/nzbees/image_data/blob/master/13_images/T13ANCM/C4/G2/T1134224.jpg" calcext:value-type="string">
            <text:p>https://github.com/nzbees/image_data/blob/master/13_images/T13ANCM/C4/G2/T1134224.jpg</text:p>
          </table:table-cell>
          <table:table-cell office:value-type="string" calcext:value-type="string">
            <text:p>G2</text:p>
          </table:table-cell>
          <table:table-cell office:value-type="float" office:value="1134224" calcext:value-type="float">
            <text:p>1134224</text:p>
          </table:table-cell>
          <table:table-cell office:value-type="string" calcext:value-type="string">
            <text:p>T1134224.jpg</text:p>
          </table:table-cell>
          <table:table-cell table:formula="of:=HYPERLINK([.B484];[.E484])" office:value-type="string" office:string-value="T1134224.jpg" calcext:value-type="string">
            <text:p>T1134224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25</text:p>
          </table:table-cell>
          <table:table-cell table:formula="of:=CONCATENATE(&quot;https://github.com/nzbees/image_data/blob/master/&quot;;[.A485];&quot;.jpg&quot;)" office:value-type="string" office:string-value="https://github.com/nzbees/image_data/blob/master/13_images/T13ANCM/C4/G2/T1134225.jpg" calcext:value-type="string">
            <text:p>https://github.com/nzbees/image_data/blob/master/13_images/T13ANCM/C4/G2/T1134225.jpg</text:p>
          </table:table-cell>
          <table:table-cell office:value-type="string" calcext:value-type="string">
            <text:p>G2</text:p>
          </table:table-cell>
          <table:table-cell office:value-type="float" office:value="1134225" calcext:value-type="float">
            <text:p>1134225</text:p>
          </table:table-cell>
          <table:table-cell office:value-type="string" calcext:value-type="string">
            <text:p>T1134225.jpg</text:p>
          </table:table-cell>
          <table:table-cell table:formula="of:=HYPERLINK([.B485];[.E485])" office:value-type="string" office:string-value="T1134225.jpg" calcext:value-type="string">
            <text:p>T1134225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26</text:p>
          </table:table-cell>
          <table:table-cell table:formula="of:=CONCATENATE(&quot;https://github.com/nzbees/image_data/blob/master/&quot;;[.A486];&quot;.jpg&quot;)" office:value-type="string" office:string-value="https://github.com/nzbees/image_data/blob/master/13_images/T13ANCM/C4/G2/T1134226.jpg" calcext:value-type="string">
            <text:p>https://github.com/nzbees/image_data/blob/master/13_images/T13ANCM/C4/G2/T1134226.jpg</text:p>
          </table:table-cell>
          <table:table-cell office:value-type="string" calcext:value-type="string">
            <text:p>G2</text:p>
          </table:table-cell>
          <table:table-cell office:value-type="float" office:value="1134226" calcext:value-type="float">
            <text:p>1134226</text:p>
          </table:table-cell>
          <table:table-cell office:value-type="string" calcext:value-type="string">
            <text:p>T1134226.jpg</text:p>
          </table:table-cell>
          <table:table-cell table:formula="of:=HYPERLINK([.B486];[.E486])" office:value-type="string" office:string-value="T1134226.jpg" calcext:value-type="string">
            <text:p>T1134226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27</text:p>
          </table:table-cell>
          <table:table-cell table:formula="of:=CONCATENATE(&quot;https://github.com/nzbees/image_data/blob/master/&quot;;[.A487];&quot;.jpg&quot;)" office:value-type="string" office:string-value="https://github.com/nzbees/image_data/blob/master/13_images/T13ANCM/C4/G2/T1134227.jpg" calcext:value-type="string">
            <text:p>https://github.com/nzbees/image_data/blob/master/13_images/T13ANCM/C4/G2/T1134227.jpg</text:p>
          </table:table-cell>
          <table:table-cell office:value-type="string" calcext:value-type="string">
            <text:p>G2</text:p>
          </table:table-cell>
          <table:table-cell office:value-type="float" office:value="1134227" calcext:value-type="float">
            <text:p>1134227</text:p>
          </table:table-cell>
          <table:table-cell office:value-type="string" calcext:value-type="string">
            <text:p>T1134227.jpg</text:p>
          </table:table-cell>
          <table:table-cell table:formula="of:=HYPERLINK([.B487];[.E487])" office:value-type="string" office:string-value="T1134227.jpg" calcext:value-type="string">
            <text:p>T113422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28</text:p>
          </table:table-cell>
          <table:table-cell table:formula="of:=CONCATENATE(&quot;https://github.com/nzbees/image_data/blob/master/&quot;;[.A488];&quot;.jpg&quot;)" office:value-type="string" office:string-value="https://github.com/nzbees/image_data/blob/master/13_images/T13ANCM/C4/G2/T1134228.jpg" calcext:value-type="string">
            <text:p>https://github.com/nzbees/image_data/blob/master/13_images/T13ANCM/C4/G2/T1134228.jpg</text:p>
          </table:table-cell>
          <table:table-cell office:value-type="string" calcext:value-type="string">
            <text:p>G2</text:p>
          </table:table-cell>
          <table:table-cell office:value-type="float" office:value="1134228" calcext:value-type="float">
            <text:p>1134228</text:p>
          </table:table-cell>
          <table:table-cell office:value-type="string" calcext:value-type="string">
            <text:p>T1134228.jpg</text:p>
          </table:table-cell>
          <table:table-cell table:formula="of:=HYPERLINK([.B488];[.E488])" office:value-type="string" office:string-value="T1134228.jpg" calcext:value-type="string">
            <text:p>T1134228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29</text:p>
          </table:table-cell>
          <table:table-cell table:formula="of:=CONCATENATE(&quot;https://github.com/nzbees/image_data/blob/master/&quot;;[.A489];&quot;.jpg&quot;)" office:value-type="string" office:string-value="https://github.com/nzbees/image_data/blob/master/13_images/T13ANCM/C4/G2/T1134229.jpg" calcext:value-type="string">
            <text:p>https://github.com/nzbees/image_data/blob/master/13_images/T13ANCM/C4/G2/T1134229.jpg</text:p>
          </table:table-cell>
          <table:table-cell office:value-type="string" calcext:value-type="string">
            <text:p>G2</text:p>
          </table:table-cell>
          <table:table-cell office:value-type="float" office:value="1134229" calcext:value-type="float">
            <text:p>1134229</text:p>
          </table:table-cell>
          <table:table-cell office:value-type="string" calcext:value-type="string">
            <text:p>T1134229.jpg</text:p>
          </table:table-cell>
          <table:table-cell table:formula="of:=HYPERLINK([.B489];[.E489])" office:value-type="string" office:string-value="T1134229.jpg" calcext:value-type="string">
            <text:p>T1134229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2/T1134230</text:p>
          </table:table-cell>
          <table:table-cell table:formula="of:=CONCATENATE(&quot;https://github.com/nzbees/image_data/blob/master/&quot;;[.A490];&quot;.jpg&quot;)" office:value-type="string" office:string-value="https://github.com/nzbees/image_data/blob/master/13_images/T13ANCM/C4/G2/T1134230.jpg" calcext:value-type="string">
            <text:p>https://github.com/nzbees/image_data/blob/master/13_images/T13ANCM/C4/G2/T1134230.jpg</text:p>
          </table:table-cell>
          <table:table-cell office:value-type="string" calcext:value-type="string">
            <text:p>G2</text:p>
          </table:table-cell>
          <table:table-cell office:value-type="float" office:value="1134230" calcext:value-type="float">
            <text:p>1134230</text:p>
          </table:table-cell>
          <table:table-cell office:value-type="string" calcext:value-type="string">
            <text:p>T1134230.jpg</text:p>
          </table:table-cell>
          <table:table-cell table:formula="of:=HYPERLINK([.B490];[.E490])" office:value-type="string" office:string-value="T1134230.jpg" calcext:value-type="string">
            <text:p>T113423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10</text:p>
          </table:table-cell>
          <table:table-cell table:formula="of:=CONCATENATE(&quot;https://github.com/nzbees/image_data/blob/master/&quot;;[.A491];&quot;.jpg&quot;)" office:value-type="string" office:string-value="https://github.com/nzbees/image_data/blob/master/13_images/T13ANCM/C4/G3/T1134310.jpg" calcext:value-type="string">
            <text:p>https://github.com/nzbees/image_data/blob/master/13_images/T13ANCM/C4/G3/T1134310.jpg</text:p>
          </table:table-cell>
          <table:table-cell office:value-type="string" calcext:value-type="string">
            <text:p>G3</text:p>
          </table:table-cell>
          <table:table-cell office:value-type="float" office:value="1134310" calcext:value-type="float">
            <text:p>1134310</text:p>
          </table:table-cell>
          <table:table-cell office:value-type="string" calcext:value-type="string">
            <text:p>T1134310.jpg</text:p>
          </table:table-cell>
          <table:table-cell table:formula="of:=HYPERLINK([.B491];[.E491])" office:value-type="string" office:string-value="T1134310.jpg" calcext:value-type="string">
            <text:p>T11343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11</text:p>
          </table:table-cell>
          <table:table-cell table:formula="of:=CONCATENATE(&quot;https://github.com/nzbees/image_data/blob/master/&quot;;[.A492];&quot;.jpg&quot;)" office:value-type="string" office:string-value="https://github.com/nzbees/image_data/blob/master/13_images/T13ANCM/C4/G3/T1134311.jpg" calcext:value-type="string">
            <text:p>https://github.com/nzbees/image_data/blob/master/13_images/T13ANCM/C4/G3/T1134311.jpg</text:p>
          </table:table-cell>
          <table:table-cell office:value-type="string" calcext:value-type="string">
            <text:p>G3</text:p>
          </table:table-cell>
          <table:table-cell office:value-type="float" office:value="1134311" calcext:value-type="float">
            <text:p>1134311</text:p>
          </table:table-cell>
          <table:table-cell office:value-type="string" calcext:value-type="string">
            <text:p>T1134311.jpg</text:p>
          </table:table-cell>
          <table:table-cell table:formula="of:=HYPERLINK([.B492];[.E492])" office:value-type="string" office:string-value="T1134311.jpg" calcext:value-type="string">
            <text:p>T113431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12</text:p>
          </table:table-cell>
          <table:table-cell table:formula="of:=CONCATENATE(&quot;https://github.com/nzbees/image_data/blob/master/&quot;;[.A493];&quot;.jpg&quot;)" office:value-type="string" office:string-value="https://github.com/nzbees/image_data/blob/master/13_images/T13ANCM/C4/G3/T1134312.jpg" calcext:value-type="string">
            <text:p>https://github.com/nzbees/image_data/blob/master/13_images/T13ANCM/C4/G3/T1134312.jpg</text:p>
          </table:table-cell>
          <table:table-cell office:value-type="string" calcext:value-type="string">
            <text:p>G3</text:p>
          </table:table-cell>
          <table:table-cell office:value-type="float" office:value="1134312" calcext:value-type="float">
            <text:p>1134312</text:p>
          </table:table-cell>
          <table:table-cell office:value-type="string" calcext:value-type="string">
            <text:p>T1134312.jpg</text:p>
          </table:table-cell>
          <table:table-cell table:formula="of:=HYPERLINK([.B493];[.E493])" office:value-type="string" office:string-value="T1134312.jpg" calcext:value-type="string">
            <text:p>T1134312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13</text:p>
          </table:table-cell>
          <table:table-cell table:formula="of:=CONCATENATE(&quot;https://github.com/nzbees/image_data/blob/master/&quot;;[.A494];&quot;.jpg&quot;)" office:value-type="string" office:string-value="https://github.com/nzbees/image_data/blob/master/13_images/T13ANCM/C4/G3/T1134313.jpg" calcext:value-type="string">
            <text:p>https://github.com/nzbees/image_data/blob/master/13_images/T13ANCM/C4/G3/T1134313.jpg</text:p>
          </table:table-cell>
          <table:table-cell office:value-type="string" calcext:value-type="string">
            <text:p>G3</text:p>
          </table:table-cell>
          <table:table-cell office:value-type="float" office:value="1134313" calcext:value-type="float">
            <text:p>1134313</text:p>
          </table:table-cell>
          <table:table-cell office:value-type="string" calcext:value-type="string">
            <text:p>T1134313.jpg</text:p>
          </table:table-cell>
          <table:table-cell table:formula="of:=HYPERLINK([.B494];[.E494])" office:value-type="string" office:string-value="T1134313.jpg" calcext:value-type="string">
            <text:p>T1134313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14</text:p>
          </table:table-cell>
          <table:table-cell table:formula="of:=CONCATENATE(&quot;https://github.com/nzbees/image_data/blob/master/&quot;;[.A495];&quot;.jpg&quot;)" office:value-type="string" office:string-value="https://github.com/nzbees/image_data/blob/master/13_images/T13ANCM/C4/G3/T1134314.jpg" calcext:value-type="string">
            <text:p>https://github.com/nzbees/image_data/blob/master/13_images/T13ANCM/C4/G3/T1134314.jpg</text:p>
          </table:table-cell>
          <table:table-cell office:value-type="string" calcext:value-type="string">
            <text:p>G3</text:p>
          </table:table-cell>
          <table:table-cell office:value-type="float" office:value="1134314" calcext:value-type="float">
            <text:p>1134314</text:p>
          </table:table-cell>
          <table:table-cell office:value-type="string" calcext:value-type="string">
            <text:p>T1134314.jpg</text:p>
          </table:table-cell>
          <table:table-cell table:formula="of:=HYPERLINK([.B495];[.E495])" office:value-type="string" office:string-value="T1134314.jpg" calcext:value-type="string">
            <text:p>T1134314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15</text:p>
          </table:table-cell>
          <table:table-cell table:formula="of:=CONCATENATE(&quot;https://github.com/nzbees/image_data/blob/master/&quot;;[.A496];&quot;.jpg&quot;)" office:value-type="string" office:string-value="https://github.com/nzbees/image_data/blob/master/13_images/T13ANCM/C4/G3/T1134315.jpg" calcext:value-type="string">
            <text:p>https://github.com/nzbees/image_data/blob/master/13_images/T13ANCM/C4/G3/T1134315.jpg</text:p>
          </table:table-cell>
          <table:table-cell office:value-type="string" calcext:value-type="string">
            <text:p>G3</text:p>
          </table:table-cell>
          <table:table-cell office:value-type="float" office:value="1134315" calcext:value-type="float">
            <text:p>1134315</text:p>
          </table:table-cell>
          <table:table-cell office:value-type="string" calcext:value-type="string">
            <text:p>T1134315.jpg</text:p>
          </table:table-cell>
          <table:table-cell table:formula="of:=HYPERLINK([.B496];[.E496])" office:value-type="string" office:string-value="T1134315.jpg" calcext:value-type="string">
            <text:p>T1134315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16</text:p>
          </table:table-cell>
          <table:table-cell table:formula="of:=CONCATENATE(&quot;https://github.com/nzbees/image_data/blob/master/&quot;;[.A497];&quot;.jpg&quot;)" office:value-type="string" office:string-value="https://github.com/nzbees/image_data/blob/master/13_images/T13ANCM/C4/G3/T1134316.jpg" calcext:value-type="string">
            <text:p>https://github.com/nzbees/image_data/blob/master/13_images/T13ANCM/C4/G3/T1134316.jpg</text:p>
          </table:table-cell>
          <table:table-cell office:value-type="string" calcext:value-type="string">
            <text:p>G3</text:p>
          </table:table-cell>
          <table:table-cell office:value-type="float" office:value="1134316" calcext:value-type="float">
            <text:p>1134316</text:p>
          </table:table-cell>
          <table:table-cell office:value-type="string" calcext:value-type="string">
            <text:p>T1134316.jpg</text:p>
          </table:table-cell>
          <table:table-cell table:formula="of:=HYPERLINK([.B497];[.E497])" office:value-type="string" office:string-value="T1134316.jpg" calcext:value-type="string">
            <text:p>T1134316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17</text:p>
          </table:table-cell>
          <table:table-cell table:formula="of:=CONCATENATE(&quot;https://github.com/nzbees/image_data/blob/master/&quot;;[.A498];&quot;.jpg&quot;)" office:value-type="string" office:string-value="https://github.com/nzbees/image_data/blob/master/13_images/T13ANCM/C4/G3/T1134317.jpg" calcext:value-type="string">
            <text:p>https://github.com/nzbees/image_data/blob/master/13_images/T13ANCM/C4/G3/T1134317.jpg</text:p>
          </table:table-cell>
          <table:table-cell office:value-type="string" calcext:value-type="string">
            <text:p>G3</text:p>
          </table:table-cell>
          <table:table-cell office:value-type="float" office:value="1134317" calcext:value-type="float">
            <text:p>1134317</text:p>
          </table:table-cell>
          <table:table-cell office:value-type="string" calcext:value-type="string">
            <text:p>T1134317.jpg</text:p>
          </table:table-cell>
          <table:table-cell table:formula="of:=HYPERLINK([.B498];[.E498])" office:value-type="string" office:string-value="T1134317.jpg" calcext:value-type="string">
            <text:p>T113431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18</text:p>
          </table:table-cell>
          <table:table-cell table:formula="of:=CONCATENATE(&quot;https://github.com/nzbees/image_data/blob/master/&quot;;[.A499];&quot;.jpg&quot;)" office:value-type="string" office:string-value="https://github.com/nzbees/image_data/blob/master/13_images/T13ANCM/C4/G3/T1134318.jpg" calcext:value-type="string">
            <text:p>https://github.com/nzbees/image_data/blob/master/13_images/T13ANCM/C4/G3/T1134318.jpg</text:p>
          </table:table-cell>
          <table:table-cell office:value-type="string" calcext:value-type="string">
            <text:p>G3</text:p>
          </table:table-cell>
          <table:table-cell office:value-type="float" office:value="1134318" calcext:value-type="float">
            <text:p>1134318</text:p>
          </table:table-cell>
          <table:table-cell office:value-type="string" calcext:value-type="string">
            <text:p>T1134318.jpg</text:p>
          </table:table-cell>
          <table:table-cell table:formula="of:=HYPERLINK([.B499];[.E499])" office:value-type="string" office:string-value="T1134318.jpg" calcext:value-type="string">
            <text:p>T1134318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19</text:p>
          </table:table-cell>
          <table:table-cell table:formula="of:=CONCATENATE(&quot;https://github.com/nzbees/image_data/blob/master/&quot;;[.A500];&quot;.jpg&quot;)" office:value-type="string" office:string-value="https://github.com/nzbees/image_data/blob/master/13_images/T13ANCM/C4/G3/T1134319.jpg" calcext:value-type="string">
            <text:p>https://github.com/nzbees/image_data/blob/master/13_images/T13ANCM/C4/G3/T1134319.jpg</text:p>
          </table:table-cell>
          <table:table-cell office:value-type="string" calcext:value-type="string">
            <text:p>G3</text:p>
          </table:table-cell>
          <table:table-cell office:value-type="float" office:value="1134319" calcext:value-type="float">
            <text:p>1134319</text:p>
          </table:table-cell>
          <table:table-cell office:value-type="string" calcext:value-type="string">
            <text:p>T1134319.jpg</text:p>
          </table:table-cell>
          <table:table-cell table:formula="of:=HYPERLINK([.B500];[.E500])" office:value-type="string" office:string-value="T1134319.jpg" calcext:value-type="string">
            <text:p>T1134319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20</text:p>
          </table:table-cell>
          <table:table-cell table:formula="of:=CONCATENATE(&quot;https://github.com/nzbees/image_data/blob/master/&quot;;[.A501];&quot;.jpg&quot;)" office:value-type="string" office:string-value="https://github.com/nzbees/image_data/blob/master/13_images/T13ANCM/C4/G3/T1134320.jpg" calcext:value-type="string">
            <text:p>https://github.com/nzbees/image_data/blob/master/13_images/T13ANCM/C4/G3/T1134320.jpg</text:p>
          </table:table-cell>
          <table:table-cell office:value-type="string" calcext:value-type="string">
            <text:p>G3</text:p>
          </table:table-cell>
          <table:table-cell office:value-type="float" office:value="1134320" calcext:value-type="float">
            <text:p>1134320</text:p>
          </table:table-cell>
          <table:table-cell office:value-type="string" calcext:value-type="string">
            <text:p>T1134320.jpg</text:p>
          </table:table-cell>
          <table:table-cell table:formula="of:=HYPERLINK([.B501];[.E501])" office:value-type="string" office:string-value="T1134320.jpg" calcext:value-type="string">
            <text:p>T113432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21</text:p>
          </table:table-cell>
          <table:table-cell table:formula="of:=CONCATENATE(&quot;https://github.com/nzbees/image_data/blob/master/&quot;;[.A502];&quot;.jpg&quot;)" office:value-type="string" office:string-value="https://github.com/nzbees/image_data/blob/master/13_images/T13ANCM/C4/G3/T1134321.jpg" calcext:value-type="string">
            <text:p>https://github.com/nzbees/image_data/blob/master/13_images/T13ANCM/C4/G3/T1134321.jpg</text:p>
          </table:table-cell>
          <table:table-cell office:value-type="string" calcext:value-type="string">
            <text:p>G3</text:p>
          </table:table-cell>
          <table:table-cell office:value-type="float" office:value="1134321" calcext:value-type="float">
            <text:p>1134321</text:p>
          </table:table-cell>
          <table:table-cell office:value-type="string" calcext:value-type="string">
            <text:p>T1134321.jpg</text:p>
          </table:table-cell>
          <table:table-cell table:formula="of:=HYPERLINK([.B502];[.E502])" office:value-type="string" office:string-value="T1134321.jpg" calcext:value-type="string">
            <text:p>T113432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22</text:p>
          </table:table-cell>
          <table:table-cell table:formula="of:=CONCATENATE(&quot;https://github.com/nzbees/image_data/blob/master/&quot;;[.A503];&quot;.jpg&quot;)" office:value-type="string" office:string-value="https://github.com/nzbees/image_data/blob/master/13_images/T13ANCM/C4/G3/T1134322.jpg" calcext:value-type="string">
            <text:p>https://github.com/nzbees/image_data/blob/master/13_images/T13ANCM/C4/G3/T1134322.jpg</text:p>
          </table:table-cell>
          <table:table-cell office:value-type="string" calcext:value-type="string">
            <text:p>G3</text:p>
          </table:table-cell>
          <table:table-cell office:value-type="float" office:value="1134322" calcext:value-type="float">
            <text:p>1134322</text:p>
          </table:table-cell>
          <table:table-cell office:value-type="string" calcext:value-type="string">
            <text:p>T1134322.jpg</text:p>
          </table:table-cell>
          <table:table-cell table:formula="of:=HYPERLINK([.B503];[.E503])" office:value-type="string" office:string-value="T1134322.jpg" calcext:value-type="string">
            <text:p>T1134322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23</text:p>
          </table:table-cell>
          <table:table-cell table:formula="of:=CONCATENATE(&quot;https://github.com/nzbees/image_data/blob/master/&quot;;[.A504];&quot;.jpg&quot;)" office:value-type="string" office:string-value="https://github.com/nzbees/image_data/blob/master/13_images/T13ANCM/C4/G3/T1134323.jpg" calcext:value-type="string">
            <text:p>https://github.com/nzbees/image_data/blob/master/13_images/T13ANCM/C4/G3/T1134323.jpg</text:p>
          </table:table-cell>
          <table:table-cell office:value-type="string" calcext:value-type="string">
            <text:p>G3</text:p>
          </table:table-cell>
          <table:table-cell office:value-type="float" office:value="1134323" calcext:value-type="float">
            <text:p>1134323</text:p>
          </table:table-cell>
          <table:table-cell office:value-type="string" calcext:value-type="string">
            <text:p>T1134323.jpg</text:p>
          </table:table-cell>
          <table:table-cell table:formula="of:=HYPERLINK([.B504];[.E504])" office:value-type="string" office:string-value="T1134323.jpg" calcext:value-type="string">
            <text:p>T1134323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24</text:p>
          </table:table-cell>
          <table:table-cell table:formula="of:=CONCATENATE(&quot;https://github.com/nzbees/image_data/blob/master/&quot;;[.A505];&quot;.jpg&quot;)" office:value-type="string" office:string-value="https://github.com/nzbees/image_data/blob/master/13_images/T13ANCM/C4/G3/T1134324.jpg" calcext:value-type="string">
            <text:p>https://github.com/nzbees/image_data/blob/master/13_images/T13ANCM/C4/G3/T1134324.jpg</text:p>
          </table:table-cell>
          <table:table-cell office:value-type="string" calcext:value-type="string">
            <text:p>G3</text:p>
          </table:table-cell>
          <table:table-cell office:value-type="float" office:value="1134324" calcext:value-type="float">
            <text:p>1134324</text:p>
          </table:table-cell>
          <table:table-cell office:value-type="string" calcext:value-type="string">
            <text:p>T1134324.jpg</text:p>
          </table:table-cell>
          <table:table-cell table:formula="of:=HYPERLINK([.B505];[.E505])" office:value-type="string" office:string-value="T1134324.jpg" calcext:value-type="string">
            <text:p>T1134324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3/T1134325</text:p>
          </table:table-cell>
          <table:table-cell table:formula="of:=CONCATENATE(&quot;https://github.com/nzbees/image_data/blob/master/&quot;;[.A506];&quot;.jpg&quot;)" office:value-type="string" office:string-value="https://github.com/nzbees/image_data/blob/master/13_images/T13ANCM/C4/G3/T1134325.jpg" calcext:value-type="string">
            <text:p>https://github.com/nzbees/image_data/blob/master/13_images/T13ANCM/C4/G3/T1134325.jpg</text:p>
          </table:table-cell>
          <table:table-cell office:value-type="string" calcext:value-type="string">
            <text:p>G3</text:p>
          </table:table-cell>
          <table:table-cell office:value-type="float" office:value="1134325" calcext:value-type="float">
            <text:p>1134325</text:p>
          </table:table-cell>
          <table:table-cell office:value-type="string" calcext:value-type="string">
            <text:p>T1134325.jpg</text:p>
          </table:table-cell>
          <table:table-cell table:formula="of:=HYPERLINK([.B506];[.E506])" office:value-type="string" office:string-value="T1134325.jpg" calcext:value-type="string">
            <text:p>T1134325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10</text:p>
          </table:table-cell>
          <table:table-cell table:formula="of:=CONCATENATE(&quot;https://github.com/nzbees/image_data/blob/master/&quot;;[.A507];&quot;.jpg&quot;)" office:value-type="string" office:string-value="https://github.com/nzbees/image_data/blob/master/13_images/T13ANCM/C4/G4/T1134410.jpg" calcext:value-type="string">
            <text:p>https://github.com/nzbees/image_data/blob/master/13_images/T13ANCM/C4/G4/T1134410.jpg</text:p>
          </table:table-cell>
          <table:table-cell office:value-type="string" calcext:value-type="string">
            <text:p>G4</text:p>
          </table:table-cell>
          <table:table-cell office:value-type="float" office:value="1134410" calcext:value-type="float">
            <text:p>1134410</text:p>
          </table:table-cell>
          <table:table-cell office:value-type="string" calcext:value-type="string">
            <text:p>T1134410.jpg</text:p>
          </table:table-cell>
          <table:table-cell table:formula="of:=HYPERLINK([.B507];[.E507])" office:value-type="string" office:string-value="T1134410.jpg" calcext:value-type="string">
            <text:p>T11344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11</text:p>
          </table:table-cell>
          <table:table-cell table:formula="of:=CONCATENATE(&quot;https://github.com/nzbees/image_data/blob/master/&quot;;[.A508];&quot;.jpg&quot;)" office:value-type="string" office:string-value="https://github.com/nzbees/image_data/blob/master/13_images/T13ANCM/C4/G4/T1134411.jpg" calcext:value-type="string">
            <text:p>https://github.com/nzbees/image_data/blob/master/13_images/T13ANCM/C4/G4/T1134411.jpg</text:p>
          </table:table-cell>
          <table:table-cell office:value-type="string" calcext:value-type="string">
            <text:p>G4</text:p>
          </table:table-cell>
          <table:table-cell office:value-type="float" office:value="1134411" calcext:value-type="float">
            <text:p>1134411</text:p>
          </table:table-cell>
          <table:table-cell office:value-type="string" calcext:value-type="string">
            <text:p>T1134411.jpg</text:p>
          </table:table-cell>
          <table:table-cell table:formula="of:=HYPERLINK([.B508];[.E508])" office:value-type="string" office:string-value="T1134411.jpg" calcext:value-type="string">
            <text:p>T113441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12</text:p>
          </table:table-cell>
          <table:table-cell table:formula="of:=CONCATENATE(&quot;https://github.com/nzbees/image_data/blob/master/&quot;;[.A509];&quot;.jpg&quot;)" office:value-type="string" office:string-value="https://github.com/nzbees/image_data/blob/master/13_images/T13ANCM/C4/G4/T1134412.jpg" calcext:value-type="string">
            <text:p>https://github.com/nzbees/image_data/blob/master/13_images/T13ANCM/C4/G4/T1134412.jpg</text:p>
          </table:table-cell>
          <table:table-cell office:value-type="string" calcext:value-type="string">
            <text:p>G4</text:p>
          </table:table-cell>
          <table:table-cell office:value-type="float" office:value="1134412" calcext:value-type="float">
            <text:p>1134412</text:p>
          </table:table-cell>
          <table:table-cell office:value-type="string" calcext:value-type="string">
            <text:p>T1134412.jpg</text:p>
          </table:table-cell>
          <table:table-cell table:formula="of:=HYPERLINK([.B509];[.E509])" office:value-type="string" office:string-value="T1134412.jpg" calcext:value-type="string">
            <text:p>T1134412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13</text:p>
          </table:table-cell>
          <table:table-cell table:formula="of:=CONCATENATE(&quot;https://github.com/nzbees/image_data/blob/master/&quot;;[.A510];&quot;.jpg&quot;)" office:value-type="string" office:string-value="https://github.com/nzbees/image_data/blob/master/13_images/T13ANCM/C4/G4/T1134413.jpg" calcext:value-type="string">
            <text:p>https://github.com/nzbees/image_data/blob/master/13_images/T13ANCM/C4/G4/T1134413.jpg</text:p>
          </table:table-cell>
          <table:table-cell office:value-type="string" calcext:value-type="string">
            <text:p>G4</text:p>
          </table:table-cell>
          <table:table-cell office:value-type="float" office:value="1134413" calcext:value-type="float">
            <text:p>1134413</text:p>
          </table:table-cell>
          <table:table-cell office:value-type="string" calcext:value-type="string">
            <text:p>T1134413.jpg</text:p>
          </table:table-cell>
          <table:table-cell table:formula="of:=HYPERLINK([.B510];[.E510])" office:value-type="string" office:string-value="T1134413.jpg" calcext:value-type="string">
            <text:p>T1134413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14</text:p>
          </table:table-cell>
          <table:table-cell table:formula="of:=CONCATENATE(&quot;https://github.com/nzbees/image_data/blob/master/&quot;;[.A511];&quot;.jpg&quot;)" office:value-type="string" office:string-value="https://github.com/nzbees/image_data/blob/master/13_images/T13ANCM/C4/G4/T1134414.jpg" calcext:value-type="string">
            <text:p>https://github.com/nzbees/image_data/blob/master/13_images/T13ANCM/C4/G4/T1134414.jpg</text:p>
          </table:table-cell>
          <table:table-cell office:value-type="string" calcext:value-type="string">
            <text:p>G4</text:p>
          </table:table-cell>
          <table:table-cell office:value-type="float" office:value="1134414" calcext:value-type="float">
            <text:p>1134414</text:p>
          </table:table-cell>
          <table:table-cell office:value-type="string" calcext:value-type="string">
            <text:p>T1134414.jpg</text:p>
          </table:table-cell>
          <table:table-cell table:formula="of:=HYPERLINK([.B511];[.E511])" office:value-type="string" office:string-value="T1134414.jpg" calcext:value-type="string">
            <text:p>T1134414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15</text:p>
          </table:table-cell>
          <table:table-cell table:formula="of:=CONCATENATE(&quot;https://github.com/nzbees/image_data/blob/master/&quot;;[.A512];&quot;.jpg&quot;)" office:value-type="string" office:string-value="https://github.com/nzbees/image_data/blob/master/13_images/T13ANCM/C4/G4/T1134415.jpg" calcext:value-type="string">
            <text:p>https://github.com/nzbees/image_data/blob/master/13_images/T13ANCM/C4/G4/T1134415.jpg</text:p>
          </table:table-cell>
          <table:table-cell office:value-type="string" calcext:value-type="string">
            <text:p>G4</text:p>
          </table:table-cell>
          <table:table-cell office:value-type="float" office:value="1134415" calcext:value-type="float">
            <text:p>1134415</text:p>
          </table:table-cell>
          <table:table-cell office:value-type="string" calcext:value-type="string">
            <text:p>T1134415.jpg</text:p>
          </table:table-cell>
          <table:table-cell table:formula="of:=HYPERLINK([.B512];[.E512])" office:value-type="string" office:string-value="T1134415.jpg" calcext:value-type="string">
            <text:p>T1134415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16</text:p>
          </table:table-cell>
          <table:table-cell table:formula="of:=CONCATENATE(&quot;https://github.com/nzbees/image_data/blob/master/&quot;;[.A513];&quot;.jpg&quot;)" office:value-type="string" office:string-value="https://github.com/nzbees/image_data/blob/master/13_images/T13ANCM/C4/G4/T1134416.jpg" calcext:value-type="string">
            <text:p>https://github.com/nzbees/image_data/blob/master/13_images/T13ANCM/C4/G4/T1134416.jpg</text:p>
          </table:table-cell>
          <table:table-cell office:value-type="string" calcext:value-type="string">
            <text:p>G4</text:p>
          </table:table-cell>
          <table:table-cell office:value-type="float" office:value="1134416" calcext:value-type="float">
            <text:p>1134416</text:p>
          </table:table-cell>
          <table:table-cell office:value-type="string" calcext:value-type="string">
            <text:p>T1134416.jpg</text:p>
          </table:table-cell>
          <table:table-cell table:formula="of:=HYPERLINK([.B513];[.E513])" office:value-type="string" office:string-value="T1134416.jpg" calcext:value-type="string">
            <text:p>T1134416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17</text:p>
          </table:table-cell>
          <table:table-cell table:formula="of:=CONCATENATE(&quot;https://github.com/nzbees/image_data/blob/master/&quot;;[.A514];&quot;.jpg&quot;)" office:value-type="string" office:string-value="https://github.com/nzbees/image_data/blob/master/13_images/T13ANCM/C4/G4/T1134417.jpg" calcext:value-type="string">
            <text:p>https://github.com/nzbees/image_data/blob/master/13_images/T13ANCM/C4/G4/T1134417.jpg</text:p>
          </table:table-cell>
          <table:table-cell office:value-type="string" calcext:value-type="string">
            <text:p>G4</text:p>
          </table:table-cell>
          <table:table-cell office:value-type="float" office:value="1134417" calcext:value-type="float">
            <text:p>1134417</text:p>
          </table:table-cell>
          <table:table-cell office:value-type="string" calcext:value-type="string">
            <text:p>T1134417.jpg</text:p>
          </table:table-cell>
          <table:table-cell table:formula="of:=HYPERLINK([.B514];[.E514])" office:value-type="string" office:string-value="T1134417.jpg" calcext:value-type="string">
            <text:p>T113441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18</text:p>
          </table:table-cell>
          <table:table-cell table:formula="of:=CONCATENATE(&quot;https://github.com/nzbees/image_data/blob/master/&quot;;[.A515];&quot;.jpg&quot;)" office:value-type="string" office:string-value="https://github.com/nzbees/image_data/blob/master/13_images/T13ANCM/C4/G4/T1134418.jpg" calcext:value-type="string">
            <text:p>https://github.com/nzbees/image_data/blob/master/13_images/T13ANCM/C4/G4/T1134418.jpg</text:p>
          </table:table-cell>
          <table:table-cell office:value-type="string" calcext:value-type="string">
            <text:p>G4</text:p>
          </table:table-cell>
          <table:table-cell office:value-type="float" office:value="1134418" calcext:value-type="float">
            <text:p>1134418</text:p>
          </table:table-cell>
          <table:table-cell office:value-type="string" calcext:value-type="string">
            <text:p>T1134418.jpg</text:p>
          </table:table-cell>
          <table:table-cell table:formula="of:=HYPERLINK([.B515];[.E515])" office:value-type="string" office:string-value="T1134418.jpg" calcext:value-type="string">
            <text:p>T1134418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19</text:p>
          </table:table-cell>
          <table:table-cell table:formula="of:=CONCATENATE(&quot;https://github.com/nzbees/image_data/blob/master/&quot;;[.A516];&quot;.jpg&quot;)" office:value-type="string" office:string-value="https://github.com/nzbees/image_data/blob/master/13_images/T13ANCM/C4/G4/T1134419.jpg" calcext:value-type="string">
            <text:p>https://github.com/nzbees/image_data/blob/master/13_images/T13ANCM/C4/G4/T1134419.jpg</text:p>
          </table:table-cell>
          <table:table-cell office:value-type="string" calcext:value-type="string">
            <text:p>G4</text:p>
          </table:table-cell>
          <table:table-cell office:value-type="float" office:value="1134419" calcext:value-type="float">
            <text:p>1134419</text:p>
          </table:table-cell>
          <table:table-cell office:value-type="string" calcext:value-type="string">
            <text:p>T1134419.jpg</text:p>
          </table:table-cell>
          <table:table-cell table:formula="of:=HYPERLINK([.B516];[.E516])" office:value-type="string" office:string-value="T1134419.jpg" calcext:value-type="string">
            <text:p>T1134419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20</text:p>
          </table:table-cell>
          <table:table-cell table:formula="of:=CONCATENATE(&quot;https://github.com/nzbees/image_data/blob/master/&quot;;[.A517];&quot;.jpg&quot;)" office:value-type="string" office:string-value="https://github.com/nzbees/image_data/blob/master/13_images/T13ANCM/C4/G4/T1134420.jpg" calcext:value-type="string">
            <text:p>https://github.com/nzbees/image_data/blob/master/13_images/T13ANCM/C4/G4/T1134420.jpg</text:p>
          </table:table-cell>
          <table:table-cell office:value-type="string" calcext:value-type="string">
            <text:p>G4</text:p>
          </table:table-cell>
          <table:table-cell office:value-type="float" office:value="1134420" calcext:value-type="float">
            <text:p>1134420</text:p>
          </table:table-cell>
          <table:table-cell office:value-type="string" calcext:value-type="string">
            <text:p>T1134420.jpg</text:p>
          </table:table-cell>
          <table:table-cell table:formula="of:=HYPERLINK([.B517];[.E517])" office:value-type="string" office:string-value="T1134420.jpg" calcext:value-type="string">
            <text:p>T113442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21</text:p>
          </table:table-cell>
          <table:table-cell table:formula="of:=CONCATENATE(&quot;https://github.com/nzbees/image_data/blob/master/&quot;;[.A518];&quot;.jpg&quot;)" office:value-type="string" office:string-value="https://github.com/nzbees/image_data/blob/master/13_images/T13ANCM/C4/G4/T1134421.jpg" calcext:value-type="string">
            <text:p>https://github.com/nzbees/image_data/blob/master/13_images/T13ANCM/C4/G4/T1134421.jpg</text:p>
          </table:table-cell>
          <table:table-cell office:value-type="string" calcext:value-type="string">
            <text:p>G4</text:p>
          </table:table-cell>
          <table:table-cell office:value-type="float" office:value="1134421" calcext:value-type="float">
            <text:p>1134421</text:p>
          </table:table-cell>
          <table:table-cell office:value-type="string" calcext:value-type="string">
            <text:p>T1134421.jpg</text:p>
          </table:table-cell>
          <table:table-cell table:formula="of:=HYPERLINK([.B518];[.E518])" office:value-type="string" office:string-value="T1134421.jpg" calcext:value-type="string">
            <text:p>T113442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22</text:p>
          </table:table-cell>
          <table:table-cell table:formula="of:=CONCATENATE(&quot;https://github.com/nzbees/image_data/blob/master/&quot;;[.A519];&quot;.jpg&quot;)" office:value-type="string" office:string-value="https://github.com/nzbees/image_data/blob/master/13_images/T13ANCM/C4/G4/T1134422.jpg" calcext:value-type="string">
            <text:p>https://github.com/nzbees/image_data/blob/master/13_images/T13ANCM/C4/G4/T1134422.jpg</text:p>
          </table:table-cell>
          <table:table-cell office:value-type="string" calcext:value-type="string">
            <text:p>G4</text:p>
          </table:table-cell>
          <table:table-cell office:value-type="float" office:value="1134422" calcext:value-type="float">
            <text:p>1134422</text:p>
          </table:table-cell>
          <table:table-cell office:value-type="string" calcext:value-type="string">
            <text:p>T1134422.jpg</text:p>
          </table:table-cell>
          <table:table-cell table:formula="of:=HYPERLINK([.B519];[.E519])" office:value-type="string" office:string-value="T1134422.jpg" calcext:value-type="string">
            <text:p>T1134422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23</text:p>
          </table:table-cell>
          <table:table-cell table:formula="of:=CONCATENATE(&quot;https://github.com/nzbees/image_data/blob/master/&quot;;[.A520];&quot;.jpg&quot;)" office:value-type="string" office:string-value="https://github.com/nzbees/image_data/blob/master/13_images/T13ANCM/C4/G4/T1134423.jpg" calcext:value-type="string">
            <text:p>https://github.com/nzbees/image_data/blob/master/13_images/T13ANCM/C4/G4/T1134423.jpg</text:p>
          </table:table-cell>
          <table:table-cell office:value-type="string" calcext:value-type="string">
            <text:p>G4</text:p>
          </table:table-cell>
          <table:table-cell office:value-type="float" office:value="1134423" calcext:value-type="float">
            <text:p>1134423</text:p>
          </table:table-cell>
          <table:table-cell office:value-type="string" calcext:value-type="string">
            <text:p>T1134423.jpg</text:p>
          </table:table-cell>
          <table:table-cell table:formula="of:=HYPERLINK([.B520];[.E520])" office:value-type="string" office:string-value="T1134423.jpg" calcext:value-type="string">
            <text:p>T1134423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24</text:p>
          </table:table-cell>
          <table:table-cell table:formula="of:=CONCATENATE(&quot;https://github.com/nzbees/image_data/blob/master/&quot;;[.A521];&quot;.jpg&quot;)" office:value-type="string" office:string-value="https://github.com/nzbees/image_data/blob/master/13_images/T13ANCM/C4/G4/T1134424.jpg" calcext:value-type="string">
            <text:p>https://github.com/nzbees/image_data/blob/master/13_images/T13ANCM/C4/G4/T1134424.jpg</text:p>
          </table:table-cell>
          <table:table-cell office:value-type="string" calcext:value-type="string">
            <text:p>G4</text:p>
          </table:table-cell>
          <table:table-cell office:value-type="float" office:value="1134424" calcext:value-type="float">
            <text:p>1134424</text:p>
          </table:table-cell>
          <table:table-cell office:value-type="string" calcext:value-type="string">
            <text:p>T1134424.jpg</text:p>
          </table:table-cell>
          <table:table-cell table:formula="of:=HYPERLINK([.B521];[.E521])" office:value-type="string" office:string-value="T1134424.jpg" calcext:value-type="string">
            <text:p>T1134424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25</text:p>
          </table:table-cell>
          <table:table-cell table:formula="of:=CONCATENATE(&quot;https://github.com/nzbees/image_data/blob/master/&quot;;[.A522];&quot;.jpg&quot;)" office:value-type="string" office:string-value="https://github.com/nzbees/image_data/blob/master/13_images/T13ANCM/C4/G4/T1134425.jpg" calcext:value-type="string">
            <text:p>https://github.com/nzbees/image_data/blob/master/13_images/T13ANCM/C4/G4/T1134425.jpg</text:p>
          </table:table-cell>
          <table:table-cell office:value-type="string" calcext:value-type="string">
            <text:p>G4</text:p>
          </table:table-cell>
          <table:table-cell office:value-type="float" office:value="1134425" calcext:value-type="float">
            <text:p>1134425</text:p>
          </table:table-cell>
          <table:table-cell office:value-type="string" calcext:value-type="string">
            <text:p>T1134425.jpg</text:p>
          </table:table-cell>
          <table:table-cell table:formula="of:=HYPERLINK([.B522];[.E522])" office:value-type="string" office:string-value="T1134425.jpg" calcext:value-type="string">
            <text:p>T1134425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26</text:p>
          </table:table-cell>
          <table:table-cell table:formula="of:=CONCATENATE(&quot;https://github.com/nzbees/image_data/blob/master/&quot;;[.A523];&quot;.jpg&quot;)" office:value-type="string" office:string-value="https://github.com/nzbees/image_data/blob/master/13_images/T13ANCM/C4/G4/T1134426.jpg" calcext:value-type="string">
            <text:p>https://github.com/nzbees/image_data/blob/master/13_images/T13ANCM/C4/G4/T1134426.jpg</text:p>
          </table:table-cell>
          <table:table-cell office:value-type="string" calcext:value-type="string">
            <text:p>G4</text:p>
          </table:table-cell>
          <table:table-cell office:value-type="float" office:value="1134426" calcext:value-type="float">
            <text:p>1134426</text:p>
          </table:table-cell>
          <table:table-cell office:value-type="string" calcext:value-type="string">
            <text:p>T1134426.jpg</text:p>
          </table:table-cell>
          <table:table-cell table:formula="of:=HYPERLINK([.B523];[.E523])" office:value-type="string" office:string-value="T1134426.jpg" calcext:value-type="string">
            <text:p>T1134426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27</text:p>
          </table:table-cell>
          <table:table-cell table:formula="of:=CONCATENATE(&quot;https://github.com/nzbees/image_data/blob/master/&quot;;[.A524];&quot;.jpg&quot;)" office:value-type="string" office:string-value="https://github.com/nzbees/image_data/blob/master/13_images/T13ANCM/C4/G4/T1134427.jpg" calcext:value-type="string">
            <text:p>https://github.com/nzbees/image_data/blob/master/13_images/T13ANCM/C4/G4/T1134427.jpg</text:p>
          </table:table-cell>
          <table:table-cell office:value-type="string" calcext:value-type="string">
            <text:p>G4</text:p>
          </table:table-cell>
          <table:table-cell office:value-type="float" office:value="1134427" calcext:value-type="float">
            <text:p>1134427</text:p>
          </table:table-cell>
          <table:table-cell office:value-type="string" calcext:value-type="string">
            <text:p>T1134427.jpg</text:p>
          </table:table-cell>
          <table:table-cell table:formula="of:=HYPERLINK([.B524];[.E524])" office:value-type="string" office:string-value="T1134427.jpg" calcext:value-type="string">
            <text:p>T113442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28</text:p>
          </table:table-cell>
          <table:table-cell table:formula="of:=CONCATENATE(&quot;https://github.com/nzbees/image_data/blob/master/&quot;;[.A525];&quot;.jpg&quot;)" office:value-type="string" office:string-value="https://github.com/nzbees/image_data/blob/master/13_images/T13ANCM/C4/G4/T1134428.jpg" calcext:value-type="string">
            <text:p>https://github.com/nzbees/image_data/blob/master/13_images/T13ANCM/C4/G4/T1134428.jpg</text:p>
          </table:table-cell>
          <table:table-cell office:value-type="string" calcext:value-type="string">
            <text:p>G4</text:p>
          </table:table-cell>
          <table:table-cell office:value-type="float" office:value="1134428" calcext:value-type="float">
            <text:p>1134428</text:p>
          </table:table-cell>
          <table:table-cell office:value-type="string" calcext:value-type="string">
            <text:p>T1134428.jpg</text:p>
          </table:table-cell>
          <table:table-cell table:formula="of:=HYPERLINK([.B525];[.E525])" office:value-type="string" office:string-value="T1134428.jpg" calcext:value-type="string">
            <text:p>T1134428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29</text:p>
          </table:table-cell>
          <table:table-cell table:formula="of:=CONCATENATE(&quot;https://github.com/nzbees/image_data/blob/master/&quot;;[.A526];&quot;.jpg&quot;)" office:value-type="string" office:string-value="https://github.com/nzbees/image_data/blob/master/13_images/T13ANCM/C4/G4/T1134429.jpg" calcext:value-type="string">
            <text:p>https://github.com/nzbees/image_data/blob/master/13_images/T13ANCM/C4/G4/T1134429.jpg</text:p>
          </table:table-cell>
          <table:table-cell office:value-type="string" calcext:value-type="string">
            <text:p>G4</text:p>
          </table:table-cell>
          <table:table-cell office:value-type="float" office:value="1134429" calcext:value-type="float">
            <text:p>1134429</text:p>
          </table:table-cell>
          <table:table-cell office:value-type="string" calcext:value-type="string">
            <text:p>T1134429.jpg</text:p>
          </table:table-cell>
          <table:table-cell table:formula="of:=HYPERLINK([.B526];[.E526])" office:value-type="string" office:string-value="T1134429.jpg" calcext:value-type="string">
            <text:p>T1134429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30</text:p>
          </table:table-cell>
          <table:table-cell table:formula="of:=CONCATENATE(&quot;https://github.com/nzbees/image_data/blob/master/&quot;;[.A527];&quot;.jpg&quot;)" office:value-type="string" office:string-value="https://github.com/nzbees/image_data/blob/master/13_images/T13ANCM/C4/G4/T1134430.jpg" calcext:value-type="string">
            <text:p>https://github.com/nzbees/image_data/blob/master/13_images/T13ANCM/C4/G4/T1134430.jpg</text:p>
          </table:table-cell>
          <table:table-cell office:value-type="string" calcext:value-type="string">
            <text:p>G4</text:p>
          </table:table-cell>
          <table:table-cell office:value-type="float" office:value="1134430" calcext:value-type="float">
            <text:p>1134430</text:p>
          </table:table-cell>
          <table:table-cell office:value-type="string" calcext:value-type="string">
            <text:p>T1134430.jpg</text:p>
          </table:table-cell>
          <table:table-cell table:formula="of:=HYPERLINK([.B527];[.E527])" office:value-type="string" office:string-value="T1134430.jpg" calcext:value-type="string">
            <text:p>T113443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31</text:p>
          </table:table-cell>
          <table:table-cell table:formula="of:=CONCATENATE(&quot;https://github.com/nzbees/image_data/blob/master/&quot;;[.A528];&quot;.jpg&quot;)" office:value-type="string" office:string-value="https://github.com/nzbees/image_data/blob/master/13_images/T13ANCM/C4/G4/T1134431.jpg" calcext:value-type="string">
            <text:p>https://github.com/nzbees/image_data/blob/master/13_images/T13ANCM/C4/G4/T1134431.jpg</text:p>
          </table:table-cell>
          <table:table-cell office:value-type="string" calcext:value-type="string">
            <text:p>G4</text:p>
          </table:table-cell>
          <table:table-cell office:value-type="float" office:value="1134431" calcext:value-type="float">
            <text:p>1134431</text:p>
          </table:table-cell>
          <table:table-cell office:value-type="string" calcext:value-type="string">
            <text:p>T1134431.jpg</text:p>
          </table:table-cell>
          <table:table-cell table:formula="of:=HYPERLINK([.B528];[.E528])" office:value-type="string" office:string-value="T1134431.jpg" calcext:value-type="string">
            <text:p>T113443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32</text:p>
          </table:table-cell>
          <table:table-cell table:formula="of:=CONCATENATE(&quot;https://github.com/nzbees/image_data/blob/master/&quot;;[.A529];&quot;.jpg&quot;)" office:value-type="string" office:string-value="https://github.com/nzbees/image_data/blob/master/13_images/T13ANCM/C4/G4/T1134432.jpg" calcext:value-type="string">
            <text:p>https://github.com/nzbees/image_data/blob/master/13_images/T13ANCM/C4/G4/T1134432.jpg</text:p>
          </table:table-cell>
          <table:table-cell office:value-type="string" calcext:value-type="string">
            <text:p>G4</text:p>
          </table:table-cell>
          <table:table-cell office:value-type="float" office:value="1134432" calcext:value-type="float">
            <text:p>1134432</text:p>
          </table:table-cell>
          <table:table-cell office:value-type="string" calcext:value-type="string">
            <text:p>T1134432.jpg</text:p>
          </table:table-cell>
          <table:table-cell table:formula="of:=HYPERLINK([.B529];[.E529])" office:value-type="string" office:string-value="T1134432.jpg" calcext:value-type="string">
            <text:p>T1134432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33</text:p>
          </table:table-cell>
          <table:table-cell table:formula="of:=CONCATENATE(&quot;https://github.com/nzbees/image_data/blob/master/&quot;;[.A530];&quot;.jpg&quot;)" office:value-type="string" office:string-value="https://github.com/nzbees/image_data/blob/master/13_images/T13ANCM/C4/G4/T1134433.jpg" calcext:value-type="string">
            <text:p>https://github.com/nzbees/image_data/blob/master/13_images/T13ANCM/C4/G4/T1134433.jpg</text:p>
          </table:table-cell>
          <table:table-cell office:value-type="string" calcext:value-type="string">
            <text:p>G4</text:p>
          </table:table-cell>
          <table:table-cell office:value-type="float" office:value="1134433" calcext:value-type="float">
            <text:p>1134433</text:p>
          </table:table-cell>
          <table:table-cell office:value-type="string" calcext:value-type="string">
            <text:p>T1134433.jpg</text:p>
          </table:table-cell>
          <table:table-cell table:formula="of:=HYPERLINK([.B530];[.E530])" office:value-type="string" office:string-value="T1134433.jpg" calcext:value-type="string">
            <text:p>T1134433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34</text:p>
          </table:table-cell>
          <table:table-cell table:formula="of:=CONCATENATE(&quot;https://github.com/nzbees/image_data/blob/master/&quot;;[.A531];&quot;.jpg&quot;)" office:value-type="string" office:string-value="https://github.com/nzbees/image_data/blob/master/13_images/T13ANCM/C4/G4/T1134434.jpg" calcext:value-type="string">
            <text:p>https://github.com/nzbees/image_data/blob/master/13_images/T13ANCM/C4/G4/T1134434.jpg</text:p>
          </table:table-cell>
          <table:table-cell office:value-type="string" calcext:value-type="string">
            <text:p>G4</text:p>
          </table:table-cell>
          <table:table-cell office:value-type="float" office:value="1134434" calcext:value-type="float">
            <text:p>1134434</text:p>
          </table:table-cell>
          <table:table-cell office:value-type="string" calcext:value-type="string">
            <text:p>T1134434.jpg</text:p>
          </table:table-cell>
          <table:table-cell table:formula="of:=HYPERLINK([.B531];[.E531])" office:value-type="string" office:string-value="T1134434.jpg" calcext:value-type="string">
            <text:p>T1134434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35</text:p>
          </table:table-cell>
          <table:table-cell table:formula="of:=CONCATENATE(&quot;https://github.com/nzbees/image_data/blob/master/&quot;;[.A532];&quot;.jpg&quot;)" office:value-type="string" office:string-value="https://github.com/nzbees/image_data/blob/master/13_images/T13ANCM/C4/G4/T1134435.jpg" calcext:value-type="string">
            <text:p>https://github.com/nzbees/image_data/blob/master/13_images/T13ANCM/C4/G4/T1134435.jpg</text:p>
          </table:table-cell>
          <table:table-cell office:value-type="string" calcext:value-type="string">
            <text:p>G4</text:p>
          </table:table-cell>
          <table:table-cell office:value-type="float" office:value="1134435" calcext:value-type="float">
            <text:p>1134435</text:p>
          </table:table-cell>
          <table:table-cell office:value-type="string" calcext:value-type="string">
            <text:p>T1134435.jpg</text:p>
          </table:table-cell>
          <table:table-cell table:formula="of:=HYPERLINK([.B532];[.E532])" office:value-type="string" office:string-value="T1134435.jpg" calcext:value-type="string">
            <text:p>T1134435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T13ANCM/C4/G4/T1134436</text:p>
          </table:table-cell>
          <table:table-cell table:formula="of:=CONCATENATE(&quot;https://github.com/nzbees/image_data/blob/master/&quot;;[.A533];&quot;.jpg&quot;)" office:value-type="string" office:string-value="https://github.com/nzbees/image_data/blob/master/13_images/T13ANCM/C4/G4/T1134436.jpg" calcext:value-type="string">
            <text:p>https://github.com/nzbees/image_data/blob/master/13_images/T13ANCM/C4/G4/T1134436.jpg</text:p>
          </table:table-cell>
          <table:table-cell office:value-type="string" calcext:value-type="string">
            <text:p>G4</text:p>
          </table:table-cell>
          <table:table-cell office:value-type="float" office:value="1134436" calcext:value-type="float">
            <text:p>1134436</text:p>
          </table:table-cell>
          <table:table-cell office:value-type="string" calcext:value-type="string">
            <text:p>T1134436.jpg</text:p>
          </table:table-cell>
          <table:table-cell table:formula="of:=HYPERLINK([.B533];[.E533])" office:value-type="string" office:string-value="T1134436.jpg" calcext:value-type="string">
            <text:p>T1134436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1/P2131110</text:p>
          </table:table-cell>
          <table:table-cell table:formula="of:=CONCATENATE(&quot;https://github.com/nzbees/image_data/blob/master/&quot;;[.A534];&quot;.jpg&quot;)" office:value-type="string" office:string-value="https://github.com/nzbees/image_data/blob/master/13_images/P13ANCM/C1/G1/P2131110.jpg" calcext:value-type="string">
            <text:p>https://github.com/nzbees/image_data/blob/master/13_images/P13ANCM/C1/G1/P2131110.jpg</text:p>
          </table:table-cell>
          <table:table-cell office:value-type="string" calcext:value-type="string">
            <text:p>G1</text:p>
          </table:table-cell>
          <table:table-cell office:value-type="float" office:value="2131110" calcext:value-type="float">
            <text:p>2131110</text:p>
          </table:table-cell>
          <table:table-cell office:value-type="string" calcext:value-type="string">
            <text:p>P2131110.jpg</text:p>
          </table:table-cell>
          <table:table-cell table:formula="of:=HYPERLINK([.B534];[.E534])" office:value-type="string" office:string-value="P2131110.jpg" calcext:value-type="string">
            <text:p>P21311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1/G1/P2131110</text:p>
          </table:table-cell>
          <table:table-cell table:formula="of:=CONCATENATE(&quot;https://github.com/nzbees/image_data/blob/master/&quot;;[.A535];&quot;.jpg&quot;)" office:value-type="string" office:string-value="https://github.com/nzbees/image_data/blob/master/13_images/P13ANCM/C1/G1/P2131110.jpg" calcext:value-type="string">
            <text:p>https://github.com/nzbees/image_data/blob/master/13_images/P13ANCM/C1/G1/P2131110.jpg</text:p>
          </table:table-cell>
          <table:table-cell office:value-type="string" calcext:value-type="string">
            <text:p>G1</text:p>
          </table:table-cell>
          <table:table-cell office:value-type="float" office:value="2131110" calcext:value-type="float">
            <text:p>2131110</text:p>
          </table:table-cell>
          <table:table-cell office:value-type="string" calcext:value-type="string">
            <text:p>P2131110.jpg</text:p>
          </table:table-cell>
          <table:table-cell table:formula="of:=HYPERLINK([.B535];[.E535])" office:value-type="string" office:string-value="P2131110.jpg" calcext:value-type="string">
            <text:p>P21311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2/P2131210</text:p>
          </table:table-cell>
          <table:table-cell table:formula="of:=CONCATENATE(&quot;https://github.com/nzbees/image_data/blob/master/&quot;;[.A536];&quot;.jpg&quot;)" office:value-type="string" office:string-value="https://github.com/nzbees/image_data/blob/master/13_images/P13ANCM/C1/G2/P2131210.jpg" calcext:value-type="string">
            <text:p>https://github.com/nzbees/image_data/blob/master/13_images/P13ANCM/C1/G2/P2131210.jpg</text:p>
          </table:table-cell>
          <table:table-cell office:value-type="string" calcext:value-type="string">
            <text:p>G2</text:p>
          </table:table-cell>
          <table:table-cell office:value-type="float" office:value="2131210" calcext:value-type="float">
            <text:p>2131210</text:p>
          </table:table-cell>
          <table:table-cell office:value-type="string" calcext:value-type="string">
            <text:p>P2131210.jpg</text:p>
          </table:table-cell>
          <table:table-cell table:formula="of:=HYPERLINK([.B536];[.E536])" office:value-type="string" office:string-value="P2131210.jpg" calcext:value-type="string">
            <text:p>P21312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1/G2/P2131210</text:p>
          </table:table-cell>
          <table:table-cell table:formula="of:=CONCATENATE(&quot;https://github.com/nzbees/image_data/blob/master/&quot;;[.A537];&quot;.jpg&quot;)" office:value-type="string" office:string-value="https://github.com/nzbees/image_data/blob/master/13_images/P13ANCM/C1/G2/P2131210.jpg" calcext:value-type="string">
            <text:p>https://github.com/nzbees/image_data/blob/master/13_images/P13ANCM/C1/G2/P2131210.jpg</text:p>
          </table:table-cell>
          <table:table-cell office:value-type="string" calcext:value-type="string">
            <text:p>G2</text:p>
          </table:table-cell>
          <table:table-cell office:value-type="float" office:value="2131210" calcext:value-type="float">
            <text:p>2131210</text:p>
          </table:table-cell>
          <table:table-cell office:value-type="string" calcext:value-type="string">
            <text:p>P2131210.jpg</text:p>
          </table:table-cell>
          <table:table-cell table:formula="of:=HYPERLINK([.B537];[.E537])" office:value-type="string" office:string-value="P2131210.jpg" calcext:value-type="string">
            <text:p>P21312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3/P2131310</text:p>
          </table:table-cell>
          <table:table-cell table:formula="of:=CONCATENATE(&quot;https://github.com/nzbees/image_data/blob/master/&quot;;[.A538];&quot;.jpg&quot;)" office:value-type="string" office:string-value="https://github.com/nzbees/image_data/blob/master/13_images/P13ANCM/C1/G3/P2131310.jpg" calcext:value-type="string">
            <text:p>https://github.com/nzbees/image_data/blob/master/13_images/P13ANCM/C1/G3/P2131310.jpg</text:p>
          </table:table-cell>
          <table:table-cell office:value-type="string" calcext:value-type="string">
            <text:p>G3</text:p>
          </table:table-cell>
          <table:table-cell office:value-type="float" office:value="2131310" calcext:value-type="float">
            <text:p>2131310</text:p>
          </table:table-cell>
          <table:table-cell office:value-type="string" calcext:value-type="string">
            <text:p>P2131310.jpg</text:p>
          </table:table-cell>
          <table:table-cell table:formula="of:=HYPERLINK([.B538];[.E538])" office:value-type="string" office:string-value="P2131310.jpg" calcext:value-type="string">
            <text:p>P21313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1/G3/P2131310</text:p>
          </table:table-cell>
          <table:table-cell table:formula="of:=CONCATENATE(&quot;https://github.com/nzbees/image_data/blob/master/&quot;;[.A539];&quot;.jpg&quot;)" office:value-type="string" office:string-value="https://github.com/nzbees/image_data/blob/master/13_images/P13ANCM/C1/G3/P2131310.jpg" calcext:value-type="string">
            <text:p>https://github.com/nzbees/image_data/blob/master/13_images/P13ANCM/C1/G3/P2131310.jpg</text:p>
          </table:table-cell>
          <table:table-cell office:value-type="string" calcext:value-type="string">
            <text:p>G3</text:p>
          </table:table-cell>
          <table:table-cell office:value-type="float" office:value="2131310" calcext:value-type="float">
            <text:p>2131310</text:p>
          </table:table-cell>
          <table:table-cell office:value-type="string" calcext:value-type="string">
            <text:p>P2131310.jpg</text:p>
          </table:table-cell>
          <table:table-cell table:formula="of:=HYPERLINK([.B539];[.E539])" office:value-type="string" office:string-value="P2131310.jpg" calcext:value-type="string">
            <text:p>P21313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1/G4/P2131410</text:p>
          </table:table-cell>
          <table:table-cell table:formula="of:=CONCATENATE(&quot;https://github.com/nzbees/image_data/blob/master/&quot;;[.A540];&quot;.jpg&quot;)" office:value-type="string" office:string-value="https://github.com/nzbees/image_data/blob/master/13_images/P13ANCM/C1/G4/P2131410.jpg" calcext:value-type="string">
            <text:p>https://github.com/nzbees/image_data/blob/master/13_images/P13ANCM/C1/G4/P2131410.jpg</text:p>
          </table:table-cell>
          <table:table-cell office:value-type="string" calcext:value-type="string">
            <text:p>G4</text:p>
          </table:table-cell>
          <table:table-cell office:value-type="float" office:value="2131410" calcext:value-type="float">
            <text:p>2131410</text:p>
          </table:table-cell>
          <table:table-cell office:value-type="string" calcext:value-type="string">
            <text:p>P2131410.jpg</text:p>
          </table:table-cell>
          <table:table-cell table:formula="of:=HYPERLINK([.B540];[.E540])" office:value-type="string" office:string-value="P2131410.jpg" calcext:value-type="string">
            <text:p>P21314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1/G4/P2131410</text:p>
          </table:table-cell>
          <table:table-cell table:formula="of:=CONCATENATE(&quot;https://github.com/nzbees/image_data/blob/master/&quot;;[.A541];&quot;.jpg&quot;)" office:value-type="string" office:string-value="https://github.com/nzbees/image_data/blob/master/13_images/P13ANCM/C1/G4/P2131410.jpg" calcext:value-type="string">
            <text:p>https://github.com/nzbees/image_data/blob/master/13_images/P13ANCM/C1/G4/P2131410.jpg</text:p>
          </table:table-cell>
          <table:table-cell office:value-type="string" calcext:value-type="string">
            <text:p>G4</text:p>
          </table:table-cell>
          <table:table-cell office:value-type="float" office:value="2131410" calcext:value-type="float">
            <text:p>2131410</text:p>
          </table:table-cell>
          <table:table-cell office:value-type="string" calcext:value-type="string">
            <text:p>P2131410.jpg</text:p>
          </table:table-cell>
          <table:table-cell table:formula="of:=HYPERLINK([.B541];[.E541])" office:value-type="string" office:string-value="P2131410.jpg" calcext:value-type="string">
            <text:p>P21314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1/P2132110</text:p>
          </table:table-cell>
          <table:table-cell table:formula="of:=CONCATENATE(&quot;https://github.com/nzbees/image_data/blob/master/&quot;;[.A542];&quot;.jpg&quot;)" office:value-type="string" office:string-value="https://github.com/nzbees/image_data/blob/master/13_images/P13ANCM/C2/G1/P2132110.jpg" calcext:value-type="string">
            <text:p>https://github.com/nzbees/image_data/blob/master/13_images/P13ANCM/C2/G1/P2132110.jpg</text:p>
          </table:table-cell>
          <table:table-cell office:value-type="string" calcext:value-type="string">
            <text:p>G1</text:p>
          </table:table-cell>
          <table:table-cell office:value-type="float" office:value="2132110" calcext:value-type="float">
            <text:p>2132110</text:p>
          </table:table-cell>
          <table:table-cell office:value-type="string" calcext:value-type="string">
            <text:p>P2132110.jpg</text:p>
          </table:table-cell>
          <table:table-cell table:formula="of:=HYPERLINK([.B542];[.E542])" office:value-type="string" office:string-value="P2132110.jpg" calcext:value-type="string">
            <text:p>P21321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2/G1/P2132110</text:p>
          </table:table-cell>
          <table:table-cell table:formula="of:=CONCATENATE(&quot;https://github.com/nzbees/image_data/blob/master/&quot;;[.A543];&quot;.jpg&quot;)" office:value-type="string" office:string-value="https://github.com/nzbees/image_data/blob/master/13_images/P13ANCM/C2/G1/P2132110.jpg" calcext:value-type="string">
            <text:p>https://github.com/nzbees/image_data/blob/master/13_images/P13ANCM/C2/G1/P2132110.jpg</text:p>
          </table:table-cell>
          <table:table-cell office:value-type="string" calcext:value-type="string">
            <text:p>G1</text:p>
          </table:table-cell>
          <table:table-cell office:value-type="float" office:value="2132110" calcext:value-type="float">
            <text:p>2132110</text:p>
          </table:table-cell>
          <table:table-cell office:value-type="string" calcext:value-type="string">
            <text:p>P2132110.jpg</text:p>
          </table:table-cell>
          <table:table-cell table:formula="of:=HYPERLINK([.B543];[.E543])" office:value-type="string" office:string-value="P2132110.jpg" calcext:value-type="string">
            <text:p>P21321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2/P2132210</text:p>
          </table:table-cell>
          <table:table-cell table:formula="of:=CONCATENATE(&quot;https://github.com/nzbees/image_data/blob/master/&quot;;[.A544];&quot;.jpg&quot;)" office:value-type="string" office:string-value="https://github.com/nzbees/image_data/blob/master/13_images/P13ANCM/C2/G2/P2132210.jpg" calcext:value-type="string">
            <text:p>https://github.com/nzbees/image_data/blob/master/13_images/P13ANCM/C2/G2/P2132210.jpg</text:p>
          </table:table-cell>
          <table:table-cell office:value-type="string" calcext:value-type="string">
            <text:p>G2</text:p>
          </table:table-cell>
          <table:table-cell office:value-type="float" office:value="2132210" calcext:value-type="float">
            <text:p>2132210</text:p>
          </table:table-cell>
          <table:table-cell office:value-type="string" calcext:value-type="string">
            <text:p>P2132210.jpg</text:p>
          </table:table-cell>
          <table:table-cell table:formula="of:=HYPERLINK([.B544];[.E544])" office:value-type="string" office:string-value="P2132210.jpg" calcext:value-type="string">
            <text:p>P21322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2/G2/P2132210</text:p>
          </table:table-cell>
          <table:table-cell table:formula="of:=CONCATENATE(&quot;https://github.com/nzbees/image_data/blob/master/&quot;;[.A545];&quot;.jpg&quot;)" office:value-type="string" office:string-value="https://github.com/nzbees/image_data/blob/master/13_images/P13ANCM/C2/G2/P2132210.jpg" calcext:value-type="string">
            <text:p>https://github.com/nzbees/image_data/blob/master/13_images/P13ANCM/C2/G2/P2132210.jpg</text:p>
          </table:table-cell>
          <table:table-cell office:value-type="string" calcext:value-type="string">
            <text:p>G2</text:p>
          </table:table-cell>
          <table:table-cell office:value-type="float" office:value="2132210" calcext:value-type="float">
            <text:p>2132210</text:p>
          </table:table-cell>
          <table:table-cell office:value-type="string" calcext:value-type="string">
            <text:p>P2132210.jpg</text:p>
          </table:table-cell>
          <table:table-cell table:formula="of:=HYPERLINK([.B545];[.E545])" office:value-type="string" office:string-value="P2132210.jpg" calcext:value-type="string">
            <text:p>P21322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3/P2132310</text:p>
          </table:table-cell>
          <table:table-cell table:formula="of:=CONCATENATE(&quot;https://github.com/nzbees/image_data/blob/master/&quot;;[.A546];&quot;.jpg&quot;)" office:value-type="string" office:string-value="https://github.com/nzbees/image_data/blob/master/13_images/P13ANCM/C2/G3/P2132310.jpg" calcext:value-type="string">
            <text:p>https://github.com/nzbees/image_data/blob/master/13_images/P13ANCM/C2/G3/P2132310.jpg</text:p>
          </table:table-cell>
          <table:table-cell office:value-type="string" calcext:value-type="string">
            <text:p>G3</text:p>
          </table:table-cell>
          <table:table-cell office:value-type="float" office:value="2132310" calcext:value-type="float">
            <text:p>2132310</text:p>
          </table:table-cell>
          <table:table-cell office:value-type="string" calcext:value-type="string">
            <text:p>P2132310.jpg</text:p>
          </table:table-cell>
          <table:table-cell table:formula="of:=HYPERLINK([.B546];[.E546])" office:value-type="string" office:string-value="P2132310.jpg" calcext:value-type="string">
            <text:p>P21323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2/G3/P2132310</text:p>
          </table:table-cell>
          <table:table-cell table:formula="of:=CONCATENATE(&quot;https://github.com/nzbees/image_data/blob/master/&quot;;[.A547];&quot;.jpg&quot;)" office:value-type="string" office:string-value="https://github.com/nzbees/image_data/blob/master/13_images/P13ANCM/C2/G3/P2132310.jpg" calcext:value-type="string">
            <text:p>https://github.com/nzbees/image_data/blob/master/13_images/P13ANCM/C2/G3/P2132310.jpg</text:p>
          </table:table-cell>
          <table:table-cell office:value-type="string" calcext:value-type="string">
            <text:p>G3</text:p>
          </table:table-cell>
          <table:table-cell office:value-type="float" office:value="2132310" calcext:value-type="float">
            <text:p>2132310</text:p>
          </table:table-cell>
          <table:table-cell office:value-type="string" calcext:value-type="string">
            <text:p>P2132310.jpg</text:p>
          </table:table-cell>
          <table:table-cell table:formula="of:=HYPERLINK([.B547];[.E547])" office:value-type="string" office:string-value="P2132310.jpg" calcext:value-type="string">
            <text:p>P21323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2/G4/P2132410</text:p>
          </table:table-cell>
          <table:table-cell table:formula="of:=CONCATENATE(&quot;https://github.com/nzbees/image_data/blob/master/&quot;;[.A548];&quot;.jpg&quot;)" office:value-type="string" office:string-value="https://github.com/nzbees/image_data/blob/master/13_images/P13ANCM/C2/G4/P2132410.jpg" calcext:value-type="string">
            <text:p>https://github.com/nzbees/image_data/blob/master/13_images/P13ANCM/C2/G4/P2132410.jpg</text:p>
          </table:table-cell>
          <table:table-cell office:value-type="string" calcext:value-type="string">
            <text:p>G4</text:p>
          </table:table-cell>
          <table:table-cell office:value-type="float" office:value="2132410" calcext:value-type="float">
            <text:p>2132410</text:p>
          </table:table-cell>
          <table:table-cell office:value-type="string" calcext:value-type="string">
            <text:p>P2132410.jpg</text:p>
          </table:table-cell>
          <table:table-cell table:formula="of:=HYPERLINK([.B548];[.E548])" office:value-type="string" office:string-value="P2132410.jpg" calcext:value-type="string">
            <text:p>P21324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2/G4/P2132410</text:p>
          </table:table-cell>
          <table:table-cell table:formula="of:=CONCATENATE(&quot;https://github.com/nzbees/image_data/blob/master/&quot;;[.A549];&quot;.jpg&quot;)" office:value-type="string" office:string-value="https://github.com/nzbees/image_data/blob/master/13_images/P13ANCM/C2/G4/P2132410.jpg" calcext:value-type="string">
            <text:p>https://github.com/nzbees/image_data/blob/master/13_images/P13ANCM/C2/G4/P2132410.jpg</text:p>
          </table:table-cell>
          <table:table-cell office:value-type="string" calcext:value-type="string">
            <text:p>G4</text:p>
          </table:table-cell>
          <table:table-cell office:value-type="float" office:value="2132410" calcext:value-type="float">
            <text:p>2132410</text:p>
          </table:table-cell>
          <table:table-cell office:value-type="string" calcext:value-type="string">
            <text:p>P2132410.jpg</text:p>
          </table:table-cell>
          <table:table-cell table:formula="of:=HYPERLINK([.B549];[.E549])" office:value-type="string" office:string-value="P2132410.jpg" calcext:value-type="string">
            <text:p>P21324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1/P2133110</text:p>
          </table:table-cell>
          <table:table-cell table:formula="of:=CONCATENATE(&quot;https://github.com/nzbees/image_data/blob/master/&quot;;[.A550];&quot;.jpg&quot;)" office:value-type="string" office:string-value="https://github.com/nzbees/image_data/blob/master/13_images/P13ANCM/C3/G1/P2133110.jpg" calcext:value-type="string">
            <text:p>https://github.com/nzbees/image_data/blob/master/13_images/P13ANCM/C3/G1/P2133110.jpg</text:p>
          </table:table-cell>
          <table:table-cell office:value-type="string" calcext:value-type="string">
            <text:p>G1</text:p>
          </table:table-cell>
          <table:table-cell office:value-type="float" office:value="2133110" calcext:value-type="float">
            <text:p>2133110</text:p>
          </table:table-cell>
          <table:table-cell office:value-type="string" calcext:value-type="string">
            <text:p>P2133110.jpg</text:p>
          </table:table-cell>
          <table:table-cell table:formula="of:=HYPERLINK([.B550];[.E550])" office:value-type="string" office:string-value="P2133110.jpg" calcext:value-type="string">
            <text:p>P21331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3/G1/P2133110</text:p>
          </table:table-cell>
          <table:table-cell table:formula="of:=CONCATENATE(&quot;https://github.com/nzbees/image_data/blob/master/&quot;;[.A551];&quot;.jpg&quot;)" office:value-type="string" office:string-value="https://github.com/nzbees/image_data/blob/master/13_images/P13ANCM/C3/G1/P2133110.jpg" calcext:value-type="string">
            <text:p>https://github.com/nzbees/image_data/blob/master/13_images/P13ANCM/C3/G1/P2133110.jpg</text:p>
          </table:table-cell>
          <table:table-cell office:value-type="string" calcext:value-type="string">
            <text:p>G1</text:p>
          </table:table-cell>
          <table:table-cell office:value-type="float" office:value="2133110" calcext:value-type="float">
            <text:p>2133110</text:p>
          </table:table-cell>
          <table:table-cell office:value-type="string" calcext:value-type="string">
            <text:p>P2133110.jpg</text:p>
          </table:table-cell>
          <table:table-cell table:formula="of:=HYPERLINK([.B551];[.E551])" office:value-type="string" office:string-value="P2133110.jpg" calcext:value-type="string">
            <text:p>P21331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2/P2133210</text:p>
          </table:table-cell>
          <table:table-cell table:formula="of:=CONCATENATE(&quot;https://github.com/nzbees/image_data/blob/master/&quot;;[.A552];&quot;.jpg&quot;)" office:value-type="string" office:string-value="https://github.com/nzbees/image_data/blob/master/13_images/P13ANCM/C3/G2/P2133210.jpg" calcext:value-type="string">
            <text:p>https://github.com/nzbees/image_data/blob/master/13_images/P13ANCM/C3/G2/P2133210.jpg</text:p>
          </table:table-cell>
          <table:table-cell office:value-type="string" calcext:value-type="string">
            <text:p>G2</text:p>
          </table:table-cell>
          <table:table-cell office:value-type="float" office:value="2133210" calcext:value-type="float">
            <text:p>2133210</text:p>
          </table:table-cell>
          <table:table-cell office:value-type="string" calcext:value-type="string">
            <text:p>P2133210.jpg</text:p>
          </table:table-cell>
          <table:table-cell table:formula="of:=HYPERLINK([.B552];[.E552])" office:value-type="string" office:string-value="P2133210.jpg" calcext:value-type="string">
            <text:p>P21332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3/G2/P2133210</text:p>
          </table:table-cell>
          <table:table-cell table:formula="of:=CONCATENATE(&quot;https://github.com/nzbees/image_data/blob/master/&quot;;[.A553];&quot;.jpg&quot;)" office:value-type="string" office:string-value="https://github.com/nzbees/image_data/blob/master/13_images/P13ANCM/C3/G2/P2133210.jpg" calcext:value-type="string">
            <text:p>https://github.com/nzbees/image_data/blob/master/13_images/P13ANCM/C3/G2/P2133210.jpg</text:p>
          </table:table-cell>
          <table:table-cell office:value-type="string" calcext:value-type="string">
            <text:p>G2</text:p>
          </table:table-cell>
          <table:table-cell office:value-type="float" office:value="2133210" calcext:value-type="float">
            <text:p>2133210</text:p>
          </table:table-cell>
          <table:table-cell office:value-type="string" calcext:value-type="string">
            <text:p>P2133210.jpg</text:p>
          </table:table-cell>
          <table:table-cell table:formula="of:=HYPERLINK([.B553];[.E553])" office:value-type="string" office:string-value="P2133210.jpg" calcext:value-type="string">
            <text:p>P21332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3/P2133310</text:p>
          </table:table-cell>
          <table:table-cell table:formula="of:=CONCATENATE(&quot;https://github.com/nzbees/image_data/blob/master/&quot;;[.A554];&quot;.jpg&quot;)" office:value-type="string" office:string-value="https://github.com/nzbees/image_data/blob/master/13_images/P13ANCM/C3/G3/P2133310.jpg" calcext:value-type="string">
            <text:p>https://github.com/nzbees/image_data/blob/master/13_images/P13ANCM/C3/G3/P2133310.jpg</text:p>
          </table:table-cell>
          <table:table-cell office:value-type="string" calcext:value-type="string">
            <text:p>G3</text:p>
          </table:table-cell>
          <table:table-cell office:value-type="float" office:value="2133310" calcext:value-type="float">
            <text:p>2133310</text:p>
          </table:table-cell>
          <table:table-cell office:value-type="string" calcext:value-type="string">
            <text:p>P2133310.jpg</text:p>
          </table:table-cell>
          <table:table-cell table:formula="of:=HYPERLINK([.B554];[.E554])" office:value-type="string" office:string-value="P2133310.jpg" calcext:value-type="string">
            <text:p>P21333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3/G3/P2133310</text:p>
          </table:table-cell>
          <table:table-cell table:formula="of:=CONCATENATE(&quot;https://github.com/nzbees/image_data/blob/master/&quot;;[.A555];&quot;.jpg&quot;)" office:value-type="string" office:string-value="https://github.com/nzbees/image_data/blob/master/13_images/P13ANCM/C3/G3/P2133310.jpg" calcext:value-type="string">
            <text:p>https://github.com/nzbees/image_data/blob/master/13_images/P13ANCM/C3/G3/P2133310.jpg</text:p>
          </table:table-cell>
          <table:table-cell office:value-type="string" calcext:value-type="string">
            <text:p>G3</text:p>
          </table:table-cell>
          <table:table-cell office:value-type="float" office:value="2133310" calcext:value-type="float">
            <text:p>2133310</text:p>
          </table:table-cell>
          <table:table-cell office:value-type="string" calcext:value-type="string">
            <text:p>P2133310.jpg</text:p>
          </table:table-cell>
          <table:table-cell table:formula="of:=HYPERLINK([.B555];[.E555])" office:value-type="string" office:string-value="P2133310.jpg" calcext:value-type="string">
            <text:p>P21333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4/P2133410</text:p>
          </table:table-cell>
          <table:table-cell table:formula="of:=CONCATENATE(&quot;https://github.com/nzbees/image_data/blob/master/&quot;;[.A556];&quot;.jpg&quot;)" office:value-type="string" office:string-value="https://github.com/nzbees/image_data/blob/master/13_images/P13ANCM/C3/G4/P2133410.jpg" calcext:value-type="string">
            <text:p>https://github.com/nzbees/image_data/blob/master/13_images/P13ANCM/C3/G4/P2133410.jpg</text:p>
          </table:table-cell>
          <table:table-cell office:value-type="string" calcext:value-type="string">
            <text:p>G4</text:p>
          </table:table-cell>
          <table:table-cell office:value-type="float" office:value="2133410" calcext:value-type="float">
            <text:p>2133410</text:p>
          </table:table-cell>
          <table:table-cell office:value-type="string" calcext:value-type="string">
            <text:p>P2133410.jpg</text:p>
          </table:table-cell>
          <table:table-cell table:formula="of:=HYPERLINK([.B556];[.E556])" office:value-type="string" office:string-value="P2133410.jpg" calcext:value-type="string">
            <text:p>P21334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3/G4/P2133410</text:p>
          </table:table-cell>
          <table:table-cell table:formula="of:=CONCATENATE(&quot;https://github.com/nzbees/image_data/blob/master/&quot;;[.A557];&quot;.jpg&quot;)" office:value-type="string" office:string-value="https://github.com/nzbees/image_data/blob/master/13_images/P13ANCM/C3/G4/P2133410.jpg" calcext:value-type="string">
            <text:p>https://github.com/nzbees/image_data/blob/master/13_images/P13ANCM/C3/G4/P2133410.jpg</text:p>
          </table:table-cell>
          <table:table-cell office:value-type="string" calcext:value-type="string">
            <text:p>G4</text:p>
          </table:table-cell>
          <table:table-cell office:value-type="float" office:value="2133410" calcext:value-type="float">
            <text:p>2133410</text:p>
          </table:table-cell>
          <table:table-cell office:value-type="string" calcext:value-type="string">
            <text:p>P2133410.jpg</text:p>
          </table:table-cell>
          <table:table-cell table:formula="of:=HYPERLINK([.B557];[.E557])" office:value-type="string" office:string-value="P2133410.jpg" calcext:value-type="string">
            <text:p>P21334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P13ANCM/C3/G4/P2133411</text:p>
          </table:table-cell>
          <table:table-cell table:formula="of:=CONCATENATE(&quot;https://github.com/nzbees/image_data/blob/master/&quot;;[.A558];&quot;.jpg&quot;)" office:value-type="string" office:string-value="https://github.com/nzbees/image_data/blob/master/13_images/P13ANCM/C3/G4/P2133411.jpg" calcext:value-type="string">
            <text:p>https://github.com/nzbees/image_data/blob/master/13_images/P13ANCM/C3/G4/P2133411.jpg</text:p>
          </table:table-cell>
          <table:table-cell office:value-type="string" calcext:value-type="string">
            <text:p>G4</text:p>
          </table:table-cell>
          <table:table-cell office:value-type="float" office:value="2133411" calcext:value-type="float">
            <text:p>2133411</text:p>
          </table:table-cell>
          <table:table-cell office:value-type="string" calcext:value-type="string">
            <text:p>P2133411.jpg</text:p>
          </table:table-cell>
          <table:table-cell table:formula="of:=HYPERLINK([.B558];[.E558])" office:value-type="string" office:string-value="P2133411.jpg" calcext:value-type="string">
            <text:p>P213341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P13ANCM/C3/G4/P2133411</text:p>
          </table:table-cell>
          <table:table-cell table:formula="of:=CONCATENATE(&quot;https://github.com/nzbees/image_data/blob/master/&quot;;[.A559];&quot;.jpg&quot;)" office:value-type="string" office:string-value="https://github.com/nzbees/image_data/blob/master/13_images/P13ANCM/C3/G4/P2133411.jpg" calcext:value-type="string">
            <text:p>https://github.com/nzbees/image_data/blob/master/13_images/P13ANCM/C3/G4/P2133411.jpg</text:p>
          </table:table-cell>
          <table:table-cell office:value-type="string" calcext:value-type="string">
            <text:p>G4</text:p>
          </table:table-cell>
          <table:table-cell office:value-type="float" office:value="2133411" calcext:value-type="float">
            <text:p>2133411</text:p>
          </table:table-cell>
          <table:table-cell office:value-type="string" calcext:value-type="string">
            <text:p>P2133411.jpg</text:p>
          </table:table-cell>
          <table:table-cell table:formula="of:=HYPERLINK([.B559];[.E559])" office:value-type="string" office:string-value="P2133411.jpg" calcext:value-type="string">
            <text:p>P2133411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1/M3131110</text:p>
          </table:table-cell>
          <table:table-cell table:formula="of:=CONCATENATE(&quot;https://github.com/nzbees/image_data/blob/master/&quot;;[.A560];&quot;.jpg&quot;)" office:value-type="string" office:string-value="https://github.com/nzbees/image_data/blob/master/13_images/M13ANCM/C1/G1/M3131110.jpg" calcext:value-type="string">
            <text:p>https://github.com/nzbees/image_data/blob/master/13_images/M13ANCM/C1/G1/M3131110.jpg</text:p>
          </table:table-cell>
          <table:table-cell office:value-type="string" calcext:value-type="string">
            <text:p>G1</text:p>
          </table:table-cell>
          <table:table-cell office:value-type="float" office:value="3131110" calcext:value-type="float">
            <text:p>3131110</text:p>
          </table:table-cell>
          <table:table-cell office:value-type="string" calcext:value-type="string">
            <text:p>M3131110.jpg</text:p>
          </table:table-cell>
          <table:table-cell table:formula="of:=HYPERLINK([.B560];[.E560])" office:value-type="string" office:string-value="M3131110.jpg" calcext:value-type="string">
            <text:p>M31311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M13ANCM/C1/G1/M3131110</text:p>
          </table:table-cell>
          <table:table-cell table:formula="of:=CONCATENATE(&quot;https://github.com/nzbees/image_data/blob/master/&quot;;[.A561];&quot;.jpg&quot;)" office:value-type="string" office:string-value="https://github.com/nzbees/image_data/blob/master/13_images/M13ANCM/C1/G1/M3131110.jpg" calcext:value-type="string">
            <text:p>https://github.com/nzbees/image_data/blob/master/13_images/M13ANCM/C1/G1/M3131110.jpg</text:p>
          </table:table-cell>
          <table:table-cell office:value-type="string" calcext:value-type="string">
            <text:p>G1</text:p>
          </table:table-cell>
          <table:table-cell office:value-type="float" office:value="3131110" calcext:value-type="float">
            <text:p>3131110</text:p>
          </table:table-cell>
          <table:table-cell office:value-type="string" calcext:value-type="string">
            <text:p>M3131110.jpg</text:p>
          </table:table-cell>
          <table:table-cell table:formula="of:=HYPERLINK([.B561];[.E561])" office:value-type="string" office:string-value="M3131110.jpg" calcext:value-type="string">
            <text:p>M31311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2/M3131210</text:p>
          </table:table-cell>
          <table:table-cell table:formula="of:=CONCATENATE(&quot;https://github.com/nzbees/image_data/blob/master/&quot;;[.A562];&quot;.jpg&quot;)" office:value-type="string" office:string-value="https://github.com/nzbees/image_data/blob/master/13_images/M13ANCM/C1/G2/M3131210.jpg" calcext:value-type="string">
            <text:p>https://github.com/nzbees/image_data/blob/master/13_images/M13ANCM/C1/G2/M3131210.jpg</text:p>
          </table:table-cell>
          <table:table-cell office:value-type="string" calcext:value-type="string">
            <text:p>G2</text:p>
          </table:table-cell>
          <table:table-cell office:value-type="float" office:value="3131210" calcext:value-type="float">
            <text:p>3131210</text:p>
          </table:table-cell>
          <table:table-cell office:value-type="string" calcext:value-type="string">
            <text:p>M3131210.jpg</text:p>
          </table:table-cell>
          <table:table-cell table:formula="of:=HYPERLINK([.B562];[.E562])" office:value-type="string" office:string-value="M3131210.jpg" calcext:value-type="string">
            <text:p>M31312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M13ANCM/C1/G2/M3131210</text:p>
          </table:table-cell>
          <table:table-cell table:formula="of:=CONCATENATE(&quot;https://github.com/nzbees/image_data/blob/master/&quot;;[.A563];&quot;.jpg&quot;)" office:value-type="string" office:string-value="https://github.com/nzbees/image_data/blob/master/13_images/M13ANCM/C1/G2/M3131210.jpg" calcext:value-type="string">
            <text:p>https://github.com/nzbees/image_data/blob/master/13_images/M13ANCM/C1/G2/M3131210.jpg</text:p>
          </table:table-cell>
          <table:table-cell office:value-type="string" calcext:value-type="string">
            <text:p>G2</text:p>
          </table:table-cell>
          <table:table-cell office:value-type="float" office:value="3131210" calcext:value-type="float">
            <text:p>3131210</text:p>
          </table:table-cell>
          <table:table-cell office:value-type="string" calcext:value-type="string">
            <text:p>M3131210.jpg</text:p>
          </table:table-cell>
          <table:table-cell table:formula="of:=HYPERLINK([.B563];[.E563])" office:value-type="string" office:string-value="M3131210.jpg" calcext:value-type="string">
            <text:p>M31312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3/M3131310</text:p>
          </table:table-cell>
          <table:table-cell table:formula="of:=CONCATENATE(&quot;https://github.com/nzbees/image_data/blob/master/&quot;;[.A564];&quot;.jpg&quot;)" office:value-type="string" office:string-value="https://github.com/nzbees/image_data/blob/master/13_images/M13ANCM/C1/G3/M3131310.jpg" calcext:value-type="string">
            <text:p>https://github.com/nzbees/image_data/blob/master/13_images/M13ANCM/C1/G3/M3131310.jpg</text:p>
          </table:table-cell>
          <table:table-cell office:value-type="string" calcext:value-type="string">
            <text:p>G3</text:p>
          </table:table-cell>
          <table:table-cell office:value-type="float" office:value="3131310" calcext:value-type="float">
            <text:p>3131310</text:p>
          </table:table-cell>
          <table:table-cell office:value-type="string" calcext:value-type="string">
            <text:p>M3131310.jpg</text:p>
          </table:table-cell>
          <table:table-cell table:formula="of:=HYPERLINK([.B564];[.E564])" office:value-type="string" office:string-value="M3131310.jpg" calcext:value-type="string">
            <text:p>M31313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M13ANCM/C1/G3/M3131310</text:p>
          </table:table-cell>
          <table:table-cell table:formula="of:=CONCATENATE(&quot;https://github.com/nzbees/image_data/blob/master/&quot;;[.A565];&quot;.jpg&quot;)" office:value-type="string" office:string-value="https://github.com/nzbees/image_data/blob/master/13_images/M13ANCM/C1/G3/M3131310.jpg" calcext:value-type="string">
            <text:p>https://github.com/nzbees/image_data/blob/master/13_images/M13ANCM/C1/G3/M3131310.jpg</text:p>
          </table:table-cell>
          <table:table-cell office:value-type="string" calcext:value-type="string">
            <text:p>G3</text:p>
          </table:table-cell>
          <table:table-cell office:value-type="float" office:value="3131310" calcext:value-type="float">
            <text:p>3131310</text:p>
          </table:table-cell>
          <table:table-cell office:value-type="string" calcext:value-type="string">
            <text:p>M3131310.jpg</text:p>
          </table:table-cell>
          <table:table-cell table:formula="of:=HYPERLINK([.B565];[.E565])" office:value-type="string" office:string-value="M3131310.jpg" calcext:value-type="string">
            <text:p>M31313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1/G4/M3131410</text:p>
          </table:table-cell>
          <table:table-cell table:formula="of:=CONCATENATE(&quot;https://github.com/nzbees/image_data/blob/master/&quot;;[.A566];&quot;.jpg&quot;)" office:value-type="string" office:string-value="https://github.com/nzbees/image_data/blob/master/13_images/M13ANCM/C1/G4/M3131410.jpg" calcext:value-type="string">
            <text:p>https://github.com/nzbees/image_data/blob/master/13_images/M13ANCM/C1/G4/M3131410.jpg</text:p>
          </table:table-cell>
          <table:table-cell office:value-type="string" calcext:value-type="string">
            <text:p>G4</text:p>
          </table:table-cell>
          <table:table-cell office:value-type="float" office:value="3131410" calcext:value-type="float">
            <text:p>3131410</text:p>
          </table:table-cell>
          <table:table-cell office:value-type="string" calcext:value-type="string">
            <text:p>M3131410.jpg</text:p>
          </table:table-cell>
          <table:table-cell table:formula="of:=HYPERLINK([.B566];[.E566])" office:value-type="string" office:string-value="M3131410.jpg" calcext:value-type="string">
            <text:p>M31314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M13ANCM/C1/G4/M3131410</text:p>
          </table:table-cell>
          <table:table-cell table:formula="of:=CONCATENATE(&quot;https://github.com/nzbees/image_data/blob/master/&quot;;[.A567];&quot;.jpg&quot;)" office:value-type="string" office:string-value="https://github.com/nzbees/image_data/blob/master/13_images/M13ANCM/C1/G4/M3131410.jpg" calcext:value-type="string">
            <text:p>https://github.com/nzbees/image_data/blob/master/13_images/M13ANCM/C1/G4/M3131410.jpg</text:p>
          </table:table-cell>
          <table:table-cell office:value-type="string" calcext:value-type="string">
            <text:p>G4</text:p>
          </table:table-cell>
          <table:table-cell office:value-type="float" office:value="3131410" calcext:value-type="float">
            <text:p>3131410</text:p>
          </table:table-cell>
          <table:table-cell office:value-type="string" calcext:value-type="string">
            <text:p>M3131410.jpg</text:p>
          </table:table-cell>
          <table:table-cell table:formula="of:=HYPERLINK([.B567];[.E567])" office:value-type="string" office:string-value="M3131410.jpg" calcext:value-type="string">
            <text:p>M31314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1/M3132110</text:p>
          </table:table-cell>
          <table:table-cell table:formula="of:=CONCATENATE(&quot;https://github.com/nzbees/image_data/blob/master/&quot;;[.A568];&quot;.jpg&quot;)" office:value-type="string" office:string-value="https://github.com/nzbees/image_data/blob/master/13_images/M13ANCM/C2/G1/M3132110.jpg" calcext:value-type="string">
            <text:p>https://github.com/nzbees/image_data/blob/master/13_images/M13ANCM/C2/G1/M3132110.jpg</text:p>
          </table:table-cell>
          <table:table-cell office:value-type="string" calcext:value-type="string">
            <text:p>G1</text:p>
          </table:table-cell>
          <table:table-cell office:value-type="float" office:value="3132110" calcext:value-type="float">
            <text:p>3132110</text:p>
          </table:table-cell>
          <table:table-cell office:value-type="string" calcext:value-type="string">
            <text:p>M3132110.jpg</text:p>
          </table:table-cell>
          <table:table-cell table:formula="of:=HYPERLINK([.B568];[.E568])" office:value-type="string" office:string-value="M3132110.jpg" calcext:value-type="string">
            <text:p>M31321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M13ANCM/C2/G1/M3132110</text:p>
          </table:table-cell>
          <table:table-cell table:formula="of:=CONCATENATE(&quot;https://github.com/nzbees/image_data/blob/master/&quot;;[.A569];&quot;.jpg&quot;)" office:value-type="string" office:string-value="https://github.com/nzbees/image_data/blob/master/13_images/M13ANCM/C2/G1/M3132110.jpg" calcext:value-type="string">
            <text:p>https://github.com/nzbees/image_data/blob/master/13_images/M13ANCM/C2/G1/M3132110.jpg</text:p>
          </table:table-cell>
          <table:table-cell office:value-type="string" calcext:value-type="string">
            <text:p>G1</text:p>
          </table:table-cell>
          <table:table-cell office:value-type="float" office:value="3132110" calcext:value-type="float">
            <text:p>3132110</text:p>
          </table:table-cell>
          <table:table-cell office:value-type="string" calcext:value-type="string">
            <text:p>M3132110.jpg</text:p>
          </table:table-cell>
          <table:table-cell table:formula="of:=HYPERLINK([.B569];[.E569])" office:value-type="string" office:string-value="M3132110.jpg" calcext:value-type="string">
            <text:p>M31321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2/M3132210</text:p>
          </table:table-cell>
          <table:table-cell table:formula="of:=CONCATENATE(&quot;https://github.com/nzbees/image_data/blob/master/&quot;;[.A570];&quot;.jpg&quot;)" office:value-type="string" office:string-value="https://github.com/nzbees/image_data/blob/master/13_images/M13ANCM/C2/G2/M3132210.jpg" calcext:value-type="string">
            <text:p>https://github.com/nzbees/image_data/blob/master/13_images/M13ANCM/C2/G2/M3132210.jpg</text:p>
          </table:table-cell>
          <table:table-cell office:value-type="string" calcext:value-type="string">
            <text:p>G2</text:p>
          </table:table-cell>
          <table:table-cell office:value-type="float" office:value="3132210" calcext:value-type="float">
            <text:p>3132210</text:p>
          </table:table-cell>
          <table:table-cell office:value-type="string" calcext:value-type="string">
            <text:p>M3132210.jpg</text:p>
          </table:table-cell>
          <table:table-cell table:formula="of:=HYPERLINK([.B570];[.E570])" office:value-type="string" office:string-value="M3132210.jpg" calcext:value-type="string">
            <text:p>M31322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M13ANCM/C2/G2/M3132210</text:p>
          </table:table-cell>
          <table:table-cell table:formula="of:=CONCATENATE(&quot;https://github.com/nzbees/image_data/blob/master/&quot;;[.A571];&quot;.jpg&quot;)" office:value-type="string" office:string-value="https://github.com/nzbees/image_data/blob/master/13_images/M13ANCM/C2/G2/M3132210.jpg" calcext:value-type="string">
            <text:p>https://github.com/nzbees/image_data/blob/master/13_images/M13ANCM/C2/G2/M3132210.jpg</text:p>
          </table:table-cell>
          <table:table-cell office:value-type="string" calcext:value-type="string">
            <text:p>G2</text:p>
          </table:table-cell>
          <table:table-cell office:value-type="float" office:value="3132210" calcext:value-type="float">
            <text:p>3132210</text:p>
          </table:table-cell>
          <table:table-cell office:value-type="string" calcext:value-type="string">
            <text:p>M3132210.jpg</text:p>
          </table:table-cell>
          <table:table-cell table:formula="of:=HYPERLINK([.B571];[.E571])" office:value-type="string" office:string-value="M3132210.jpg" calcext:value-type="string">
            <text:p>M31322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3/M3132310</text:p>
          </table:table-cell>
          <table:table-cell table:formula="of:=CONCATENATE(&quot;https://github.com/nzbees/image_data/blob/master/&quot;;[.A572];&quot;.jpg&quot;)" office:value-type="string" office:string-value="https://github.com/nzbees/image_data/blob/master/13_images/M13ANCM/C2/G3/M3132310.jpg" calcext:value-type="string">
            <text:p>https://github.com/nzbees/image_data/blob/master/13_images/M13ANCM/C2/G3/M3132310.jpg</text:p>
          </table:table-cell>
          <table:table-cell office:value-type="string" calcext:value-type="string">
            <text:p>G3</text:p>
          </table:table-cell>
          <table:table-cell office:value-type="float" office:value="3132310" calcext:value-type="float">
            <text:p>3132310</text:p>
          </table:table-cell>
          <table:table-cell office:value-type="string" calcext:value-type="string">
            <text:p>M3132310.jpg</text:p>
          </table:table-cell>
          <table:table-cell table:formula="of:=HYPERLINK([.B572];[.E572])" office:value-type="string" office:string-value="M3132310.jpg" calcext:value-type="string">
            <text:p>M31323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M13ANCM/C2/G3/M3132310</text:p>
          </table:table-cell>
          <table:table-cell table:formula="of:=CONCATENATE(&quot;https://github.com/nzbees/image_data/blob/master/&quot;;[.A573];&quot;.jpg&quot;)" office:value-type="string" office:string-value="https://github.com/nzbees/image_data/blob/master/13_images/M13ANCM/C2/G3/M3132310.jpg" calcext:value-type="string">
            <text:p>https://github.com/nzbees/image_data/blob/master/13_images/M13ANCM/C2/G3/M3132310.jpg</text:p>
          </table:table-cell>
          <table:table-cell office:value-type="string" calcext:value-type="string">
            <text:p>G3</text:p>
          </table:table-cell>
          <table:table-cell office:value-type="float" office:value="3132310" calcext:value-type="float">
            <text:p>3132310</text:p>
          </table:table-cell>
          <table:table-cell office:value-type="string" calcext:value-type="string">
            <text:p>M3132310.jpg</text:p>
          </table:table-cell>
          <table:table-cell table:formula="of:=HYPERLINK([.B573];[.E573])" office:value-type="string" office:string-value="M3132310.jpg" calcext:value-type="string">
            <text:p>M31323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2/G4/M3132410</text:p>
          </table:table-cell>
          <table:table-cell table:formula="of:=CONCATENATE(&quot;https://github.com/nzbees/image_data/blob/master/&quot;;[.A574];&quot;.jpg&quot;)" office:value-type="string" office:string-value="https://github.com/nzbees/image_data/blob/master/13_images/M13ANCM/C2/G4/M3132410.jpg" calcext:value-type="string">
            <text:p>https://github.com/nzbees/image_data/blob/master/13_images/M13ANCM/C2/G4/M3132410.jpg</text:p>
          </table:table-cell>
          <table:table-cell office:value-type="string" calcext:value-type="string">
            <text:p>G4</text:p>
          </table:table-cell>
          <table:table-cell office:value-type="float" office:value="3132410" calcext:value-type="float">
            <text:p>3132410</text:p>
          </table:table-cell>
          <table:table-cell office:value-type="string" calcext:value-type="string">
            <text:p>M3132410.jpg</text:p>
          </table:table-cell>
          <table:table-cell table:formula="of:=HYPERLINK([.B574];[.E574])" office:value-type="string" office:string-value="M3132410.jpg" calcext:value-type="string">
            <text:p>M31324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M13ANCM/C2/G4/M3132410</text:p>
          </table:table-cell>
          <table:table-cell table:formula="of:=CONCATENATE(&quot;https://github.com/nzbees/image_data/blob/master/&quot;;[.A575];&quot;.jpg&quot;)" office:value-type="string" office:string-value="https://github.com/nzbees/image_data/blob/master/13_images/M13ANCM/C2/G4/M3132410.jpg" calcext:value-type="string">
            <text:p>https://github.com/nzbees/image_data/blob/master/13_images/M13ANCM/C2/G4/M3132410.jpg</text:p>
          </table:table-cell>
          <table:table-cell office:value-type="string" calcext:value-type="string">
            <text:p>G4</text:p>
          </table:table-cell>
          <table:table-cell office:value-type="float" office:value="3132410" calcext:value-type="float">
            <text:p>3132410</text:p>
          </table:table-cell>
          <table:table-cell office:value-type="string" calcext:value-type="string">
            <text:p>M3132410.jpg</text:p>
          </table:table-cell>
          <table:table-cell table:formula="of:=HYPERLINK([.B575];[.E575])" office:value-type="string" office:string-value="M3132410.jpg" calcext:value-type="string">
            <text:p>M31324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1/M3133110</text:p>
          </table:table-cell>
          <table:table-cell table:formula="of:=CONCATENATE(&quot;https://github.com/nzbees/image_data/blob/master/&quot;;[.A576];&quot;.jpg&quot;)" office:value-type="string" office:string-value="https://github.com/nzbees/image_data/blob/master/13_images/M13ANCM/C3/G1/M3133110.jpg" calcext:value-type="string">
            <text:p>https://github.com/nzbees/image_data/blob/master/13_images/M13ANCM/C3/G1/M3133110.jpg</text:p>
          </table:table-cell>
          <table:table-cell office:value-type="string" calcext:value-type="string">
            <text:p>G1</text:p>
          </table:table-cell>
          <table:table-cell office:value-type="float" office:value="3133110" calcext:value-type="float">
            <text:p>3133110</text:p>
          </table:table-cell>
          <table:table-cell office:value-type="string" calcext:value-type="string">
            <text:p>M3133110.jpg</text:p>
          </table:table-cell>
          <table:table-cell table:formula="of:=HYPERLINK([.B576];[.E576])" office:value-type="string" office:string-value="M3133110.jpg" calcext:value-type="string">
            <text:p>M31331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M13ANCM/C3/G1/M3133110</text:p>
          </table:table-cell>
          <table:table-cell table:formula="of:=CONCATENATE(&quot;https://github.com/nzbees/image_data/blob/master/&quot;;[.A577];&quot;.jpg&quot;)" office:value-type="string" office:string-value="https://github.com/nzbees/image_data/blob/master/13_images/M13ANCM/C3/G1/M3133110.jpg" calcext:value-type="string">
            <text:p>https://github.com/nzbees/image_data/blob/master/13_images/M13ANCM/C3/G1/M3133110.jpg</text:p>
          </table:table-cell>
          <table:table-cell office:value-type="string" calcext:value-type="string">
            <text:p>G1</text:p>
          </table:table-cell>
          <table:table-cell office:value-type="float" office:value="3133110" calcext:value-type="float">
            <text:p>3133110</text:p>
          </table:table-cell>
          <table:table-cell office:value-type="string" calcext:value-type="string">
            <text:p>M3133110.jpg</text:p>
          </table:table-cell>
          <table:table-cell table:formula="of:=HYPERLINK([.B577];[.E577])" office:value-type="string" office:string-value="M3133110.jpg" calcext:value-type="string">
            <text:p>M31331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2/M3133210</text:p>
          </table:table-cell>
          <table:table-cell table:formula="of:=CONCATENATE(&quot;https://github.com/nzbees/image_data/blob/master/&quot;;[.A578];&quot;.jpg&quot;)" office:value-type="string" office:string-value="https://github.com/nzbees/image_data/blob/master/13_images/M13ANCM/C3/G2/M3133210.jpg" calcext:value-type="string">
            <text:p>https://github.com/nzbees/image_data/blob/master/13_images/M13ANCM/C3/G2/M3133210.jpg</text:p>
          </table:table-cell>
          <table:table-cell office:value-type="string" calcext:value-type="string">
            <text:p>G2</text:p>
          </table:table-cell>
          <table:table-cell office:value-type="float" office:value="3133210" calcext:value-type="float">
            <text:p>3133210</text:p>
          </table:table-cell>
          <table:table-cell office:value-type="string" calcext:value-type="string">
            <text:p>M3133210.jpg</text:p>
          </table:table-cell>
          <table:table-cell table:formula="of:=HYPERLINK([.B578];[.E578])" office:value-type="string" office:string-value="M3133210.jpg" calcext:value-type="string">
            <text:p>M31332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M13ANCM/C3/G2/M3133210</text:p>
          </table:table-cell>
          <table:table-cell table:formula="of:=CONCATENATE(&quot;https://github.com/nzbees/image_data/blob/master/&quot;;[.A579];&quot;.jpg&quot;)" office:value-type="string" office:string-value="https://github.com/nzbees/image_data/blob/master/13_images/M13ANCM/C3/G2/M3133210.jpg" calcext:value-type="string">
            <text:p>https://github.com/nzbees/image_data/blob/master/13_images/M13ANCM/C3/G2/M3133210.jpg</text:p>
          </table:table-cell>
          <table:table-cell office:value-type="string" calcext:value-type="string">
            <text:p>G2</text:p>
          </table:table-cell>
          <table:table-cell office:value-type="float" office:value="3133210" calcext:value-type="float">
            <text:p>3133210</text:p>
          </table:table-cell>
          <table:table-cell office:value-type="string" calcext:value-type="string">
            <text:p>M3133210.jpg</text:p>
          </table:table-cell>
          <table:table-cell table:formula="of:=HYPERLINK([.B579];[.E579])" office:value-type="string" office:string-value="M3133210.jpg" calcext:value-type="string">
            <text:p>M31332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3/M3133310</text:p>
          </table:table-cell>
          <table:table-cell table:formula="of:=CONCATENATE(&quot;https://github.com/nzbees/image_data/blob/master/&quot;;[.A580];&quot;.jpg&quot;)" office:value-type="string" office:string-value="https://github.com/nzbees/image_data/blob/master/13_images/M13ANCM/C3/G3/M3133310.jpg" calcext:value-type="string">
            <text:p>https://github.com/nzbees/image_data/blob/master/13_images/M13ANCM/C3/G3/M3133310.jpg</text:p>
          </table:table-cell>
          <table:table-cell office:value-type="string" calcext:value-type="string">
            <text:p>G3</text:p>
          </table:table-cell>
          <table:table-cell office:value-type="float" office:value="3133310" calcext:value-type="float">
            <text:p>3133310</text:p>
          </table:table-cell>
          <table:table-cell office:value-type="string" calcext:value-type="string">
            <text:p>M3133310.jpg</text:p>
          </table:table-cell>
          <table:table-cell table:formula="of:=HYPERLINK([.B580];[.E580])" office:value-type="string" office:string-value="M3133310.jpg" calcext:value-type="string">
            <text:p>M31333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M13ANCM/C3/G3/M3133310</text:p>
          </table:table-cell>
          <table:table-cell table:formula="of:=CONCATENATE(&quot;https://github.com/nzbees/image_data/blob/master/&quot;;[.A581];&quot;.jpg&quot;)" office:value-type="string" office:string-value="https://github.com/nzbees/image_data/blob/master/13_images/M13ANCM/C3/G3/M3133310.jpg" calcext:value-type="string">
            <text:p>https://github.com/nzbees/image_data/blob/master/13_images/M13ANCM/C3/G3/M3133310.jpg</text:p>
          </table:table-cell>
          <table:table-cell office:value-type="string" calcext:value-type="string">
            <text:p>G3</text:p>
          </table:table-cell>
          <table:table-cell office:value-type="float" office:value="3133310" calcext:value-type="float">
            <text:p>3133310</text:p>
          </table:table-cell>
          <table:table-cell office:value-type="string" calcext:value-type="string">
            <text:p>M3133310.jpg</text:p>
          </table:table-cell>
          <table:table-cell table:formula="of:=HYPERLINK([.B581];[.E581])" office:value-type="string" office:string-value="M3133310.jpg" calcext:value-type="string">
            <text:p>M3133310.jpg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13_images/M13ANCM/C3/G4/M3133410</text:p>
          </table:table-cell>
          <table:table-cell table:formula="of:=CONCATENATE(&quot;https://github.com/nzbees/image_data/blob/master/&quot;;[.A582];&quot;.jpg&quot;)" office:value-type="string" office:string-value="https://github.com/nzbees/image_data/blob/master/13_images/M13ANCM/C3/G4/M3133410.jpg" calcext:value-type="string">
            <text:p>https://github.com/nzbees/image_data/blob/master/13_images/M13ANCM/C3/G4/M3133410.jpg</text:p>
          </table:table-cell>
          <table:table-cell office:value-type="string" calcext:value-type="string">
            <text:p>G4</text:p>
          </table:table-cell>
          <table:table-cell office:value-type="float" office:value="3133410" calcext:value-type="float">
            <text:p>3133410</text:p>
          </table:table-cell>
          <table:table-cell office:value-type="string" calcext:value-type="string">
            <text:p>M3133410.jpg</text:p>
          </table:table-cell>
          <table:table-cell table:formula="of:=HYPERLINK([.B582];[.E582])" office:value-type="string" office:string-value="M3133410.jpg" calcext:value-type="string">
            <text:p>M313341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_images/M13ANCM/C3/G4/M3133410</text:p>
          </table:table-cell>
          <table:table-cell table:formula="of:=CONCATENATE(&quot;https://github.com/nzbees/image_data/blob/master/&quot;;[.A583];&quot;.jpg&quot;)" office:value-type="string" office:string-value="https://github.com/nzbees/image_data/blob/master/13_images/M13ANCM/C3/G4/M3133410.jpg" calcext:value-type="string">
            <text:p>https://github.com/nzbees/image_data/blob/master/13_images/M13ANCM/C3/G4/M3133410.jpg</text:p>
          </table:table-cell>
          <table:table-cell office:value-type="string" calcext:value-type="string">
            <text:p>G4</text:p>
          </table:table-cell>
          <table:table-cell office:value-type="float" office:value="3133410" calcext:value-type="float">
            <text:p>3133410</text:p>
          </table:table-cell>
          <table:table-cell office:value-type="string" calcext:value-type="string">
            <text:p>M3133410.jpg</text:p>
          </table:table-cell>
          <table:table-cell table:formula="of:=HYPERLINK([.B583];[.E583])" office:value-type="string" office:string-value="M3133410.jpg" calcext:value-type="string">
            <text:p>M3133410.jpg</text:p>
          </table:table-cell>
          <table:table-cell table:number-columns-repeated="1018"/>
        </table:table-row>
        <table:table-row table:style-name="ro3" table:number-rows-repeated="10479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dme" table:style-name="ta1">
        <table:table-column table:style-name="co47" table:default-cell-style-name="ce3"/>
        <table:table-column table:style-name="co26" table:default-cell-style-name="ce3"/>
        <table:table-row table:style-name="ro3">
          <table:table-cell office:value-type="string" calcext:value-type="string">
            <text:p>ABREVIATIONS</text:p>
          </table:table-cell>
          <table:table-cell office:value-type="string" calcext:value-type="string">
            <text:p>Collections</text:p>
          </table:table-cell>
        </table:table-row>
        <table:table-row table:style-name="ro3">
          <table:table-cell office:value-type="string" calcext:value-type="string">
            <text:p>collec_recid</text:p>
          </table:table-cell>
          <table:table-cell office:value-type="string" calcext:value-type="string">
            <text:p>sequential record id</text:p>
          </table:table-cell>
        </table:table-row>
        <table:table-row table:style-name="ro3">
          <table:table-cell office:value-type="string" calcext:value-type="string">
            <text:p>collec_ref</text:p>
          </table:table-cell>
          <table:table-cell office:value-type="string" calcext:value-type="string">
            <text:p>number of collection days per site per year</text:p>
          </table:table-cell>
        </table:table-row>
        <table:table-row table:style-name="ro3">
          <table:table-cell office:value-type="string" calcext:value-type="string">
            <text:p>site</text:p>
          </table:table-cell>
          <table:table-cell office:value-type="string" calcext:value-type="string">
            <text:p>location of monitoring (Mt. Tiger = T1, Mt. Parihaka =P2, Memorial Drive = M3)</text:p>
          </table:table-cell>
        </table:table-row>
        <table:table-row table:style-name="ro3">
          <table:table-cell office:value-type="string" calcext:value-type="string">
            <text:p>year</text:p>
          </table:table-cell>
          <table:table-cell office:value-type="string" calcext:value-type="string">
            <text:p>year of monitoring YY</text:p>
          </table:table-cell>
        </table:table-row>
        <table:table-row table:style-name="ro3">
          <table:table-cell office:value-type="string" calcext:value-type="string">
            <text:p>month</text:p>
          </table:table-cell>
          <table:table-cell office:value-type="string" calcext:value-type="string">
            <text:p>month of monitoring MM</text:p>
          </table:table-cell>
        </table:table-row>
        <table:table-row table:style-name="ro3">
          <table:table-cell office:value-type="string" calcext:value-type="string">
            <text:p>day</text:p>
          </table:table-cell>
          <table:table-cell office:value-type="string" calcext:value-type="string">
            <text:p>day of monitoring DD</text:p>
          </table:table-cell>
        </table:table-row>
        <table:table-row table:style-name="ro3">
          <table:table-cell office:value-type="string" calcext:value-type="string">
            <text:p>date_iso</text:p>
          </table:table-cell>
          <table:table-cell office:value-type="string" calcext:value-type="string">
            <text:p>date convert to iso format</text:p>
          </table:table-cell>
        </table:table-row>
        <table:table-row table:style-name="ro3">
          <table:table-cell office:value-type="string" calcext:value-type="string">
            <text:p>time_iso</text:p>
          </table:table-cell>
          <table:table-cell office:value-type="string" calcext:value-type="string">
            <text:p>time in 24hour iso format</text:p>
          </table:table-cell>
        </table:table-row>
        <table:table-row table:style-name="ro3">
          <table:table-cell office:value-type="string" calcext:value-type="string">
            <text:p>day_c</text:p>
          </table:table-cell>
          <table:table-cell office:value-type="string" calcext:value-type="string">
            <text:p>collection day</text:p>
          </table:table-cell>
        </table:table-row>
        <table:table-row table:style-name="ro2">
          <table:table-cell table:style-name="ce19" office:value-type="string" calcext:value-type="string">
            <text:p>site_id</text:p>
          </table:table-cell>
          <table:table-cell table:style-name="ce19" office:value-type="string" calcext:value-type="string">
            <text:p>site/year id</text:p>
          </table:table-cell>
        </table:table-row>
        <table:table-row table:style-name="ro3">
          <table:table-cell table:style-name="ce2" office:value-type="string" calcext:value-type="string">
            <text:p>Obs</text:p>
          </table:table-cell>
          <table:table-cell table:style-name="ce2" office:value-type="string" calcext:value-type="string">
            <text:p>number of observers (1min-2max)</text:p>
          </table:table-cell>
        </table:table-row>
        <table:table-row table:style-name="ro3">
          <table:table-cell table:style-name="ce2" office:value-type="string" calcext:value-type="string">
            <text:p>rep_ncf </text:p>
          </table:table-cell>
          <table:table-cell table:style-name="ce2" office:value-type="string" calcext:value-type="string">
            <text:p>number of replica nest counts per observer made in the field (1min-3max)</text:p>
          </table:table-cell>
        </table:table-row>
        <table:table-row table:style-name="ro3">
          <table:table-cell table:style-name="ce2" office:value-type="string" calcext:value-type="string">
            <text:p>rep_nci </text:p>
          </table:table-cell>
          <table:table-cell table:style-name="ce2" office:value-type="string" calcext:value-type="string">
            <text:p>number of replica nest counts per observer made from image data (1min-3max)</text:p>
          </table:table-cell>
        </table:table-row>
        <table:table-row table:style-name="ro3">
          <table:table-cell table:style-name="ce2" office:value-type="string" calcext:value-type="string">
            <text:p>img_c</text:p>
          </table:table-cell>
          <table:table-cell table:style-name="ce2" office:value-type="string" calcext:value-type="string">
            <text:p>number of full image collections (1min-3max)</text:p>
          </table:table-cell>
        </table:table-row>
        <table:table-row table:style-name="ro3">
          <table:table-cell table:style-name="ce2" office:value-type="string" calcext:value-type="string">
            <text:p>grid_n</text:p>
          </table:table-cell>
          <table:table-cell table:style-name="ce2" office:value-type="string" calcext:value-type="string">
            <text:p>number of grids per site (1-4)</text:p>
          </table:table-cell>
        </table:table-row>
        <table:table-row table:style-name="ro3"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in degrees celcius</text:p>
          </table:table-cell>
        </table:table-row>
        <table:table-row table:style-name="ro3"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percentage releative humidity</text:p>
          </table:table-cell>
        </table:table-row>
        <table:table-row table:style-name="ro3">
          <table:table-cell table:style-name="ce2" office:value-type="string" calcext:value-type="string">
            <text:p>wind-speed</text:p>
          </table:table-cell>
          <table:table-cell table:style-name="ce2" office:value-type="string" calcext:value-type="string">
            <text:p>wind-speed in meters per second</text:p>
          </table:table-cell>
        </table:table-row>
        <table:table-row table:style-name="ro3">
          <table:table-cell table:style-name="ce2" office:value-type="string" calcext:value-type="string">
            <text:p>cloud-cover</text:p>
          </table:table-cell>
          <table:table-cell table:style-name="ce2" office:value-type="string" calcext:value-type="string">
            <text:p>subjective percentage cloud-cover</text:p>
          </table:table-cell>
        </table:table-row>
        <table:table-row table:style-name="ro3">
          <table:table-cell table:style-name="ce2" office:value-type="string" calcext:value-type="string">
            <text:p>filght-activity</text:p>
          </table:table-cell>
          <table:table-cell table:style-name="ce2" office:value-type="string" calcext:value-type="string">
            <text:p>subjective flight activity: high (H), medium (M) or low (L)</text:p>
          </table:table-cell>
        </table:table-row>
        <table:table-row table:style-name="ro3">
          <table:table-cell table:style-name="ce2" office:value-type="string" calcext:value-type="string">
            <text:p>nest-activity</text:p>
          </table:table-cell>
          <table:table-cell table:style-name="ce2" office:value-type="string" calcext:value-type="string">
            <text:p>subjective nesting activity: high (H), medium (M) or low (L)</text:p>
          </table:table-cell>
        </table:table-row>
        <table:table-row table:style-name="ro3"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ny other observations or notes</text:p>
          </table:table-cell>
        </table:table-row>
        <table:table-row table:style-name="ro3">
          <table:table-cell table:style-name="ce2" office:value-type="string" calcext:value-type="string">
            <text:p>empty cells</text:p>
          </table:table-cell>
          <table:table-cell office:value-type="string" calcext:value-type="string">
            <text:p>no data</text:p>
          </table:table-cell>
        </table:table-row>
        <table:table-row table:style-name="ro3">
          <table:table-cell table:style-name="Default" table:number-columns-repeated="2"/>
        </table:table-row>
        <table:table-row table:style-name="ro3">
          <table:table-cell office:value-type="string" calcext:value-type="string">
            <text:p>ABREVIATIONS</text:p>
          </table:table-cell>
          <table:table-cell office:value-type="string" calcext:value-type="string">
            <text:p>nestc_mf</text:p>
          </table:table-cell>
        </table:table-row>
        <table:table-row table:style-name="ro3">
          <table:table-cell office:value-type="string" calcext:value-type="string">
            <text:p>mcf_recid</text:p>
          </table:table-cell>
          <table:table-cell office:value-type="string" calcext:value-type="string">
            <text:p>sequential record id</text:p>
          </table:table-cell>
        </table:table-row>
        <table:table-row table:style-name="ro3">
          <table:table-cell table:style-name="ce22" office:value-type="string" calcext:value-type="string">
            <text:p>mcf_refs</text:p>
          </table:table-cell>
          <table:table-cell table:style-name="ce23" office:value-type="string" calcext:value-type="string">
            <text:p>records per colltetion days per site (10days x 4grids x 3 replicas=120)</text:p>
          </table:table-cell>
        </table:table-row>
        <table:table-row table:style-name="ro3">
          <table:table-cell office:value-type="string" calcext:value-type="string">
            <text:p>mcf_refd</text:p>
          </table:table-cell>
          <table:table-cell office:value-type="string" calcext:value-type="string">
            <text:p>records per day per site (3replicasx4grids =12)</text:p>
          </table:table-cell>
        </table:table-row>
        <table:table-row table:style-name="ro3">
          <table:table-cell office:value-type="string" calcext:value-type="string">
            <text:p>site</text:p>
          </table:table-cell>
          <table:table-cell office:value-type="string" calcext:value-type="string">
            <text:p>location of monitoring</text:p>
          </table:table-cell>
        </table:table-row>
        <table:table-row table:style-name="ro3">
          <table:table-cell office:value-type="string" calcext:value-type="string">
            <text:p>year</text:p>
          </table:table-cell>
          <table:table-cell office:value-type="string" calcext:value-type="string">
            <text:p>year of monitoring YY</text:p>
          </table:table-cell>
        </table:table-row>
        <table:table-row table:style-name="ro3">
          <table:table-cell office:value-type="string" calcext:value-type="string">
            <text:p>mcf_id</text:p>
          </table:table-cell>
          <table:table-cell table:style-name="ce25" office:value-type="string" calcext:value-type="string">
            <text:p>identifier for site/year/ - grid/day </text:p>
          </table:table-cell>
        </table:table-row>
        <table:table-row table:style-name="ro3">
          <table:table-cell office:value-type="string" calcext:value-type="string">
            <text:p>day_c</text:p>
          </table:table-cell>
          <table:table-cell office:value-type="string" calcext:value-type="string">
            <text:p>collection day</text:p>
          </table:table-cell>
        </table:table-row>
        <table:table-row table:style-name="ro3">
          <table:table-cell office:value-type="string" calcext:value-type="string">
            <text:p>rep_ncf</text:p>
          </table:table-cell>
          <table:table-cell table:style-name="ce2" office:value-type="string" calcext:value-type="string">
            <text:p>number of replica nest counts per observer made in the field (1min-3max)</text:p>
          </table:table-cell>
        </table:table-row>
        <table:table-row table:style-name="ro3">
          <table:table-cell office:value-type="string" calcext:value-type="string">
            <text:p>grid_id</text:p>
          </table:table-cell>
          <table:table-cell office:value-type="string" calcext:value-type="string">
            <text:p>1,2,3 &amp; 4</text:p>
          </table:table-cell>
        </table:table-row>
        <table:table-row table:style-name="ro3">
          <table:table-cell office:value-type="string" calcext:value-type="string">
            <text:p>mcf_ob1</text:p>
          </table:table-cell>
          <table:table-cell office:value-type="string" calcext:value-type="string">
            <text:p>manual field counts by observer 1</text:p>
          </table:table-cell>
        </table:table-row>
        <table:table-row table:style-name="ro3">
          <table:table-cell office:value-type="string" calcext:value-type="string">
            <text:p>mcf_ob2</text:p>
          </table:table-cell>
          <table:table-cell office:value-type="string" calcext:value-type="string">
            <text:p>manual field counts by observer 2</text:p>
          </table:table-cell>
        </table:table-row>
        <table:table-row table:style-name="ro3">
          <table:table-cell table:style-name="Default" table:number-columns-repeated="2"/>
        </table:table-row>
        <table:table-row table:style-name="ro3">
          <table:table-cell office:value-type="string" calcext:value-type="string">
            <text:p>ABREVIATIONS</text:p>
          </table:table-cell>
          <table:table-cell office:value-type="string" calcext:value-type="string">
            <text:p>nestc_mi</text:p>
          </table:table-cell>
        </table:table-row>
        <table:table-row table:style-name="ro3">
          <table:table-cell table:style-name="ce2" office:value-type="string" calcext:value-type="string">
            <text:p>mci_recid</text:p>
          </table:table-cell>
          <table:table-cell office:value-type="string" calcext:value-type="string">
            <text:p>sequential record id</text:p>
          </table:table-cell>
        </table:table-row>
        <table:table-row table:style-name="ro3">
          <table:table-cell table:style-name="ce23" office:value-type="string" calcext:value-type="string">
            <text:p>mci_refs</text:p>
          </table:table-cell>
          <table:table-cell table:style-name="ce23" office:value-type="string" calcext:value-type="string">
            <text:p>records per colltetion days per site (10days x 4grids x 3 replicas=120)</text:p>
          </table:table-cell>
        </table:table-row>
        <table:table-row table:style-name="ro3">
          <table:table-cell table:style-name="ce2" office:value-type="string" calcext:value-type="string">
            <text:p>mci_ref</text:p>
          </table:table-cell>
          <table:table-cell office:value-type="string" calcext:value-type="string">
            <text:p>records per day per site (3replicasx4grids =12)</text:p>
          </table:table-cell>
        </table:table-row>
        <table:table-row table:style-name="ro3">
          <table:table-cell office:value-type="string" calcext:value-type="string">
            <text:p>site</text:p>
          </table:table-cell>
          <table:table-cell office:value-type="string" calcext:value-type="string">
            <text:p>location of monitoring (Mt. Tiger = T1, Mt. Parihaka =P2, Memorial Drive = M3)</text:p>
          </table:table-cell>
        </table:table-row>
        <table:table-row table:style-name="ro3">
          <table:table-cell table:style-name="ce2" office:value-type="string" calcext:value-type="string">
            <text:p>year</text:p>
          </table:table-cell>
          <table:table-cell office:value-type="string" calcext:value-type="string">
            <text:p>year of monitoring YY</text:p>
          </table:table-cell>
        </table:table-row>
        <table:table-row table:style-name="ro3">
          <table:table-cell table:style-name="ce2" office:value-type="string" calcext:value-type="string">
            <text:p>img_fid</text:p>
          </table:table-cell>
          <table:table-cell table:style-name="ce25" office:value-type="string" calcext:value-type="string">
            <text:p>site/year id used for image file names</text:p>
          </table:table-cell>
        </table:table-row>
        <table:table-row table:style-name="ro3">
          <table:table-cell table:style-name="ce2" office:value-type="string" calcext:value-type="string">
            <text:p>img_flink</text:p>
          </table:table-cell>
          <table:table-cell table:style-name="ce25" office:value-type="string" calcext:value-type="string">
            <text:p>link to image files</text:p>
          </table:table-cell>
        </table:table-row>
        <table:table-row table:style-name="ro3">
          <table:table-cell table:style-name="ce2" office:value-type="string" calcext:value-type="string">
            <text:p>img_cid</text:p>
          </table:table-cell>
          <table:table-cell table:style-name="ce25" office:value-type="string" calcext:value-type="string">
            <text:p>C1 image collection used for visual counts <text:s/></text:p>
          </table:table-cell>
        </table:table-row>
        <table:table-row table:style-name="ro3">
          <table:table-cell table:style-name="ce2" office:value-type="string" calcext:value-type="string">
            <text:p>day_c</text:p>
          </table:table-cell>
          <table:table-cell table:style-name="ce25" office:value-type="string" calcext:value-type="string">
            <text:p>collection day </text:p>
          </table:table-cell>
        </table:table-row>
        <table:table-row table:style-name="ro3">
          <table:table-cell table:style-name="ce2" office:value-type="string" calcext:value-type="string">
            <text:p>rep_nci</text:p>
          </table:table-cell>
          <table:table-cell table:style-name="ce2" office:value-type="string" calcext:value-type="string">
            <text:p>number of replica nest counts per observer made using image data (1min-3max)</text:p>
          </table:table-cell>
        </table:table-row>
        <table:table-row table:style-name="ro3">
          <table:table-cell table:style-name="ce2" office:value-type="string" calcext:value-type="string">
            <text:p>grid_id</text:p>
          </table:table-cell>
          <table:table-cell office:value-type="string" calcext:value-type="string">
            <text:p>G1,G2,G3 &amp; G4</text:p>
          </table:table-cell>
        </table:table-row>
        <table:table-row table:style-name="ro3">
          <table:table-cell table:style-name="ce2" office:value-type="string" calcext:value-type="string">
            <text:p>mnci_ob1</text:p>
          </table:table-cell>
          <table:table-cell table:style-name="ce27" office:value-type="string" calcext:value-type="string">
            <text:p>manual nest counts using images by observer 1</text:p>
          </table:table-cell>
        </table:table-row>
        <table:table-row table:style-name="ro3">
          <table:table-cell table:style-name="ce2" office:value-type="string" calcext:value-type="string">
            <text:p>mnci_ob2</text:p>
          </table:table-cell>
          <table:table-cell office:value-type="string" calcext:value-type="string">
            <text:p>manual nest counts using images by observer 2</text:p>
          </table:table-cell>
        </table:table-row>
        <table:table-row table:style-name="ro3">
          <table:table-cell table:style-name="Default" table:number-columns-repeated="2"/>
        </table:table-row>
        <table:table-row table:style-name="ro3">
          <table:table-cell office:value-type="string" calcext:value-type="string">
            <text:p>ABREVIATIONS</text:p>
          </table:table-cell>
          <table:table-cell office:value-type="string" calcext:value-type="string">
            <text:p>nesctc_auto</text:p>
          </table:table-cell>
        </table:table-row>
        <table:table-row table:style-name="ro3">
          <table:table-cell office:value-type="string" calcext:value-type="string">
            <text:p>mca_recid</text:p>
          </table:table-cell>
          <table:table-cell office:value-type="string" calcext:value-type="string">
            <text:p>sequential record id</text:p>
          </table:table-cell>
        </table:table-row>
        <table:table-row table:style-name="ro3">
          <table:table-cell office:value-type="string" calcext:value-type="string">
            <text:p>mca_refs</text:p>
          </table:table-cell>
          <table:table-cell table:style-name="ce23" office:value-type="string" calcext:value-type="string">
            <text:p>records per colltetion days per site (10days x 4grids x 3 replicas=120)</text:p>
          </table:table-cell>
        </table:table-row>
        <table:table-row table:style-name="ro3">
          <table:table-cell office:value-type="string" calcext:value-type="string">
            <text:p>mca_refd</text:p>
          </table:table-cell>
          <table:table-cell office:value-type="string" calcext:value-type="string">
            <text:p>counts per day = grids x replicas = 3 x 4 = 12</text:p>
          </table:table-cell>
        </table:table-row>
        <table:table-row table:style-name="ro3">
          <table:table-cell office:value-type="string" calcext:value-type="string">
            <text:p>site</text:p>
          </table:table-cell>
          <table:table-cell office:value-type="string" calcext:value-type="string">
            <text:p>location of monitoring (Mt. Tiger = T1, Mt. Parihaka =P2, Memorial Drive = M3)</text:p>
          </table:table-cell>
        </table:table-row>
        <table:table-row table:style-name="ro3">
          <table:table-cell office:value-type="string" calcext:value-type="string">
            <text:p>year</text:p>
          </table:table-cell>
          <table:table-cell office:value-type="string" calcext:value-type="string">
            <text:p>year of monitoring YY</text:p>
          </table:table-cell>
        </table:table-row>
        <table:table-row table:style-name="ro3">
          <table:table-cell office:value-type="string" calcext:value-type="string">
            <text:p>img_fid</text:p>
          </table:table-cell>
          <table:table-cell table:style-name="ce25" office:value-type="string" calcext:value-type="string">
            <text:p>site/year id used for image file names</text:p>
          </table:table-cell>
        </table:table-row>
        <table:table-row table:style-name="ro3">
          <table:table-cell office:value-type="string" calcext:value-type="string">
            <text:p>img_flink</text:p>
          </table:table-cell>
          <table:table-cell table:style-name="ce25" office:value-type="string" calcext:value-type="string">
            <text:p>link to image files</text:p>
          </table:table-cell>
        </table:table-row>
        <table:table-row table:style-name="ro3">
          <table:table-cell office:value-type="string" calcext:value-type="string">
            <text:p>day_c</text:p>
          </table:table-cell>
          <table:table-cell table:style-name="ce25" office:value-type="string" calcext:value-type="string">
            <text:p>collection day </text:p>
          </table:table-cell>
        </table:table-row>
        <table:table-row table:style-name="ro3">
          <table:table-cell office:value-type="string" calcext:value-type="string">
            <text:p>img_cid</text:p>
          </table:table-cell>
          <table:table-cell table:style-name="ce2" office:value-type="string" calcext:value-type="string">
            <text:p>image collections used in analysis C1,C2 &amp; C3</text:p>
          </table:table-cell>
        </table:table-row>
        <table:table-row table:style-name="ro3">
          <table:table-cell office:value-type="string" calcext:value-type="string">
            <text:p>grid_id</text:p>
          </table:table-cell>
          <table:table-cell office:value-type="string" calcext:value-type="string">
            <text:p>G1,G2,G3 &amp; G4</text:p>
          </table:table-cell>
        </table:table-row>
        <table:table-row table:style-name="ro3">
          <table:table-cell office:value-type="string" calcext:value-type="string">
            <text:p>autoc</text:p>
          </table:table-cell>
          <table:table-cell office:value-type="string" calcext:value-type="string">
            <text:p>automatic nest counts</text:p>
          </table:table-cell>
        </table:table-row>
        <table:table-row table:style-name="ro3">
          <table:table-cell table:style-name="Default" table:number-columns-repeated="2"/>
        </table:table-row>
        <table:table-row table:style-name="ro3">
          <table:table-cell office:value-type="string" calcext:value-type="string">
            <text:p>ABREVIATIONS</text:p>
          </table:table-cell>
          <table:table-cell office:value-type="string" calcext:value-type="string">
            <text:p>images</text:p>
          </table:table-cell>
        </table:table-row>
        <table:table-row table:style-name="ro3">
          <table:table-cell table:style-name="ce21" office:value-type="string" calcext:value-type="string">
            <text:p>Directory path</text:p>
          </table:table-cell>
          <table:table-cell table:style-name="Default" office:value-type="string" calcext:value-type="string">
            <text:p>Path on local directory</text:p>
          </table:table-cell>
        </table:table-row>
        <table:table-row table:style-name="ro3">
          <table:table-cell table:style-name="ce21" office:value-type="string" calcext:value-type="string">
            <text:p>Github path url</text:p>
          </table:table-cell>
          <table:table-cell table:style-name="Default" office:value-type="string" calcext:value-type="string">
            <text:p>Path to remote directory</text:p>
          </table:table-cell>
        </table:table-row>
        <table:table-row table:style-name="ro3">
          <table:table-cell table:style-name="ce21" office:value-type="string" calcext:value-type="string">
            <text:p>Folder </text:p>
          </table:table-cell>
          <table:table-cell table:style-name="Default" office:value-type="string" calcext:value-type="string">
            <text:p>Folder id</text:p>
          </table:table-cell>
        </table:table-row>
        <table:table-row table:style-name="ro3">
          <table:table-cell table:style-name="ce21" office:value-type="string" calcext:value-type="string">
            <text:p>File # id</text:p>
          </table:table-cell>
          <table:table-cell table:style-name="Default" office:value-type="string" calcext:value-type="string">
            <text:p>File number id</text:p>
          </table:table-cell>
        </table:table-row>
        <table:table-row table:style-name="ro3">
          <table:table-cell table:style-name="ce21" office:value-type="string" calcext:value-type="string">
            <text:p>File name </text:p>
          </table:table-cell>
          <table:table-cell table:style-name="Default" office:value-type="string" calcext:value-type="string">
            <text:p>File name</text:p>
          </table:table-cell>
        </table:table-row>
        <table:table-row table:style-name="ro3">
          <table:table-cell table:style-name="ce28" office:value-type="string" calcext:value-type="string">
            <text:p>File url link</text:p>
          </table:table-cell>
          <table:table-cell table:style-name="Default" office:value-type="string" calcext:value-type="string">
            <text:p>Hard-link to url</text:p>
          </table:table-cell>
        </table:table-row>
      </table:table>
      <table:named-expressions/>
      <table:database-ranges>
        <table:database-range table:name="__Anonymous_Sheet_DB__2" table:target-range-address="nestc_mi.A1:nestc_mi.M1048561">
          <table:sort>
            <table:sort-by table:field-number="6" table:data-type="automatic"/>
            <table:sort-by table:field-number="7" table:data-type="automatic"/>
          </table:sort>
        </table:database-range>
        <table:database-range table:name="__Anonymous_Sheet_DB__4" table:target-range-address="images.A1:images.F584">
          <table:sort>
            <table:sort-by table:field-number="3" table:data-type="automatic"/>
            <table:sort-by table:field-number="4" table:data-type="automatic"/>
          </table:sort>
        </table:database-range>
      </table:database-ranges>
      <table:data-pilot-tables>
        <table:data-pilot-table table:name="Pivot1" table:application-data="" table:target-range-address="nestc_mf.G122:nestc_mf.M122" table:buttons="">
          <table:source-cell-range table:cell-range-address="nestc_mf.G1:nestc_mf.K121"/>
          <table:data-pilot-field table:source-field-name="day_c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id_id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cf_ob1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cf_ob2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9">
      <number:day number:style="long"/>
    </number:date-style>
    <number:number-style style:name="N111P0" style:volatile="true">
      <number:text>$</number:text>
      <number:number number:decimal-places="0" number:min-integer-digits="1" number:grouping="true"/>
    </number:number-style>
    <number:number-style style:name="N111">
      <number:text>-$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style:text-properties fo:color="#ff0000"/>
      <number:text>-$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number:text>-$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style:text-properties fo:color="#ff0000"/>
      <number:text>-$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-$</number:text>
      <number:number number:decimal-places="2" number:min-integer-digits="1" number:grouping="true"/>
      <number:text> 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1" number:min-integer-digits="1"/>
    </number:number-style>
    <number:time-style style:name="N156">
      <number:minutes number:style="long"/>
      <number:seconds number:style="long"/>
    </number:time-style>
    <number:time-style style:name="N157">
      <number:hours number:style="long"/>
      <number:minutes number:style="long"/>
      <number:text>:</number:text>
      <number:seconds number:style="long"/>
    </number:time-style>
    <number:time-style style:name="N158">
      <number:hours number:style="long"/>
      <number:minutes number:style="long"/>
    </number:time-style>
    <number:percentage-style style:name="N159">
      <number:number number:decimal-places="1" number:min-integer-digits="1"/>
      <number:text>%</number:text>
    </number:percentage-style>
    <number:percentage-style style:name="N160">
      <number:number number:decimal-places="0" number:min-integer-digits="0"/>
      <number:text>%</number:text>
    </number:percentage-style>
    <number:number-style style:name="N161">
      <number:number number:decimal-places="11" number:min-integer-digits="1"/>
    </number:number-style>
    <number:number-style style:name="N162">
      <number:number number:decimal-places="10" number:min-integer-digits="1"/>
    </number:number-style>
    <number:number-style style:name="N163">
      <number:number number:decimal-places="9" number:min-integer-digits="1"/>
    </number:number-style>
    <number:number-style style:name="N164">
      <number:number number:decimal-places="8" number:min-integer-digits="1"/>
    </number:number-style>
    <number:number-style style:name="N165">
      <number:number number:decimal-places="7" number:min-integer-digits="1"/>
    </number:number-style>
    <number:number-style style:name="N166">
      <number:number number:decimal-places="6" number:min-integer-digits="1"/>
    </number:number-style>
    <number:number-style style:name="N167">
      <number:number number:decimal-places="5" number:min-integer-digits="1"/>
    </number:number-style>
    <number:number-style style:name="N168">
      <number:number number:decimal-places="4" number:min-integer-digits="1"/>
    </number:number-style>
    <number:number-style style:name="N169">
      <number:number number:decimal-places="2" number:min-integer-digits="0"/>
    </number:number-style>
    <number:currency-style style:name="N17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1P0"/>
    </number:currency-style>
    <number:date-style style:name="N172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date-style style:name="N1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75P0" style:volatile="true">
      <number:text/>
    </number:number-style>
    <number:number-style style:name="N175P1" style:volatile="true">
      <number:text/>
    </number:number-style>
    <number:number-style style:name="N175P2" style:volatile="true">
      <number:text/>
    </number:number-style>
    <number:text-style style:name="N175">
      <number:tex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77P0"/>
    </number:currency-style>
    <number:number-style style:name="N179P0" style:volatile="true">
      <number:number number:decimal-places="0" number:min-integer-digits="1" number:grouping="true"/>
      <number:text>   </number:text>
    </number:number-style>
    <number:number-style style:name="N179">
      <number:text>-</number:text>
      <number:number number:decimal-places="0" number:min-integer-digits="1" number:grouping="true"/>
      <number:text>   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  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  </number:text>
    </number:number-style>
    <number:number-style style:name="N182">
      <number:text>-</number:text>
      <number:number number:decimal-places="2" number:min-integer-digits="1" number:grouping="true"/>
      <number:text>   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  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83P0"/>
    </number:number-style>
    <number:number-style style:name="N184">
      <number:scientific-number number:decimal-places="1" number:min-integer-digits="1" number:min-exponent-digits="1"/>
    </number:number-style>
    <number:number-style style:name="N186P0" style:volatile="true">
      <number:number number:decimal-places="0" number:min-integer-digits="1" number:grouping="true"/>
      <number:text> €</number:text>
    </number:number-style>
    <number:number-style style:name="N186">
      <number:text>-</number:text>
      <number:number number:decimal-places="0" number:min-integer-digits="1" number:grouping="true"/>
      <number:text> €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€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7P0"/>
    </number:number-style>
    <number:number-style style:name="N188">
      <number:number number:decimal-places="2" number:min-integer-digits="1" number:grouping="true"/>
      <number:text> €</number:text>
    </number:number-style>
    <number:number-style style:name="N189P0" style:volatile="true">
      <number:number number:decimal-places="2" number:min-integer-digits="1" number:grouping="true"/>
      <number:text> €</number:text>
    </number:number-style>
    <number:number-style style:name="N189">
      <number:text>-</number:text>
      <number:number number:decimal-places="2" number:min-integer-digits="1" number:grouping="true"/>
      <number:text> €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€ </number:text>
    </number:number-style>
    <number:number-style style:name="N194P1" style:volatile="true">
      <number:text>-</number:text>
      <number:number number:decimal-places="0" number:min-integer-digits="1" number:grouping="true"/>
      <number:text> € </number:text>
    </number:number-style>
    <number:number-style style:name="N194P2" style:volatile="true">
      <number:text> - €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</number:text>
    </number:number-style>
    <number:number-style style:name="N198P1" style:volatile="true">
      <number:text>-</number:text>
      <number:number number:decimal-places="0" number:min-integer-digits="1" number:grouping="true"/>
      <number:text>    </number:text>
    </number:number-style>
    <number:number-style style:name="N198P2" style:volatile="true">
      <number:text> -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€ </number:text>
    </number:number-style>
    <number:number-style style:name="N202P1" style:volatile="true">
      <number:text>-</number:text>
      <number:number number:decimal-places="2" number:min-integer-digits="1" number:grouping="true"/>
      <number:text> € </number:text>
    </number:number-style>
    <number:number-style style:name="N202P2" style:volatile="true">
      <number:text> -</number:text>
      <number:number number:decimal-places="0" number:min-integer-digits="0"/>
      <number:text>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</number:text>
    </number:number-style>
    <number:number-style style:name="N206P1" style:volatile="true">
      <number:text>-</number:text>
      <number:number number:decimal-places="2" number:min-integer-digits="1" number:grouping="true"/>
      <number:text>    </number:text>
    </number:number-style>
    <number:number-style style:name="N206P2" style:volatile="true">
      <number:text> -</number:text>
      <number:number number: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0" number:min-integer-digits="6"/>
    </number:number-style>
    <number:number-style style:name="N208">
      <number:text>Edit Time</number:text>
    </number:number-style>
    <number:currency-style style:name="N210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210">
      <style:text-properties fo:color="#00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210P0"/>
    </number:currency-style>
    <number:currency-style style:name="N2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2">
      <style:text-properties fo:color="#00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2P0"/>
    </number:currency-style>
    <number:currency-style style:name="N214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214">
      <style:text-properties fo:color="#00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214P0"/>
    </number:currency-style>
    <number:currency-style style:name="N21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16">
      <style:text-properties fo:color="#00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16P0"/>
    </number:currency-style>
    <number:currency-style style:name="N2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18">
      <style:text-properties fo:color="#00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18P0"/>
    </number:currency-style>
    <number:currency-style style:name="N22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220">
      <style:text-properties fo:color="#00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220P0"/>
    </number:currency-style>
    <number:currency-style style:name="N22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21">
      <style:text-properties fo:color="#00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21P0"/>
    </number:currency-style>
    <number:number-style style:name="N222P0" style:volatile="true">
      <number:number number:decimal-places="0" number:min-integer-digits="1" number:grouping="true"/>
      <number:text> </number:text>
    </number:number-style>
    <number:number-style style:name="N222">
      <number:text>-</number:text>
      <number:number number:decimal-places="0" number:min-integer-digits="1" number:grouping="true"/>
      <number:text> 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</number:text>
    </number:number-style>
    <number:number-style style:name="N224">
      <number:text>-</number:text>
      <number:number number:decimal-places="2" number:min-integer-digits="1" number:grouping="true"/>
      <number:text> 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225P0"/>
    </number:number-style>
    <number:number-style style:name="N227P0" style:volatile="true">
      <number:number number:decimal-places="0" number:min-integer-digits="1" number:grouping="true"/>
      <number:text> DM</number:text>
    </number:number-style>
    <number:number-style style:name="N227">
      <number:text>-</number:text>
      <number:number number:decimal-places="0" number:min-integer-digits="1" number:grouping="true"/>
      <number:text> DM</number:text>
      <style:map style:condition="value()&gt;=0" style:apply-style-name="N227P0"/>
    </number:number-style>
    <number:number-style style:name="N228P0" style:volatile="true">
      <number:number number:decimal-places="0" number:min-integer-digits="1" number:grouping="true"/>
      <number:text> DM</number:text>
    </number:number-style>
    <number:number-style style:name="N228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228P0"/>
    </number:number-style>
    <number:number-style style:name="N230P0" style:volatile="true">
      <number:number number:decimal-places="2" number:min-integer-digits="1" number:grouping="true"/>
      <number:text> DM</number:text>
    </number:number-style>
    <number:number-style style:name="N230">
      <number:text>-</number:text>
      <number:number number:decimal-places="2" number:min-integer-digits="1" number:grouping="true"/>
      <number:text> DM</number:text>
      <style:map style:condition="value()&gt;=0" style:apply-style-name="N230P0"/>
    </number:number-style>
    <number:number-style style:name="N231P0" style:volatile="true">
      <number:number number:decimal-places="2" number:min-integer-digits="1" number:grouping="true"/>
      <number:text> DM</number:text>
    </number:number-style>
    <number:number-style style:name="N231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231P0"/>
    </number:number-style>
    <number:number-style style:name="N233P0" style:volatile="true">
      <number:number number:decimal-places="0" number:min-integer-digits="1" number:grouping="true"/>
      <number:text> DM</number:text>
    </number:number-style>
    <number:number-style style:name="N233P1" style:volatile="true">
      <number:text>-</number:text>
      <number:number number:decimal-places="0" number:min-integer-digits="1" number:grouping="true"/>
      <number:text> DM</number:text>
    </number:number-style>
    <number:number-style style:name="N233">
      <number:text>- DM</number:text>
      <style:map style:condition="value()&gt;0" style:apply-style-name="N233P0"/>
      <style:map style:condition="value()&lt;0" style:apply-style-name="N233P1"/>
    </number:number-style>
    <number:number-style style:name="N234P0" style:volatile="true">
      <number:number number:decimal-places="0" number:min-integer-digits="1" number:grouping="true"/>
      <number:text> </number:text>
    </number:number-style>
    <number:number-style style:name="N234P1" style:volatile="true">
      <number:text>-</number:text>
      <number:number number:decimal-places="0" number:min-integer-digits="1" number:grouping="true"/>
      <number:text> </number:text>
    </number:number-style>
    <number:number-style style:name="N234">
      <number:text>- 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number number:decimal-places="2" number:min-integer-digits="1" number:grouping="true"/>
      <number:text> DM</number:text>
    </number:number-style>
    <number:number-style style:name="N236P1" style:volatile="true">
      <number:text>-</number:text>
      <number:number number:decimal-places="2" number:min-integer-digits="1" number:grouping="true"/>
      <number:text> DM</number:text>
    </number:number-style>
    <number:number-style style:name="N236">
      <number:text>-</number:text>
      <number:number number:decimal-places="0" number:min-integer-digits="0"/>
      <number:text> DM</number:text>
      <style:map style:condition="value()&gt;0" style:apply-style-name="N236P0"/>
      <style:map style:condition="value()&lt;0" style:apply-style-name="N236P1"/>
    </number:number-style>
    <number:number-style style:name="N237P0" style:volatile="true">
      <number:number number:decimal-places="2" number:min-integer-digits="1" number:grouping="true"/>
      <number:text> </number:text>
    </number:number-style>
    <number:number-style style:name="N237P1" style:volatile="true">
      <number:text>-</number:text>
      <number:number number:decimal-places="2" number:min-integer-digits="1" number:grouping="true"/>
      <number:text> </number:text>
    </number:number-style>
    <number:number-style style:name="N237">
      <number:text>-</number:text>
      <number:number number:decimal-places="0" number:min-integer-digits="0"/>
      <number:text> </number:text>
      <style:map style:condition="value()&gt;0" style:apply-style-name="N237P0"/>
      <style:map style:condition="value()&lt;0" style:apply-style-name="N237P1"/>
    </number:number-style>
    <number:date-style style:name="N238">
      <number:year/>
      <number:text>-</number:text>
      <number:month number:style="long"/>
    </number:date-style>
    <number:currency-style style:name="N239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239"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239P0"/>
    </number:currency-style>
    <number:currency-style style:name="N24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240"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240P0"/>
    </number:currency-style>
    <number:currency-style style:name="N24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41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41P0"/>
    </number:currency-style>
    <number:number-style style:name="N242P0" style:volatile="true">
      <number:number number:decimal-places="0" number:min-integer-digits="1" number:grouping="true"/>
      <number:text> </number:text>
    </number:number-style>
    <number:number-style style:name="N242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42P0"/>
    </number:number-style>
    <number:number-style style:name="N243P0" style:volatile="true">
      <number:number number:decimal-places="2" number:min-integer-digits="1" number:grouping="true"/>
      <number:text> </number:text>
    </number:number-style>
    <number:number-style style:name="N24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243P0"/>
    </number:number-style>
    <number:number-style style:name="N244P0" style:volatile="true">
      <number:number number:decimal-places="0" number:min-integer-digits="1" number:grouping="true"/>
      <number:text> DM</number:text>
    </number:number-style>
    <number:number-style style:name="N244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44P0"/>
    </number:number-style>
    <number:number-style style:name="N245P0" style:volatile="true">
      <number:number number:decimal-places="2" number:min-integer-digits="1" number:grouping="true"/>
      <number:text> DM</number:text>
    </number:number-style>
    <number:number-style style:name="N245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45P0"/>
    </number:number-style>
    <number:date-style style:name="N246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248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248"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248P0"/>
    </number:currency-style>
    <number:currency-style style:name="N250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250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250P0"/>
    </number:currency-style>
    <number:currency-style style:name="N251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251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251P0"/>
    </number:currency-style>
    <number:currency-style style:name="N252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252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252P0"/>
    </number:currency-style>
    <number:currency-style style:name="N254P0" style:volatile="true">
      <number:currency-symbol number:language="en" number:country="AU">$</number:currency-symbol>
      <number:number number:decimal-places="2" number:min-integer-digits="1" number:decimal-replacement="--" number:grouping="true"/>
    </number:currency-style>
    <number:currency-style style:name="N254">
      <style:text-properties fo:color="#ff0000"/>
      <number:text>-</number:text>
      <number:currency-symbol number:language="en" number:country="AU">$</number:currency-symbol>
      <number:number number:decimal-places="2" number:min-integer-digits="1" number:decimal-replacement="--" number:grouping="true"/>
      <style:map style:condition="value()&gt;=0" style:apply-style-name="N254P0"/>
    </number:currency-style>
    <number:currency-style style:name="N256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56"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56P0"/>
    </number:currency-style>
    <number:currency-style style:name="N258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58"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58P0"/>
    </number:currency-style>
    <number:currency-style style:name="N259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59">
      <style:text-properties fo:color="#ff0000"/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59P0"/>
    </number:currency-style>
    <number:currency-style style:name="N260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60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60P0"/>
    </number:currency-style>
    <number:currency-style style:name="N262P0" style:volatile="true">
      <number:currency-symbol number:language="ms" number:country="MY">RM</number:currency-symbol>
      <number:number number:decimal-places="2" number:min-integer-digits="1" number:decimal-replacement="--" number:grouping="true"/>
    </number:currency-style>
    <number:currency-style style:name="N262">
      <style:text-properties fo:color="#ff0000"/>
      <number:text>-</number:text>
      <number:currency-symbol number:language="ms" number:country="MY">RM</number:currency-symbol>
      <number:number number:decimal-places="2" number:min-integer-digits="1" number:decimal-replacement="--" number:grouping="true"/>
      <style:map style:condition="value()&gt;=0" style:apply-style-name="N262P0"/>
    </number:currency-style>
    <number:number-style style:name="N263">
      <number:number number:decimal-places="0" number:min-integer-digits="0"/>
    </number:number-style>
    <number:currency-style style:name="N265P0" style:volatile="true">
      <number:currency-symbol number:language="en" number:country="NZ">$</number:currency-symbol>
      <number:number number:decimal-places="1" number:min-integer-digits="1" number:grouping="true"/>
    </number:currency-style>
    <number:currency-style style:name="N265">
      <style:text-properties fo:color="#ff0000"/>
      <number:text>-</number:text>
      <number:currency-symbol number:language="en" number:country="NZ">$</number:currency-symbol>
      <number:number number:decimal-places="1" number:min-integer-digits="1" number:grouping="true"/>
      <style:map style:condition="value()&gt;=0" style:apply-style-name="N265P0"/>
    </number:currency-style>
    <number:currency-style style:name="N267P0" style:volatile="true">
      <number:currency-symbol number:language="en" number:country="NZ">$</number:currency-symbol>
      <number:number number:decimal-places="7" number:min-integer-digits="1" number:grouping="true"/>
    </number:currency-style>
    <number:currency-style style:name="N267">
      <style:text-properties fo:color="#ff0000"/>
      <number:text>-</number:text>
      <number:currency-symbol number:language="en" number:country="NZ">$</number:currency-symbol>
      <number:number number:decimal-places="7" number:min-integer-digits="1" number:grouping="true"/>
      <style:map style:condition="value()&gt;=0" style:apply-style-name="N267P0"/>
    </number:currency-style>
    <number:number-style style:name="N269P0" style:volatile="true">
      <number:text>Yes</number:text>
    </number:number-style>
    <number:number-style style:name="N269P1" style:volatile="true">
      <number:text>Yes</number:text>
    </number:number-style>
    <number:number-style style:name="N269">
      <number:text>No</number:text>
      <style:map style:condition="value()&gt;0" style:apply-style-name="N269P0"/>
      <style:map style:condition="value()&lt;0" style:apply-style-name="N269P1"/>
    </number:number-style>
    <number:number-style style:name="N271P0" style:volatile="true">
      <number:text>True</number:text>
    </number:number-style>
    <number:number-style style:name="N271P1" style:volatile="true">
      <number:text>True</number:text>
    </number:number-style>
    <number:number-style style:name="N271">
      <number:text>False</number:text>
      <style:map style:condition="value()&gt;0" style:apply-style-name="N271P0"/>
      <style:map style:condition="value()&lt;0" style:apply-style-name="N271P1"/>
    </number:number-style>
    <number:number-style style:name="N273P0" style:volatile="true">
      <number:text>On</number:text>
    </number:number-style>
    <number:number-style style:name="N273P1" style:volatile="true">
      <number:text>On</number:text>
    </number:number-style>
    <number:number-style style:name="N273">
      <number:text>Off</number:text>
      <style:map style:condition="value()&gt;0" style:apply-style-name="N273P0"/>
      <style:map style:condition="value()&lt;0" style:apply-style-name="N273P1"/>
    </number:number-style>
    <number:currency-style style:name="N27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7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75P0"/>
    </number:currency-style>
    <number:date-style style:name="N276">
      <number:year/>
      <number:text> </number:text>
      <number:month number:style="long"/>
      <number:text> </number:text>
      <number:day number:style="long"/>
    </number:date-style>
    <number:date-style style:name="N277">
      <number:year number:style="long"/>
      <number:text>/</number:text>
      <number:month number:style="long"/>
      <number:text>/</number:text>
      <number:day number:style="long"/>
    </number:date-style>
    <number:number-style style:name="N278">
      <number:number number:decimal-places="2" number:min-integer-digits="2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date-style style:name="N10108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20107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0107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0107P0"/>
    </number:currency-style>
    <number:date-style style:name="N30120" number:language="en" number:country="US">
      <number:month/>
      <number:text>/</number:text>
      <number:day/>
      <number:text>/</number:text>
      <number:year number:style="long"/>
    </number:date-style>
    <number:date-style style:name="N30121" number:language="en" number:country="US">
      <number:day/>
      <number:text>-</number:text>
      <number:month number:textual="true"/>
      <number:text>-</number:text>
      <number:year/>
    </number:date-style>
    <number:date-style style:name="N30122" number:language="en" number:country="US">
      <number:day/>
      <number:text>-</number:text>
      <number:month number:textual="true"/>
    </number:date-style>
    <number:date-style style:name="N30123" number:language="en" number:country="US">
      <number:month number:textual="true"/>
      <number:text>-</number:text>
      <number:year/>
    </number:date-style>
    <number:time-style style:name="N30124" number:language="en" number:country="US">
      <number:hours/>
      <number:text>:</number:text>
      <number:minutes number:style="long"/>
      <number:text> </number:text>
      <number:am-pm/>
    </number:time-style>
    <number:time-style style:name="N3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26" number:language="en" number:country="US">
      <number:hours/>
      <number:text>:</number:text>
      <number:minutes number:style="long"/>
    </number:time-style>
    <number:time-style style:name="N3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3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30130P0" style:volatile="true" number:language="en" number:country="US">
      <number:number number:decimal-places="0" number:min-integer-digits="1" number:grouping="true"/>
      <number:text> </number:text>
    </number:number-style>
    <number:number-style style:name="N3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30130P0"/>
    </number:number-style>
    <number:number-style style:name="N30131P0" style:volatile="true" number:language="en" number:country="US">
      <number:number number:decimal-places="0" number:min-integer-digits="1" number:grouping="true"/>
      <number:text> </number:text>
    </number:number-style>
    <number:number-style style:name="N3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30131P0"/>
    </number:number-style>
    <number:number-style style:name="N30133P0" style:volatile="true" number:language="en" number:country="US">
      <number:number number:decimal-places="2" number:min-integer-digits="1" number:grouping="true"/>
      <number:text> </number:text>
    </number:number-style>
    <number:number-style style:name="N3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30133P0"/>
    </number:number-style>
    <number:number-style style:name="N30134P0" style:volatile="true" number:language="en" number:country="US">
      <number:number number:decimal-places="2" number:min-integer-digits="1" number:grouping="true"/>
      <number:text> </number:text>
    </number:number-style>
    <number:number-style style:name="N3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30134P0"/>
    </number:number-style>
    <number:currency-style style:name="N3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3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30136P0"/>
    </number:currency-style>
    <number:currency-style style:name="N3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3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30137P0"/>
    </number:currency-style>
    <number:currency-style style:name="N3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3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30139P0"/>
    </number:currency-style>
    <number:currency-style style:name="N3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3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30140P0"/>
    </number:currency-style>
    <number:date-style style:name="N4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40109" number:language="en" number:country="NZ">
      <number:day/>
      <number:text>-</number:text>
      <number:month number:textual="true"/>
      <number:text>-</number:text>
      <number:year/>
    </number:date-style>
    <number:date-style style:name="N40110" number:language="en" number:country="NZ">
      <number:day/>
      <number:text>-</number:text>
      <number:month number:textual="true"/>
    </number:date-style>
    <number:date-style style:name="N40111" number:language="en" number:country="NZ">
      <number:month number:textual="true"/>
      <number:text>-</number:text>
      <number:year/>
    </number:date-style>
    <number:time-style style:name="N40112" number:language="en" number:country="NZ">
      <number:hours/>
      <number:text>:</number:text>
      <number:minutes number:style="long"/>
      <number:text> </number:text>
      <number:am-pm/>
    </number:time-style>
    <number:time-style style:name="N4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14" number:language="en" number:country="NZ">
      <number:hours/>
      <number:text>:</number:text>
      <number:minutes number:style="long"/>
    </number:time-style>
    <number:time-style style:name="N4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4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50110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60109" number:language="ja" number:country="JP">
      <number:day/>
      <number:text>/</number:text>
      <number:month/>
      <number:text>/</number:text>
      <number:year/>
    </number:date-style>
    <number:date-style style:name="N6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6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60112" number:language="ja" number:country="JP">
      <number:month/>
      <number:text>月</number:text>
      <number:day/>
      <number:text>日</number:text>
    </number:date-style>
    <number:date-style style:name="N6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6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11:35:02.799632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5:00:29</meta:creation-date>
    <meta:editing-duration>PT2H20M58S</meta:editing-duration>
    <meta:editing-cycles>21</meta:editing-cycles>
    <meta:generator>LibreOffice/4.2.6.3$Linux_X86_64 LibreOffice_project/420m0$Build-3</meta:generator>
    <dc:description>collec_recid	&lt;auto&gt;  database record id
site &lt;enter single id letter P,M or T)
year &lt;YY&gt;
month &lt;MM&gt;
day &lt;DD&gt;
date_iso	 &lt;auto&gt;
time_iso	 &lt;auto&gt;
day_c	&lt;auto = collec_recid&gt;
site_id	 &lt;auto&gt;
obs_c	&lt;#observers in study&gt;
rep_ncf	&lt;#replica nest counts per grid taken in the feild&gt;
rep_nci	&lt;#replica nest counts per grid  using image data&gt;
img_c &lt;#number of complete image collections&gt;
</dc:description>
    <dc:date>2014-10-14T12:23:51.017962411</dc:date>
    <meta:document-statistic meta:table-count="6" meta:cell-count="14949" meta:object-count="0"/>
  </office:meta>
</office:document-meta>
</file>